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Palatino Linotype" svg:font-family="'Palatino Linotype', 'Book Antiqua', Palatino, serif"/>
    <style:font-face style:name="Calibri" svg:font-family="Calibri, Calibri"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Advanced Pixel-7" svg:font-family="'Advanced Pixel-7'" style:font-pitch="variable"/>
    <style:font-face style:name="ArcadeClassic" svg:font-family="ArcadeClassic" style:font-pitch="variable"/>
    <style:font-face style:name="Earth Orbiter" svg:font-family="'Earth Orbiter'" style:font-pitch="variable"/>
    <style:font-face style:name="Open Sans2" svg:font-family="'Open Sans'" style:font-pitch="variable"/>
    <style:font-face style:name="ArcadeClassic2" svg:font-family="ArcadeClassic" style:font-family-generic="roman" style:font-pitch="variable"/>
    <style:font-face style:name="Calibri1" svg:font-family="Calibri" style:font-family-generic="roman" style:font-pitch="variable"/>
    <style:font-face style:name="Open Sans1" svg:font-family="'Open Sans'" style:font-family-generic="roman" style:font-pitch="variable"/>
    <style:font-face style:name="Palatino Linotype1" svg:font-family="'Palatino Linotype', 'Book Antiqua', Palatino, serif" style:font-family-generic="roman" style:font-pitch="variable"/>
    <style:font-face style:name="Times New Roman" svg:font-family="'Times New Roman'" style:font-family-generic="roman" style:font-pitch="variable"/>
    <style:font-face style:name="ArcadeClassic1" svg:font-family="ArcadeClassic" style:font-family-generic="swiss" style:font-pitch="variable"/>
    <style:font-face style:name="Arial" svg:font-family="Arial" style:font-family-generic="swiss" style:font-pitch="variable"/>
    <style:font-face style:name="Calibri2" svg:font-family="Calibri"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2.09cm" fo:margin-left="0.032cm" table:align="left" fo:background-color="transparent">
        <style:background-image/>
      </style:table-properties>
    </style:style>
    <style:style style:name="Tableau1.A" style:family="table-column">
      <style:table-column-properties style:column-width="3.198cm"/>
    </style:style>
    <style:style style:name="Tableau1.B" style:family="table-column">
      <style:table-column-properties style:column-width="2.09cm"/>
    </style:style>
    <style:style style:name="Tableau1.C" style:family="table-column">
      <style:table-column-properties style:column-width="2.011cm"/>
    </style:style>
    <style:style style:name="Tableau1.D" style:family="table-column">
      <style:table-column-properties style:column-width="2.91cm"/>
    </style:style>
    <style:style style:name="Tableau1.E" style:family="table-column">
      <style:table-column-properties style:column-width="1.88cm"/>
    </style:style>
    <style:style style:name="Tableau1.1" style:family="table-row">
      <style:table-row-properties fo:background-color="transparent">
        <style:background-image/>
      </style:table-row-properties>
    </style:style>
    <style:style style:name="Tableau1.A1" style:family="table-cell">
      <style:table-cell-properties style:vertical-align="middle" fo:background-color="#eeeeee" fo:padding="0cm" fo:border-left="0.05pt solid #000000" fo:border-right="none" fo:border-top="0.05pt solid #000000" fo:border-bottom="0.05pt solid #000000">
        <style:background-image/>
      </style:table-cell-properties>
    </style:style>
    <style:style style:name="Tableau1.E1" style:family="table-cell">
      <style:table-cell-properties style:vertical-align="middle" fo:background-color="#eeeeee" fo:padding="0cm" fo:border="0.05pt solid #000000">
        <style:background-image/>
      </style:table-cell-properties>
    </style:style>
    <style:style style:name="Tableau1.A2" style:family="table-cell">
      <style:table-cell-properties style:vertical-align="middle" fo:padding="0cm" fo:border-left="0.05pt solid #000000" fo:border-right="none" fo:border-top="none" fo:border-bottom="0.05pt solid #000000"/>
    </style:style>
    <style:style style:name="Tableau1.B2" style:family="table-cell">
      <style:table-cell-properties style:vertical-align="middle" fo:padding="0cm" fo:border-left="0.05pt solid #000000" fo:border-right="none" fo:border-top="none" fo:border-bottom="0.05pt solid #000000"/>
    </style:style>
    <style:style style:name="Tableau1.C2" style:family="table-cell">
      <style:table-cell-properties style:vertical-align="middle" fo:padding="0cm" fo:border-left="0.05pt solid #000000" fo:border-right="none" fo:border-top="none" fo:border-bottom="0.05pt solid #000000"/>
    </style:style>
    <style:style style:name="Tableau1.D2" style:family="table-cell">
      <style:table-cell-properties style:vertical-align="middle" fo:padding="0cm" fo:border-left="0.05pt solid #000000" fo:border-right="none" fo:border-top="none" fo:border-bottom="0.05pt solid #000000"/>
    </style:style>
    <style:style style:name="Tableau1.E2" style:family="table-cell">
      <style:table-cell-properties style:vertical-align="middle" fo:padding="0cm" fo:border-left="0.05pt solid #000000" fo:border-right="0.05pt solid #000000" fo:border-top="none" fo:border-bottom="0.05pt solid #000000"/>
    </style:style>
    <style:style style:name="Tableau1.A3" style:family="table-cell">
      <style:table-cell-properties style:vertical-align="middle" fo:padding="0cm" fo:border-left="0.05pt solid #000000" fo:border-right="none" fo:border-top="none" fo:border-bottom="0.05pt solid #000000"/>
    </style:style>
    <style:style style:name="Tableau1.B3" style:family="table-cell">
      <style:table-cell-properties style:vertical-align="middle" fo:padding="0cm" fo:border-left="0.05pt solid #000000" fo:border-right="none" fo:border-top="none" fo:border-bottom="0.05pt solid #000000"/>
    </style:style>
    <style:style style:name="Tableau1.C3" style:family="table-cell">
      <style:table-cell-properties style:vertical-align="middle" fo:padding="0cm" fo:border-left="0.05pt solid #000000" fo:border-right="none" fo:border-top="none" fo:border-bottom="0.05pt solid #000000"/>
    </style:style>
    <style:style style:name="Tableau1.D3" style:family="table-cell">
      <style:table-cell-properties style:vertical-align="middle" fo:padding="0cm" fo:border-left="0.05pt solid #000000" fo:border-right="none" fo:border-top="none" fo:border-bottom="0.05pt solid #000000"/>
    </style:style>
    <style:style style:name="Tableau1.E3" style:family="table-cell">
      <style:table-cell-properties style:vertical-align="middle" fo:padding="0cm" fo:border-left="0.05pt solid #000000" fo:border-right="0.05pt solid #000000" fo:border-top="none" fo:border-bottom="0.05pt solid #000000"/>
    </style:style>
    <style:style style:name="Tableau1.A4" style:family="table-cell">
      <style:table-cell-properties style:vertical-align="middle" fo:padding="0cm" fo:border-left="0.05pt solid #000000" fo:border-right="none" fo:border-top="none" fo:border-bottom="0.05pt solid #000000"/>
    </style:style>
    <style:style style:name="Tableau1.B4" style:family="table-cell">
      <style:table-cell-properties style:vertical-align="middle" fo:padding="0cm" fo:border-left="0.05pt solid #000000" fo:border-right="none" fo:border-top="none" fo:border-bottom="0.05pt solid #000000"/>
    </style:style>
    <style:style style:name="Tableau1.C4" style:family="table-cell">
      <style:table-cell-properties style:vertical-align="middle" fo:padding="0cm" fo:border-left="0.05pt solid #000000" fo:border-right="none" fo:border-top="none" fo:border-bottom="0.05pt solid #000000"/>
    </style:style>
    <style:style style:name="Tableau1.D4" style:family="table-cell">
      <style:table-cell-properties style:vertical-align="middle" fo:padding="0cm" fo:border-left="0.05pt solid #000000" fo:border-right="none" fo:border-top="none" fo:border-bottom="0.05pt solid #000000"/>
    </style:style>
    <style:style style:name="Tableau1.E4" style:family="table-cell">
      <style:table-cell-properties style:vertical-align="middle" fo:padding="0cm" fo:border-left="0.05pt solid #000000" fo:border-right="0.05pt solid #000000" fo:border-top="none" fo:border-bottom="0.05pt solid #000000"/>
    </style:style>
    <style:style style:name="Tableau1.A5" style:family="table-cell">
      <style:table-cell-properties style:vertical-align="middle" fo:padding="0cm" fo:border-left="0.05pt solid #000000" fo:border-right="none" fo:border-top="none" fo:border-bottom="0.05pt solid #000000"/>
    </style:style>
    <style:style style:name="Tableau1.B5" style:family="table-cell">
      <style:table-cell-properties style:vertical-align="middle" fo:padding="0cm" fo:border-left="0.05pt solid #000000" fo:border-right="none" fo:border-top="none" fo:border-bottom="0.05pt solid #000000"/>
    </style:style>
    <style:style style:name="Tableau1.C5" style:family="table-cell">
      <style:table-cell-properties style:vertical-align="middle" fo:padding="0cm" fo:border-left="0.05pt solid #000000" fo:border-right="none" fo:border-top="none" fo:border-bottom="0.05pt solid #000000"/>
    </style:style>
    <style:style style:name="Tableau1.D5" style:family="table-cell">
      <style:table-cell-properties style:vertical-align="middle" fo:padding="0cm" fo:border-left="0.05pt solid #000000" fo:border-right="none" fo:border-top="none" fo:border-bottom="0.05pt solid #000000"/>
    </style:style>
    <style:style style:name="Tableau1.E5" style:family="table-cell">
      <style:table-cell-properties style:vertical-align="middle" fo:padding="0cm" fo:border-left="0.05pt solid #000000" fo:border-right="0.05pt solid #000000" fo:border-top="none" fo:border-bottom="0.05pt solid #000000"/>
    </style:style>
    <style:style style:name="Tableau1.A6" style:family="table-cell">
      <style:table-cell-properties style:vertical-align="middle" fo:padding="0cm" fo:border-left="0.05pt solid #000000" fo:border-right="none" fo:border-top="none" fo:border-bottom="0.05pt solid #000000"/>
    </style:style>
    <style:style style:name="Tableau1.B6" style:family="table-cell">
      <style:table-cell-properties style:vertical-align="middle" fo:padding="0cm" fo:border-left="0.05pt solid #000000" fo:border-right="none" fo:border-top="none" fo:border-bottom="0.05pt solid #000000"/>
    </style:style>
    <style:style style:name="Tableau1.C6" style:family="table-cell">
      <style:table-cell-properties style:vertical-align="middle" fo:padding="0cm" fo:border-left="0.05pt solid #000000" fo:border-right="none" fo:border-top="none" fo:border-bottom="0.05pt solid #000000"/>
    </style:style>
    <style:style style:name="Tableau1.D6" style:family="table-cell">
      <style:table-cell-properties style:vertical-align="middle" fo:padding="0cm" fo:border-left="0.05pt solid #000000" fo:border-right="none" fo:border-top="none" fo:border-bottom="0.05pt solid #000000"/>
    </style:style>
    <style:style style:name="Tableau1.E6" style:family="table-cell">
      <style:table-cell-properties style:vertical-align="middle" fo:padding="0cm" fo:border-left="0.05pt solid #000000" fo:border-right="0.05pt solid #000000" fo:border-top="none" fo:border-bottom="0.05pt solid #000000"/>
    </style:style>
    <style:style style:name="P1" style:family="paragraph" style:parent-style-name="Standard" style:master-page-name="">
      <style:paragraph-properties style:line-height-at-least="0cm" fo:text-align="justify" style:justify-single-word="false" style:page-number="auto" style:shadow="none">
        <style:tab-stops/>
      </style:paragraph-properties>
      <style:text-properties officeooo:paragraph-rsid="00ade1d3"/>
    </style:style>
    <style:style style:name="P2" style:family="paragraph" style:parent-style-name="Footer">
      <style:text-properties style:font-name="ArcadeClassic" fo:font-size="14pt" fo:language="en" fo:country="GB" style:font-size-asian="14pt" style:font-size-complex="14pt"/>
    </style:style>
    <style:style style:name="P3" style:family="paragraph" style:parent-style-name="Footer">
      <style:paragraph-properties fo:text-align="end" style:justify-single-word="false"/>
      <style:text-properties style:font-name="ArcadeClassic" fo:font-size="14pt" fo:language="en" fo:country="GB" style:font-size-asian="14pt" style:font-size-complex="14pt"/>
    </style:style>
    <style:style style:name="P4" style:family="paragraph" style:parent-style-name="Footer">
      <style:paragraph-properties fo:text-align="start" style:justify-single-word="false"/>
      <style:text-properties style:font-name="ArcadeClassic" fo:font-size="14pt" fo:language="en" fo:country="GB" style:font-size-asian="14pt" style:font-size-complex="14pt"/>
    </style:style>
    <style:style style:name="P5" style:family="paragraph" style:parent-style-name="Footer">
      <style:paragraph-properties fo:text-align="start" style:justify-single-word="false"/>
      <style:text-properties style:font-name="ArcadeClassic" fo:font-size="14pt" fo:language="en" fo:country="GB" officeooo:paragraph-rsid="00ac7436" style:font-size-asian="14pt" style:font-size-complex="14pt"/>
    </style:style>
    <style:style style:name="P6" style:family="paragraph" style:parent-style-name="Footer">
      <style:paragraph-properties>
        <style:tab-stops>
          <style:tab-stop style:position="1.032cm"/>
          <style:tab-stop style:position="6.151cm" style:type="center"/>
          <style:tab-stop style:position="12.301cm" style:type="right"/>
        </style:tab-stops>
      </style:paragraph-properties>
      <style:text-properties style:font-name="ArcadeClassic" fo:font-size="14pt" fo:language="en" fo:country="GB" style:font-size-asian="14pt" style:font-size-complex="14pt"/>
    </style:style>
    <style:style style:name="P7" style:family="paragraph" style:parent-style-name="Footer">
      <style:paragraph-properties fo:text-align="center" style:justify-single-word="false"/>
      <style:text-properties style:font-name="ArcadeClassic" fo:font-size="14pt" fo:language="en" fo:country="GB" style:font-size-asian="14pt" style:font-size-complex="14pt"/>
    </style:style>
    <style:style style:name="P8" style:family="paragraph" style:parent-style-name="Footer">
      <style:text-properties fo:language="en" fo:country="GB"/>
    </style:style>
    <style:style style:name="P9" style:family="paragraph" style:parent-style-name="Footer">
      <style:paragraph-properties fo:text-align="end" style:justify-single-word="false"/>
      <style:text-properties fo:language="en" fo:country="GB"/>
    </style:style>
    <style:style style:name="P10" style:family="paragraph" style:parent-style-name="Footer">
      <style:paragraph-properties fo:text-align="end" style:justify-single-word="false"/>
      <style:text-properties officeooo:rsid="00f2b41c" officeooo:paragraph-rsid="00f2b41c"/>
    </style:style>
    <style:style style:name="P11" style:family="paragraph" style:parent-style-name="Header">
      <style:paragraph-properties fo:text-align="center" style:justify-single-word="false"/>
      <style:text-properties fo:language="en" fo:country="GB"/>
    </style:style>
    <style:style style:name="P1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26c3127" officeooo:paragraph-rsid="026c3127" style:font-name-asian="Calibri" style:font-size-asian="14pt" style:font-weight-asian="normal" style:font-name-complex="Calibri" style:font-size-complex="14pt" style:font-weight-complex="normal"/>
    </style:style>
    <style:style style:name="P13" style:family="paragraph" style:parent-style-name="Default">
      <style:paragraph-properties fo:text-align="end"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26c3127" officeooo:paragraph-rsid="026c3127" style:font-name-asian="Calibri" style:font-size-asian="14pt" style:font-weight-asian="normal" style:font-name-complex="Calibri" style:font-size-complex="14pt" style:font-weight-complex="normal"/>
    </style:style>
    <style:style style:name="P14"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style:font-name-asian="Calibri" style:font-size-asian="14pt" style:font-weight-asian="normal" style:font-name-complex="Calibri" style:font-size-complex="14pt" style:font-weight-complex="normal"/>
    </style:style>
    <style:style style:name="P15"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0659768" style:font-name-asian="Calibri" style:font-size-asian="14pt" style:font-weight-asian="normal" style:font-name-complex="Calibri" style:font-size-complex="14pt" style:font-weight-complex="normal"/>
    </style:style>
    <style:style style:name="P16"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0a85ce2" style:font-name-asian="Calibri" style:font-size-asian="14pt" style:font-weight-asian="normal" style:font-name-complex="Calibri" style:font-size-complex="14pt" style:font-weight-complex="normal"/>
    </style:style>
    <style:style style:name="P17"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0d6281c" style:font-name-asian="Calibri" style:font-size-asian="14pt" style:font-weight-asian="normal" style:font-name-complex="Calibri" style:font-size-complex="14pt" style:font-weight-complex="normal"/>
    </style:style>
    <style:style style:name="P18"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10a20d1" style:font-name-asian="Calibri" style:font-size-asian="14pt" style:font-weight-asian="normal" style:font-name-complex="Calibri" style:font-size-complex="14pt" style:font-weight-complex="normal"/>
    </style:style>
    <style:style style:name="P19"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141650f" style:font-name-asian="Calibri" style:font-size-asian="14pt" style:font-weight-asian="normal" style:font-name-complex="Calibri" style:font-size-complex="14pt" style:font-weight-complex="normal"/>
    </style:style>
    <style:style style:name="P20"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1b2eb06" style:font-name-asian="Calibri" style:font-size-asian="14pt" style:font-weight-asian="normal" style:font-name-complex="Calibri" style:font-size-complex="14pt" style:font-weight-complex="normal"/>
    </style:style>
    <style:style style:name="P21"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45ac1c" officeooo:paragraph-rsid="0045ac1c" style:font-name-asian="Calibri" style:font-size-asian="14pt" style:font-weight-asian="normal" style:font-name-complex="Calibri" style:font-size-complex="14pt" style:font-weight-complex="normal"/>
    </style:style>
    <style:style style:name="P2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4fa08d" officeooo:paragraph-rsid="004fa08d" style:font-name-asian="Calibri" style:font-size-asian="14pt" style:font-weight-asian="normal" style:font-name-complex="Calibri" style:font-size-complex="14pt" style:font-weight-complex="normal"/>
    </style:style>
    <style:style style:name="P2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54e5a9" officeooo:paragraph-rsid="0054e5a9" style:font-name-asian="Calibri" style:font-size-asian="14pt" style:font-weight-asian="normal" style:font-name-complex="Calibri" style:font-size-complex="14pt" style:font-weight-complex="normal"/>
    </style:style>
    <style:style style:name="P24"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08887" officeooo:paragraph-rsid="00608887" style:font-name-asian="Calibri" style:font-size-asian="14pt" style:font-weight-asian="normal" style:font-name-complex="Calibri" style:font-size-complex="14pt" style:font-weight-complex="normal"/>
    </style:style>
    <style:style style:name="P25"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316fc" officeooo:paragraph-rsid="006316fc" style:font-name-asian="Calibri" style:font-size-asian="14pt" style:font-weight-asian="normal" style:font-name-complex="Calibri" style:font-size-complex="14pt" style:font-weight-complex="normal"/>
    </style:style>
    <style:style style:name="P26"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48b9d" officeooo:paragraph-rsid="00648b9d" style:font-name-asian="Calibri" style:font-size-asian="14pt" style:font-weight-asian="normal" style:font-name-complex="Calibri" style:font-size-complex="14pt" style:font-weight-complex="normal"/>
    </style:style>
    <style:style style:name="P27"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649e2" officeooo:paragraph-rsid="006649e2" style:font-name-asian="Calibri" style:font-size-asian="14pt" style:font-weight-asian="normal" style:font-name-complex="Calibri" style:font-size-complex="14pt" style:font-weight-complex="normal"/>
    </style:style>
    <style:style style:name="P28"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7ae11" officeooo:paragraph-rsid="0067ae11" style:font-name-asian="Calibri" style:font-size-asian="14pt" style:font-weight-asian="normal" style:font-name-complex="Calibri" style:font-size-complex="14pt" style:font-weight-complex="normal"/>
    </style:style>
    <style:style style:name="P29"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a6de3" officeooo:paragraph-rsid="006a6de3" style:font-name-asian="Calibri" style:font-size-asian="14pt" style:font-weight-asian="normal" style:font-name-complex="Calibri" style:font-size-complex="14pt" style:font-weight-complex="normal"/>
    </style:style>
    <style:style style:name="P30"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a6de3" officeooo:paragraph-rsid="0141650f" style:font-name-asian="Calibri" style:font-size-asian="14pt" style:font-weight-asian="normal" style:font-name-complex="Calibri" style:font-size-complex="14pt" style:font-weight-complex="normal"/>
    </style:style>
    <style:style style:name="P31"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f4362" officeooo:paragraph-rsid="006f4362" style:font-name-asian="Calibri" style:font-size-asian="14pt" style:font-weight-asian="normal" style:font-name-complex="Calibri" style:font-size-complex="14pt" style:font-weight-complex="normal"/>
    </style:style>
    <style:style style:name="P3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7bb2d8" officeooo:paragraph-rsid="007bb2d8" style:font-name-asian="Calibri" style:font-size-asian="14pt" style:font-weight-asian="normal" style:font-name-complex="Calibri" style:font-size-complex="14pt" style:font-weight-complex="normal"/>
    </style:style>
    <style:style style:name="P3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7c5fd5" officeooo:paragraph-rsid="007c5fd5" style:font-name-asian="Calibri" style:font-size-asian="14pt" style:font-weight-asian="normal" style:font-name-complex="Calibri" style:font-size-complex="14pt" style:font-weight-complex="normal"/>
    </style:style>
    <style:style style:name="P34"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7c5fd5" officeooo:paragraph-rsid="01896de2" style:font-name-asian="Calibri" style:font-size-asian="14pt" style:font-weight-asian="normal" style:font-name-complex="Calibri" style:font-size-complex="14pt" style:font-weight-complex="normal"/>
    </style:style>
    <style:style style:name="P35"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7c5fd5" officeooo:paragraph-rsid="01faa28a" style:font-name-asian="Calibri" style:font-size-asian="14pt" style:font-weight-asian="normal" style:font-name-complex="Calibri" style:font-size-complex="14pt" style:font-weight-complex="normal"/>
    </style:style>
    <style:style style:name="P36"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f1db2c" officeooo:paragraph-rsid="00f1db2c" style:font-name-asian="Calibri" style:font-size-asian="14pt" style:font-weight-asian="normal" style:font-name-complex="Calibri" style:font-size-complex="14pt" style:font-weight-complex="normal"/>
    </style:style>
    <style:style style:name="P37"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f80779" officeooo:paragraph-rsid="00fadf30" style:font-name-asian="Calibri" style:font-size-asian="14pt" style:font-weight-asian="normal" style:font-name-complex="Calibri" style:font-size-complex="14pt" style:font-weight-complex="normal"/>
    </style:style>
    <style:style style:name="P38"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9cf2f" officeooo:paragraph-rsid="00fd02f1" style:font-name-asian="Calibri" style:font-size-asian="14pt" style:font-weight-asian="normal" style:font-name-complex="Calibri" style:font-size-complex="14pt" style:font-weight-complex="normal"/>
    </style:style>
    <style:style style:name="P39"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9cf2f" officeooo:paragraph-rsid="0141650f" style:font-name-asian="Calibri" style:font-size-asian="14pt" style:font-weight-asian="normal" style:font-name-complex="Calibri" style:font-size-complex="14pt" style:font-weight-complex="normal"/>
    </style:style>
    <style:style style:name="P40"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10bb931" officeooo:paragraph-rsid="010bb931" style:font-name-asian="Calibri" style:font-size-asian="14pt" style:font-weight-asian="normal" style:font-name-complex="Calibri" style:font-size-complex="14pt" style:font-weight-complex="normal"/>
    </style:style>
    <style:style style:name="P41"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10d2ce5" officeooo:paragraph-rsid="010d2ce5" style:font-name-asian="Calibri" style:font-size-asian="14pt" style:font-weight-asian="normal" style:font-name-complex="Calibri" style:font-size-complex="14pt" style:font-weight-complex="normal"/>
    </style:style>
    <style:style style:name="P4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11aff37" officeooo:paragraph-rsid="011b36f5" style:font-name-asian="Calibri" style:font-size-asian="14pt" style:font-weight-asian="normal" style:font-name-complex="Calibri" style:font-size-complex="14pt" style:font-weight-complex="normal"/>
    </style:style>
    <style:style style:name="P4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11b36f5" officeooo:paragraph-rsid="011b36f5" style:font-name-asian="Calibri" style:font-size-asian="14pt" style:font-weight-asian="normal" style:font-name-complex="Calibri" style:font-size-complex="14pt" style:font-weight-complex="normal"/>
    </style:style>
    <style:style style:name="P44" style:family="paragraph" style:parent-style-name="Default">
      <style:paragraph-properties style:text-autospace="none"/>
      <style:text-properties fo:color="#000000" loext:opacity="100%" style:text-line-through-style="none" style:text-line-through-type="none" style:font-name="ArcadeClassic" fo:font-size="14pt" fo:language="en" fo:country="GB" style:text-underline-style="none" fo:font-weight="normal" officeooo:paragraph-rsid="0141650f" style:font-name-asian="Calibri" style:font-size-asian="14pt" style:font-weight-asian="normal" style:font-name-complex="Calibri" style:font-size-complex="14pt" style:font-weight-complex="normal"/>
    </style:style>
    <style:style style:name="P45"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caeb3" officeooo:paragraph-rsid="006caeb3" style:font-name-asian="Calibri" style:font-size-asian="14pt" style:font-weight-asian="normal" style:font-name-complex="Calibri" style:font-size-complex="14pt" style:font-weight-complex="normal"/>
    </style:style>
    <style:style style:name="P46"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173b406" officeooo:paragraph-rsid="0173b406" style:font-name-asian="Calibri" style:font-size-asian="14pt" style:font-weight-asian="normal" style:font-name-complex="Calibri" style:font-size-complex="14pt" style:font-weight-complex="normal"/>
    </style:style>
    <style:style style:name="P47"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3f0def2" officeooo:paragraph-rsid="03f0def2" style:font-name-asian="Calibri" style:font-size-asian="14pt" style:font-weight-asian="normal" style:font-name-complex="Calibri" style:font-size-complex="14pt" style:font-weight-complex="normal"/>
    </style:style>
    <style:style style:name="P48"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94fbe5" officeooo:paragraph-rsid="0094fbe5" fo:background-color="transparent" style:font-name-asian="Calibri" style:font-size-asian="14pt" style:font-weight-asian="normal" style:font-name-complex="Calibri" style:font-size-complex="14pt" style:font-weight-complex="normal"/>
    </style:style>
    <style:style style:name="P49"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9e810c" officeooo:paragraph-rsid="009e810c" fo:background-color="transparent" style:font-name-asian="Calibri" style:font-size-asian="14pt" style:font-weight-asian="normal" style:font-name-complex="Calibri" style:font-size-complex="14pt" style:font-weight-complex="normal"/>
    </style:style>
    <style:style style:name="P50"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paragraph-rsid="00c0ca70" fo:background-color="transparent" style:font-name-asian="Calibri" style:font-size-asian="14pt" style:font-weight-asian="normal" style:font-name-complex="Calibri" style:font-size-complex="14pt" style:font-weight-complex="normal"/>
    </style:style>
    <style:style style:name="P51"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6e0117" officeooo:paragraph-rsid="00d6281c" fo:background-color="transparent" style:font-name-asian="Calibri" style:font-size-asian="14pt" style:font-weight-asian="normal" style:font-name-complex="Calibri" style:font-size-complex="14pt" style:font-weight-complex="normal"/>
    </style:style>
    <style:style style:name="P5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dca5ec" officeooo:paragraph-rsid="00dca5ec" fo:background-color="transparent" style:font-name-asian="Calibri" style:font-size-asian="14pt" style:font-weight-asian="normal" style:font-name-complex="Calibri" style:font-size-complex="14pt" style:font-weight-complex="normal"/>
    </style:style>
    <style:style style:name="P5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5042b8" officeooo:paragraph-rsid="00e49bae" fo:background-color="transparent" style:font-name-asian="Calibri" style:font-size-asian="14pt" style:font-weight-asian="normal" style:font-name-complex="Calibri" style:font-size-complex="14pt" style:font-weight-complex="normal"/>
    </style:style>
    <style:style style:name="P54"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1f05449" officeooo:paragraph-rsid="01f05449" fo:background-color="transparent" style:font-name-asian="Calibri" style:font-size-asian="14pt" style:font-weight-asian="normal" style:font-name-complex="Calibri" style:font-size-complex="14pt" style:font-weight-complex="normal"/>
    </style:style>
    <style:style style:name="P55"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0537e5e" officeooo:paragraph-rsid="00e49bae" fo:background-color="transparent" style:font-name-asian="Calibri" style:font-size-asian="14pt" style:font-weight-asian="normal" style:font-name-complex="Calibri" style:font-size-complex="14pt" style:font-weight-complex="normal"/>
    </style:style>
    <style:style style:name="P56"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27c66c5" officeooo:paragraph-rsid="027c66c5" fo:background-color="transparent" style:font-name-asian="Calibri" style:font-size-asian="14pt" style:font-weight-asian="normal" style:font-name-complex="Calibri" style:font-size-complex="14pt" style:font-weight-complex="normal"/>
    </style:style>
    <style:style style:name="P57"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fo:font-style="normal" style:text-underline-style="none" fo:font-weight="normal" officeooo:rsid="005f48e3" officeooo:paragraph-rsid="005f48e3" style:font-name-asian="Calibri" style:font-size-asian="14pt" style:font-style-asian="normal" style:font-weight-asian="normal" style:font-name-complex="Calibri" style:font-size-complex="14pt" style:font-style-complex="normal" style:font-weight-complex="normal"/>
    </style:style>
    <style:style style:name="P58"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style:font-name-asian="Calibri" style:font-size-asian="12pt" style:font-weight-asian="normal" style:font-name-complex="Calibri" style:font-size-complex="12pt" style:font-weight-complex="normal"/>
    </style:style>
    <style:style style:name="P59"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41650f" style:font-name-asian="Calibri" style:font-size-asian="12pt" style:font-weight-asian="normal" style:font-name-complex="Calibri" style:font-size-complex="12pt" style:font-weight-complex="normal"/>
    </style:style>
    <style:style style:name="P60"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faa28a" style:font-name-asian="Calibri" style:font-size-asian="12pt" style:font-weight-asian="normal" style:font-name-complex="Calibri" style:font-size-complex="12pt" style:font-weight-complex="normal"/>
    </style:style>
    <style:style style:name="P61"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d6281c" style:font-name-asian="Calibri" style:font-size-asian="12pt" style:font-weight-asian="normal" style:font-name-complex="Calibri" style:font-size-complex="12pt" style:font-weight-complex="normal"/>
    </style:style>
    <style:style style:name="P6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0b8a0d" style:font-name-asian="Calibri" style:font-size-asian="12pt" style:font-weight-asian="normal" style:font-name-complex="Calibri" style:font-size-complex="12pt" style:font-weight-complex="normal"/>
    </style:style>
    <style:style style:name="P6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a85ce2" style:font-name-asian="Calibri" style:font-size-asian="12pt" style:font-weight-asian="normal" style:font-name-complex="Calibri" style:font-size-complex="12pt" style:font-weight-complex="normal"/>
    </style:style>
    <style:style style:name="P64" style:family="paragraph" style:parent-style-name="Default">
      <style:paragraph-properties style:text-autospace="none"/>
      <style:text-properties fo:color="#000000" loext:opacity="100%" style:text-line-through-style="none" style:text-line-through-type="none" style:font-name="ArcadeClassic" fo:font-size="12pt" fo:language="en" fo:country="GB" style:text-underline-style="none" fo:font-weight="normal" style:font-name-asian="Calibri" style:font-size-asian="12pt" style:font-weight-asian="normal" style:font-name-complex="Calibri" style:font-size-complex="12pt" style:font-weight-complex="normal"/>
    </style:style>
    <style:style style:name="P65" style:family="paragraph" style:parent-style-name="Default">
      <style:paragraph-properties style:text-autospace="none"/>
      <style:text-properties fo:color="#000000" loext:opacity="100%" style:text-line-through-style="none" style:text-line-through-type="none" style:font-name="ArcadeClassic" fo:font-size="12pt" fo:language="en" fo:country="GB" style:text-underline-style="none" fo:font-weight="normal" officeooo:paragraph-rsid="00a85ce2" style:font-name-asian="Calibri" style:font-size-asian="12pt" style:font-weight-asian="normal" style:font-name-complex="Calibri" style:font-size-complex="12pt" style:font-weight-complex="normal"/>
    </style:style>
    <style:style style:name="P66" style:family="paragraph" style:parent-style-name="Default">
      <style:paragraph-properties fo:text-align="start" style:justify-single-word="false" style:text-autospace="none"/>
      <style:text-properties fo:color="#000000" loext:opacity="100%" style:text-line-through-style="none" style:text-line-through-type="none" style:font-name="ArcadeClassic" fo:font-size="12pt" fo:language="en" fo:country="GB" style:text-underline-style="none" fo:font-weight="normal" style:font-name-asian="Calibri" style:font-size-asian="12pt" style:font-weight-asian="normal" style:font-name-complex="Calibri" style:font-size-complex="12pt" style:font-weight-complex="normal"/>
    </style:style>
    <style:style style:name="P67"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057d82" style:font-name-asian="Calibri" style:font-size-asian="12pt" style:font-weight-asian="normal" style:font-name-complex="Calibri" style:font-size-complex="12pt" style:font-weight-complex="normal"/>
    </style:style>
    <style:style style:name="P68"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67ae11" style:font-name-asian="Calibri" style:font-size-asian="12pt" style:font-weight-asian="normal" style:font-name-complex="Calibri" style:font-size-complex="12pt" style:font-weight-complex="normal"/>
    </style:style>
    <style:style style:name="P69"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41650f" style:font-name-asian="Calibri" style:font-size-asian="12pt" style:font-weight-asian="normal" style:font-name-complex="Calibri" style:font-size-complex="12pt" style:font-weight-complex="normal"/>
    </style:style>
    <style:style style:name="P70"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ba6735" style:font-name-asian="Calibri" style:font-size-asian="12pt" style:font-weight-asian="normal" style:font-name-complex="Calibri" style:font-size-complex="12pt" style:font-weight-complex="normal"/>
    </style:style>
    <style:style style:name="P71"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1ec0cac" style:font-name-asian="Calibri" style:font-size-asian="12pt" style:font-weight-asian="normal" style:font-name-complex="Calibri" style:font-size-complex="12pt" style:font-weight-complex="normal"/>
    </style:style>
    <style:style style:name="P72" style:family="paragraph" style:parent-style-name="Default">
      <style:paragraph-properties style:text-autospace="none"/>
      <style:text-properties fo:color="#000000" loext:opacity="100%" style:text-line-through-style="none" style:text-line-through-type="none" style:font-name="ArcadeClassic" fo:font-size="12pt" fo:language="en" fo:country="GB" style:text-underline-style="none" fo:font-weight="normal" officeooo:rsid="01a3c6cf" officeooo:paragraph-rsid="01a3c6cf" style:font-name-asian="Calibri" style:font-size-asian="12pt" style:font-weight-asian="normal" style:font-name-complex="Calibri" style:font-size-complex="12pt" style:font-weight-complex="normal"/>
    </style:style>
    <style:style style:name="P7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fo:background-color="#ffff00" style:font-name-asian="Calibri" style:font-size-asian="12pt" style:font-weight-asian="normal" style:font-name-complex="Calibri" style:font-size-complex="12pt" style:font-weight-complex="normal"/>
    </style:style>
    <style:style style:name="P74"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rsid="038b932b" officeooo:paragraph-rsid="038b932b" fo:background-color="#ffff00" style:font-name-asian="Calibri" style:font-size-asian="12pt" style:font-weight-asian="normal" style:font-name-complex="Calibri" style:font-size-complex="12pt" style:font-weight-complex="normal"/>
    </style:style>
    <style:style style:name="P75"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fo:background-color="transparent" style:font-name-asian="Calibri" style:font-size-asian="12pt" style:font-weight-asian="normal" style:font-name-complex="Calibri" style:font-size-complex="12pt" style:font-weight-complex="normal"/>
    </style:style>
    <style:style style:name="P76"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c0954e" fo:background-color="transparent" style:font-name-asian="Calibri" style:font-size-asian="12pt" style:font-weight-asian="normal" style:font-name-complex="Calibri" style:font-size-complex="12pt" style:font-weight-complex="normal"/>
    </style:style>
    <style:style style:name="P77"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dea858" fo:background-color="transparent" style:font-name-asian="Calibri" style:font-size-asian="12pt" style:font-weight-asian="normal" style:font-name-complex="Calibri" style:font-size-complex="12pt" style:font-weight-complex="normal"/>
    </style:style>
    <style:style style:name="P78"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2pt" fo:language="en" fo:country="GB"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P79" style:family="paragraph" style:parent-style-name="Default">
      <style:paragraph-properties fo:text-align="justify" style:justify-single-word="false" style:text-autospace="none"/>
      <style:text-properties fo:color="#000000" loext:opacity="100%" style:text-line-through-style="none" style:text-line-through-type="none" style:font-name="ArcadeClassic" fo:font-size="12pt" style:text-underline-style="none" fo:font-weight="normal" officeooo:paragraph-rsid="00f71e76" style:font-name-asian="Calibri" style:font-size-asian="12pt" style:font-weight-asian="normal" style:font-name-complex="Calibri" style:font-size-complex="12pt" style:font-weight-complex="normal"/>
    </style:style>
    <style:style style:name="P80" style:family="paragraph" style:parent-style-name="Default">
      <style:paragraph-properties style:text-autospace="none"/>
      <style:text-properties fo:color="#000000" loext:opacity="100%" style:text-line-through-style="none" style:text-line-through-type="none" style:font-name="ArcadeClassic" fo:font-size="11pt" fo:language="en" fo:country="GB" style:text-underline-style="none" fo:font-weight="normal" style:font-name-asian="Calibri" style:font-size-asian="11pt" style:font-weight-asian="normal" style:font-name-complex="Calibri" style:font-size-complex="11pt" style:font-weight-complex="normal"/>
    </style:style>
    <style:style style:name="P81"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1pt" fo:language="en" fo:country="GB" style:text-underline-style="none" fo:font-weight="bold" style:font-name-asian="Calibri" style:font-size-asian="11pt" style:font-weight-asian="bold" style:font-name-complex="Calibri" style:font-size-complex="11pt" style:font-weight-complex="bold"/>
    </style:style>
    <style:style style:name="P82"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1pt" fo:language="en" fo:country="GB" style:text-underline-style="none" fo:font-weight="bold" officeooo:paragraph-rsid="01079971" style:font-name-asian="Calibri" style:font-size-asian="11pt" style:font-weight-asian="bold" style:font-name-complex="Calibri" style:font-size-complex="11pt" style:font-weight-complex="bold"/>
    </style:style>
    <style:style style:name="P83"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1pt" fo:language="en" fo:country="GB" style:text-underline-style="none" fo:font-weight="bold" officeooo:paragraph-rsid="01faa28a" style:font-name-asian="Calibri" style:font-size-asian="11pt" style:font-weight-asian="bold" style:font-name-complex="Calibri" style:font-size-complex="11pt" style:font-weight-complex="bold"/>
    </style:style>
    <style:style style:name="P84" style:family="paragraph" style:parent-style-name="Default">
      <style:paragraph-properties fo:text-align="center" style:justify-single-word="false" style:text-autospace="none"/>
      <style:text-properties fo:color="#000000" loext:opacity="100%" style:text-line-through-style="none" style:text-line-through-type="none" style:font-name="Calibri" fo:font-size="11pt" fo:language="en" fo:country="GB" style:text-underline-style="none" fo:font-weight="normal" style:font-name-asian="Calibri" style:font-size-asian="11pt" style:font-weight-asian="normal" style:font-name-complex="Calibri" style:font-size-complex="11pt" style:font-weight-complex="normal"/>
    </style:style>
    <style:style style:name="P85" style:family="paragraph" style:parent-style-name="Default">
      <style:paragraph-properties fo:text-align="center"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a85ce2" style:font-name-asian="Calibri" style:font-size-asian="11pt" style:font-weight-asian="normal" style:font-name-complex="Calibri" style:font-size-complex="11pt" style:font-weight-complex="normal"/>
    </style:style>
    <style:style style:name="P86" style:family="paragraph" style:parent-style-name="Default">
      <style:paragraph-properties fo:text-align="center"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1faa28a" style:font-name-asian="Calibri" style:font-size-asian="11pt" style:font-weight-asian="normal" style:font-name-complex="Calibri" style:font-size-complex="11pt" style:font-weight-complex="normal"/>
    </style:style>
    <style:style style:name="P87"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style:font-name-asian="Calibri" style:font-size-asian="11pt" style:font-weight-asian="normal" style:font-name-complex="Calibri" style:font-size-complex="11pt" style:font-weight-complex="normal"/>
    </style:style>
    <style:style style:name="P88"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67ae11" style:font-name-asian="Calibri" style:font-size-asian="11pt" style:font-weight-asian="normal" style:font-name-complex="Calibri" style:font-size-complex="11pt" style:font-weight-complex="normal"/>
    </style:style>
    <style:style style:name="P89"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d6c5bd" style:font-name-asian="Calibri" style:font-size-asian="11pt" style:font-weight-asian="normal" style:font-name-complex="Calibri" style:font-size-complex="11pt" style:font-weight-complex="normal"/>
    </style:style>
    <style:style style:name="P90"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dca5ec" style:font-name-asian="Calibri" style:font-size-asian="11pt" style:font-weight-asian="normal" style:font-name-complex="Calibri" style:font-size-complex="11pt" style:font-weight-complex="normal"/>
    </style:style>
    <style:style style:name="P91"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1079971" style:font-name-asian="Calibri" style:font-size-asian="11pt" style:font-weight-asian="normal" style:font-name-complex="Calibri" style:font-size-complex="11pt" style:font-weight-complex="normal"/>
    </style:style>
    <style:style style:name="P92"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1120272" style:font-name-asian="Calibri" style:font-size-asian="11pt" style:font-weight-asian="normal" style:font-name-complex="Calibri" style:font-size-complex="11pt" style:font-weight-complex="normal"/>
    </style:style>
    <style:style style:name="P93"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e49bae" style:font-name-asian="Calibri" style:font-size-asian="11pt" style:font-weight-asian="normal" style:font-name-complex="Calibri" style:font-size-complex="11pt" style:font-weight-complex="normal"/>
    </style:style>
    <style:style style:name="P94"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1edfde8" style:font-name-asian="Calibri" style:font-size-asian="11pt" style:font-weight-asian="normal" style:font-name-complex="Calibri" style:font-size-complex="11pt" style:font-weight-complex="normal"/>
    </style:style>
    <style:style style:name="P95"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style:font-name-asian="Calibri" style:font-size-asian="11pt" style:font-weight-asian="normal" style:font-name-complex="Calibri" style:font-size-complex="11pt" style:font-weight-complex="normal"/>
    </style:style>
    <style:style style:name="P96"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0a85ce2" style:font-name-asian="Calibri" style:font-size-asian="11pt" style:font-weight-asian="normal" style:font-name-complex="Calibri" style:font-size-complex="11pt" style:font-weight-complex="normal"/>
    </style:style>
    <style:style style:name="P97"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0d6281c" style:font-name-asian="Calibri" style:font-size-asian="11pt" style:font-weight-asian="normal" style:font-name-complex="Calibri" style:font-size-complex="11pt" style:font-weight-complex="normal"/>
    </style:style>
    <style:style style:name="P98"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0fadf30" style:font-name-asian="Calibri" style:font-size-asian="11pt" style:font-weight-asian="normal" style:font-name-complex="Calibri" style:font-size-complex="11pt" style:font-weight-complex="normal"/>
    </style:style>
    <style:style style:name="P99"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0a20d1" style:font-name-asian="Calibri" style:font-size-asian="11pt" style:font-weight-asian="normal" style:font-name-complex="Calibri" style:font-size-complex="11pt" style:font-weight-complex="normal"/>
    </style:style>
    <style:style style:name="P100"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0b8a0d" style:font-name-asian="Calibri" style:font-size-asian="11pt" style:font-weight-asian="normal" style:font-name-complex="Calibri" style:font-size-complex="11pt" style:font-weight-complex="normal"/>
    </style:style>
    <style:style style:name="P101"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0bb931" style:font-name-asian="Calibri" style:font-size-asian="11pt" style:font-weight-asian="normal" style:font-name-complex="Calibri" style:font-size-complex="11pt" style:font-weight-complex="normal"/>
    </style:style>
    <style:style style:name="P102"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120272" style:font-name-asian="Calibri" style:font-size-asian="11pt" style:font-weight-asian="normal" style:font-name-complex="Calibri" style:font-size-complex="11pt" style:font-weight-complex="normal"/>
    </style:style>
    <style:style style:name="P103"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1246ad" style:font-name-asian="Calibri" style:font-size-asian="11pt" style:font-weight-asian="normal" style:font-name-complex="Calibri" style:font-size-complex="11pt" style:font-weight-complex="normal"/>
    </style:style>
    <style:style style:name="P104"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1b36f5" style:font-name-asian="Calibri" style:font-size-asian="11pt" style:font-weight-asian="normal" style:font-name-complex="Calibri" style:font-size-complex="11pt" style:font-weight-complex="normal"/>
    </style:style>
    <style:style style:name="P105"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41650f" style:font-name-asian="Calibri" style:font-size-asian="11pt" style:font-weight-asian="normal" style:font-name-complex="Calibri" style:font-size-complex="11pt" style:font-weight-complex="normal"/>
    </style:style>
    <style:style style:name="P106"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b1cae4" style:font-name-asian="Calibri" style:font-size-asian="11pt" style:font-weight-asian="normal" style:font-name-complex="Calibri" style:font-size-complex="11pt" style:font-weight-complex="normal"/>
    </style:style>
    <style:style style:name="P107"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1faa28a" style:font-name-asian="Calibri" style:font-size-asian="11pt" style:font-weight-asian="normal" style:font-name-complex="Calibri" style:font-size-complex="11pt" style:font-weight-complex="normal"/>
    </style:style>
    <style:style style:name="P108"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3f0def2" style:font-name-asian="Calibri" style:font-size-asian="11pt" style:font-weight-asian="normal" style:font-name-complex="Calibri" style:font-size-complex="11pt" style:font-weight-complex="normal"/>
    </style:style>
    <style:style style:name="P109" style:family="paragraph" style:parent-style-name="Default">
      <style:paragraph-properties fo:text-align="start" style:justify-single-word="false" style:text-autospace="none"/>
      <style:text-properties fo:color="#000000" loext:opacity="100%" style:text-line-through-style="none" style:text-line-through-type="none" style:font-name="Calibri" fo:font-size="11pt" fo:language="en" fo:country="GB" style:text-underline-style="none" fo:font-weight="normal" style:font-name-asian="Calibri" style:font-size-asian="11pt" style:font-weight-asian="normal" style:font-name-complex="Calibri" style:font-size-complex="11pt" style:font-weight-complex="normal"/>
    </style:style>
    <style:style style:name="P110" style:family="paragraph" style:parent-style-name="Default">
      <style:paragraph-properties fo:line-height="0.199cm" style:text-autospace="none"/>
      <style:text-properties fo:color="#000000" loext:opacity="100%" style:text-line-through-style="none" style:text-line-through-type="none" style:font-name="Calibri" fo:font-size="11pt" fo:language="en" fo:country="GB" style:text-underline-style="none" fo:font-weight="normal" officeooo:paragraph-rsid="00f1db2c" style:font-name-asian="Calibri" style:font-size-asian="11pt" style:font-weight-asian="normal" style:font-name-complex="Calibri" style:font-size-complex="11pt" style:font-weight-complex="normal"/>
    </style:style>
    <style:style style:name="P111" style:family="paragraph" style:parent-style-name="Default">
      <style:paragraph-properties fo:line-height="0.199cm" style:text-autospace="none"/>
      <style:text-properties fo:color="#000000" loext:opacity="100%" style:text-line-through-style="none" style:text-line-through-type="none" style:font-name="Calibri" fo:font-size="11pt" fo:language="en" fo:country="GB" style:text-underline-style="none" fo:font-weight="normal" officeooo:paragraph-rsid="00f273bb" style:font-name-asian="Calibri" style:font-size-asian="11pt" style:font-weight-asian="normal" style:font-name-complex="Calibri" style:font-size-complex="11pt" style:font-weight-complex="normal"/>
    </style:style>
    <style:style style:name="P112"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rsid="0344d9f5" officeooo:paragraph-rsid="035d5042" style:font-name-asian="Calibri" style:font-size-asian="11pt" style:font-weight-asian="normal" style:font-name-complex="Calibri" style:font-size-complex="11pt" style:font-weight-complex="normal"/>
    </style:style>
    <style:style style:name="P113"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normal" officeooo:rsid="035de27b" officeooo:paragraph-rsid="035de27b" style:font-name-asian="Calibri" style:font-size-asian="11pt" style:font-weight-asian="normal" style:font-name-complex="Calibri" style:font-size-complex="11pt" style:font-weight-complex="normal"/>
    </style:style>
    <style:style style:name="P114"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fo:background-color="#ffff00" style:font-name-asian="Calibri" style:font-size-asian="11pt" style:font-weight-asian="normal" style:font-name-complex="Calibri" style:font-size-complex="11pt" style:font-weight-complex="normal"/>
    </style:style>
    <style:style style:name="P115"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d6281c" fo:background-color="#ffff00" style:font-name-asian="Calibri" style:font-size-asian="11pt" style:font-weight-asian="normal" style:font-name-complex="Calibri" style:font-size-complex="11pt" style:font-weight-complex="normal"/>
    </style:style>
    <style:style style:name="P116"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e49bae" fo:background-color="#ffff00" style:font-name-asian="Calibri" style:font-size-asian="11pt" style:font-weight-asian="normal" style:font-name-complex="Calibri" style:font-size-complex="11pt" style:font-weight-complex="normal"/>
    </style:style>
    <style:style style:name="P117"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fo:background-color="transparent" style:font-name-asian="Calibri" style:font-size-asian="11pt" style:font-weight-asian="normal" style:font-name-complex="Calibri" style:font-size-complex="11pt" style:font-weight-complex="normal"/>
    </style:style>
    <style:style style:name="P118"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rsid="011b36f5" officeooo:paragraph-rsid="011b36f5" fo:background-color="transparent" style:font-name-asian="Calibri" style:font-size-asian="11pt" style:font-weight-asian="normal" style:font-name-complex="Calibri" style:font-size-complex="11pt" style:font-weight-complex="normal"/>
    </style:style>
    <style:style style:name="P119"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officeooo:paragraph-rsid="00d6281c" fo:background-color="#fff5ce" style:font-name-asian="Calibri" style:font-size-asian="11pt" style:font-weight-asian="normal" style:font-name-complex="Calibri" style:font-size-complex="11pt" style:font-weight-complex="normal"/>
    </style:style>
    <style:style style:name="P120"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bold" style:font-name-asian="Calibri" style:font-size-asian="11pt" style:font-weight-asian="bold" style:font-name-complex="Calibri" style:font-size-complex="11pt" style:font-weight-complex="bold"/>
    </style:style>
    <style:style style:name="P121"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bold" officeooo:paragraph-rsid="010a20d1" style:font-name-asian="Calibri" style:font-size-asian="11pt" style:font-weight-asian="bold" style:font-name-complex="Calibri" style:font-size-complex="11pt" style:font-weight-complex="bold"/>
    </style:style>
    <style:style style:name="P122"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bold" officeooo:paragraph-rsid="0141650f" style:font-name-asian="Calibri" style:font-size-asian="11pt" style:font-weight-asian="bold" style:font-name-complex="Calibri" style:font-size-complex="11pt" style:font-weight-complex="bold"/>
    </style:style>
    <style:style style:name="P123"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style:font-name-asian="Calibri" style:font-size-asian="11pt" style:font-weight-asian="bold" style:font-name-complex="Calibri" style:font-size-complex="11pt" style:font-weight-complex="bold"/>
    </style:style>
    <style:style style:name="P124"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0e49bae" style:font-name-asian="Calibri" style:font-size-asian="11pt" style:font-weight-asian="bold" style:font-name-complex="Calibri" style:font-size-complex="11pt" style:font-weight-complex="bold"/>
    </style:style>
    <style:style style:name="P125"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0e617e3" style:font-name-asian="Calibri" style:font-size-asian="11pt" style:font-weight-asian="bold" style:font-name-complex="Calibri" style:font-size-complex="11pt" style:font-weight-complex="bold"/>
    </style:style>
    <style:style style:name="P126"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0fd02f1" style:font-name-asian="Calibri" style:font-size-asian="11pt" style:font-weight-asian="bold" style:font-name-complex="Calibri" style:font-size-complex="11pt" style:font-weight-complex="bold"/>
    </style:style>
    <style:style style:name="P127"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10a20d1" style:font-name-asian="Calibri" style:font-size-asian="11pt" style:font-weight-asian="bold" style:font-name-complex="Calibri" style:font-size-complex="11pt" style:font-weight-complex="bold"/>
    </style:style>
    <style:style style:name="P128"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1120272" style:font-name-asian="Calibri" style:font-size-asian="11pt" style:font-weight-asian="bold" style:font-name-complex="Calibri" style:font-size-complex="11pt" style:font-weight-complex="bold"/>
    </style:style>
    <style:style style:name="P129"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11246ad" style:font-name-asian="Calibri" style:font-size-asian="11pt" style:font-weight-asian="bold" style:font-name-complex="Calibri" style:font-size-complex="11pt" style:font-weight-complex="bold"/>
    </style:style>
    <style:style style:name="P130"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141650f" style:font-name-asian="Calibri" style:font-size-asian="11pt" style:font-weight-asian="bold" style:font-name-complex="Calibri" style:font-size-complex="11pt" style:font-weight-complex="bold"/>
    </style:style>
    <style:style style:name="P131" style:family="paragraph" style:parent-style-name="Default">
      <style:paragraph-properties fo:text-align="center" style:justify-single-word="false" style:text-autospace="none"/>
      <style:text-properties fo:color="#000000" loext:opacity="100%" style:text-line-through-style="none" style:text-line-through-type="none" style:font-name="Calibri" fo:font-size="11pt" fo:language="en" fo:country="GB" style:text-underline-style="none" fo:font-weight="bold" style:font-name-asian="Calibri" style:font-size-asian="11pt" style:font-weight-asian="bold" style:font-name-complex="Calibri" style:font-size-complex="11pt" style:font-weight-complex="bold"/>
    </style:style>
    <style:style style:name="P132" style:family="paragraph" style:parent-style-name="Default">
      <style:paragraph-properties fo:text-align="center" style:justify-single-word="false" style:text-autospace="none"/>
      <style:text-properties fo:color="#000000" loext:opacity="100%" style:text-line-through-style="none" style:text-line-through-type="none" style:font-name="Calibri" fo:font-size="11pt" fo:language="en" fo:country="GB" style:text-underline-style="none" fo:font-weight="bold" officeooo:paragraph-rsid="01079971" style:font-name-asian="Calibri" style:font-size-asian="11pt" style:font-weight-asian="bold" style:font-name-complex="Calibri" style:font-size-complex="11pt" style:font-weight-complex="bold"/>
    </style:style>
    <style:style style:name="P133"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0e49bae" fo:background-color="#ffff00" style:font-name-asian="Calibri" style:font-size-asian="11pt" style:font-weight-asian="bold" style:font-name-complex="Calibri" style:font-size-complex="11pt" style:font-weight-complex="bold"/>
    </style:style>
    <style:style style:name="P134"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141650f" fo:background-color="#ffff00" style:font-name-asian="Calibri" style:font-size-asian="11pt" style:font-weight-asian="bold" style:font-name-complex="Calibri" style:font-size-complex="11pt" style:font-weight-complex="bold"/>
    </style:style>
    <style:style style:name="P135"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0c0954e" fo:background-color="transparent" style:font-name-asian="Calibri" style:font-size-asian="11pt" style:font-weight-asian="bold" style:font-name-complex="Calibri" style:font-size-complex="11pt" style:font-weight-complex="bold"/>
    </style:style>
    <style:style style:name="P136" style:family="paragraph" style:parent-style-name="Default">
      <style:paragraph-properties style:text-autospace="none"/>
      <style:text-properties fo:color="#000000" loext:opacity="100%" style:text-line-through-style="none" style:text-line-through-type="none" style:font-name="Calibri" fo:font-size="11pt" fo:language="en" fo:country="GB" style:text-underline-style="none" fo:font-weight="bold" officeooo:paragraph-rsid="0193e1f8" fo:background-color="transparent" style:font-name-asian="Calibri" style:font-size-asian="11pt" style:font-weight-asian="bold" style:font-name-complex="Calibri" style:font-size-complex="11pt" style:font-weight-complex="bold"/>
    </style:style>
    <style:style style:name="P137"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bold" fo:background-color="transparent" style:font-name-asian="Calibri" style:font-size-asian="11pt" style:font-weight-asian="bold" style:font-name-complex="Calibri" style:font-size-complex="11pt" style:font-weight-complex="bold"/>
    </style:style>
    <style:style style:name="P138" style:family="paragraph" style:parent-style-name="Default">
      <style:paragraph-properties style:text-autospace="none"/>
      <style:text-properties fo:color="#000000" loext:opacity="100%" style:text-line-through-style="none" style:text-line-through-type="none" style:font-name="Calibri" fo:font-size="11pt" fo:language="en" fo:country="GB"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39" style:family="paragraph" style:parent-style-name="Default">
      <style:paragraph-properties style:text-autospace="none"/>
      <style:text-properties fo:color="#000000" loext:opacity="100%" style:text-line-through-style="none" style:text-line-through-type="none" style:font-name="Calibri" fo:font-size="11pt" fo:language="en" fo:country="GB"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Default">
      <style:paragraph-properties fo:text-align="justify" style:justify-single-word="false" style:text-autospace="none"/>
      <style:text-properties fo:color="#000000" loext:opacity="100%" style:text-line-through-style="none" style:text-line-through-type="none" style:font-name="Calibri" fo:font-size="11pt" fo:language="en" fo:country="GB" fo:font-style="normal" style:text-underline-style="none" fo:font-weight="normal" officeooo:paragraph-rsid="01b1cae4"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Default">
      <style:paragraph-properties style:text-autospace="none"/>
      <style:text-properties fo:color="#000000" loext:opacity="100%" style:text-line-through-style="none" style:text-line-through-type="none" style:font-name="Calibri" fo:font-size="10pt" fo:language="en" fo:country="GB" style:text-underline-style="none" fo:font-weight="normal" style:font-name-asian="Calibri" style:font-size-asian="8.75pt" style:font-weight-asian="normal" style:font-name-complex="Calibri" style:font-size-complex="10pt" style:font-weight-complex="normal"/>
    </style:style>
    <style:style style:name="P14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style:font-name-asian="Calibri" style:font-size-asian="10pt" style:font-weight-asian="normal" style:font-name-complex="Calibri" style:font-size-complex="10pt" style:font-weight-complex="normal"/>
    </style:style>
    <style:style style:name="P14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23a526" style:font-name-asian="Calibri" style:font-size-asian="10pt" style:font-weight-asian="normal" style:font-name-complex="Calibri" style:font-size-complex="10pt" style:font-weight-complex="normal"/>
    </style:style>
    <style:style style:name="P14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b8cd08" style:font-name-asian="Calibri" style:font-size-asian="10pt" style:font-weight-asian="normal" style:font-name-complex="Calibri" style:font-size-complex="10pt" style:font-weight-complex="normal"/>
    </style:style>
    <style:style style:name="P145"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d6281c" style:font-name-asian="Calibri" style:font-size-asian="10pt" style:font-weight-asian="normal" style:font-name-complex="Calibri" style:font-size-complex="10pt" style:font-weight-complex="normal"/>
    </style:style>
    <style:style style:name="P14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e49bae" style:font-name-asian="Calibri" style:font-size-asian="10pt" style:font-weight-asian="normal" style:font-name-complex="Calibri" style:font-size-complex="10pt" style:font-weight-complex="normal"/>
    </style:style>
    <style:style style:name="P14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f3fe21" style:font-name-asian="Calibri" style:font-size-asian="10pt" style:font-weight-asian="normal" style:font-name-complex="Calibri" style:font-size-complex="10pt" style:font-weight-complex="normal"/>
    </style:style>
    <style:style style:name="P14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fd02f1" style:font-name-asian="Calibri" style:font-size-asian="10pt" style:font-weight-asian="normal" style:font-name-complex="Calibri" style:font-size-complex="10pt" style:font-weight-complex="normal"/>
    </style:style>
    <style:style style:name="P149"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41650f" style:font-name-asian="Calibri" style:font-size-asian="10pt" style:font-weight-asian="normal" style:font-name-complex="Calibri" style:font-size-complex="10pt" style:font-weight-complex="normal"/>
    </style:style>
    <style:style style:name="P150"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b2eb06" style:font-name-asian="Calibri" style:font-size-asian="10pt" style:font-weight-asian="normal" style:font-name-complex="Calibri" style:font-size-complex="10pt" style:font-weight-complex="normal"/>
    </style:style>
    <style:style style:name="P15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0b8a0d" style:font-name-asian="Calibri" style:font-size-asian="10pt" style:font-weight-asian="normal" style:font-name-complex="Calibri" style:font-size-complex="10pt" style:font-weight-complex="normal"/>
    </style:style>
    <style:style style:name="P15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0a20d1" style:font-name-asian="Calibri" style:font-size-asian="10pt" style:font-weight-asian="normal" style:font-name-complex="Calibri" style:font-size-complex="10pt" style:font-weight-complex="normal"/>
    </style:style>
    <style:style style:name="P15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faa28a" style:font-name-asian="Calibri" style:font-size-asian="10pt" style:font-weight-asian="normal" style:font-name-complex="Calibri" style:font-size-complex="10pt" style:font-weight-complex="normal"/>
    </style:style>
    <style:style style:name="P15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7b8ac6" style:font-name-asian="Calibri" style:font-size-asian="10pt" style:font-weight-asian="normal" style:font-name-complex="Calibri" style:font-size-complex="10pt" style:font-weight-complex="normal"/>
    </style:style>
    <style:style style:name="P155"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c0954e" style:font-name-asian="Calibri" style:font-size-asian="10pt" style:font-weight-asian="normal" style:font-name-complex="Calibri" style:font-size-complex="10pt" style:font-weight-complex="normal"/>
    </style:style>
    <style:style style:name="P156"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style:font-name-asian="Calibri" style:font-size-asian="10pt" style:font-weight-asian="normal" style:font-name-complex="Calibri" style:font-size-complex="10pt" style:font-weight-complex="normal"/>
    </style:style>
    <style:style style:name="P157"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officeooo:paragraph-rsid="00a85ce2" style:font-name-asian="Calibri" style:font-size-asian="10pt" style:font-weight-asian="normal" style:font-name-complex="Calibri" style:font-size-complex="10pt" style:font-weight-complex="normal"/>
    </style:style>
    <style:style style:name="P158"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officeooo:paragraph-rsid="010b8a0d" style:font-name-asian="Calibri" style:font-size-asian="10pt" style:font-weight-asian="normal" style:font-name-complex="Calibri" style:font-size-complex="10pt" style:font-weight-complex="normal"/>
    </style:style>
    <style:style style:name="P159"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officeooo:paragraph-rsid="0141650f" style:font-name-asian="Calibri" style:font-size-asian="10pt" style:font-weight-asian="normal" style:font-name-complex="Calibri" style:font-size-complex="10pt" style:font-weight-complex="normal"/>
    </style:style>
    <style:style style:name="P160"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officeooo:paragraph-rsid="0171c6c7" style:font-name-asian="Calibri" style:font-size-asian="10pt" style:font-weight-asian="normal" style:font-name-complex="Calibri" style:font-size-complex="10pt" style:font-weight-complex="normal"/>
    </style:style>
    <style:style style:name="P16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23a526" officeooo:paragraph-rsid="0023a526" style:font-name-asian="Calibri" style:font-size-asian="10pt" style:font-weight-asian="normal" style:font-name-complex="Calibri" style:font-size-complex="10pt" style:font-weight-complex="normal"/>
    </style:style>
    <style:style style:name="P16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c92e72" officeooo:paragraph-rsid="00e49bae" style:font-name-asian="Calibri" style:font-size-asian="10pt" style:font-weight-asian="normal" style:font-name-complex="Calibri" style:font-size-complex="10pt" style:font-weight-complex="normal"/>
    </style:style>
    <style:style style:name="P16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c92e72" officeooo:paragraph-rsid="01b2eb06" style:font-name-asian="Calibri" style:font-size-asian="10pt" style:font-weight-asian="normal" style:font-name-complex="Calibri" style:font-size-complex="10pt" style:font-weight-complex="normal"/>
    </style:style>
    <style:style style:name="P16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142de4" officeooo:paragraph-rsid="00e49bae" style:font-name-asian="Calibri" style:font-size-asian="10pt" style:font-weight-asian="normal" style:font-name-complex="Calibri" style:font-size-complex="10pt" style:font-weight-complex="normal"/>
    </style:style>
    <style:style style:name="P165"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officeooo:rsid="00ef9a58" officeooo:paragraph-rsid="00ef9a58" style:font-name-asian="Calibri" style:font-size-asian="10pt" style:font-weight-asian="normal" style:font-name-complex="Calibri" style:font-size-complex="10pt" style:font-weight-complex="normal"/>
    </style:style>
    <style:style style:name="P16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68a3a" style:font-name-asian="Calibri" style:font-size-asian="10pt" style:font-weight-asian="normal" style:font-name-complex="Calibri" style:font-size-complex="10pt" style:font-weight-complex="normal"/>
    </style:style>
    <style:style style:name="P16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68a3a" officeooo:paragraph-rsid="00ef9a58" style:font-name-asian="Calibri" style:font-size-asian="10pt" style:font-weight-asian="normal" style:font-name-complex="Calibri" style:font-size-complex="10pt" style:font-weight-complex="normal"/>
    </style:style>
    <style:style style:name="P16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6b5dc" style:font-name-asian="Calibri" style:font-size-asian="10pt" style:font-weight-asian="normal" style:font-name-complex="Calibri" style:font-size-complex="10pt" style:font-weight-complex="normal"/>
    </style:style>
    <style:style style:name="P169"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6b5dc" officeooo:paragraph-rsid="00f6b5dc" style:font-name-asian="Calibri" style:font-size-asian="10pt" style:font-weight-asian="normal" style:font-name-complex="Calibri" style:font-size-complex="10pt" style:font-weight-complex="normal"/>
    </style:style>
    <style:style style:name="P170"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6649e2" style:font-name-asian="Calibri" style:font-size-asian="10pt" style:font-weight-asian="normal" style:font-name-complex="Calibri" style:font-size-complex="10pt" style:font-weight-complex="normal"/>
    </style:style>
    <style:style style:name="P17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e90c3b" style:font-name-asian="Calibri" style:font-size-asian="10pt" style:font-weight-asian="normal" style:font-name-complex="Calibri" style:font-size-complex="10pt" style:font-weight-complex="normal"/>
    </style:style>
    <style:style style:name="P17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079971" style:font-name-asian="Calibri" style:font-size-asian="10pt" style:font-weight-asian="normal" style:font-name-complex="Calibri" style:font-size-complex="10pt" style:font-weight-complex="normal"/>
    </style:style>
    <style:style style:name="P17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c5af3" style:font-name-asian="Calibri" style:font-size-asian="10pt" style:font-weight-asian="normal" style:font-name-complex="Calibri" style:font-size-complex="10pt" style:font-weight-complex="normal"/>
    </style:style>
    <style:style style:name="P17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736f17" officeooo:paragraph-rsid="01736f17" style:font-name-asian="Calibri" style:font-size-asian="10pt" style:font-weight-asian="normal" style:font-name-complex="Calibri" style:font-size-complex="10pt" style:font-weight-complex="normal"/>
    </style:style>
    <style:style style:name="P175"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736f17" officeooo:paragraph-rsid="0173b406" style:font-name-asian="Calibri" style:font-size-asian="10pt" style:font-weight-asian="normal" style:font-name-complex="Calibri" style:font-size-complex="10pt" style:font-weight-complex="normal"/>
    </style:style>
    <style:style style:name="P17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7567bd" officeooo:paragraph-rsid="0173b406" style:font-name-asian="Calibri" style:font-size-asian="10pt" style:font-weight-asian="normal" style:font-name-complex="Calibri" style:font-size-complex="10pt" style:font-weight-complex="normal"/>
    </style:style>
    <style:style style:name="P17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ce0b4a" style:font-name-asian="Calibri" style:font-size-asian="10pt" style:font-weight-asian="normal" style:font-name-complex="Calibri" style:font-size-complex="10pt" style:font-weight-complex="normal"/>
    </style:style>
    <style:style style:name="P17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67ae11" style:font-name-asian="Calibri" style:font-size-asian="10pt" style:font-weight-asian="normal" style:font-name-complex="Calibri" style:font-size-complex="10pt" style:font-weight-complex="normal"/>
    </style:style>
    <style:style style:name="P179"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4bf50b" style:font-name-asian="Calibri" style:font-size-asian="10pt" style:font-weight-asian="normal" style:font-name-complex="Calibri" style:font-size-complex="10pt" style:font-weight-complex="normal"/>
    </style:style>
    <style:style style:name="P180"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e2418" officeooo:paragraph-rsid="0141650f" style:font-name-asian="Calibri" style:font-size-asian="10pt" style:font-weight-asian="normal" style:font-name-complex="Calibri" style:font-size-complex="10pt" style:font-weight-complex="normal"/>
    </style:style>
    <style:style style:name="P18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29bb7a5" officeooo:paragraph-rsid="029bb7a5" style:font-name-asian="Calibri" style:font-size-asian="10pt" style:font-weight-asian="normal" style:font-name-complex="Calibri" style:font-size-complex="10pt" style:font-weight-complex="normal"/>
    </style:style>
    <style:style style:name="P18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7ce98" officeooo:paragraph-rsid="00f6b5dc" style:font-name-asian="Calibri" style:font-size-asian="10pt" style:font-weight-asian="normal" style:font-name-complex="Calibri" style:font-size-complex="10pt" style:font-weight-complex="normal"/>
    </style:style>
    <style:style style:name="P18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2416863" officeooo:paragraph-rsid="01dfbc92" style:font-name-asian="Calibri" style:font-size-asian="10pt" style:font-weight-asian="normal" style:font-name-complex="Calibri" style:font-size-complex="10pt" style:font-weight-complex="normal"/>
    </style:style>
    <style:style style:name="P18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bc4eff" officeooo:paragraph-rsid="00433b92" style:font-name-asian="Calibri" style:font-size-asian="10pt" style:font-weight-asian="normal" style:font-name-complex="Calibri" style:font-size-complex="10pt" style:font-weight-complex="normal"/>
    </style:style>
    <style:style style:name="P185"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2de0f1b" officeooo:paragraph-rsid="02e0f98c" style:font-name-asian="Calibri" style:font-size-asian="10pt" style:font-weight-asian="normal" style:font-name-complex="Calibri" style:font-size-complex="10pt" style:font-weight-complex="normal"/>
    </style:style>
    <style:style style:name="P18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da2167" officeooo:paragraph-rsid="00beaa15" style:font-name-asian="Calibri" style:font-size-asian="10pt" style:font-weight-asian="normal" style:font-name-complex="Calibri" style:font-size-complex="10pt" style:font-weight-complex="normal"/>
    </style:style>
    <style:style style:name="P18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33f18f6" style:font-name-asian="Calibri" style:font-size-asian="10pt" style:font-weight-asian="normal" style:font-name-complex="Calibri" style:font-size-complex="10pt" style:font-weight-complex="normal"/>
    </style:style>
    <style:style style:name="P18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05ef5b" style:font-name-asian="Calibri" style:font-size-asian="10pt" style:font-weight-asian="normal" style:font-name-complex="Calibri" style:font-size-complex="10pt" style:font-weight-complex="normal"/>
    </style:style>
    <style:style style:name="P189"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2ef1a5d" style:font-name-asian="Calibri" style:font-size-asian="10pt" style:font-weight-asian="normal" style:font-name-complex="Calibri" style:font-size-complex="10pt" style:font-weight-complex="normal"/>
    </style:style>
    <style:style style:name="P190"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d4cd69" officeooo:paragraph-rsid="03cd50b1" style:font-name-asian="Calibri" style:font-size-asian="10pt" style:font-weight-asian="normal" style:font-name-complex="Calibri" style:font-size-complex="10pt" style:font-weight-complex="normal"/>
    </style:style>
    <style:style style:name="P19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e49bae" fo:background-color="#ffff00" style:font-name-asian="Calibri" style:font-size-asian="10pt" style:font-weight-asian="normal" style:font-name-complex="Calibri" style:font-size-complex="10pt" style:font-weight-complex="normal"/>
    </style:style>
    <style:style style:name="P19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a85ce2" fo:background-color="#ffff00" style:font-name-asian="Calibri" style:font-size-asian="10pt" style:font-weight-asian="normal" style:font-name-complex="Calibri" style:font-size-complex="10pt" style:font-weight-complex="normal"/>
    </style:style>
    <style:style style:name="P19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67ae11" fo:background-color="#ffff00" style:font-name-asian="Calibri" style:font-size-asian="10pt" style:font-weight-asian="normal" style:font-name-complex="Calibri" style:font-size-complex="10pt" style:font-weight-complex="normal"/>
    </style:style>
    <style:style style:name="P19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34a11ce" officeooo:paragraph-rsid="0059955e" fo:background-color="#ffff00" style:font-name-asian="Calibri" style:font-size-asian="10pt" style:font-weight-asian="normal" style:font-name-complex="Calibri" style:font-size-complex="10pt" style:font-weight-complex="normal"/>
    </style:style>
    <style:style style:name="P195" style:family="paragraph" style:parent-style-name="Default">
      <style:paragraph-properties style:text-autospace="none"/>
      <style:text-properties fo:color="#000000" loext:opacity="100%" style:text-line-through-style="none" style:text-line-through-type="none" style:font-name="Open Sans" fo:font-size="10pt" fo:language="en" fo:country="GB" style:text-underline-style="none" fo:font-weight="normal" officeooo:rsid="0344d9f5" officeooo:paragraph-rsid="0344d9f5" fo:background-color="#ffff00" style:font-name-asian="Calibri" style:font-size-asian="10pt" style:font-weight-asian="normal" style:font-name-complex="Calibri" style:font-size-complex="10pt" style:font-weight-complex="normal"/>
    </style:style>
    <style:style style:name="P19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fo:background-color="transparent" style:font-name-asian="Calibri" style:font-size-asian="10pt" style:font-weight-asian="normal" style:font-name-complex="Calibri" style:font-size-complex="10pt" style:font-weight-complex="normal"/>
    </style:style>
    <style:style style:name="P19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1b1cae4" fo:background-color="transparent" style:font-name-asian="Calibri" style:font-size-asian="10pt" style:font-weight-asian="normal" style:font-name-complex="Calibri" style:font-size-complex="10pt" style:font-weight-complex="normal"/>
    </style:style>
    <style:style style:name="P19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e617e3" officeooo:paragraph-rsid="00e617e3" fo:background-color="transparent" style:font-name-asian="Calibri" style:font-size-asian="10pt" style:font-weight-asian="normal" style:font-name-complex="Calibri" style:font-size-complex="10pt" style:font-weight-complex="normal"/>
    </style:style>
    <style:style style:name="P199"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1b36f5" officeooo:paragraph-rsid="011b36f5" fo:background-color="transparent" style:font-name-asian="Calibri" style:font-size-asian="10pt" style:font-weight-asian="normal" style:font-name-complex="Calibri" style:font-size-complex="10pt" style:font-weight-complex="normal"/>
    </style:style>
    <style:style style:name="P200"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1b36f5" officeooo:paragraph-rsid="0198e27f" fo:background-color="transparent" style:font-name-asian="Calibri" style:font-size-asian="10pt" style:font-weight-asian="normal" style:font-name-complex="Calibri" style:font-size-complex="10pt" style:font-weight-complex="normal"/>
    </style:style>
    <style:style style:name="P20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fd02f1" officeooo:paragraph-rsid="00e49bae" fo:background-color="transparent" style:font-name-asian="Calibri" style:font-size-asian="10pt" style:font-weight-asian="normal" style:font-name-complex="Calibri" style:font-size-complex="10pt" style:font-weight-complex="normal"/>
    </style:style>
    <style:style style:name="P20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52bf56" officeooo:paragraph-rsid="0152bf56" fo:background-color="transparent" style:font-name-asian="Calibri" style:font-size-asian="10pt" style:font-weight-asian="normal" style:font-name-complex="Calibri" style:font-size-complex="10pt" style:font-weight-complex="normal"/>
    </style:style>
    <style:style style:name="P20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5354e2" officeooo:paragraph-rsid="0152bf56" fo:background-color="transparent" style:font-name-asian="Calibri" style:font-size-asian="10pt" style:font-weight-asian="normal" style:font-name-complex="Calibri" style:font-size-complex="10pt" style:font-weight-complex="normal"/>
    </style:style>
    <style:style style:name="P20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954b1e" officeooo:paragraph-rsid="0194d09c" fo:background-color="transparent" style:font-name-asian="Calibri" style:font-size-asian="10pt" style:font-weight-asian="normal" style:font-name-complex="Calibri" style:font-size-complex="10pt" style:font-weight-complex="normal"/>
    </style:style>
    <style:style style:name="P205"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954b1e" officeooo:paragraph-rsid="01954b1e" fo:background-color="transparent" style:font-name-asian="Calibri" style:font-size-asian="10pt" style:font-weight-asian="normal" style:font-name-complex="Calibri" style:font-size-complex="10pt" style:font-weight-complex="normal"/>
    </style:style>
    <style:style style:name="P20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e2febd" officeooo:paragraph-rsid="01e2febd" fo:background-color="transparent" style:font-name-asian="Calibri" style:font-size-asian="10pt" style:font-weight-asian="normal" style:font-name-complex="Calibri" style:font-size-complex="10pt" style:font-weight-complex="normal"/>
    </style:style>
    <style:style style:name="P20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e2febd" officeooo:paragraph-rsid="01e68bae" fo:background-color="transparent" style:font-name-asian="Calibri" style:font-size-asian="10pt" style:font-weight-asian="normal" style:font-name-complex="Calibri" style:font-size-complex="10pt" style:font-weight-complex="normal"/>
    </style:style>
    <style:style style:name="P20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659768" officeooo:paragraph-rsid="01dd7cae" fo:background-color="transparent" style:font-name-asian="Calibri" style:font-size-asian="10pt" style:font-weight-asian="normal" style:font-name-complex="Calibri" style:font-size-complex="10pt" style:font-weight-complex="normal"/>
    </style:style>
    <style:style style:name="P209"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659768" officeooo:paragraph-rsid="00f68a3a" fo:background-color="#ffbf00" style:font-name-asian="Calibri" style:font-size-asian="10pt" style:font-weight-asian="normal" style:font-name-complex="Calibri" style:font-size-complex="10pt" style:font-weight-complex="normal"/>
    </style:style>
    <style:style style:name="P210"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bold" style:font-name-asian="Calibri" style:font-size-asian="10pt" style:font-weight-asian="bold" style:font-name-complex="Calibri" style:font-size-complex="10pt" style:font-weight-complex="bold"/>
    </style:style>
    <style:style style:name="P211"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bold" officeooo:paragraph-rsid="00d6c5bd" style:font-name-asian="Calibri" style:font-size-asian="10pt" style:font-weight-asian="bold" style:font-name-complex="Calibri" style:font-size-complex="10pt" style:font-weight-complex="bold"/>
    </style:style>
    <style:style style:name="P212"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bold" fo:background-color="transparent" style:font-name-asian="Calibri" style:font-size-asian="10pt" style:font-weight-asian="bold" style:font-name-complex="Calibri" style:font-size-complex="10pt" style:font-weight-complex="bold"/>
    </style:style>
    <style:style style:name="P213"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P214"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fo:font-style="normal" style:text-underline-style="none" fo:font-weight="normal" officeooo:paragraph-rsid="010ef6e8" style:font-name-asian="Calibri" style:font-size-asian="10pt" style:font-style-asian="normal" style:font-weight-asian="normal" style:font-name-complex="Calibri" style:font-size-complex="10pt" style:font-style-complex="normal" style:font-weight-complex="normal"/>
    </style:style>
    <style:style style:name="P215"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fo:font-style="normal" style:text-underline-style="none" fo:font-weight="normal" officeooo:paragraph-rsid="0110b02a" fo:background-color="transparent" style:font-name-asian="Calibri" style:font-size-asian="10pt" style:font-style-asian="normal" style:font-weight-asian="normal" style:font-name-complex="Calibri" style:font-size-complex="10pt" style:font-style-complex="normal" style:font-weight-complex="normal"/>
    </style:style>
    <style:style style:name="P216"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en" fo:country="GB" fo:font-style="normal" style:text-underline-style="none" fo:font-weight="normal" officeooo:rsid="007bb2d8" officeooo:paragraph-rsid="00e49bae" fo:background-color="transparent" style:font-name-asian="Calibri" style:font-size-asian="10pt" style:font-style-asian="normal" style:font-weight-asian="normal" style:font-name-complex="Calibri" style:font-size-complex="10pt" style:font-style-complex="normal" style:font-weight-complex="normal"/>
    </style:style>
    <style:style style:name="P217"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fo:language="pt" fo:country="none" style:text-underline-style="none" fo:font-weight="normal" style:font-name-asian="Calibri" style:font-size-asian="10pt" style:font-weight-asian="normal" style:font-name-complex="Calibri" style:font-size-complex="10pt" style:font-weight-complex="normal"/>
    </style:style>
    <style:style style:name="P218" style:family="paragraph" style:parent-style-name="Default">
      <style:paragraph-properties fo:text-align="justify" style:justify-single-word="false" style:text-autospace="none"/>
      <style:text-properties fo:color="#000000" loext:opacity="100%" style:text-line-through-style="none" style:text-line-through-type="none" style:font-name="Open Sans" fo:font-size="10pt" style:text-underline-style="none" fo:font-weight="normal" officeooo:rsid="01884b9c" officeooo:paragraph-rsid="010a20d1" style:font-name-asian="Calibri" style:font-size-asian="10pt" style:font-weight-asian="normal" style:font-name-complex="Calibri" style:font-size-complex="10pt" style:font-weight-complex="normal"/>
    </style:style>
    <style:style style:name="P219" style:family="paragraph" style:parent-style-name="Default">
      <style:paragraph-properties fo:text-align="justify" style:justify-single-word="false" style:text-autospace="none"/>
      <style:text-properties fo:color="#000000" loext:opacity="100%" style:text-line-through-style="none" style:text-line-through-type="none" style:font-name="Open Sans2" fo:font-size="10pt" fo:language="en" fo:country="GB" style:text-underline-style="none" fo:font-weight="normal" fo:background-color="transparent" style:font-name-asian="Calibri" style:font-size-asian="10pt" style:font-weight-asian="normal" style:font-name-complex="Calibri" style:font-size-complex="14pt" style:font-weight-complex="normal"/>
    </style:style>
    <style:style style:name="P220" style:family="paragraph" style:parent-style-name="Default">
      <style:paragraph-properties fo:text-align="justify" style:justify-single-word="false" style:text-autospace="none"/>
      <style:text-properties fo:color="#000000" loext:opacity="100%" style:text-line-through-style="none" style:text-line-through-type="none" style:font-name="Open Sans2" fo:font-size="10pt" fo:language="en" fo:country="GB" style:text-underline-style="none" fo:font-weight="normal" officeooo:rsid="00c0ca70" officeooo:paragraph-rsid="00c0ca70" fo:background-color="transparent" style:font-name-asian="Calibri" style:font-size-asian="10pt" style:font-weight-asian="normal" style:font-name-complex="Calibri" style:font-size-complex="14pt" style:font-weight-complex="normal"/>
    </style:style>
    <style:style style:name="P221" style:family="paragraph" style:parent-style-name="Default">
      <style:paragraph-properties fo:text-align="start" style:justify-single-word="false" style:text-autospace="none"/>
      <style:text-properties fo:color="#000000" loext:opacity="100%" style:text-line-through-style="none" style:text-line-through-type="none" style:font-name="Calibri2" fo:font-size="12pt" fo:language="en" fo:country="GB" style:text-underline-style="none" fo:font-weight="normal" officeooo:rsid="00b25ffb" style:font-name-asian="Calibri" style:font-size-asian="12pt" style:font-weight-asian="normal" style:font-name-complex="Calibri" style:font-size-complex="12pt" style:font-weight-complex="normal"/>
    </style:style>
    <style:style style:name="P222" style:family="paragraph" style:parent-style-name="Default">
      <style:paragraph-properties fo:text-align="justify" style:justify-single-word="false" style:text-autospace="none"/>
      <style:text-properties fo:color="#000000" loext:opacity="100%" style:text-line-through-style="none" style:text-line-through-type="none" style:font-name="Open Sans1" fo:font-size="10pt" fo:language="en" fo:country="GB" style:text-underline-style="none" fo:font-weight="normal" officeooo:paragraph-rsid="0141650f" fo:background-color="transparent" style:font-name-asian="Calibri" style:font-size-asian="10pt" style:font-weight-asian="normal" style:font-name-complex="Calibri" style:font-size-complex="14pt" style:font-weight-complex="normal"/>
    </style:style>
    <style:style style:name="P223" style:family="paragraph" style:parent-style-name="Default">
      <style:paragraph-properties fo:text-align="justify" style:justify-single-word="false" style:text-autospace="none"/>
      <style:text-properties fo:color="#000000" loext:opacity="100%" style:font-name="Open Sans1" fo:font-size="10pt" fo:language="en" fo:country="GB" fo:font-weight="normal" fo:background-color="#ffe994" style:font-size-asian="10pt" style:font-weight-asian="normal" style:font-size-complex="10pt"/>
    </style:style>
    <style:style style:name="P224" style:family="paragraph" style:parent-style-name="Default">
      <style:paragraph-properties fo:text-align="justify" style:justify-single-word="false" style:text-autospace="none"/>
      <style:text-properties fo:color="#000000" loext:opacity="100%" style:font-name="Open Sans1" fo:font-size="10pt" fo:language="en" fo:country="GB" fo:font-weight="normal" officeooo:rsid="011b36f5" officeooo:paragraph-rsid="011b36f5" fo:background-color="transparent" style:font-name-asian="Calibri" style:font-size-asian="10pt" style:font-weight-asian="normal" style:font-name-complex="Calibri" style:font-size-complex="12pt" style:font-weight-complex="normal"/>
    </style:style>
    <style:style style:name="P225" style:family="paragraph" style:parent-style-name="Default">
      <style:paragraph-properties fo:text-align="justify" style:justify-single-word="false" style:text-autospace="none"/>
      <style:text-properties fo:color="#000000" loext:opacity="100%" style:font-name="Open Sans1" fo:font-size="10pt" fo:language="en" fo:country="GB" fo:font-weight="normal" officeooo:rsid="011b36f5" officeooo:paragraph-rsid="03fa7c84" fo:background-color="transparent" style:font-name-asian="Calibri" style:font-size-asian="10pt" style:font-weight-asian="normal" style:font-name-complex="Calibri" style:font-size-complex="12pt" style:font-weight-complex="normal"/>
    </style:style>
    <style:style style:name="P226" style:family="paragraph" style:parent-style-name="Default">
      <style:paragraph-properties fo:text-align="justify" style:justify-single-word="false" style:text-autospace="none"/>
    </style:style>
    <style:style style:name="P227" style:family="paragraph" style:parent-style-name="Default">
      <style:paragraph-properties fo:text-align="justify" style:justify-single-word="false" style:text-autospace="none"/>
      <style:text-properties officeooo:paragraph-rsid="00a85ce2"/>
    </style:style>
    <style:style style:name="P228" style:family="paragraph" style:parent-style-name="Default">
      <style:paragraph-properties fo:text-align="justify" style:justify-single-word="false" style:text-autospace="none"/>
      <style:text-properties officeooo:paragraph-rsid="0023a526"/>
    </style:style>
    <style:style style:name="P229" style:family="paragraph" style:parent-style-name="Default">
      <style:paragraph-properties fo:text-align="justify" style:justify-single-word="false" style:text-autospace="none"/>
      <style:text-properties officeooo:paragraph-rsid="00b8cd08"/>
    </style:style>
    <style:style style:name="P230" style:family="paragraph" style:parent-style-name="Default">
      <style:paragraph-properties fo:text-align="justify" style:justify-single-word="false" style:text-autospace="none"/>
      <style:text-properties officeooo:paragraph-rsid="00beaa15"/>
    </style:style>
    <style:style style:name="P231" style:family="paragraph" style:parent-style-name="Default">
      <style:paragraph-properties fo:text-align="justify" style:justify-single-word="false" style:text-autospace="none"/>
      <style:text-properties officeooo:paragraph-rsid="00c0ca70"/>
    </style:style>
    <style:style style:name="P232" style:family="paragraph" style:parent-style-name="Default">
      <style:paragraph-properties fo:text-align="justify" style:justify-single-word="false" style:text-autospace="none"/>
      <style:text-properties officeooo:paragraph-rsid="001f334a"/>
    </style:style>
    <style:style style:name="P233" style:family="paragraph" style:parent-style-name="Default">
      <style:paragraph-properties fo:text-align="justify" style:justify-single-word="false" style:text-autospace="none"/>
      <style:text-properties officeooo:paragraph-rsid="00d6281c"/>
    </style:style>
    <style:style style:name="P234" style:family="paragraph" style:parent-style-name="Default">
      <style:paragraph-properties fo:text-align="justify" style:justify-single-word="false" style:text-autospace="none"/>
      <style:text-properties officeooo:paragraph-rsid="00d6c5bd"/>
    </style:style>
    <style:style style:name="P235" style:family="paragraph" style:parent-style-name="Default">
      <style:paragraph-properties fo:text-align="justify" style:justify-single-word="false" style:text-autospace="none"/>
      <style:text-properties officeooo:paragraph-rsid="00848085"/>
    </style:style>
    <style:style style:name="P236" style:family="paragraph" style:parent-style-name="Default">
      <style:paragraph-properties fo:text-align="justify" style:justify-single-word="false" style:text-autospace="none"/>
      <style:text-properties officeooo:paragraph-rsid="00dca5ec"/>
    </style:style>
    <style:style style:name="P237" style:family="paragraph" style:parent-style-name="Default">
      <style:paragraph-properties fo:text-align="justify" style:justify-single-word="false" style:text-autospace="none"/>
      <style:text-properties officeooo:paragraph-rsid="00e25654"/>
    </style:style>
    <style:style style:name="P238" style:family="paragraph" style:parent-style-name="Default">
      <style:paragraph-properties fo:text-align="justify" style:justify-single-word="false" style:text-autospace="none"/>
      <style:text-properties officeooo:paragraph-rsid="00e49bae"/>
    </style:style>
    <style:style style:name="P239" style:family="paragraph" style:parent-style-name="Default">
      <style:paragraph-properties fo:text-align="justify" style:justify-single-word="false" style:text-autospace="none"/>
      <style:text-properties officeooo:paragraph-rsid="00e617e3"/>
    </style:style>
    <style:style style:name="P240" style:family="paragraph" style:parent-style-name="Default">
      <style:paragraph-properties fo:text-align="justify" style:justify-single-word="false" style:text-autospace="none"/>
      <style:text-properties officeooo:paragraph-rsid="00e7831b"/>
    </style:style>
    <style:style style:name="P241" style:family="paragraph" style:parent-style-name="Default">
      <style:paragraph-properties fo:text-align="justify" style:justify-single-word="false" style:text-autospace="none"/>
      <style:text-properties officeooo:paragraph-rsid="00e90c3b"/>
    </style:style>
    <style:style style:name="P242" style:family="paragraph" style:parent-style-name="Default">
      <style:paragraph-properties fo:text-align="justify" style:justify-single-word="false" style:text-autospace="none"/>
      <style:text-properties officeooo:paragraph-rsid="0056ebb1"/>
    </style:style>
    <style:style style:name="P243" style:family="paragraph" style:parent-style-name="Default">
      <style:paragraph-properties fo:text-align="justify" style:justify-single-word="false" style:text-autospace="none"/>
      <style:text-properties officeooo:paragraph-rsid="0059955e"/>
    </style:style>
    <style:style style:name="P244" style:family="paragraph" style:parent-style-name="Default">
      <style:paragraph-properties fo:text-align="justify" style:justify-single-word="false" style:text-autospace="none"/>
      <style:text-properties officeooo:paragraph-rsid="00f68a3a"/>
    </style:style>
    <style:style style:name="P245" style:family="paragraph" style:parent-style-name="Default">
      <style:paragraph-properties fo:text-align="justify" style:justify-single-word="false" style:text-autospace="none"/>
      <style:text-properties officeooo:paragraph-rsid="00f6b5dc"/>
    </style:style>
    <style:style style:name="P246" style:family="paragraph" style:parent-style-name="Default">
      <style:paragraph-properties fo:text-align="justify" style:justify-single-word="false" style:text-autospace="none"/>
      <style:text-properties officeooo:paragraph-rsid="00f71e76"/>
    </style:style>
    <style:style style:name="P247" style:family="paragraph" style:parent-style-name="Default">
      <style:paragraph-properties fo:text-align="justify" style:justify-single-word="false" style:text-autospace="none"/>
      <style:text-properties officeooo:paragraph-rsid="00fd02f1"/>
    </style:style>
    <style:style style:name="P248" style:family="paragraph" style:parent-style-name="Default">
      <style:paragraph-properties fo:text-align="justify" style:justify-single-word="false" style:text-autospace="none"/>
      <style:text-properties officeooo:paragraph-rsid="01079971"/>
    </style:style>
    <style:style style:name="P249" style:family="paragraph" style:parent-style-name="Default">
      <style:paragraph-properties fo:text-align="justify" style:justify-single-word="false" style:text-autospace="none"/>
      <style:text-properties officeooo:paragraph-rsid="010a20d1"/>
    </style:style>
    <style:style style:name="P250" style:family="paragraph" style:parent-style-name="Default">
      <style:paragraph-properties fo:text-align="justify" style:justify-single-word="false" style:text-autospace="none"/>
      <style:text-properties officeooo:paragraph-rsid="010b8a0d"/>
    </style:style>
    <style:style style:name="P251" style:family="paragraph" style:parent-style-name="Default">
      <style:paragraph-properties fo:text-align="justify" style:justify-single-word="false" style:text-autospace="none"/>
      <style:text-properties officeooo:paragraph-rsid="010bb931"/>
    </style:style>
    <style:style style:name="P252" style:family="paragraph" style:parent-style-name="Default">
      <style:paragraph-properties fo:text-align="justify" style:justify-single-word="false" style:text-autospace="none"/>
      <style:text-properties officeooo:paragraph-rsid="010d2ce5"/>
    </style:style>
    <style:style style:name="P253" style:family="paragraph" style:parent-style-name="Default">
      <style:paragraph-properties fo:text-align="justify" style:justify-single-word="false" style:text-autospace="none"/>
      <style:text-properties officeooo:paragraph-rsid="010ef6e8"/>
    </style:style>
    <style:style style:name="P254" style:family="paragraph" style:parent-style-name="Default">
      <style:paragraph-properties fo:text-align="justify" style:justify-single-word="false" style:text-autospace="none"/>
      <style:text-properties officeooo:paragraph-rsid="0110b02a"/>
    </style:style>
    <style:style style:name="P255" style:family="paragraph" style:parent-style-name="Default">
      <style:paragraph-properties fo:text-align="justify" style:justify-single-word="false" style:text-autospace="none"/>
      <style:text-properties officeooo:paragraph-rsid="01120272"/>
    </style:style>
    <style:style style:name="P256" style:family="paragraph" style:parent-style-name="Default">
      <style:paragraph-properties fo:text-align="justify" style:justify-single-word="false" style:text-autospace="none"/>
      <style:text-properties officeooo:paragraph-rsid="011b36f5"/>
    </style:style>
    <style:style style:name="P257" style:family="paragraph" style:parent-style-name="Default">
      <style:paragraph-properties fo:text-align="justify" style:justify-single-word="false" style:text-autospace="none"/>
      <style:text-properties officeooo:paragraph-rsid="0136cac6"/>
    </style:style>
    <style:style style:name="P258" style:family="paragraph" style:parent-style-name="Default">
      <style:paragraph-properties fo:text-align="justify" style:justify-single-word="false" style:text-autospace="none"/>
      <style:text-properties officeooo:paragraph-rsid="00ef9a58"/>
    </style:style>
    <style:style style:name="P259" style:family="paragraph" style:parent-style-name="Default">
      <style:paragraph-properties fo:text-align="justify" style:justify-single-word="false" style:text-autospace="none"/>
      <style:text-properties officeooo:paragraph-rsid="0141650f"/>
    </style:style>
    <style:style style:name="P260" style:family="paragraph" style:parent-style-name="Default">
      <style:paragraph-properties fo:text-align="justify" style:justify-single-word="false" style:text-autospace="none"/>
      <style:text-properties officeooo:paragraph-rsid="0152bf56"/>
    </style:style>
    <style:style style:name="P261" style:family="paragraph" style:parent-style-name="Default">
      <style:paragraph-properties fo:text-align="justify" style:justify-single-word="false" style:text-autospace="none"/>
      <style:text-properties officeooo:paragraph-rsid="0154073e"/>
    </style:style>
    <style:style style:name="P262" style:family="paragraph" style:parent-style-name="Default">
      <style:paragraph-properties fo:text-align="justify" style:justify-single-word="false" style:text-autospace="none"/>
      <style:text-properties officeooo:paragraph-rsid="015c7434"/>
    </style:style>
    <style:style style:name="P263" style:family="paragraph" style:parent-style-name="Default">
      <style:paragraph-properties fo:text-align="justify" style:justify-single-word="false" style:text-autospace="none"/>
      <style:text-properties officeooo:paragraph-rsid="015fdb62"/>
    </style:style>
    <style:style style:name="P264" style:family="paragraph" style:parent-style-name="Default">
      <style:paragraph-properties fo:text-align="justify" style:justify-single-word="false" style:text-autospace="none"/>
      <style:text-properties officeooo:paragraph-rsid="00fadf30"/>
    </style:style>
    <style:style style:name="P265" style:family="paragraph" style:parent-style-name="Default">
      <style:paragraph-properties fo:text-align="justify" style:justify-single-word="false" style:text-autospace="none"/>
      <style:text-properties officeooo:paragraph-rsid="01736f17"/>
    </style:style>
    <style:style style:name="P266" style:family="paragraph" style:parent-style-name="Default">
      <style:paragraph-properties fo:text-align="justify" style:justify-single-word="false" style:text-autospace="none"/>
      <style:text-properties officeooo:paragraph-rsid="0173b406"/>
    </style:style>
    <style:style style:name="P267" style:family="paragraph" style:parent-style-name="Default">
      <style:paragraph-properties fo:text-align="justify" style:justify-single-word="false" style:text-autospace="none"/>
      <style:text-properties officeooo:paragraph-rsid="017b5eb0"/>
    </style:style>
    <style:style style:name="P268" style:family="paragraph" style:parent-style-name="Default">
      <style:paragraph-properties fo:text-align="justify" style:justify-single-word="false" style:text-autospace="none"/>
      <style:text-properties officeooo:paragraph-rsid="017b8ac6"/>
    </style:style>
    <style:style style:name="P269" style:family="paragraph" style:parent-style-name="Default">
      <style:paragraph-properties fo:text-align="justify" style:justify-single-word="false" style:text-autospace="none"/>
      <style:text-properties officeooo:paragraph-rsid="011246ad"/>
    </style:style>
    <style:style style:name="P270" style:family="paragraph" style:parent-style-name="Default">
      <style:paragraph-properties fo:text-align="justify" style:justify-single-word="false" style:text-autospace="none"/>
      <style:text-properties officeooo:paragraph-rsid="01869350"/>
    </style:style>
    <style:style style:name="P271" style:family="paragraph" style:parent-style-name="Default">
      <style:paragraph-properties fo:text-align="justify" style:justify-single-word="false" style:text-autospace="none"/>
      <style:text-properties officeooo:paragraph-rsid="01af1c47"/>
    </style:style>
    <style:style style:name="P272" style:family="paragraph" style:parent-style-name="Default">
      <style:paragraph-properties fo:text-align="justify" style:justify-single-word="false" style:text-autospace="none"/>
      <style:text-properties officeooo:paragraph-rsid="01b2eb06"/>
    </style:style>
    <style:style style:name="P273" style:family="paragraph" style:parent-style-name="Default">
      <style:paragraph-properties fo:text-align="justify" style:justify-single-word="false" style:text-autospace="none"/>
      <style:text-properties officeooo:paragraph-rsid="01ba6735"/>
    </style:style>
    <style:style style:name="P274" style:family="paragraph" style:parent-style-name="Default">
      <style:paragraph-properties fo:text-align="justify" style:justify-single-word="false" style:text-autospace="none"/>
      <style:text-properties officeooo:paragraph-rsid="01baf2f0"/>
    </style:style>
    <style:style style:name="P275" style:family="paragraph" style:parent-style-name="Default">
      <style:paragraph-properties fo:text-align="justify" style:justify-single-word="false" style:text-autospace="none"/>
      <style:text-properties officeooo:paragraph-rsid="01c7ba35"/>
    </style:style>
    <style:style style:name="P276" style:family="paragraph" style:parent-style-name="Default">
      <style:paragraph-properties fo:text-align="justify" style:justify-single-word="false" style:text-autospace="none"/>
      <style:text-properties officeooo:paragraph-rsid="01c96694"/>
    </style:style>
    <style:style style:name="P277" style:family="paragraph" style:parent-style-name="Default">
      <style:paragraph-properties fo:text-align="justify" style:justify-single-word="false" style:text-autospace="none"/>
      <style:text-properties officeooo:paragraph-rsid="01d3ed29"/>
    </style:style>
    <style:style style:name="P278" style:family="paragraph" style:parent-style-name="Default">
      <style:paragraph-properties fo:text-align="justify" style:justify-single-word="false" style:text-autospace="none"/>
      <style:text-properties officeooo:paragraph-rsid="01d4cd69"/>
    </style:style>
    <style:style style:name="P279" style:family="paragraph" style:parent-style-name="Default">
      <style:paragraph-properties fo:text-align="justify" style:justify-single-word="false" style:text-autospace="none"/>
      <style:text-properties officeooo:paragraph-rsid="01ddd12a"/>
    </style:style>
    <style:style style:name="P280" style:family="paragraph" style:parent-style-name="Default">
      <style:paragraph-properties fo:text-align="justify" style:justify-single-word="false" style:text-autospace="none"/>
      <style:text-properties officeooo:paragraph-rsid="01dfbc92"/>
    </style:style>
    <style:style style:name="P281" style:family="paragraph" style:parent-style-name="Default">
      <style:paragraph-properties fo:text-align="justify" style:justify-single-word="false" style:text-autospace="none"/>
      <style:text-properties officeooo:paragraph-rsid="01ea1005"/>
    </style:style>
    <style:style style:name="P282" style:family="paragraph" style:parent-style-name="Default">
      <style:paragraph-properties fo:text-align="justify" style:justify-single-word="false" style:text-autospace="none"/>
      <style:text-properties officeooo:paragraph-rsid="01f05449"/>
    </style:style>
    <style:style style:name="P283" style:family="paragraph" style:parent-style-name="Default">
      <style:paragraph-properties fo:text-align="justify" style:justify-single-word="false" style:text-autospace="none"/>
      <style:text-properties officeooo:paragraph-rsid="01faa28a"/>
    </style:style>
    <style:style style:name="P284" style:family="paragraph" style:parent-style-name="Default">
      <style:paragraph-properties fo:text-align="justify" style:justify-single-word="false" style:text-autospace="none"/>
      <style:text-properties officeooo:paragraph-rsid="01fd6ee6"/>
    </style:style>
    <style:style style:name="P285" style:family="paragraph" style:parent-style-name="Default">
      <style:paragraph-properties fo:text-align="justify" style:justify-single-word="false" style:text-autospace="none"/>
      <style:text-properties officeooo:paragraph-rsid="00f3fe21"/>
    </style:style>
    <style:style style:name="P286" style:family="paragraph" style:parent-style-name="Default">
      <style:paragraph-properties fo:text-align="justify" style:justify-single-word="false" style:text-autospace="none"/>
      <style:text-properties officeooo:paragraph-rsid="02390b88"/>
    </style:style>
    <style:style style:name="P287" style:family="paragraph" style:parent-style-name="Default">
      <style:paragraph-properties fo:text-align="justify" style:justify-single-word="false" style:text-autospace="none"/>
      <style:text-properties officeooo:paragraph-rsid="02468905"/>
    </style:style>
    <style:style style:name="P288" style:family="paragraph" style:parent-style-name="Default">
      <style:paragraph-properties fo:text-align="justify" style:justify-single-word="false" style:text-autospace="none"/>
      <style:text-properties officeooo:paragraph-rsid="024c5504"/>
    </style:style>
    <style:style style:name="P289" style:family="paragraph" style:parent-style-name="Default">
      <style:paragraph-properties fo:text-align="justify" style:justify-single-word="false" style:text-autospace="none"/>
      <style:text-properties officeooo:paragraph-rsid="027400ee"/>
    </style:style>
    <style:style style:name="P290" style:family="paragraph" style:parent-style-name="Default">
      <style:paragraph-properties fo:text-align="justify" style:justify-single-word="false" style:text-autospace="none"/>
      <style:text-properties officeooo:paragraph-rsid="0282ab0e"/>
    </style:style>
    <style:style style:name="P291" style:family="paragraph" style:parent-style-name="Default">
      <style:paragraph-properties fo:text-align="justify" style:justify-single-word="false" style:text-autospace="none"/>
      <style:text-properties officeooo:paragraph-rsid="02b8f49f"/>
    </style:style>
    <style:style style:name="P292" style:family="paragraph" style:parent-style-name="Default">
      <style:paragraph-properties fo:text-align="justify" style:justify-single-word="false" style:text-autospace="none"/>
      <style:text-properties officeooo:paragraph-rsid="02d464ae"/>
    </style:style>
    <style:style style:name="P293" style:family="paragraph" style:parent-style-name="Default">
      <style:paragraph-properties fo:text-align="justify" style:justify-single-word="false" style:text-autospace="none"/>
      <style:text-properties officeooo:paragraph-rsid="02e12d82"/>
    </style:style>
    <style:style style:name="P294" style:family="paragraph" style:parent-style-name="Default">
      <style:paragraph-properties fo:text-align="justify" style:justify-single-word="false" style:text-autospace="none"/>
      <style:text-properties officeooo:paragraph-rsid="00433b92"/>
    </style:style>
    <style:style style:name="P295" style:family="paragraph" style:parent-style-name="Default">
      <style:paragraph-properties fo:text-align="justify" style:justify-single-word="false" style:text-autospace="none"/>
      <style:text-properties officeooo:paragraph-rsid="00bcb257"/>
    </style:style>
    <style:style style:name="P296" style:family="paragraph" style:parent-style-name="Default">
      <style:paragraph-properties fo:text-align="justify" style:justify-single-word="false" style:text-autospace="none"/>
      <style:text-properties officeooo:paragraph-rsid="02f25889"/>
    </style:style>
    <style:style style:name="P297" style:family="paragraph" style:parent-style-name="Default">
      <style:paragraph-properties fo:text-align="justify" style:justify-single-word="false" style:text-autospace="none"/>
      <style:text-properties officeooo:paragraph-rsid="030371a4"/>
    </style:style>
    <style:style style:name="P298" style:family="paragraph" style:parent-style-name="Default">
      <style:paragraph-properties fo:text-align="justify" style:justify-single-word="false" style:text-autospace="none"/>
      <style:text-properties officeooo:paragraph-rsid="0358937b"/>
    </style:style>
    <style:style style:name="P299" style:family="paragraph" style:parent-style-name="Default">
      <style:paragraph-properties fo:text-align="justify" style:justify-single-word="false" style:text-autospace="none"/>
      <style:text-properties officeooo:paragraph-rsid="0344d9f5"/>
    </style:style>
    <style:style style:name="P300" style:family="paragraph" style:parent-style-name="Default">
      <style:paragraph-properties fo:text-align="justify" style:justify-single-word="false" style:text-autospace="none"/>
      <style:text-properties officeooo:paragraph-rsid="036b8382"/>
    </style:style>
    <style:style style:name="P301" style:family="paragraph" style:parent-style-name="Default">
      <style:paragraph-properties fo:text-align="justify" style:justify-single-word="false" style:text-autospace="none"/>
      <style:text-properties officeooo:paragraph-rsid="0379cb37"/>
    </style:style>
    <style:style style:name="P302" style:family="paragraph" style:parent-style-name="Default">
      <style:paragraph-properties fo:text-align="justify" style:justify-single-word="false" style:text-autospace="none"/>
      <style:text-properties officeooo:paragraph-rsid="0382f2a7"/>
    </style:style>
    <style:style style:name="P303" style:family="paragraph" style:parent-style-name="Default">
      <style:paragraph-properties fo:text-align="justify" style:justify-single-word="false" style:text-autospace="none"/>
      <style:text-properties officeooo:paragraph-rsid="03cd50b1"/>
    </style:style>
    <style:style style:name="P304" style:family="paragraph" style:parent-style-name="Default">
      <style:paragraph-properties fo:text-align="justify" style:justify-single-word="false" style:text-autospace="none"/>
      <style:text-properties officeooo:paragraph-rsid="03d4fae9"/>
    </style:style>
    <style:style style:name="P305" style:family="paragraph" style:parent-style-name="Default">
      <style:paragraph-properties fo:text-align="justify" style:justify-single-word="false" style:text-autospace="none"/>
      <style:text-properties officeooo:paragraph-rsid="03e5ba3f"/>
    </style:style>
    <style:style style:name="P306" style:family="paragraph" style:parent-style-name="Default">
      <style:paragraph-properties fo:text-align="justify" style:justify-single-word="false" style:text-autospace="none"/>
      <style:text-properties officeooo:paragraph-rsid="03ef5b71"/>
    </style:style>
    <style:style style:name="P307" style:family="paragraph" style:parent-style-name="Default">
      <style:paragraph-properties fo:text-align="justify" style:justify-single-word="false" style:text-autospace="none"/>
      <style:text-properties officeooo:paragraph-rsid="0194d09c"/>
    </style:style>
    <style:style style:name="P308" style:family="paragraph" style:parent-style-name="Default">
      <style:paragraph-properties fo:text-align="justify" style:justify-single-word="false" fo:orphans="0" fo:widows="0" fo:hyphenation-ladder-count="no-limit" style:text-autospace="none"/>
      <style:text-properties officeooo:paragraph-rsid="0347d35d" fo:hyphenate="false" fo:hyphenation-remain-char-count="2" fo:hyphenation-push-char-count="2" loext:hyphenation-no-caps="false"/>
    </style:style>
    <style:style style:name="P309" style:family="paragraph" style:parent-style-name="Default">
      <style:paragraph-properties fo:text-align="justify" style:justify-single-word="false" style:text-autospace="none"/>
      <style:text-properties fo:background-color="transparent"/>
    </style:style>
    <style:style style:name="P310" style:family="paragraph" style:parent-style-name="Default">
      <style:paragraph-properties fo:text-align="justify" style:justify-single-word="false" style:text-autospace="none"/>
      <style:text-properties officeooo:paragraph-rsid="00c0954e" fo:background-color="transparent"/>
    </style:style>
    <style:style style:name="P311" style:family="paragraph" style:parent-style-name="Default">
      <style:paragraph-properties fo:text-align="justify" style:justify-single-word="false" style:text-autospace="none"/>
      <style:text-properties officeooo:paragraph-rsid="01dd7cae" fo:background-color="transparent"/>
    </style:style>
    <style:style style:name="P312" style:family="paragraph" style:parent-style-name="Default">
      <style:paragraph-properties fo:text-align="center" style:justify-single-word="false" style:text-autospace="none"/>
      <style:text-properties officeooo:paragraph-rsid="00d6281c" fo:background-color="transparent"/>
    </style:style>
    <style:style style:name="P313" style:family="paragraph" style:parent-style-name="Default">
      <style:paragraph-properties fo:text-align="center" style:justify-single-word="false" style:text-autospace="none"/>
      <style:text-properties officeooo:paragraph-rsid="010b8a0d" fo:background-color="transparent"/>
    </style:style>
    <style:style style:name="P314" style:family="paragraph" style:parent-style-name="Default">
      <style:paragraph-properties fo:text-align="center" style:justify-single-word="false" style:text-autospace="none"/>
      <style:text-properties fo:language="en" fo:country="GB"/>
    </style:style>
    <style:style style:name="P315" style:family="paragraph" style:parent-style-name="Default">
      <style:paragraph-properties fo:text-align="center" style:justify-single-word="false" style:text-autospace="none"/>
      <style:text-properties fo:language="en" fo:country="GB" officeooo:paragraph-rsid="0067ae11"/>
    </style:style>
    <style:style style:name="P316" style:family="paragraph" style:parent-style-name="Default">
      <style:paragraph-properties fo:text-align="center" style:justify-single-word="false" style:text-autospace="none"/>
      <style:text-properties fo:language="en" fo:country="GB" officeooo:paragraph-rsid="00a85ce2"/>
    </style:style>
    <style:style style:name="P317" style:family="paragraph" style:parent-style-name="Default">
      <style:paragraph-properties fo:text-align="center" style:justify-single-word="false" style:text-autospace="none"/>
      <style:text-properties fo:language="en" fo:country="GB" officeooo:paragraph-rsid="00d6281c"/>
    </style:style>
    <style:style style:name="P318" style:family="paragraph" style:parent-style-name="Default">
      <style:paragraph-properties fo:text-align="center" style:justify-single-word="false" style:text-autospace="none"/>
      <style:text-properties fo:language="en" fo:country="GB" officeooo:paragraph-rsid="00d6c5bd"/>
    </style:style>
    <style:style style:name="P319" style:family="paragraph" style:parent-style-name="Default">
      <style:paragraph-properties fo:text-align="center" style:justify-single-word="false" style:text-autospace="none"/>
      <style:text-properties fo:language="en" fo:country="GB" officeooo:paragraph-rsid="00e49bae"/>
    </style:style>
    <style:style style:name="P320" style:family="paragraph" style:parent-style-name="Default">
      <style:paragraph-properties fo:text-align="center" style:justify-single-word="false" style:text-autospace="none"/>
      <style:text-properties fo:language="en" fo:country="GB" officeooo:paragraph-rsid="00e617e3"/>
    </style:style>
    <style:style style:name="P321" style:family="paragraph" style:parent-style-name="Default">
      <style:paragraph-properties fo:text-align="center" style:justify-single-word="false" style:text-autospace="none"/>
      <style:text-properties fo:language="en" fo:country="GB" officeooo:paragraph-rsid="00f1db2c"/>
    </style:style>
    <style:style style:name="P322" style:family="paragraph" style:parent-style-name="Default">
      <style:paragraph-properties fo:text-align="center" style:justify-single-word="false" style:text-autospace="none"/>
      <style:text-properties fo:language="en" fo:country="GB" officeooo:paragraph-rsid="00fd02f1"/>
    </style:style>
    <style:style style:name="P323" style:family="paragraph" style:parent-style-name="Default">
      <style:paragraph-properties fo:text-align="center" style:justify-single-word="false" style:text-autospace="none"/>
      <style:text-properties fo:language="en" fo:country="GB" officeooo:paragraph-rsid="01079971"/>
    </style:style>
    <style:style style:name="P324" style:family="paragraph" style:parent-style-name="Default">
      <style:paragraph-properties fo:text-align="center" style:justify-single-word="false" style:text-autospace="none"/>
      <style:text-properties fo:language="en" fo:country="GB" officeooo:paragraph-rsid="010a20d1"/>
    </style:style>
    <style:style style:name="P325" style:family="paragraph" style:parent-style-name="Default">
      <style:paragraph-properties fo:text-align="center" style:justify-single-word="false" style:text-autospace="none"/>
      <style:text-properties fo:language="en" fo:country="GB" officeooo:paragraph-rsid="010bb931"/>
    </style:style>
    <style:style style:name="P326" style:family="paragraph" style:parent-style-name="Default">
      <style:paragraph-properties fo:text-align="center" style:justify-single-word="false" style:text-autospace="none"/>
      <style:text-properties fo:language="en" fo:country="GB" officeooo:paragraph-rsid="01120272"/>
    </style:style>
    <style:style style:name="P327" style:family="paragraph" style:parent-style-name="Default">
      <style:paragraph-properties fo:text-align="center" style:justify-single-word="false" style:text-autospace="none"/>
      <style:text-properties fo:language="en" fo:country="GB" officeooo:paragraph-rsid="011246ad"/>
    </style:style>
    <style:style style:name="P328" style:family="paragraph" style:parent-style-name="Default">
      <style:paragraph-properties fo:text-align="center" style:justify-single-word="false" style:text-autospace="none"/>
      <style:text-properties fo:language="en" fo:country="GB" officeooo:paragraph-rsid="011b36f5"/>
    </style:style>
    <style:style style:name="P329" style:family="paragraph" style:parent-style-name="Default">
      <style:paragraph-properties fo:text-align="center" style:justify-single-word="false" style:text-autospace="none"/>
      <style:text-properties fo:language="en" fo:country="GB" officeooo:paragraph-rsid="011d1738"/>
    </style:style>
    <style:style style:name="P330" style:family="paragraph" style:parent-style-name="Default">
      <style:paragraph-properties fo:text-align="center" style:justify-single-word="false" style:text-autospace="none"/>
      <style:text-properties fo:language="en" fo:country="GB" officeooo:paragraph-rsid="0141650f"/>
    </style:style>
    <style:style style:name="P331" style:family="paragraph" style:parent-style-name="Default">
      <style:paragraph-properties fo:text-align="center" style:justify-single-word="false" style:text-autospace="none"/>
      <style:text-properties fo:language="en" fo:country="GB" officeooo:paragraph-rsid="01896de2"/>
    </style:style>
    <style:style style:name="P332" style:family="paragraph" style:parent-style-name="Default">
      <style:paragraph-properties fo:text-align="center" style:justify-single-word="false" style:text-autospace="none"/>
      <style:text-properties fo:language="en" fo:country="GB" officeooo:paragraph-rsid="01b2eb06"/>
    </style:style>
    <style:style style:name="P333" style:family="paragraph" style:parent-style-name="Default">
      <style:paragraph-properties fo:text-align="center" style:justify-single-word="false" style:text-autospace="none"/>
      <style:text-properties fo:language="en" fo:country="GB" officeooo:paragraph-rsid="01e8f036"/>
    </style:style>
    <style:style style:name="P334" style:family="paragraph" style:parent-style-name="Default">
      <style:paragraph-properties fo:text-align="center" style:justify-single-word="false" style:text-autospace="none"/>
      <style:text-properties fo:language="en" fo:country="GB" officeooo:paragraph-rsid="01faa28a"/>
    </style:style>
    <style:style style:name="P335" style:family="paragraph" style:parent-style-name="Default">
      <style:paragraph-properties fo:text-align="center" style:justify-single-word="false" style:text-autospace="none"/>
      <style:text-properties fo:language="en" fo:country="GB" officeooo:paragraph-rsid="03f0def2"/>
    </style:style>
    <style:style style:name="P336" style:family="paragraph" style:parent-style-name="Default">
      <style:paragraph-properties fo:text-align="center" style:justify-single-word="false"/>
      <style:text-properties fo:language="en" fo:country="GB" officeooo:paragraph-rsid="00d6c5bd"/>
    </style:style>
    <style:style style:name="P337" style:family="paragraph" style:parent-style-name="Default">
      <style:paragraph-properties fo:text-align="justify" style:justify-single-word="false" style:text-autospace="none"/>
      <style:text-properties fo:language="en" fo:country="GB"/>
    </style:style>
    <style:style style:name="P338" style:family="paragraph" style:parent-style-name="Default">
      <style:paragraph-properties fo:text-align="justify" style:justify-single-word="false" style:text-autospace="none"/>
      <style:text-properties fo:language="en" fo:country="GB" officeooo:paragraph-rsid="00e49bae"/>
    </style:style>
    <style:style style:name="P339" style:family="paragraph" style:parent-style-name="Default">
      <style:paragraph-properties fo:text-align="justify" style:justify-single-word="false" style:text-autospace="none"/>
      <style:text-properties fo:language="en" fo:country="GB" officeooo:paragraph-rsid="0141650f"/>
    </style:style>
    <style:style style:name="P340" style:family="paragraph" style:parent-style-name="Default">
      <style:paragraph-properties fo:text-align="justify" style:justify-single-word="false" style:text-autospace="none"/>
      <style:text-properties fo:language="en" fo:country="GB" officeooo:paragraph-rsid="01896de2"/>
    </style:style>
    <style:style style:name="P341" style:family="paragraph" style:parent-style-name="Default">
      <style:paragraph-properties fo:text-align="justify" style:justify-single-word="false" style:text-autospace="none"/>
      <style:text-properties fo:language="en" fo:country="GB" officeooo:paragraph-rsid="01ba6735"/>
    </style:style>
    <style:style style:name="P342" style:family="paragraph" style:parent-style-name="Default">
      <style:paragraph-properties fo:text-align="justify" style:justify-single-word="false" style:text-autospace="none"/>
      <style:text-properties fo:language="en" fo:country="GB" officeooo:paragraph-rsid="01ec0cac"/>
    </style:style>
    <style:style style:name="P343" style:family="paragraph" style:parent-style-name="Default">
      <style:paragraph-properties fo:text-align="justify" style:justify-single-word="false" style:text-autospace="none"/>
      <style:text-properties fo:language="en" fo:country="GB" officeooo:paragraph-rsid="00effb85"/>
    </style:style>
    <style:style style:name="P344" style:family="paragraph" style:parent-style-name="Default">
      <style:paragraph-properties fo:text-align="justify" style:justify-single-word="false" style:text-autospace="none"/>
      <style:text-properties fo:language="en" fo:country="GB" fo:background-color="#ffff00"/>
    </style:style>
    <style:style style:name="P345" style:family="paragraph" style:parent-style-name="Default">
      <style:paragraph-properties fo:text-align="justify" style:justify-single-word="false" style:text-autospace="none"/>
      <style:text-properties fo:language="en" fo:country="GB" officeooo:paragraph-rsid="00a85ce2" fo:background-color="#ffff00"/>
    </style:style>
    <style:style style:name="P346" style:family="paragraph" style:parent-style-name="Default">
      <style:paragraph-properties style:text-autospace="none"/>
      <style:text-properties fo:language="en" fo:country="GB" fo:background-color="#ffff00"/>
    </style:style>
    <style:style style:name="P347" style:family="paragraph" style:parent-style-name="Default">
      <style:paragraph-properties style:text-autospace="none"/>
      <style:text-properties fo:language="en" fo:country="GB" officeooo:paragraph-rsid="00a85ce2" fo:background-color="#ffff00"/>
    </style:style>
    <style:style style:name="P348" style:family="paragraph" style:parent-style-name="Default">
      <style:paragraph-properties style:text-autospace="none"/>
      <style:text-properties fo:language="en" fo:country="GB"/>
    </style:style>
    <style:style style:name="P349" style:family="paragraph" style:parent-style-name="Default">
      <style:paragraph-properties style:text-autospace="none"/>
      <style:text-properties fo:language="en" fo:country="GB" officeooo:paragraph-rsid="0141650f"/>
    </style:style>
    <style:style style:name="P350" style:family="paragraph" style:parent-style-name="Default">
      <style:paragraph-properties fo:text-align="center" style:justify-single-word="false" style:text-autospace="none"/>
      <style:text-properties fo:language="en" fo:country="GB" officeooo:paragraph-rsid="00d6281c" fo:background-color="transparent"/>
    </style:style>
    <style:style style:name="P351" style:family="paragraph" style:parent-style-name="Default">
      <style:paragraph-properties fo:text-align="center" style:justify-single-word="false" style:text-autospace="none"/>
      <style:text-properties fo:language="en" fo:country="GB" officeooo:paragraph-rsid="00e49bae" fo:background-color="transparent"/>
    </style:style>
    <style:style style:name="P352" style:family="paragraph" style:parent-style-name="Default">
      <style:paragraph-properties fo:text-align="justify" style:justify-single-word="false" style:text-autospace="none"/>
      <style:text-properties fo:language="en" fo:country="GB" fo:background-color="transparent"/>
    </style:style>
    <style:style style:name="P353" style:family="paragraph" style:parent-style-name="Default">
      <style:paragraph-properties fo:text-align="justify" style:justify-single-word="false" style:text-autospace="none"/>
      <style:text-properties fo:language="en" fo:country="GB" officeooo:paragraph-rsid="00e617e3" fo:background-color="transparent"/>
    </style:style>
    <style:style style:name="P354" style:family="paragraph" style:parent-style-name="Default">
      <style:paragraph-properties fo:text-align="center" style:justify-single-word="false" style:text-autospace="none"/>
    </style:style>
    <style:style style:name="P355" style:family="paragraph" style:parent-style-name="Default">
      <style:paragraph-properties fo:text-align="center" style:justify-single-word="false" style:text-autospace="none"/>
      <style:text-properties officeooo:paragraph-rsid="00b8cd08"/>
    </style:style>
    <style:style style:name="P356" style:family="paragraph" style:parent-style-name="Default">
      <style:paragraph-properties fo:text-align="center" style:justify-single-word="false" style:text-autospace="none"/>
      <style:text-properties officeooo:paragraph-rsid="00c0954e"/>
    </style:style>
    <style:style style:name="P357" style:family="paragraph" style:parent-style-name="Default">
      <style:paragraph-properties fo:text-align="center" style:justify-single-word="false" style:text-autospace="none"/>
      <style:text-properties officeooo:paragraph-rsid="00dca5ec"/>
    </style:style>
    <style:style style:name="P358" style:family="paragraph" style:parent-style-name="Default">
      <style:paragraph-properties fo:text-align="center" style:justify-single-word="false" style:text-autospace="none"/>
      <style:text-properties officeooo:paragraph-rsid="00e49bae"/>
    </style:style>
    <style:style style:name="P359" style:family="paragraph" style:parent-style-name="Default">
      <style:paragraph-properties fo:text-align="center" style:justify-single-word="false" style:text-autospace="none"/>
      <style:text-properties officeooo:paragraph-rsid="00e617e3"/>
    </style:style>
    <style:style style:name="P360" style:family="paragraph" style:parent-style-name="Default">
      <style:paragraph-properties fo:text-align="center" style:justify-single-word="false" style:text-autospace="none"/>
      <style:text-properties officeooo:paragraph-rsid="00ef9a58"/>
    </style:style>
    <style:style style:name="P361" style:family="paragraph" style:parent-style-name="Default">
      <style:paragraph-properties fo:text-align="center" style:justify-single-word="false" style:text-autospace="none"/>
      <style:text-properties officeooo:paragraph-rsid="00f273bb"/>
    </style:style>
    <style:style style:name="P362" style:family="paragraph" style:parent-style-name="Default">
      <style:paragraph-properties fo:text-align="center" style:justify-single-word="false" style:text-autospace="none"/>
      <style:text-properties officeooo:paragraph-rsid="00fadf30"/>
    </style:style>
    <style:style style:name="P363" style:family="paragraph" style:parent-style-name="Default">
      <style:paragraph-properties fo:text-align="center" style:justify-single-word="false" style:text-autospace="none"/>
      <style:text-properties officeooo:paragraph-rsid="01057d82"/>
    </style:style>
    <style:style style:name="P364" style:family="paragraph" style:parent-style-name="Default">
      <style:paragraph-properties fo:text-align="center" style:justify-single-word="false" style:text-autospace="none"/>
      <style:text-properties officeooo:paragraph-rsid="011246ad"/>
    </style:style>
    <style:style style:name="P365" style:family="paragraph" style:parent-style-name="Default">
      <style:paragraph-properties fo:text-align="center" style:justify-single-word="false" style:text-autospace="none"/>
      <style:text-properties officeooo:paragraph-rsid="00a85ce2"/>
    </style:style>
    <style:style style:name="P366" style:family="paragraph" style:parent-style-name="Default">
      <style:paragraph-properties fo:text-align="center" style:justify-single-word="false" style:text-autospace="none"/>
      <style:text-properties officeooo:paragraph-rsid="010b8a0d"/>
    </style:style>
    <style:style style:name="P367" style:family="paragraph" style:parent-style-name="Default">
      <style:paragraph-properties fo:text-align="center" style:justify-single-word="false" style:text-autospace="none"/>
      <style:text-properties officeooo:paragraph-rsid="010a20d1"/>
    </style:style>
    <style:style style:name="P368" style:family="paragraph" style:parent-style-name="Default">
      <style:paragraph-properties fo:text-align="center" style:justify-single-word="false" style:text-autospace="none"/>
      <style:text-properties officeooo:paragraph-rsid="0193e1f8"/>
    </style:style>
    <style:style style:name="P369" style:family="paragraph" style:parent-style-name="Default">
      <style:paragraph-properties fo:text-align="center" style:justify-single-word="false" style:text-autospace="none"/>
      <style:text-properties officeooo:paragraph-rsid="01b1cae4"/>
    </style:style>
    <style:style style:name="P370" style:family="paragraph" style:parent-style-name="Default">
      <style:paragraph-properties fo:text-align="center" style:justify-single-word="false" style:text-autospace="none"/>
      <style:text-properties officeooo:paragraph-rsid="01edfde8"/>
    </style:style>
    <style:style style:name="P371" style:family="paragraph" style:parent-style-name="Default">
      <style:paragraph-properties fo:text-align="center" style:justify-single-word="false" style:text-autospace="none"/>
      <style:text-properties officeooo:paragraph-rsid="01faa28a"/>
    </style:style>
    <style:style style:name="P372" style:family="paragraph" style:parent-style-name="Default">
      <style:paragraph-properties fo:text-align="center" style:justify-single-word="false" style:text-autospace="none"/>
      <style:text-properties officeooo:paragraph-rsid="01079971"/>
    </style:style>
    <style:style style:name="P373" style:family="paragraph" style:parent-style-name="Default">
      <style:paragraph-properties fo:text-align="center" style:justify-single-word="false" style:text-autospace="none"/>
      <style:text-properties fo:font-variant="normal" fo:text-transform="none" fo:color="#000000" loext:opacity="100%" style:text-line-through-style="none" style:text-line-through-type="none" style:font-name="ArcadeClassic" fo:font-size="14pt" fo:letter-spacing="normal" fo:language="en" fo:country="GB" fo:font-style="normal" style:text-underline-style="none" fo:font-weight="normal" officeooo:paragraph-rsid="00c0954e" fo:background-color="#ffff00" style:font-name-asian="Calibri" style:font-size-asian="14pt" style:font-style-asian="italic" style:font-weight-asian="normal" style:font-name-complex="Calibri" style:font-size-complex="14pt" style:font-style-complex="italic" style:font-weight-complex="normal"/>
    </style:style>
    <style:style style:name="P374" style:family="paragraph" style:parent-style-name="Default">
      <style:paragraph-properties fo:text-align="center" style:justify-single-word="false" style:text-autospace="none"/>
      <style:text-properties fo:font-variant="normal" fo:text-transform="none" fo:color="#000000" loext:opacity="100%" style:text-line-through-style="none" style:text-line-through-type="none" style:font-name="ArcadeClassic" fo:font-size="14pt" fo:letter-spacing="normal" fo:language="en" fo:country="GB" fo:font-style="normal" style:text-underline-style="none" fo:font-weight="normal" officeooo:paragraph-rsid="0193e1f8" fo:background-color="transparent" style:font-name-asian="Calibri" style:font-size-asian="14pt" style:font-style-asian="normal" style:font-weight-asian="normal" style:font-name-complex="Calibri" style:font-size-complex="14pt" style:font-style-complex="normal" style:font-weight-complex="normal"/>
    </style:style>
    <style:style style:name="P375" style:family="paragraph" style:parent-style-name="Default">
      <style:paragraph-properties fo:text-align="center" style:justify-single-word="false" style:text-autospace="none"/>
      <style:text-properties style:font-name="Earth Orbiter" fo:language="en" fo:country="GB" officeooo:paragraph-rsid="00b3bf7b"/>
    </style:style>
    <style:style style:name="P376" style:family="paragraph" style:parent-style-name="Default">
      <style:paragraph-properties fo:text-align="center" style:justify-single-word="false" style:text-autospace="none"/>
      <style:text-properties style:font-name="Consolas" fo:font-size="14pt" fo:language="en" fo:country="GB" style:font-size-asian="14pt" style:font-size-complex="14pt"/>
    </style:style>
    <style:style style:name="P377" style:family="paragraph" style:parent-style-name="Default">
      <style:paragraph-properties fo:text-align="center" style:justify-single-word="false" style:text-autospace="none"/>
      <style:text-properties style:font-name="ArcadeClassic" fo:font-size="14pt" officeooo:paragraph-rsid="0087cd66" style:font-size-asian="14pt" style:font-size-complex="14pt"/>
    </style:style>
    <style:style style:name="P378" style:family="paragraph" style:parent-style-name="Default">
      <style:paragraph-properties style:text-autospace="none"/>
    </style:style>
    <style:style style:name="P379" style:family="paragraph" style:parent-style-name="Default">
      <style:paragraph-properties style:text-autospace="none"/>
      <style:text-properties officeooo:paragraph-rsid="016fbdb2"/>
    </style:style>
    <style:style style:name="P380" style:family="paragraph" style:parent-style-name="Default">
      <style:paragraph-properties fo:text-align="justify" style:justify-single-word="false" style:text-autospace="none"/>
      <style:text-properties officeooo:rsid="0152bf56" officeooo:paragraph-rsid="0152bf56"/>
    </style:style>
    <style:style style:name="P381" style:family="paragraph" style:parent-style-name="Default">
      <style:paragraph-properties fo:text-align="justify" style:justify-single-word="false" style:text-autospace="none"/>
      <style:text-properties officeooo:rsid="01e68bae" officeooo:paragraph-rsid="02468905"/>
    </style:style>
    <style:style style:name="P382" style:family="paragraph" style:parent-style-name="Default">
      <style:paragraph-properties fo:text-align="justify" style:justify-single-word="false" style:text-autospace="none"/>
      <style:text-properties style:font-name="Open Sans" fo:font-size="10pt" fo:language="en" fo:country="GB" officeooo:paragraph-rsid="02e0f98c" style:font-size-asian="10pt" style:font-size-complex="10pt"/>
    </style:style>
    <style:style style:name="P383" style:family="paragraph" style:parent-style-name="Default">
      <style:paragraph-properties fo:text-align="center" style:justify-single-word="false" style:text-autospace="none"/>
      <style:text-properties style:font-name="Open Sans" fo:font-size="10pt" officeooo:paragraph-rsid="00c0954e" style:font-size-asian="10pt" style:font-size-complex="10pt"/>
    </style:style>
    <style:style style:name="P384" style:family="paragraph" style:parent-style-name="Standard">
      <style:paragraph-properties fo:text-align="justify" style:justify-single-word="false"/>
    </style:style>
    <style:style style:name="P385" style:family="paragraph" style:parent-style-name="Standard">
      <style:paragraph-properties fo:text-align="justify" style:justify-single-word="false" style:text-autospace="none"/>
    </style:style>
    <style:style style:name="P386" style:family="paragraph" style:parent-style-name="Standard">
      <style:paragraph-properties fo:text-align="justify" style:justify-single-word="false" style:text-autospace="none"/>
      <style:text-properties officeooo:paragraph-rsid="00c01ba7"/>
    </style:style>
    <style:style style:name="P387" style:family="paragraph" style:parent-style-name="Standard">
      <style:paragraph-properties fo:text-align="justify" style:justify-single-word="false" style:text-autospace="none"/>
      <style:text-properties officeooo:paragraph-rsid="0023a526"/>
    </style:style>
    <style:style style:name="P388" style:family="paragraph" style:parent-style-name="Standard">
      <style:paragraph-properties fo:text-align="justify" style:justify-single-word="false" style:text-autospace="none"/>
      <style:text-properties officeooo:paragraph-rsid="00cb4a88"/>
    </style:style>
    <style:style style:name="P389" style:family="paragraph" style:parent-style-name="Standard">
      <style:paragraph-properties fo:text-align="justify" style:justify-single-word="false" style:text-autospace="none"/>
      <style:text-properties officeooo:paragraph-rsid="00d6281c"/>
    </style:style>
    <style:style style:name="P390" style:family="paragraph" style:parent-style-name="Standard">
      <style:paragraph-properties fo:text-align="justify" style:justify-single-word="false" style:text-autospace="none"/>
      <style:text-properties officeooo:paragraph-rsid="00dab22f"/>
    </style:style>
    <style:style style:name="P391" style:family="paragraph" style:parent-style-name="Standard">
      <style:paragraph-properties fo:text-align="justify" style:justify-single-word="false" style:text-autospace="none"/>
      <style:text-properties officeooo:paragraph-rsid="0094fbe5"/>
    </style:style>
    <style:style style:name="P392" style:family="paragraph" style:parent-style-name="Standard">
      <style:paragraph-properties fo:text-align="justify" style:justify-single-word="false" style:text-autospace="none"/>
      <style:text-properties officeooo:paragraph-rsid="00eac3c0"/>
    </style:style>
    <style:style style:name="P393" style:family="paragraph" style:parent-style-name="Standard">
      <style:paragraph-properties fo:text-align="justify" style:justify-single-word="false" style:text-autospace="none"/>
      <style:text-properties officeooo:paragraph-rsid="010ef6e8"/>
    </style:style>
    <style:style style:name="P394" style:family="paragraph" style:parent-style-name="Standard">
      <style:paragraph-properties fo:text-align="justify" style:justify-single-word="false" style:text-autospace="none"/>
      <style:text-properties officeooo:paragraph-rsid="0110b02a"/>
    </style:style>
    <style:style style:name="P395" style:family="paragraph" style:parent-style-name="Standard">
      <style:paragraph-properties fo:text-align="justify" style:justify-single-word="false" style:text-autospace="none"/>
      <style:text-properties officeooo:paragraph-rsid="0141650f"/>
    </style:style>
    <style:style style:name="P396" style:family="paragraph" style:parent-style-name="Standard">
      <style:paragraph-properties fo:text-align="justify" style:justify-single-word="false" style:text-autospace="none"/>
      <style:text-properties officeooo:paragraph-rsid="0152bf56"/>
    </style:style>
    <style:style style:name="P397" style:family="paragraph" style:parent-style-name="Standard">
      <style:paragraph-properties fo:text-align="justify" style:justify-single-word="false" style:text-autospace="none"/>
      <style:text-properties officeooo:paragraph-rsid="00a85ce2"/>
    </style:style>
    <style:style style:name="P398" style:family="paragraph" style:parent-style-name="Standard">
      <style:paragraph-properties fo:text-align="justify" style:justify-single-word="false" style:text-autospace="none"/>
      <style:text-properties officeooo:paragraph-rsid="01d8151f"/>
    </style:style>
    <style:style style:name="P399" style:family="paragraph" style:parent-style-name="Standard">
      <style:paragraph-properties fo:text-align="justify" style:justify-single-word="false" style:text-autospace="none"/>
      <style:text-properties officeooo:paragraph-rsid="010a20d1"/>
    </style:style>
    <style:style style:name="P400" style:family="paragraph" style:parent-style-name="Standard">
      <style:paragraph-properties fo:text-align="justify" style:justify-single-word="false" style:text-autospace="none"/>
      <style:text-properties officeooo:paragraph-rsid="0123c99e"/>
    </style:style>
    <style:style style:name="P401" style:family="paragraph" style:parent-style-name="Standard">
      <style:paragraph-properties fo:text-align="justify" style:justify-single-word="false" style:text-autospace="none"/>
      <style:text-properties officeooo:paragraph-rsid="01f40832"/>
    </style:style>
    <style:style style:name="P402" style:family="paragraph" style:parent-style-name="Standard">
      <style:paragraph-properties fo:text-align="justify" style:justify-single-word="false" style:text-autospace="none"/>
      <style:text-properties officeooo:paragraph-rsid="0193e1f8"/>
    </style:style>
    <style:style style:name="P403" style:family="paragraph" style:parent-style-name="Standard">
      <style:paragraph-properties fo:text-align="justify" style:justify-single-word="false" style:text-autospace="none"/>
      <style:text-properties officeooo:paragraph-rsid="00c0954e"/>
    </style:style>
    <style:style style:name="P404" style:family="paragraph" style:parent-style-name="Standard">
      <style:paragraph-properties fo:text-align="justify" style:justify-single-word="false"/>
      <style:text-properties officeooo:paragraph-rsid="008da393"/>
    </style:style>
    <style:style style:name="P405" style:family="paragraph" style:parent-style-name="Standard">
      <style:paragraph-properties fo:text-align="justify" style:justify-single-word="false"/>
      <style:text-properties officeooo:paragraph-rsid="00ade1d3"/>
    </style:style>
    <style:style style:name="P406" style:family="paragraph" style:parent-style-name="Standard">
      <style:paragraph-properties fo:text-align="justify" style:justify-single-word="false"/>
      <style:text-properties officeooo:paragraph-rsid="00bb1dc7"/>
    </style:style>
    <style:style style:name="P407" style:family="paragraph" style:parent-style-name="Standard">
      <style:paragraph-properties fo:text-align="justify" style:justify-single-word="false"/>
      <style:text-properties officeooo:paragraph-rsid="00d6281c"/>
    </style:style>
    <style:style style:name="P408" style:family="paragraph" style:parent-style-name="Standard">
      <style:paragraph-properties fo:text-align="justify" style:justify-single-word="false"/>
      <style:text-properties officeooo:paragraph-rsid="00d94200"/>
    </style:style>
    <style:style style:name="P409" style:family="paragraph" style:parent-style-name="Standard">
      <style:paragraph-properties fo:text-align="justify" style:justify-single-word="false"/>
      <style:text-properties officeooo:paragraph-rsid="00da2167"/>
    </style:style>
    <style:style style:name="P410" style:family="paragraph" style:parent-style-name="Standard">
      <style:paragraph-properties fo:text-align="justify" style:justify-single-word="false"/>
      <style:text-properties officeooo:paragraph-rsid="02ab6448"/>
    </style:style>
    <style:style style:name="P411" style:family="paragraph" style:parent-style-name="Standard">
      <style:paragraph-properties fo:text-align="justify" style:justify-single-word="false" fo:orphans="0" fo:widows="0" fo:hyphenation-ladder-count="no-limit"/>
      <style:text-properties officeooo:paragraph-rsid="02bdc9c3" fo:hyphenate="false" fo:hyphenation-remain-char-count="2" fo:hyphenation-push-char-count="2" loext:hyphenation-no-caps="false"/>
    </style:style>
    <style:style style:name="P412" style:family="paragraph" style:parent-style-name="Standard">
      <style:paragraph-properties fo:text-align="justify" style:justify-single-word="false"/>
      <style:text-properties officeooo:paragraph-rsid="0088fe77"/>
    </style:style>
    <style:style style:name="P413" style:family="paragraph" style:parent-style-name="Standard">
      <style:paragraph-properties fo:text-align="justify" style:justify-single-word="false"/>
      <style:text-properties officeooo:paragraph-rsid="02d13d18"/>
    </style:style>
    <style:style style:name="P414" style:family="paragraph" style:parent-style-name="Standard">
      <style:paragraph-properties fo:text-align="justify" style:justify-single-word="false"/>
      <style:text-properties officeooo:paragraph-rsid="00b938ac"/>
    </style:style>
    <style:style style:name="P415" style:family="paragraph" style:parent-style-name="Standard">
      <style:paragraph-properties fo:text-align="justify" style:justify-single-word="false"/>
      <style:text-properties fo:color="#000000" loext:opacity="100%" style:text-line-through-style="none" style:text-line-through-type="none" style:font-name="ArcadeClassic" fo:font-size="14pt" fo:language="en" fo:country="GB" style:text-underline-style="none" fo:font-weight="normal" officeooo:paragraph-rsid="00da2167" style:font-name-asian="Calibri" style:font-size-asian="14pt" style:font-weight-asian="normal" style:font-name-complex="Calibri" style:font-size-complex="14pt" style:font-weight-complex="normal"/>
    </style:style>
    <style:style style:name="P416" style:family="paragraph" style:parent-style-name="Standard">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d6281c" fo:background-color="#ffff00" style:font-name-asian="Calibri" style:font-size-asian="12pt" style:font-weight-asian="normal" style:font-name-complex="Calibri" style:font-size-complex="12pt" style:font-weight-complex="normal"/>
    </style:style>
    <style:style style:name="P417" style:family="paragraph" style:parent-style-name="Standard">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style:font-name-asian="Calibri" style:font-size-asian="12pt" style:font-weight-asian="normal" style:font-name-complex="Calibri" style:font-size-complex="12pt" style:font-weight-complex="normal"/>
    </style:style>
    <style:style style:name="P418" style:family="paragraph" style:parent-style-name="Standard">
      <style:paragraph-properties fo:text-align="justify" style:justify-single-word="false" style:text-autospace="none"/>
      <style:text-properties fo:color="#000000" loext:opacity="100%" style:text-line-through-style="none" style:text-line-through-type="none" style:font-name="ArcadeClassic" fo:font-size="12pt" fo:language="en" fo:country="GB" style:text-underline-style="none" fo:font-weight="normal" officeooo:paragraph-rsid="00da2167" style:font-name-asian="Calibri" style:font-size-asian="12pt" style:font-weight-asian="normal" style:font-name-complex="Calibri" style:font-size-complex="12pt" style:font-weight-complex="normal"/>
    </style:style>
    <style:style style:name="P419" style:family="paragraph" style:parent-style-name="Standard">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normal" fo:background-color="#ffff00" style:font-name-asian="Calibri" style:font-size-asian="11pt" style:font-weight-asian="normal" style:font-name-complex="Calibri" style:font-size-complex="11pt" style:font-weight-complex="normal"/>
    </style:style>
    <style:style style:name="P420" style:family="paragraph" style:parent-style-name="Standard">
      <style:paragraph-properties fo:text-align="justify" style:justify-single-word="false"/>
      <style:text-properties fo:color="#000000" loext:opacity="100%" style:text-line-through-style="none" style:text-line-through-type="none" style:font-name="Calibri" fo:font-size="11pt" fo:language="en" fo:country="GB" style:text-underline-style="none" fo:font-weight="normal" style:font-name-asian="Calibri" style:font-size-asian="11pt" style:font-weight-asian="normal" style:font-name-complex="Calibri" style:font-size-complex="11pt" style:font-weight-complex="normal"/>
    </style:style>
    <style:style style:name="P421" style:family="paragraph" style:parent-style-name="Standard">
      <style:paragraph-properties fo:text-align="justify" style:justify-single-word="false"/>
      <style:text-properties fo:color="#000000" loext:opacity="100%" style:text-line-through-style="none" style:text-line-through-type="none" style:font-name="Open Sans" fo:font-size="10pt" fo:language="en" fo:country="GB" style:text-underline-style="none" fo:font-weight="normal" officeooo:rsid="0088fe77" style:font-name-asian="Calibri" style:font-size-asian="10pt" style:font-weight-asian="normal" style:font-name-complex="Calibri" style:font-size-complex="10pt" style:font-weight-complex="normal"/>
    </style:style>
    <style:style style:name="P422" style:family="paragraph" style:parent-style-name="Standard">
      <style:paragraph-properties fo:text-align="justify" style:justify-single-word="false"/>
      <style:text-properties fo:color="#000000" loext:opacity="100%" style:text-line-through-style="none" style:text-line-through-type="none" style:font-name="Open Sans" fo:font-size="10pt" fo:language="en" fo:country="GB" style:text-underline-style="none" fo:font-weight="normal" style:font-name-asian="Calibri" style:font-size-asian="10pt" style:font-weight-asian="normal" style:font-name-complex="Calibri" style:font-size-complex="10pt" style:font-weight-complex="normal"/>
    </style:style>
    <style:style style:name="P423"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paragraph-rsid="00da2167" style:font-name-asian="Calibri" style:font-size-asian="10pt" style:font-weight-asian="normal" style:font-name-complex="Calibri" style:font-size-complex="10pt" style:font-weight-complex="normal"/>
    </style:style>
    <style:style style:name="P424"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0da2167" officeooo:paragraph-rsid="00eac3c0" style:font-name-asian="Calibri" style:font-size-asian="10pt" style:font-weight-asian="normal" style:font-name-complex="Calibri" style:font-size-complex="10pt" style:font-weight-complex="normal"/>
    </style:style>
    <style:style style:name="P425" style:family="paragraph" style:parent-style-name="Standard">
      <style:paragraph-properties fo:text-align="justify" style:justify-single-word="false"/>
      <style:text-properties fo:color="#000000" loext:opacity="100%" style:text-line-through-style="none" style:text-line-through-type="none" style:font-name="Open Sans" fo:font-size="10pt" fo:language="en" fo:country="GB" style:text-underline-style="none" fo:font-weight="normal" officeooo:rsid="008e135b" officeooo:paragraph-rsid="0088fe77" style:font-name-asian="Calibri" style:font-size-asian="10pt" style:font-weight-asian="normal" style:font-name-complex="Calibri" style:font-size-complex="10pt" style:font-weight-complex="normal"/>
    </style:style>
    <style:style style:name="P426"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fo:background-color="#ffff00" style:font-name-asian="Calibri" style:font-size-asian="10pt" style:font-weight-asian="normal" style:font-name-complex="Calibri" style:font-size-complex="10pt" style:font-weight-complex="normal"/>
    </style:style>
    <style:style style:name="P427"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fo:background-color="transparent" style:font-name-asian="Calibri" style:font-size-asian="10pt" style:font-weight-asian="normal" style:font-name-complex="Calibri" style:font-size-complex="10pt" style:font-weight-complex="normal"/>
    </style:style>
    <style:style style:name="P428"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style:text-underline-style="none" fo:font-weight="normal" officeooo:rsid="0152bf56" officeooo:paragraph-rsid="0152bf56" fo:background-color="transparent" style:font-name-asian="Calibri" style:font-size-asian="10pt" style:font-weight-asian="normal" style:font-name-complex="Calibri" style:font-size-complex="10pt" style:font-weight-complex="normal"/>
    </style:style>
    <style:style style:name="P429" style:family="paragraph" style:parent-style-name="Standard">
      <style:paragraph-properties fo:text-align="center" style:justify-single-word="false"/>
      <style:text-properties fo:color="#000000" loext:opacity="100%" style:text-line-through-style="none" style:text-line-through-type="none" style:font-name="Open Sans" fo:font-size="10pt" fo:language="en" fo:country="GB" style:text-underline-style="none" fo:font-weight="normal" officeooo:rsid="028e59dd" officeooo:paragraph-rsid="028e59dd" fo:background-color="transparent" style:font-name-asian="Calibri" style:font-size-asian="10pt" style:font-weight-asian="normal" style:font-name-complex="Calibri" style:font-size-complex="10pt" style:font-weight-complex="normal"/>
    </style:style>
    <style:style style:name="P430"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fo:font-style="normal" style:text-underline-style="none" fo:font-weight="normal" officeooo:paragraph-rsid="0110b02a" fo:background-color="transparent" style:font-name-asian="Calibri" style:font-size-asian="10pt" style:font-style-asian="normal" style:font-weight-asian="normal" style:font-name-complex="Calibri" style:font-size-complex="10pt" style:font-style-complex="normal" style:font-weight-complex="normal"/>
    </style:style>
    <style:style style:name="P431" style:family="paragraph" style:parent-style-name="Standard">
      <style:paragraph-properties fo:text-align="justify" style:justify-single-word="false" style:text-autospace="none"/>
      <style:text-properties fo:color="#000000" loext:opacity="100%" style:text-line-through-style="none" style:text-line-through-type="none" style:font-name="Open Sans" fo:font-size="10pt" fo:language="en" fo:country="GB" fo:font-style="normal" style:text-underline-style="none" fo:font-weight="normal" officeooo:rsid="010ef6e8" officeooo:paragraph-rsid="010ef6e8" fo:background-color="transparent" style:font-name-asian="Calibri" style:font-size-asian="10pt" style:font-style-asian="normal" style:font-weight-asian="normal" style:font-name-complex="Calibri" style:font-size-complex="10pt" style:font-style-complex="normal" style:font-weight-complex="normal"/>
    </style:style>
    <style:style style:name="P432" style:family="paragraph" style:parent-style-name="Standard">
      <style:paragraph-properties fo:text-align="justify" style:justify-single-word="false" style:text-autospace="none"/>
      <style:text-properties fo:color="#000000" loext:opacity="100%" style:text-line-through-style="none" style:text-line-through-type="none" style:font-name="Open Sans1" fo:font-size="10pt" fo:language="en" fo:country="GB" fo:font-style="normal" style:text-underline-style="none" fo:font-weight="normal" fo:background-color="transparent" style:font-name-asian="Calibri" style:font-size-asian="10pt" style:font-style-asian="normal" style:font-weight-asian="normal" style:font-name-complex="Calibri" style:font-size-complex="10pt" style:font-style-complex="normal" style:font-weight-complex="normal"/>
    </style:style>
    <style:style style:name="P433" style:family="paragraph" style:parent-style-name="Standard">
      <style:paragraph-properties fo:text-align="justify" style:justify-single-word="false" style:text-autospace="none"/>
      <style:text-properties fo:color="#000000" loext:opacity="100%" style:text-line-through-style="none" style:text-line-through-type="none" style:font-name="Open Sans1" fo:font-size="10pt" fo:language="en" fo:country="GB" fo:font-style="normal" style:text-underline-style="none" fo:font-weight="normal" officeooo:rsid="0194d09c" officeooo:paragraph-rsid="0193e1f8" fo:background-color="transparent" style:font-name-asian="Calibri" style:font-size-asian="10pt" style:font-style-asian="normal" style:font-weight-asian="normal" style:font-name-complex="Calibri" style:font-size-complex="11pt" style:font-style-complex="normal" style:font-weight-complex="normal"/>
    </style:style>
    <style:style style:name="P434" style:family="paragraph" style:parent-style-name="Standard">
      <style:paragraph-properties fo:text-align="justify" style:justify-single-word="false" style:text-autospace="none"/>
      <style:text-properties fo:color="#000000" loext:opacity="100%" style:font-name="Open Sans1" fo:font-size="10pt" fo:language="en" fo:country="GB" officeooo:paragraph-rsid="0023a526" style:font-size-asian="10pt"/>
    </style:style>
    <style:style style:name="P435" style:family="paragraph" style:parent-style-name="Standard">
      <style:paragraph-properties fo:text-align="justify" style:justify-single-word="false" style:text-autospace="none"/>
      <style:text-properties fo:color="#000000" loext:opacity="100%" style:font-name="Open Sans1" fo:font-size="10pt" fo:language="en" fo:country="GB" officeooo:paragraph-rsid="0141650f" style:font-size-asian="10pt"/>
    </style:style>
    <style:style style:name="P436" style:family="paragraph" style:parent-style-name="Standard">
      <style:paragraph-properties fo:text-align="justify" style:justify-single-word="false"/>
      <style:text-properties fo:color="#000000" loext:opacity="100%" style:font-name="Open Sans1" fo:font-size="10pt" fo:language="en" fo:country="GB" officeooo:paragraph-rsid="00d6281c" style:font-size-asian="10pt"/>
    </style:style>
    <style:style style:name="P437" style:family="paragraph" style:parent-style-name="Standard">
      <style:paragraph-properties fo:text-align="justify" style:justify-single-word="false" style:text-autospace="none"/>
      <style:text-properties fo:color="#000000" loext:opacity="100%" style:font-name="Open Sans1" fo:font-size="10pt" fo:language="en" fo:country="GB" fo:font-weight="normal" officeooo:rsid="0094fbe5" officeooo:paragraph-rsid="0094fbe5" fo:background-color="transparent" style:font-size-asian="10pt" style:font-weight-asian="normal" style:font-size-complex="10pt"/>
    </style:style>
    <style:style style:name="P438" style:family="paragraph" style:parent-style-name="Standard">
      <style:paragraph-properties fo:text-align="justify" style:justify-single-word="false" style:text-autospace="none"/>
      <style:text-properties fo:color="#000000" loext:opacity="100%" style:font-name="Open Sans1" fo:font-size="10pt" fo:language="en" fo:country="GB" fo:font-weight="normal" officeooo:rsid="00c01ba7" officeooo:paragraph-rsid="00c01ba7" fo:background-color="transparent" style:font-size-asian="10pt" style:font-weight-asian="normal" style:font-size-complex="10pt"/>
    </style:style>
    <style:style style:name="P439" style:family="paragraph" style:parent-style-name="Standard">
      <style:paragraph-properties fo:text-align="justify" style:justify-single-word="false" style:text-autospace="none"/>
      <style:text-properties fo:color="#000000" loext:opacity="100%" style:font-name="Open Sans1" fo:font-size="10pt" fo:language="en" fo:country="GB" fo:font-weight="normal" officeooo:rsid="00c01ba7" officeooo:paragraph-rsid="011fc57f" fo:background-color="transparent" style:font-size-asian="10pt" style:font-weight-asian="normal" style:font-size-complex="10pt"/>
    </style:style>
    <style:style style:name="P440" style:family="paragraph" style:parent-style-name="Standard">
      <style:paragraph-properties fo:text-align="justify" style:justify-single-word="false" style:text-autospace="none"/>
      <style:text-properties fo:color="#000000" loext:opacity="100%" style:font-name="Open Sans1" fo:font-size="10pt" fo:language="en" fo:country="GB" fo:font-weight="normal" officeooo:paragraph-rsid="00a85ce2" fo:background-color="transparent" style:font-size-asian="10pt" style:font-weight-asian="normal"/>
    </style:style>
    <style:style style:name="P441" style:family="paragraph" style:parent-style-name="Standard">
      <style:paragraph-properties fo:text-align="justify" style:justify-single-word="false" style:text-autospace="none"/>
      <style:text-properties fo:color="#000000" loext:opacity="100%" style:font-name="Open Sans1" fo:font-size="10pt" fo:language="en" fo:country="GB" fo:font-weight="normal" officeooo:rsid="00ffd96e" officeooo:paragraph-rsid="0141650f" fo:background-color="transparent" style:font-size-asian="10pt" style:font-weight-asian="normal"/>
    </style:style>
    <style:style style:name="P442" style:family="paragraph" style:parent-style-name="Standard">
      <style:paragraph-properties fo:text-align="justify" style:justify-single-word="false" style:text-autospace="none"/>
      <style:text-properties fo:color="#000000" loext:opacity="100%" style:font-name="Open Sans1" fo:font-size="10pt" fo:language="en" fo:country="GB" fo:font-weight="normal" officeooo:rsid="00eac3c0" officeooo:paragraph-rsid="00e49bae" style:font-size-asian="10pt" style:font-weight-asian="normal"/>
    </style:style>
    <style:style style:name="P443" style:family="paragraph" style:parent-style-name="Standard">
      <style:paragraph-properties fo:text-align="justify" style:justify-single-word="false"/>
      <style:text-properties fo:color="#000000" loext:opacity="100%" style:font-name="Open Sans1" fo:font-size="10pt" fo:language="en" fo:country="GB" fo:font-weight="normal" officeooo:paragraph-rsid="0141650f" style:font-size-asian="10pt" style:font-weight-asian="normal"/>
    </style:style>
    <style:style style:name="P444" style:family="paragraph" style:parent-style-name="Standard">
      <style:paragraph-properties fo:text-align="justify" style:justify-single-word="false"/>
      <style:text-properties fo:color="#000000" loext:opacity="100%" style:font-name="Open Sans1" fo:font-size="10pt" fo:language="en" fo:country="GB" officeooo:paragraph-rsid="00d6281c" fo:background-color="#ffff00" style:font-size-asian="10pt"/>
    </style:style>
    <style:style style:name="P445" style:family="paragraph" style:parent-style-name="Standard">
      <style:paragraph-properties fo:text-align="justify" style:justify-single-word="false" fo:orphans="0" fo:widows="0" fo:hyphenation-ladder-count="no-limit"/>
      <style:text-properties fo:color="#000000" loext:opacity="100%" style:font-name="Open Sans1" fo:font-size="10pt" fo:language="en" fo:country="GB" officeooo:paragraph-rsid="00d6281c" style:letter-kerning="true" style:font-size-asian="10pt" fo:hyphenate="false" fo:hyphenation-remain-char-count="2" fo:hyphenation-push-char-count="2" loext:hyphenation-no-caps="false"/>
    </style:style>
    <style:style style:name="P446" style:family="paragraph" style:parent-style-name="Standard">
      <style:paragraph-properties fo:text-align="justify" style:justify-single-word="false" fo:orphans="0" fo:widows="0" fo:hyphenation-ladder-count="no-limit"/>
      <style:text-properties fo:color="#000000" loext:opacity="100%" style:font-name="Open Sans1" fo:font-size="10pt" fo:language="en" fo:country="GB" officeooo:paragraph-rsid="00d6281c" style:letter-kerning="false" style:font-size-asian="10pt" fo:hyphenate="false" fo:hyphenation-remain-char-count="2" fo:hyphenation-push-char-count="2" loext:hyphenation-no-caps="false"/>
    </style:style>
    <style:style style:name="P447" style:family="paragraph" style:parent-style-name="Standard">
      <style:paragraph-properties fo:text-align="justify" style:justify-single-word="false" fo:orphans="0" fo:widows="0" fo:hyphenation-ladder-count="no-limit"/>
      <style:text-properties fo:color="#000000" loext:opacity="100%" style:font-name="Open Sans1" fo:font-size="10pt" fo:language="en" fo:country="GB" officeooo:paragraph-rsid="02bdc9c3" style:letter-kerning="false" style:font-size-asian="10pt" fo:hyphenate="false" fo:hyphenation-remain-char-count="2" fo:hyphenation-push-char-count="2" loext:hyphenation-no-caps="false"/>
    </style:style>
    <style:style style:name="P448" style:family="paragraph" style:parent-style-name="Standard">
      <style:paragraph-properties fo:text-align="justify" style:justify-single-word="false" style:text-autospace="none"/>
      <style:text-properties fo:color="#000000" loext:opacity="100%" style:font-name="Open Sans1" fo:font-size="10pt" fo:language="en" fo:country="GB" fo:background-color="transparent" style:font-size-asian="10pt"/>
    </style:style>
    <style:style style:name="P449" style:family="paragraph" style:parent-style-name="Standard">
      <style:paragraph-properties fo:text-align="justify" style:justify-single-word="false" style:text-autospace="none"/>
      <style:text-properties fo:color="#000000" loext:opacity="100%" style:font-name="Open Sans1" fo:font-size="10pt" fo:language="en" fo:country="GB" officeooo:paragraph-rsid="0141650f" fo:background-color="transparent" style:font-size-asian="10pt"/>
    </style:style>
    <style:style style:name="P450" style:family="paragraph" style:parent-style-name="Standard">
      <style:paragraph-properties fo:text-align="justify" style:justify-single-word="false" style:text-autospace="none"/>
      <style:text-properties fo:color="#000000" loext:opacity="100%" style:font-name="Open Sans1" fo:font-size="10pt" fo:language="en" fo:country="GB" officeooo:paragraph-rsid="010b8a0d" fo:background-color="transparent" style:font-size-asian="10pt"/>
    </style:style>
    <style:style style:name="P451" style:family="paragraph" style:parent-style-name="Standard">
      <style:paragraph-properties fo:text-align="justify" style:justify-single-word="false" style:text-autospace="none"/>
      <style:text-properties fo:color="#000000" loext:opacity="100%" style:font-name="Open Sans1" fo:font-size="10pt" fo:language="en" fo:country="GB" fo:background-color="transparent" style:font-size-asian="10pt" style:font-size-complex="10pt"/>
    </style:style>
    <style:style style:name="P452" style:family="paragraph" style:parent-style-name="Standard">
      <style:paragraph-properties fo:text-align="justify" style:justify-single-word="false"/>
      <style:text-properties fo:color="#000000" loext:opacity="100%" style:font-name="Calibri1" fo:font-size="12pt" fo:language="pt" fo:country="none" officeooo:paragraph-rsid="00d6281c" style:font-size-asian="12pt"/>
    </style:style>
    <style:style style:name="P453" style:family="paragraph" style:parent-style-name="Standard">
      <style:paragraph-properties fo:text-align="justify" style:justify-single-word="false"/>
      <style:text-properties fo:color="#000000" loext:opacity="100%" style:font-name="ArcadeClassic2" fo:font-size="14pt" fo:language="en" fo:country="GB" fo:font-weight="normal" officeooo:paragraph-rsid="00d6281c" style:font-size-asian="14pt" style:font-weight-asian="normal"/>
    </style:style>
    <style:style style:name="P454" style:family="paragraph" style:parent-style-name="Standard">
      <style:paragraph-properties fo:text-align="justify" style:justify-single-word="false"/>
      <style:text-properties fo:color="#000000" loext:opacity="100%" style:font-name="Palatino Linotype1" fo:font-size="10pt" fo:language="en" fo:country="GB" officeooo:rsid="0401dfea" officeooo:paragraph-rsid="0401dfea" fo:background-color="transparent" style:font-size-asian="10pt" style:font-size-complex="10pt"/>
    </style:style>
    <style:style style:name="P455" style:family="paragraph" style:parent-style-name="Standard">
      <style:paragraph-properties fo:text-align="justify" style:justify-single-word="false"/>
      <style:text-properties fo:color="#000000" loext:opacity="100%" style:font-name="Palatino Linotype1" fo:font-size="10pt" fo:language="en" fo:country="GB" officeooo:rsid="026cfe79" officeooo:paragraph-rsid="0405bc31" fo:background-color="transparent" style:font-size-asian="10pt" style:font-size-complex="10pt"/>
    </style:style>
    <style:style style:name="P456" style:family="paragraph" style:parent-style-name="Standard">
      <style:paragraph-properties fo:text-align="start" style:justify-single-word="false"/>
      <style:text-properties fo:color="#000000" loext:opacity="100%" style:font-name="Palatino Linotype1" fo:font-size="10pt" fo:language="en" fo:country="GB" officeooo:rsid="026cfe79" officeooo:paragraph-rsid="0405bc31" fo:background-color="transparent" style:font-size-asian="10pt" style:font-size-complex="10pt"/>
    </style:style>
    <style:style style:name="P457" style:family="paragraph" style:parent-style-name="Standard">
      <style:paragraph-properties fo:text-align="justify" style:justify-single-word="false"/>
      <style:text-properties fo:color="#000000" loext:opacity="100%" style:font-name="Palatino Linotype1" fo:font-size="10pt" fo:language="en" fo:country="GB" officeooo:rsid="0401dfea" officeooo:paragraph-rsid="0401dfea" style:font-size-asian="10pt" style:font-size-complex="10pt"/>
    </style:style>
    <style:style style:name="P458" style:family="paragraph" style:parent-style-name="Standard">
      <style:paragraph-properties fo:text-align="center" style:justify-single-word="false"/>
      <style:text-properties fo:color="#000000" loext:opacity="100%" style:font-name="Palatino Linotype1" fo:font-size="10pt" fo:language="en" fo:country="GB" officeooo:rsid="026cfe79" officeooo:paragraph-rsid="026cfe79" fo:background-color="#ffff00" style:font-size-asian="10pt" style:font-size-complex="10pt"/>
    </style:style>
    <style:style style:name="P459" style:family="paragraph" style:parent-style-name="Standard">
      <style:paragraph-properties fo:text-align="center" style:justify-single-word="false"/>
      <style:text-properties style:font-name="ArcadeClassic" fo:font-size="14pt" fo:language="en" fo:country="GB" style:font-size-asian="14pt" style:font-size-complex="14pt"/>
    </style:style>
    <style:style style:name="P460" style:family="paragraph" style:parent-style-name="Standard">
      <style:paragraph-properties fo:text-align="center" style:justify-single-word="false"/>
      <style:text-properties style:font-name="ArcadeClassic" fo:font-size="14pt" fo:language="en" fo:country="GB" officeooo:rsid="003e6b5f" officeooo:paragraph-rsid="003e6b5f" style:font-size-asian="14pt" style:font-size-complex="14pt"/>
    </style:style>
    <style:style style:name="P461" style:family="paragraph" style:parent-style-name="Standard">
      <style:paragraph-properties fo:text-align="center" style:justify-single-word="false"/>
      <style:text-properties style:font-name="ArcadeClassic" fo:font-size="14pt" fo:language="en" fo:country="GB" officeooo:rsid="004206ab" officeooo:paragraph-rsid="00da2167" style:font-size-asian="14pt" style:font-size-complex="14pt"/>
    </style:style>
    <style:style style:name="P462" style:family="paragraph" style:parent-style-name="Standard">
      <style:paragraph-properties fo:text-align="center" style:justify-single-word="false"/>
      <style:text-properties style:font-name="ArcadeClassic" fo:font-size="14pt" fo:language="en" fo:country="GB" officeooo:rsid="00431ee5" officeooo:paragraph-rsid="00da2167" style:font-size-asian="14pt" style:font-size-complex="14pt"/>
    </style:style>
    <style:style style:name="P463" style:family="paragraph" style:parent-style-name="Standard">
      <style:paragraph-properties fo:text-align="start" style:justify-single-word="false"/>
      <style:text-properties style:font-name="ArcadeClassic" fo:font-size="14pt" fo:language="en" fo:country="GB" style:font-size-asian="14pt" style:font-size-complex="14pt"/>
    </style:style>
    <style:style style:name="P464" style:family="paragraph" style:parent-style-name="Standard">
      <style:paragraph-properties fo:text-align="center" style:justify-single-word="false"/>
      <style:text-properties style:font-name="ArcadeClassic" fo:font-size="12pt" fo:language="en" fo:country="GB" style:font-size-asian="12pt" style:font-size-complex="12pt"/>
    </style:style>
    <style:style style:name="P465" style:family="paragraph" style:parent-style-name="Standard">
      <style:paragraph-properties fo:text-align="justify" style:justify-single-word="false" style:text-autospace="none"/>
      <style:text-properties style:font-name="ArcadeClassic" fo:font-size="12pt" fo:language="en" fo:country="GB" officeooo:paragraph-rsid="00da2167" style:font-size-asian="12pt" style:font-size-complex="12pt"/>
    </style:style>
    <style:style style:name="P466" style:family="paragraph" style:parent-style-name="Standard">
      <style:text-properties fo:language="en" fo:country="GB"/>
    </style:style>
    <style:style style:name="P467" style:family="paragraph" style:parent-style-name="Standard">
      <style:paragraph-properties fo:text-align="center" style:justify-single-word="false"/>
      <style:text-properties fo:language="en" fo:country="GB"/>
    </style:style>
    <style:style style:name="P468" style:family="paragraph" style:parent-style-name="Standard">
      <style:paragraph-properties fo:text-align="center" style:justify-single-word="false"/>
      <style:text-properties fo:language="en" fo:country="GB" officeooo:paragraph-rsid="001e28d0"/>
    </style:style>
    <style:style style:name="P469" style:family="paragraph" style:parent-style-name="Standard">
      <style:paragraph-properties fo:text-align="center" style:justify-single-word="false"/>
      <style:text-properties fo:language="en" fo:country="GB" officeooo:paragraph-rsid="00da2167"/>
    </style:style>
    <style:style style:name="P470" style:family="paragraph" style:parent-style-name="Standard">
      <style:paragraph-properties fo:text-align="center" style:justify-single-word="false" style:text-autospace="none"/>
      <style:text-properties fo:language="en" fo:country="GB" officeooo:paragraph-rsid="00f273bb"/>
    </style:style>
    <style:style style:name="P471" style:family="paragraph" style:parent-style-name="Standard">
      <style:paragraph-properties fo:text-align="center" style:justify-single-word="false"/>
      <style:text-properties fo:language="en" fo:country="GB" officeooo:rsid="001cfb6b" officeooo:paragraph-rsid="001cfb6b"/>
    </style:style>
    <style:style style:name="P472" style:family="paragraph" style:parent-style-name="Standard">
      <style:paragraph-properties fo:text-align="start" style:justify-single-word="false"/>
      <style:text-properties fo:language="en" fo:country="GB"/>
    </style:style>
    <style:style style:name="P473" style:family="paragraph" style:parent-style-name="Standard">
      <style:paragraph-properties fo:text-align="justify" style:justify-single-word="false" style:text-autospace="none"/>
      <style:text-properties fo:language="en" fo:country="GB"/>
    </style:style>
    <style:style style:name="P474" style:family="paragraph" style:parent-style-name="Standard">
      <style:paragraph-properties fo:text-align="justify" style:justify-single-word="false" style:text-autospace="none"/>
      <style:text-properties fo:language="en" fo:country="GB" officeooo:paragraph-rsid="010b8a0d"/>
    </style:style>
    <style:style style:name="P475" style:family="paragraph" style:parent-style-name="Standard">
      <style:paragraph-properties fo:text-align="justify" style:justify-single-word="false"/>
      <style:text-properties fo:language="en" fo:country="GB" officeooo:paragraph-rsid="00da2167"/>
    </style:style>
    <style:style style:name="P476" style:family="paragraph" style:parent-style-name="Standard">
      <style:paragraph-properties fo:text-align="justify" style:justify-single-word="false" style:text-autospace="none"/>
      <style:text-properties fo:language="en" fo:country="GB" fo:background-color="transparent"/>
    </style:style>
    <style:style style:name="P477" style:family="paragraph" style:parent-style-name="Standard">
      <style:paragraph-properties fo:text-align="justify" style:justify-single-word="false" style:text-autospace="none"/>
      <style:text-properties fo:language="en" fo:country="GB" officeooo:paragraph-rsid="0141650f" fo:background-color="transparent"/>
    </style:style>
    <style:style style:name="P478" style:family="paragraph" style:parent-style-name="Standard">
      <style:paragraph-properties fo:text-align="center" style:justify-single-word="false"/>
      <style:text-properties fo:language="en" fo:country="GB" officeooo:rsid="024a8fd2" officeooo:paragraph-rsid="024a8fd2" fo:background-color="transparent"/>
    </style:style>
    <style:style style:name="P479" style:family="paragraph" style:parent-style-name="Standard">
      <style:paragraph-properties fo:text-align="center" style:justify-single-word="false"/>
      <style:text-properties fo:language="en" fo:country="GB" officeooo:rsid="0261a6dd" officeooo:paragraph-rsid="025cc66c" fo:background-color="transparent"/>
    </style:style>
    <style:style style:name="P480" style:family="paragraph" style:parent-style-name="Standard">
      <style:paragraph-properties fo:text-align="center" style:justify-single-word="false"/>
      <style:text-properties fo:language="en" fo:country="GB" fo:background-color="transparent"/>
    </style:style>
    <style:style style:name="P481" style:family="paragraph" style:parent-style-name="Standard">
      <style:paragraph-properties fo:text-align="center" style:justify-single-word="false"/>
      <style:text-properties fo:language="en" fo:country="GB" officeooo:rsid="006649e2" officeooo:paragraph-rsid="006649e2"/>
    </style:style>
    <style:style style:name="P482" style:family="paragraph" style:parent-style-name="Standard">
      <style:text-properties fo:language="en" fo:country="GB" officeooo:paragraph-rsid="00da2167"/>
    </style:style>
    <style:style style:name="P483" style:family="paragraph" style:parent-style-name="Standard">
      <style:text-properties style:font-name="Open Sans" fo:font-size="10pt" fo:language="en" fo:country="GB" style:font-size-asian="10pt" style:font-size-complex="10pt"/>
    </style:style>
    <style:style style:name="P484" style:family="paragraph" style:parent-style-name="Standard">
      <style:paragraph-properties fo:text-align="justify" style:justify-single-word="false"/>
      <style:text-properties style:font-name="Open Sans" fo:font-size="10pt" fo:language="en" fo:country="GB" style:font-size-asian="10pt" style:font-size-complex="10pt"/>
    </style:style>
    <style:style style:name="P485" style:family="paragraph" style:parent-style-name="Standard">
      <style:paragraph-properties fo:text-align="justify" style:justify-single-word="false"/>
      <style:text-properties style:font-name="Open Sans" fo:font-size="10pt" fo:language="en" fo:country="GB" officeooo:paragraph-rsid="00da2167" style:font-size-asian="10pt" style:font-size-complex="10pt"/>
    </style:style>
    <style:style style:name="P486" style:family="paragraph" style:parent-style-name="Standard">
      <style:paragraph-properties fo:text-align="justify" style:justify-single-word="false" style:text-autospace="none"/>
      <style:text-properties style:font-name="Open Sans" fo:font-size="10pt" fo:language="en" fo:country="GB" fo:background-color="#ffe994" style:font-size-asian="10pt" style:font-size-complex="10pt"/>
    </style:style>
    <style:style style:name="P487" style:family="paragraph" style:parent-style-name="Standard">
      <style:paragraph-properties fo:text-align="justify" style:justify-single-word="false" style:text-autospace="none"/>
      <style:text-properties style:font-name="Open Sans" fo:font-size="10pt" fo:language="en" fo:country="GB" fo:background-color="transparent" style:font-size-asian="10pt" style:font-size-complex="10pt"/>
    </style:style>
    <style:style style:name="P488" style:family="paragraph" style:parent-style-name="Standard">
      <style:paragraph-properties fo:text-align="center" style:justify-single-word="false"/>
      <style:text-properties fo:font-size="14pt" fo:language="en" fo:country="GB" officeooo:rsid="001cfb6b" officeooo:paragraph-rsid="001e28d0" style:font-size-asian="14pt" style:font-size-complex="14pt"/>
    </style:style>
    <style:style style:name="P489" style:family="paragraph" style:parent-style-name="Standard">
      <style:paragraph-properties fo:text-align="center" style:justify-single-word="false"/>
      <style:text-properties fo:font-size="14pt" fo:language="en" fo:country="GB" officeooo:paragraph-rsid="001e28d0" style:font-size-asian="14pt" style:font-size-complex="14pt"/>
    </style:style>
    <style:style style:name="P490" style:family="paragraph" style:parent-style-name="Standard">
      <style:text-properties officeooo:paragraph-rsid="00ade1d3"/>
    </style:style>
    <style:style style:name="P491" style:family="paragraph" style:parent-style-name="Standard">
      <style:paragraph-properties fo:text-align="center" style:justify-single-word="false"/>
    </style:style>
    <style:style style:name="P492" style:family="paragraph" style:parent-style-name="Standard">
      <style:paragraph-properties fo:text-align="center" style:justify-single-word="false" style:text-autospace="none"/>
      <style:text-properties officeooo:paragraph-rsid="00d6281c"/>
    </style:style>
    <style:style style:name="P493" style:family="paragraph" style:parent-style-name="Standard">
      <style:paragraph-properties fo:text-align="center" style:justify-single-word="false"/>
      <style:text-properties officeooo:paragraph-rsid="00da2167"/>
    </style:style>
    <style:style style:name="P494" style:family="paragraph" style:parent-style-name="Standard">
      <style:paragraph-properties fo:text-align="end" style:justify-single-word="false"/>
      <style:text-properties style:font-name="Advanced Pixel-7" fo:font-size="18pt" fo:language="en" fo:country="GB" fo:font-weight="normal" officeooo:rsid="02703ad5" officeooo:paragraph-rsid="02703ad5" style:font-size-asian="18pt" style:font-weight-asian="normal" style:font-size-complex="18pt" style:font-weight-complex="normal"/>
    </style:style>
    <style:style style:name="P495" style:family="paragraph" style:parent-style-name="Standard">
      <style:text-properties style:font-name="Consolas" fo:font-size="14pt" fo:language="en" fo:country="GB" fo:font-weight="normal" officeooo:rsid="0033a6b1" officeooo:paragraph-rsid="02703ad5" style:font-size-asian="14pt" style:font-weight-asian="normal" style:font-size-complex="14pt" style:font-weight-complex="normal"/>
    </style:style>
    <style:style style:name="P496" style:family="paragraph" style:parent-style-name="Standard">
      <style:paragraph-properties fo:text-align="justify" style:justify-single-word="false" fo:orphans="0" fo:widows="0" fo:hyphenation-ladder-count="no-limit"/>
      <style:text-properties officeooo:rsid="02bdeb18" officeooo:paragraph-rsid="02bdeb18" fo:hyphenate="false" fo:hyphenation-remain-char-count="2" fo:hyphenation-push-char-count="2" loext:hyphenation-no-caps="false"/>
    </style:style>
    <style:style style:name="P497" style:family="paragraph" style:parent-style-name="Standard">
      <style:paragraph-properties fo:text-align="justify" style:justify-single-word="false"/>
      <style:text-properties officeooo:rsid="02ce11b6" officeooo:paragraph-rsid="02ce11b6"/>
    </style:style>
    <style:style style:name="P498" style:family="paragraph" style:parent-style-name="Standard">
      <style:paragraph-properties fo:text-align="center" style:justify-single-word="false"/>
      <style:text-properties fo:font-variant="normal" fo:text-transform="none" fo:color="#000000" loext:opacity="100%" style:font-name="Palatino Linotype1" fo:font-size="10pt" fo:letter-spacing="normal" fo:language="en" fo:country="GB" fo:font-style="normal" fo:font-weight="normal" officeooo:rsid="026cfe79" officeooo:paragraph-rsid="03fb3b68" fo:background-color="transparent" style:font-size-asian="10pt" style:font-size-complex="10pt"/>
    </style:style>
    <style:style style:name="P499" style:family="paragraph" style:parent-style-name="Standard">
      <style:paragraph-properties fo:text-align="center" style:justify-single-word="false"/>
      <style:text-properties fo:font-variant="normal" fo:text-transform="none" fo:color="#000000" loext:opacity="100%" style:font-name="Palatino Linotype1" fo:font-size="10pt" fo:letter-spacing="normal" fo:language="en" fo:country="GB" fo:font-style="normal" fo:font-weight="normal" officeooo:rsid="03fb3b68" officeooo:paragraph-rsid="03fb3b68" fo:background-color="transparent" style:font-size-asian="10pt" style:font-size-complex="10pt"/>
    </style:style>
    <style:style style:name="P500" style:family="paragraph" style:parent-style-name="Standard">
      <style:paragraph-properties fo:text-align="center" style:justify-single-word="false"/>
      <style:text-properties style:font-name="Palatino Linotype1" fo:font-size="10pt" fo:language="en" fo:country="GB" officeooo:rsid="0277058e" officeooo:paragraph-rsid="026cfe79" fo:background-color="#ffff00" style:font-size-asian="10pt" style:font-size-complex="10pt"/>
    </style:style>
    <style:style style:name="P501" style:family="paragraph" style:parent-style-name="Standard">
      <style:paragraph-properties fo:text-align="start" style:justify-single-word="false"/>
      <style:text-properties style:font-name="Palatino Linotype1" fo:font-size="10pt" fo:language="en" fo:country="GB" officeooo:rsid="02779225" officeooo:paragraph-rsid="0277058e" fo:background-color="#ffff00" style:font-size-asian="10pt" style:font-size-complex="10pt"/>
    </style:style>
    <style:style style:name="P502" style:family="paragraph" style:parent-style-name="Text_20_body">
      <style:paragraph-properties fo:text-align="justify" style:justify-single-word="false" style:text-autospace="none"/>
      <style:text-properties officeooo:paragraph-rsid="035f8dd8"/>
    </style:style>
    <style:style style:name="P503" style:family="paragraph" style:parent-style-name="Text_20_body">
      <style:paragraph-properties fo:text-align="justify" style:justify-single-word="false" style:text-autospace="none"/>
      <style:text-properties officeooo:paragraph-rsid="0379cb37"/>
    </style:style>
    <style:style style:name="P504" style:family="paragraph" style:parent-style-name="Text_20_body">
      <style:paragraph-properties fo:text-align="justify" style:justify-single-word="false" style:text-autospace="none"/>
      <style:text-properties fo:color="#000000" loext:opacity="100%" style:text-line-through-style="none" style:text-line-through-type="none" style:font-name="Calibri" fo:font-size="11pt" fo:language="en" fo:country="GB" style:text-underline-style="none" fo:font-weight="bold" officeooo:paragraph-rsid="00b1c7c6" fo:background-color="transparent" style:font-name-asian="Calibri" style:font-size-asian="11pt" style:font-weight-asian="bold" style:font-name-complex="Calibri" style:font-size-complex="11pt" style:font-weight-complex="bold"/>
    </style:style>
    <style:style style:name="P505" style:family="paragraph" style:parent-style-name="Text_20_body">
      <style:paragraph-properties fo:text-align="center" style:justify-single-word="false"/>
      <style:text-properties fo:font-variant="normal" fo:text-transform="none" fo:color="#000000" loext:opacity="100%" style:font-name="Palatino Linotype1" fo:font-size="10pt" fo:letter-spacing="normal" fo:language="en" fo:country="GB" fo:font-style="normal" fo:font-weight="normal" officeooo:rsid="03fb3b68" officeooo:paragraph-rsid="03fb3b68" fo:background-color="transparent" style:font-size-asian="10pt" style:font-size-complex="10pt"/>
    </style:style>
    <style:style style:name="P506" style:family="paragraph" style:parent-style-name="Table_20_Contents">
      <style:paragraph-properties fo:text-align="center" style:justify-single-word="false"/>
      <style:text-properties fo:color="#000000" loext:opacity="100%" style:text-position="0% 100%" style:font-name="Open Sans" fo:font-size="10pt" fo:language="en" fo:country="GB" officeooo:rsid="009a2b05" officeooo:paragraph-rsid="00c0954e" fo:background-color="#ffff00" style:font-name-asian="Calibri" style:font-size-asian="10pt" style:font-name-complex="Calibri" style:font-size-complex="10pt"/>
    </style:style>
    <style:style style:name="P507" style:family="paragraph" style:parent-style-name="Table_20_Contents">
      <style:paragraph-properties fo:text-align="center" style:justify-single-word="false"/>
      <style:text-properties fo:color="#000000" loext:opacity="100%" style:text-position="0% 100%" style:font-name="Open Sans" fo:font-size="10pt" fo:language="en" fo:country="GB" officeooo:rsid="009a2b05" officeooo:paragraph-rsid="01be2dbb" fo:background-color="#ffff00" style:font-name-asian="Calibri" style:font-size-asian="10pt" style:font-name-complex="Calibri" style:font-size-complex="10pt"/>
    </style:style>
    <style:style style:name="P508" style:family="paragraph" style:parent-style-name="Table_20_Contents">
      <style:paragraph-properties fo:text-align="center" style:justify-single-word="false"/>
      <style:text-properties fo:color="#000000" loext:opacity="100%" style:text-position="0% 100%" style:font-name="Open Sans" fo:font-size="10pt" fo:language="en" fo:country="GB" officeooo:rsid="009a2b05" officeooo:paragraph-rsid="01d558b1" fo:background-color="#ffff00" style:font-name-asian="Calibri" style:font-size-asian="10pt" style:font-name-complex="Calibri" style:font-size-complex="10pt"/>
    </style:style>
    <style:style style:name="P509" style:family="paragraph" style:parent-style-name="Table_20_Contents">
      <style:paragraph-properties fo:text-align="center" style:justify-single-word="false"/>
      <style:text-properties fo:color="#000000" loext:opacity="100%" style:text-position="0% 100%" style:font-name="Open Sans" fo:font-size="10pt" fo:language="en" fo:country="GB" officeooo:rsid="01d165b4" officeooo:paragraph-rsid="01d165b4" fo:background-color="transparent" style:font-name-asian="Calibri" style:font-size-asian="10pt" style:font-name-complex="Calibri" style:font-size-complex="10pt"/>
    </style:style>
    <style:style style:name="P510" style:family="paragraph" style:parent-style-name="Table_20_Contents">
      <style:paragraph-properties fo:text-align="center" style:justify-single-word="false"/>
      <style:text-properties fo:color="#000000" loext:opacity="100%" style:text-position="0% 100%" style:font-name="Open Sans" fo:font-size="10pt" fo:language="en" fo:country="GB" officeooo:rsid="009a2b05" officeooo:paragraph-rsid="00c0954e" fo:background-color="transparent" style:font-name-asian="Calibri" style:font-size-asian="10pt" style:font-name-complex="Calibri" style:font-size-complex="10pt"/>
    </style:style>
    <style:style style:name="P511" style:family="paragraph" style:parent-style-name="Table_20_Contents">
      <style:paragraph-properties fo:text-align="center" style:justify-single-word="false"/>
      <style:text-properties fo:color="#000000" loext:opacity="100%" style:text-position="0% 100%" style:font-name="Open Sans" fo:font-size="10pt" fo:language="en" fo:country="GB" officeooo:rsid="009a2b05" officeooo:paragraph-rsid="01d558b1" fo:background-color="transparent" style:font-name-asian="Calibri" style:font-size-asian="10pt" style:font-name-complex="Calibri" style:font-size-complex="10pt"/>
    </style:style>
    <style:style style:name="P512" style:family="paragraph" style:parent-style-name="Table_20_Heading">
      <style:paragraph-properties fo:text-align="center" style:justify-single-word="false"/>
      <style:text-properties style:font-name="ArcadeClassic" fo:font-size="10pt" fo:language="en" fo:country="GB" fo:font-weight="normal" officeooo:rsid="009a2b05" officeooo:paragraph-rsid="00c0954e" fo:background-color="transparent" style:font-name-asian="Calibri" style:font-size-asian="10pt" style:font-weight-asian="normal" style:font-name-complex="Calibri" style:font-size-complex="10pt" style:font-weight-complex="normal"/>
    </style:style>
    <style:style style:name="P513" style:family="paragraph" style:parent-style-name="Table_20_Heading">
      <style:paragraph-properties fo:text-align="center" style:justify-single-word="false"/>
      <style:text-properties style:font-name="ArcadeClassic" fo:font-size="10pt" fo:language="en" fo:country="GB" fo:font-weight="normal" officeooo:rsid="01be2dbb" officeooo:paragraph-rsid="01be2dbb" fo:background-color="transparent" style:font-name-asian="Calibri" style:font-size-asian="10pt" style:font-weight-asian="normal" style:font-name-complex="Calibri" style:font-size-complex="10pt" style:font-weight-complex="normal"/>
    </style:style>
    <style:style style:name="P514" style:family="paragraph" style:parent-style-name="Table_20_Heading">
      <style:paragraph-properties fo:text-align="center" style:justify-single-word="false"/>
      <style:text-properties style:font-name="ArcadeClassic" fo:font-size="11pt" fo:language="en" fo:country="GB" fo:font-weight="normal" officeooo:paragraph-rsid="00c0954e" fo:background-color="transparent" style:font-name-asian="Calibri" style:font-size-asian="11pt" style:font-weight-asian="normal" style:font-name-complex="Calibri" style:font-size-complex="11pt" style:font-weight-complex="normal"/>
    </style:style>
    <style:style style:name="P515" style:family="paragraph" style:parent-style-name="Table_20_Heading">
      <style:paragraph-properties fo:text-align="center" style:justify-single-word="false"/>
      <style:text-properties officeooo:paragraph-rsid="00c0954e"/>
    </style:style>
    <style:style style:name="P516" style:family="paragraph" style:parent-style-name="Standard">
      <style:paragraph-properties fo:margin-top="0cm" fo:margin-bottom="0.353cm" style:contextual-spacing="false" fo:line-height="115%" fo:text-align="justify" style:justify-single-word="false"/>
      <style:text-properties officeooo:paragraph-rsid="0141650f"/>
    </style:style>
    <style:style style:name="P517" style:family="paragraph" style:parent-style-name="Text_20_body">
      <style:paragraph-properties fo:margin-top="0cm" fo:margin-bottom="0cm" style:contextual-spacing="false" fo:line-height="100%" fo:text-align="justify" style:justify-single-word="false"/>
      <style:text-properties fo:font-size="8pt" officeooo:rsid="0063a57f" officeooo:paragraph-rsid="024c7e19" fo:background-color="transparent" style:font-size-asian="8pt" style:font-size-complex="8pt"/>
    </style:style>
    <style:style style:name="P518" style:family="paragraph" style:parent-style-name="Text_20_body">
      <style:paragraph-properties fo:margin-top="0cm" fo:margin-bottom="0cm" style:contextual-spacing="false" fo:line-height="100%" fo:text-align="justify" style:justify-single-word="false"/>
      <style:text-properties fo:font-size="8pt" officeooo:paragraph-rsid="024c7e19" fo:background-color="transparent" style:font-size-asian="8pt" style:font-size-complex="8pt"/>
    </style:style>
    <style:style style:name="P519" style:family="paragraph" style:parent-style-name="Text_20_body">
      <style:paragraph-properties fo:margin-top="0cm" fo:margin-bottom="0cm" style:contextual-spacing="false" fo:line-height="100%" fo:text-align="justify" style:justify-single-word="false"/>
      <style:text-properties fo:font-size="8pt" officeooo:rsid="00b4ab7d" officeooo:paragraph-rsid="024c7e19" fo:background-color="transparent" style:font-size-asian="8pt" style:font-size-complex="8pt"/>
    </style:style>
    <style:style style:name="P520" style:family="paragraph" style:parent-style-name="Text_20_body">
      <style:paragraph-properties fo:margin-top="0cm" fo:margin-bottom="0cm" style:contextual-spacing="false" fo:line-height="100%" fo:text-align="justify" style:justify-single-word="false"/>
      <style:text-properties fo:font-size="8pt" officeooo:rsid="024c7e19" officeooo:paragraph-rsid="024c7e19" fo:background-color="transparent" style:font-size-asian="8pt" style:font-size-complex="8pt"/>
    </style:style>
    <style:style style:name="P521" style:family="paragraph" style:parent-style-name="Text_20_body">
      <style:paragraph-properties fo:margin-top="0cm" fo:margin-bottom="0cm" style:contextual-spacing="false" fo:line-height="100%" fo:text-align="justify" style:justify-single-word="false"/>
      <style:text-properties fo:font-size="8pt" officeooo:rsid="024decb8" officeooo:paragraph-rsid="024decb8" fo:background-color="transparent" style:font-size-asian="8pt" style:font-size-complex="8pt"/>
    </style:style>
    <style:style style:name="P522" style:family="paragraph" style:parent-style-name="Text_20_body">
      <style:paragraph-properties fo:margin-top="0cm" fo:margin-bottom="0cm" style:contextual-spacing="false" fo:line-height="100%" fo:text-align="justify" style:justify-single-word="false"/>
      <style:text-properties fo:font-size="8pt" officeooo:rsid="025a1efc" officeooo:paragraph-rsid="025a1efc" fo:background-color="transparent" style:font-size-asian="8pt" style:font-size-complex="8pt"/>
    </style:style>
    <style:style style:name="P523" style:family="paragraph" style:parent-style-name="Text_20_body">
      <style:paragraph-properties fo:margin-top="0cm" fo:margin-bottom="0cm" style:contextual-spacing="false" fo:line-height="100%" fo:text-align="justify" style:justify-single-word="false"/>
      <style:text-properties fo:font-size="8pt" officeooo:rsid="025a1efc" officeooo:paragraph-rsid="025c4058" fo:background-color="transparent" style:font-size-asian="8pt" style:font-size-complex="8pt"/>
    </style:style>
    <style:style style:name="P524" style:family="paragraph" style:parent-style-name="Text_20_body">
      <style:paragraph-properties fo:margin-top="0cm" fo:margin-bottom="0cm" style:contextual-spacing="false" fo:line-height="100%" fo:text-align="justify" style:justify-single-word="false"/>
      <style:text-properties fo:font-size="8pt" officeooo:rsid="025fba3f" officeooo:paragraph-rsid="025fba3f" fo:background-color="transparent" style:font-size-asian="8pt" style:font-size-complex="8pt"/>
    </style:style>
    <style:style style:name="P525" style:family="paragraph" style:parent-style-name="Text_20_body">
      <style:paragraph-properties fo:margin-top="0cm" fo:margin-bottom="0cm" style:contextual-spacing="false" fo:line-height="100%" fo:text-align="justify" style:justify-single-word="false"/>
      <style:text-properties fo:font-size="8pt" officeooo:rsid="025fbab6" officeooo:paragraph-rsid="025fbab6" fo:background-color="transparent" style:font-size-asian="8pt" style:font-size-complex="8pt"/>
    </style:style>
    <style:style style:name="P526" style:family="paragraph" style:parent-style-name="Text_20_body">
      <style:paragraph-properties fo:margin-top="0cm" fo:margin-bottom="0cm" style:contextual-spacing="false" fo:line-height="100%" fo:text-align="justify" style:justify-single-word="false"/>
      <style:text-properties fo:font-size="8pt" officeooo:rsid="025fba3f" officeooo:paragraph-rsid="025fba3f" fo:background-color="#ffff00" style:font-size-asian="8pt" style:font-size-complex="8pt"/>
    </style:style>
    <style:style style:name="P527" style:family="paragraph" style:parent-style-name="Text_20_body">
      <style:paragraph-properties fo:margin-top="0cm" fo:margin-bottom="0cm" style:contextual-spacing="false" fo:line-height="100%" fo:text-align="justify" style:justify-single-word="false"/>
      <style:text-properties fo:font-size="8pt" officeooo:rsid="025fbab6" officeooo:paragraph-rsid="025fbab6" fo:background-color="#ffff00" style:font-size-asian="8pt" style:font-size-complex="8pt"/>
    </style:style>
    <style:style style:name="P528" style:family="paragraph" style:parent-style-name="Text_20_body">
      <style:paragraph-properties fo:margin-top="0cm" fo:margin-bottom="0cm" style:contextual-spacing="false" fo:line-height="100%" fo:text-align="justify" style:justify-single-word="false"/>
      <style:text-properties fo:font-size="8pt" officeooo:rsid="0267be2e" officeooo:paragraph-rsid="0267be2e" fo:background-color="#ffff00" style:font-size-asian="8pt" style:font-size-complex="8pt"/>
    </style:style>
    <style:style style:name="P529" style:family="paragraph" style:parent-style-name="Text_20_body">
      <style:paragraph-properties fo:margin-top="0cm" fo:margin-bottom="0cm" style:contextual-spacing="false" fo:line-height="100%" fo:text-align="justify" style:justify-single-word="false"/>
      <style:text-properties fo:font-size="8pt" officeooo:rsid="024c7e19" officeooo:paragraph-rsid="024c7e19" fo:background-color="#ffff00" style:font-size-asian="8pt" style:font-size-complex="8pt"/>
    </style:style>
    <style:style style:name="P530" style:family="paragraph" style:parent-style-name="Text_20_body">
      <style:paragraph-properties fo:margin-top="0cm" fo:margin-bottom="0cm" style:contextual-spacing="false" fo:line-height="100%" fo:text-align="justify" style:justify-single-word="false"/>
      <style:text-properties fo:font-size="12pt" officeooo:rsid="00b4ab7d" officeooo:paragraph-rsid="025c4058" fo:background-color="transparent" style:font-size-asian="12pt" style:font-size-complex="12pt"/>
    </style:style>
    <style:style style:name="P531" style:family="paragraph" style:parent-style-name="Standard">
      <style:paragraph-properties fo:text-align="center" style:justify-single-word="false" fo:break-before="page"/>
      <style:text-properties fo:language="en" fo:country="GB" officeooo:rsid="006649e2" officeooo:paragraph-rsid="006649e2"/>
    </style:style>
    <style:style style:name="P532" style:family="paragraph" style:parent-style-name="Standard">
      <loext:graphic-properties draw:fill="none"/>
      <style:paragraph-properties fo:margin-left="0.7cm" fo:margin-right="0cm" fo:text-align="justify" style:justify-single-word="false" fo:text-indent="0cm" style:auto-text-indent="false" fo:background-color="transparent"/>
      <style:text-properties fo:color="#000000" loext:opacity="100%" style:font-name="Palatino Linotype1" fo:font-size="10pt" fo:language="en" fo:country="GB" officeooo:rsid="026cfe79" officeooo:paragraph-rsid="0405bc31" fo:background-color="transparent" style:font-size-asian="10pt" style:font-size-complex="10pt"/>
    </style:style>
    <style:style style:name="P533" style:family="paragraph" style:parent-style-name="Standard">
      <loext:graphic-properties draw:fill="none"/>
      <style:paragraph-properties fo:margin-left="0.7cm" fo:margin-right="0cm" fo:text-align="justify" style:justify-single-word="false" fo:text-indent="0cm" style:auto-text-indent="false" fo:background-color="transparent">
        <style:tab-stops>
          <style:tab-stop style:position="1.588cm"/>
        </style:tab-stops>
      </style:paragraph-properties>
      <style:text-properties fo:color="#000000" loext:opacity="100%" style:font-name="Palatino Linotype1" fo:font-size="10pt" fo:language="en" fo:country="GB" officeooo:rsid="026cfe79" officeooo:paragraph-rsid="04072394" fo:background-color="transparent" style:font-size-asian="10pt" style:font-size-complex="10pt"/>
    </style:style>
    <style:style style:name="P534" style:family="paragraph" style:parent-style-name="Text_20_body" style:master-page-name="First_20_Page">
      <style:paragraph-properties fo:text-align="center" style:justify-single-word="false" style:page-number="auto"/>
      <style:text-properties fo:font-variant="normal" fo:text-transform="none" fo:color="#000000" loext:opacity="100%" style:font-name="Palatino Linotype" fo:font-size="11.25pt" fo:letter-spacing="normal" fo:language="en" fo:country="GB" fo:font-style="normal" fo:font-weight="normal" officeooo:rsid="03fb3b68" officeooo:paragraph-rsid="03fcb680" fo:background-color="transparent"/>
    </style:style>
    <style:style style:name="P535" style:family="paragraph" style:parent-style-name="Text_20_body" style:master-page-name="First_20_Page">
      <style:paragraph-properties fo:text-align="center" style:justify-single-word="false" style:page-number="auto"/>
      <style:text-properties fo:font-variant="normal" fo:text-transform="none" fo:color="#000000" loext:opacity="100%" style:font-name="Palatino Linotype" fo:font-size="11.25pt" fo:letter-spacing="normal" fo:language="en" fo:country="GB" fo:font-style="normal" fo:font-weight="normal" officeooo:rsid="0408c22d" officeooo:paragraph-rsid="0408c22d" fo:background-color="transparent"/>
    </style:style>
    <style:style style:name="P536" style:family="paragraph" style:parent-style-name="Text_20_body" style:master-page-name="First_20_Page">
      <style:paragraph-properties fo:text-align="center" style:justify-single-word="false" style:page-number="auto"/>
      <style:text-properties fo:font-variant="normal" fo:text-transform="none" fo:color="#000000" loext:opacity="100%" style:font-name="Advanced Pixel-7" fo:font-size="14pt" fo:letter-spacing="normal" fo:language="en" fo:country="GB" fo:font-style="normal" fo:font-weight="normal" officeooo:rsid="03fb3b68" officeooo:paragraph-rsid="03fb3b68" fo:background-color="transparent" style:font-size-asian="14pt" style:font-size-complex="14pt"/>
    </style:style>
    <style:style style:name="P537" style:family="paragraph" style:parent-style-name="Text_20_body" style:master-page-name="Final">
      <style:paragraph-properties fo:text-align="justify" style:justify-single-word="false" style:page-number="auto" fo:break-before="page"/>
      <style:text-properties officeooo:rsid="0063a57f" officeooo:paragraph-rsid="024c7e19"/>
    </style:style>
    <style:style style:name="P538" style:family="paragraph" style:parent-style-name="Default" style:list-style-name="L2">
      <style:paragraph-properties style:text-autospace="none"/>
      <style:text-properties fo:color="#000000" loext:opacity="100%" style:text-line-through-style="none" style:text-line-through-type="none" style:font-name="Calibri" fo:font-size="11pt" fo:language="en" fo:country="GB" style:text-underline-style="none" fo:font-weight="normal" officeooo:paragraph-rsid="00a85ce2" style:font-name-asian="Calibri" style:font-size-asian="11pt" style:font-weight-asian="normal" style:font-name-complex="Calibri" style:font-size-complex="11pt" style:font-weight-complex="normal"/>
    </style:style>
    <style:style style:name="P539" style:family="paragraph" style:parent-style-name="Default" style:master-page-name="Página_20_esquerda_20_Cap_20_I">
      <style:paragraph-properties fo:text-align="center" style:justify-single-word="false" style:page-number="1" style:text-autospace="none"/>
      <style:text-properties style:font-name="Consolas" fo:language="en" fo:country="GB" officeooo:paragraph-rsid="00b3bf7b"/>
    </style:style>
    <style:style style:name="P540" style:family="paragraph" style:parent-style-name="Default" style:master-page-name="Página_20_esquerda_20_Cap_20_II">
      <style:paragraph-properties fo:text-align="center" style:justify-single-word="false" style:page-number="auto" style:text-autospace="none"/>
      <style:text-properties fo:language="en" fo:country="GB"/>
    </style:style>
    <style:style style:name="P541" style:family="paragraph" style:parent-style-name="Default" style:master-page-name="Página_20_direita_20_Cap_20_III">
      <style:paragraph-properties fo:text-align="center" style:justify-single-word="false" style:page-number="auto" style:text-autospace="none"/>
      <style:text-properties fo:language="en" fo:country="GB"/>
    </style:style>
    <style:style style:name="P542" style:family="paragraph" style:parent-style-name="Default" style:master-page-name="Página_20_direita_20_Cap_20_V">
      <style:paragraph-properties fo:text-align="center" style:justify-single-word="false" style:page-number="auto" style:text-autospace="none"/>
      <style:text-properties fo:language="en" fo:country="GB"/>
    </style:style>
    <style:style style:name="P543" style:family="paragraph" style:parent-style-name="Default" style:master-page-name="Página_20_esquerda_20_Cap_20_IV">
      <style:paragraph-properties fo:text-align="center" style:justify-single-word="false" style:page-number="auto" style:text-autospace="none"/>
      <style:text-properties fo:language="en" fo:country="GB" officeooo:paragraph-rsid="00a85ce2"/>
    </style:style>
    <style:style style:name="P544" style:family="paragraph" style:parent-style-name="Default" style:master-page-name="First_20_Page">
      <style:paragraph-properties fo:text-align="justify" style:justify-single-word="false" style:page-number="auto" style:text-autospace="none"/>
      <style:text-properties fo:color="#000000" loext:opacity="100%" style:text-line-through-style="none" style:text-line-through-type="none" style:font-name="Open Sans1" fo:font-size="10pt" fo:language="en" fo:country="GB" fo:font-style="normal" style:text-underline-style="none" fo:font-weight="normal" officeooo:rsid="01be2dbb" officeooo:paragraph-rsid="00c0954e" fo:background-color="transparent" style:font-name-asian="Calibri" style:font-size-asian="10pt" style:font-style-asian="normal" style:font-weight-asian="normal" style:font-name-complex="Calibri" style:font-size-complex="10pt" style:font-style-complex="normal" style:font-weight-complex="normal"/>
    </style:style>
    <style:style style:name="P545" style:family="paragraph" style:parent-style-name="Default" style:master-page-name="First_20_Page">
      <style:paragraph-properties fo:text-align="justify" style:justify-single-word="false" style:page-number="auto" style:text-autospace="none"/>
      <style:text-properties fo:color="#000000" loext:opacity="100%" style:text-line-through-style="none" style:text-line-through-type="none" style:font-name="Open Sans" fo:font-size="10pt" fo:language="en" fo:country="GB" fo:font-style="normal" style:text-underline-style="none" fo:font-weight="normal" officeooo:paragraph-rsid="024c5504" style:font-name-asian="Calibri" style:font-size-asian="10pt" style:font-style-asian="normal" style:font-weight-asian="normal" style:font-name-complex="Calibri" style:font-size-complex="10pt" style:font-style-complex="normal" style:font-weight-complex="normal"/>
    </style:style>
    <style:style style:name="P546" style:family="paragraph" style:parent-style-name="Default" style:master-page-name="Temporary">
      <style:paragraph-properties fo:text-align="center" style:justify-single-word="false" style:page-number="auto" style:text-autospace="none"/>
    </style:style>
    <style:style style:name="P547" style:family="paragraph" style:parent-style-name="Standard" style:master-page-name="Index">
      <style:paragraph-properties fo:text-align="center" style:justify-single-word="false" style:page-number="auto"/>
    </style:style>
    <style:style style:name="P548" style:family="paragraph" style:parent-style-name="Standard" style:master-page-name="Index">
      <style:paragraph-properties fo:text-align="center" style:justify-single-word="false" style:page-number="auto"/>
      <style:text-properties officeooo:paragraph-rsid="0045ac1c"/>
    </style:style>
    <style:style style:name="P549" style:family="paragraph" style:parent-style-name="Standard" style:master-page-name="Index">
      <style:paragraph-properties fo:text-align="center" style:justify-single-word="false" style:page-number="auto"/>
      <style:text-properties style:font-name="ArcadeClassic" fo:font-size="14pt" style:font-size-asian="14pt" style:font-size-complex="14pt"/>
    </style:style>
    <style:style style:name="P550" style:family="paragraph" style:parent-style-name="Standard" style:master-page-name="Index">
      <style:paragraph-properties fo:text-align="center" style:justify-single-word="false" style:page-number="auto"/>
      <style:text-properties style:font-name="ArcadeClassic" fo:font-size="14pt" officeooo:paragraph-rsid="007c5fd5" style:font-size-asian="14pt" style:font-size-complex="14pt"/>
    </style:style>
    <style:style style:name="P551" style:family="paragraph" style:parent-style-name="Standard" style:master-page-name="Index">
      <style:paragraph-properties fo:text-align="center" style:justify-single-word="false" style:page-number="auto"/>
      <style:text-properties style:font-name="ArcadeClassic" fo:font-size="14pt" officeooo:paragraph-rsid="007288e6" style:font-size-asian="14pt" style:font-size-complex="14pt"/>
    </style:style>
    <style:style style:name="P552" style:family="paragraph" style:parent-style-name="Standard" style:master-page-name="Index">
      <style:paragraph-properties fo:text-align="center" style:justify-single-word="false" style:page-number="auto"/>
      <style:text-properties fo:font-variant="normal" fo:text-transform="none" fo:color="#000000" loext:opacity="100%" style:font-name="ArcadeClassic" fo:font-size="14pt" fo:letter-spacing="normal" fo:language="en" fo:country="GB" fo:font-style="normal" fo:font-weight="normal" officeooo:paragraph-rsid="018bdca7" style:font-size-asian="14pt" style:font-style-asian="italic" style:font-weight-asian="normal" style:font-size-complex="14pt" style:font-style-complex="italic" style:font-weight-complex="normal"/>
    </style:style>
    <style:style style:name="P553" style:family="paragraph" style:parent-style-name="Standard" style:master-page-name="Index">
      <style:paragraph-properties fo:text-align="center" style:justify-single-word="false" style:page-number="auto"/>
      <style:text-properties fo:font-variant="normal" fo:text-transform="none" fo:color="#000000" loext:opacity="100%" style:font-name="ArcadeClassic" fo:font-size="14pt" fo:letter-spacing="normal" fo:language="en" fo:country="GB" fo:font-style="normal" fo:font-weight="normal" officeooo:paragraph-rsid="00a85ce2" style:font-size-asian="14pt" style:font-style-asian="italic" style:font-weight-asian="normal" style:font-size-complex="14pt" style:font-style-complex="italic" style:font-weight-complex="normal"/>
    </style:style>
    <style:style style:name="P554" style:family="paragraph" style:parent-style-name="Standard" style:master-page-name="Index">
      <style:paragraph-properties fo:text-align="center" style:justify-single-word="false" style:page-number="auto"/>
      <style:text-properties fo:language="en" fo:country="GB"/>
    </style:style>
    <style:style style:name="P555" style:family="paragraph" style:parent-style-name="Standard">
      <style:paragraph-properties fo:text-align="justify" style:justify-single-word="false" style:text-autospace="none"/>
      <style:text-properties officeooo:paragraph-rsid="040dc18c"/>
    </style:style>
    <style:style style:name="P556" style:family="paragraph" style:parent-style-name="Standard">
      <style:paragraph-properties fo:text-align="justify" style:justify-single-word="false" style:text-autospace="none"/>
      <style:text-properties officeooo:paragraph-rsid="04174e91"/>
    </style:style>
    <style:style style:name="P557" style:family="paragraph" style:parent-style-name="Standard">
      <style:paragraph-properties fo:text-align="justify" style:justify-single-word="false"/>
      <style:text-properties officeooo:paragraph-rsid="040f2a60"/>
    </style:style>
    <style:style style:name="P558" style:family="paragraph" style:parent-style-name="Standard">
      <style:paragraph-properties fo:text-align="justify" style:justify-single-word="false" style:text-autospace="none"/>
      <style:text-properties fo:language="en" fo:country="GB" officeooo:paragraph-rsid="04120bf1"/>
    </style:style>
    <style:style style:name="P559" style:family="paragraph" style:parent-style-name="Standard" style:master-page-name="Cápa">
      <style:paragraph-properties fo:text-align="center" style:justify-single-word="false" style:page-number="auto"/>
      <style:text-properties fo:language="en" fo:country="GB" fo:background-color="transparent"/>
    </style:style>
    <style:style style:name="P560" style:family="paragraph" style:parent-style-name="Standard" style:master-page-name="First_20_Page">
      <style:paragraph-properties fo:text-align="center" style:justify-single-word="false" style:page-number="auto"/>
      <style:text-properties fo:language="en" fo:country="GB" officeooo:rsid="006649e2" officeooo:paragraph-rsid="006649e2"/>
    </style:style>
    <style:style style:name="P561" style:family="paragraph" style:parent-style-name="Standard" style:master-page-name="First_20_Page">
      <style:paragraph-properties fo:text-align="center" style:justify-single-word="false" style:page-number="auto"/>
      <style:text-properties fo:language="en" fo:country="GB" officeooo:rsid="026cfe79" officeooo:paragraph-rsid="026cfe79" fo:background-color="#ffff00"/>
    </style:style>
    <style:style style:name="P562" style:family="paragraph" style:parent-style-name="Standard" style:master-page-name="First_20_Page">
      <style:paragraph-properties fo:text-align="justify" style:justify-single-word="false" style:page-number="auto"/>
      <style:text-properties officeooo:paragraph-rsid="00ade1d3"/>
    </style:style>
    <style:style style:name="P563" style:family="paragraph" style:parent-style-name="Standard" style:list-style-name="L1" style:master-page-name="">
      <loext:graphic-properties draw:fill="none"/>
      <style:paragraph-properties fo:margin-left="0.7cm" fo:margin-right="0cm" fo:text-align="justify" style:justify-single-word="false" fo:text-indent="0cm" style:auto-text-indent="false" style:page-number="auto" fo:background-color="transparent"/>
      <style:text-properties fo:color="#000000" loext:opacity="100%" style:font-name="Palatino Linotype1" fo:font-size="10pt" fo:language="en" fo:country="GB" officeooo:rsid="0405bc31" officeooo:paragraph-rsid="0405bc31" fo:background-color="transparent" style:font-size-asian="10pt" style:font-size-complex="10pt"/>
    </style:style>
    <style:style style:name="P564" style:family="paragraph" style:parent-style-name="Standard" style:list-style-name="L1" style:master-page-name="">
      <loext:graphic-properties draw:fill="none"/>
      <style:paragraph-properties fo:margin-left="0.7cm" fo:margin-right="0cm" fo:text-align="justify" style:justify-single-word="false" fo:text-indent="0cm" style:auto-text-indent="false" style:page-number="auto" fo:background-color="transparent">
        <style:tab-stops>
          <style:tab-stop style:position="1.588cm"/>
        </style:tab-stops>
      </style:paragraph-properties>
      <style:text-properties fo:color="#000000" loext:opacity="100%" style:font-name="Palatino Linotype1" fo:font-size="10pt" fo:language="en" fo:country="GB" officeooo:rsid="026cfe79" officeooo:paragraph-rsid="04072394" fo:background-color="transparent" style:font-size-asian="10pt" style:font-size-complex="10pt"/>
    </style:style>
    <style:style style:name="P565" style:family="paragraph" style:parent-style-name="Standard" style:list-style-name="L1">
      <loext:graphic-properties draw:fill="none"/>
      <style:paragraph-properties fo:margin-left="0.7cm" fo:margin-right="0cm" fo:text-align="justify" style:justify-single-word="false" fo:text-indent="0cm" style:auto-text-indent="false" fo:background-color="transparent"/>
      <style:text-properties fo:color="#000000" loext:opacity="100%" style:font-name="Palatino Linotype1" fo:font-size="10pt" fo:language="en" fo:country="GB" officeooo:rsid="040732f6" officeooo:paragraph-rsid="0408c22d" fo:background-color="transparent" style:font-size-asian="10pt" style:font-size-complex="10pt"/>
    </style:style>
    <style:style style:name="P566" style:family="paragraph" style:parent-style-name="Standard" style:list-style-name="L1">
      <loext:graphic-properties draw:fill="none"/>
      <style:paragraph-properties fo:margin-left="0.7cm" fo:margin-right="0cm" fo:text-align="justify" style:justify-single-word="false" fo:text-indent="0cm" style:auto-text-indent="false" fo:background-color="transparent"/>
      <style:text-properties fo:color="#000000" loext:opacity="100%" style:font-name="Palatino Linotype1" fo:font-size="10pt" fo:language="en" fo:country="GB" officeooo:rsid="040732f6" officeooo:paragraph-rsid="040732f6" fo:background-color="transparent" style:font-size-asian="10pt" style:font-size-complex="10pt"/>
    </style:style>
    <style:style style:name="P567" style:family="paragraph" style:parent-style-name="Standard" style:list-style-name="L1">
      <loext:graphic-properties draw:fill="none"/>
      <style:paragraph-properties fo:margin-left="0.7cm" fo:margin-right="0cm" fo:text-align="justify" style:justify-single-word="false" fo:text-indent="0cm" style:auto-text-indent="false" fo:background-color="transparent"/>
      <style:text-properties fo:color="#000000" loext:opacity="100%" style:font-name="Palatino Linotype1" fo:font-size="10pt" fo:language="en" fo:country="GB" officeooo:rsid="0408c22d" officeooo:paragraph-rsid="0408c22d" fo:background-color="transparent" style:font-size-asian="10pt" style:font-size-complex="10pt"/>
    </style:style>
    <style:style style:name="P568" style:family="paragraph" style:parent-style-name="Standard" style:master-page-name="Preambulo">
      <style:paragraph-properties style:page-number="auto"/>
      <style:text-properties style:font-name="ArcadeClassic" fo:font-size="14pt" fo:language="en" fo:country="GB" officeooo:paragraph-rsid="00ade1d3" style:font-size-asian="14pt" style:font-size-complex="14pt"/>
    </style:style>
    <style:style style:name="T1" style:family="text">
      <style:text-properties fo:font-variant="normal" fo:text-transform="none" fo:color="#000000" loext:opacity="100%" style:font-name="ArcadeClassic" fo:font-size="14pt" fo:letter-spacing="normal" fo:language="en" fo:country="GB" fo:font-style="normal" fo:font-weight="normal" style:font-size-asian="14pt" style:font-weight-asian="normal" style:font-size-complex="14pt" style:font-weight-complex="normal"/>
    </style:style>
    <style:style style:name="T2" style:family="text">
      <style:text-properties fo:font-variant="normal" fo:text-transform="none" fo:color="#000000" loext:opacity="100%" style:font-name="ArcadeClassic" fo:font-size="14pt" fo:letter-spacing="normal" fo:language="en" fo:country="GB" fo:font-style="normal" fo:font-weight="normal" officeooo:rsid="0088fe77" style:font-size-asian="14pt" style:font-weight-asian="normal" style:font-size-complex="14pt" style:font-weight-complex="normal"/>
    </style:style>
    <style:style style:name="T3" style:family="text">
      <style:text-properties fo:font-variant="normal" fo:text-transform="none" fo:color="#000000" loext:opacity="100%" style:font-name="ArcadeClassic" fo:font-size="14pt" fo:letter-spacing="normal" fo:language="en" fo:country="GB" fo:font-style="normal" fo:font-weight="normal" officeooo:rsid="00ac7436" style:font-size-asian="14pt" style:font-weight-asian="normal" style:font-size-complex="14pt" style:font-weight-complex="normal"/>
    </style:style>
    <style:style style:name="T4" style:family="text">
      <style:text-properties fo:font-variant="normal" fo:text-transform="none" fo:color="#000000" loext:opacity="100%" style:font-name="ArcadeClassic" fo:font-size="14pt" fo:letter-spacing="normal" fo:language="en" fo:country="GB" fo:font-style="normal" fo:font-weight="normal" officeooo:rsid="00b85f79" style:font-size-asian="14pt" style:font-style-asian="italic" style:font-weight-asian="normal" style:font-size-complex="14pt" style:font-style-complex="italic" style:font-weight-complex="normal"/>
    </style:style>
    <style:style style:name="T5" style:family="text">
      <style:text-properties fo:font-variant="normal" fo:text-transform="none" fo:color="#000000" loext:opacity="100%" style:font-name="ArcadeClassic" fo:font-size="16pt" fo:letter-spacing="normal" fo:language="en" fo:country="GB" fo:font-style="normal" fo:font-weight="normal" style:font-size-asian="16pt" style:font-weight-asian="normal" style:font-size-complex="16pt" style:font-weight-complex="normal"/>
    </style:style>
    <style:style style:name="T6" style:family="text">
      <style:text-properties fo:font-variant="normal" fo:text-transform="none" fo:color="#000000" loext:opacity="100%" fo:letter-spacing="normal" fo:language="en" fo:country="GB" fo:font-style="normal" fo:font-weight="normal" style:font-weight-asian="normal" style:font-weight-complex="normal"/>
    </style:style>
    <style:style style:name="T7" style:family="text">
      <style:text-properties fo:font-variant="normal" fo:text-transform="none" fo:color="#000000" loext:opacity="100%" style:font-name="Times New Roman" fo:font-size="14pt" fo:letter-spacing="normal" fo:language="en" fo:country="GB" fo:font-style="normal" fo:font-weight="normal" style:font-size-asian="14pt" style:font-weight-asian="normal" style:font-size-complex="14pt" style:font-weight-complex="normal"/>
    </style:style>
    <style:style style:name="T8" style:family="text">
      <style:text-properties fo:font-variant="normal" fo:text-transform="none" fo:color="#000000" loext:opacity="100%" style:font-name="Advanced Pixel-7" fo:font-size="18pt" fo:letter-spacing="normal" fo:language="en" fo:country="GB" fo:font-style="normal" fo:font-weight="normal" style:font-size-asian="18pt" style:font-weight-asian="normal" style:font-size-complex="18pt" style:font-weight-complex="normal"/>
    </style:style>
    <style:style style:name="T9" style:family="text">
      <style:text-properties fo:font-variant="normal" fo:text-transform="none" fo:color="#000000" loext:opacity="100%" style:font-name="Advanced Pixel-7" fo:font-size="18pt" fo:letter-spacing="normal" fo:language="en" fo:country="GB" fo:font-style="normal" fo:font-weight="normal" officeooo:rsid="0034bbe0" style:font-size-asian="18pt" style:font-weight-asian="normal" style:font-size-complex="18pt" style:font-weight-complex="normal"/>
    </style:style>
    <style:style style:name="T10" style:family="text">
      <style:text-properties fo:font-variant="normal" fo:text-transform="none" fo:color="#000000" loext:opacity="100%" style:font-name="Advanced Pixel-7" fo:font-size="18pt" fo:letter-spacing="normal" fo:language="en" fo:country="GB" fo:font-style="normal" fo:font-weight="normal" officeooo:rsid="00b85f79" style:font-size-asian="18pt" style:font-weight-asian="normal" style:font-size-complex="18pt" style:font-weight-complex="normal"/>
    </style:style>
    <style:style style:name="T11" style:family="text">
      <style:text-properties fo:font-variant="normal" fo:text-transform="none" fo:color="#000000" loext:opacity="100%" style:font-name="Advanced Pixel-7" fo:font-size="18pt" fo:letter-spacing="normal" fo:language="en" fo:country="GB" fo:font-style="normal" fo:font-weight="normal" officeooo:rsid="0034bbe0" style:font-size-asian="18pt" style:font-style-asian="italic" style:font-weight-asian="normal" style:font-size-complex="18pt" style:font-style-complex="italic" style:font-weight-complex="normal"/>
    </style:style>
    <style:style style:name="T12" style:family="text">
      <style:text-properties fo:font-variant="normal" fo:text-transform="none" fo:color="#000000" loext:opacity="100%" style:font-name="Advanced Pixel-7" fo:font-size="18pt" fo:letter-spacing="normal" fo:language="en" fo:country="GB" fo:font-style="normal" fo:font-weight="normal" officeooo:rsid="0033a6b1" style:font-size-asian="18pt" style:font-style-asian="italic" style:font-weight-asian="normal" style:font-size-complex="18pt" style:font-style-complex="italic" style:font-weight-complex="normal"/>
    </style:style>
    <style:style style:name="T13" style:family="text">
      <style:text-properties fo:font-variant="normal" fo:text-transform="none" fo:color="#000000" loext:opacity="100%" style:font-name="Advanced Pixel-7" fo:font-size="18pt" fo:letter-spacing="normal" fo:language="en" fo:country="GB" fo:font-style="normal" fo:font-weight="normal" officeooo:rsid="00b85f79" style:font-size-asian="18pt" style:font-style-asian="italic" style:font-weight-asian="normal" style:font-size-complex="18pt" style:font-style-complex="italic" style:font-weight-complex="normal"/>
    </style:style>
    <style:style style:name="T14" style:family="text">
      <style:text-properties fo:font-variant="normal" fo:text-transform="none" fo:color="#000000" loext:opacity="100%" style:font-name="Advanced Pixel-7" fo:font-size="18pt" fo:letter-spacing="normal" fo:language="en" fo:country="GB" fo:font-style="normal" fo:font-weight="normal" fo:background-color="transparent" loext:char-shading-value="0" style:font-size-asian="18pt" style:font-weight-asian="normal" style:font-size-complex="18pt" style:font-weight-complex="normal"/>
    </style:style>
    <style:style style:name="T15" style:family="text">
      <style:text-properties fo:font-variant="normal" fo:text-transform="none" fo:color="#000000" loext:opacity="100%" style:font-name="Advanced Pixel-7" fo:font-size="18pt" fo:letter-spacing="normal" fo:language="en" fo:country="GB" fo:font-style="normal" fo:font-weight="normal" officeooo:rsid="040d1b84" fo:background-color="transparent" loext:char-shading-value="0" style:font-size-asian="18pt" style:font-weight-asian="normal" style:font-size-complex="18pt" style:font-weight-complex="normal"/>
    </style:style>
    <style:style style:name="T16" style:family="text">
      <style:text-properties fo:font-variant="normal" fo:text-transform="none" fo:color="#000000" loext:opacity="100%" style:font-name="Advanced Pixel-7" fo:font-size="18pt" fo:letter-spacing="normal" fo:language="en" fo:country="GB" fo:font-style="normal" fo:font-weight="normal" officeooo:rsid="00ae4360" fo:background-color="transparent" loext:char-shading-value="0" style:font-size-asian="18pt" style:font-style-asian="italic" style:font-weight-asian="normal" style:font-size-complex="18pt" style:font-style-complex="italic" style:font-weight-complex="normal"/>
    </style:style>
    <style:style style:name="T17" style:family="text">
      <style:text-properties fo:font-variant="normal" fo:text-transform="none" fo:color="#000000" loext:opacity="100%" style:font-name="Advanced Pixel-7" fo:font-size="18pt" fo:letter-spacing="normal" fo:language="en" fo:country="GB" fo:font-style="normal" fo:font-weight="normal" officeooo:rsid="040d1b84" fo:background-color="transparent" loext:char-shading-value="0" style:font-size-asian="18pt" style:font-style-asian="italic" style:font-weight-asian="normal" style:font-size-complex="18pt" style:font-style-complex="italic" style:font-weight-complex="normal"/>
    </style:style>
    <style:style style:name="T18" style:family="text">
      <style:text-properties fo:font-variant="normal" fo:text-transform="none" fo:color="#000000" loext:opacity="100%" style:font-name="Advanced Pixel-7" fo:font-size="14pt" fo:letter-spacing="normal" fo:language="en" fo:country="GB" fo:font-style="normal" fo:font-weight="normal" style:font-size-asian="14pt" style:font-weight-asian="normal" style:font-size-complex="14pt" style:font-weight-complex="normal"/>
    </style:style>
    <style:style style:name="T19"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officeooo:rsid="0269831b" fo:background-color="transparent" loext:char-shading-value="0" style:font-name-asian="Calibri" style:font-size-asian="10pt" style:font-style-asian="italic" style:font-weight-asian="normal" style:font-name-complex="Calibri" style:font-size-complex="10pt" style:font-style-complex="italic" style:font-weight-complex="normal"/>
    </style:style>
    <style:style style:name="T20"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fo:background-color="transparent" loext:char-shading-value="0" style:font-name-asian="Calibri" style:font-size-asian="10pt" style:font-weight-asian="normal" style:font-name-complex="Calibri" style:font-size-complex="10pt" style:font-weight-complex="normal"/>
    </style:style>
    <style:style style:name="T21"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officeooo:rsid="0269831b" fo:background-color="transparent" loext:char-shading-value="0" style:font-name-asian="Calibri" style:font-size-asian="10pt" style:font-weight-asian="normal" style:font-name-complex="Calibri" style:font-size-complex="10pt" style:font-weight-complex="normal"/>
    </style:style>
    <style:style style:name="T22"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officeooo:rsid="0272c9ee" fo:background-color="transparent" loext:char-shading-value="0" style:font-name-asian="Calibri" style:font-size-asian="10pt" style:font-weight-asian="normal" style:font-name-complex="Calibri" style:font-size-complex="10pt" style:font-weight-complex="normal"/>
    </style:style>
    <style:style style:name="T23"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officeooo:rsid="027400ee" fo:background-color="transparent" loext:char-shading-value="0" style:font-name-asian="Calibri" style:font-size-asian="10pt" style:font-weight-asian="normal" style:font-name-complex="Calibri" style:font-size-complex="10pt" style:font-weight-complex="normal"/>
    </style:style>
    <style:style style:name="T24"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officeooo:rsid="0272c9ee"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25"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normal" officeooo:rsid="03b20b0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26"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bold" officeooo:rsid="0269831b" fo:background-color="transparent" loext:char-shading-value="0" style:font-name-asian="Calibri" style:font-size-asian="10pt" style:font-style-asian="italic" style:font-weight-asian="bold" style:font-name-complex="Calibri" style:font-size-complex="10pt" style:font-style-complex="italic" style:font-weight-complex="bold"/>
    </style:style>
    <style:style style:name="T27"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bold" fo:background-color="transparent" loext:char-shading-value="0" style:font-name-asian="Calibri" style:font-size-asian="10pt" style:font-weight-asian="bold" style:font-name-complex="Calibri" style:font-size-complex="10pt" style:font-weight-complex="bold"/>
    </style:style>
    <style:style style:name="T28" style:family="text">
      <style:text-properties fo:font-variant="normal" fo:text-transform="none" fo:color="#000000" loext:opacity="100%" style:text-line-through-style="none" style:text-line-through-type="none" style:font-name="Open Sans" fo:font-size="10pt" fo:letter-spacing="normal" fo:language="en" fo:country="GB" fo:font-style="normal" style:text-underline-style="none" fo:font-weight="bold" officeooo:rsid="0272c9ee" fo:background-color="transparent" loext:char-shading-value="0" style:font-name-asian="Calibri" style:font-size-asian="10pt" style:font-weight-asian="bold" style:font-name-complex="Calibri" style:font-size-complex="10pt" style:font-weight-complex="bold"/>
    </style:style>
    <style:style style:name="T29" style:family="text">
      <style:text-properties fo:font-variant="normal" fo:text-transform="none" fo:color="#000000" loext:opacity="100%" style:text-line-through-style="none" style:text-line-through-type="none" style:font-name="Calibri" fo:font-size="11pt" fo:letter-spacing="normal" fo:language="en" fo:country="GB" fo:font-style="normal" style:text-underline-style="none" fo:font-weight="normal" style:font-name-asian="Calibri" style:font-size-asian="11pt" style:font-weight-asian="normal" style:font-name-complex="Calibri" style:font-size-complex="11pt" style:font-weight-complex="normal"/>
    </style:style>
    <style:style style:name="T30" style:family="text">
      <style:text-properties fo:font-variant="normal" fo:text-transform="none" fo:color="#000000" loext:opacity="100%" style:text-line-through-style="none" style:text-line-through-type="none" style:font-name="ArcadeClassic" fo:font-size="14pt" fo:letter-spacing="normal" fo:language="en" fo:country="GB" fo:font-style="normal" style:text-underline-style="none" fo:font-weight="normal" officeooo:rsid="009e9e38" fo:background-color="transparent" loext:char-shading-value="0" style:font-name-asian="Calibri" style:font-size-asian="14pt" style:font-style-asian="normal" style:font-weight-asian="normal" style:font-name-complex="Calibri" style:font-size-complex="14pt" style:font-style-complex="normal" style:font-weight-complex="normal"/>
    </style:style>
    <style:style style:name="T31" style:family="text">
      <style:text-properties fo:font-variant="normal" fo:text-transform="none" fo:color="#000000" loext:opacity="100%" style:font-name="Consolas" fo:font-size="14pt" fo:letter-spacing="normal" fo:language="en" fo:country="GB" fo:font-style="normal" fo:font-weight="normal" style:font-size-asian="14pt" style:font-weight-asian="normal" style:font-size-complex="14pt" style:font-weight-complex="normal"/>
    </style:style>
    <style:style style:name="T32" style:family="text">
      <style:text-properties fo:font-variant="normal" fo:text-transform="none" fo:color="#000000" loext:opacity="100%" style:font-name="Consolas" fo:font-size="14pt" fo:letter-spacing="normal" fo:language="en" fo:country="GB" fo:font-style="normal" fo:font-weight="normal" officeooo:rsid="0034bbe0" style:font-size-asian="14pt" style:font-weight-asian="normal" style:font-size-complex="14pt" style:font-weight-complex="normal"/>
    </style:style>
    <style:style style:name="T33" style:family="text">
      <style:text-properties fo:font-variant="normal" fo:text-transform="none" fo:color="#000000" loext:opacity="100%" style:font-name="Consolas" fo:font-size="14pt" fo:letter-spacing="normal" fo:language="en" fo:country="GB" fo:font-style="normal" fo:font-weight="normal" officeooo:rsid="00b4592b" style:font-size-asian="14pt" style:font-weight-asian="normal" style:font-size-complex="14pt" style:font-weight-complex="normal"/>
    </style:style>
    <style:style style:name="T34" style:family="text">
      <style:text-properties fo:font-variant="normal" fo:text-transform="none" fo:color="#000000" loext:opacity="100%" style:font-name="Consolas" fo:font-size="14pt" fo:letter-spacing="normal" fo:language="en" fo:country="GB" fo:font-style="normal" fo:font-weight="normal" officeooo:rsid="00b85f79" style:font-size-asian="14pt" style:font-weight-asian="normal" style:font-size-complex="14pt" style:font-weight-complex="normal"/>
    </style:style>
    <style:style style:name="T35" style:family="text">
      <style:text-properties fo:font-variant="normal" fo:text-transform="none" fo:color="#000000" loext:opacity="100%" style:font-name="Consolas" fo:font-size="14pt" fo:letter-spacing="normal" fo:language="en" fo:country="GB" fo:font-style="normal" fo:font-weight="normal" officeooo:rsid="0034bbe0" style:font-size-asian="14pt" style:font-style-asian="italic" style:font-weight-asian="normal" style:font-size-complex="14pt" style:font-style-complex="italic" style:font-weight-complex="normal"/>
    </style:style>
    <style:style style:name="T36" style:family="text">
      <style:text-properties fo:font-variant="normal" fo:text-transform="none" fo:color="#000000" loext:opacity="100%" style:font-name="Consolas" fo:font-size="14pt" fo:letter-spacing="normal" fo:language="en" fo:country="GB" fo:font-style="normal" fo:font-weight="normal" officeooo:rsid="0088fe77" style:font-size-asian="14pt" style:font-style-asian="italic" style:font-weight-asian="normal" style:font-size-complex="14pt" style:font-style-complex="italic" style:font-weight-complex="normal"/>
    </style:style>
    <style:style style:name="T37" style:family="text">
      <style:text-properties fo:font-variant="normal" fo:text-transform="none" fo:color="#000000" loext:opacity="100%" style:font-name="Consolas" fo:font-size="14pt" fo:letter-spacing="normal" fo:language="en" fo:country="GB" fo:font-style="normal" fo:font-weight="normal" officeooo:rsid="00b4592b" style:font-size-asian="14pt" style:font-style-asian="italic" style:font-weight-asian="normal" style:font-size-complex="14pt" style:font-style-complex="italic" style:font-weight-complex="normal"/>
    </style:style>
    <style:style style:name="T38" style:family="text">
      <style:text-properties fo:font-variant="normal" fo:text-transform="none" fo:color="#000000" loext:opacity="100%" style:font-name="Consolas" fo:font-size="14pt" fo:letter-spacing="normal" fo:language="en" fo:country="GB" fo:font-style="normal" fo:font-weight="normal" officeooo:rsid="00b85f79" style:font-size-asian="14pt" style:font-style-asian="italic" style:font-weight-asian="normal" style:font-size-complex="14pt" style:font-style-complex="italic" style:font-weight-complex="normal"/>
    </style:style>
    <style:style style:name="T39" style:family="text">
      <style:text-properties fo:font-variant="normal" fo:text-transform="none" style:use-window-font-color="true" loext:opacity="0%" style:font-name="Times New Roman" fo:font-size="12pt" fo:letter-spacing="normal" fo:font-style="normal" fo:font-weight="normal"/>
    </style:style>
    <style:style style:name="T40" style:family="text">
      <style:text-properties style:font-name="ArcadeClassic" fo:font-size="14pt" fo:language="en" fo:country="GB" style:font-size-asian="14pt" style:font-size-complex="14pt"/>
    </style:style>
    <style:style style:name="T41" style:family="text">
      <style:text-properties style:font-name="ArcadeClassic" fo:font-size="14pt" fo:language="en" fo:country="GB" officeooo:rsid="008da393" style:font-size-asian="14pt" style:font-size-complex="14pt"/>
    </style:style>
    <style:style style:name="T42" style:family="text">
      <style:text-properties style:font-name="ArcadeClassic" fo:font-size="14pt" fo:language="en" fo:country="GB" officeooo:rsid="0087cd66" style:font-size-asian="14pt" style:font-size-complex="14pt"/>
    </style:style>
    <style:style style:name="T43" style:family="text">
      <style:text-properties style:font-name="ArcadeClassic" fo:font-size="14pt" style:font-size-asian="14pt" style:font-size-complex="14pt"/>
    </style:style>
    <style:style style:name="T44" style:family="text">
      <style:text-properties style:font-name="ArcadeClassic" fo:font-size="14pt" officeooo:rsid="0039292a" style:font-size-asian="14pt" style:font-size-complex="14pt"/>
    </style:style>
    <style:style style:name="T45" style:family="text">
      <style:text-properties style:font-name="ArcadeClassic" fo:font-size="14pt" fo:font-weight="normal" style:font-size-asian="14pt" style:font-weight-asian="normal" style:font-size-complex="14pt" style:font-weight-complex="normal"/>
    </style:style>
    <style:style style:name="T46" style:family="text">
      <style:text-properties style:font-name="ArcadeClassic" fo:font-size="12pt" style:font-size-asian="12pt" style:font-size-complex="12pt"/>
    </style:style>
    <style:style style:name="T47" style:family="text">
      <style:text-properties style:font-name="ArcadeClassic" fo:font-size="12pt" officeooo:rsid="0039292a" style:font-size-asian="12pt" style:font-size-complex="12pt"/>
    </style:style>
    <style:style style:name="T48" style:family="text">
      <style:text-properties style:font-name="ArcadeClassic" fo:font-size="12pt" officeooo:rsid="00d6281c" style:font-size-asian="12pt" style:font-size-complex="12pt"/>
    </style:style>
    <style:style style:name="T49" style:family="text">
      <style:text-properties style:font-name="ArcadeClassic" fo:font-size="12pt" officeooo:rsid="01079971" style:font-size-asian="12pt" style:font-size-complex="12pt"/>
    </style:style>
    <style:style style:name="T50" style:family="text">
      <style:text-properties style:font-name="ArcadeClassic" fo:font-size="12pt" fo:language="en" fo:country="GB" style:font-size-asian="12pt" style:font-size-complex="12pt"/>
    </style:style>
    <style:style style:name="T51" style:family="text">
      <style:text-properties style:font-name="ArcadeClassic" fo:font-size="12pt" fo:language="en" fo:country="GB" officeooo:rsid="0039292a" style:font-size-asian="12pt" style:font-size-complex="12pt"/>
    </style:style>
    <style:style style:name="T52" style:family="text">
      <style:text-properties style:font-name="ArcadeClassic" fo:font-size="12pt" fo:language="en" fo:country="GB" officeooo:rsid="00d6281c" style:font-size-asian="12pt" style:font-size-complex="12pt"/>
    </style:style>
    <style:style style:name="T53" style:family="text">
      <style:text-properties style:font-name="ArcadeClassic" fo:font-size="12pt" fo:language="en" fo:country="GB" officeooo:rsid="00da2167" style:font-size-asian="12pt" style:font-size-complex="12pt"/>
    </style:style>
    <style:style style:name="T54" style:family="text">
      <style:text-properties style:font-name="ArcadeClassic" fo:font-size="13pt" fo:language="en" fo:country="GB" fo:font-weight="normal" fo:background-color="transparent" loext:char-shading-value="0" style:font-name-asian="Calibri" style:font-size-asian="13pt" style:font-weight-asian="normal" style:font-name-complex="Calibri" style:font-size-complex="13pt" style:font-weight-complex="normal"/>
    </style:style>
    <style:style style:name="T55" style:family="text">
      <style:text-properties style:font-name="ArcadeClassic" fo:font-size="13pt" fo:language="en" fo:country="GB" fo:font-weight="normal" officeooo:rsid="01d165b4" fo:background-color="transparent" loext:char-shading-value="0" style:font-name-asian="Calibri" style:font-size-asian="13pt" style:font-weight-asian="normal" style:font-name-complex="Calibri" style:font-size-complex="13pt" style:font-weight-complex="normal"/>
    </style:style>
    <style:style style:name="T56" style:family="text">
      <style:text-properties fo:font-style="normal" style:font-style-asian="normal" style:font-style-complex="normal"/>
    </style:style>
    <style:style style:name="T57" style:family="text">
      <style:text-properties fo:font-style="normal" officeooo:rsid="00a85ce2" style:font-style-asian="normal" style:font-style-complex="normal"/>
    </style:style>
    <style:style style:name="T58" style:family="text">
      <style:text-properties fo:font-style="normal" officeooo:rsid="018bdca7" style:font-style-asian="normal" style:font-style-complex="normal"/>
    </style:style>
    <style:style style:name="T59" style:family="text">
      <style:text-properties fo:font-style="normal" officeooo:rsid="018c755c" style:font-style-asian="normal" style:font-style-complex="normal"/>
    </style:style>
    <style:style style:name="T60" style:family="text">
      <style:text-properties fo:font-style="normal" officeooo:rsid="009a2b05" fo:background-color="transparent" loext:char-shading-value="0" style:font-style-asian="normal" style:font-style-complex="normal"/>
    </style:style>
    <style:style style:name="T61" style:family="text">
      <style:text-properties fo:font-style="normal" officeooo:rsid="00c0954e" fo:background-color="transparent" loext:char-shading-value="0" style:font-style-asian="normal" style:font-style-complex="normal"/>
    </style:style>
    <style:style style:name="T62" style:family="text">
      <style:text-properties fo:color="#000000" loext:opacity="100%" style:text-line-through-style="none" style:text-line-through-type="none" style:font-name="Calibri" fo:font-size="11pt" style:text-underline-style="none" fo:font-weight="normal" style:font-name-asian="Calibri" style:font-size-asian="11pt" style:font-weight-asian="normal" style:font-name-complex="Calibri" style:font-size-complex="11pt" style:font-weight-complex="normal"/>
    </style:style>
    <style:style style:name="T63" style:family="text">
      <style:text-properties fo:color="#000000" loext:opacity="100%" style:text-line-through-style="none" style:text-line-through-type="none" style:font-name="Calibri" fo:font-size="11pt" style:text-underline-style="none" fo:font-weight="bold" style:font-name-asian="Calibri" style:font-size-asian="11pt" style:font-weight-asian="bold" style:font-name-complex="Calibri" style:font-size-complex="11pt" style:font-weight-complex="bold"/>
    </style:style>
    <style:style style:name="T64" style:family="text">
      <style:text-properties fo:color="#000000" loext:opacity="100%" style:text-line-through-style="none" style:text-line-through-type="none" style:font-name="Calibri" fo:font-size="11pt" fo:language="en" fo:country="GB" style:text-underline-style="none" fo:font-weight="normal" style:font-name-asian="Calibri" style:font-size-asian="11pt" style:font-weight-asian="normal" style:font-name-complex="Calibri" style:font-size-complex="11pt" style:font-weight-complex="normal"/>
    </style:style>
    <style:style style:name="T65" style:family="text">
      <style:text-properties fo:color="#000000" loext:opacity="100%" style:text-line-through-style="none" style:text-line-through-type="none" style:font-name="Calibri" fo:font-size="11pt" fo:language="en" fo:country="GB" style:text-underline-style="none" fo:font-weight="normal" officeooo:rsid="00da2167" style:font-name-asian="Calibri" style:font-size-asian="11pt" style:font-weight-asian="normal" style:font-name-complex="Calibri" style:font-size-complex="11pt" style:font-weight-complex="normal"/>
    </style:style>
    <style:style style:name="T66" style:family="text">
      <style:text-properties fo:color="#000000" loext:opacity="100%" style:text-line-through-style="none" style:text-line-through-type="none" style:font-name="Calibri" fo:font-size="11pt" fo:language="en" fo:country="GB" style:text-underline-style="none" fo:font-weight="normal" officeooo:rsid="00f71e76" style:font-name-asian="Calibri" style:font-size-asian="11pt" style:font-weight-asian="normal" style:font-name-complex="Calibri" style:font-size-complex="11pt" style:font-weight-complex="normal"/>
    </style:style>
    <style:style style:name="T67" style:family="text">
      <style:text-properties fo:color="#000000" loext:opacity="100%" style:text-line-through-style="none" style:text-line-through-type="none" style:font-name="Calibri" fo:font-size="11pt" fo:language="en" fo:country="GB" style:text-underline-style="none" fo:font-weight="normal" fo:background-color="transparent" loext:char-shading-value="0" style:font-name-asian="Calibri" style:font-size-asian="11pt" style:font-weight-asian="normal" style:font-name-complex="Calibri" style:font-size-complex="11pt" style:font-weight-complex="normal"/>
    </style:style>
    <style:style style:name="T68" style:family="text">
      <style:text-properties fo:color="#000000" loext:opacity="100%" style:text-line-through-style="none" style:text-line-through-type="none" style:font-name="Calibri" fo:font-size="11pt" fo:language="en" fo:country="GB" style:text-underline-style="none" fo:font-weight="normal" officeooo:rsid="011b36f5" fo:background-color="transparent" loext:char-shading-value="0" style:font-name-asian="Calibri" style:font-size-asian="11pt" style:font-weight-asian="normal" style:font-name-complex="Calibri" style:font-size-complex="11pt" style:font-weight-complex="normal"/>
    </style:style>
    <style:style style:name="T69" style:family="text">
      <style:text-properties fo:color="#000000" loext:opacity="100%" style:text-line-through-style="none" style:text-line-through-type="none" style:font-name="Calibri" fo:font-size="11pt" fo:language="en" fo:country="GB" style:text-underline-style="none" fo:font-weight="bold" style:font-name-asian="Calibri" style:font-size-asian="11pt" style:font-weight-asian="bold" style:font-name-complex="Calibri" style:font-size-complex="11pt" style:font-weight-complex="bold"/>
    </style:style>
    <style:style style:name="T70" style:family="text">
      <style:text-properties fo:color="#000000" loext:opacity="100%" style:text-line-through-style="none" style:text-line-through-type="none" style:font-name="Calibri" fo:font-size="11pt" fo:language="en" fo:country="GB" style:text-underline-style="none" fo:font-weight="bold" officeooo:rsid="00142de4" style:font-name-asian="Calibri" style:font-size-asian="11pt" style:font-weight-asian="bold" style:font-name-complex="Calibri" style:font-size-complex="11pt" style:font-weight-complex="bold"/>
    </style:style>
    <style:style style:name="T71" style:family="text">
      <style:text-properties fo:color="#000000" loext:opacity="100%" style:text-line-through-style="none" style:text-line-through-type="none" style:font-name="Calibri" fo:font-size="11pt" fo:language="en" fo:country="GB" style:text-underline-style="none" fo:font-weight="bold" fo:background-color="transparent" loext:char-shading-value="0" style:font-name-asian="Calibri" style:font-size-asian="11pt" style:font-weight-asian="bold" style:font-name-complex="Calibri" style:font-size-complex="11pt" style:font-weight-complex="bold"/>
    </style:style>
    <style:style style:name="T72" style:family="text">
      <style:text-properties fo:color="#000000" loext:opacity="100%" style:text-line-through-style="none" style:text-line-through-type="none" style:font-name="Calibri" fo:font-size="11pt" fo:language="en" fo:country="GB"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73" style:family="text">
      <style:text-properties fo:color="#000000" loext:opacity="100%" style:text-line-through-style="none" style:text-line-through-type="none" style:font-name="Calibri" fo:font-size="11pt" fo:language="en" fo:country="GB" fo:font-style="normal" style:text-underline-style="none" fo:font-weight="normal" officeooo:rsid="01af6cb7" style:font-name-asian="Calibri" style:font-size-asian="11pt" style:font-style-asian="normal" style:font-weight-asian="normal" style:font-name-complex="Calibri" style:font-size-complex="11pt" style:font-style-complex="normal" style:font-weight-complex="normal"/>
    </style:style>
    <style:style style:name="T74" style:family="text">
      <style:text-properties fo:color="#000000" loext:opacity="100%" style:text-line-through-style="none" style:text-line-through-type="none" style:font-name="Calibri" fo:font-size="11pt" fo:language="en" fo:country="GB" fo:font-style="normal" style:text-underline-style="none" fo:font-weight="normal" officeooo:rsid="027400ee" fo:background-color="transparent" loext:char-shading-value="0" style:font-name-asian="Calibri" style:font-size-asian="11pt" style:font-style-asian="normal" style:font-weight-asian="normal" style:font-name-complex="Calibri" style:font-size-complex="11pt" style:font-style-complex="normal" style:font-weight-complex="normal"/>
    </style:style>
    <style:style style:name="T75" style:family="text">
      <style:text-properties fo:color="#000000" loext:opacity="100%" style:text-line-through-style="none" style:text-line-through-type="none" style:text-underline-style="none" fo:font-weight="bold" style:font-name-asian="Calibri" style:font-weight-asian="bold" style:font-name-complex="Calibri" style:font-weight-complex="bold"/>
    </style:style>
    <style:style style:name="T76" style:family="text">
      <style:text-properties fo:color="#000000" loext:opacity="100%" style:text-line-through-style="none" style:text-line-through-type="none" style:text-underline-style="none" fo:font-weight="normal" style:font-name-asian="Calibri" style:font-weight-asian="normal" style:font-name-complex="Calibri" style:font-weight-complex="normal"/>
    </style:style>
    <style:style style:name="T77" style:family="text">
      <style:text-properties fo:color="#000000" loext:opacity="100%" style:text-line-through-style="none" style:text-line-through-type="none" style:text-underline-style="none" fo:font-weight="normal" officeooo:rsid="006dd455" style:font-name-asian="Calibri" style:font-weight-asian="normal" style:font-name-complex="Calibri" style:font-weight-complex="normal"/>
    </style:style>
    <style:style style:name="T78" style:family="text">
      <style:text-properties fo:color="#000000" loext:opacity="100%" style:text-line-through-style="none" style:text-line-through-type="none" style:text-underline-style="none" fo:font-weight="normal" officeooo:rsid="02de0f1b" style:font-name-asian="Calibri" style:font-weight-asian="normal" style:font-name-complex="Calibri" style:font-weight-complex="normal"/>
    </style:style>
    <style:style style:name="T79" style:family="text">
      <style:text-properties fo:color="#000000" loext:opacity="100%" style:text-line-through-style="none" style:text-line-through-type="none" style:font-name="ArcadeClassic" fo:font-size="14pt" style:text-underline-style="none" fo:font-weight="normal" style:font-name-asian="Calibri" style:font-size-asian="14pt" style:font-weight-asian="normal" style:font-name-complex="Calibri" style:font-size-complex="14pt" style:font-weight-complex="normal"/>
    </style:style>
    <style:style style:name="T80" style:family="text">
      <style:text-properties fo:color="#000000" loext:opacity="100%" style:text-line-through-style="none" style:text-line-through-type="none" style:font-name="ArcadeClassic" fo:font-size="14pt" style:text-underline-style="none" fo:font-weight="normal" officeooo:rsid="00431ee5" style:font-name-asian="Calibri" style:font-size-asian="14pt" style:font-weight-asian="normal" style:font-name-complex="Calibri" style:font-size-complex="14pt" style:font-weight-complex="normal"/>
    </style:style>
    <style:style style:name="T81" style:family="text">
      <style:text-properties fo:color="#000000" loext:opacity="100%" style:text-line-through-style="none" style:text-line-through-type="none" style:font-name="ArcadeClassic" fo:font-size="14pt" style:text-underline-style="none" fo:font-weight="normal" officeooo:rsid="00440f44" style:font-name-asian="Calibri" style:font-size-asian="14pt" style:font-weight-asian="normal" style:font-name-complex="Calibri" style:font-size-complex="14pt" style:font-weight-complex="normal"/>
    </style:style>
    <style:style style:name="T82" style:family="text">
      <style:text-properties fo:color="#000000" loext:opacity="100%" style:text-line-through-style="none" style:text-line-through-type="none" style:font-name="ArcadeClassic" fo:font-size="14pt" style:text-underline-style="none" fo:font-weight="normal" officeooo:rsid="004cae3b" style:font-name-asian="Calibri" style:font-size-asian="14pt" style:font-weight-asian="normal" style:font-name-complex="Calibri" style:font-size-complex="14pt" style:font-weight-complex="normal"/>
    </style:style>
    <style:style style:name="T83" style:family="text">
      <style:text-properties fo:color="#000000" loext:opacity="100%" style:text-line-through-style="none" style:text-line-through-type="none" style:font-name="ArcadeClassic" fo:font-size="14pt" style:text-underline-style="none" fo:font-weight="normal" officeooo:rsid="004fa08d" style:font-name-asian="Calibri" style:font-size-asian="14pt" style:font-weight-asian="normal" style:font-name-complex="Calibri" style:font-size-complex="14pt" style:font-weight-complex="normal"/>
    </style:style>
    <style:style style:name="T84" style:family="text">
      <style:text-properties fo:color="#000000" loext:opacity="100%" style:text-line-through-style="none" style:text-line-through-type="none" style:font-name="ArcadeClassic" fo:font-size="14pt" style:text-underline-style="none" fo:font-weight="normal" officeooo:rsid="0055b231" style:font-name-asian="Calibri" style:font-size-asian="14pt" style:font-weight-asian="normal" style:font-name-complex="Calibri" style:font-size-complex="14pt" style:font-weight-complex="normal"/>
    </style:style>
    <style:style style:name="T85" style:family="text">
      <style:text-properties fo:color="#000000" loext:opacity="100%" style:text-line-through-style="none" style:text-line-through-type="none" style:font-name="ArcadeClassic" fo:font-size="14pt" style:text-underline-style="none" fo:font-weight="normal" officeooo:rsid="0056ebb1" style:font-name-asian="Calibri" style:font-size-asian="14pt" style:font-weight-asian="normal" style:font-name-complex="Calibri" style:font-size-complex="14pt" style:font-weight-complex="normal"/>
    </style:style>
    <style:style style:name="T86" style:family="text">
      <style:text-properties fo:color="#000000" loext:opacity="100%" style:text-line-through-style="none" style:text-line-through-type="none" style:font-name="ArcadeClassic" fo:font-size="14pt" style:text-underline-style="none" fo:font-weight="normal" officeooo:rsid="00593bee" style:font-name-asian="Calibri" style:font-size-asian="14pt" style:font-weight-asian="normal" style:font-name-complex="Calibri" style:font-size-complex="14pt" style:font-weight-complex="normal"/>
    </style:style>
    <style:style style:name="T87" style:family="text">
      <style:text-properties fo:color="#000000" loext:opacity="100%" style:text-line-through-style="none" style:text-line-through-type="none" style:font-name="ArcadeClassic" fo:font-size="14pt" style:text-underline-style="none" fo:font-weight="normal" officeooo:rsid="0059955e" style:font-name-asian="Calibri" style:font-size-asian="14pt" style:font-weight-asian="normal" style:font-name-complex="Calibri" style:font-size-complex="14pt" style:font-weight-complex="normal"/>
    </style:style>
    <style:style style:name="T88" style:family="text">
      <style:text-properties fo:color="#000000" loext:opacity="100%" style:text-line-through-style="none" style:text-line-through-type="none" style:font-name="ArcadeClassic" fo:font-size="14pt" style:text-underline-style="none" fo:font-weight="normal" officeooo:rsid="0059e121" style:font-name-asian="Calibri" style:font-size-asian="14pt" style:font-weight-asian="normal" style:font-name-complex="Calibri" style:font-size-complex="14pt" style:font-weight-complex="normal"/>
    </style:style>
    <style:style style:name="T89" style:family="text">
      <style:text-properties fo:color="#000000" loext:opacity="100%" style:text-line-through-style="none" style:text-line-through-type="none" style:font-name="ArcadeClassic" fo:font-size="14pt" style:text-underline-style="none" fo:font-weight="normal" officeooo:rsid="005f48e3" style:font-name-asian="Calibri" style:font-size-asian="14pt" style:font-weight-asian="normal" style:font-name-complex="Calibri" style:font-size-complex="14pt" style:font-weight-complex="normal"/>
    </style:style>
    <style:style style:name="T90" style:family="text">
      <style:text-properties fo:color="#000000" loext:opacity="100%" style:text-line-through-style="none" style:text-line-through-type="none" style:font-name="ArcadeClassic" fo:font-size="14pt" style:text-underline-style="none" fo:font-weight="normal" officeooo:rsid="006152f9" style:font-name-asian="Calibri" style:font-size-asian="14pt" style:font-weight-asian="normal" style:font-name-complex="Calibri" style:font-size-complex="14pt" style:font-weight-complex="normal"/>
    </style:style>
    <style:style style:name="T91" style:family="text">
      <style:text-properties fo:color="#000000" loext:opacity="100%" style:text-line-through-style="none" style:text-line-through-type="none" style:font-name="ArcadeClassic" fo:font-size="14pt" style:text-underline-style="none" fo:font-weight="normal" officeooo:rsid="00648b9d" style:font-name-asian="Calibri" style:font-size-asian="14pt" style:font-weight-asian="normal" style:font-name-complex="Calibri" style:font-size-complex="14pt" style:font-weight-complex="normal"/>
    </style:style>
    <style:style style:name="T92" style:family="text">
      <style:text-properties fo:color="#000000" loext:opacity="100%" style:text-line-through-style="none" style:text-line-through-type="none" style:font-name="ArcadeClassic" fo:font-size="14pt" style:text-underline-style="none" fo:font-weight="normal" officeooo:rsid="00659768" style:font-name-asian="Calibri" style:font-size-asian="14pt" style:font-weight-asian="normal" style:font-name-complex="Calibri" style:font-size-complex="14pt" style:font-weight-complex="normal"/>
    </style:style>
    <style:style style:name="T93" style:family="text">
      <style:text-properties fo:color="#000000" loext:opacity="100%" style:text-line-through-style="none" style:text-line-through-type="none" style:font-name="ArcadeClassic" fo:font-size="14pt" style:text-underline-style="none" fo:font-weight="normal" officeooo:rsid="0067ae11" style:font-name-asian="Calibri" style:font-size-asian="14pt" style:font-weight-asian="normal" style:font-name-complex="Calibri" style:font-size-complex="14pt" style:font-weight-complex="normal"/>
    </style:style>
    <style:style style:name="T94" style:family="text">
      <style:text-properties fo:color="#000000" loext:opacity="100%" style:text-line-through-style="none" style:text-line-through-type="none" style:font-name="ArcadeClassic" fo:font-size="14pt" style:text-underline-style="none" fo:font-weight="normal" officeooo:rsid="006973de" style:font-name-asian="Calibri" style:font-size-asian="14pt" style:font-weight-asian="normal" style:font-name-complex="Calibri" style:font-size-complex="14pt" style:font-weight-complex="normal"/>
    </style:style>
    <style:style style:name="T95" style:family="text">
      <style:text-properties fo:color="#000000" loext:opacity="100%" style:text-line-through-style="none" style:text-line-through-type="none" style:font-name="ArcadeClassic" fo:font-size="14pt" style:text-underline-style="none" fo:font-weight="normal" officeooo:rsid="0069ae51" style:font-name-asian="Calibri" style:font-size-asian="14pt" style:font-weight-asian="normal" style:font-name-complex="Calibri" style:font-size-complex="14pt" style:font-weight-complex="normal"/>
    </style:style>
    <style:style style:name="T96" style:family="text">
      <style:text-properties fo:color="#000000" loext:opacity="100%" style:text-line-through-style="none" style:text-line-through-type="none" style:font-name="ArcadeClassic" fo:font-size="14pt" style:text-underline-style="none" fo:font-weight="normal" officeooo:rsid="006a6de3" style:font-name-asian="Calibri" style:font-size-asian="14pt" style:font-weight-asian="normal" style:font-name-complex="Calibri" style:font-size-complex="14pt" style:font-weight-complex="normal"/>
    </style:style>
    <style:style style:name="T97" style:family="text">
      <style:text-properties fo:color="#000000" loext:opacity="100%" style:text-line-through-style="none" style:text-line-through-type="none" style:font-name="ArcadeClassic" fo:font-size="14pt" style:text-underline-style="none" fo:font-weight="normal" officeooo:rsid="006b52be" style:font-name-asian="Calibri" style:font-size-asian="14pt" style:font-weight-asian="normal" style:font-name-complex="Calibri" style:font-size-complex="14pt" style:font-weight-complex="normal"/>
    </style:style>
    <style:style style:name="T98" style:family="text">
      <style:text-properties fo:color="#000000" loext:opacity="100%" style:text-line-through-style="none" style:text-line-through-type="none" style:font-name="ArcadeClassic" fo:font-size="14pt" style:text-underline-style="none" fo:font-weight="normal" officeooo:rsid="006dd455" style:font-name-asian="Calibri" style:font-size-asian="14pt" style:font-weight-asian="normal" style:font-name-complex="Calibri" style:font-size-complex="14pt" style:font-weight-complex="normal"/>
    </style:style>
    <style:style style:name="T99" style:family="text">
      <style:text-properties fo:color="#000000" loext:opacity="100%" style:text-line-through-style="none" style:text-line-through-type="none" style:font-name="ArcadeClassic" fo:font-size="14pt" style:text-underline-style="none" fo:font-weight="normal" officeooo:rsid="006f4362" style:font-name-asian="Calibri" style:font-size-asian="14pt" style:font-weight-asian="normal" style:font-name-complex="Calibri" style:font-size-complex="14pt" style:font-weight-complex="normal"/>
    </style:style>
    <style:style style:name="T100" style:family="text">
      <style:text-properties fo:color="#000000" loext:opacity="100%" style:text-line-through-style="none" style:text-line-through-type="none" style:font-name="ArcadeClassic" fo:font-size="14pt" style:text-underline-style="none" fo:font-weight="normal" officeooo:rsid="007288e6" style:font-name-asian="Calibri" style:font-size-asian="14pt" style:font-weight-asian="normal" style:font-name-complex="Calibri" style:font-size-complex="14pt" style:font-weight-complex="normal"/>
    </style:style>
    <style:style style:name="T101" style:family="text">
      <style:text-properties fo:color="#000000" loext:opacity="100%" style:text-line-through-style="none" style:text-line-through-type="none" style:font-name="ArcadeClassic" fo:font-size="14pt" style:text-underline-style="none" fo:font-weight="normal" officeooo:rsid="0073d7e3" style:font-name-asian="Calibri" style:font-size-asian="14pt" style:font-weight-asian="normal" style:font-name-complex="Calibri" style:font-size-complex="14pt" style:font-weight-complex="normal"/>
    </style:style>
    <style:style style:name="T102" style:family="text">
      <style:text-properties fo:color="#000000" loext:opacity="100%" style:text-line-through-style="none" style:text-line-through-type="none" style:font-name="ArcadeClassic" fo:font-size="14pt" style:text-underline-style="none" fo:font-weight="normal" officeooo:rsid="0079e91c" style:font-name-asian="Calibri" style:font-size-asian="14pt" style:font-weight-asian="normal" style:font-name-complex="Calibri" style:font-size-complex="14pt" style:font-weight-complex="normal"/>
    </style:style>
    <style:style style:name="T103" style:family="text">
      <style:text-properties fo:color="#000000" loext:opacity="100%" style:text-line-through-style="none" style:text-line-through-type="none" style:font-name="ArcadeClassic" fo:font-size="14pt" style:text-underline-style="none" fo:font-weight="normal" officeooo:rsid="007bb2d8" style:font-name-asian="Calibri" style:font-size-asian="14pt" style:font-weight-asian="normal" style:font-name-complex="Calibri" style:font-size-complex="14pt" style:font-weight-complex="normal"/>
    </style:style>
    <style:style style:name="T104" style:family="text">
      <style:text-properties fo:color="#000000" loext:opacity="100%" style:text-line-through-style="none" style:text-line-through-type="none" style:font-name="ArcadeClassic" fo:font-size="14pt" style:text-underline-style="none" fo:font-weight="normal" officeooo:rsid="00a85ce2" style:font-name-asian="Calibri" style:font-size-asian="14pt" style:font-weight-asian="normal" style:font-name-complex="Calibri" style:font-size-complex="14pt" style:font-weight-complex="normal"/>
    </style:style>
    <style:style style:name="T105" style:family="text">
      <style:text-properties fo:color="#000000" loext:opacity="100%" style:text-line-through-style="none" style:text-line-through-type="none" style:font-name="ArcadeClassic" fo:font-size="14pt" style:text-underline-style="none" fo:font-weight="normal" officeooo:rsid="00fd02f1" style:font-name-asian="Calibri" style:font-size-asian="14pt" style:font-weight-asian="normal" style:font-name-complex="Calibri" style:font-size-complex="14pt" style:font-weight-complex="normal"/>
    </style:style>
    <style:style style:name="T106" style:family="text">
      <style:text-properties fo:color="#000000" loext:opacity="100%" style:text-line-through-style="none" style:text-line-through-type="none" style:font-name="ArcadeClassic" fo:font-size="14pt" style:text-underline-style="none" fo:font-weight="normal" officeooo:rsid="010ef6e8" style:font-name-asian="Calibri" style:font-size-asian="14pt" style:font-weight-asian="normal" style:font-name-complex="Calibri" style:font-size-complex="14pt" style:font-weight-complex="normal"/>
    </style:style>
    <style:style style:name="T107" style:family="text">
      <style:text-properties fo:color="#000000" loext:opacity="100%" style:text-line-through-style="none" style:text-line-through-type="none" style:font-name="ArcadeClassic" fo:font-size="14pt" style:text-underline-style="none" fo:font-weight="normal" officeooo:rsid="01176393" style:font-name-asian="Calibri" style:font-size-asian="14pt" style:font-weight-asian="normal" style:font-name-complex="Calibri" style:font-size-complex="14pt" style:font-weight-complex="normal"/>
    </style:style>
    <style:style style:name="T108" style:family="text">
      <style:text-properties fo:color="#000000" loext:opacity="100%" style:text-line-through-style="none" style:text-line-through-type="none" style:font-name="ArcadeClassic" fo:font-size="14pt" style:text-underline-style="none" fo:font-weight="normal" officeooo:rsid="01daa256" style:font-name-asian="Calibri" style:font-size-asian="14pt" style:font-weight-asian="normal" style:font-name-complex="Calibri" style:font-size-complex="14pt" style:font-weight-complex="normal"/>
    </style:style>
    <style:style style:name="T109" style:family="text">
      <style:text-properties fo:color="#000000" loext:opacity="100%" style:text-line-through-style="none" style:text-line-through-type="none" style:font-name="ArcadeClassic" fo:font-size="14pt" style:text-underline-style="none" fo:font-weight="normal" officeooo:rsid="03398ee4" style:font-name-asian="Calibri" style:font-size-asian="14pt" style:font-weight-asian="normal" style:font-name-complex="Calibri" style:font-size-complex="14pt" style:font-weight-complex="normal"/>
    </style:style>
    <style:style style:name="T110" style:family="text">
      <style:text-properties fo:color="#000000" loext:opacity="100%" style:text-line-through-style="none" style:text-line-through-type="none" style:font-name="ArcadeClassic" fo:font-size="14pt" style:text-underline-style="none" fo:font-weight="normal" officeooo:rsid="037fa2ab" style:font-name-asian="Calibri" style:font-size-asian="14pt" style:font-weight-asian="normal" style:font-name-complex="Calibri" style:font-size-complex="14pt" style:font-weight-complex="normal"/>
    </style:style>
    <style:style style:name="T111" style:family="text">
      <style:text-properties fo:color="#000000" loext:opacity="100%" style:text-line-through-style="none" style:text-line-through-type="none" style:font-name="ArcadeClassic" fo:font-size="14pt" style:text-underline-style="none" fo:font-weight="normal" fo:background-color="#fff5ce" loext:char-shading-value="0" style:font-name-asian="Calibri" style:font-size-asian="14pt" style:font-weight-asian="normal" style:font-name-complex="Calibri" style:font-size-complex="14pt" style:font-weight-complex="normal"/>
    </style:style>
    <style:style style:name="T112" style:family="text">
      <style:text-properties fo:color="#000000" loext:opacity="100%" style:text-line-through-style="none" style:text-line-through-type="none" style:font-name="ArcadeClassic" fo:font-size="14pt" style:text-underline-style="none" fo:font-weight="normal" fo:background-color="transparent" loext:char-shading-value="0" style:font-name-asian="Calibri" style:font-size-asian="14pt" style:font-weight-asian="normal" style:font-name-complex="Calibri" style:font-size-complex="14pt" style:font-weight-complex="normal"/>
    </style:style>
    <style:style style:name="T113" style:family="text">
      <style:text-properties fo:color="#000000" loext:opacity="100%" style:text-line-through-style="none" style:text-line-through-type="none" style:font-name="ArcadeClassic" fo:font-size="14pt" style:text-underline-style="none" fo:font-weight="normal" officeooo:rsid="00848085" fo:background-color="transparent" loext:char-shading-value="0" style:font-name-asian="Calibri" style:font-size-asian="14pt" style:font-weight-asian="normal" style:font-name-complex="Calibri" style:font-size-complex="14pt" style:font-weight-complex="normal"/>
    </style:style>
    <style:style style:name="T114" style:family="text">
      <style:text-properties fo:color="#000000" loext:opacity="100%" style:text-line-through-style="none" style:text-line-through-type="none" style:font-name="ArcadeClassic" fo:font-size="14pt" style:text-underline-style="none" fo:font-weight="normal" officeooo:rsid="0044d662" fo:background-color="transparent" loext:char-shading-value="0" style:font-name-asian="Calibri" style:font-size-asian="14pt" style:font-weight-asian="normal" style:font-name-complex="Calibri" style:font-size-complex="14pt" style:font-weight-complex="normal"/>
    </style:style>
    <style:style style:name="T115" style:family="text">
      <style:text-properties fo:color="#000000" loext:opacity="100%" style:text-line-through-style="none" style:text-line-through-type="none" style:font-name="ArcadeClassic" fo:font-size="14pt"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16" style:family="text">
      <style:text-properties fo:color="#000000" loext:opacity="100%" style:text-line-through-style="none" style:text-line-through-type="none" style:font-name="ArcadeClassic" fo:font-size="14pt" fo:font-style="normal" style:text-underline-style="none" fo:font-weight="normal" officeooo:rsid="00648b9d" style:font-name-asian="Calibri" style:font-size-asian="14pt" style:font-style-asian="normal" style:font-weight-asian="normal" style:font-name-complex="Calibri" style:font-size-complex="14pt" style:font-style-complex="normal" style:font-weight-complex="normal"/>
    </style:style>
    <style:style style:name="T117" style:family="text">
      <style:text-properties fo:color="#000000" loext:opacity="100%" style:text-line-through-style="none" style:text-line-through-type="none" style:font-name="ArcadeClassic" fo:font-size="14pt" fo:font-style="normal" style:text-underline-style="none" fo:font-weight="normal" officeooo:rsid="0073d7e3" style:font-name-asian="Calibri" style:font-size-asian="14pt" style:font-style-asian="normal" style:font-weight-asian="normal" style:font-name-complex="Calibri" style:font-size-complex="14pt" style:font-style-complex="normal" style:font-weight-complex="normal"/>
    </style:style>
    <style:style style:name="T118" style:family="text">
      <style:text-properties fo:color="#000000" loext:opacity="100%" style:text-line-through-style="none" style:text-line-through-type="none" style:font-name="ArcadeClassic" fo:font-size="14pt" fo:font-style="normal" style:text-underline-style="none" fo:font-weight="normal" officeooo:rsid="010ef6e8" fo:background-color="transparent" loext:char-shading-value="0" style:font-name-asian="Calibri" style:font-size-asian="14pt" style:font-style-asian="normal" style:font-weight-asian="normal" style:font-name-complex="Calibri" style:font-size-complex="14pt" style:font-style-complex="normal" style:font-weight-complex="normal"/>
    </style:style>
    <style:style style:name="T119" style:family="text">
      <style:text-properties fo:color="#000000" loext:opacity="100%" style:text-line-through-style="none" style:text-line-through-type="none" style:font-name="ArcadeClassic" fo:font-size="14pt" fo:font-style="normal" style:text-underline-style="none" fo:font-weight="normal" officeooo:rsid="01120272" fo:background-color="transparent" loext:char-shading-value="0" style:font-name-asian="Calibri" style:font-size-asian="14pt" style:font-style-asian="normal" style:font-weight-asian="normal" style:font-name-complex="Calibri" style:font-size-complex="14pt" style:font-style-complex="normal" style:font-weight-complex="normal"/>
    </style:style>
    <style:style style:name="T120" style:family="text">
      <style:text-properties fo:color="#000000" loext:opacity="100%" style:text-line-through-style="none" style:text-line-through-type="none" style:font-name="ArcadeClassic" fo:font-size="14pt" fo:language="en" fo:country="GB" style:text-underline-style="none" fo:font-weight="normal" style:font-name-asian="Calibri" style:font-size-asian="14pt" style:font-weight-asian="normal" style:font-name-complex="Calibri" style:font-size-complex="14pt" style:font-weight-complex="normal"/>
    </style:style>
    <style:style style:name="T121" style:family="text">
      <style:text-properties fo:color="#000000" loext:opacity="100%" style:text-line-through-style="none" style:text-line-through-type="none" style:font-name="ArcadeClassic" fo:font-size="14pt" fo:language="en" fo:country="GB" style:text-underline-style="none" fo:font-weight="normal" officeooo:rsid="0088fe77" style:font-name-asian="Calibri" style:font-size-asian="14pt" style:font-weight-asian="normal" style:font-name-complex="Calibri" style:font-size-complex="14pt" style:font-weight-complex="normal"/>
    </style:style>
    <style:style style:name="T122" style:family="text">
      <style:text-properties fo:color="#000000" loext:opacity="100%" style:text-line-through-style="none" style:text-line-through-type="none" style:font-name="ArcadeClassic" fo:font-size="14pt" fo:language="en" fo:country="GB" style:text-underline-style="none" fo:font-weight="normal" officeooo:rsid="008bbfd0" style:font-name-asian="Calibri" style:font-size-asian="14pt" style:font-weight-asian="normal" style:font-name-complex="Calibri" style:font-size-complex="14pt" style:font-weight-complex="normal"/>
    </style:style>
    <style:style style:name="T123" style:family="text">
      <style:text-properties fo:color="#000000" loext:opacity="100%" style:text-line-through-style="none" style:text-line-through-type="none" style:font-name="ArcadeClassic" fo:font-size="14pt" fo:language="en" fo:country="GB" style:text-underline-style="none" fo:font-weight="normal" officeooo:rsid="009bdb6a" style:font-name-asian="Calibri" style:font-size-asian="14pt" style:font-weight-asian="normal" style:font-name-complex="Calibri" style:font-size-complex="14pt" style:font-weight-complex="normal"/>
    </style:style>
    <style:style style:name="T124" style:family="text">
      <style:text-properties fo:color="#000000" loext:opacity="100%" style:text-line-through-style="none" style:text-line-through-type="none" style:font-name="ArcadeClassic" fo:font-size="14pt" fo:language="en" fo:country="GB" style:text-underline-style="none" fo:font-weight="normal" officeooo:rsid="00a85ce2" style:font-name-asian="Calibri" style:font-size-asian="14pt" style:font-weight-asian="normal" style:font-name-complex="Calibri" style:font-size-complex="14pt" style:font-weight-complex="normal"/>
    </style:style>
    <style:style style:name="T125" style:family="text">
      <style:text-properties fo:color="#000000" loext:opacity="100%" style:text-line-through-style="none" style:text-line-through-type="none" style:font-name="ArcadeClassic" fo:font-size="14pt" fo:language="en" fo:country="GB" style:text-underline-style="none" fo:font-weight="normal" officeooo:rsid="0023a526" style:font-name-asian="Calibri" style:font-size-asian="14pt" style:font-weight-asian="normal" style:font-name-complex="Calibri" style:font-size-complex="14pt" style:font-weight-complex="normal"/>
    </style:style>
    <style:style style:name="T126" style:family="text">
      <style:text-properties fo:color="#000000" loext:opacity="100%" style:text-line-through-style="none" style:text-line-through-type="none" style:font-name="ArcadeClassic" fo:font-size="14pt" fo:language="en" fo:country="GB" style:text-underline-style="none" fo:font-weight="normal" officeooo:rsid="00b161f4" style:font-name-asian="Calibri" style:font-size-asian="14pt" style:font-weight-asian="normal" style:font-name-complex="Calibri" style:font-size-complex="14pt" style:font-weight-complex="normal"/>
    </style:style>
    <style:style style:name="T127" style:family="text">
      <style:text-properties fo:color="#000000" loext:opacity="100%" style:text-line-through-style="none" style:text-line-through-type="none" style:font-name="ArcadeClassic" fo:font-size="14pt" fo:language="en" fo:country="GB" style:text-underline-style="none" fo:font-weight="normal" officeooo:rsid="00b25ffb" style:font-name-asian="Calibri" style:font-size-asian="14pt" style:font-weight-asian="normal" style:font-name-complex="Calibri" style:font-size-complex="14pt" style:font-weight-complex="normal"/>
    </style:style>
    <style:style style:name="T128" style:family="text">
      <style:text-properties fo:color="#000000" loext:opacity="100%" style:text-line-through-style="none" style:text-line-through-type="none" style:font-name="ArcadeClassic" fo:font-size="14pt" fo:language="en" fo:country="GB" style:text-underline-style="none" fo:font-weight="normal" officeooo:rsid="00b938ac" style:font-name-asian="Calibri" style:font-size-asian="14pt" style:font-weight-asian="normal" style:font-name-complex="Calibri" style:font-size-complex="14pt" style:font-weight-complex="normal"/>
    </style:style>
    <style:style style:name="T129" style:family="text">
      <style:text-properties fo:color="#000000" loext:opacity="100%" style:text-line-through-style="none" style:text-line-through-type="none" style:font-name="ArcadeClassic" fo:font-size="14pt" fo:language="en" fo:country="GB" style:text-underline-style="none" fo:font-weight="normal" officeooo:rsid="00bc4eff" style:font-name-asian="Calibri" style:font-size-asian="14pt" style:font-weight-asian="normal" style:font-name-complex="Calibri" style:font-size-complex="14pt" style:font-weight-complex="normal"/>
    </style:style>
    <style:style style:name="T130" style:family="text">
      <style:text-properties fo:color="#000000" loext:opacity="100%" style:text-line-through-style="none" style:text-line-through-type="none" style:font-name="ArcadeClassic" fo:font-size="14pt" fo:language="en" fo:country="GB" style:text-underline-style="none" fo:font-weight="normal" officeooo:rsid="00c92e72" style:font-name-asian="Calibri" style:font-size-asian="14pt" style:font-weight-asian="normal" style:font-name-complex="Calibri" style:font-size-complex="14pt" style:font-weight-complex="normal"/>
    </style:style>
    <style:style style:name="T131" style:family="text">
      <style:text-properties fo:color="#000000" loext:opacity="100%" style:text-line-through-style="none" style:text-line-through-type="none" style:font-name="ArcadeClassic" fo:font-size="14pt" fo:language="en" fo:country="GB" style:text-underline-style="none" fo:font-weight="normal" officeooo:rsid="00d94200" style:font-name-asian="Calibri" style:font-size-asian="14pt" style:font-weight-asian="normal" style:font-name-complex="Calibri" style:font-size-complex="14pt" style:font-weight-complex="normal"/>
    </style:style>
    <style:style style:name="T132" style:family="text">
      <style:text-properties fo:color="#000000" loext:opacity="100%" style:text-line-through-style="none" style:text-line-through-type="none" style:font-name="ArcadeClassic" fo:font-size="14pt" fo:language="en" fo:country="GB" style:text-underline-style="none" fo:font-weight="normal" officeooo:rsid="00e49bae" style:font-name-asian="Calibri" style:font-size-asian="14pt" style:font-weight-asian="normal" style:font-name-complex="Calibri" style:font-size-complex="14pt" style:font-weight-complex="normal"/>
    </style:style>
    <style:style style:name="T133" style:family="text">
      <style:text-properties fo:color="#000000" loext:opacity="100%" style:text-line-through-style="none" style:text-line-through-type="none" style:font-name="ArcadeClassic" fo:font-size="14pt" fo:language="en" fo:country="GB" style:text-underline-style="none" fo:font-weight="normal" officeooo:rsid="00142de4" style:font-name-asian="Calibri" style:font-size-asian="14pt" style:font-weight-asian="normal" style:font-name-complex="Calibri" style:font-size-complex="14pt" style:font-weight-complex="normal"/>
    </style:style>
    <style:style style:name="T134" style:family="text">
      <style:text-properties fo:color="#000000" loext:opacity="100%" style:text-line-through-style="none" style:text-line-through-type="none" style:font-name="ArcadeClassic" fo:font-size="14pt" fo:language="en" fo:country="GB" style:text-underline-style="none" fo:font-weight="normal" officeooo:rsid="00eac3c0" style:font-name-asian="Calibri" style:font-size-asian="14pt" style:font-weight-asian="normal" style:font-name-complex="Calibri" style:font-size-complex="14pt" style:font-weight-complex="normal"/>
    </style:style>
    <style:style style:name="T135" style:family="text">
      <style:text-properties fo:color="#000000" loext:opacity="100%" style:text-line-through-style="none" style:text-line-through-type="none" style:font-name="ArcadeClassic" fo:font-size="14pt" fo:language="en" fo:country="GB" style:text-underline-style="none" fo:font-weight="normal" officeooo:rsid="00effb85" style:font-name-asian="Calibri" style:font-size-asian="14pt" style:font-weight-asian="normal" style:font-name-complex="Calibri" style:font-size-complex="14pt" style:font-weight-complex="normal"/>
    </style:style>
    <style:style style:name="T136" style:family="text">
      <style:text-properties fo:color="#000000" loext:opacity="100%" style:text-line-through-style="none" style:text-line-through-type="none" style:font-name="ArcadeClassic" fo:font-size="14pt" fo:language="en" fo:country="GB" style:text-underline-style="none" fo:font-weight="normal" officeooo:rsid="00f273bb" style:font-name-asian="Calibri" style:font-size-asian="14pt" style:font-weight-asian="normal" style:font-name-complex="Calibri" style:font-size-complex="14pt" style:font-weight-complex="normal"/>
    </style:style>
    <style:style style:name="T137" style:family="text">
      <style:text-properties fo:color="#000000" loext:opacity="100%" style:text-line-through-style="none" style:text-line-through-type="none" style:font-name="ArcadeClassic" fo:font-size="14pt" fo:language="en" fo:country="GB" style:text-underline-style="none" fo:font-weight="normal" officeooo:rsid="00f68a3a" style:font-name-asian="Calibri" style:font-size-asian="14pt" style:font-weight-asian="normal" style:font-name-complex="Calibri" style:font-size-complex="14pt" style:font-weight-complex="normal"/>
    </style:style>
    <style:style style:name="T138" style:family="text">
      <style:text-properties fo:color="#000000" loext:opacity="100%" style:text-line-through-style="none" style:text-line-through-type="none" style:font-name="ArcadeClassic" fo:font-size="14pt" fo:language="en" fo:country="GB" style:text-underline-style="none" fo:font-weight="normal" officeooo:rsid="00f6b5dc" style:font-name-asian="Calibri" style:font-size-asian="14pt" style:font-weight-asian="normal" style:font-name-complex="Calibri" style:font-size-complex="14pt" style:font-weight-complex="normal"/>
    </style:style>
    <style:style style:name="T139" style:family="text">
      <style:text-properties fo:color="#000000" loext:opacity="100%" style:text-line-through-style="none" style:text-line-through-type="none" style:font-name="ArcadeClassic" fo:font-size="14pt" fo:language="en" fo:country="GB" style:text-underline-style="none" fo:font-weight="normal" officeooo:rsid="00f71e76" style:font-name-asian="Calibri" style:font-size-asian="14pt" style:font-weight-asian="normal" style:font-name-complex="Calibri" style:font-size-complex="14pt" style:font-weight-complex="normal"/>
    </style:style>
    <style:style style:name="T140" style:family="text">
      <style:text-properties fo:color="#000000" loext:opacity="100%" style:text-line-through-style="none" style:text-line-through-type="none" style:font-name="ArcadeClassic" fo:font-size="14pt" fo:language="en" fo:country="GB" style:text-underline-style="none" fo:font-weight="normal" officeooo:rsid="006649e2" style:font-name-asian="Calibri" style:font-size-asian="14pt" style:font-weight-asian="normal" style:font-name-complex="Calibri" style:font-size-complex="14pt" style:font-weight-complex="normal"/>
    </style:style>
    <style:style style:name="T141" style:family="text">
      <style:text-properties fo:color="#000000" loext:opacity="100%" style:text-line-through-style="none" style:text-line-through-type="none" style:font-name="ArcadeClassic" fo:font-size="14pt" fo:language="en" fo:country="GB" style:text-underline-style="none" fo:font-weight="normal" officeooo:rsid="00fd02f1" style:font-name-asian="Calibri" style:font-size-asian="14pt" style:font-weight-asian="normal" style:font-name-complex="Calibri" style:font-size-complex="14pt" style:font-weight-complex="normal"/>
    </style:style>
    <style:style style:name="T142" style:family="text">
      <style:text-properties fo:color="#000000" loext:opacity="100%" style:text-line-through-style="none" style:text-line-through-type="none" style:font-name="ArcadeClassic" fo:font-size="14pt" fo:language="en" fo:country="GB" style:text-underline-style="none" fo:font-weight="normal" officeooo:rsid="00fe2418" style:font-name-asian="Calibri" style:font-size-asian="14pt" style:font-weight-asian="normal" style:font-name-complex="Calibri" style:font-size-complex="14pt" style:font-weight-complex="normal"/>
    </style:style>
    <style:style style:name="T143" style:family="text">
      <style:text-properties fo:color="#000000" loext:opacity="100%" style:text-line-through-style="none" style:text-line-through-type="none" style:font-name="ArcadeClassic" fo:font-size="14pt" fo:language="en" fo:country="GB" style:text-underline-style="none" fo:font-weight="normal" officeooo:rsid="01057d82" style:font-name-asian="Calibri" style:font-size-asian="14pt" style:font-weight-asian="normal" style:font-name-complex="Calibri" style:font-size-complex="14pt" style:font-weight-complex="normal"/>
    </style:style>
    <style:style style:name="T144" style:family="text">
      <style:text-properties fo:color="#000000" loext:opacity="100%" style:text-line-through-style="none" style:text-line-through-type="none" style:font-name="ArcadeClassic" fo:font-size="14pt" fo:language="en" fo:country="GB" style:text-underline-style="none" fo:font-weight="normal" officeooo:rsid="010bb931" style:font-name-asian="Calibri" style:font-size-asian="14pt" style:font-weight-asian="normal" style:font-name-complex="Calibri" style:font-size-complex="14pt" style:font-weight-complex="normal"/>
    </style:style>
    <style:style style:name="T145" style:family="text">
      <style:text-properties fo:color="#000000" loext:opacity="100%" style:text-line-through-style="none" style:text-line-through-type="none" style:font-name="ArcadeClassic" fo:font-size="14pt" fo:language="en" fo:country="GB" style:text-underline-style="none" fo:font-weight="normal" officeooo:rsid="01120272" style:font-name-asian="Calibri" style:font-size-asian="14pt" style:font-weight-asian="normal" style:font-name-complex="Calibri" style:font-size-complex="14pt" style:font-weight-complex="normal"/>
    </style:style>
    <style:style style:name="T146" style:family="text">
      <style:text-properties fo:color="#000000" loext:opacity="100%" style:text-line-through-style="none" style:text-line-through-type="none" style:font-name="ArcadeClassic" fo:font-size="14pt" fo:language="en" fo:country="GB" style:text-underline-style="none" fo:font-weight="normal" officeooo:rsid="0113a079" style:font-name-asian="Calibri" style:font-size-asian="14pt" style:font-weight-asian="normal" style:font-name-complex="Calibri" style:font-size-complex="14pt" style:font-weight-complex="normal"/>
    </style:style>
    <style:style style:name="T147" style:family="text">
      <style:text-properties fo:color="#000000" loext:opacity="100%" style:text-line-through-style="none" style:text-line-through-type="none" style:font-name="ArcadeClassic" fo:font-size="14pt" fo:language="en" fo:country="GB" style:text-underline-style="none" fo:font-weight="normal" officeooo:rsid="0123c99e" style:font-name-asian="Calibri" style:font-size-asian="14pt" style:font-weight-asian="normal" style:font-name-complex="Calibri" style:font-size-complex="14pt" style:font-weight-complex="normal"/>
    </style:style>
    <style:style style:name="T148" style:family="text">
      <style:text-properties fo:color="#000000" loext:opacity="100%" style:text-line-through-style="none" style:text-line-through-type="none" style:font-name="ArcadeClassic" fo:font-size="14pt" fo:language="en" fo:country="GB" style:text-underline-style="none" fo:font-weight="normal" officeooo:rsid="0032d476" style:font-name-asian="Calibri" style:font-size-asian="14pt" style:font-weight-asian="normal" style:font-name-complex="Calibri" style:font-size-complex="14pt" style:font-weight-complex="normal"/>
    </style:style>
    <style:style style:name="T149" style:family="text">
      <style:text-properties fo:color="#000000" loext:opacity="100%" style:text-line-through-style="none" style:text-line-through-type="none" style:font-name="ArcadeClassic" fo:font-size="14pt" fo:language="en" fo:country="GB" style:text-underline-style="none" fo:font-weight="normal" officeooo:rsid="015fdb62" style:font-name-asian="Calibri" style:font-size-asian="14pt" style:font-weight-asian="normal" style:font-name-complex="Calibri" style:font-size-complex="14pt" style:font-weight-complex="normal"/>
    </style:style>
    <style:style style:name="T150" style:family="text">
      <style:text-properties fo:color="#000000" loext:opacity="100%" style:text-line-through-style="none" style:text-line-through-type="none" style:font-name="ArcadeClassic" fo:font-size="14pt" fo:language="en" fo:country="GB" style:text-underline-style="none" fo:font-weight="normal" officeooo:rsid="016706e6" style:font-name-asian="Calibri" style:font-size-asian="14pt" style:font-weight-asian="normal" style:font-name-complex="Calibri" style:font-size-complex="14pt" style:font-weight-complex="normal"/>
    </style:style>
    <style:style style:name="T151" style:family="text">
      <style:text-properties fo:color="#000000" loext:opacity="100%" style:text-line-through-style="none" style:text-line-through-type="none" style:font-name="ArcadeClassic" fo:font-size="14pt" fo:language="en" fo:country="GB" style:text-underline-style="none" fo:font-weight="normal" officeooo:rsid="0171c6c7" style:font-name-asian="Calibri" style:font-size-asian="14pt" style:font-weight-asian="normal" style:font-name-complex="Calibri" style:font-size-complex="14pt" style:font-weight-complex="normal"/>
    </style:style>
    <style:style style:name="T152" style:family="text">
      <style:text-properties fo:color="#000000" loext:opacity="100%" style:text-line-through-style="none" style:text-line-through-type="none" style:font-name="ArcadeClassic" fo:font-size="14pt" fo:language="en" fo:country="GB" style:text-underline-style="none" fo:font-weight="normal" officeooo:rsid="01736f17" style:font-name-asian="Calibri" style:font-size-asian="14pt" style:font-weight-asian="normal" style:font-name-complex="Calibri" style:font-size-complex="14pt" style:font-weight-complex="normal"/>
    </style:style>
    <style:style style:name="T153" style:family="text">
      <style:text-properties fo:color="#000000" loext:opacity="100%" style:text-line-through-style="none" style:text-line-through-type="none" style:font-name="ArcadeClassic" fo:font-size="14pt" fo:language="en" fo:country="GB" style:text-underline-style="none" fo:font-weight="normal" officeooo:rsid="0173b406" style:font-name-asian="Calibri" style:font-size-asian="14pt" style:font-weight-asian="normal" style:font-name-complex="Calibri" style:font-size-complex="14pt" style:font-weight-complex="normal"/>
    </style:style>
    <style:style style:name="T154" style:family="text">
      <style:text-properties fo:color="#000000" loext:opacity="100%" style:text-line-through-style="none" style:text-line-through-type="none" style:font-name="ArcadeClassic" fo:font-size="14pt" fo:language="en" fo:country="GB" style:text-underline-style="none" fo:font-weight="normal" officeooo:rsid="011aff37" style:font-name-asian="Calibri" style:font-size-asian="14pt" style:font-weight-asian="normal" style:font-name-complex="Calibri" style:font-size-complex="14pt" style:font-weight-complex="normal"/>
    </style:style>
    <style:style style:name="T155" style:family="text">
      <style:text-properties fo:color="#000000" loext:opacity="100%" style:text-line-through-style="none" style:text-line-through-type="none" style:font-name="ArcadeClassic" fo:font-size="14pt" fo:language="en" fo:country="GB" style:text-underline-style="none" fo:font-weight="normal" officeooo:rsid="01a1501d" style:font-name-asian="Calibri" style:font-size-asian="14pt" style:font-weight-asian="normal" style:font-name-complex="Calibri" style:font-size-complex="14pt" style:font-weight-complex="normal"/>
    </style:style>
    <style:style style:name="T156" style:family="text">
      <style:text-properties fo:color="#000000" loext:opacity="100%" style:text-line-through-style="none" style:text-line-through-type="none" style:font-name="ArcadeClassic" fo:font-size="14pt" fo:language="en" fo:country="GB" style:text-underline-style="none" fo:font-weight="normal" officeooo:rsid="01b1cae4" style:font-name-asian="Calibri" style:font-size-asian="14pt" style:font-weight-asian="normal" style:font-name-complex="Calibri" style:font-size-complex="14pt" style:font-weight-complex="normal"/>
    </style:style>
    <style:style style:name="T157" style:family="text">
      <style:text-properties fo:color="#000000" loext:opacity="100%" style:text-line-through-style="none" style:text-line-through-type="none" style:font-name="ArcadeClassic" fo:font-size="14pt" fo:language="en" fo:country="GB" style:text-underline-style="none" fo:font-weight="normal" officeooo:rsid="01d3ed29" style:font-name-asian="Calibri" style:font-size-asian="14pt" style:font-weight-asian="normal" style:font-name-complex="Calibri" style:font-size-complex="14pt" style:font-weight-complex="normal"/>
    </style:style>
    <style:style style:name="T158" style:family="text">
      <style:text-properties fo:color="#000000" loext:opacity="100%" style:text-line-through-style="none" style:text-line-through-type="none" style:font-name="ArcadeClassic" fo:font-size="14pt" fo:language="en" fo:country="GB" style:text-underline-style="none" fo:font-weight="normal" officeooo:rsid="01d43dd7" style:font-name-asian="Calibri" style:font-size-asian="14pt" style:font-weight-asian="normal" style:font-name-complex="Calibri" style:font-size-complex="14pt" style:font-weight-complex="normal"/>
    </style:style>
    <style:style style:name="T159" style:family="text">
      <style:text-properties fo:color="#000000" loext:opacity="100%" style:text-line-through-style="none" style:text-line-through-type="none" style:font-name="ArcadeClassic" fo:font-size="14pt" fo:language="en" fo:country="GB" style:text-underline-style="none" fo:font-weight="normal" officeooo:rsid="01d8151f" style:font-name-asian="Calibri" style:font-size-asian="14pt" style:font-weight-asian="normal" style:font-name-complex="Calibri" style:font-size-complex="14pt" style:font-weight-complex="normal"/>
    </style:style>
    <style:style style:name="T160" style:family="text">
      <style:text-properties fo:color="#000000" loext:opacity="100%" style:text-line-through-style="none" style:text-line-through-type="none" style:font-name="ArcadeClassic" fo:font-size="14pt" fo:language="en" fo:country="GB" style:text-underline-style="none" fo:font-weight="normal" officeooo:rsid="01dd7cae" style:font-name-asian="Calibri" style:font-size-asian="14pt" style:font-weight-asian="normal" style:font-name-complex="Calibri" style:font-size-complex="14pt" style:font-weight-complex="normal"/>
    </style:style>
    <style:style style:name="T161" style:family="text">
      <style:text-properties fo:color="#000000" loext:opacity="100%" style:text-line-through-style="none" style:text-line-through-type="none" style:font-name="ArcadeClassic" fo:font-size="14pt" fo:language="en" fo:country="GB" style:text-underline-style="none" fo:font-weight="normal" officeooo:rsid="01e68bae" style:font-name-asian="Calibri" style:font-size-asian="14pt" style:font-weight-asian="normal" style:font-name-complex="Calibri" style:font-size-complex="14pt" style:font-weight-complex="normal"/>
    </style:style>
    <style:style style:name="T162" style:family="text">
      <style:text-properties fo:color="#000000" loext:opacity="100%" style:text-line-through-style="none" style:text-line-through-type="none" style:font-name="ArcadeClassic" fo:font-size="14pt" fo:language="en" fo:country="GB" style:text-underline-style="none" fo:font-weight="normal" officeooo:rsid="00f3fe21" style:font-name-asian="Calibri" style:font-size-asian="14pt" style:font-weight-asian="normal" style:font-name-complex="Calibri" style:font-size-complex="14pt" style:font-weight-complex="normal"/>
    </style:style>
    <style:style style:name="T163" style:family="text">
      <style:text-properties fo:color="#000000" loext:opacity="100%" style:text-line-through-style="none" style:text-line-through-type="none" style:font-name="ArcadeClassic" fo:font-size="14pt" fo:language="en" fo:country="GB" style:text-underline-style="none" fo:font-weight="normal" officeooo:rsid="03d4fae9" style:font-name-asian="Calibri" style:font-size-asian="14pt" style:font-weight-asian="normal" style:font-name-complex="Calibri" style:font-size-complex="14pt" style:font-weight-complex="normal"/>
    </style:style>
    <style:style style:name="T164" style:family="text">
      <style:text-properties fo:color="#000000" loext:opacity="100%" style:text-line-through-style="none" style:text-line-through-type="none" style:font-name="ArcadeClassic" fo:font-size="14pt" fo:language="en" fo:country="GB" style:text-underline-style="none" fo:font-weight="normal" fo:background-color="transparent" loext:char-shading-value="0" style:font-name-asian="Calibri" style:font-size-asian="14pt" style:font-weight-asian="normal" style:font-name-complex="Calibri" style:font-size-complex="14pt" style:font-weight-complex="normal"/>
    </style:style>
    <style:style style:name="T165" style:family="text">
      <style:text-properties fo:color="#000000" loext:opacity="100%" style:text-line-through-style="none" style:text-line-through-type="none" style:font-name="ArcadeClassic" fo:font-size="14pt" fo:language="en" fo:country="GB" style:text-underline-style="none" fo:font-weight="normal" officeooo:rsid="009a2b05" fo:background-color="transparent" loext:char-shading-value="0" style:font-name-asian="Calibri" style:font-size-asian="14pt" style:font-weight-asian="normal" style:font-name-complex="Calibri" style:font-size-complex="14pt" style:font-weight-complex="normal"/>
    </style:style>
    <style:style style:name="T166" style:family="text">
      <style:text-properties fo:color="#000000" loext:opacity="100%" style:text-line-through-style="none" style:text-line-through-type="none" style:font-name="ArcadeClassic" fo:font-size="14pt" fo:language="en" fo:country="GB" style:text-underline-style="none" fo:font-weight="normal" officeooo:rsid="00c0954e" fo:background-color="transparent" loext:char-shading-value="0" style:font-name-asian="Calibri" style:font-size-asian="14pt" style:font-weight-asian="normal" style:font-name-complex="Calibri" style:font-size-complex="14pt" style:font-weight-complex="normal"/>
    </style:style>
    <style:style style:name="T167" style:family="text">
      <style:text-properties fo:color="#000000" loext:opacity="100%" style:text-line-through-style="none" style:text-line-through-type="none" style:font-name="ArcadeClassic" fo:font-size="14pt" fo:language="en" fo:country="GB" style:text-underline-style="none" fo:font-weight="normal" officeooo:rsid="00c0ca70" fo:background-color="transparent" loext:char-shading-value="0" style:font-name-asian="Calibri" style:font-size-asian="14pt" style:font-weight-asian="normal" style:font-name-complex="Calibri" style:font-size-complex="14pt" style:font-weight-complex="normal"/>
    </style:style>
    <style:style style:name="T168" style:family="text">
      <style:text-properties fo:color="#000000" loext:opacity="100%" style:text-line-through-style="none" style:text-line-through-type="none" style:font-name="ArcadeClassic" fo:font-size="14pt" fo:language="en" fo:country="GB" style:text-underline-style="none" fo:font-weight="normal" officeooo:rsid="00848085" fo:background-color="transparent" loext:char-shading-value="0" style:font-name-asian="Calibri" style:font-size-asian="14pt" style:font-weight-asian="normal" style:font-name-complex="Calibri" style:font-size-complex="14pt" style:font-weight-complex="normal"/>
    </style:style>
    <style:style style:name="T169" style:family="text">
      <style:text-properties fo:color="#000000" loext:opacity="100%" style:text-line-through-style="none" style:text-line-through-type="none" style:font-name="ArcadeClassic" fo:font-size="14pt" fo:language="en" fo:country="GB" style:text-underline-style="none" fo:font-weight="normal" officeooo:rsid="00142de4" fo:background-color="transparent" loext:char-shading-value="0" style:font-name-asian="Calibri" style:font-size-asian="14pt" style:font-weight-asian="normal" style:font-name-complex="Calibri" style:font-size-complex="14pt" style:font-weight-complex="normal"/>
    </style:style>
    <style:style style:name="T170" style:family="text">
      <style:text-properties fo:color="#000000" loext:opacity="100%" style:text-line-through-style="none" style:text-line-through-type="none" style:font-name="ArcadeClassic" fo:font-size="14pt" fo:language="en" fo:country="GB" style:text-underline-style="none" fo:font-weight="normal" officeooo:rsid="011b36f5" fo:background-color="transparent" loext:char-shading-value="0" style:font-name-asian="Calibri" style:font-size-asian="14pt" style:font-weight-asian="normal" style:font-name-complex="Calibri" style:font-size-complex="14pt" style:font-weight-complex="normal"/>
    </style:style>
    <style:style style:name="T171" style:family="text">
      <style:text-properties fo:color="#000000" loext:opacity="100%" style:text-line-through-style="none" style:text-line-through-type="none" style:font-name="ArcadeClassic" fo:font-size="14pt" fo:language="en" fo:country="GB" style:text-underline-style="none" fo:font-weight="normal" officeooo:rsid="00b938ac" fo:background-color="transparent" loext:char-shading-value="0" style:font-name-asian="Calibri" style:font-size-asian="14pt" style:font-weight-asian="normal" style:font-name-complex="Calibri" style:font-size-complex="14pt" style:font-weight-complex="normal"/>
    </style:style>
    <style:style style:name="T172" style:family="text">
      <style:text-properties fo:color="#000000" loext:opacity="100%" style:text-line-through-style="none" style:text-line-through-type="none" style:font-name="ArcadeClassic" fo:font-size="14pt" fo:language="en" fo:country="GB" style:text-underline-style="none" fo:font-weight="normal" officeooo:rsid="0152bf56" fo:background-color="transparent" loext:char-shading-value="0" style:font-name-asian="Calibri" style:font-size-asian="14pt" style:font-weight-asian="normal" style:font-name-complex="Calibri" style:font-size-complex="14pt" style:font-weight-complex="normal"/>
    </style:style>
    <style:style style:name="T173" style:family="text">
      <style:text-properties fo:color="#000000" loext:opacity="100%" style:text-line-through-style="none" style:text-line-through-type="none" style:font-name="ArcadeClassic" fo:font-size="14pt" fo:language="en" fo:country="GB" style:text-underline-style="none" fo:font-weight="normal" officeooo:rsid="015354e2" fo:background-color="transparent" loext:char-shading-value="0" style:font-name-asian="Calibri" style:font-size-asian="14pt" style:font-weight-asian="normal" style:font-name-complex="Calibri" style:font-size-complex="14pt" style:font-weight-complex="normal"/>
    </style:style>
    <style:style style:name="T174" style:family="text">
      <style:text-properties fo:color="#000000" loext:opacity="100%" style:text-line-through-style="none" style:text-line-through-type="none" style:font-name="ArcadeClassic" fo:font-size="14pt" fo:language="en" fo:country="GB" style:text-underline-style="none" fo:font-weight="normal" officeooo:rsid="0154073e" fo:background-color="transparent" loext:char-shading-value="0" style:font-name-asian="Calibri" style:font-size-asian="14pt" style:font-weight-asian="normal" style:font-name-complex="Calibri" style:font-size-complex="14pt" style:font-weight-complex="normal"/>
    </style:style>
    <style:style style:name="T175" style:family="text">
      <style:text-properties fo:color="#000000" loext:opacity="100%" style:text-line-through-style="none" style:text-line-through-type="none" style:font-name="ArcadeClassic" fo:font-size="14pt" fo:language="en" fo:country="GB" style:text-underline-style="none" fo:font-weight="normal" officeooo:rsid="00fe2418" fo:background-color="transparent" loext:char-shading-value="0" style:font-name-asian="Calibri" style:font-size-asian="14pt" style:font-weight-asian="normal" style:font-name-complex="Calibri" style:font-size-complex="14pt" style:font-weight-complex="normal"/>
    </style:style>
    <style:style style:name="T176" style:family="text">
      <style:text-properties fo:color="#000000" loext:opacity="100%" style:text-line-through-style="none" style:text-line-through-type="none" style:font-name="ArcadeClassic" fo:font-size="14pt" fo:language="en" fo:country="GB" style:text-underline-style="none" fo:font-weight="normal" officeooo:rsid="01869350" fo:background-color="transparent" loext:char-shading-value="0" style:font-name-asian="Calibri" style:font-size-asian="14pt" style:font-weight-asian="normal" style:font-name-complex="Calibri" style:font-size-complex="14pt" style:font-weight-complex="normal"/>
    </style:style>
    <style:style style:name="T177" style:family="text">
      <style:text-properties fo:color="#000000" loext:opacity="100%" style:text-line-through-style="none" style:text-line-through-type="none" style:font-name="ArcadeClassic" fo:font-size="14pt" fo:language="en" fo:country="GB" style:text-underline-style="none" fo:font-weight="normal" officeooo:rsid="0194d09c" fo:background-color="transparent" loext:char-shading-value="0" style:font-name-asian="Calibri" style:font-size-asian="14pt" style:font-weight-asian="normal" style:font-name-complex="Calibri" style:font-size-complex="14pt" style:font-weight-complex="normal"/>
    </style:style>
    <style:style style:name="T178" style:family="text">
      <style:text-properties fo:color="#000000" loext:opacity="100%" style:text-line-through-style="none" style:text-line-through-type="none" style:font-name="ArcadeClassic" fo:font-size="14pt" fo:language="en" fo:country="GB" style:text-underline-style="none" fo:font-weight="normal" officeooo:rsid="0195352f" fo:background-color="transparent" loext:char-shading-value="0" style:font-name-asian="Calibri" style:font-size-asian="14pt" style:font-weight-asian="normal" style:font-name-complex="Calibri" style:font-size-complex="14pt" style:font-weight-complex="normal"/>
    </style:style>
    <style:style style:name="T179" style:family="text">
      <style:text-properties fo:color="#000000" loext:opacity="100%" style:text-line-through-style="none" style:text-line-through-type="none" style:font-name="ArcadeClassic" fo:font-size="14pt" fo:language="en" fo:country="GB" style:text-underline-style="none" fo:font-weight="normal" officeooo:rsid="01954b1e" fo:background-color="transparent" loext:char-shading-value="0" style:font-name-asian="Calibri" style:font-size-asian="14pt" style:font-weight-asian="normal" style:font-name-complex="Calibri" style:font-size-complex="14pt" style:font-weight-complex="normal"/>
    </style:style>
    <style:style style:name="T180" style:family="text">
      <style:text-properties fo:color="#000000" loext:opacity="100%" style:text-line-through-style="none" style:text-line-through-type="none" style:font-name="ArcadeClassic" fo:font-size="14pt" fo:language="en" fo:country="GB" style:text-underline-style="none" fo:font-weight="normal" officeooo:rsid="0198e27f" fo:background-color="transparent" loext:char-shading-value="0" style:font-name-asian="Calibri" style:font-size-asian="14pt" style:font-weight-asian="normal" style:font-name-complex="Calibri" style:font-size-complex="14pt" style:font-weight-complex="normal"/>
    </style:style>
    <style:style style:name="T181" style:family="text">
      <style:text-properties fo:color="#000000" loext:opacity="100%" style:text-line-through-style="none" style:text-line-through-type="none" style:font-name="ArcadeClassic" fo:font-size="14pt" fo:language="en" fo:country="GB" style:text-underline-style="none" fo:font-weight="normal" officeooo:rsid="01d8151f" fo:background-color="transparent" loext:char-shading-value="0" style:font-name-asian="Calibri" style:font-size-asian="14pt" style:font-weight-asian="normal" style:font-name-complex="Calibri" style:font-size-complex="14pt" style:font-weight-complex="normal"/>
    </style:style>
    <style:style style:name="T182" style:family="text">
      <style:text-properties fo:color="#000000" loext:opacity="100%" style:text-line-through-style="none" style:text-line-through-type="none" style:font-name="ArcadeClassic" fo:font-size="14pt" fo:language="en" fo:country="GB" style:text-underline-style="none" fo:font-weight="normal" officeooo:rsid="01e2febd" fo:background-color="transparent" loext:char-shading-value="0" style:font-name-asian="Calibri" style:font-size-asian="14pt" style:font-weight-asian="normal" style:font-name-complex="Calibri" style:font-size-complex="14pt" style:font-weight-complex="normal"/>
    </style:style>
    <style:style style:name="T183" style:family="text">
      <style:text-properties fo:color="#000000" loext:opacity="100%" style:text-line-through-style="none" style:text-line-through-type="none" style:font-name="ArcadeClassic" fo:font-size="14pt" fo:language="en" fo:country="GB" style:text-underline-style="none" fo:font-weight="normal" officeooo:rsid="01e68bae" fo:background-color="transparent" loext:char-shading-value="0" style:font-name-asian="Calibri" style:font-size-asian="14pt" style:font-weight-asian="normal" style:font-name-complex="Calibri" style:font-size-complex="14pt" style:font-weight-complex="normal"/>
    </style:style>
    <style:style style:name="T184" style:family="text">
      <style:text-properties fo:color="#000000" loext:opacity="100%" style:text-line-through-style="none" style:text-line-through-type="none" style:font-name="ArcadeClassic" fo:font-size="14pt" fo:language="en" fo:country="GB" style:text-underline-style="none" fo:font-weight="normal" officeooo:rsid="01896de2" fo:background-color="transparent" loext:char-shading-value="0" style:font-name-asian="Calibri" style:font-size-asian="14pt" style:font-weight-asian="normal" style:font-name-complex="Calibri" style:font-size-complex="14pt" style:font-weight-complex="normal"/>
    </style:style>
    <style:style style:name="T185" style:family="text">
      <style:text-properties fo:color="#000000" loext:opacity="100%" style:text-line-through-style="none" style:text-line-through-type="none" style:font-name="ArcadeClassic" fo:font-size="14pt" fo:language="en" fo:country="GB" style:text-underline-style="none" fo:font-weight="normal" officeooo:rsid="027400ee" fo:background-color="transparent" loext:char-shading-value="0" style:font-name-asian="Calibri" style:font-size-asian="14pt" style:font-weight-asian="normal" style:font-name-complex="Calibri" style:font-size-complex="14pt" style:font-weight-complex="normal"/>
    </style:style>
    <style:style style:name="T186" style:family="text">
      <style:text-properties fo:color="#000000" loext:opacity="100%" style:text-line-through-style="none" style:text-line-through-type="none" style:font-name="ArcadeClassic" fo:font-size="14pt" fo:language="en" fo:country="GB" style:text-underline-style="none" fo:font-weight="bold" style:font-name-asian="Calibri" style:font-size-asian="14pt" style:font-weight-asian="bold" style:font-name-complex="Calibri" style:font-size-complex="14pt" style:font-weight-complex="bold"/>
    </style:style>
    <style:style style:name="T187" style:family="text">
      <style:text-properties fo:color="#000000" loext:opacity="100%" style:text-line-through-style="none" style:text-line-through-type="none" style:font-name="ArcadeClassic" fo:font-size="14pt" fo:language="en" fo:country="GB" style:text-underline-style="none" fo:font-weight="bold" fo:background-color="transparent" loext:char-shading-value="0" style:font-name-asian="Calibri" style:font-size-asian="14pt" style:font-weight-asian="bold" style:font-name-complex="Calibri" style:font-size-complex="14pt" style:font-weight-complex="bold"/>
    </style:style>
    <style:style style:name="T188" style:family="text">
      <style:text-properties fo:color="#000000" loext:opacity="100%" style:text-line-through-style="none" style:text-line-through-type="none" style:font-name="ArcadeClassic" fo:font-size="14pt" fo:language="en" fo:country="GB" fo:font-style="normal" style:text-underline-style="none" fo:font-weight="normal" style:font-name-asian="Calibri" style:font-size-asian="14pt" style:font-style-asian="normal" style:font-weight-asian="normal" style:font-name-complex="Calibri" style:font-size-complex="14pt" style:font-style-complex="normal" style:font-weight-complex="normal"/>
    </style:style>
    <style:style style:name="T189" style:family="text">
      <style:text-properties fo:color="#000000" loext:opacity="100%" style:text-line-through-style="none" style:text-line-through-type="none" style:font-name="ArcadeClassic" fo:font-size="14pt" fo:language="en" fo:country="GB" fo:font-style="normal" style:text-underline-style="none" fo:font-weight="normal" officeooo:rsid="00a80058" style:font-name-asian="Calibri" style:font-size-asian="14pt" style:font-style-asian="normal" style:font-weight-asian="normal" style:font-name-complex="Calibri" style:font-size-complex="14pt" style:font-style-complex="normal" style:font-weight-complex="normal"/>
    </style:style>
    <style:style style:name="T190" style:family="text">
      <style:text-properties fo:color="#000000" loext:opacity="100%" style:text-line-through-style="none" style:text-line-through-type="none" style:font-name="ArcadeClassic" fo:font-size="14pt" fo:language="en" fo:country="GB" fo:font-style="normal" style:text-underline-style="none" fo:font-weight="normal" officeooo:rsid="010ef6e8" style:font-name-asian="Calibri" style:font-size-asian="14pt" style:font-style-asian="normal" style:font-weight-asian="normal" style:font-name-complex="Calibri" style:font-size-complex="14pt" style:font-style-complex="normal" style:font-weight-complex="normal"/>
    </style:style>
    <style:style style:name="T191" style:family="text">
      <style:text-properties fo:color="#000000" loext:opacity="100%" style:text-line-through-style="none" style:text-line-through-type="none" style:font-name="ArcadeClassic" fo:font-size="14pt" fo:language="en" fo:country="GB" fo:font-style="normal" style:text-underline-style="none" fo:font-weight="normal" fo:background-color="transparent" loext:char-shading-value="0" style:font-name-asian="Calibri" style:font-size-asian="14pt" style:font-style-asian="normal" style:font-weight-asian="normal" style:font-name-complex="Calibri" style:font-size-complex="14pt" style:font-style-complex="normal" style:font-weight-complex="normal"/>
    </style:style>
    <style:style style:name="T192" style:family="text">
      <style:text-properties fo:color="#000000" loext:opacity="100%" style:text-line-through-style="none" style:text-line-through-type="none" style:font-name="ArcadeClassic" fo:font-size="14pt" fo:language="en" fo:country="GB" fo:font-style="normal" style:text-underline-style="none" fo:font-weight="normal" officeooo:rsid="010ef6e8" fo:background-color="transparent" loext:char-shading-value="0" style:font-name-asian="Calibri" style:font-size-asian="14pt" style:font-style-asian="normal" style:font-weight-asian="normal" style:font-name-complex="Calibri" style:font-size-complex="14pt" style:font-style-complex="normal" style:font-weight-complex="normal"/>
    </style:style>
    <style:style style:name="T193" style:family="text">
      <style:text-properties fo:color="#000000" loext:opacity="100%" style:text-line-through-style="none" style:text-line-through-type="none" style:font-name="ArcadeClassic" fo:font-size="12pt" style:text-underline-style="none" fo:font-weight="normal" style:font-name-asian="Calibri" style:font-size-asian="12pt" style:font-weight-asian="normal" style:font-name-complex="Calibri" style:font-size-complex="12pt" style:font-weight-complex="normal"/>
    </style:style>
    <style:style style:name="T194" style:family="text">
      <style:text-properties fo:color="#000000" loext:opacity="100%" style:text-line-through-style="none" style:text-line-through-type="none" style:font-name="ArcadeClassic" fo:font-size="12pt" style:text-underline-style="none" fo:font-weight="normal" officeooo:rsid="0039292a" style:font-name-asian="Calibri" style:font-size-asian="12pt" style:font-weight-asian="normal" style:font-name-complex="Calibri" style:font-size-complex="12pt" style:font-weight-complex="normal"/>
    </style:style>
    <style:style style:name="T195" style:family="text">
      <style:text-properties fo:color="#000000" loext:opacity="100%" style:text-line-through-style="none" style:text-line-through-type="none" style:font-name="ArcadeClassic" fo:font-size="12pt" style:text-underline-style="none" fo:font-weight="normal" officeooo:rsid="00440f44" style:font-name-asian="Calibri" style:font-size-asian="12pt" style:font-weight-asian="normal" style:font-name-complex="Calibri" style:font-size-complex="12pt" style:font-weight-complex="normal"/>
    </style:style>
    <style:style style:name="T196" style:family="text">
      <style:text-properties fo:color="#000000" loext:opacity="100%" style:text-line-through-style="none" style:text-line-through-type="none" style:font-name="ArcadeClassic" fo:font-size="12pt" style:text-underline-style="none" fo:font-weight="normal" officeooo:rsid="006e0117" style:font-name-asian="Calibri" style:font-size-asian="12pt" style:font-weight-asian="normal" style:font-name-complex="Calibri" style:font-size-complex="12pt" style:font-weight-complex="normal"/>
    </style:style>
    <style:style style:name="T197" style:family="text">
      <style:text-properties fo:color="#000000" loext:opacity="100%" style:text-line-through-style="none" style:text-line-through-type="none" style:font-name="ArcadeClassic" fo:font-size="12pt" style:text-underline-style="none" fo:font-weight="normal" officeooo:rsid="006f4362" style:font-name-asian="Calibri" style:font-size-asian="12pt" style:font-weight-asian="normal" style:font-name-complex="Calibri" style:font-size-complex="12pt" style:font-weight-complex="normal"/>
    </style:style>
    <style:style style:name="T198" style:family="text">
      <style:text-properties fo:color="#000000" loext:opacity="100%" style:text-line-through-style="none" style:text-line-through-type="none" style:font-name="ArcadeClassic" fo:font-size="12pt" style:text-underline-style="none" fo:font-weight="normal" officeooo:rsid="00476896" style:font-name-asian="Calibri" style:font-size-asian="12pt" style:font-weight-asian="normal" style:font-name-complex="Calibri" style:font-size-complex="12pt" style:font-weight-complex="normal"/>
    </style:style>
    <style:style style:name="T199" style:family="text">
      <style:text-properties fo:color="#000000" loext:opacity="100%" style:text-line-through-style="none" style:text-line-through-type="none" style:font-name="ArcadeClassic" fo:font-size="12pt" style:text-underline-style="none" fo:font-weight="normal" officeooo:rsid="004b3a8e" style:font-name-asian="Calibri" style:font-size-asian="12pt" style:font-weight-asian="normal" style:font-name-complex="Calibri" style:font-size-complex="12pt" style:font-weight-complex="normal"/>
    </style:style>
    <style:style style:name="T200" style:family="text">
      <style:text-properties fo:color="#000000" loext:opacity="100%" style:text-line-through-style="none" style:text-line-through-type="none" style:font-name="ArcadeClassic" fo:font-size="12pt" style:text-underline-style="none" fo:font-weight="normal" officeooo:rsid="004cae3b" style:font-name-asian="Calibri" style:font-size-asian="12pt" style:font-weight-asian="normal" style:font-name-complex="Calibri" style:font-size-complex="12pt" style:font-weight-complex="normal"/>
    </style:style>
    <style:style style:name="T201" style:family="text">
      <style:text-properties fo:color="#000000" loext:opacity="100%" style:text-line-through-style="none" style:text-line-through-type="none" style:font-name="ArcadeClassic" fo:font-size="12pt" style:text-underline-style="none" fo:font-weight="normal" officeooo:rsid="004fa08d" style:font-name-asian="Calibri" style:font-size-asian="12pt" style:font-weight-asian="normal" style:font-name-complex="Calibri" style:font-size-complex="12pt" style:font-weight-complex="normal"/>
    </style:style>
    <style:style style:name="T202" style:family="text">
      <style:text-properties fo:color="#000000" loext:opacity="100%" style:text-line-through-style="none" style:text-line-through-type="none" style:font-name="ArcadeClassic" fo:font-size="12pt" style:text-underline-style="none" fo:font-weight="normal" officeooo:rsid="0054e5a9" style:font-name-asian="Calibri" style:font-size-asian="12pt" style:font-weight-asian="normal" style:font-name-complex="Calibri" style:font-size-complex="12pt" style:font-weight-complex="normal"/>
    </style:style>
    <style:style style:name="T203" style:family="text">
      <style:text-properties fo:color="#000000" loext:opacity="100%" style:text-line-through-style="none" style:text-line-through-type="none" style:font-name="ArcadeClassic" fo:font-size="12pt" style:text-underline-style="none" fo:font-weight="normal" officeooo:rsid="0055b231" style:font-name-asian="Calibri" style:font-size-asian="12pt" style:font-weight-asian="normal" style:font-name-complex="Calibri" style:font-size-complex="12pt" style:font-weight-complex="normal"/>
    </style:style>
    <style:style style:name="T204" style:family="text">
      <style:text-properties fo:color="#000000" loext:opacity="100%" style:text-line-through-style="none" style:text-line-through-type="none" style:font-name="ArcadeClassic" fo:font-size="12pt" style:text-underline-style="none" fo:font-weight="normal" officeooo:rsid="0056ebb1" style:font-name-asian="Calibri" style:font-size-asian="12pt" style:font-weight-asian="normal" style:font-name-complex="Calibri" style:font-size-complex="12pt" style:font-weight-complex="normal"/>
    </style:style>
    <style:style style:name="T205" style:family="text">
      <style:text-properties fo:color="#000000" loext:opacity="100%" style:text-line-through-style="none" style:text-line-through-type="none" style:font-name="ArcadeClassic" fo:font-size="12pt" style:text-underline-style="none" fo:font-weight="normal" officeooo:rsid="00593bee" style:font-name-asian="Calibri" style:font-size-asian="12pt" style:font-weight-asian="normal" style:font-name-complex="Calibri" style:font-size-complex="12pt" style:font-weight-complex="normal"/>
    </style:style>
    <style:style style:name="T206" style:family="text">
      <style:text-properties fo:color="#000000" loext:opacity="100%" style:text-line-through-style="none" style:text-line-through-type="none" style:font-name="ArcadeClassic" fo:font-size="12pt" style:text-underline-style="none" fo:font-weight="normal" officeooo:rsid="0059955e" style:font-name-asian="Calibri" style:font-size-asian="12pt" style:font-weight-asian="normal" style:font-name-complex="Calibri" style:font-size-complex="12pt" style:font-weight-complex="normal"/>
    </style:style>
    <style:style style:name="T207" style:family="text">
      <style:text-properties fo:color="#000000" loext:opacity="100%" style:text-line-through-style="none" style:text-line-through-type="none" style:font-name="ArcadeClassic" fo:font-size="12pt" style:text-underline-style="none" fo:font-weight="normal" officeooo:rsid="005f48e3" style:font-name-asian="Calibri" style:font-size-asian="12pt" style:font-weight-asian="normal" style:font-name-complex="Calibri" style:font-size-complex="12pt" style:font-weight-complex="normal"/>
    </style:style>
    <style:style style:name="T208" style:family="text">
      <style:text-properties fo:color="#000000" loext:opacity="100%" style:text-line-through-style="none" style:text-line-through-type="none" style:font-name="ArcadeClassic" fo:font-size="12pt" style:text-underline-style="none" fo:font-weight="normal" officeooo:rsid="00608887" style:font-name-asian="Calibri" style:font-size-asian="12pt" style:font-weight-asian="normal" style:font-name-complex="Calibri" style:font-size-complex="12pt" style:font-weight-complex="normal"/>
    </style:style>
    <style:style style:name="T209" style:family="text">
      <style:text-properties fo:color="#000000" loext:opacity="100%" style:text-line-through-style="none" style:text-line-through-type="none" style:font-name="ArcadeClassic" fo:font-size="12pt" style:text-underline-style="none" fo:font-weight="normal" officeooo:rsid="006152f9" style:font-name-asian="Calibri" style:font-size-asian="12pt" style:font-weight-asian="normal" style:font-name-complex="Calibri" style:font-size-complex="12pt" style:font-weight-complex="normal"/>
    </style:style>
    <style:style style:name="T210" style:family="text">
      <style:text-properties fo:color="#000000" loext:opacity="100%" style:text-line-through-style="none" style:text-line-through-type="none" style:font-name="ArcadeClassic" fo:font-size="12pt" style:text-underline-style="none" fo:font-weight="normal" officeooo:rsid="006316fc" style:font-name-asian="Calibri" style:font-size-asian="12pt" style:font-weight-asian="normal" style:font-name-complex="Calibri" style:font-size-complex="12pt" style:font-weight-complex="normal"/>
    </style:style>
    <style:style style:name="T211" style:family="text">
      <style:text-properties fo:color="#000000" loext:opacity="100%" style:text-line-through-style="none" style:text-line-through-type="none" style:font-name="ArcadeClassic" fo:font-size="12pt" style:text-underline-style="none" fo:font-weight="normal" officeooo:rsid="00648b9d" style:font-name-asian="Calibri" style:font-size-asian="12pt" style:font-weight-asian="normal" style:font-name-complex="Calibri" style:font-size-complex="12pt" style:font-weight-complex="normal"/>
    </style:style>
    <style:style style:name="T212" style:family="text">
      <style:text-properties fo:color="#000000" loext:opacity="100%" style:text-line-through-style="none" style:text-line-through-type="none" style:font-name="ArcadeClassic" fo:font-size="12pt" style:text-underline-style="none" fo:font-weight="normal" officeooo:rsid="00659768" style:font-name-asian="Calibri" style:font-size-asian="12pt" style:font-weight-asian="normal" style:font-name-complex="Calibri" style:font-size-complex="12pt" style:font-weight-complex="normal"/>
    </style:style>
    <style:style style:name="T213" style:family="text">
      <style:text-properties fo:color="#000000" loext:opacity="100%" style:text-line-through-style="none" style:text-line-through-type="none" style:font-name="ArcadeClassic" fo:font-size="12pt" style:text-underline-style="none" fo:font-weight="normal" officeooo:rsid="006649e2" style:font-name-asian="Calibri" style:font-size-asian="12pt" style:font-weight-asian="normal" style:font-name-complex="Calibri" style:font-size-complex="12pt" style:font-weight-complex="normal"/>
    </style:style>
    <style:style style:name="T214" style:family="text">
      <style:text-properties fo:color="#000000" loext:opacity="100%" style:text-line-through-style="none" style:text-line-through-type="none" style:font-name="ArcadeClassic" fo:font-size="12pt" style:text-underline-style="none" fo:font-weight="normal" officeooo:rsid="0067ae11" style:font-name-asian="Calibri" style:font-size-asian="12pt" style:font-weight-asian="normal" style:font-name-complex="Calibri" style:font-size-complex="12pt" style:font-weight-complex="normal"/>
    </style:style>
    <style:style style:name="T215" style:family="text">
      <style:text-properties fo:color="#000000" loext:opacity="100%" style:text-line-through-style="none" style:text-line-through-type="none" style:font-name="ArcadeClassic" fo:font-size="12pt" style:text-underline-style="none" fo:font-weight="normal" officeooo:rsid="006973de" style:font-name-asian="Calibri" style:font-size-asian="12pt" style:font-weight-asian="normal" style:font-name-complex="Calibri" style:font-size-complex="12pt" style:font-weight-complex="normal"/>
    </style:style>
    <style:style style:name="T216" style:family="text">
      <style:text-properties fo:color="#000000" loext:opacity="100%" style:text-line-through-style="none" style:text-line-through-type="none" style:font-name="ArcadeClassic" fo:font-size="12pt" style:text-underline-style="none" fo:font-weight="normal" officeooo:rsid="0069ae51" style:font-name-asian="Calibri" style:font-size-asian="12pt" style:font-weight-asian="normal" style:font-name-complex="Calibri" style:font-size-complex="12pt" style:font-weight-complex="normal"/>
    </style:style>
    <style:style style:name="T217" style:family="text">
      <style:text-properties fo:color="#000000" loext:opacity="100%" style:text-line-through-style="none" style:text-line-through-type="none" style:font-name="ArcadeClassic" fo:font-size="12pt" style:text-underline-style="none" fo:font-weight="normal" officeooo:rsid="006a6de3" style:font-name-asian="Calibri" style:font-size-asian="12pt" style:font-weight-asian="normal" style:font-name-complex="Calibri" style:font-size-complex="12pt" style:font-weight-complex="normal"/>
    </style:style>
    <style:style style:name="T218" style:family="text">
      <style:text-properties fo:color="#000000" loext:opacity="100%" style:text-line-through-style="none" style:text-line-through-type="none" style:font-name="ArcadeClassic" fo:font-size="12pt" style:text-underline-style="none" fo:font-weight="normal" officeooo:rsid="006dd455" style:font-name-asian="Calibri" style:font-size-asian="12pt" style:font-weight-asian="normal" style:font-name-complex="Calibri" style:font-size-complex="12pt" style:font-weight-complex="normal"/>
    </style:style>
    <style:style style:name="T219" style:family="text">
      <style:text-properties fo:color="#000000" loext:opacity="100%" style:text-line-through-style="none" style:text-line-through-type="none" style:font-name="ArcadeClassic" fo:font-size="12pt" style:text-underline-style="none" fo:font-weight="normal" officeooo:rsid="007111a3" style:font-name-asian="Calibri" style:font-size-asian="12pt" style:font-weight-asian="normal" style:font-name-complex="Calibri" style:font-size-complex="12pt" style:font-weight-complex="normal"/>
    </style:style>
    <style:style style:name="T220" style:family="text">
      <style:text-properties fo:color="#000000" loext:opacity="100%" style:text-line-through-style="none" style:text-line-through-type="none" style:font-name="ArcadeClassic" fo:font-size="12pt" style:text-underline-style="none" fo:font-weight="normal" officeooo:rsid="007288e6" style:font-name-asian="Calibri" style:font-size-asian="12pt" style:font-weight-asian="normal" style:font-name-complex="Calibri" style:font-size-complex="12pt" style:font-weight-complex="normal"/>
    </style:style>
    <style:style style:name="T221" style:family="text">
      <style:text-properties fo:color="#000000" loext:opacity="100%" style:text-line-through-style="none" style:text-line-through-type="none" style:font-name="ArcadeClassic" fo:font-size="12pt" style:text-underline-style="none" fo:font-weight="normal" officeooo:rsid="0073d7e3" style:font-name-asian="Calibri" style:font-size-asian="12pt" style:font-weight-asian="normal" style:font-name-complex="Calibri" style:font-size-complex="12pt" style:font-weight-complex="normal"/>
    </style:style>
    <style:style style:name="T222" style:family="text">
      <style:text-properties fo:color="#000000" loext:opacity="100%" style:text-line-through-style="none" style:text-line-through-type="none" style:font-name="ArcadeClassic" fo:font-size="12pt" style:text-underline-style="none" fo:font-weight="normal" officeooo:rsid="0075a5f7" style:font-name-asian="Calibri" style:font-size-asian="12pt" style:font-weight-asian="normal" style:font-name-complex="Calibri" style:font-size-complex="12pt" style:font-weight-complex="normal"/>
    </style:style>
    <style:style style:name="T223" style:family="text">
      <style:text-properties fo:color="#000000" loext:opacity="100%" style:text-line-through-style="none" style:text-line-through-type="none" style:font-name="ArcadeClassic" fo:font-size="12pt" style:text-underline-style="none" fo:font-weight="normal" officeooo:rsid="00780100" style:font-name-asian="Calibri" style:font-size-asian="12pt" style:font-weight-asian="normal" style:font-name-complex="Calibri" style:font-size-complex="12pt" style:font-weight-complex="normal"/>
    </style:style>
    <style:style style:name="T224" style:family="text">
      <style:text-properties fo:color="#000000" loext:opacity="100%" style:text-line-through-style="none" style:text-line-through-type="none" style:font-name="ArcadeClassic" fo:font-size="12pt" style:text-underline-style="none" fo:font-weight="normal" officeooo:rsid="0078d957" style:font-name-asian="Calibri" style:font-size-asian="12pt" style:font-weight-asian="normal" style:font-name-complex="Calibri" style:font-size-complex="12pt" style:font-weight-complex="normal"/>
    </style:style>
    <style:style style:name="T225" style:family="text">
      <style:text-properties fo:color="#000000" loext:opacity="100%" style:text-line-through-style="none" style:text-line-through-type="none" style:font-name="ArcadeClassic" fo:font-size="12pt" style:text-underline-style="none" fo:font-weight="normal" officeooo:rsid="0079e91c" style:font-name-asian="Calibri" style:font-size-asian="12pt" style:font-weight-asian="normal" style:font-name-complex="Calibri" style:font-size-complex="12pt" style:font-weight-complex="normal"/>
    </style:style>
    <style:style style:name="T226" style:family="text">
      <style:text-properties fo:color="#000000" loext:opacity="100%" style:text-line-through-style="none" style:text-line-through-type="none" style:font-name="ArcadeClassic" fo:font-size="12pt" style:text-underline-style="none" fo:font-weight="normal" officeooo:rsid="007bb2d8" style:font-name-asian="Calibri" style:font-size-asian="12pt" style:font-weight-asian="normal" style:font-name-complex="Calibri" style:font-size-complex="12pt" style:font-weight-complex="normal"/>
    </style:style>
    <style:style style:name="T227" style:family="text">
      <style:text-properties fo:color="#000000" loext:opacity="100%" style:text-line-through-style="none" style:text-line-through-type="none" style:font-name="ArcadeClassic" fo:font-size="12pt" style:text-underline-style="none" fo:font-weight="normal" officeooo:rsid="007c5fd5" style:font-name-asian="Calibri" style:font-size-asian="12pt" style:font-weight-asian="normal" style:font-name-complex="Calibri" style:font-size-complex="12pt" style:font-weight-complex="normal"/>
    </style:style>
    <style:style style:name="T228" style:family="text">
      <style:text-properties fo:color="#000000" loext:opacity="100%" style:text-line-through-style="none" style:text-line-through-type="none" style:font-name="ArcadeClassic" fo:font-size="12pt" style:text-underline-style="none" fo:font-weight="normal" officeooo:rsid="0087b7b6" style:font-name-asian="Calibri" style:font-size-asian="12pt" style:font-weight-asian="normal" style:font-name-complex="Calibri" style:font-size-complex="12pt" style:font-weight-complex="normal"/>
    </style:style>
    <style:style style:name="T229" style:family="text">
      <style:text-properties fo:color="#000000" loext:opacity="100%" style:text-line-through-style="none" style:text-line-through-type="none" style:font-name="ArcadeClassic" fo:font-size="12pt" style:text-underline-style="none" fo:font-weight="normal" officeooo:rsid="009d39c7" style:font-name-asian="Calibri" style:font-size-asian="12pt" style:font-weight-asian="normal" style:font-name-complex="Calibri" style:font-size-complex="12pt" style:font-weight-complex="normal"/>
    </style:style>
    <style:style style:name="T230" style:family="text">
      <style:text-properties fo:color="#000000" loext:opacity="100%" style:text-line-through-style="none" style:text-line-through-type="none" style:font-name="ArcadeClassic" fo:font-size="12pt" style:text-underline-style="none" fo:font-weight="normal" officeooo:rsid="00b3bf7b" style:font-name-asian="Calibri" style:font-size-asian="12pt" style:font-weight-asian="normal" style:font-name-complex="Calibri" style:font-size-complex="12pt" style:font-weight-complex="normal"/>
    </style:style>
    <style:style style:name="T231" style:family="text">
      <style:text-properties fo:color="#000000" loext:opacity="100%" style:text-line-through-style="none" style:text-line-through-type="none" style:font-name="ArcadeClassic" fo:font-size="12pt" style:text-underline-style="none" fo:font-weight="normal" officeooo:rsid="00b4592b" style:font-name-asian="Calibri" style:font-size-asian="12pt" style:font-weight-asian="normal" style:font-name-complex="Calibri" style:font-size-complex="12pt" style:font-weight-complex="normal"/>
    </style:style>
    <style:style style:name="T232" style:family="text">
      <style:text-properties fo:color="#000000" loext:opacity="100%" style:text-line-through-style="none" style:text-line-through-type="none" style:font-name="ArcadeClassic" fo:font-size="12pt" style:text-underline-style="none" fo:font-weight="normal" officeooo:rsid="00c62ddc" style:font-name-asian="Calibri" style:font-size-asian="12pt" style:font-weight-asian="normal" style:font-name-complex="Calibri" style:font-size-complex="12pt" style:font-weight-complex="normal"/>
    </style:style>
    <style:style style:name="T233" style:family="text">
      <style:text-properties fo:color="#000000" loext:opacity="100%" style:text-line-through-style="none" style:text-line-through-type="none" style:font-name="ArcadeClassic" fo:font-size="12pt" style:text-underline-style="none" fo:font-weight="normal" officeooo:rsid="005042b8" style:font-name-asian="Calibri" style:font-size-asian="12pt" style:font-weight-asian="normal" style:font-name-complex="Calibri" style:font-size-complex="12pt" style:font-weight-complex="normal"/>
    </style:style>
    <style:style style:name="T234" style:family="text">
      <style:text-properties fo:color="#000000" loext:opacity="100%" style:text-line-through-style="none" style:text-line-through-type="none" style:font-name="ArcadeClassic" fo:font-size="12pt" style:text-underline-style="none" fo:font-weight="normal" officeooo:rsid="00d6281c" style:font-name-asian="Calibri" style:font-size-asian="12pt" style:font-weight-asian="normal" style:font-name-complex="Calibri" style:font-size-complex="12pt" style:font-weight-complex="normal"/>
    </style:style>
    <style:style style:name="T235" style:family="text">
      <style:text-properties fo:color="#000000" loext:opacity="100%" style:text-line-through-style="none" style:text-line-through-type="none" style:font-name="ArcadeClassic" fo:font-size="12pt" style:text-underline-style="none" fo:font-weight="normal" officeooo:rsid="00e49bae" style:font-name-asian="Calibri" style:font-size-asian="12pt" style:font-weight-asian="normal" style:font-name-complex="Calibri" style:font-size-complex="12pt" style:font-weight-complex="normal"/>
    </style:style>
    <style:style style:name="T236" style:family="text">
      <style:text-properties fo:color="#000000" loext:opacity="100%" style:text-line-through-style="none" style:text-line-through-type="none" style:font-name="ArcadeClassic" fo:font-size="12pt" style:text-underline-style="none" fo:font-weight="normal" officeooo:rsid="00f1db2c" style:font-name-asian="Calibri" style:font-size-asian="12pt" style:font-weight-asian="normal" style:font-name-complex="Calibri" style:font-size-complex="12pt" style:font-weight-complex="normal"/>
    </style:style>
    <style:style style:name="T237" style:family="text">
      <style:text-properties fo:color="#000000" loext:opacity="100%" style:text-line-through-style="none" style:text-line-through-type="none" style:font-name="ArcadeClassic" fo:font-size="12pt" style:text-underline-style="none" fo:font-weight="normal" officeooo:rsid="00fadf30" style:font-name-asian="Calibri" style:font-size-asian="12pt" style:font-weight-asian="normal" style:font-name-complex="Calibri" style:font-size-complex="12pt" style:font-weight-complex="normal"/>
    </style:style>
    <style:style style:name="T238" style:family="text">
      <style:text-properties fo:color="#000000" loext:opacity="100%" style:text-line-through-style="none" style:text-line-through-type="none" style:font-name="ArcadeClassic" fo:font-size="12pt" style:text-underline-style="none" fo:font-weight="normal" officeooo:rsid="00fd02f1" style:font-name-asian="Calibri" style:font-size-asian="12pt" style:font-weight-asian="normal" style:font-name-complex="Calibri" style:font-size-complex="12pt" style:font-weight-complex="normal"/>
    </style:style>
    <style:style style:name="T239" style:family="text">
      <style:text-properties fo:color="#000000" loext:opacity="100%" style:text-line-through-style="none" style:text-line-through-type="none" style:font-name="ArcadeClassic" fo:font-size="12pt" style:text-underline-style="none" fo:font-weight="normal" officeooo:rsid="0102877a" style:font-name-asian="Calibri" style:font-size-asian="12pt" style:font-weight-asian="normal" style:font-name-complex="Calibri" style:font-size-complex="12pt" style:font-weight-complex="normal"/>
    </style:style>
    <style:style style:name="T240" style:family="text">
      <style:text-properties fo:color="#000000" loext:opacity="100%" style:text-line-through-style="none" style:text-line-through-type="none" style:font-name="ArcadeClassic" fo:font-size="12pt" style:text-underline-style="none" fo:font-weight="normal" officeooo:rsid="01079971" style:font-name-asian="Calibri" style:font-size-asian="12pt" style:font-weight-asian="normal" style:font-name-complex="Calibri" style:font-size-complex="12pt" style:font-weight-complex="normal"/>
    </style:style>
    <style:style style:name="T241" style:family="text">
      <style:text-properties fo:color="#000000" loext:opacity="100%" style:text-line-through-style="none" style:text-line-through-type="none" style:font-name="ArcadeClassic" fo:font-size="12pt" style:text-underline-style="none" fo:font-weight="normal" officeooo:rsid="010bb931" style:font-name-asian="Calibri" style:font-size-asian="12pt" style:font-weight-asian="normal" style:font-name-complex="Calibri" style:font-size-complex="12pt" style:font-weight-complex="normal"/>
    </style:style>
    <style:style style:name="T242" style:family="text">
      <style:text-properties fo:color="#000000" loext:opacity="100%" style:text-line-through-style="none" style:text-line-through-type="none" style:font-name="ArcadeClassic" fo:font-size="12pt" style:text-underline-style="none" fo:font-weight="normal" officeooo:rsid="011246ad" style:font-name-asian="Calibri" style:font-size-asian="12pt" style:font-weight-asian="normal" style:font-name-complex="Calibri" style:font-size-complex="12pt" style:font-weight-complex="normal"/>
    </style:style>
    <style:style style:name="T243" style:family="text">
      <style:text-properties fo:color="#000000" loext:opacity="100%" style:text-line-through-style="none" style:text-line-through-type="none" style:font-name="ArcadeClassic" fo:font-size="12pt" style:text-underline-style="none" fo:font-weight="normal" officeooo:rsid="011b36f5" style:font-name-asian="Calibri" style:font-size-asian="12pt" style:font-weight-asian="normal" style:font-name-complex="Calibri" style:font-size-complex="12pt" style:font-weight-complex="normal"/>
    </style:style>
    <style:style style:name="T244" style:family="text">
      <style:text-properties fo:color="#000000" loext:opacity="100%" style:text-line-through-style="none" style:text-line-through-type="none" style:font-name="ArcadeClassic" fo:font-size="12pt" style:text-underline-style="none" fo:font-weight="normal" officeooo:rsid="0141650f" style:font-name-asian="Calibri" style:font-size-asian="12pt" style:font-weight-asian="normal" style:font-name-complex="Calibri" style:font-size-complex="12pt" style:font-weight-complex="normal"/>
    </style:style>
    <style:style style:name="T245" style:family="text">
      <style:text-properties fo:color="#000000" loext:opacity="100%" style:text-line-through-style="none" style:text-line-through-type="none" style:font-name="ArcadeClassic" fo:font-size="12pt" style:text-underline-style="none" fo:font-weight="normal" officeooo:rsid="017f26a6" style:font-name-asian="Calibri" style:font-size-asian="12pt" style:font-weight-asian="normal" style:font-name-complex="Calibri" style:font-size-complex="12pt" style:font-weight-complex="normal"/>
    </style:style>
    <style:style style:name="T246" style:family="text">
      <style:text-properties fo:color="#000000" loext:opacity="100%" style:text-line-through-style="none" style:text-line-through-type="none" style:font-name="ArcadeClassic" fo:font-size="12pt" style:text-underline-style="none" fo:font-weight="normal" officeooo:rsid="018e266b" style:font-name-asian="Calibri" style:font-size-asian="12pt" style:font-weight-asian="normal" style:font-name-complex="Calibri" style:font-size-complex="12pt" style:font-weight-complex="normal"/>
    </style:style>
    <style:style style:name="T247" style:family="text">
      <style:text-properties fo:color="#000000" loext:opacity="100%" style:text-line-through-style="none" style:text-line-through-type="none" style:font-name="ArcadeClassic" fo:font-size="12pt" style:text-underline-style="none" fo:font-weight="normal" officeooo:rsid="0198e27f" style:font-name-asian="Calibri" style:font-size-asian="12pt" style:font-weight-asian="normal" style:font-name-complex="Calibri" style:font-size-complex="12pt" style:font-weight-complex="normal"/>
    </style:style>
    <style:style style:name="T248" style:family="text">
      <style:text-properties fo:color="#000000" loext:opacity="100%" style:text-line-through-style="none" style:text-line-through-type="none" style:font-name="ArcadeClassic" fo:font-size="12pt" style:text-underline-style="none" fo:font-weight="normal" officeooo:rsid="01b1cae4" style:font-name-asian="Calibri" style:font-size-asian="12pt" style:font-weight-asian="normal" style:font-name-complex="Calibri" style:font-size-complex="12pt" style:font-weight-complex="normal"/>
    </style:style>
    <style:style style:name="T249" style:family="text">
      <style:text-properties fo:color="#000000" loext:opacity="100%" style:text-line-through-style="none" style:text-line-through-type="none" style:font-name="ArcadeClassic" fo:font-size="12pt" style:text-underline-style="none" fo:font-weight="normal" officeooo:rsid="01b2eb06" style:font-name-asian="Calibri" style:font-size-asian="12pt" style:font-weight-asian="normal" style:font-name-complex="Calibri" style:font-size-complex="12pt" style:font-weight-complex="normal"/>
    </style:style>
    <style:style style:name="T250" style:family="text">
      <style:text-properties fo:color="#000000" loext:opacity="100%" style:text-line-through-style="none" style:text-line-through-type="none" style:font-name="ArcadeClassic" fo:font-size="12pt" style:text-underline-style="none" fo:font-weight="normal" officeooo:rsid="01faa28a" style:font-name-asian="Calibri" style:font-size-asian="12pt" style:font-weight-asian="normal" style:font-name-complex="Calibri" style:font-size-complex="12pt" style:font-weight-complex="normal"/>
    </style:style>
    <style:style style:name="T251" style:family="text">
      <style:text-properties fo:color="#000000" loext:opacity="100%" style:text-line-through-style="none" style:text-line-through-type="none" style:font-name="ArcadeClassic" fo:font-size="12pt" style:text-underline-style="none" fo:font-weight="normal" officeooo:rsid="03f0def2" style:font-name-asian="Calibri" style:font-size-asian="12pt" style:font-weight-asian="normal" style:font-name-complex="Calibri" style:font-size-complex="12pt" style:font-weight-complex="normal"/>
    </style:style>
    <style:style style:name="T252" style:family="text">
      <style:text-properties fo:color="#000000" loext:opacity="100%" style:text-line-through-style="none" style:text-line-through-type="none" style:font-name="ArcadeClassic" fo:font-size="12pt" style:text-underline-style="none" fo:font-weight="normal" fo:background-color="transparent" loext:char-shading-value="0" style:font-name-asian="Calibri" style:font-size-asian="12pt" style:font-weight-asian="normal" style:font-name-complex="Calibri" style:font-size-complex="12pt" style:font-weight-complex="normal"/>
    </style:style>
    <style:style style:name="T253" style:family="text">
      <style:text-properties fo:color="#000000" loext:opacity="100%" style:text-line-through-style="none" style:text-line-through-type="none" style:font-name="ArcadeClassic" fo:font-size="12pt" style:text-underline-style="none" fo:font-weight="normal" officeooo:rsid="00537e5e" fo:background-color="transparent" loext:char-shading-value="0" style:font-name-asian="Calibri" style:font-size-asian="12pt" style:font-weight-asian="normal" style:font-name-complex="Calibri" style:font-size-complex="12pt" style:font-weight-complex="normal"/>
    </style:style>
    <style:style style:name="T254" style:family="text">
      <style:text-properties fo:color="#000000" loext:opacity="100%" style:text-line-through-style="none" style:text-line-through-type="none" style:font-name="ArcadeClassic" fo:font-size="12pt" style:text-underline-style="none" fo:font-weight="normal" officeooo:rsid="00142de4" fo:background-color="transparent" loext:char-shading-value="0" style:font-name-asian="Calibri" style:font-size-asian="12pt" style:font-weight-asian="normal" style:font-name-complex="Calibri" style:font-size-complex="12pt" style:font-weight-complex="normal"/>
    </style:style>
    <style:style style:name="T255" style:family="text">
      <style:text-properties fo:color="#000000" loext:opacity="100%" style:text-line-through-style="none" style:text-line-through-type="none" style:font-name="ArcadeClassic" fo:font-size="12pt" style:text-underline-style="none" fo:font-weight="normal" officeooo:rsid="00540734" fo:background-color="transparent" loext:char-shading-value="0" style:font-name-asian="Calibri" style:font-size-asian="12pt" style:font-weight-asian="normal" style:font-name-complex="Calibri" style:font-size-complex="12pt" style:font-weight-complex="normal"/>
    </style:style>
    <style:style style:name="T256" style:family="text">
      <style:text-properties fo:color="#000000" loext:opacity="100%" style:text-line-through-style="none" style:text-line-through-type="none" style:font-name="ArcadeClassic" fo:font-size="12pt" style:text-underline-style="none" fo:font-weight="normal" officeooo:rsid="00e617e3" fo:background-color="transparent" loext:char-shading-value="0" style:font-name-asian="Calibri" style:font-size-asian="12pt" style:font-weight-asian="normal" style:font-name-complex="Calibri" style:font-size-complex="12pt" style:font-weight-complex="normal"/>
    </style:style>
    <style:style style:name="T257" style:family="text">
      <style:text-properties fo:color="#000000" loext:opacity="100%" style:text-line-through-style="none" style:text-line-through-type="none" style:font-name="ArcadeClassic" fo:font-size="12pt" style:text-underline-style="none" style:font-name-asian="Calibri" style:font-size-asian="12pt" style:font-name-complex="Calibri" style:font-size-complex="12pt"/>
    </style:style>
    <style:style style:name="T258" style:family="text">
      <style:text-properties fo:color="#000000" loext:opacity="100%" style:text-line-through-style="none" style:text-line-through-type="none" style:font-name="ArcadeClassic" fo:font-size="12pt" style:text-underline-style="none" officeooo:rsid="0059e121" style:font-name-asian="Calibri" style:font-size-asian="12pt" style:font-name-complex="Calibri" style:font-size-complex="12pt"/>
    </style:style>
    <style:style style:name="T259" style:family="text">
      <style:text-properties fo:color="#000000" loext:opacity="100%" style:text-line-through-style="none" style:text-line-through-type="none" style:font-name="ArcadeClassic" fo:font-size="12pt" style:text-underline-style="none" officeooo:rsid="005f48e3" style:font-name-asian="Calibri" style:font-size-asian="12pt" style:font-name-complex="Calibri" style:font-size-complex="12pt"/>
    </style:style>
    <style:style style:name="T260" style:family="text">
      <style:text-properties fo:color="#000000" loext:opacity="100%" style:text-line-through-style="none" style:text-line-through-type="none" style:font-name="ArcadeClassic" fo:font-size="12pt" style:text-underline-style="none" officeooo:rsid="007288e6" style:font-name-asian="Calibri" style:font-size-asian="12pt" style:font-name-complex="Calibri" style:font-size-complex="12pt"/>
    </style:style>
    <style:style style:name="T261" style:family="text">
      <style:text-properties fo:color="#000000" loext:opacity="100%" style:text-line-through-style="none" style:text-line-through-type="none" style:font-name="ArcadeClassic" fo:font-size="12pt" style:text-underline-style="none" officeooo:rsid="0073d7e3" style:font-name-asian="Calibri" style:font-size-asian="12pt" style:font-name-complex="Calibri" style:font-size-complex="12pt"/>
    </style:style>
    <style:style style:name="T262" style:family="text">
      <style:text-properties fo:color="#000000" loext:opacity="100%" style:text-line-through-style="none" style:text-line-through-type="none" style:font-name="ArcadeClassic" fo:font-size="12pt" style:text-underline-style="none" officeooo:rsid="00f273bb" style:font-name-asian="Calibri" style:font-size-asian="12pt" style:font-name-complex="Calibri" style:font-size-complex="12pt"/>
    </style:style>
    <style:style style:name="T263" style:family="text">
      <style:text-properties fo:color="#000000" loext:opacity="100%" style:text-line-through-style="none" style:text-line-through-type="none" style:font-name="ArcadeClassic" fo:font-size="12pt" style:text-underline-style="none" officeooo:rsid="00fadf30" style:font-name-asian="Calibri" style:font-size-asian="12pt" style:font-name-complex="Calibri" style:font-size-complex="12pt"/>
    </style:style>
    <style:style style:name="T264" style:family="text">
      <style:text-properties fo:color="#000000" loext:opacity="100%" style:text-line-through-style="none" style:text-line-through-type="none" style:font-name="ArcadeClassic" fo:font-size="12pt" style:text-underline-style="none" officeooo:rsid="010bb931" style:font-name-asian="Calibri" style:font-size-asian="12pt" style:font-name-complex="Calibri" style:font-size-complex="12pt"/>
    </style:style>
    <style:style style:name="T265" style:family="text">
      <style:text-properties fo:color="#000000" loext:opacity="100%" style:text-line-through-style="none" style:text-line-through-type="none" style:font-name="ArcadeClassic" fo:font-size="12pt" style:text-underline-style="none" officeooo:rsid="01120272" style:font-name-asian="Calibri" style:font-size-asian="12pt" style:font-name-complex="Calibri" style:font-size-complex="12pt"/>
    </style:style>
    <style:style style:name="T266" style:family="text">
      <style:text-properties fo:color="#000000" loext:opacity="100%" style:text-line-through-style="none" style:text-line-through-type="none" style:font-name="ArcadeClassic" fo:font-size="12pt" style:text-underline-style="none" officeooo:rsid="012b30d3" style:font-name-asian="Calibri" style:font-size-asian="12pt" style:font-name-complex="Calibri" style:font-size-complex="12pt"/>
    </style:style>
    <style:style style:name="T267" style:family="text">
      <style:text-properties fo:color="#000000" loext:opacity="100%" style:text-line-through-style="none" style:text-line-through-type="none" style:font-name="ArcadeClassic" fo:font-size="12pt" fo:font-style="normal" style:text-underline-style="none" fo:font-weight="normal" style:font-name-asian="Calibri" style:font-size-asian="12pt" style:font-style-asian="normal" style:font-weight-asian="normal" style:font-name-complex="Calibri" style:font-size-complex="12pt" style:font-style-complex="normal" style:font-weight-complex="normal"/>
    </style:style>
    <style:style style:name="T268" style:family="text">
      <style:text-properties fo:color="#000000" loext:opacity="100%" style:text-line-through-style="none" style:text-line-through-type="none" style:font-name="ArcadeClassic" fo:font-size="12pt" fo:font-style="normal" style:text-underline-style="none" fo:font-weight="normal" officeooo:rsid="0073d7e3" style:font-name-asian="Calibri" style:font-size-asian="12pt" style:font-style-asian="normal" style:font-weight-asian="normal" style:font-name-complex="Calibri" style:font-size-complex="12pt" style:font-style-complex="normal" style:font-weight-complex="normal"/>
    </style:style>
    <style:style style:name="T269" style:family="text">
      <style:text-properties fo:color="#000000" loext:opacity="100%" style:text-line-through-style="none" style:text-line-through-type="none" style:font-name="ArcadeClassic" fo:font-size="12pt" fo:font-style="normal" style:text-underline-style="none" fo:font-weight="normal" officeooo:rsid="010bb931" style:font-name-asian="Calibri" style:font-size-asian="12pt" style:font-style-asian="normal" style:font-weight-asian="normal" style:font-name-complex="Calibri" style:font-size-complex="12pt" style:font-style-complex="normal" style:font-weight-complex="normal"/>
    </style:style>
    <style:style style:name="T270" style:family="text">
      <style:text-properties fo:color="#000000" loext:opacity="100%" style:text-line-through-style="none" style:text-line-through-type="none" style:font-name="ArcadeClassic" fo:font-size="12pt" fo:language="en" fo:country="GB" style:text-underline-style="none" fo:font-weight="normal" style:font-name-asian="Calibri" style:font-size-asian="12pt" style:font-weight-asian="normal" style:font-name-complex="Calibri" style:font-size-complex="12pt" style:font-weight-complex="normal"/>
    </style:style>
    <style:style style:name="T271" style:family="text">
      <style:text-properties fo:color="#000000" loext:opacity="100%" style:text-line-through-style="none" style:text-line-through-type="none" style:font-name="ArcadeClassic" fo:font-size="12pt" fo:language="en" fo:country="GB" style:text-underline-style="none" fo:font-weight="normal" officeooo:rsid="0085300d" style:font-name-asian="Calibri" style:font-size-asian="12pt" style:font-weight-asian="normal" style:font-name-complex="Calibri" style:font-size-complex="12pt" style:font-weight-complex="normal"/>
    </style:style>
    <style:style style:name="T272" style:family="text">
      <style:text-properties fo:color="#000000" loext:opacity="100%" style:text-line-through-style="none" style:text-line-through-type="none" style:font-name="ArcadeClassic" fo:font-size="12pt" fo:language="en" fo:country="GB" style:text-underline-style="none" fo:font-weight="normal" officeooo:rsid="009bc17b" style:font-name-asian="Calibri" style:font-size-asian="12pt" style:font-weight-asian="normal" style:font-name-complex="Calibri" style:font-size-complex="12pt" style:font-weight-complex="normal"/>
    </style:style>
    <style:style style:name="T273" style:family="text">
      <style:text-properties fo:color="#000000" loext:opacity="100%" style:text-line-through-style="none" style:text-line-through-type="none" style:font-name="ArcadeClassic" fo:font-size="12pt" fo:language="en" fo:country="GB" style:text-underline-style="none" fo:font-weight="normal" officeooo:rsid="009bdb6a" style:font-name-asian="Calibri" style:font-size-asian="12pt" style:font-weight-asian="normal" style:font-name-complex="Calibri" style:font-size-complex="12pt" style:font-weight-complex="normal"/>
    </style:style>
    <style:style style:name="T274" style:family="text">
      <style:text-properties fo:color="#000000" loext:opacity="100%" style:text-line-through-style="none" style:text-line-through-type="none" style:font-name="ArcadeClassic" fo:font-size="12pt" fo:language="en" fo:country="GB" style:text-underline-style="none" fo:font-weight="normal" officeooo:rsid="00d6281c" style:font-name-asian="Calibri" style:font-size-asian="12pt" style:font-weight-asian="normal" style:font-name-complex="Calibri" style:font-size-complex="12pt" style:font-weight-complex="normal"/>
    </style:style>
    <style:style style:name="T275" style:family="text">
      <style:text-properties fo:color="#000000" loext:opacity="100%" style:text-line-through-style="none" style:text-line-through-type="none" style:font-name="ArcadeClassic" fo:font-size="12pt" fo:language="en" fo:country="GB" style:text-underline-style="none" fo:font-weight="normal" officeooo:rsid="00d6c5bd" style:font-name-asian="Calibri" style:font-size-asian="12pt" style:font-weight-asian="normal" style:font-name-complex="Calibri" style:font-size-complex="12pt" style:font-weight-complex="normal"/>
    </style:style>
    <style:style style:name="T276" style:family="text">
      <style:text-properties fo:color="#000000" loext:opacity="100%" style:text-line-through-style="none" style:text-line-through-type="none" style:font-name="ArcadeClassic" fo:font-size="12pt" fo:language="en" fo:country="GB" style:text-underline-style="none" fo:font-weight="normal" officeooo:rsid="0055b231" style:font-name-asian="Calibri" style:font-size-asian="12pt" style:font-weight-asian="normal" style:font-name-complex="Calibri" style:font-size-complex="12pt" style:font-weight-complex="normal"/>
    </style:style>
    <style:style style:name="T277" style:family="text">
      <style:text-properties fo:color="#000000" loext:opacity="100%" style:text-line-through-style="none" style:text-line-through-type="none" style:font-name="ArcadeClassic" fo:font-size="12pt" fo:language="en" fo:country="GB" style:text-underline-style="none" fo:font-weight="normal" officeooo:rsid="006649e2" style:font-name-asian="Calibri" style:font-size-asian="12pt" style:font-weight-asian="normal" style:font-name-complex="Calibri" style:font-size-complex="12pt" style:font-weight-complex="normal"/>
    </style:style>
    <style:style style:name="T278" style:family="text">
      <style:text-properties fo:color="#000000" loext:opacity="100%" style:text-line-through-style="none" style:text-line-through-type="none" style:font-name="ArcadeClassic" fo:font-size="12pt" fo:language="en" fo:country="GB" style:text-underline-style="none" fo:font-weight="normal" officeooo:rsid="00f80779" style:font-name-asian="Calibri" style:font-size-asian="12pt" style:font-weight-asian="normal" style:font-name-complex="Calibri" style:font-size-complex="12pt" style:font-weight-complex="normal"/>
    </style:style>
    <style:style style:name="T279" style:family="text">
      <style:text-properties fo:color="#000000" loext:opacity="100%" style:text-line-through-style="none" style:text-line-through-type="none" style:font-name="ArcadeClassic" fo:font-size="12pt" fo:language="en" fo:country="GB" style:text-underline-style="none" fo:font-weight="normal" officeooo:rsid="00fadf30" style:font-name-asian="Calibri" style:font-size-asian="12pt" style:font-weight-asian="normal" style:font-name-complex="Calibri" style:font-size-complex="12pt" style:font-weight-complex="normal"/>
    </style:style>
    <style:style style:name="T280" style:family="text">
      <style:text-properties fo:color="#000000" loext:opacity="100%" style:text-line-through-style="none" style:text-line-through-type="none" style:font-name="ArcadeClassic" fo:font-size="12pt" fo:language="en" fo:country="GB" style:text-underline-style="none" fo:font-weight="normal" officeooo:rsid="01079971" style:font-name-asian="Calibri" style:font-size-asian="12pt" style:font-weight-asian="normal" style:font-name-complex="Calibri" style:font-size-complex="12pt" style:font-weight-complex="normal"/>
    </style:style>
    <style:style style:name="T281" style:family="text">
      <style:text-properties fo:color="#000000" loext:opacity="100%" style:text-line-through-style="none" style:text-line-through-type="none" style:font-name="ArcadeClassic" fo:font-size="12pt" fo:language="en" fo:country="GB" style:text-underline-style="none" fo:font-weight="normal" officeooo:rsid="006f4362" style:font-name-asian="Calibri" style:font-size-asian="12pt" style:font-weight-asian="normal" style:font-name-complex="Calibri" style:font-size-complex="12pt" style:font-weight-complex="normal"/>
    </style:style>
    <style:style style:name="T282" style:family="text">
      <style:text-properties fo:color="#000000" loext:opacity="100%" style:text-line-through-style="none" style:text-line-through-type="none" style:font-name="ArcadeClassic" fo:font-size="12pt" fo:language="en" fo:country="GB" style:text-underline-style="none" fo:font-weight="normal" officeooo:rsid="007bb2d8" style:font-name-asian="Calibri" style:font-size-asian="12pt" style:font-weight-asian="normal" style:font-name-complex="Calibri" style:font-size-complex="12pt" style:font-weight-complex="normal"/>
    </style:style>
    <style:style style:name="T283" style:family="text">
      <style:text-properties fo:color="#000000" loext:opacity="100%" style:text-line-through-style="none" style:text-line-through-type="none" style:font-name="ArcadeClassic" fo:font-size="12pt" fo:language="en" fo:country="GB" style:text-underline-style="none" fo:font-weight="normal" officeooo:rsid="004fa08d" style:font-name-asian="Calibri" style:font-size-asian="12pt" style:font-weight-asian="normal" style:font-name-complex="Calibri" style:font-size-complex="12pt" style:font-weight-complex="normal"/>
    </style:style>
    <style:style style:name="T284" style:family="text">
      <style:text-properties fo:color="#000000" loext:opacity="100%" style:text-line-through-style="none" style:text-line-through-type="none" style:font-name="ArcadeClassic" fo:font-size="12pt" fo:language="en" fo:country="GB" style:text-underline-style="none" fo:font-weight="normal" officeooo:rsid="0141650f" style:font-name-asian="Calibri" style:font-size-asian="12pt" style:font-weight-asian="normal" style:font-name-complex="Calibri" style:font-size-complex="12pt" style:font-weight-complex="normal"/>
    </style:style>
    <style:style style:name="T285" style:family="text">
      <style:text-properties fo:color="#000000" loext:opacity="100%" style:text-line-through-style="none" style:text-line-through-type="none" style:font-name="ArcadeClassic" fo:font-size="12pt" fo:language="en" fo:country="GB" style:text-underline-style="none" fo:font-weight="normal" officeooo:rsid="006a6de3" style:font-name-asian="Calibri" style:font-size-asian="12pt" style:font-weight-asian="normal" style:font-name-complex="Calibri" style:font-size-complex="12pt" style:font-weight-complex="normal"/>
    </style:style>
    <style:style style:name="T286" style:family="text">
      <style:text-properties fo:color="#000000" loext:opacity="100%" style:text-line-through-style="none" style:text-line-through-type="none" style:font-name="ArcadeClassic" fo:font-size="12pt" fo:language="en" fo:country="GB" style:text-underline-style="none" fo:font-weight="normal" officeooo:rsid="01057d82" style:font-name-asian="Calibri" style:font-size-asian="12pt" style:font-weight-asian="normal" style:font-name-complex="Calibri" style:font-size-complex="12pt" style:font-weight-complex="normal"/>
    </style:style>
    <style:style style:name="T287" style:family="text">
      <style:text-properties fo:color="#000000" loext:opacity="100%" style:text-line-through-style="none" style:text-line-through-type="none" style:font-name="ArcadeClassic" fo:font-size="12pt" fo:language="en" fo:country="GB" style:text-underline-style="none" fo:font-weight="normal" officeooo:rsid="00a67072" style:font-name-asian="Calibri" style:font-size-asian="12pt" style:font-weight-asian="normal" style:font-name-complex="Calibri" style:font-size-complex="12pt" style:font-weight-complex="normal"/>
    </style:style>
    <style:style style:name="T288" style:family="text">
      <style:text-properties fo:color="#000000" loext:opacity="100%" style:text-line-through-style="none" style:text-line-through-type="none" style:font-name="ArcadeClassic" fo:font-size="12pt" fo:language="en" fo:country="GB" style:text-underline-style="none" fo:font-weight="normal" officeooo:rsid="006b52be" style:font-name-asian="Calibri" style:font-size-asian="12pt" style:font-weight-asian="normal" style:font-name-complex="Calibri" style:font-size-complex="12pt" style:font-weight-complex="normal"/>
    </style:style>
    <style:style style:name="T289" style:family="text">
      <style:text-properties fo:color="#000000" loext:opacity="100%" style:text-line-through-style="none" style:text-line-through-type="none" style:font-name="ArcadeClassic" fo:font-size="12pt" fo:language="en" fo:country="GB" style:text-underline-style="none" fo:font-weight="normal" officeooo:rsid="006caeb3" style:font-name-asian="Calibri" style:font-size-asian="12pt" style:font-weight-asian="normal" style:font-name-complex="Calibri" style:font-size-complex="12pt" style:font-weight-complex="normal"/>
    </style:style>
    <style:style style:name="T290" style:family="text">
      <style:text-properties fo:color="#000000" loext:opacity="100%" style:text-line-through-style="none" style:text-line-through-type="none" style:font-name="ArcadeClassic" fo:font-size="12pt" fo:language="en" fo:country="GB" style:text-underline-style="none" fo:font-weight="normal" officeooo:rsid="010b8a0d" style:font-name-asian="Calibri" style:font-size-asian="12pt" style:font-weight-asian="normal" style:font-name-complex="Calibri" style:font-size-complex="12pt" style:font-weight-complex="normal"/>
    </style:style>
    <style:style style:name="T291" style:family="text">
      <style:text-properties fo:color="#000000" loext:opacity="100%" style:text-line-through-style="none" style:text-line-through-type="none" style:font-name="ArcadeClassic" fo:font-size="12pt" fo:language="en" fo:country="GB" style:text-underline-style="none" fo:font-weight="normal" officeooo:rsid="01433635" style:font-name-asian="Calibri" style:font-size-asian="12pt" style:font-weight-asian="normal" style:font-name-complex="Calibri" style:font-size-complex="12pt" style:font-weight-complex="normal"/>
    </style:style>
    <style:style style:name="T292" style:family="text">
      <style:text-properties fo:color="#000000" loext:opacity="100%" style:text-line-through-style="none" style:text-line-through-type="none" style:font-name="ArcadeClassic" fo:font-size="12pt" fo:language="en" fo:country="GB" style:text-underline-style="none" fo:font-weight="normal" officeooo:rsid="0198e27f" style:font-name-asian="Calibri" style:font-size-asian="12pt" style:font-weight-asian="normal" style:font-name-complex="Calibri" style:font-size-complex="12pt" style:font-weight-complex="normal"/>
    </style:style>
    <style:style style:name="T293" style:family="text">
      <style:text-properties fo:color="#000000" loext:opacity="100%" style:text-line-through-style="none" style:text-line-through-type="none" style:font-name="ArcadeClassic" fo:font-size="12pt" fo:language="en" fo:country="GB" style:text-underline-style="none" fo:font-weight="normal" officeooo:rsid="0074b0db" style:font-name-asian="Calibri" style:font-size-asian="12pt" style:font-weight-asian="normal" style:font-name-complex="Calibri" style:font-size-complex="12pt" style:font-weight-complex="normal"/>
    </style:style>
    <style:style style:name="T294" style:family="text">
      <style:text-properties fo:color="#000000" loext:opacity="100%" style:text-line-through-style="none" style:text-line-through-type="none" style:font-name="ArcadeClassic" fo:font-size="12pt" fo:language="en" fo:country="GB" style:text-underline-style="none" fo:font-weight="normal" officeooo:rsid="017f26a6" style:font-name-asian="Calibri" style:font-size-asian="12pt" style:font-weight-asian="normal" style:font-name-complex="Calibri" style:font-size-complex="12pt" style:font-weight-complex="normal"/>
    </style:style>
    <style:style style:name="T295" style:family="text">
      <style:text-properties fo:color="#000000" loext:opacity="100%" style:text-line-through-style="none" style:text-line-through-type="none" style:font-name="ArcadeClassic" fo:font-size="12pt" fo:language="en" fo:country="GB" style:text-underline-style="none" fo:font-weight="normal" officeooo:rsid="007c5fd5" style:font-name-asian="Calibri" style:font-size-asian="12pt" style:font-weight-asian="normal" style:font-name-complex="Calibri" style:font-size-complex="12pt" style:font-weight-complex="normal"/>
    </style:style>
    <style:style style:name="T296" style:family="text">
      <style:text-properties fo:color="#000000" loext:opacity="100%" style:text-line-through-style="none" style:text-line-through-type="none" style:font-name="ArcadeClassic" fo:font-size="12pt" fo:language="en" fo:country="GB" style:text-underline-style="none" fo:font-weight="normal" officeooo:rsid="018e266b" style:font-name-asian="Calibri" style:font-size-asian="12pt" style:font-weight-asian="normal" style:font-name-complex="Calibri" style:font-size-complex="12pt" style:font-weight-complex="normal"/>
    </style:style>
    <style:style style:name="T297" style:family="text">
      <style:text-properties fo:color="#000000" loext:opacity="100%" style:text-line-through-style="none" style:text-line-through-type="none" style:font-name="ArcadeClassic" fo:font-size="12pt" fo:language="en" fo:country="GB" style:text-underline-style="none" fo:font-weight="normal" officeooo:rsid="006dd455" style:font-name-asian="Calibri" style:font-size-asian="12pt" style:font-weight-asian="normal" style:font-name-complex="Calibri" style:font-size-complex="12pt" style:font-weight-complex="normal"/>
    </style:style>
    <style:style style:name="T298" style:family="text">
      <style:text-properties fo:color="#000000" loext:opacity="100%" style:text-line-through-style="none" style:text-line-through-type="none" style:font-name="ArcadeClassic" fo:font-size="12pt" fo:language="en" fo:country="GB" style:text-underline-style="none" fo:font-weight="normal" fo:background-color="#ffff00" loext:char-shading-value="0" style:font-name-asian="Calibri" style:font-size-asian="12pt" style:font-weight-asian="normal" style:font-name-complex="Calibri" style:font-size-complex="12pt" style:font-weight-complex="normal"/>
    </style:style>
    <style:style style:name="T299" style:family="text">
      <style:text-properties fo:color="#000000" loext:opacity="100%" style:text-line-through-style="none" style:text-line-through-type="none" style:font-name="ArcadeClassic" fo:font-size="12pt" fo:language="en" fo:country="GB" style:text-underline-style="none" fo:font-weight="normal" fo:background-color="transparent" loext:char-shading-value="0" style:font-name-asian="Calibri" style:font-size-asian="12pt" style:font-weight-asian="normal" style:font-name-complex="Calibri" style:font-size-complex="12pt" style:font-weight-complex="normal"/>
    </style:style>
    <style:style style:name="T300" style:family="text">
      <style:text-properties fo:color="#000000" loext:opacity="100%" style:text-line-through-style="none" style:text-line-through-type="none" style:font-name="ArcadeClassic" fo:font-size="12pt" fo:language="en" fo:country="GB" style:text-underline-style="none" fo:font-weight="normal" officeooo:rsid="0094fbe5" fo:background-color="transparent" loext:char-shading-value="0" style:font-name-asian="Calibri" style:font-size-asian="12pt" style:font-weight-asian="normal" style:font-name-complex="Calibri" style:font-size-complex="12pt" style:font-weight-complex="normal"/>
    </style:style>
    <style:style style:name="T301" style:family="text">
      <style:text-properties fo:color="#000000" loext:opacity="100%" style:text-line-through-style="none" style:text-line-through-type="none" style:font-name="ArcadeClassic" fo:font-size="12pt" fo:language="en" fo:country="GB" style:text-underline-style="none" fo:font-weight="normal" officeooo:rsid="009a2b05" fo:background-color="transparent" loext:char-shading-value="0" style:font-name-asian="Calibri" style:font-size-asian="12pt" style:font-weight-asian="normal" style:font-name-complex="Calibri" style:font-size-complex="12pt" style:font-weight-complex="normal"/>
    </style:style>
    <style:style style:name="T302" style:family="text">
      <style:text-properties fo:color="#000000" loext:opacity="100%" style:text-line-through-style="none" style:text-line-through-type="none" style:font-name="ArcadeClassic" fo:font-size="12pt" fo:language="en" fo:country="GB" style:text-underline-style="none" fo:font-weight="normal" officeooo:rsid="00d6c5bd" fo:background-color="transparent" loext:char-shading-value="0" style:font-name-asian="Calibri" style:font-size-asian="12pt" style:font-weight-asian="normal" style:font-name-complex="Calibri" style:font-size-complex="12pt" style:font-weight-complex="normal"/>
    </style:style>
    <style:style style:name="T303" style:family="text">
      <style:text-properties fo:color="#000000" loext:opacity="100%" style:text-line-through-style="none" style:text-line-through-type="none" style:font-name="ArcadeClassic" fo:font-size="12pt" fo:language="en" fo:country="GB" style:text-underline-style="none" fo:font-weight="normal" officeooo:rsid="009e9e38" fo:background-color="transparent" loext:char-shading-value="0" style:font-name-asian="Calibri" style:font-size-asian="12pt" style:font-weight-asian="normal" style:font-name-complex="Calibri" style:font-size-complex="12pt" style:font-weight-complex="normal"/>
    </style:style>
    <style:style style:name="T304" style:family="text">
      <style:text-properties fo:color="#000000" loext:opacity="100%" style:text-line-through-style="none" style:text-line-through-type="none" style:font-name="ArcadeClassic" fo:font-size="12pt" fo:language="en" fo:country="GB" style:text-underline-style="none" fo:font-weight="normal" officeooo:rsid="00dca5ec" fo:background-color="transparent" loext:char-shading-value="0" style:font-name-asian="Calibri" style:font-size-asian="12pt" style:font-weight-asian="normal" style:font-name-complex="Calibri" style:font-size-complex="12pt" style:font-weight-complex="normal"/>
    </style:style>
    <style:style style:name="T305" style:family="text">
      <style:text-properties fo:color="#000000" loext:opacity="100%" style:text-line-through-style="none" style:text-line-through-type="none" style:font-name="ArcadeClassic" fo:font-size="12pt" fo:language="en" fo:country="GB" style:text-underline-style="none" fo:font-weight="normal" officeooo:rsid="01079971" fo:background-color="transparent" loext:char-shading-value="0" style:font-name-asian="Calibri" style:font-size-asian="12pt" style:font-weight-asian="normal" style:font-name-complex="Calibri" style:font-size-complex="12pt" style:font-weight-complex="normal"/>
    </style:style>
    <style:style style:name="T306" style:family="text">
      <style:text-properties fo:color="#000000" loext:opacity="100%" style:text-line-through-style="none" style:text-line-through-type="none" style:font-name="ArcadeClassic" fo:font-size="12pt" fo:language="en" fo:country="GB" style:text-underline-style="none" fo:font-weight="normal" officeooo:rsid="0198e27f" fo:background-color="transparent" loext:char-shading-value="0" style:font-name-asian="Calibri" style:font-size-asian="12pt" style:font-weight-asian="normal" style:font-name-complex="Calibri" style:font-size-complex="12pt" style:font-weight-complex="normal"/>
    </style:style>
    <style:style style:name="T307" style:family="text">
      <style:text-properties fo:color="#000000" loext:opacity="100%" style:text-line-through-style="none" style:text-line-through-type="none" style:font-name="ArcadeClassic" fo:font-size="12pt" fo:language="en" fo:country="GB" style:text-underline-style="none" fo:font-weight="normal" officeooo:rsid="01b1cae4" fo:background-color="transparent" loext:char-shading-value="0" style:font-name-asian="Calibri" style:font-size-asian="12pt" style:font-weight-asian="normal" style:font-name-complex="Calibri" style:font-size-complex="12pt" style:font-weight-complex="normal"/>
    </style:style>
    <style:style style:name="T308" style:family="text">
      <style:text-properties fo:color="#000000" loext:opacity="100%" style:text-line-through-style="none" style:text-line-through-type="none" style:font-name="ArcadeClassic" fo:font-size="12pt" fo:language="en" fo:country="GB" style:text-underline-style="none" fo:font-weight="normal" officeooo:rsid="004fa08d" fo:background-color="transparent" loext:char-shading-value="0" style:font-name-asian="Calibri" style:font-size-asian="12pt" style:font-weight-asian="normal" style:font-name-complex="Calibri" style:font-size-complex="12pt" style:font-weight-complex="normal"/>
    </style:style>
    <style:style style:name="T309" style:family="text">
      <style:text-properties fo:color="#000000" loext:opacity="100%" style:text-line-through-style="none" style:text-line-through-type="none" style:font-name="ArcadeClassic" fo:font-size="12pt" fo:language="en" fo:country="GB" style:text-underline-style="none" fo:font-weight="normal" officeooo:rsid="01edfde8" fo:background-color="transparent" loext:char-shading-value="0" style:font-name-asian="Calibri" style:font-size-asian="12pt" style:font-weight-asian="normal" style:font-name-complex="Calibri" style:font-size-complex="12pt" style:font-weight-complex="normal"/>
    </style:style>
    <style:style style:name="T310" style:family="text">
      <style:text-properties fo:color="#000000" loext:opacity="100%" style:text-line-through-style="none" style:text-line-through-type="none" style:font-name="ArcadeClassic" fo:font-size="12pt" fo:language="en" fo:country="GB" style:text-underline-style="none" fo:font-weight="normal" officeooo:rsid="009e810c" fo:background-color="transparent" loext:char-shading-value="0" style:font-name-asian="Calibri" style:font-size-asian="12pt" style:font-weight-asian="normal" style:font-name-complex="Calibri" style:font-size-complex="12pt" style:font-weight-complex="normal"/>
    </style:style>
    <style:style style:name="T311" style:family="text">
      <style:text-properties fo:color="#000000" loext:opacity="100%" style:text-line-through-style="none" style:text-line-through-type="none" style:font-name="ArcadeClassic" fo:font-size="11pt" style:text-underline-style="none" fo:font-weight="normal" style:font-name-asian="Calibri" style:font-size-asian="11pt" style:font-weight-asian="normal" style:font-name-complex="Calibri" style:font-size-complex="11pt" style:font-weight-complex="normal"/>
    </style:style>
    <style:style style:name="T312" style:family="text">
      <style:text-properties fo:color="#000000" loext:opacity="100%" style:text-line-through-style="none" style:text-line-through-type="none" style:font-name="ArcadeClassic" fo:font-size="11pt" style:text-underline-style="none" fo:font-weight="normal" officeooo:rsid="00fadf30" style:font-name-asian="Calibri" style:font-size-asian="11pt" style:font-weight-asian="normal" style:font-name-complex="Calibri" style:font-size-complex="11pt" style:font-weight-complex="normal"/>
    </style:style>
    <style:style style:name="T313" style:family="text">
      <style:text-properties fo:color="#000000" loext:opacity="100%" style:text-line-through-style="none" style:text-line-through-type="none" style:font-name="ArcadeClassic" fo:font-size="11pt" style:text-underline-style="none" fo:font-weight="bold" style:font-name-asian="Calibri" style:font-size-asian="11pt" style:font-weight-asian="bold" style:font-name-complex="Calibri" style:font-size-complex="11pt" style:font-weight-complex="bold"/>
    </style:style>
    <style:style style:name="T314" style:family="text">
      <style:text-properties fo:color="#000000" loext:opacity="100%" style:text-line-through-style="none" style:text-line-through-type="none" style:font-name="ArcadeClassic" fo:font-size="11pt" style:text-underline-style="none" style:font-name-asian="Calibri" style:font-size-asian="11pt" style:font-name-complex="Calibri" style:font-size-complex="11pt"/>
    </style:style>
    <style:style style:name="T315" style:family="text">
      <style:text-properties fo:color="#000000" loext:opacity="100%" style:text-line-through-style="none" style:text-line-through-type="none" style:font-name="ArcadeClassic" fo:font-size="11pt"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T316" style:family="text">
      <style:text-properties fo:color="#000000" loext:opacity="100%" style:text-line-through-style="none" style:text-line-through-type="none" style:font-name="ArcadeClassic" fo:font-size="11pt"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317" style:family="text">
      <style:text-properties fo:color="#000000" loext:opacity="100%" style:text-line-through-style="none" style:text-line-through-type="none" style:font-name="ArcadeClassic" fo:font-size="11pt" fo:language="en" fo:country="GB"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T318" style:family="text">
      <style:text-properties fo:color="#000000" loext:opacity="100%" style:text-line-through-style="none" style:text-line-through-type="none" style:font-name="ArcadeClassic" fo:font-size="11pt" fo:language="en" fo:country="GB" style:text-underline-style="none" fo:font-weight="bold" style:font-name-asian="Calibri" style:font-size-asian="11pt" style:font-weight-asian="bold" style:font-name-complex="Calibri" style:font-size-complex="11pt" style:font-weight-complex="bold"/>
    </style:style>
    <style:style style:name="T319" style:family="text">
      <style:text-properties fo:color="#000000" loext:opacity="100%" style:text-line-through-style="none" style:text-line-through-type="none" style:font-name="ArcadeClassic" fo:font-size="11pt" fo:language="en" fo:country="GB" style:text-underline-style="none" fo:font-weight="normal" style:font-name-asian="Calibri" style:font-size-asian="11pt" style:font-weight-asian="normal" style:font-name-complex="Calibri" style:font-size-complex="11pt" style:font-weight-complex="normal"/>
    </style:style>
    <style:style style:name="T320" style:family="text">
      <style:text-properties fo:color="#000000" loext:opacity="100%" style:text-line-through-style="none" style:text-line-through-type="none" style:font-name="ArcadeClassic" fo:font-size="11.5pt" style:text-underline-style="none" fo:font-weight="bold" style:font-name-asian="Calibri" style:font-size-asian="11.5pt" style:font-weight-asian="bold" style:font-name-complex="Calibri" style:font-size-complex="11.5pt" style:font-weight-complex="bold"/>
    </style:style>
    <style:style style:name="T321" style:family="text">
      <style:text-properties fo:color="#000000" loext:opacity="100%" style:text-line-through-style="none" style:text-line-through-type="none" style:font-name="ArcadeClassic" fo:font-style="normal" style:text-underline-style="none" fo:font-weight="normal" officeooo:rsid="00b3bf7b" style:font-name-asian="Calibri" style:font-style-asian="normal" style:font-weight-asian="normal" style:font-name-complex="Calibri" style:font-style-complex="normal" style:font-weight-complex="normal"/>
    </style:style>
    <style:style style:name="T322" style:family="text">
      <style:text-properties fo:color="#000000" loext:opacity="100%" style:text-line-through-style="none" style:text-line-through-type="none" style:font-name="ArcadeClassic" fo:font-style="normal" style:text-underline-style="none" fo:font-weight="normal" officeooo:rsid="0039292a" style:font-name-asian="Calibri" style:font-style-asian="normal" style:font-weight-asian="normal" style:font-name-complex="Calibri" style:font-style-complex="normal" style:font-weight-complex="normal"/>
    </style:style>
    <style:style style:name="T323" style:family="text">
      <style:text-properties fo:color="#000000" loext:opacity="100%" style:text-line-through-style="none" style:text-line-through-type="none" style:font-name="Open Sans" fo:font-size="10pt" style:text-underline-style="none" fo:font-weight="normal" style:font-name-asian="Calibri" style:font-size-asian="10pt" style:font-weight-asian="normal" style:font-name-complex="Calibri" style:font-size-complex="10pt" style:font-weight-complex="normal"/>
    </style:style>
    <style:style style:name="T324" style:family="text">
      <style:text-properties fo:color="#000000" loext:opacity="100%" style:text-line-through-style="none" style:text-line-through-type="none" style:font-name="Open Sans" fo:font-size="10pt" style:text-underline-style="none" fo:font-weight="normal" officeooo:rsid="0059955e" style:font-name-asian="Calibri" style:font-size-asian="10pt" style:font-weight-asian="normal" style:font-name-complex="Calibri" style:font-size-complex="10pt" style:font-weight-complex="normal"/>
    </style:style>
    <style:style style:name="T325" style:family="text">
      <style:text-properties fo:color="#000000" loext:opacity="100%" style:text-line-through-style="none" style:text-line-through-type="none" style:font-name="Open Sans" fo:font-size="10pt" style:text-underline-style="none" fo:font-weight="normal" officeooo:rsid="00608887" style:font-name-asian="Calibri" style:font-size-asian="10pt" style:font-weight-asian="normal" style:font-name-complex="Calibri" style:font-size-complex="10pt" style:font-weight-complex="normal"/>
    </style:style>
    <style:style style:name="T326" style:family="text">
      <style:text-properties fo:color="#000000" loext:opacity="100%" style:text-line-through-style="none" style:text-line-through-type="none" style:font-name="Open Sans" fo:font-size="10pt" style:text-underline-style="none" fo:font-weight="normal" officeooo:rsid="006973de" style:font-name-asian="Calibri" style:font-size-asian="10pt" style:font-weight-asian="normal" style:font-name-complex="Calibri" style:font-size-complex="10pt" style:font-weight-complex="normal"/>
    </style:style>
    <style:style style:name="T327" style:family="text">
      <style:text-properties fo:color="#000000" loext:opacity="100%" style:text-line-through-style="none" style:text-line-through-type="none" style:font-name="Open Sans" fo:font-size="10pt" style:text-underline-style="none" fo:font-weight="normal" officeooo:rsid="00440f44" style:font-name-asian="Calibri" style:font-size-asian="10pt" style:font-weight-asian="normal" style:font-name-complex="Calibri" style:font-size-complex="10pt" style:font-weight-complex="normal"/>
    </style:style>
    <style:style style:name="T328" style:family="text">
      <style:text-properties fo:color="#000000" loext:opacity="100%" style:text-line-through-style="none" style:text-line-through-type="none" style:font-name="Open Sans" fo:font-size="10pt" style:text-underline-style="none" fo:font-weight="normal" officeooo:rsid="0044d662" style:font-name-asian="Calibri" style:font-size-asian="10pt" style:font-weight-asian="normal" style:font-name-complex="Calibri" style:font-size-complex="10pt" style:font-weight-complex="normal"/>
    </style:style>
    <style:style style:name="T329" style:family="text">
      <style:text-properties fo:color="#000000" loext:opacity="100%" style:text-line-through-style="none" style:text-line-through-type="none" style:font-name="Open Sans" fo:font-size="10pt" style:text-underline-style="none" fo:font-weight="normal" officeooo:rsid="0025786b" style:font-name-asian="Calibri" style:font-size-asian="10pt" style:font-weight-asian="normal" style:font-name-complex="Calibri" style:font-size-complex="10pt" style:font-weight-complex="normal"/>
    </style:style>
    <style:style style:name="T330" style:family="text">
      <style:text-properties fo:color="#000000" loext:opacity="100%" style:text-line-through-style="none" style:text-line-through-type="none" style:font-name="Open Sans" fo:font-size="10pt" style:text-underline-style="none" fo:font-weight="normal" officeooo:rsid="005f48e3" style:font-name-asian="Calibri" style:font-size-asian="10pt" style:font-weight-asian="normal" style:font-name-complex="Calibri" style:font-size-complex="10pt" style:font-weight-complex="normal"/>
    </style:style>
    <style:style style:name="T331" style:family="text">
      <style:text-properties fo:color="#000000" loext:opacity="100%" style:text-line-through-style="none" style:text-line-through-type="none" style:font-name="Open Sans" fo:font-size="10pt" style:text-underline-style="none" fo:font-weight="normal" officeooo:rsid="00648b9d" style:font-name-asian="Calibri" style:font-size-asian="10pt" style:font-weight-asian="normal" style:font-name-complex="Calibri" style:font-size-complex="10pt" style:font-weight-complex="normal"/>
    </style:style>
    <style:style style:name="T332" style:family="text">
      <style:text-properties fo:color="#000000" loext:opacity="100%" style:text-line-through-style="none" style:text-line-through-type="none" style:font-name="Open Sans" fo:font-size="10pt" style:text-underline-style="none" fo:font-weight="normal" officeooo:rsid="006a6de3" style:font-name-asian="Calibri" style:font-size-asian="10pt" style:font-weight-asian="normal" style:font-name-complex="Calibri" style:font-size-complex="10pt" style:font-weight-complex="normal"/>
    </style:style>
    <style:style style:name="T333" style:family="text">
      <style:text-properties fo:color="#000000" loext:opacity="100%" style:text-line-through-style="none" style:text-line-through-type="none" style:font-name="Open Sans" fo:font-size="10pt" style:text-underline-style="none" fo:font-weight="normal" officeooo:rsid="0078d957" style:font-name-asian="Calibri" style:font-size-asian="10pt" style:font-weight-asian="normal" style:font-name-complex="Calibri" style:font-size-complex="10pt" style:font-weight-complex="normal"/>
    </style:style>
    <style:style style:name="T334" style:family="text">
      <style:text-properties fo:color="#000000" loext:opacity="100%" style:text-line-through-style="none" style:text-line-through-type="none" style:font-name="Open Sans" fo:font-size="10pt" style:text-underline-style="none" fo:font-weight="normal" officeooo:rsid="00a1e1ce" style:font-name-asian="Calibri" style:font-size-asian="10pt" style:font-weight-asian="normal" style:font-name-complex="Calibri" style:font-size-complex="10pt" style:font-weight-complex="normal"/>
    </style:style>
    <style:style style:name="T335" style:family="text">
      <style:text-properties fo:color="#000000" loext:opacity="100%" style:text-line-through-style="none" style:text-line-through-type="none" style:font-name="Open Sans" fo:font-size="10pt" style:text-underline-style="none" fo:font-weight="normal" officeooo:rsid="00beaa15" style:font-name-asian="Calibri" style:font-size-asian="10pt" style:font-weight-asian="normal" style:font-name-complex="Calibri" style:font-size-complex="10pt" style:font-weight-complex="normal"/>
    </style:style>
    <style:style style:name="T336" style:family="text">
      <style:text-properties fo:color="#000000" loext:opacity="100%" style:text-line-through-style="none" style:text-line-through-type="none" style:font-name="Open Sans" fo:font-size="10pt" style:text-underline-style="none" fo:font-weight="normal" officeooo:rsid="00cd483d" style:font-name-asian="Calibri" style:font-size-asian="10pt" style:font-weight-asian="normal" style:font-name-complex="Calibri" style:font-size-complex="10pt" style:font-weight-complex="normal"/>
    </style:style>
    <style:style style:name="T337" style:family="text">
      <style:text-properties fo:color="#000000" loext:opacity="100%" style:text-line-through-style="none" style:text-line-through-type="none" style:font-name="Open Sans" fo:font-size="10pt" style:text-underline-style="none" fo:font-weight="normal" officeooo:rsid="00e4dec5" style:font-name-asian="Calibri" style:font-size-asian="10pt" style:font-weight-asian="normal" style:font-name-complex="Calibri" style:font-size-complex="10pt" style:font-weight-complex="normal"/>
    </style:style>
    <style:style style:name="T338" style:family="text">
      <style:text-properties fo:color="#000000" loext:opacity="100%" style:text-line-through-style="none" style:text-line-through-type="none" style:font-name="Open Sans" fo:font-size="10pt" style:text-underline-style="none" fo:font-weight="normal" officeooo:rsid="00ef9a58" style:font-name-asian="Calibri" style:font-size-asian="10pt" style:font-weight-asian="normal" style:font-name-complex="Calibri" style:font-size-complex="10pt" style:font-weight-complex="normal"/>
    </style:style>
    <style:style style:name="T339" style:family="text">
      <style:text-properties fo:color="#000000" loext:opacity="100%" style:text-line-through-style="none" style:text-line-through-type="none" style:font-name="Open Sans" fo:font-size="10pt" style:text-underline-style="none" fo:font-weight="normal" officeooo:rsid="00effb85" style:font-name-asian="Calibri" style:font-size-asian="10pt" style:font-weight-asian="normal" style:font-name-complex="Calibri" style:font-size-complex="10pt" style:font-weight-complex="normal"/>
    </style:style>
    <style:style style:name="T340" style:family="text">
      <style:text-properties fo:color="#000000" loext:opacity="100%" style:text-line-through-style="none" style:text-line-through-type="none" style:font-name="Open Sans" fo:font-size="10pt" style:text-underline-style="none" fo:font-weight="normal" officeooo:rsid="00f273bb" style:font-name-asian="Calibri" style:font-size-asian="10pt" style:font-weight-asian="normal" style:font-name-complex="Calibri" style:font-size-complex="10pt" style:font-weight-complex="normal"/>
    </style:style>
    <style:style style:name="T341" style:family="text">
      <style:text-properties fo:color="#000000" loext:opacity="100%" style:text-line-through-style="none" style:text-line-through-type="none" style:font-name="Open Sans" fo:font-size="10pt" style:text-underline-style="none" fo:font-weight="normal" officeooo:rsid="00f3fe21" style:font-name-asian="Calibri" style:font-size-asian="10pt" style:font-weight-asian="normal" style:font-name-complex="Calibri" style:font-size-complex="10pt" style:font-weight-complex="normal"/>
    </style:style>
    <style:style style:name="T342" style:family="text">
      <style:text-properties fo:color="#000000" loext:opacity="100%" style:text-line-through-style="none" style:text-line-through-type="none" style:font-name="Open Sans" fo:font-size="10pt" style:text-underline-style="none" fo:font-weight="normal" officeooo:rsid="00f4c4f1" style:font-name-asian="Calibri" style:font-size-asian="10pt" style:font-weight-asian="normal" style:font-name-complex="Calibri" style:font-size-complex="10pt" style:font-weight-complex="normal"/>
    </style:style>
    <style:style style:name="T343" style:family="text">
      <style:text-properties fo:color="#000000" loext:opacity="100%" style:text-line-through-style="none" style:text-line-through-type="none" style:font-name="Open Sans" fo:font-size="10pt" style:text-underline-style="none" fo:font-weight="normal" officeooo:rsid="00f68a3a" style:font-name-asian="Calibri" style:font-size-asian="10pt" style:font-weight-asian="normal" style:font-name-complex="Calibri" style:font-size-complex="10pt" style:font-weight-complex="normal"/>
    </style:style>
    <style:style style:name="T344" style:family="text">
      <style:text-properties fo:color="#000000" loext:opacity="100%" style:text-line-through-style="none" style:text-line-through-type="none" style:font-name="Open Sans" fo:font-size="10pt" style:text-underline-style="none" fo:font-weight="normal" officeooo:rsid="00659768" style:font-name-asian="Calibri" style:font-size-asian="10pt" style:font-weight-asian="normal" style:font-name-complex="Calibri" style:font-size-complex="10pt" style:font-weight-complex="normal"/>
    </style:style>
    <style:style style:name="T345" style:family="text">
      <style:text-properties fo:color="#000000" loext:opacity="100%" style:text-line-through-style="none" style:text-line-through-type="none" style:font-name="Open Sans" fo:font-size="10pt" style:text-underline-style="none" fo:font-weight="normal" officeooo:rsid="00fd02f1" style:font-name-asian="Calibri" style:font-size-asian="10pt" style:font-weight-asian="normal" style:font-name-complex="Calibri" style:font-size-complex="10pt" style:font-weight-complex="normal"/>
    </style:style>
    <style:style style:name="T346" style:family="text">
      <style:text-properties fo:color="#000000" loext:opacity="100%" style:text-line-through-style="none" style:text-line-through-type="none" style:font-name="Open Sans" fo:font-size="10pt" style:text-underline-style="none" fo:font-weight="normal" officeooo:rsid="00fe2418" style:font-name-asian="Calibri" style:font-size-asian="10pt" style:font-weight-asian="normal" style:font-name-complex="Calibri" style:font-size-complex="10pt" style:font-weight-complex="normal"/>
    </style:style>
    <style:style style:name="T347" style:family="text">
      <style:text-properties fo:color="#000000" loext:opacity="100%" style:text-line-through-style="none" style:text-line-through-type="none" style:font-name="Open Sans" fo:font-size="10pt" style:text-underline-style="none" fo:font-weight="normal" officeooo:rsid="01176393" style:font-name-asian="Calibri" style:font-size-asian="10pt" style:font-weight-asian="normal" style:font-name-complex="Calibri" style:font-size-complex="10pt" style:font-weight-complex="normal"/>
    </style:style>
    <style:style style:name="T348" style:family="text">
      <style:text-properties fo:color="#000000" loext:opacity="100%" style:text-line-through-style="none" style:text-line-through-type="none" style:font-name="Open Sans" fo:font-size="10pt" style:text-underline-style="none" fo:font-weight="normal" officeooo:rsid="011aff37" style:font-name-asian="Calibri" style:font-size-asian="10pt" style:font-weight-asian="normal" style:font-name-complex="Calibri" style:font-size-complex="10pt" style:font-weight-complex="normal"/>
    </style:style>
    <style:style style:name="T349" style:family="text">
      <style:text-properties fo:color="#000000" loext:opacity="100%" style:text-line-through-style="none" style:text-line-through-type="none" style:font-name="Open Sans" fo:font-size="10pt" style:text-underline-style="none" fo:font-weight="normal" officeooo:rsid="011d1738" style:font-name-asian="Calibri" style:font-size-asian="10pt" style:font-weight-asian="normal" style:font-name-complex="Calibri" style:font-size-complex="10pt" style:font-weight-complex="normal"/>
    </style:style>
    <style:style style:name="T350" style:family="text">
      <style:text-properties fo:color="#000000" loext:opacity="100%" style:text-line-through-style="none" style:text-line-through-type="none" style:font-name="Open Sans" fo:font-size="10pt" style:text-underline-style="none" fo:font-weight="normal" officeooo:rsid="013539ed" style:font-name-asian="Calibri" style:font-size-asian="10pt" style:font-weight-asian="normal" style:font-name-complex="Calibri" style:font-size-complex="10pt" style:font-weight-complex="normal"/>
    </style:style>
    <style:style style:name="T351" style:family="text">
      <style:text-properties fo:color="#000000" loext:opacity="100%" style:text-line-through-style="none" style:text-line-through-type="none" style:font-name="Open Sans" fo:font-size="10pt" style:text-underline-style="none" fo:font-weight="normal" officeooo:rsid="014ed339" style:font-name-asian="Calibri" style:font-size-asian="10pt" style:font-weight-asian="normal" style:font-name-complex="Calibri" style:font-size-complex="10pt" style:font-weight-complex="normal"/>
    </style:style>
    <style:style style:name="T352" style:family="text">
      <style:text-properties fo:color="#000000" loext:opacity="100%" style:text-line-through-style="none" style:text-line-through-type="none" style:font-name="Open Sans" fo:font-size="10pt" style:text-underline-style="none" fo:font-weight="normal" officeooo:rsid="014f41a9" style:font-name-asian="Calibri" style:font-size-asian="10pt" style:font-weight-asian="normal" style:font-name-complex="Calibri" style:font-size-complex="10pt" style:font-weight-complex="normal"/>
    </style:style>
    <style:style style:name="T353" style:family="text">
      <style:text-properties fo:color="#000000" loext:opacity="100%" style:text-line-through-style="none" style:text-line-through-type="none" style:font-name="Open Sans" fo:font-size="10pt" style:text-underline-style="none" fo:font-weight="normal" officeooo:rsid="014fc1a7" style:font-name-asian="Calibri" style:font-size-asian="10pt" style:font-weight-asian="normal" style:font-name-complex="Calibri" style:font-size-complex="10pt" style:font-weight-complex="normal"/>
    </style:style>
    <style:style style:name="T354" style:family="text">
      <style:text-properties fo:color="#000000" loext:opacity="100%" style:text-line-through-style="none" style:text-line-through-type="none" style:font-name="Open Sans" fo:font-size="10pt" style:text-underline-style="none" fo:font-weight="normal" officeooo:rsid="017d8e42" style:font-name-asian="Calibri" style:font-size-asian="10pt" style:font-weight-asian="normal" style:font-name-complex="Calibri" style:font-size-complex="10pt" style:font-weight-complex="normal"/>
    </style:style>
    <style:style style:name="T355" style:family="text">
      <style:text-properties fo:color="#000000" loext:opacity="100%" style:text-line-through-style="none" style:text-line-through-type="none" style:font-name="Open Sans" fo:font-size="10pt" style:text-underline-style="none" fo:font-weight="normal" officeooo:rsid="01869350" style:font-name-asian="Calibri" style:font-size-asian="10pt" style:font-weight-asian="normal" style:font-name-complex="Calibri" style:font-size-complex="10pt" style:font-weight-complex="normal"/>
    </style:style>
    <style:style style:name="T356" style:family="text">
      <style:text-properties fo:color="#000000" loext:opacity="100%" style:text-line-through-style="none" style:text-line-through-type="none" style:font-name="Open Sans" fo:font-size="10pt" style:text-underline-style="none" fo:font-weight="normal" officeooo:rsid="01884b9c" style:font-name-asian="Calibri" style:font-size-asian="10pt" style:font-weight-asian="normal" style:font-name-complex="Calibri" style:font-size-complex="10pt" style:font-weight-complex="normal"/>
    </style:style>
    <style:style style:name="T357" style:family="text">
      <style:text-properties fo:color="#000000" loext:opacity="100%" style:text-line-through-style="none" style:text-line-through-type="none" style:font-name="Open Sans" fo:font-size="10pt" style:text-underline-style="none" fo:font-weight="normal" officeooo:rsid="01a1ce6f" style:font-name-asian="Calibri" style:font-size-asian="10pt" style:font-weight-asian="normal" style:font-name-complex="Calibri" style:font-size-complex="10pt" style:font-weight-complex="normal"/>
    </style:style>
    <style:style style:name="T358" style:family="text">
      <style:text-properties fo:color="#000000" loext:opacity="100%" style:text-line-through-style="none" style:text-line-through-type="none" style:font-name="Open Sans" fo:font-size="10pt" style:text-underline-style="none" fo:font-weight="normal" officeooo:rsid="020d56a6" style:font-name-asian="Calibri" style:font-size-asian="10pt" style:font-weight-asian="normal" style:font-name-complex="Calibri" style:font-size-complex="10pt" style:font-weight-complex="normal"/>
    </style:style>
    <style:style style:name="T359" style:family="text">
      <style:text-properties fo:color="#000000" loext:opacity="100%" style:text-line-through-style="none" style:text-line-through-type="none" style:font-name="Open Sans" fo:font-size="10pt" style:text-underline-style="none" fo:font-weight="normal" officeooo:rsid="021cf714" style:font-name-asian="Calibri" style:font-size-asian="10pt" style:font-weight-asian="normal" style:font-name-complex="Calibri" style:font-size-complex="10pt" style:font-weight-complex="normal"/>
    </style:style>
    <style:style style:name="T360" style:family="text">
      <style:text-properties fo:color="#000000" loext:opacity="100%" style:text-line-through-style="none" style:text-line-through-type="none" style:font-name="Open Sans" fo:font-size="10pt" style:text-underline-style="none" fo:font-weight="normal" officeooo:rsid="021e2e33" style:font-name-asian="Calibri" style:font-size-asian="10pt" style:font-weight-asian="normal" style:font-name-complex="Calibri" style:font-size-complex="10pt" style:font-weight-complex="normal"/>
    </style:style>
    <style:style style:name="T361" style:family="text">
      <style:text-properties fo:color="#000000" loext:opacity="100%" style:text-line-through-style="none" style:text-line-through-type="none" style:font-name="Open Sans" fo:font-size="10pt" style:text-underline-style="none" fo:font-weight="normal" officeooo:rsid="0282ab0e" style:font-name-asian="Calibri" style:font-size-asian="10pt" style:font-weight-asian="normal" style:font-name-complex="Calibri" style:font-size-complex="10pt" style:font-weight-complex="normal"/>
    </style:style>
    <style:style style:name="T362" style:family="text">
      <style:text-properties fo:color="#000000" loext:opacity="100%" style:text-line-through-style="none" style:text-line-through-type="none" style:font-name="Open Sans" fo:font-size="10pt" style:text-underline-style="none" fo:font-weight="normal" officeooo:rsid="028efd73" style:font-name-asian="Calibri" style:font-size-asian="10pt" style:font-weight-asian="normal" style:font-name-complex="Calibri" style:font-size-complex="10pt" style:font-weight-complex="normal"/>
    </style:style>
    <style:style style:name="T363" style:family="text">
      <style:text-properties fo:color="#000000" loext:opacity="100%" style:text-line-through-style="none" style:text-line-through-type="none" style:font-name="Open Sans" fo:font-size="10pt" style:text-underline-style="none" fo:font-weight="normal" officeooo:rsid="0291268e" style:font-name-asian="Calibri" style:font-size-asian="10pt" style:font-weight-asian="normal" style:font-name-complex="Calibri" style:font-size-complex="10pt" style:font-weight-complex="normal"/>
    </style:style>
    <style:style style:name="T364" style:family="text">
      <style:text-properties fo:color="#000000" loext:opacity="100%" style:text-line-through-style="none" style:text-line-through-type="none" style:font-name="Open Sans" fo:font-size="10pt" style:text-underline-style="none" fo:font-weight="normal" officeooo:rsid="0319e398" style:font-name-asian="Calibri" style:font-size-asian="10pt" style:font-weight-asian="normal" style:font-name-complex="Calibri" style:font-size-complex="10pt" style:font-weight-complex="normal"/>
    </style:style>
    <style:style style:name="T365" style:family="text">
      <style:text-properties fo:color="#000000" loext:opacity="100%" style:text-line-through-style="none" style:text-line-through-type="none" style:font-name="Open Sans" fo:font-size="10pt" style:text-underline-style="none" fo:font-weight="normal" officeooo:rsid="031de53f" style:font-name-asian="Calibri" style:font-size-asian="10pt" style:font-weight-asian="normal" style:font-name-complex="Calibri" style:font-size-complex="10pt" style:font-weight-complex="normal"/>
    </style:style>
    <style:style style:name="T366" style:family="text">
      <style:text-properties fo:color="#000000" loext:opacity="100%" style:text-line-through-style="none" style:text-line-through-type="none" style:font-name="Open Sans" fo:font-size="10pt" style:text-underline-style="none" fo:font-weight="normal" officeooo:rsid="032d665a" style:font-name-asian="Calibri" style:font-size-asian="10pt" style:font-weight-asian="normal" style:font-name-complex="Calibri" style:font-size-complex="10pt" style:font-weight-complex="normal"/>
    </style:style>
    <style:style style:name="T367" style:family="text">
      <style:text-properties fo:color="#000000" loext:opacity="100%" style:text-line-through-style="none" style:text-line-through-type="none" style:font-name="Open Sans" fo:font-size="10pt" style:text-underline-style="none" fo:font-weight="normal" officeooo:rsid="0363f0b2" style:font-name-asian="Calibri" style:font-size-asian="10pt" style:font-weight-asian="normal" style:font-name-complex="Calibri" style:font-size-complex="10pt" style:font-weight-complex="normal"/>
    </style:style>
    <style:style style:name="T368" style:family="text">
      <style:text-properties fo:color="#000000" loext:opacity="100%" style:text-line-through-style="none" style:text-line-through-type="none" style:font-name="Open Sans" fo:font-size="10pt" style:text-underline-style="none" fo:font-weight="normal" officeooo:rsid="036453ca" style:font-name-asian="Calibri" style:font-size-asian="10pt" style:font-weight-asian="normal" style:font-name-complex="Calibri" style:font-size-complex="10pt" style:font-weight-complex="normal"/>
    </style:style>
    <style:style style:name="T369" style:family="text">
      <style:text-properties fo:color="#000000" loext:opacity="100%" style:text-line-through-style="none" style:text-line-through-type="none" style:font-name="Open Sans" fo:font-size="10pt" style:text-underline-style="none" fo:font-weight="normal" officeooo:rsid="03816429" style:font-name-asian="Calibri" style:font-size-asian="10pt" style:font-weight-asian="normal" style:font-name-complex="Calibri" style:font-size-complex="10pt" style:font-weight-complex="normal"/>
    </style:style>
    <style:style style:name="T370" style:family="text">
      <style:text-properties fo:color="#000000" loext:opacity="100%" style:text-line-through-style="none" style:text-line-through-type="none" style:font-name="Open Sans" fo:font-size="10pt" style:text-underline-style="none" fo:font-weight="normal" officeooo:rsid="03a9e513" style:font-name-asian="Calibri" style:font-size-asian="10pt" style:font-weight-asian="normal" style:font-name-complex="Calibri" style:font-size-complex="10pt" style:font-weight-complex="normal"/>
    </style:style>
    <style:style style:name="T371" style:family="text">
      <style:text-properties fo:color="#000000" loext:opacity="100%" style:text-line-through-style="none" style:text-line-through-type="none" style:font-name="Open Sans" fo:font-size="10pt" style:text-underline-style="none" fo:font-weight="normal" officeooo:rsid="03af0db7" style:font-name-asian="Calibri" style:font-size-asian="10pt" style:font-weight-asian="normal" style:font-name-complex="Calibri" style:font-size-complex="10pt" style:font-weight-complex="normal"/>
    </style:style>
    <style:style style:name="T372" style:family="text">
      <style:text-properties fo:color="#000000" loext:opacity="100%" style:text-line-through-style="none" style:text-line-through-type="none" style:font-name="Open Sans" fo:font-size="10pt" style:text-underline-style="none" fo:font-weight="normal" officeooo:rsid="03d6c6b8" style:font-name-asian="Calibri" style:font-size-asian="10pt" style:font-weight-asian="normal" style:font-name-complex="Calibri" style:font-size-complex="10pt" style:font-weight-complex="normal"/>
    </style:style>
    <style:style style:name="T373" style:family="text">
      <style:text-properties fo:color="#000000" loext:opacity="100%" style:text-line-through-style="none" style:text-line-through-type="none" style:font-name="Open Sans" fo:font-size="10pt" style:text-underline-style="none" fo:font-weight="normal" officeooo:rsid="03d7408d" style:font-name-asian="Calibri" style:font-size-asian="10pt" style:font-weight-asian="normal" style:font-name-complex="Calibri" style:font-size-complex="10pt" style:font-weight-complex="normal"/>
    </style:style>
    <style:style style:name="T374" style:family="text">
      <style:text-properties fo:color="#000000" loext:opacity="100%" style:text-line-through-style="none" style:text-line-through-type="none" style:font-name="Open Sans" fo:font-size="10pt" style:text-underline-style="none" fo:font-weight="normal" fo:background-color="transparent" loext:char-shading-value="0" style:font-name-asian="Calibri" style:font-size-asian="10pt" style:font-weight-asian="normal" style:font-name-complex="Calibri" style:font-size-complex="10pt" style:font-weight-complex="normal"/>
    </style:style>
    <style:style style:name="T375" style:family="text">
      <style:text-properties fo:color="#000000" loext:opacity="100%" style:text-line-through-style="none" style:text-line-through-type="none" style:font-name="Open Sans" fo:font-size="10pt" style:text-underline-style="none" fo:font-weight="normal" officeooo:rsid="0090580b" fo:background-color="transparent" loext:char-shading-value="0" style:font-name-asian="Calibri" style:font-size-asian="10pt" style:font-weight-asian="normal" style:font-name-complex="Calibri" style:font-size-complex="10pt" style:font-weight-complex="normal"/>
    </style:style>
    <style:style style:name="T376" style:family="text">
      <style:text-properties fo:color="#000000" loext:opacity="100%" style:text-line-through-style="none" style:text-line-through-type="none" style:font-name="Open Sans" fo:font-size="10pt" style:text-underline-style="none" fo:font-weight="normal" officeooo:rsid="0059955e" fo:background-color="transparent" loext:char-shading-value="0" style:font-name-asian="Calibri" style:font-size-asian="10pt" style:font-weight-asian="normal" style:font-name-complex="Calibri" style:font-size-complex="10pt" style:font-weight-complex="normal"/>
    </style:style>
    <style:style style:name="T377" style:family="text">
      <style:text-properties fo:color="#000000" loext:opacity="100%" style:text-line-through-style="none" style:text-line-through-type="none" style:font-name="Open Sans" fo:font-size="10pt" style:text-underline-style="none" fo:font-weight="normal" officeooo:rsid="00f1db2c" fo:background-color="transparent" loext:char-shading-value="0" style:font-name-asian="Calibri" style:font-size-asian="10pt" style:font-weight-asian="normal" style:font-name-complex="Calibri" style:font-size-complex="10pt" style:font-weight-complex="normal"/>
    </style:style>
    <style:style style:name="T378" style:family="text">
      <style:text-properties fo:color="#000000" loext:opacity="100%" style:text-line-through-style="none" style:text-line-through-type="none" style:font-name="Open Sans" fo:font-size="10pt" style:text-underline-style="none" fo:font-weight="normal" officeooo:rsid="014f41a9" fo:background-color="transparent" loext:char-shading-value="0" style:font-name-asian="Calibri" style:font-size-asian="10pt" style:font-weight-asian="normal" style:font-name-complex="Calibri" style:font-size-complex="10pt" style:font-weight-complex="normal"/>
    </style:style>
    <style:style style:name="T379" style:family="text">
      <style:text-properties fo:color="#000000" loext:opacity="100%" style:text-line-through-style="none" style:text-line-through-type="none" style:font-name="Open Sans" fo:font-size="10pt" style:text-underline-style="none" fo:font-weight="normal" officeooo:rsid="007288e6" fo:background-color="transparent" loext:char-shading-value="0" style:font-name-asian="Calibri" style:font-size-asian="10pt" style:font-weight-asian="normal" style:font-name-complex="Calibri" style:font-size-complex="10pt" style:font-weight-complex="normal"/>
    </style:style>
    <style:style style:name="T380" style:family="text">
      <style:text-properties fo:color="#000000" loext:opacity="100%" style:text-line-through-style="none" style:text-line-through-type="none" style:font-name="Open Sans" fo:font-size="10pt" style:text-underline-style="none" fo:font-weight="normal" officeooo:rsid="02663d8f" fo:background-color="transparent" loext:char-shading-value="0" style:font-name-asian="Calibri" style:font-size-asian="10pt" style:font-weight-asian="normal" style:font-name-complex="Calibri" style:font-size-complex="10pt" style:font-weight-complex="normal"/>
    </style:style>
    <style:style style:name="T381" style:family="text">
      <style:text-properties fo:color="#000000" loext:opacity="100%" style:text-line-through-style="none" style:text-line-through-type="none" style:font-name="Open Sans" fo:font-size="10pt" style:text-underline-style="none" fo:font-weight="normal" officeooo:rsid="027400ee" fo:background-color="transparent" loext:char-shading-value="0" style:font-name-asian="Calibri" style:font-size-asian="10pt" style:font-weight-asian="normal" style:font-name-complex="Calibri" style:font-size-complex="10pt" style:font-weight-complex="normal"/>
    </style:style>
    <style:style style:name="T382" style:family="text">
      <style:text-properties fo:color="#000000" loext:opacity="100%" style:text-line-through-style="none" style:text-line-through-type="none" style:font-name="Open Sans" fo:font-size="10pt" style:text-underline-style="none" fo:font-weight="normal" officeooo:rsid="0296a2b3" fo:background-color="transparent" loext:char-shading-value="0" style:font-name-asian="Calibri" style:font-size-asian="10pt" style:font-weight-asian="normal" style:font-name-complex="Calibri" style:font-size-complex="10pt" style:font-weight-complex="normal"/>
    </style:style>
    <style:style style:name="T383" style:family="text">
      <style:text-properties fo:color="#000000" loext:opacity="100%" style:text-line-through-style="none" style:text-line-through-type="none" style:font-name="Open Sans" fo:font-size="10pt" style:text-underline-style="none" fo:font-weight="normal" officeooo:rsid="04167866" fo:background-color="transparent" loext:char-shading-value="0" style:font-name-asian="Calibri" style:font-size-asian="10pt" style:font-weight-asian="normal" style:font-name-complex="Calibri" style:font-size-complex="10pt" style:font-weight-complex="normal"/>
    </style:style>
    <style:style style:name="T384" style:family="text">
      <style:text-properties fo:color="#000000" loext:opacity="100%" style:text-line-through-style="none" style:text-line-through-type="none" style:font-name="Open Sans" fo:font-size="10pt" style:text-underline-style="none" fo:font-weight="bold" style:font-name-asian="Calibri" style:font-size-asian="10pt" style:font-weight-asian="bold" style:font-name-complex="Calibri" style:font-size-complex="10pt" style:font-weight-complex="bold"/>
    </style:style>
    <style:style style:name="T385" style:family="text">
      <style:text-properties fo:color="#000000" loext:opacity="100%" style:text-line-through-style="none" style:text-line-through-type="none" style:font-name="Open Sans" fo:font-size="10pt" style:text-underline-style="none" fo:font-weight="bold" officeooo:rsid="00e4dec5" style:font-name-asian="Calibri" style:font-size-asian="10pt" style:font-weight-asian="bold" style:font-name-complex="Calibri" style:font-size-complex="10pt" style:font-weight-complex="bold"/>
    </style:style>
    <style:style style:name="T386" style:family="text">
      <style:text-properties fo:color="#000000" loext:opacity="100%" style:text-line-through-style="none" style:text-line-through-type="none" style:font-name="Open Sans" fo:font-size="10pt" style:text-underline-style="none" fo:font-weight="bold" officeooo:rsid="00af9fcf" style:font-name-asian="Calibri" style:font-size-asian="10pt" style:font-weight-asian="bold" style:font-name-complex="Calibri" style:font-size-complex="10pt" style:font-weight-complex="bold"/>
    </style:style>
    <style:style style:name="T387" style:family="text">
      <style:text-properties fo:color="#000000" loext:opacity="100%" style:text-line-through-style="none" style:text-line-through-type="none" style:font-name="Open Sans" fo:font-size="10pt" style:text-underline-style="none" fo:font-weight="bold" officeooo:rsid="027400ee" fo:background-color="transparent" loext:char-shading-value="0" style:font-name-asian="Calibri" style:font-size-asian="10pt" style:font-weight-asian="bold" style:font-name-complex="Calibri" style:font-size-complex="10pt" style:font-weight-complex="bold"/>
    </style:style>
    <style:style style:name="T388" style:family="text">
      <style:text-properties fo:color="#000000" loext:opacity="100%" style:text-line-through-style="none" style:text-line-through-type="none" style:font-name="Open Sans" fo:font-size="10pt"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389" style:family="text">
      <style:text-properties fo:color="#000000" loext:opacity="100%" style:text-line-through-style="none" style:text-line-through-type="none" style:font-name="Open Sans" fo:font-size="10pt" fo:font-style="normal" style:text-underline-style="none" fo:font-weight="normal" officeooo:rsid="007c5fd5" style:font-name-asian="Calibri" style:font-size-asian="10pt" style:font-style-asian="normal" style:font-weight-asian="normal" style:font-name-complex="Calibri" style:font-size-complex="10pt" style:font-style-complex="normal" style:font-weight-complex="normal"/>
    </style:style>
    <style:style style:name="T390" style:family="text">
      <style:text-properties fo:color="#000000" loext:opacity="100%" style:text-line-through-style="none" style:text-line-through-type="none" style:font-name="Open Sans" fo:font-size="10pt" fo:font-style="normal" style:text-underline-style="none" fo:font-weight="normal" officeooo:rsid="01896de2" style:font-name-asian="Calibri" style:font-size-asian="10pt" style:font-style-asian="normal" style:font-weight-asian="normal" style:font-name-complex="Calibri" style:font-size-complex="10pt" style:font-style-complex="normal" style:font-weight-complex="normal"/>
    </style:style>
    <style:style style:name="T391" style:family="text">
      <style:text-properties fo:color="#000000" loext:opacity="100%" style:text-line-through-style="none" style:text-line-through-type="none" style:font-name="Open Sans" fo:font-size="10pt" fo:font-style="normal" style:text-underline-style="none" fo:font-weight="normal" officeooo:rsid="026667c1" style:font-name-asian="Calibri" style:font-size-asian="10pt" style:font-style-asian="normal" style:font-weight-asian="normal" style:font-name-complex="Calibri" style:font-size-complex="10pt" style:font-style-complex="normal" style:font-weight-complex="normal"/>
    </style:style>
    <style:style style:name="T392" style:family="text">
      <style:text-properties fo:color="#000000" loext:opacity="100%" style:text-line-through-style="none" style:text-line-through-type="none" style:font-name="Open Sans" fo:font-size="10pt" fo:font-style="normal" style:text-underline-style="none" fo:font-weight="normal"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393" style:family="text">
      <style:text-properties fo:color="#000000" loext:opacity="100%" style:text-line-through-style="none" style:text-line-through-type="none" style:font-name="Open Sans" fo:font-size="10pt" fo:font-style="normal" style:text-underline-style="none" fo:font-weight="normal" officeooo:rsid="010ef6e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394" style:family="text">
      <style:text-properties fo:color="#000000" loext:opacity="100%" style:text-line-through-style="none" style:text-line-through-type="none" style:font-name="Open Sans" fo:font-size="10pt" fo:font-style="normal" style:text-underline-style="none" fo:font-weight="normal" officeooo:rsid="011246ad"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395" style:family="text">
      <style:text-properties fo:color="#000000" loext:opacity="100%" style:text-line-through-style="none" style:text-line-through-type="none" style:font-name="Open Sans" fo:font-size="10pt" fo:font-style="normal" style:text-underline-style="none" fo:font-weight="bold" officeooo:rsid="01896de2" style:font-name-asian="Calibri" style:font-size-asian="10pt" style:font-style-asian="normal" style:font-weight-asian="bold" style:font-name-complex="Calibri" style:font-size-complex="10pt" style:font-style-complex="normal" style:font-weight-complex="bold"/>
    </style:style>
    <style:style style:name="T396" style:family="text">
      <style:text-properties fo:color="#000000" loext:opacity="100%" style:text-line-through-style="none" style:text-line-through-type="none" style:font-name="Open Sans" fo:font-size="10pt" fo:language="en" fo:country="GB" style:text-underline-style="none" fo:font-weight="normal" style:font-name-asian="Calibri" style:font-size-asian="10pt" style:font-weight-asian="normal" style:font-name-complex="Calibri" style:font-size-complex="10pt" style:font-weight-complex="normal"/>
    </style:style>
    <style:style style:name="T397" style:family="text">
      <style:text-properties fo:color="#000000" loext:opacity="100%" style:text-line-through-style="none" style:text-line-through-type="none" style:font-name="Open Sans" fo:font-size="10pt" fo:language="en" fo:country="GB" style:text-underline-style="none" fo:font-weight="normal" officeooo:rsid="0087b7b6" style:font-name-asian="Calibri" style:font-size-asian="10pt" style:font-weight-asian="normal" style:font-name-complex="Calibri" style:font-size-complex="10pt" style:font-weight-complex="normal"/>
    </style:style>
    <style:style style:name="T398" style:family="text">
      <style:text-properties fo:color="#000000" loext:opacity="100%" style:text-line-through-style="none" style:text-line-through-type="none" style:font-name="Open Sans" fo:font-size="10pt" fo:language="en" fo:country="GB" style:text-underline-style="none" fo:font-weight="normal" officeooo:rsid="00440f44" style:font-name-asian="Calibri" style:font-size-asian="10pt" style:font-weight-asian="normal" style:font-name-complex="Calibri" style:font-size-complex="10pt" style:font-weight-complex="normal"/>
    </style:style>
    <style:style style:name="T399" style:family="text">
      <style:text-properties fo:color="#000000" loext:opacity="100%" style:text-line-through-style="none" style:text-line-through-type="none" style:font-name="Open Sans" fo:font-size="10pt" fo:language="en" fo:country="GB" style:text-underline-style="none" fo:font-weight="normal" officeooo:rsid="0085300d" style:font-name-asian="Calibri" style:font-size-asian="10pt" style:font-weight-asian="normal" style:font-name-complex="Calibri" style:font-size-complex="10pt" style:font-weight-complex="normal"/>
    </style:style>
    <style:style style:name="T400" style:family="text">
      <style:text-properties fo:color="#000000" loext:opacity="100%" style:text-line-through-style="none" style:text-line-through-type="none" style:font-name="Open Sans" fo:font-size="10pt" fo:language="en" fo:country="GB" style:text-underline-style="none" fo:font-weight="normal" officeooo:rsid="0087cd66" style:font-name-asian="Calibri" style:font-size-asian="10pt" style:font-weight-asian="normal" style:font-name-complex="Calibri" style:font-size-complex="10pt" style:font-weight-complex="normal"/>
    </style:style>
    <style:style style:name="T401" style:family="text">
      <style:text-properties fo:color="#000000" loext:opacity="100%" style:text-line-through-style="none" style:text-line-through-type="none" style:font-name="Open Sans" fo:font-size="10pt" fo:language="en" fo:country="GB" style:text-underline-style="none" fo:font-weight="normal" officeooo:rsid="0088fe77" style:font-name-asian="Calibri" style:font-size-asian="10pt" style:font-weight-asian="normal" style:font-name-complex="Calibri" style:font-size-complex="10pt" style:font-weight-complex="normal"/>
    </style:style>
    <style:style style:name="T402" style:family="text">
      <style:text-properties fo:color="#000000" loext:opacity="100%" style:text-line-through-style="none" style:text-line-through-type="none" style:font-name="Open Sans" fo:font-size="10pt" fo:language="en" fo:country="GB" style:text-underline-style="none" fo:font-weight="normal" officeooo:rsid="008a0a63" style:font-name-asian="Calibri" style:font-size-asian="10pt" style:font-weight-asian="normal" style:font-name-complex="Calibri" style:font-size-complex="10pt" style:font-weight-complex="normal"/>
    </style:style>
    <style:style style:name="T403" style:family="text">
      <style:text-properties fo:color="#000000" loext:opacity="100%" style:text-line-through-style="none" style:text-line-through-type="none" style:font-name="Open Sans" fo:font-size="10pt" fo:language="en" fo:country="GB" style:text-underline-style="none" fo:font-weight="normal" officeooo:rsid="008bbfd0" style:font-name-asian="Calibri" style:font-size-asian="10pt" style:font-weight-asian="normal" style:font-name-complex="Calibri" style:font-size-complex="10pt" style:font-weight-complex="normal"/>
    </style:style>
    <style:style style:name="T404" style:family="text">
      <style:text-properties fo:color="#000000" loext:opacity="100%" style:text-line-through-style="none" style:text-line-through-type="none" style:font-name="Open Sans" fo:font-size="10pt" fo:language="en" fo:country="GB" style:text-underline-style="none" fo:font-weight="normal" officeooo:rsid="008da393" style:font-name-asian="Calibri" style:font-size-asian="10pt" style:font-weight-asian="normal" style:font-name-complex="Calibri" style:font-size-complex="10pt" style:font-weight-complex="normal"/>
    </style:style>
    <style:style style:name="T405" style:family="text">
      <style:text-properties fo:color="#000000" loext:opacity="100%" style:text-line-through-style="none" style:text-line-through-type="none" style:font-name="Open Sans" fo:font-size="10pt" fo:language="en" fo:country="GB" style:text-underline-style="none" fo:font-weight="normal" officeooo:rsid="0040b64c" style:font-name-asian="Calibri" style:font-size-asian="10pt" style:font-weight-asian="normal" style:font-name-complex="Calibri" style:font-size-complex="10pt" style:font-weight-complex="normal"/>
    </style:style>
    <style:style style:name="T406" style:family="text">
      <style:text-properties fo:color="#000000" loext:opacity="100%" style:text-line-through-style="none" style:text-line-through-type="none" style:font-name="Open Sans" fo:font-size="10pt" fo:language="en" fo:country="GB" style:text-underline-style="none" fo:font-weight="normal" officeooo:rsid="008e135b" style:font-name-asian="Calibri" style:font-size-asian="10pt" style:font-weight-asian="normal" style:font-name-complex="Calibri" style:font-size-complex="10pt" style:font-weight-complex="normal"/>
    </style:style>
    <style:style style:name="T407" style:family="text">
      <style:text-properties fo:color="#000000" loext:opacity="100%" style:text-line-through-style="none" style:text-line-through-type="none" style:font-name="Open Sans" fo:font-size="10pt" fo:language="en" fo:country="GB" style:text-underline-style="none" fo:font-weight="normal" officeooo:rsid="0090580b" style:font-name-asian="Calibri" style:font-size-asian="10pt" style:font-weight-asian="normal" style:font-name-complex="Calibri" style:font-size-complex="10pt" style:font-weight-complex="normal"/>
    </style:style>
    <style:style style:name="T408" style:family="text">
      <style:text-properties fo:color="#000000" loext:opacity="100%" style:text-line-through-style="none" style:text-line-through-type="none" style:font-name="Open Sans" fo:font-size="10pt" fo:language="en" fo:country="GB" style:text-underline-style="none" fo:font-weight="normal" officeooo:rsid="0023a526" style:font-name-asian="Calibri" style:font-size-asian="10pt" style:font-weight-asian="normal" style:font-name-complex="Calibri" style:font-size-complex="10pt" style:font-weight-complex="normal"/>
    </style:style>
    <style:style style:name="T409" style:family="text">
      <style:text-properties fo:color="#000000" loext:opacity="100%" style:text-line-through-style="none" style:text-line-through-type="none" style:font-name="Open Sans" fo:font-size="10pt" fo:language="en" fo:country="GB" style:text-underline-style="none" fo:font-weight="normal" officeooo:rsid="0069ae51" style:font-name-asian="Calibri" style:font-size-asian="10pt" style:font-weight-asian="normal" style:font-name-complex="Calibri" style:font-size-complex="10pt" style:font-weight-complex="normal"/>
    </style:style>
    <style:style style:name="T410" style:family="text">
      <style:text-properties fo:color="#000000" loext:opacity="100%" style:text-line-through-style="none" style:text-line-through-type="none" style:font-name="Open Sans" fo:font-size="10pt" fo:language="en" fo:country="GB" style:text-underline-style="none" fo:font-weight="normal" officeooo:rsid="00a1e1ce" style:font-name-asian="Calibri" style:font-size-asian="10pt" style:font-weight-asian="normal" style:font-name-complex="Calibri" style:font-size-complex="10pt" style:font-weight-complex="normal"/>
    </style:style>
    <style:style style:name="T411" style:family="text">
      <style:text-properties fo:color="#000000" loext:opacity="100%" style:text-line-through-style="none" style:text-line-through-type="none" style:font-name="Open Sans" fo:font-size="10pt" fo:language="en" fo:country="GB" style:text-underline-style="none" fo:font-weight="normal" officeooo:rsid="006f4362" style:font-name-asian="Calibri" style:font-size-asian="10pt" style:font-weight-asian="normal" style:font-name-complex="Calibri" style:font-size-complex="10pt" style:font-weight-complex="normal"/>
    </style:style>
    <style:style style:name="T412" style:family="text">
      <style:text-properties fo:color="#000000" loext:opacity="100%" style:text-line-through-style="none" style:text-line-through-type="none" style:font-name="Open Sans" fo:font-size="10pt" fo:language="en" fo:country="GB" style:text-underline-style="none" fo:font-weight="normal" officeooo:rsid="00a80058" style:font-name-asian="Calibri" style:font-size-asian="10pt" style:font-weight-asian="normal" style:font-name-complex="Calibri" style:font-size-complex="10pt" style:font-weight-complex="normal"/>
    </style:style>
    <style:style style:name="T413" style:family="text">
      <style:text-properties fo:color="#000000" loext:opacity="100%" style:text-line-through-style="none" style:text-line-through-type="none" style:font-name="Open Sans" fo:font-size="10pt" fo:language="en" fo:country="GB" style:text-underline-style="none" fo:font-weight="normal" officeooo:rsid="007bb2d8" style:font-name-asian="Calibri" style:font-size-asian="10pt" style:font-weight-asian="normal" style:font-name-complex="Calibri" style:font-size-complex="10pt" style:font-weight-complex="normal"/>
    </style:style>
    <style:style style:name="T414" style:family="text">
      <style:text-properties fo:color="#000000" loext:opacity="100%" style:text-line-through-style="none" style:text-line-through-type="none" style:font-name="Open Sans" fo:font-size="10pt" fo:language="en" fo:country="GB" style:text-underline-style="none" fo:font-weight="normal" officeooo:rsid="00a94974" style:font-name-asian="Calibri" style:font-size-asian="10pt" style:font-weight-asian="normal" style:font-name-complex="Calibri" style:font-size-complex="10pt" style:font-weight-complex="normal"/>
    </style:style>
    <style:style style:name="T415" style:family="text">
      <style:text-properties fo:color="#000000" loext:opacity="100%" style:text-line-through-style="none" style:text-line-through-type="none" style:font-name="Open Sans" fo:font-size="10pt" fo:language="en" fo:country="GB" style:text-underline-style="none" fo:font-weight="normal" officeooo:rsid="0055b231" style:font-name-asian="Calibri" style:font-size-asian="10pt" style:font-weight-asian="normal" style:font-name-complex="Calibri" style:font-size-complex="10pt" style:font-weight-complex="normal"/>
    </style:style>
    <style:style style:name="T416" style:family="text">
      <style:text-properties fo:color="#000000" loext:opacity="100%" style:text-line-through-style="none" style:text-line-through-type="none" style:font-name="Open Sans" fo:font-size="10pt" fo:language="en" fo:country="GB" style:text-underline-style="none" fo:font-weight="normal" officeooo:rsid="005f50a3" style:font-name-asian="Calibri" style:font-size-asian="10pt" style:font-weight-asian="normal" style:font-name-complex="Calibri" style:font-size-complex="10pt" style:font-weight-complex="normal"/>
    </style:style>
    <style:style style:name="T417" style:family="text">
      <style:text-properties fo:color="#000000" loext:opacity="100%" style:text-line-through-style="none" style:text-line-through-type="none" style:font-name="Open Sans" fo:font-size="10pt" fo:language="en" fo:country="GB" style:text-underline-style="none" fo:font-weight="normal" officeooo:rsid="00659768" style:font-name-asian="Calibri" style:font-size-asian="10pt" style:font-weight-asian="normal" style:font-name-complex="Calibri" style:font-size-complex="10pt" style:font-weight-complex="normal"/>
    </style:style>
    <style:style style:name="T418" style:family="text">
      <style:text-properties fo:color="#000000" loext:opacity="100%" style:text-line-through-style="none" style:text-line-through-type="none" style:font-name="Open Sans" fo:font-size="10pt" fo:language="en" fo:country="GB" style:text-underline-style="none" fo:font-weight="normal" officeooo:rsid="006649e2" style:font-name-asian="Calibri" style:font-size-asian="10pt" style:font-weight-asian="normal" style:font-name-complex="Calibri" style:font-size-complex="10pt" style:font-weight-complex="normal"/>
    </style:style>
    <style:style style:name="T419" style:family="text">
      <style:text-properties fo:color="#000000" loext:opacity="100%" style:text-line-through-style="none" style:text-line-through-type="none" style:font-name="Open Sans" fo:font-size="10pt" fo:language="en" fo:country="GB" style:text-underline-style="none" fo:font-weight="normal" officeooo:rsid="0067ae11" style:font-name-asian="Calibri" style:font-size-asian="10pt" style:font-weight-asian="normal" style:font-name-complex="Calibri" style:font-size-complex="10pt" style:font-weight-complex="normal"/>
    </style:style>
    <style:style style:name="T420" style:family="text">
      <style:text-properties fo:color="#000000" loext:opacity="100%" style:text-line-through-style="none" style:text-line-through-type="none" style:font-name="Open Sans" fo:font-size="10pt" fo:language="en" fo:country="GB" style:text-underline-style="none" fo:font-weight="normal" officeooo:rsid="0069d01c" style:font-name-asian="Calibri" style:font-size-asian="10pt" style:font-weight-asian="normal" style:font-name-complex="Calibri" style:font-size-complex="10pt" style:font-weight-complex="normal"/>
    </style:style>
    <style:style style:name="T421" style:family="text">
      <style:text-properties fo:color="#000000" loext:opacity="100%" style:text-line-through-style="none" style:text-line-through-type="none" style:font-name="Open Sans" fo:font-size="10pt" fo:language="en" fo:country="GB" style:text-underline-style="none" fo:font-weight="normal" officeooo:rsid="006e0117" style:font-name-asian="Calibri" style:font-size-asian="10pt" style:font-weight-asian="normal" style:font-name-complex="Calibri" style:font-size-complex="10pt" style:font-weight-complex="normal"/>
    </style:style>
    <style:style style:name="T422" style:family="text">
      <style:text-properties fo:color="#000000" loext:opacity="100%" style:text-line-through-style="none" style:text-line-through-type="none" style:font-name="Open Sans" fo:font-size="10pt" fo:language="en" fo:country="GB" style:text-underline-style="none" fo:font-weight="normal" officeooo:rsid="007c5fd5" style:font-name-asian="Calibri" style:font-size-asian="10pt" style:font-weight-asian="normal" style:font-name-complex="Calibri" style:font-size-complex="10pt" style:font-weight-complex="normal"/>
    </style:style>
    <style:style style:name="T423" style:family="text">
      <style:text-properties fo:color="#000000" loext:opacity="100%" style:text-line-through-style="none" style:text-line-through-type="none" style:font-name="Open Sans" fo:font-size="10pt" fo:language="en" fo:country="GB" style:text-underline-style="none" fo:font-weight="normal" officeooo:rsid="00b0613a" style:font-name-asian="Calibri" style:font-size-asian="10pt" style:font-weight-asian="normal" style:font-name-complex="Calibri" style:font-size-complex="10pt" style:font-weight-complex="normal"/>
    </style:style>
    <style:style style:name="T424" style:family="text">
      <style:text-properties fo:color="#000000" loext:opacity="100%" style:text-line-through-style="none" style:text-line-through-type="none" style:font-name="Open Sans" fo:font-size="10pt" fo:language="en" fo:country="GB" style:text-underline-style="none" fo:font-weight="normal" officeooo:rsid="005f48e3" style:font-name-asian="Calibri" style:font-size-asian="10pt" style:font-weight-asian="normal" style:font-name-complex="Calibri" style:font-size-complex="10pt" style:font-weight-complex="normal"/>
    </style:style>
    <style:style style:name="T425" style:family="text">
      <style:text-properties fo:color="#000000" loext:opacity="100%" style:text-line-through-style="none" style:text-line-through-type="none" style:font-name="Open Sans" fo:font-size="10pt" fo:language="en" fo:country="GB" style:text-underline-style="none" fo:font-weight="normal" officeooo:rsid="00b1c7c6" style:font-name-asian="Calibri" style:font-size-asian="10pt" style:font-weight-asian="normal" style:font-name-complex="Calibri" style:font-size-complex="10pt" style:font-weight-complex="normal"/>
    </style:style>
    <style:style style:name="T426" style:family="text">
      <style:text-properties fo:color="#000000" loext:opacity="100%" style:text-line-through-style="none" style:text-line-through-type="none" style:font-name="Open Sans" fo:font-size="10pt" fo:language="en" fo:country="GB" style:text-underline-style="none" fo:font-weight="normal" officeooo:rsid="00b85f79" style:font-name-asian="Calibri" style:font-size-asian="10pt" style:font-weight-asian="normal" style:font-name-complex="Calibri" style:font-size-complex="10pt" style:font-weight-complex="normal"/>
    </style:style>
    <style:style style:name="T427" style:family="text">
      <style:text-properties fo:color="#000000" loext:opacity="100%" style:text-line-through-style="none" style:text-line-through-type="none" style:font-name="Open Sans" fo:font-size="10pt" fo:language="en" fo:country="GB" style:text-underline-style="none" fo:font-weight="normal" officeooo:rsid="0039292a" style:font-name-asian="Calibri" style:font-size-asian="10pt" style:font-weight-asian="normal" style:font-name-complex="Calibri" style:font-size-complex="10pt" style:font-weight-complex="normal"/>
    </style:style>
    <style:style style:name="T428" style:family="text">
      <style:text-properties fo:color="#000000" loext:opacity="100%" style:text-line-through-style="none" style:text-line-through-type="none" style:font-name="Open Sans" fo:font-size="10pt" fo:language="en" fo:country="GB" style:text-underline-style="none" fo:font-weight="normal" officeooo:rsid="00b8cd08" style:font-name-asian="Calibri" style:font-size-asian="10pt" style:font-weight-asian="normal" style:font-name-complex="Calibri" style:font-size-complex="10pt" style:font-weight-complex="normal"/>
    </style:style>
    <style:style style:name="T429" style:family="text">
      <style:text-properties fo:color="#000000" loext:opacity="100%" style:text-line-through-style="none" style:text-line-through-type="none" style:font-name="Open Sans" fo:font-size="10pt" fo:language="en" fo:country="GB" style:text-underline-style="none" fo:font-weight="normal" officeooo:rsid="00848085" style:font-name-asian="Calibri" style:font-size-asian="10pt" style:font-weight-asian="normal" style:font-name-complex="Calibri" style:font-size-complex="10pt" style:font-weight-complex="normal"/>
    </style:style>
    <style:style style:name="T430" style:family="text">
      <style:text-properties fo:color="#000000" loext:opacity="100%" style:text-line-through-style="none" style:text-line-through-type="none" style:font-name="Open Sans" fo:font-size="10pt" fo:language="en" fo:country="GB" style:text-underline-style="none" fo:font-weight="normal" officeooo:rsid="00b938ac" style:font-name-asian="Calibri" style:font-size-asian="10pt" style:font-weight-asian="normal" style:font-name-complex="Calibri" style:font-size-complex="10pt" style:font-weight-complex="normal"/>
    </style:style>
    <style:style style:name="T431" style:family="text">
      <style:text-properties fo:color="#000000" loext:opacity="100%" style:text-line-through-style="none" style:text-line-through-type="none" style:font-name="Open Sans" fo:font-size="10pt" fo:language="en" fo:country="GB" style:text-underline-style="none" fo:font-weight="normal" officeooo:rsid="00bb1dc7" style:font-name-asian="Calibri" style:font-size-asian="10pt" style:font-weight-asian="normal" style:font-name-complex="Calibri" style:font-size-complex="10pt" style:font-weight-complex="normal"/>
    </style:style>
    <style:style style:name="T432" style:family="text">
      <style:text-properties fo:color="#000000" loext:opacity="100%" style:text-line-through-style="none" style:text-line-through-type="none" style:font-name="Open Sans" fo:font-size="10pt" fo:language="en" fo:country="GB" style:text-underline-style="none" fo:font-weight="normal" officeooo:rsid="00bc4eff" style:font-name-asian="Calibri" style:font-size-asian="10pt" style:font-weight-asian="normal" style:font-name-complex="Calibri" style:font-size-complex="10pt" style:font-weight-complex="normal"/>
    </style:style>
    <style:style style:name="T433" style:family="text">
      <style:text-properties fo:color="#000000" loext:opacity="100%" style:text-line-through-style="none" style:text-line-through-type="none" style:font-name="Open Sans" fo:font-size="10pt" fo:language="en" fo:country="GB" style:text-underline-style="none" fo:font-weight="normal" officeooo:rsid="00433b92" style:font-name-asian="Calibri" style:font-size-asian="10pt" style:font-weight-asian="normal" style:font-name-complex="Calibri" style:font-size-complex="10pt" style:font-weight-complex="normal"/>
    </style:style>
    <style:style style:name="T434" style:family="text">
      <style:text-properties fo:color="#000000" loext:opacity="100%" style:text-line-through-style="none" style:text-line-through-type="none" style:font-name="Open Sans" fo:font-size="10pt" fo:language="en" fo:country="GB" style:text-underline-style="none" fo:font-weight="normal" officeooo:rsid="00bcb257" style:font-name-asian="Calibri" style:font-size-asian="10pt" style:font-weight-asian="normal" style:font-name-complex="Calibri" style:font-size-complex="10pt" style:font-weight-complex="normal"/>
    </style:style>
    <style:style style:name="T435" style:family="text">
      <style:text-properties fo:color="#000000" loext:opacity="100%" style:text-line-through-style="none" style:text-line-through-type="none" style:font-name="Open Sans" fo:font-size="10pt" fo:language="en" fo:country="GB" style:text-underline-style="none" fo:font-weight="normal" officeooo:rsid="00beaa15" style:font-name-asian="Calibri" style:font-size-asian="10pt" style:font-weight-asian="normal" style:font-name-complex="Calibri" style:font-size-complex="10pt" style:font-weight-complex="normal"/>
    </style:style>
    <style:style style:name="T436" style:family="text">
      <style:text-properties fo:color="#000000" loext:opacity="100%" style:text-line-through-style="none" style:text-line-through-type="none" style:font-name="Open Sans" fo:font-size="10pt" fo:language="en" fo:country="GB" style:text-underline-style="none" fo:font-weight="normal" officeooo:rsid="00c89da8" style:font-name-asian="Calibri" style:font-size-asian="10pt" style:font-weight-asian="normal" style:font-name-complex="Calibri" style:font-size-complex="10pt" style:font-weight-complex="normal"/>
    </style:style>
    <style:style style:name="T437" style:family="text">
      <style:text-properties fo:color="#000000" loext:opacity="100%" style:text-line-through-style="none" style:text-line-through-type="none" style:font-name="Open Sans" fo:font-size="10pt" fo:language="en" fo:country="GB" style:text-underline-style="none" fo:font-weight="normal" officeooo:rsid="0045ac1c" style:font-name-asian="Calibri" style:font-size-asian="10pt" style:font-weight-asian="normal" style:font-name-complex="Calibri" style:font-size-complex="10pt" style:font-weight-complex="normal"/>
    </style:style>
    <style:style style:name="T438" style:family="text">
      <style:text-properties fo:color="#000000" loext:opacity="100%" style:text-line-through-style="none" style:text-line-through-type="none" style:font-name="Open Sans" fo:font-size="10pt" fo:language="en" fo:country="GB" style:text-underline-style="none" fo:font-weight="normal" officeooo:rsid="00c70542" style:font-name-asian="Calibri" style:font-size-asian="10pt" style:font-weight-asian="normal" style:font-name-complex="Calibri" style:font-size-complex="10pt" style:font-weight-complex="normal"/>
    </style:style>
    <style:style style:name="T439" style:family="text">
      <style:text-properties fo:color="#000000" loext:opacity="100%" style:text-line-through-style="none" style:text-line-through-type="none" style:font-name="Open Sans" fo:font-size="10pt" fo:language="en" fo:country="GB" style:text-underline-style="none" fo:font-weight="normal" officeooo:rsid="00476896" style:font-name-asian="Calibri" style:font-size-asian="10pt" style:font-weight-asian="normal" style:font-name-complex="Calibri" style:font-size-complex="10pt" style:font-weight-complex="normal"/>
    </style:style>
    <style:style style:name="T440" style:family="text">
      <style:text-properties fo:color="#000000" loext:opacity="100%" style:text-line-through-style="none" style:text-line-through-type="none" style:font-name="Open Sans" fo:font-size="10pt" fo:language="en" fo:country="GB" style:text-underline-style="none" fo:font-weight="normal" officeooo:rsid="009e9e38" style:font-name-asian="Calibri" style:font-size-asian="10pt" style:font-weight-asian="normal" style:font-name-complex="Calibri" style:font-size-complex="10pt" style:font-weight-complex="normal"/>
    </style:style>
    <style:style style:name="T441" style:family="text">
      <style:text-properties fo:color="#000000" loext:opacity="100%" style:text-line-through-style="none" style:text-line-through-type="none" style:font-name="Open Sans" fo:font-size="10pt" fo:language="en" fo:country="GB" style:text-underline-style="none" fo:font-weight="normal" officeooo:rsid="00c92e72" style:font-name-asian="Calibri" style:font-size-asian="10pt" style:font-weight-asian="normal" style:font-name-complex="Calibri" style:font-size-complex="10pt" style:font-weight-complex="normal"/>
    </style:style>
    <style:style style:name="T442" style:family="text">
      <style:text-properties fo:color="#000000" loext:opacity="100%" style:text-line-through-style="none" style:text-line-through-type="none" style:font-name="Open Sans" fo:font-size="10pt" fo:language="en" fo:country="GB" style:text-underline-style="none" fo:font-weight="normal" officeooo:rsid="00c9e5e2" style:font-name-asian="Calibri" style:font-size-asian="10pt" style:font-weight-asian="normal" style:font-name-complex="Calibri" style:font-size-complex="10pt" style:font-weight-complex="normal"/>
    </style:style>
    <style:style style:name="T443" style:family="text">
      <style:text-properties fo:color="#000000" loext:opacity="100%" style:text-line-through-style="none" style:text-line-through-type="none" style:font-name="Open Sans" fo:font-size="10pt" fo:language="en" fo:country="GB" style:text-underline-style="none" fo:font-weight="normal" officeooo:rsid="00ca9828" style:font-name-asian="Calibri" style:font-size-asian="10pt" style:font-weight-asian="normal" style:font-name-complex="Calibri" style:font-size-complex="10pt" style:font-weight-complex="normal"/>
    </style:style>
    <style:style style:name="T444" style:family="text">
      <style:text-properties fo:color="#000000" loext:opacity="100%" style:text-line-through-style="none" style:text-line-through-type="none" style:font-name="Open Sans" fo:font-size="10pt" fo:language="en" fo:country="GB" style:text-underline-style="none" fo:font-weight="normal" officeooo:rsid="00cd483d" style:font-name-asian="Calibri" style:font-size-asian="10pt" style:font-weight-asian="normal" style:font-name-complex="Calibri" style:font-size-complex="10pt" style:font-weight-complex="normal"/>
    </style:style>
    <style:style style:name="T445" style:family="text">
      <style:text-properties fo:color="#000000" loext:opacity="100%" style:text-line-through-style="none" style:text-line-through-type="none" style:font-name="Open Sans" fo:font-size="10pt" fo:language="en" fo:country="GB" style:text-underline-style="none" fo:font-weight="normal" officeooo:rsid="0059e121" style:font-name-asian="Calibri" style:font-size-asian="10pt" style:font-weight-asian="normal" style:font-name-complex="Calibri" style:font-size-complex="10pt" style:font-weight-complex="normal"/>
    </style:style>
    <style:style style:name="T446" style:family="text">
      <style:text-properties fo:color="#000000" loext:opacity="100%" style:text-line-through-style="none" style:text-line-through-type="none" style:font-name="Open Sans" fo:font-size="10pt" fo:language="en" fo:country="GB" style:text-underline-style="none" fo:font-weight="normal" officeooo:rsid="00ce0b4a" style:font-name-asian="Calibri" style:font-size-asian="10pt" style:font-weight-asian="normal" style:font-name-complex="Calibri" style:font-size-complex="10pt" style:font-weight-complex="normal"/>
    </style:style>
    <style:style style:name="T447" style:family="text">
      <style:text-properties fo:color="#000000" loext:opacity="100%" style:text-line-through-style="none" style:text-line-through-type="none" style:font-name="Open Sans" fo:font-size="10pt" fo:language="en" fo:country="GB" style:text-underline-style="none" fo:font-weight="normal" officeooo:rsid="00cfa0bb" style:font-name-asian="Calibri" style:font-size-asian="10pt" style:font-weight-asian="normal" style:font-name-complex="Calibri" style:font-size-complex="10pt" style:font-weight-complex="normal"/>
    </style:style>
    <style:style style:name="T448" style:family="text">
      <style:text-properties fo:color="#000000" loext:opacity="100%" style:text-line-through-style="none" style:text-line-through-type="none" style:font-name="Open Sans" fo:font-size="10pt" fo:language="en" fo:country="GB" style:text-underline-style="none" fo:font-weight="normal" officeooo:rsid="00d94200" style:font-name-asian="Calibri" style:font-size-asian="10pt" style:font-weight-asian="normal" style:font-name-complex="Calibri" style:font-size-complex="10pt" style:font-weight-complex="normal"/>
    </style:style>
    <style:style style:name="T449" style:family="text">
      <style:text-properties fo:color="#000000" loext:opacity="100%" style:text-line-through-style="none" style:text-line-through-type="none" style:font-name="Open Sans" fo:font-size="10pt" fo:language="en" fo:country="GB" style:text-underline-style="none" fo:font-weight="normal" officeooo:rsid="004206ab" style:font-name-asian="Calibri" style:font-size-asian="10pt" style:font-weight-asian="normal" style:font-name-complex="Calibri" style:font-size-complex="10pt" style:font-weight-complex="normal"/>
    </style:style>
    <style:style style:name="T450" style:family="text">
      <style:text-properties fo:color="#000000" loext:opacity="100%" style:text-line-through-style="none" style:text-line-through-type="none" style:font-name="Open Sans" fo:font-size="10pt" fo:language="en" fo:country="GB" style:text-underline-style="none" fo:font-weight="normal" officeooo:rsid="00da2167" style:font-name-asian="Calibri" style:font-size-asian="10pt" style:font-weight-asian="normal" style:font-name-complex="Calibri" style:font-size-complex="10pt" style:font-weight-complex="normal"/>
    </style:style>
    <style:style style:name="T451" style:family="text">
      <style:text-properties fo:color="#000000" loext:opacity="100%" style:text-line-through-style="none" style:text-line-through-type="none" style:font-name="Open Sans" fo:font-size="10pt" fo:language="en" fo:country="GB" style:text-underline-style="none" fo:font-weight="normal" officeooo:rsid="00dab1e9" style:font-name-asian="Calibri" style:font-size-asian="10pt" style:font-weight-asian="normal" style:font-name-complex="Calibri" style:font-size-complex="10pt" style:font-weight-complex="normal"/>
    </style:style>
    <style:style style:name="T452" style:family="text">
      <style:text-properties fo:color="#000000" loext:opacity="100%" style:text-line-through-style="none" style:text-line-through-type="none" style:font-name="Open Sans" fo:font-size="10pt" fo:language="en" fo:country="GB" style:text-underline-style="none" fo:font-weight="normal" officeooo:rsid="00e25654" style:font-name-asian="Calibri" style:font-size-asian="10pt" style:font-weight-asian="normal" style:font-name-complex="Calibri" style:font-size-complex="10pt" style:font-weight-complex="normal"/>
    </style:style>
    <style:style style:name="T453" style:family="text">
      <style:text-properties fo:color="#000000" loext:opacity="100%" style:text-line-through-style="none" style:text-line-through-type="none" style:font-name="Open Sans" fo:font-size="10pt" fo:language="en" fo:country="GB" style:text-underline-style="none" fo:font-weight="normal" officeooo:rsid="00e3988e" style:font-name-asian="Calibri" style:font-size-asian="10pt" style:font-weight-asian="normal" style:font-name-complex="Calibri" style:font-size-complex="10pt" style:font-weight-complex="normal"/>
    </style:style>
    <style:style style:name="T454" style:family="text">
      <style:text-properties fo:color="#000000" loext:opacity="100%" style:text-line-through-style="none" style:text-line-through-type="none" style:font-name="Open Sans" fo:font-size="10pt" fo:language="en" fo:country="GB" style:text-underline-style="none" fo:font-weight="normal" officeooo:rsid="0025786b" style:font-name-asian="Calibri" style:font-size-asian="10pt" style:font-weight-asian="normal" style:font-name-complex="Calibri" style:font-size-complex="10pt" style:font-weight-complex="normal"/>
    </style:style>
    <style:style style:name="T455" style:family="text">
      <style:text-properties fo:color="#000000" loext:opacity="100%" style:text-line-through-style="none" style:text-line-through-type="none" style:font-name="Open Sans" fo:font-size="10pt" fo:language="en" fo:country="GB" style:text-underline-style="none" fo:font-weight="normal" officeooo:rsid="00e7831b" style:font-name-asian="Calibri" style:font-size-asian="10pt" style:font-weight-asian="normal" style:font-name-complex="Calibri" style:font-size-complex="10pt" style:font-weight-complex="normal"/>
    </style:style>
    <style:style style:name="T456" style:family="text">
      <style:text-properties fo:color="#000000" loext:opacity="100%" style:text-line-through-style="none" style:text-line-through-type="none" style:font-name="Open Sans" fo:font-size="10pt" fo:language="en" fo:country="GB" style:text-underline-style="none" fo:font-weight="normal" officeooo:rsid="00e7db44" style:font-name-asian="Calibri" style:font-size-asian="10pt" style:font-weight-asian="normal" style:font-name-complex="Calibri" style:font-size-complex="10pt" style:font-weight-complex="normal"/>
    </style:style>
    <style:style style:name="T457" style:family="text">
      <style:text-properties fo:color="#000000" loext:opacity="100%" style:text-line-through-style="none" style:text-line-through-type="none" style:font-name="Open Sans" fo:font-size="10pt" fo:language="en" fo:country="GB" style:text-underline-style="none" fo:font-weight="normal" officeooo:rsid="00186165" style:font-name-asian="Calibri" style:font-size-asian="10pt" style:font-weight-asian="normal" style:font-name-complex="Calibri" style:font-size-complex="10pt" style:font-weight-complex="normal"/>
    </style:style>
    <style:style style:name="T458" style:family="text">
      <style:text-properties fo:color="#000000" loext:opacity="100%" style:text-line-through-style="none" style:text-line-through-type="none" style:font-name="Open Sans" fo:font-size="10pt" fo:language="en" fo:country="GB" style:text-underline-style="none" fo:font-weight="normal" officeooo:rsid="00537e5e" style:font-name-asian="Calibri" style:font-size-asian="10pt" style:font-weight-asian="normal" style:font-name-complex="Calibri" style:font-size-complex="10pt" style:font-weight-complex="normal"/>
    </style:style>
    <style:style style:name="T459" style:family="text">
      <style:text-properties fo:color="#000000" loext:opacity="100%" style:text-line-through-style="none" style:text-line-through-type="none" style:font-name="Open Sans" fo:font-size="10pt" fo:language="en" fo:country="GB" style:text-underline-style="none" fo:font-weight="normal" officeooo:rsid="00142de4" style:font-name-asian="Calibri" style:font-size-asian="10pt" style:font-weight-asian="normal" style:font-name-complex="Calibri" style:font-size-complex="10pt" style:font-weight-complex="normal"/>
    </style:style>
    <style:style style:name="T460" style:family="text">
      <style:text-properties fo:color="#000000" loext:opacity="100%" style:text-line-through-style="none" style:text-line-through-type="none" style:font-name="Open Sans" fo:font-size="10pt" fo:language="en" fo:country="GB" style:text-underline-style="none" fo:font-weight="normal" officeooo:rsid="00540734" style:font-name-asian="Calibri" style:font-size-asian="10pt" style:font-weight-asian="normal" style:font-name-complex="Calibri" style:font-size-complex="10pt" style:font-weight-complex="normal"/>
    </style:style>
    <style:style style:name="T461" style:family="text">
      <style:text-properties fo:color="#000000" loext:opacity="100%" style:text-line-through-style="none" style:text-line-through-type="none" style:font-name="Open Sans" fo:font-size="10pt" fo:language="en" fo:country="GB" style:text-underline-style="none" fo:font-weight="normal" officeooo:rsid="00e90c3b" style:font-name-asian="Calibri" style:font-size-asian="10pt" style:font-weight-asian="normal" style:font-name-complex="Calibri" style:font-size-complex="10pt" style:font-weight-complex="normal"/>
    </style:style>
    <style:style style:name="T462" style:family="text">
      <style:text-properties fo:color="#000000" loext:opacity="100%" style:text-line-through-style="none" style:text-line-through-type="none" style:font-name="Open Sans" fo:font-size="10pt" fo:language="en" fo:country="GB" style:text-underline-style="none" fo:font-weight="normal" officeooo:rsid="00af9fcf" style:font-name-asian="Calibri" style:font-size-asian="10pt" style:font-weight-asian="normal" style:font-name-complex="Calibri" style:font-size-complex="10pt" style:font-weight-complex="normal"/>
    </style:style>
    <style:style style:name="T463" style:family="text">
      <style:text-properties fo:color="#000000" loext:opacity="100%" style:text-line-through-style="none" style:text-line-through-type="none" style:font-name="Open Sans" fo:font-size="10pt" fo:language="en" fo:country="GB" style:text-underline-style="none" fo:font-weight="normal" officeooo:rsid="00ebd4b8" style:font-name-asian="Calibri" style:font-size-asian="10pt" style:font-weight-asian="normal" style:font-name-complex="Calibri" style:font-size-complex="10pt" style:font-weight-complex="normal"/>
    </style:style>
    <style:style style:name="T464" style:family="text">
      <style:text-properties fo:color="#000000" loext:opacity="100%" style:text-line-through-style="none" style:text-line-through-type="none" style:font-name="Open Sans" fo:font-size="10pt" fo:language="en" fo:country="GB" style:text-underline-style="none" fo:font-weight="normal" officeooo:rsid="00ed37e1" style:font-name-asian="Calibri" style:font-size-asian="10pt" style:font-weight-asian="normal" style:font-name-complex="Calibri" style:font-size-complex="10pt" style:font-weight-complex="normal"/>
    </style:style>
    <style:style style:name="T465" style:family="text">
      <style:text-properties fo:color="#000000" loext:opacity="100%" style:text-line-through-style="none" style:text-line-through-type="none" style:font-name="Open Sans" fo:font-size="10pt" fo:language="en" fo:country="GB" style:text-underline-style="none" fo:font-weight="normal" officeooo:rsid="00ef9a58" style:font-name-asian="Calibri" style:font-size-asian="10pt" style:font-weight-asian="normal" style:font-name-complex="Calibri" style:font-size-complex="10pt" style:font-weight-complex="normal"/>
    </style:style>
    <style:style style:name="T466" style:family="text">
      <style:text-properties fo:color="#000000" loext:opacity="100%" style:text-line-through-style="none" style:text-line-through-type="none" style:font-name="Open Sans" fo:font-size="10pt" fo:language="en" fo:country="GB" style:text-underline-style="none" fo:font-weight="normal" officeooo:rsid="00effb85" style:font-name-asian="Calibri" style:font-size-asian="10pt" style:font-weight-asian="normal" style:font-name-complex="Calibri" style:font-size-complex="10pt" style:font-weight-complex="normal"/>
    </style:style>
    <style:style style:name="T467" style:family="text">
      <style:text-properties fo:color="#000000" loext:opacity="100%" style:text-line-through-style="none" style:text-line-through-type="none" style:font-name="Open Sans" fo:font-size="10pt" fo:language="en" fo:country="GB" style:text-underline-style="none" fo:font-weight="normal" officeooo:rsid="00f1db2c" style:font-name-asian="Calibri" style:font-size-asian="10pt" style:font-weight-asian="normal" style:font-name-complex="Calibri" style:font-size-complex="10pt" style:font-weight-complex="normal"/>
    </style:style>
    <style:style style:name="T468" style:family="text">
      <style:text-properties fo:color="#000000" loext:opacity="100%" style:text-line-through-style="none" style:text-line-through-type="none" style:font-name="Open Sans" fo:font-size="10pt" fo:language="en" fo:country="GB" style:text-underline-style="none" fo:font-weight="normal" officeooo:rsid="00f273bb" style:font-name-asian="Calibri" style:font-size-asian="10pt" style:font-weight-asian="normal" style:font-name-complex="Calibri" style:font-size-complex="10pt" style:font-weight-complex="normal"/>
    </style:style>
    <style:style style:name="T469" style:family="text">
      <style:text-properties fo:color="#000000" loext:opacity="100%" style:text-line-through-style="none" style:text-line-through-type="none" style:font-name="Open Sans" fo:font-size="10pt" fo:language="en" fo:country="GB" style:text-underline-style="none" fo:font-weight="normal" officeooo:rsid="00f3fe21" style:font-name-asian="Calibri" style:font-size-asian="10pt" style:font-weight-asian="normal" style:font-name-complex="Calibri" style:font-size-complex="10pt" style:font-weight-complex="normal"/>
    </style:style>
    <style:style style:name="T470" style:family="text">
      <style:text-properties fo:color="#000000" loext:opacity="100%" style:text-line-through-style="none" style:text-line-through-type="none" style:font-name="Open Sans" fo:font-size="10pt" fo:language="en" fo:country="GB" style:text-underline-style="none" fo:font-weight="normal" officeooo:rsid="00f4c4f1" style:font-name-asian="Calibri" style:font-size-asian="10pt" style:font-weight-asian="normal" style:font-name-complex="Calibri" style:font-size-complex="10pt" style:font-weight-complex="normal"/>
    </style:style>
    <style:style style:name="T471" style:family="text">
      <style:text-properties fo:color="#000000" loext:opacity="100%" style:text-line-through-style="none" style:text-line-through-type="none" style:font-name="Open Sans" fo:font-size="10pt" fo:language="en" fo:country="GB" style:text-underline-style="none" fo:font-weight="normal" officeooo:rsid="006152f9" style:font-name-asian="Calibri" style:font-size-asian="10pt" style:font-weight-asian="normal" style:font-name-complex="Calibri" style:font-size-complex="10pt" style:font-weight-complex="normal"/>
    </style:style>
    <style:style style:name="T472" style:family="text">
      <style:text-properties fo:color="#000000" loext:opacity="100%" style:text-line-through-style="none" style:text-line-through-type="none" style:font-name="Open Sans" fo:font-size="10pt" fo:language="en" fo:country="GB" style:text-underline-style="none" fo:font-weight="normal" officeooo:rsid="006316fc" style:font-name-asian="Calibri" style:font-size-asian="10pt" style:font-weight-asian="normal" style:font-name-complex="Calibri" style:font-size-complex="10pt" style:font-weight-complex="normal"/>
    </style:style>
    <style:style style:name="T473" style:family="text">
      <style:text-properties fo:color="#000000" loext:opacity="100%" style:text-line-through-style="none" style:text-line-through-type="none" style:font-name="Open Sans" fo:font-size="10pt" fo:language="en" fo:country="GB" style:text-underline-style="none" fo:font-weight="normal" officeooo:rsid="00f68a3a" style:font-name-asian="Calibri" style:font-size-asian="10pt" style:font-weight-asian="normal" style:font-name-complex="Calibri" style:font-size-complex="10pt" style:font-weight-complex="normal"/>
    </style:style>
    <style:style style:name="T474" style:family="text">
      <style:text-properties fo:color="#000000" loext:opacity="100%" style:text-line-through-style="none" style:text-line-through-type="none" style:font-name="Open Sans" fo:font-size="10pt" fo:language="en" fo:country="GB" style:text-underline-style="none" fo:font-weight="normal" officeooo:rsid="00f6b5dc" style:font-name-asian="Calibri" style:font-size-asian="10pt" style:font-weight-asian="normal" style:font-name-complex="Calibri" style:font-size-complex="10pt" style:font-weight-complex="normal"/>
    </style:style>
    <style:style style:name="T475" style:family="text">
      <style:text-properties fo:color="#000000" loext:opacity="100%" style:text-line-through-style="none" style:text-line-through-type="none" style:font-name="Open Sans" fo:font-size="10pt" fo:language="en" fo:country="GB" style:text-underline-style="none" fo:font-weight="normal" officeooo:rsid="00f71e76" style:font-name-asian="Calibri" style:font-size-asian="10pt" style:font-weight-asian="normal" style:font-name-complex="Calibri" style:font-size-complex="10pt" style:font-weight-complex="normal"/>
    </style:style>
    <style:style style:name="T476" style:family="text">
      <style:text-properties fo:color="#000000" loext:opacity="100%" style:text-line-through-style="none" style:text-line-through-type="none" style:font-name="Open Sans" fo:font-size="10pt" fo:language="en" fo:country="GB" style:text-underline-style="none" fo:font-weight="normal" officeooo:rsid="00f7ce98" style:font-name-asian="Calibri" style:font-size-asian="10pt" style:font-weight-asian="normal" style:font-name-complex="Calibri" style:font-size-complex="10pt" style:font-weight-complex="normal"/>
    </style:style>
    <style:style style:name="T477" style:family="text">
      <style:text-properties fo:color="#000000" loext:opacity="100%" style:text-line-through-style="none" style:text-line-through-type="none" style:font-name="Open Sans" fo:font-size="10pt" fo:language="en" fo:country="GB" style:text-underline-style="none" fo:font-weight="normal" officeooo:rsid="00fadf30" style:font-name-asian="Calibri" style:font-size-asian="10pt" style:font-weight-asian="normal" style:font-name-complex="Calibri" style:font-size-complex="10pt" style:font-weight-complex="normal"/>
    </style:style>
    <style:style style:name="T478" style:family="text">
      <style:text-properties fo:color="#000000" loext:opacity="100%" style:text-line-through-style="none" style:text-line-through-type="none" style:font-name="Open Sans" fo:font-size="10pt" fo:language="en" fo:country="GB" style:text-underline-style="none" fo:font-weight="normal" officeooo:rsid="00fc5af3" style:font-name-asian="Calibri" style:font-size-asian="10pt" style:font-weight-asian="normal" style:font-name-complex="Calibri" style:font-size-complex="10pt" style:font-weight-complex="normal"/>
    </style:style>
    <style:style style:name="T479" style:family="text">
      <style:text-properties fo:color="#000000" loext:opacity="100%" style:text-line-through-style="none" style:text-line-through-type="none" style:font-name="Open Sans" fo:font-size="10pt" fo:language="en" fo:country="GB" style:text-underline-style="none" fo:font-weight="normal" officeooo:rsid="00fd02f1" style:font-name-asian="Calibri" style:font-size-asian="10pt" style:font-weight-asian="normal" style:font-name-complex="Calibri" style:font-size-complex="10pt" style:font-weight-complex="normal"/>
    </style:style>
    <style:style style:name="T480" style:family="text">
      <style:text-properties fo:color="#000000" loext:opacity="100%" style:text-line-through-style="none" style:text-line-through-type="none" style:font-name="Open Sans" fo:font-size="10pt" fo:language="en" fo:country="GB" style:text-underline-style="none" fo:font-weight="normal" officeooo:rsid="006973de" style:font-name-asian="Calibri" style:font-size-asian="10pt" style:font-weight-asian="normal" style:font-name-complex="Calibri" style:font-size-complex="10pt" style:font-weight-complex="normal"/>
    </style:style>
    <style:style style:name="T481" style:family="text">
      <style:text-properties fo:color="#000000" loext:opacity="100%" style:text-line-through-style="none" style:text-line-through-type="none" style:font-name="Open Sans" fo:font-size="10pt" fo:language="en" fo:country="GB" style:text-underline-style="none" fo:font-weight="normal" officeooo:rsid="00fe2418" style:font-name-asian="Calibri" style:font-size-asian="10pt" style:font-weight-asian="normal" style:font-name-complex="Calibri" style:font-size-complex="10pt" style:font-weight-complex="normal"/>
    </style:style>
    <style:style style:name="T482" style:family="text">
      <style:text-properties fo:color="#000000" loext:opacity="100%" style:text-line-through-style="none" style:text-line-through-type="none" style:font-name="Open Sans" fo:font-size="10pt" fo:language="en" fo:country="GB" style:text-underline-style="none" fo:font-weight="normal" officeooo:rsid="006a6de3" style:font-name-asian="Calibri" style:font-size-asian="10pt" style:font-weight-asian="normal" style:font-name-complex="Calibri" style:font-size-complex="10pt" style:font-weight-complex="normal"/>
    </style:style>
    <style:style style:name="T483" style:family="text">
      <style:text-properties fo:color="#000000" loext:opacity="100%" style:text-line-through-style="none" style:text-line-through-type="none" style:font-name="Open Sans" fo:font-size="10pt" fo:language="en" fo:country="GB" style:text-underline-style="none" fo:font-weight="normal" officeooo:rsid="01040dca" style:font-name-asian="Calibri" style:font-size-asian="10pt" style:font-weight-asian="normal" style:font-name-complex="Calibri" style:font-size-complex="10pt" style:font-weight-complex="normal"/>
    </style:style>
    <style:style style:name="T484" style:family="text">
      <style:text-properties fo:color="#000000" loext:opacity="100%" style:text-line-through-style="none" style:text-line-through-type="none" style:font-name="Open Sans" fo:font-size="10pt" fo:language="en" fo:country="GB" style:text-underline-style="none" fo:font-weight="normal" officeooo:rsid="01057d82" style:font-name-asian="Calibri" style:font-size-asian="10pt" style:font-weight-asian="normal" style:font-name-complex="Calibri" style:font-size-complex="10pt" style:font-weight-complex="normal"/>
    </style:style>
    <style:style style:name="T485" style:family="text">
      <style:text-properties fo:color="#000000" loext:opacity="100%" style:text-line-through-style="none" style:text-line-through-type="none" style:font-name="Open Sans" fo:font-size="10pt" fo:language="en" fo:country="GB" style:text-underline-style="none" fo:font-weight="normal" officeooo:rsid="0105b9c9" style:font-name-asian="Calibri" style:font-size-asian="10pt" style:font-weight-asian="normal" style:font-name-complex="Calibri" style:font-size-complex="10pt" style:font-weight-complex="normal"/>
    </style:style>
    <style:style style:name="T486" style:family="text">
      <style:text-properties fo:color="#000000" loext:opacity="100%" style:text-line-through-style="none" style:text-line-through-type="none" style:font-name="Open Sans" fo:font-size="10pt" fo:language="en" fo:country="GB" style:text-underline-style="none" fo:font-weight="normal" officeooo:rsid="0105ef5b" style:font-name-asian="Calibri" style:font-size-asian="10pt" style:font-weight-asian="normal" style:font-name-complex="Calibri" style:font-size-complex="10pt" style:font-weight-complex="normal"/>
    </style:style>
    <style:style style:name="T487" style:family="text">
      <style:text-properties fo:color="#000000" loext:opacity="100%" style:text-line-through-style="none" style:text-line-through-type="none" style:font-name="Open Sans" fo:font-size="10pt" fo:language="en" fo:country="GB" style:text-underline-style="none" fo:font-weight="normal" officeooo:rsid="006b52be" style:font-name-asian="Calibri" style:font-size-asian="10pt" style:font-weight-asian="normal" style:font-name-complex="Calibri" style:font-size-complex="10pt" style:font-weight-complex="normal"/>
    </style:style>
    <style:style style:name="T488" style:family="text">
      <style:text-properties fo:color="#000000" loext:opacity="100%" style:text-line-through-style="none" style:text-line-through-type="none" style:font-name="Open Sans" fo:font-size="10pt" fo:language="en" fo:country="GB" style:text-underline-style="none" fo:font-weight="normal" officeooo:rsid="006caeb3" style:font-name-asian="Calibri" style:font-size-asian="10pt" style:font-weight-asian="normal" style:font-name-complex="Calibri" style:font-size-complex="10pt" style:font-weight-complex="normal"/>
    </style:style>
    <style:style style:name="T489" style:family="text">
      <style:text-properties fo:color="#000000" loext:opacity="100%" style:text-line-through-style="none" style:text-line-through-type="none" style:font-name="Open Sans" fo:font-size="10pt" fo:language="en" fo:country="GB" style:text-underline-style="none" fo:font-weight="normal" officeooo:rsid="006dd455" style:font-name-asian="Calibri" style:font-size-asian="10pt" style:font-weight-asian="normal" style:font-name-complex="Calibri" style:font-size-complex="10pt" style:font-weight-complex="normal"/>
    </style:style>
    <style:style style:name="T490" style:family="text">
      <style:text-properties fo:color="#000000" loext:opacity="100%" style:text-line-through-style="none" style:text-line-through-type="none" style:font-name="Open Sans" fo:font-size="10pt" fo:language="en" fo:country="GB" style:text-underline-style="none" fo:font-weight="normal" officeooo:rsid="01079971" style:font-name-asian="Calibri" style:font-size-asian="10pt" style:font-weight-asian="normal" style:font-name-complex="Calibri" style:font-size-complex="10pt" style:font-weight-complex="normal"/>
    </style:style>
    <style:style style:name="T491" style:family="text">
      <style:text-properties fo:color="#000000" loext:opacity="100%" style:text-line-through-style="none" style:text-line-through-type="none" style:font-name="Open Sans" fo:font-size="10pt" fo:language="en" fo:country="GB" style:text-underline-style="none" fo:font-weight="normal" officeooo:rsid="010a20d1" style:font-name-asian="Calibri" style:font-size-asian="10pt" style:font-weight-asian="normal" style:font-name-complex="Calibri" style:font-size-complex="10pt" style:font-weight-complex="normal"/>
    </style:style>
    <style:style style:name="T492" style:family="text">
      <style:text-properties fo:color="#000000" loext:opacity="100%" style:text-line-through-style="none" style:text-line-through-type="none" style:font-name="Open Sans" fo:font-size="10pt" fo:language="en" fo:country="GB" style:text-underline-style="none" fo:font-weight="normal" officeooo:rsid="010b8a0d" style:font-name-asian="Calibri" style:font-size-asian="10pt" style:font-weight-asian="normal" style:font-name-complex="Calibri" style:font-size-complex="10pt" style:font-weight-complex="normal"/>
    </style:style>
    <style:style style:name="T493" style:family="text">
      <style:text-properties fo:color="#000000" loext:opacity="100%" style:text-line-through-style="none" style:text-line-through-type="none" style:font-name="Open Sans" fo:font-size="10pt" fo:language="en" fo:country="GB" style:text-underline-style="none" fo:font-weight="normal" officeooo:rsid="010bb931" style:font-name-asian="Calibri" style:font-size-asian="10pt" style:font-weight-asian="normal" style:font-name-complex="Calibri" style:font-size-complex="10pt" style:font-weight-complex="normal"/>
    </style:style>
    <style:style style:name="T494" style:family="text">
      <style:text-properties fo:color="#000000" loext:opacity="100%" style:text-line-through-style="none" style:text-line-through-type="none" style:font-name="Open Sans" fo:font-size="10pt" fo:language="en" fo:country="GB" style:text-underline-style="none" fo:font-weight="normal" officeooo:rsid="007111a3" style:font-name-asian="Calibri" style:font-size-asian="10pt" style:font-weight-asian="normal" style:font-name-complex="Calibri" style:font-size-complex="10pt" style:font-weight-complex="normal"/>
    </style:style>
    <style:style style:name="T495" style:family="text">
      <style:text-properties fo:color="#000000" loext:opacity="100%" style:text-line-through-style="none" style:text-line-through-type="none" style:font-name="Open Sans" fo:font-size="10pt" fo:language="en" fo:country="GB" style:text-underline-style="none" fo:font-weight="normal" officeooo:rsid="010d2ce5" style:font-name-asian="Calibri" style:font-size-asian="10pt" style:font-weight-asian="normal" style:font-name-complex="Calibri" style:font-size-complex="10pt" style:font-weight-complex="normal"/>
    </style:style>
    <style:style style:name="T496" style:family="text">
      <style:text-properties fo:color="#000000" loext:opacity="100%" style:text-line-through-style="none" style:text-line-through-type="none" style:font-name="Open Sans" fo:font-size="10pt" fo:language="en" fo:country="GB" style:text-underline-style="none" fo:font-weight="normal" officeooo:rsid="010ef6e8" style:font-name-asian="Calibri" style:font-size-asian="10pt" style:font-weight-asian="normal" style:font-name-complex="Calibri" style:font-size-complex="10pt" style:font-weight-complex="normal"/>
    </style:style>
    <style:style style:name="T497" style:family="text">
      <style:text-properties fo:color="#000000" loext:opacity="100%" style:text-line-through-style="none" style:text-line-through-type="none" style:font-name="Open Sans" fo:font-size="10pt" fo:language="en" fo:country="GB" style:text-underline-style="none" fo:font-weight="normal" officeooo:rsid="007288e6" style:font-name-asian="Calibri" style:font-size-asian="10pt" style:font-weight-asian="normal" style:font-name-complex="Calibri" style:font-size-complex="10pt" style:font-weight-complex="normal"/>
    </style:style>
    <style:style style:name="T498" style:family="text">
      <style:text-properties fo:color="#000000" loext:opacity="100%" style:text-line-through-style="none" style:text-line-through-type="none" style:font-name="Open Sans" fo:font-size="10pt" fo:language="en" fo:country="GB" style:text-underline-style="none" fo:font-weight="normal" officeooo:rsid="011246ad" style:font-name-asian="Calibri" style:font-size-asian="10pt" style:font-weight-asian="normal" style:font-name-complex="Calibri" style:font-size-complex="10pt" style:font-weight-complex="normal"/>
    </style:style>
    <style:style style:name="T499" style:family="text">
      <style:text-properties fo:color="#000000" loext:opacity="100%" style:text-line-through-style="none" style:text-line-through-type="none" style:font-name="Open Sans" fo:font-size="10pt" fo:language="en" fo:country="GB" style:text-underline-style="none" fo:font-weight="normal" officeooo:rsid="0113a079" style:font-name-asian="Calibri" style:font-size-asian="10pt" style:font-weight-asian="normal" style:font-name-complex="Calibri" style:font-size-complex="10pt" style:font-weight-complex="normal"/>
    </style:style>
    <style:style style:name="T500" style:family="text">
      <style:text-properties fo:color="#000000" loext:opacity="100%" style:text-line-through-style="none" style:text-line-through-type="none" style:font-name="Open Sans" fo:font-size="10pt" fo:language="en" fo:country="GB" style:text-underline-style="none" fo:font-weight="normal" officeooo:rsid="0073d7e3" style:font-name-asian="Calibri" style:font-size-asian="10pt" style:font-weight-asian="normal" style:font-name-complex="Calibri" style:font-size-complex="10pt" style:font-weight-complex="normal"/>
    </style:style>
    <style:style style:name="T501" style:family="text">
      <style:text-properties fo:color="#000000" loext:opacity="100%" style:text-line-through-style="none" style:text-line-through-type="none" style:font-name="Open Sans" fo:font-size="10pt" fo:language="en" fo:country="GB" style:text-underline-style="none" fo:font-weight="normal" officeooo:rsid="00a85ce2" style:font-name-asian="Calibri" style:font-size-asian="10pt" style:font-weight-asian="normal" style:font-name-complex="Calibri" style:font-size-complex="10pt" style:font-weight-complex="normal"/>
    </style:style>
    <style:style style:name="T502" style:family="text">
      <style:text-properties fo:color="#000000" loext:opacity="100%" style:text-line-through-style="none" style:text-line-through-type="none" style:font-name="Open Sans" fo:font-size="10pt" fo:language="en" fo:country="GB" style:text-underline-style="none" fo:font-weight="normal" officeooo:rsid="01176393" style:font-name-asian="Calibri" style:font-size-asian="10pt" style:font-weight-asian="normal" style:font-name-complex="Calibri" style:font-size-complex="10pt" style:font-weight-complex="normal"/>
    </style:style>
    <style:style style:name="T503" style:family="text">
      <style:text-properties fo:color="#000000" loext:opacity="100%" style:text-line-through-style="none" style:text-line-through-type="none" style:font-name="Open Sans" fo:font-size="10pt" fo:language="en" fo:country="GB" style:text-underline-style="none" fo:font-weight="normal" officeooo:rsid="0078d957" style:font-name-asian="Calibri" style:font-size-asian="10pt" style:font-weight-asian="normal" style:font-name-complex="Calibri" style:font-size-complex="10pt" style:font-weight-complex="normal"/>
    </style:style>
    <style:style style:name="T504" style:family="text">
      <style:text-properties fo:color="#000000" loext:opacity="100%" style:text-line-through-style="none" style:text-line-through-type="none" style:font-name="Open Sans" fo:font-size="10pt" fo:language="en" fo:country="GB" style:text-underline-style="none" fo:font-weight="normal" officeooo:rsid="0118f432" style:font-name-asian="Calibri" style:font-size-asian="10pt" style:font-weight-asian="normal" style:font-name-complex="Calibri" style:font-size-complex="10pt" style:font-weight-complex="normal"/>
    </style:style>
    <style:style style:name="T505" style:family="text">
      <style:text-properties fo:color="#000000" loext:opacity="100%" style:text-line-through-style="none" style:text-line-through-type="none" style:font-name="Open Sans" fo:font-size="10pt" fo:language="en" fo:country="GB" style:text-underline-style="none" fo:font-weight="normal" officeooo:rsid="011aff37" style:font-name-asian="Calibri" style:font-size-asian="10pt" style:font-weight-asian="normal" style:font-name-complex="Calibri" style:font-size-complex="10pt" style:font-weight-complex="normal"/>
    </style:style>
    <style:style style:name="T506" style:family="text">
      <style:text-properties fo:color="#000000" loext:opacity="100%" style:text-line-through-style="none" style:text-line-through-type="none" style:font-name="Open Sans" fo:font-size="10pt" fo:language="en" fo:country="GB" style:text-underline-style="none" fo:font-weight="normal" officeooo:rsid="011d1738" style:font-name-asian="Calibri" style:font-size-asian="10pt" style:font-weight-asian="normal" style:font-name-complex="Calibri" style:font-size-complex="10pt" style:font-weight-complex="normal"/>
    </style:style>
    <style:style style:name="T507" style:family="text">
      <style:text-properties fo:color="#000000" loext:opacity="100%" style:text-line-through-style="none" style:text-line-through-type="none" style:font-name="Open Sans" fo:font-size="10pt" fo:language="en" fo:country="GB" style:text-underline-style="none" fo:font-weight="normal" officeooo:rsid="011fc57f" style:font-name-asian="Calibri" style:font-size-asian="10pt" style:font-weight-asian="normal" style:font-name-complex="Calibri" style:font-size-complex="10pt" style:font-weight-complex="normal"/>
    </style:style>
    <style:style style:name="T508" style:family="text">
      <style:text-properties fo:color="#000000" loext:opacity="100%" style:text-line-through-style="none" style:text-line-through-type="none" style:font-name="Open Sans" fo:font-size="10pt" fo:language="en" fo:country="GB" style:text-underline-style="none" fo:font-weight="normal" officeooo:rsid="0121eff5" style:font-name-asian="Calibri" style:font-size-asian="10pt" style:font-weight-asian="normal" style:font-name-complex="Calibri" style:font-size-complex="10pt" style:font-weight-complex="normal"/>
    </style:style>
    <style:style style:name="T509" style:family="text">
      <style:text-properties fo:color="#000000" loext:opacity="100%" style:text-line-through-style="none" style:text-line-through-type="none" style:font-name="Open Sans" fo:font-size="10pt" fo:language="en" fo:country="GB" style:text-underline-style="none" fo:font-weight="normal" officeooo:rsid="0127928e" style:font-name-asian="Calibri" style:font-size-asian="10pt" style:font-weight-asian="normal" style:font-name-complex="Calibri" style:font-size-complex="10pt" style:font-weight-complex="normal"/>
    </style:style>
    <style:style style:name="T510" style:family="text">
      <style:text-properties fo:color="#000000" loext:opacity="100%" style:text-line-through-style="none" style:text-line-through-type="none" style:font-name="Open Sans" fo:font-size="10pt" fo:language="en" fo:country="GB" style:text-underline-style="none" fo:font-weight="normal" officeooo:rsid="01298e77" style:font-name-asian="Calibri" style:font-size-asian="10pt" style:font-weight-asian="normal" style:font-name-complex="Calibri" style:font-size-complex="10pt" style:font-weight-complex="normal"/>
    </style:style>
    <style:style style:name="T511" style:family="text">
      <style:text-properties fo:color="#000000" loext:opacity="100%" style:text-line-through-style="none" style:text-line-through-type="none" style:font-name="Open Sans" fo:font-size="10pt" fo:language="en" fo:country="GB" style:text-underline-style="none" fo:font-weight="normal" officeooo:rsid="012b30d3" style:font-name-asian="Calibri" style:font-size-asian="10pt" style:font-weight-asian="normal" style:font-name-complex="Calibri" style:font-size-complex="10pt" style:font-weight-complex="normal"/>
    </style:style>
    <style:style style:name="T512" style:family="text">
      <style:text-properties fo:color="#000000" loext:opacity="100%" style:text-line-through-style="none" style:text-line-through-type="none" style:font-name="Open Sans" fo:font-size="10pt" fo:language="en" fo:country="GB" style:text-underline-style="none" fo:font-weight="normal" officeooo:rsid="012cdb99" style:font-name-asian="Calibri" style:font-size-asian="10pt" style:font-weight-asian="normal" style:font-name-complex="Calibri" style:font-size-complex="10pt" style:font-weight-complex="normal"/>
    </style:style>
    <style:style style:name="T513" style:family="text">
      <style:text-properties fo:color="#000000" loext:opacity="100%" style:text-line-through-style="none" style:text-line-through-type="none" style:font-name="Open Sans" fo:font-size="10pt" fo:language="en" fo:country="GB" style:text-underline-style="none" fo:font-weight="normal" officeooo:rsid="0130a3bb" style:font-name-asian="Calibri" style:font-size-asian="10pt" style:font-weight-asian="normal" style:font-name-complex="Calibri" style:font-size-complex="10pt" style:font-weight-complex="normal"/>
    </style:style>
    <style:style style:name="T514" style:family="text">
      <style:text-properties fo:color="#000000" loext:opacity="100%" style:text-line-through-style="none" style:text-line-through-type="none" style:font-name="Open Sans" fo:font-size="10pt" fo:language="en" fo:country="GB" style:text-underline-style="none" fo:font-weight="normal" officeooo:rsid="01329658" style:font-name-asian="Calibri" style:font-size-asian="10pt" style:font-weight-asian="normal" style:font-name-complex="Calibri" style:font-size-complex="10pt" style:font-weight-complex="normal"/>
    </style:style>
    <style:style style:name="T515" style:family="text">
      <style:text-properties fo:color="#000000" loext:opacity="100%" style:text-line-through-style="none" style:text-line-through-type="none" style:font-name="Open Sans" fo:font-size="10pt" fo:language="en" fo:country="GB" style:text-underline-style="none" fo:font-weight="normal" officeooo:rsid="013539ed" style:font-name-asian="Calibri" style:font-size-asian="10pt" style:font-weight-asian="normal" style:font-name-complex="Calibri" style:font-size-complex="10pt" style:font-weight-complex="normal"/>
    </style:style>
    <style:style style:name="T516" style:family="text">
      <style:text-properties fo:color="#000000" loext:opacity="100%" style:text-line-through-style="none" style:text-line-through-type="none" style:font-name="Open Sans" fo:font-size="10pt" fo:language="en" fo:country="GB" style:text-underline-style="none" fo:font-weight="normal" officeooo:rsid="0136cac6" style:font-name-asian="Calibri" style:font-size-asian="10pt" style:font-weight-asian="normal" style:font-name-complex="Calibri" style:font-size-complex="10pt" style:font-weight-complex="normal"/>
    </style:style>
    <style:style style:name="T517" style:family="text">
      <style:text-properties fo:color="#000000" loext:opacity="100%" style:text-line-through-style="none" style:text-line-through-type="none" style:font-name="Open Sans" fo:font-size="10pt" fo:language="en" fo:country="GB" style:text-underline-style="none" fo:font-weight="normal" officeooo:rsid="013cf11c" style:font-name-asian="Calibri" style:font-size-asian="10pt" style:font-weight-asian="normal" style:font-name-complex="Calibri" style:font-size-complex="10pt" style:font-weight-complex="normal"/>
    </style:style>
    <style:style style:name="T518" style:family="text">
      <style:text-properties fo:color="#000000" loext:opacity="100%" style:text-line-through-style="none" style:text-line-through-type="none" style:font-name="Open Sans" fo:font-size="10pt" fo:language="en" fo:country="GB" style:text-underline-style="none" fo:font-weight="normal" officeooo:rsid="013cfde4" style:font-name-asian="Calibri" style:font-size-asian="10pt" style:font-weight-asian="normal" style:font-name-complex="Calibri" style:font-size-complex="10pt" style:font-weight-complex="normal"/>
    </style:style>
    <style:style style:name="T519" style:family="text">
      <style:text-properties fo:color="#000000" loext:opacity="100%" style:text-line-through-style="none" style:text-line-through-type="none" style:font-name="Open Sans" fo:font-size="10pt" fo:language="en" fo:country="GB" style:text-underline-style="none" fo:font-weight="normal" officeooo:rsid="0140c474" style:font-name-asian="Calibri" style:font-size-asian="10pt" style:font-weight-asian="normal" style:font-name-complex="Calibri" style:font-size-complex="10pt" style:font-weight-complex="normal"/>
    </style:style>
    <style:style style:name="T520" style:family="text">
      <style:text-properties fo:color="#000000" loext:opacity="100%" style:text-line-through-style="none" style:text-line-through-type="none" style:font-name="Open Sans" fo:font-size="10pt" fo:language="en" fo:country="GB" style:text-underline-style="none" fo:font-weight="normal" officeooo:rsid="0144a8f8" style:font-name-asian="Calibri" style:font-size-asian="10pt" style:font-weight-asian="normal" style:font-name-complex="Calibri" style:font-size-complex="10pt" style:font-weight-complex="normal"/>
    </style:style>
    <style:style style:name="T521" style:family="text">
      <style:text-properties fo:color="#000000" loext:opacity="100%" style:text-line-through-style="none" style:text-line-through-type="none" style:font-name="Open Sans" fo:font-size="10pt" fo:language="en" fo:country="GB" style:text-underline-style="none" fo:font-weight="normal" officeooo:rsid="014772cd" style:font-name-asian="Calibri" style:font-size-asian="10pt" style:font-weight-asian="normal" style:font-name-complex="Calibri" style:font-size-complex="10pt" style:font-weight-complex="normal"/>
    </style:style>
    <style:style style:name="T522" style:family="text">
      <style:text-properties fo:color="#000000" loext:opacity="100%" style:text-line-through-style="none" style:text-line-through-type="none" style:font-name="Open Sans" fo:font-size="10pt" fo:language="en" fo:country="GB" style:text-underline-style="none" fo:font-weight="normal" officeooo:rsid="014bf50b" style:font-name-asian="Calibri" style:font-size-asian="10pt" style:font-weight-asian="normal" style:font-name-complex="Calibri" style:font-size-complex="10pt" style:font-weight-complex="normal"/>
    </style:style>
    <style:style style:name="T523" style:family="text">
      <style:text-properties fo:color="#000000" loext:opacity="100%" style:text-line-through-style="none" style:text-line-through-type="none" style:font-name="Open Sans" fo:font-size="10pt" fo:language="en" fo:country="GB" style:text-underline-style="none" fo:font-weight="normal" officeooo:rsid="014d6458" style:font-name-asian="Calibri" style:font-size-asian="10pt" style:font-weight-asian="normal" style:font-name-complex="Calibri" style:font-size-complex="10pt" style:font-weight-complex="normal"/>
    </style:style>
    <style:style style:name="T524" style:family="text">
      <style:text-properties fo:color="#000000" loext:opacity="100%" style:text-line-through-style="none" style:text-line-through-type="none" style:font-name="Open Sans" fo:font-size="10pt" fo:language="en" fo:country="GB" style:text-underline-style="none" fo:font-weight="normal" officeooo:rsid="014ed339" style:font-name-asian="Calibri" style:font-size-asian="10pt" style:font-weight-asian="normal" style:font-name-complex="Calibri" style:font-size-complex="10pt" style:font-weight-complex="normal"/>
    </style:style>
    <style:style style:name="T525" style:family="text">
      <style:text-properties fo:color="#000000" loext:opacity="100%" style:text-line-through-style="none" style:text-line-through-type="none" style:font-name="Open Sans" fo:font-size="10pt" fo:language="en" fo:country="GB" style:text-underline-style="none" fo:font-weight="normal" officeooo:rsid="015bc5c3" style:font-name-asian="Calibri" style:font-size-asian="10pt" style:font-weight-asian="normal" style:font-name-complex="Calibri" style:font-size-complex="10pt" style:font-weight-complex="normal"/>
    </style:style>
    <style:style style:name="T526" style:family="text">
      <style:text-properties fo:color="#000000" loext:opacity="100%" style:text-line-through-style="none" style:text-line-through-type="none" style:font-name="Open Sans" fo:font-size="10pt" fo:language="en" fo:country="GB" style:text-underline-style="none" fo:font-weight="normal" officeooo:rsid="015c7434" style:font-name-asian="Calibri" style:font-size-asian="10pt" style:font-weight-asian="normal" style:font-name-complex="Calibri" style:font-size-complex="10pt" style:font-weight-complex="normal"/>
    </style:style>
    <style:style style:name="T527" style:family="text">
      <style:text-properties fo:color="#000000" loext:opacity="100%" style:text-line-through-style="none" style:text-line-through-type="none" style:font-name="Open Sans" fo:font-size="10pt" fo:language="en" fo:country="GB" style:text-underline-style="none" fo:font-weight="normal" officeooo:rsid="015fdb62" style:font-name-asian="Calibri" style:font-size-asian="10pt" style:font-weight-asian="normal" style:font-name-complex="Calibri" style:font-size-complex="10pt" style:font-weight-complex="normal"/>
    </style:style>
    <style:style style:name="T528" style:family="text">
      <style:text-properties fo:color="#000000" loext:opacity="100%" style:text-line-through-style="none" style:text-line-through-type="none" style:font-name="Open Sans" fo:font-size="10pt" fo:language="en" fo:country="GB" style:text-underline-style="none" fo:font-weight="normal" officeooo:rsid="00f80779" style:font-name-asian="Calibri" style:font-size-asian="10pt" style:font-weight-asian="normal" style:font-name-complex="Calibri" style:font-size-complex="10pt" style:font-weight-complex="normal"/>
    </style:style>
    <style:style style:name="T529" style:family="text">
      <style:text-properties fo:color="#000000" loext:opacity="100%" style:text-line-through-style="none" style:text-line-through-type="none" style:font-name="Open Sans" fo:font-size="10pt" fo:language="en" fo:country="GB" style:text-underline-style="none" fo:font-weight="normal" officeooo:rsid="00f939ef" style:font-name-asian="Calibri" style:font-size-asian="10pt" style:font-weight-asian="normal" style:font-name-complex="Calibri" style:font-size-complex="10pt" style:font-weight-complex="normal"/>
    </style:style>
    <style:style style:name="T530" style:family="text">
      <style:text-properties fo:color="#000000" loext:opacity="100%" style:text-line-through-style="none" style:text-line-through-type="none" style:font-name="Open Sans" fo:font-size="10pt" fo:language="en" fo:country="GB" style:text-underline-style="none" fo:font-weight="normal" officeooo:rsid="01612f84" style:font-name-asian="Calibri" style:font-size-asian="10pt" style:font-weight-asian="normal" style:font-name-complex="Calibri" style:font-size-complex="10pt" style:font-weight-complex="normal"/>
    </style:style>
    <style:style style:name="T531" style:family="text">
      <style:text-properties fo:color="#000000" loext:opacity="100%" style:text-line-through-style="none" style:text-line-through-type="none" style:font-name="Open Sans" fo:font-size="10pt" fo:language="en" fo:country="GB" style:text-underline-style="none" fo:font-weight="normal" officeooo:rsid="0164d1a7" style:font-name-asian="Calibri" style:font-size-asian="10pt" style:font-weight-asian="normal" style:font-name-complex="Calibri" style:font-size-complex="10pt" style:font-weight-complex="normal"/>
    </style:style>
    <style:style style:name="T532" style:family="text">
      <style:text-properties fo:color="#000000" loext:opacity="100%" style:text-line-through-style="none" style:text-line-through-type="none" style:font-name="Open Sans" fo:font-size="10pt" fo:language="en" fo:country="GB" style:text-underline-style="none" fo:font-weight="normal" officeooo:rsid="016706e6" style:font-name-asian="Calibri" style:font-size-asian="10pt" style:font-weight-asian="normal" style:font-name-complex="Calibri" style:font-size-complex="10pt" style:font-weight-complex="normal"/>
    </style:style>
    <style:style style:name="T533" style:family="text">
      <style:text-properties fo:color="#000000" loext:opacity="100%" style:text-line-through-style="none" style:text-line-through-type="none" style:font-name="Open Sans" fo:font-size="10pt" fo:language="en" fo:country="GB" style:text-underline-style="none" fo:font-weight="normal" officeooo:rsid="0167a85a" style:font-name-asian="Calibri" style:font-size-asian="10pt" style:font-weight-asian="normal" style:font-name-complex="Calibri" style:font-size-complex="10pt" style:font-weight-complex="normal"/>
    </style:style>
    <style:style style:name="T534" style:family="text">
      <style:text-properties fo:color="#000000" loext:opacity="100%" style:text-line-through-style="none" style:text-line-through-type="none" style:font-name="Open Sans" fo:font-size="10pt" fo:language="en" fo:country="GB" style:text-underline-style="none" fo:font-weight="normal" officeooo:rsid="0169ec08" style:font-name-asian="Calibri" style:font-size-asian="10pt" style:font-weight-asian="normal" style:font-name-complex="Calibri" style:font-size-complex="10pt" style:font-weight-complex="normal"/>
    </style:style>
    <style:style style:name="T535" style:family="text">
      <style:text-properties fo:color="#000000" loext:opacity="100%" style:text-line-through-style="none" style:text-line-through-type="none" style:font-name="Open Sans" fo:font-size="10pt" fo:language="en" fo:country="GB" style:text-underline-style="none" fo:font-weight="normal" officeooo:rsid="016ac133" style:font-name-asian="Calibri" style:font-size-asian="10pt" style:font-weight-asian="normal" style:font-name-complex="Calibri" style:font-size-complex="10pt" style:font-weight-complex="normal"/>
    </style:style>
    <style:style style:name="T536" style:family="text">
      <style:text-properties fo:color="#000000" loext:opacity="100%" style:text-line-through-style="none" style:text-line-through-type="none" style:font-name="Open Sans" fo:font-size="10pt" fo:language="en" fo:country="GB" style:text-underline-style="none" fo:font-weight="normal" officeooo:rsid="016cfe7c" style:font-name-asian="Calibri" style:font-size-asian="10pt" style:font-weight-asian="normal" style:font-name-complex="Calibri" style:font-size-complex="10pt" style:font-weight-complex="normal"/>
    </style:style>
    <style:style style:name="T537" style:family="text">
      <style:text-properties fo:color="#000000" loext:opacity="100%" style:text-line-through-style="none" style:text-line-through-type="none" style:font-name="Open Sans" fo:font-size="10pt" fo:language="en" fo:country="GB" style:text-underline-style="none" fo:font-weight="normal" officeooo:rsid="016fbdb2" style:font-name-asian="Calibri" style:font-size-asian="10pt" style:font-weight-asian="normal" style:font-name-complex="Calibri" style:font-size-complex="10pt" style:font-weight-complex="normal"/>
    </style:style>
    <style:style style:name="T538" style:family="text">
      <style:text-properties fo:color="#000000" loext:opacity="100%" style:text-line-through-style="none" style:text-line-through-type="none" style:font-name="Open Sans" fo:font-size="10pt" fo:language="en" fo:country="GB" style:text-underline-style="none" fo:font-weight="normal" officeooo:rsid="0171c6c7" style:font-name-asian="Calibri" style:font-size-asian="10pt" style:font-weight-asian="normal" style:font-name-complex="Calibri" style:font-size-complex="10pt" style:font-weight-complex="normal"/>
    </style:style>
    <style:style style:name="T539" style:family="text">
      <style:text-properties fo:color="#000000" loext:opacity="100%" style:text-line-through-style="none" style:text-line-through-type="none" style:font-name="Open Sans" fo:font-size="10pt" fo:language="en" fo:country="GB" style:text-underline-style="none" fo:font-weight="normal" officeooo:rsid="01736f17" style:font-name-asian="Calibri" style:font-size-asian="10pt" style:font-weight-asian="normal" style:font-name-complex="Calibri" style:font-size-complex="10pt" style:font-weight-complex="normal"/>
    </style:style>
    <style:style style:name="T540" style:family="text">
      <style:text-properties fo:color="#000000" loext:opacity="100%" style:text-line-through-style="none" style:text-line-through-type="none" style:font-name="Open Sans" fo:font-size="10pt" fo:language="en" fo:country="GB" style:text-underline-style="none" fo:font-weight="normal" officeooo:rsid="017567bd" style:font-name-asian="Calibri" style:font-size-asian="10pt" style:font-weight-asian="normal" style:font-name-complex="Calibri" style:font-size-complex="10pt" style:font-weight-complex="normal"/>
    </style:style>
    <style:style style:name="T541" style:family="text">
      <style:text-properties fo:color="#000000" loext:opacity="100%" style:text-line-through-style="none" style:text-line-through-type="none" style:font-name="Open Sans" fo:font-size="10pt" fo:language="en" fo:country="GB" style:text-underline-style="none" fo:font-weight="normal" officeooo:rsid="017992ce" style:font-name-asian="Calibri" style:font-size-asian="10pt" style:font-weight-asian="normal" style:font-name-complex="Calibri" style:font-size-complex="10pt" style:font-weight-complex="normal"/>
    </style:style>
    <style:style style:name="T542" style:family="text">
      <style:text-properties fo:color="#000000" loext:opacity="100%" style:text-line-through-style="none" style:text-line-through-type="none" style:font-name="Open Sans" fo:font-size="10pt" fo:language="en" fo:country="GB" style:text-underline-style="none" fo:font-weight="normal" officeooo:rsid="017b8ac6" style:font-name-asian="Calibri" style:font-size-asian="10pt" style:font-weight-asian="normal" style:font-name-complex="Calibri" style:font-size-complex="10pt" style:font-weight-complex="normal"/>
    </style:style>
    <style:style style:name="T543" style:family="text">
      <style:text-properties fo:color="#000000" loext:opacity="100%" style:text-line-through-style="none" style:text-line-through-type="none" style:font-name="Open Sans" fo:font-size="10pt" fo:language="en" fo:country="GB" style:text-underline-style="none" fo:font-weight="normal" officeooo:rsid="017d383f" style:font-name-asian="Calibri" style:font-size-asian="10pt" style:font-weight-asian="normal" style:font-name-complex="Calibri" style:font-size-complex="10pt" style:font-weight-complex="normal"/>
    </style:style>
    <style:style style:name="T544" style:family="text">
      <style:text-properties fo:color="#000000" loext:opacity="100%" style:text-line-through-style="none" style:text-line-through-type="none" style:font-name="Open Sans" fo:font-size="10pt" fo:language="en" fo:country="GB" style:text-underline-style="none" fo:font-weight="normal" officeooo:rsid="017d621e" style:font-name-asian="Calibri" style:font-size-asian="10pt" style:font-weight-asian="normal" style:font-name-complex="Calibri" style:font-size-complex="10pt" style:font-weight-complex="normal"/>
    </style:style>
    <style:style style:name="T545" style:family="text">
      <style:text-properties fo:color="#000000" loext:opacity="100%" style:text-line-through-style="none" style:text-line-through-type="none" style:font-name="Open Sans" fo:font-size="10pt" fo:language="en" fo:country="GB" style:text-underline-style="none" fo:font-weight="normal" officeooo:rsid="017d8e42" style:font-name-asian="Calibri" style:font-size-asian="10pt" style:font-weight-asian="normal" style:font-name-complex="Calibri" style:font-size-complex="10pt" style:font-weight-complex="normal"/>
    </style:style>
    <style:style style:name="T546" style:family="text">
      <style:text-properties fo:color="#000000" loext:opacity="100%" style:text-line-through-style="none" style:text-line-through-type="none" style:font-name="Open Sans" fo:font-size="10pt" fo:language="en" fo:country="GB" style:text-underline-style="none" fo:font-weight="normal" officeooo:rsid="017f26a6" style:font-name-asian="Calibri" style:font-size-asian="10pt" style:font-weight-asian="normal" style:font-name-complex="Calibri" style:font-size-complex="10pt" style:font-weight-complex="normal"/>
    </style:style>
    <style:style style:name="T547" style:family="text">
      <style:text-properties fo:color="#000000" loext:opacity="100%" style:text-line-through-style="none" style:text-line-through-type="none" style:font-name="Open Sans" fo:font-size="10pt" fo:language="en" fo:country="GB" style:text-underline-style="none" fo:font-weight="normal" officeooo:rsid="018059f4" style:font-name-asian="Calibri" style:font-size-asian="10pt" style:font-weight-asian="normal" style:font-name-complex="Calibri" style:font-size-complex="10pt" style:font-weight-complex="normal"/>
    </style:style>
    <style:style style:name="T548" style:family="text">
      <style:text-properties fo:color="#000000" loext:opacity="100%" style:text-line-through-style="none" style:text-line-through-type="none" style:font-name="Open Sans" fo:font-size="10pt" fo:language="en" fo:country="GB" style:text-underline-style="none" fo:font-weight="normal" officeooo:rsid="01849def" style:font-name-asian="Calibri" style:font-size-asian="10pt" style:font-weight-asian="normal" style:font-name-complex="Calibri" style:font-size-complex="10pt" style:font-weight-complex="normal"/>
    </style:style>
    <style:style style:name="T549" style:family="text">
      <style:text-properties fo:color="#000000" loext:opacity="100%" style:text-line-through-style="none" style:text-line-through-type="none" style:font-name="Open Sans" fo:font-size="10pt" fo:language="en" fo:country="GB" style:text-underline-style="none" fo:font-weight="normal" officeooo:rsid="018690ee" style:font-name-asian="Calibri" style:font-size-asian="10pt" style:font-weight-asian="normal" style:font-name-complex="Calibri" style:font-size-complex="10pt" style:font-weight-complex="normal"/>
    </style:style>
    <style:style style:name="T550" style:family="text">
      <style:text-properties fo:color="#000000" loext:opacity="100%" style:text-line-through-style="none" style:text-line-through-type="none" style:font-name="Open Sans" fo:font-size="10pt" fo:language="en" fo:country="GB" style:text-underline-style="none" fo:font-weight="normal" officeooo:rsid="01869350" style:font-name-asian="Calibri" style:font-size-asian="10pt" style:font-weight-asian="normal" style:font-name-complex="Calibri" style:font-size-complex="10pt" style:font-weight-complex="normal"/>
    </style:style>
    <style:style style:name="T551" style:family="text">
      <style:text-properties fo:color="#000000" loext:opacity="100%" style:text-line-through-style="none" style:text-line-through-type="none" style:font-name="Open Sans" fo:font-size="10pt" fo:language="en" fo:country="GB" style:text-underline-style="none" fo:font-weight="normal" officeooo:rsid="01884b9c" style:font-name-asian="Calibri" style:font-size-asian="10pt" style:font-weight-asian="normal" style:font-name-complex="Calibri" style:font-size-complex="10pt" style:font-weight-complex="normal"/>
    </style:style>
    <style:style style:name="T552" style:family="text">
      <style:text-properties fo:color="#000000" loext:opacity="100%" style:text-line-through-style="none" style:text-line-through-type="none" style:font-name="Open Sans" fo:font-size="10pt" fo:language="en" fo:country="GB" style:text-underline-style="none" fo:font-weight="normal" officeooo:rsid="01891c0e" style:font-name-asian="Calibri" style:font-size-asian="10pt" style:font-weight-asian="normal" style:font-name-complex="Calibri" style:font-size-complex="10pt" style:font-weight-complex="normal"/>
    </style:style>
    <style:style style:name="T553" style:family="text">
      <style:text-properties fo:color="#000000" loext:opacity="100%" style:text-line-through-style="none" style:text-line-through-type="none" style:font-name="Open Sans" fo:font-size="10pt" fo:language="en" fo:country="GB" style:text-underline-style="none" fo:font-weight="normal" officeooo:rsid="01896de2" style:font-name-asian="Calibri" style:font-size-asian="10pt" style:font-weight-asian="normal" style:font-name-complex="Calibri" style:font-size-complex="10pt" style:font-weight-complex="normal"/>
    </style:style>
    <style:style style:name="T554" style:family="text">
      <style:text-properties fo:color="#000000" loext:opacity="100%" style:text-line-through-style="none" style:text-line-through-type="none" style:font-name="Open Sans" fo:font-size="10pt" fo:language="en" fo:country="GB" style:text-underline-style="none" fo:font-weight="normal" officeooo:rsid="01912389" style:font-name-asian="Calibri" style:font-size-asian="10pt" style:font-weight-asian="normal" style:font-name-complex="Calibri" style:font-size-complex="10pt" style:font-weight-complex="normal"/>
    </style:style>
    <style:style style:name="T555" style:family="text">
      <style:text-properties fo:color="#000000" loext:opacity="100%" style:text-line-through-style="none" style:text-line-through-type="none" style:font-name="Open Sans" fo:font-size="10pt" fo:language="en" fo:country="GB" style:text-underline-style="none" fo:font-weight="normal" officeooo:rsid="01a1ce6f" style:font-name-asian="Calibri" style:font-size-asian="10pt" style:font-weight-asian="normal" style:font-name-complex="Calibri" style:font-size-complex="10pt" style:font-weight-complex="normal"/>
    </style:style>
    <style:style style:name="T556" style:family="text">
      <style:text-properties fo:color="#000000" loext:opacity="100%" style:text-line-through-style="none" style:text-line-through-type="none" style:font-name="Open Sans" fo:font-size="10pt" fo:language="en" fo:country="GB" style:text-underline-style="none" fo:font-weight="normal" officeooo:rsid="01af6cb7" style:font-name-asian="Calibri" style:font-size-asian="10pt" style:font-weight-asian="normal" style:font-name-complex="Calibri" style:font-size-complex="10pt" style:font-weight-complex="normal"/>
    </style:style>
    <style:style style:name="T557" style:family="text">
      <style:text-properties fo:color="#000000" loext:opacity="100%" style:text-line-through-style="none" style:text-line-through-type="none" style:font-name="Open Sans" fo:font-size="10pt" fo:language="en" fo:country="GB" style:text-underline-style="none" fo:font-weight="normal" officeooo:rsid="01afb77b" style:font-name-asian="Calibri" style:font-size-asian="10pt" style:font-weight-asian="normal" style:font-name-complex="Calibri" style:font-size-complex="10pt" style:font-weight-complex="normal"/>
    </style:style>
    <style:style style:name="T558" style:family="text">
      <style:text-properties fo:color="#000000" loext:opacity="100%" style:text-line-through-style="none" style:text-line-through-type="none" style:font-name="Open Sans" fo:font-size="10pt" fo:language="en" fo:country="GB" style:text-underline-style="none" fo:font-weight="normal" officeooo:rsid="01b05df6" style:font-name-asian="Calibri" style:font-size-asian="10pt" style:font-weight-asian="normal" style:font-name-complex="Calibri" style:font-size-complex="10pt" style:font-weight-complex="normal"/>
    </style:style>
    <style:style style:name="T559" style:family="text">
      <style:text-properties fo:color="#000000" loext:opacity="100%" style:text-line-through-style="none" style:text-line-through-type="none" style:font-name="Open Sans" fo:font-size="10pt" fo:language="en" fo:country="GB" style:text-underline-style="none" fo:font-weight="normal" officeooo:rsid="01b1cae4" style:font-name-asian="Calibri" style:font-size-asian="10pt" style:font-weight-asian="normal" style:font-name-complex="Calibri" style:font-size-complex="10pt" style:font-weight-complex="normal"/>
    </style:style>
    <style:style style:name="T560" style:family="text">
      <style:text-properties fo:color="#000000" loext:opacity="100%" style:text-line-through-style="none" style:text-line-through-type="none" style:font-name="Open Sans" fo:font-size="10pt" fo:language="en" fo:country="GB" style:text-underline-style="none" fo:font-weight="normal" officeooo:rsid="01b45f1c" style:font-name-asian="Calibri" style:font-size-asian="10pt" style:font-weight-asian="normal" style:font-name-complex="Calibri" style:font-size-complex="10pt" style:font-weight-complex="normal"/>
    </style:style>
    <style:style style:name="T561" style:family="text">
      <style:text-properties fo:color="#000000" loext:opacity="100%" style:text-line-through-style="none" style:text-line-through-type="none" style:font-name="Open Sans" fo:font-size="10pt" fo:language="en" fo:country="GB" style:text-underline-style="none" fo:font-weight="normal" officeooo:rsid="01b62719" style:font-name-asian="Calibri" style:font-size-asian="10pt" style:font-weight-asian="normal" style:font-name-complex="Calibri" style:font-size-complex="10pt" style:font-weight-complex="normal"/>
    </style:style>
    <style:style style:name="T562" style:family="text">
      <style:text-properties fo:color="#000000" loext:opacity="100%" style:text-line-through-style="none" style:text-line-through-type="none" style:font-name="Open Sans" fo:font-size="10pt" fo:language="en" fo:country="GB" style:text-underline-style="none" fo:font-weight="normal" officeooo:rsid="01b911f0" style:font-name-asian="Calibri" style:font-size-asian="10pt" style:font-weight-asian="normal" style:font-name-complex="Calibri" style:font-size-complex="10pt" style:font-weight-complex="normal"/>
    </style:style>
    <style:style style:name="T563" style:family="text">
      <style:text-properties fo:color="#000000" loext:opacity="100%" style:text-line-through-style="none" style:text-line-through-type="none" style:font-name="Open Sans" fo:font-size="10pt" fo:language="en" fo:country="GB" style:text-underline-style="none" fo:font-weight="normal" officeooo:rsid="01baf2f0" style:font-name-asian="Calibri" style:font-size-asian="10pt" style:font-weight-asian="normal" style:font-name-complex="Calibri" style:font-size-complex="10pt" style:font-weight-complex="normal"/>
    </style:style>
    <style:style style:name="T564" style:family="text">
      <style:text-properties fo:color="#000000" loext:opacity="100%" style:text-line-through-style="none" style:text-line-through-type="none" style:font-name="Open Sans" fo:font-size="10pt" fo:language="en" fo:country="GB" style:text-underline-style="none" fo:font-weight="normal" officeooo:rsid="01bff545" style:font-name-asian="Calibri" style:font-size-asian="10pt" style:font-weight-asian="normal" style:font-name-complex="Calibri" style:font-size-complex="10pt" style:font-weight-complex="normal"/>
    </style:style>
    <style:style style:name="T565" style:family="text">
      <style:text-properties fo:color="#000000" loext:opacity="100%" style:text-line-through-style="none" style:text-line-through-type="none" style:font-name="Open Sans" fo:font-size="10pt" fo:language="en" fo:country="GB" style:text-underline-style="none" fo:font-weight="normal" officeooo:rsid="01c305cf" style:font-name-asian="Calibri" style:font-size-asian="10pt" style:font-weight-asian="normal" style:font-name-complex="Calibri" style:font-size-complex="10pt" style:font-weight-complex="normal"/>
    </style:style>
    <style:style style:name="T566" style:family="text">
      <style:text-properties fo:color="#000000" loext:opacity="100%" style:text-line-through-style="none" style:text-line-through-type="none" style:font-name="Open Sans" fo:font-size="10pt" fo:language="en" fo:country="GB" style:text-underline-style="none" fo:font-weight="normal" officeooo:rsid="01c7ba35" style:font-name-asian="Calibri" style:font-size-asian="10pt" style:font-weight-asian="normal" style:font-name-complex="Calibri" style:font-size-complex="10pt" style:font-weight-complex="normal"/>
    </style:style>
    <style:style style:name="T567" style:family="text">
      <style:text-properties fo:color="#000000" loext:opacity="100%" style:text-line-through-style="none" style:text-line-through-type="none" style:font-name="Open Sans" fo:font-size="10pt" fo:language="en" fo:country="GB" style:text-underline-style="none" fo:font-weight="normal" officeooo:rsid="01c86ba3" style:font-name-asian="Calibri" style:font-size-asian="10pt" style:font-weight-asian="normal" style:font-name-complex="Calibri" style:font-size-complex="10pt" style:font-weight-complex="normal"/>
    </style:style>
    <style:style style:name="T568" style:family="text">
      <style:text-properties fo:color="#000000" loext:opacity="100%" style:text-line-through-style="none" style:text-line-through-type="none" style:font-name="Open Sans" fo:font-size="10pt" fo:language="en" fo:country="GB" style:text-underline-style="none" fo:font-weight="normal" officeooo:rsid="01c96694" style:font-name-asian="Calibri" style:font-size-asian="10pt" style:font-weight-asian="normal" style:font-name-complex="Calibri" style:font-size-complex="10pt" style:font-weight-complex="normal"/>
    </style:style>
    <style:style style:name="T569" style:family="text">
      <style:text-properties fo:color="#000000" loext:opacity="100%" style:text-line-through-style="none" style:text-line-through-type="none" style:font-name="Open Sans" fo:font-size="10pt" fo:language="en" fo:country="GB" style:text-underline-style="none" fo:font-weight="normal" officeooo:rsid="01cc6e5c" style:font-name-asian="Calibri" style:font-size-asian="10pt" style:font-weight-asian="normal" style:font-name-complex="Calibri" style:font-size-complex="10pt" style:font-weight-complex="normal"/>
    </style:style>
    <style:style style:name="T570" style:family="text">
      <style:text-properties fo:color="#000000" loext:opacity="100%" style:text-line-through-style="none" style:text-line-through-type="none" style:font-name="Open Sans" fo:font-size="10pt" fo:language="en" fo:country="GB" style:text-underline-style="none" fo:font-weight="normal" officeooo:rsid="01d316a1" style:font-name-asian="Calibri" style:font-size-asian="10pt" style:font-weight-asian="normal" style:font-name-complex="Calibri" style:font-size-complex="10pt" style:font-weight-complex="normal"/>
    </style:style>
    <style:style style:name="T571" style:family="text">
      <style:text-properties fo:color="#000000" loext:opacity="100%" style:text-line-through-style="none" style:text-line-through-type="none" style:font-name="Open Sans" fo:font-size="10pt" fo:language="en" fo:country="GB" style:text-underline-style="none" fo:font-weight="normal" officeooo:rsid="01d43dd7" style:font-name-asian="Calibri" style:font-size-asian="10pt" style:font-weight-asian="normal" style:font-name-complex="Calibri" style:font-size-complex="10pt" style:font-weight-complex="normal"/>
    </style:style>
    <style:style style:name="T572" style:family="text">
      <style:text-properties fo:color="#000000" loext:opacity="100%" style:text-line-through-style="none" style:text-line-through-type="none" style:font-name="Open Sans" fo:font-size="10pt" fo:language="en" fo:country="GB" style:text-underline-style="none" fo:font-weight="normal" officeooo:rsid="01d4cd69" style:font-name-asian="Calibri" style:font-size-asian="10pt" style:font-weight-asian="normal" style:font-name-complex="Calibri" style:font-size-complex="10pt" style:font-weight-complex="normal"/>
    </style:style>
    <style:style style:name="T573" style:family="text">
      <style:text-properties fo:color="#000000" loext:opacity="100%" style:text-line-through-style="none" style:text-line-through-type="none" style:font-name="Open Sans" fo:font-size="10pt" fo:language="en" fo:country="GB" style:text-underline-style="none" fo:font-weight="normal" officeooo:rsid="01d52022" style:font-name-asian="Calibri" style:font-size-asian="10pt" style:font-weight-asian="normal" style:font-name-complex="Calibri" style:font-size-complex="10pt" style:font-weight-complex="normal"/>
    </style:style>
    <style:style style:name="T574" style:family="text">
      <style:text-properties fo:color="#000000" loext:opacity="100%" style:text-line-through-style="none" style:text-line-through-type="none" style:font-name="Open Sans" fo:font-size="10pt" fo:language="en" fo:country="GB" style:text-underline-style="none" fo:font-weight="normal" officeooo:rsid="01d8151f" style:font-name-asian="Calibri" style:font-size-asian="10pt" style:font-weight-asian="normal" style:font-name-complex="Calibri" style:font-size-complex="10pt" style:font-weight-complex="normal"/>
    </style:style>
    <style:style style:name="T575" style:family="text">
      <style:text-properties fo:color="#000000" loext:opacity="100%" style:text-line-through-style="none" style:text-line-through-type="none" style:font-name="Open Sans" fo:font-size="10pt" fo:language="en" fo:country="GB" style:text-underline-style="none" fo:font-weight="normal" officeooo:rsid="01dd7cae" style:font-name-asian="Calibri" style:font-size-asian="10pt" style:font-weight-asian="normal" style:font-name-complex="Calibri" style:font-size-complex="10pt" style:font-weight-complex="normal"/>
    </style:style>
    <style:style style:name="T576" style:family="text">
      <style:text-properties fo:color="#000000" loext:opacity="100%" style:text-line-through-style="none" style:text-line-through-type="none" style:font-name="Open Sans" fo:font-size="10pt" fo:language="en" fo:country="GB" style:text-underline-style="none" fo:font-weight="normal" officeooo:rsid="01dc7a37" style:font-name-asian="Calibri" style:font-size-asian="10pt" style:font-weight-asian="normal" style:font-name-complex="Calibri" style:font-size-complex="10pt" style:font-weight-complex="normal"/>
    </style:style>
    <style:style style:name="T577" style:family="text">
      <style:text-properties fo:color="#000000" loext:opacity="100%" style:text-line-through-style="none" style:text-line-through-type="none" style:font-name="Open Sans" fo:font-size="10pt" fo:language="en" fo:country="GB" style:text-underline-style="none" fo:font-weight="normal" officeooo:rsid="01ddd12a" style:font-name-asian="Calibri" style:font-size-asian="10pt" style:font-weight-asian="normal" style:font-name-complex="Calibri" style:font-size-complex="10pt" style:font-weight-complex="normal"/>
    </style:style>
    <style:style style:name="T578" style:family="text">
      <style:text-properties fo:color="#000000" loext:opacity="100%" style:text-line-through-style="none" style:text-line-through-type="none" style:font-name="Open Sans" fo:font-size="10pt" fo:language="en" fo:country="GB" style:text-underline-style="none" fo:font-weight="normal" officeooo:rsid="01dfbc92" style:font-name-asian="Calibri" style:font-size-asian="10pt" style:font-weight-asian="normal" style:font-name-complex="Calibri" style:font-size-complex="10pt" style:font-weight-complex="normal"/>
    </style:style>
    <style:style style:name="T579" style:family="text">
      <style:text-properties fo:color="#000000" loext:opacity="100%" style:text-line-through-style="none" style:text-line-through-type="none" style:font-name="Open Sans" fo:font-size="10pt" fo:language="en" fo:country="GB" style:text-underline-style="none" fo:font-weight="normal" officeooo:rsid="01e13af7" style:font-name-asian="Calibri" style:font-size-asian="10pt" style:font-weight-asian="normal" style:font-name-complex="Calibri" style:font-size-complex="10pt" style:font-weight-complex="normal"/>
    </style:style>
    <style:style style:name="T580" style:family="text">
      <style:text-properties fo:color="#000000" loext:opacity="100%" style:text-line-through-style="none" style:text-line-through-type="none" style:font-name="Open Sans" fo:font-size="10pt" fo:language="en" fo:country="GB" style:text-underline-style="none" fo:font-weight="normal" officeooo:rsid="01e2febd" style:font-name-asian="Calibri" style:font-size-asian="10pt" style:font-weight-asian="normal" style:font-name-complex="Calibri" style:font-size-complex="10pt" style:font-weight-complex="normal"/>
    </style:style>
    <style:style style:name="T581" style:family="text">
      <style:text-properties fo:color="#000000" loext:opacity="100%" style:text-line-through-style="none" style:text-line-through-type="none" style:font-name="Open Sans" fo:font-size="10pt" fo:language="en" fo:country="GB" style:text-underline-style="none" fo:font-weight="normal" officeooo:rsid="01e68bae" style:font-name-asian="Calibri" style:font-size-asian="10pt" style:font-weight-asian="normal" style:font-name-complex="Calibri" style:font-size-complex="10pt" style:font-weight-complex="normal"/>
    </style:style>
    <style:style style:name="T582" style:family="text">
      <style:text-properties fo:color="#000000" loext:opacity="100%" style:text-line-through-style="none" style:text-line-through-type="none" style:font-name="Open Sans" fo:font-size="10pt" fo:language="en" fo:country="GB" style:text-underline-style="none" fo:font-weight="normal" officeooo:rsid="01e8f036" style:font-name-asian="Calibri" style:font-size-asian="10pt" style:font-weight-asian="normal" style:font-name-complex="Calibri" style:font-size-complex="10pt" style:font-weight-complex="normal"/>
    </style:style>
    <style:style style:name="T583" style:family="text">
      <style:text-properties fo:color="#000000" loext:opacity="100%" style:text-line-through-style="none" style:text-line-through-type="none" style:font-name="Open Sans" fo:font-size="10pt" fo:language="en" fo:country="GB" style:text-underline-style="none" fo:font-weight="normal" officeooo:rsid="01ea1005" style:font-name-asian="Calibri" style:font-size-asian="10pt" style:font-weight-asian="normal" style:font-name-complex="Calibri" style:font-size-complex="10pt" style:font-weight-complex="normal"/>
    </style:style>
    <style:style style:name="T584" style:family="text">
      <style:text-properties fo:color="#000000" loext:opacity="100%" style:text-line-through-style="none" style:text-line-through-type="none" style:font-name="Open Sans" fo:font-size="10pt" fo:language="en" fo:country="GB" style:text-underline-style="none" fo:font-weight="normal" officeooo:rsid="01ec0cac" style:font-name-asian="Calibri" style:font-size-asian="10pt" style:font-weight-asian="normal" style:font-name-complex="Calibri" style:font-size-complex="10pt" style:font-weight-complex="normal"/>
    </style:style>
    <style:style style:name="T585" style:family="text">
      <style:text-properties fo:color="#000000" loext:opacity="100%" style:text-line-through-style="none" style:text-line-through-type="none" style:font-name="Open Sans" fo:font-size="10pt" fo:language="en" fo:country="GB" style:text-underline-style="none" fo:font-weight="normal" officeooo:rsid="0178083a" style:font-name-asian="Calibri" style:font-size-asian="10pt" style:font-weight-asian="normal" style:font-name-complex="Calibri" style:font-size-complex="10pt" style:font-weight-complex="normal"/>
    </style:style>
    <style:style style:name="T586" style:family="text">
      <style:text-properties fo:color="#000000" loext:opacity="100%" style:text-line-through-style="none" style:text-line-through-type="none" style:font-name="Open Sans" fo:font-size="10pt" fo:language="en" fo:country="GB" style:text-underline-style="none" fo:font-weight="normal" officeooo:rsid="01eca32e" style:font-name-asian="Calibri" style:font-size-asian="10pt" style:font-weight-asian="normal" style:font-name-complex="Calibri" style:font-size-complex="10pt" style:font-weight-complex="normal"/>
    </style:style>
    <style:style style:name="T587" style:family="text">
      <style:text-properties fo:color="#000000" loext:opacity="100%" style:text-line-through-style="none" style:text-line-through-type="none" style:font-name="Open Sans" fo:font-size="10pt" fo:language="en" fo:country="GB" style:text-underline-style="none" fo:font-weight="normal" officeooo:rsid="01f7858c" style:font-name-asian="Calibri" style:font-size-asian="10pt" style:font-weight-asian="normal" style:font-name-complex="Calibri" style:font-size-complex="10pt" style:font-weight-complex="normal"/>
    </style:style>
    <style:style style:name="T588" style:family="text">
      <style:text-properties fo:color="#000000" loext:opacity="100%" style:text-line-through-style="none" style:text-line-through-type="none" style:font-name="Open Sans" fo:font-size="10pt" fo:language="en" fo:country="GB" style:text-underline-style="none" fo:font-weight="normal" officeooo:rsid="0201b5fe" style:font-name-asian="Calibri" style:font-size-asian="10pt" style:font-weight-asian="normal" style:font-name-complex="Calibri" style:font-size-complex="10pt" style:font-weight-complex="normal"/>
    </style:style>
    <style:style style:name="T589" style:family="text">
      <style:text-properties fo:color="#000000" loext:opacity="100%" style:text-line-through-style="none" style:text-line-through-type="none" style:font-name="Open Sans" fo:font-size="10pt" fo:language="en" fo:country="GB" style:text-underline-style="none" fo:font-weight="normal" officeooo:rsid="020885d4" style:font-name-asian="Calibri" style:font-size-asian="10pt" style:font-weight-asian="normal" style:font-name-complex="Calibri" style:font-size-complex="10pt" style:font-weight-complex="normal"/>
    </style:style>
    <style:style style:name="T590" style:family="text">
      <style:text-properties fo:color="#000000" loext:opacity="100%" style:text-line-through-style="none" style:text-line-through-type="none" style:font-name="Open Sans" fo:font-size="10pt" fo:language="en" fo:country="GB" style:text-underline-style="none" fo:font-weight="normal" officeooo:rsid="020ef53d" style:font-name-asian="Calibri" style:font-size-asian="10pt" style:font-weight-asian="normal" style:font-name-complex="Calibri" style:font-size-complex="10pt" style:font-weight-complex="normal"/>
    </style:style>
    <style:style style:name="T591" style:family="text">
      <style:text-properties fo:color="#000000" loext:opacity="100%" style:text-line-through-style="none" style:text-line-through-type="none" style:font-name="Open Sans" fo:font-size="10pt" fo:language="en" fo:country="GB" style:text-underline-style="none" fo:font-weight="normal" officeooo:rsid="0211e816" style:font-name-asian="Calibri" style:font-size-asian="10pt" style:font-weight-asian="normal" style:font-name-complex="Calibri" style:font-size-complex="10pt" style:font-weight-complex="normal"/>
    </style:style>
    <style:style style:name="T592" style:family="text">
      <style:text-properties fo:color="#000000" loext:opacity="100%" style:text-line-through-style="none" style:text-line-through-type="none" style:font-name="Open Sans" fo:font-size="10pt" fo:language="en" fo:country="GB" style:text-underline-style="none" fo:font-weight="normal" officeooo:rsid="02139518" style:font-name-asian="Calibri" style:font-size-asian="10pt" style:font-weight-asian="normal" style:font-name-complex="Calibri" style:font-size-complex="10pt" style:font-weight-complex="normal"/>
    </style:style>
    <style:style style:name="T593" style:family="text">
      <style:text-properties fo:color="#000000" loext:opacity="100%" style:text-line-through-style="none" style:text-line-through-type="none" style:font-name="Open Sans" fo:font-size="10pt" fo:language="en" fo:country="GB" style:text-underline-style="none" fo:font-weight="normal" officeooo:rsid="00608887" style:font-name-asian="Calibri" style:font-size-asian="10pt" style:font-weight-asian="normal" style:font-name-complex="Calibri" style:font-size-complex="10pt" style:font-weight-complex="normal"/>
    </style:style>
    <style:style style:name="T594" style:family="text">
      <style:text-properties fo:color="#000000" loext:opacity="100%" style:text-line-through-style="none" style:text-line-through-type="none" style:font-name="Open Sans" fo:font-size="10pt" fo:language="en" fo:country="GB" style:text-underline-style="none" fo:font-weight="normal" officeooo:rsid="022d845b" style:font-name-asian="Calibri" style:font-size-asian="10pt" style:font-weight-asian="normal" style:font-name-complex="Calibri" style:font-size-complex="10pt" style:font-weight-complex="normal"/>
    </style:style>
    <style:style style:name="T595" style:family="text">
      <style:text-properties fo:color="#000000" loext:opacity="100%" style:text-line-through-style="none" style:text-line-through-type="none" style:font-name="Open Sans" fo:font-size="10pt" fo:language="en" fo:country="GB" style:text-underline-style="none" fo:font-weight="normal" officeooo:rsid="022dd749" style:font-name-asian="Calibri" style:font-size-asian="10pt" style:font-weight-asian="normal" style:font-name-complex="Calibri" style:font-size-complex="10pt" style:font-weight-complex="normal"/>
    </style:style>
    <style:style style:name="T596" style:family="text">
      <style:text-properties fo:color="#000000" loext:opacity="100%" style:text-line-through-style="none" style:text-line-through-type="none" style:font-name="Open Sans" fo:font-size="10pt" fo:language="en" fo:country="GB" style:text-underline-style="none" fo:font-weight="normal" officeooo:rsid="022e5c68" style:font-name-asian="Calibri" style:font-size-asian="10pt" style:font-weight-asian="normal" style:font-name-complex="Calibri" style:font-size-complex="10pt" style:font-weight-complex="normal"/>
    </style:style>
    <style:style style:name="T597" style:family="text">
      <style:text-properties fo:color="#000000" loext:opacity="100%" style:text-line-through-style="none" style:text-line-through-type="none" style:font-name="Open Sans" fo:font-size="10pt" fo:language="en" fo:country="GB" style:text-underline-style="none" fo:font-weight="normal" officeooo:rsid="022f6c83" style:font-name-asian="Calibri" style:font-size-asian="10pt" style:font-weight-asian="normal" style:font-name-complex="Calibri" style:font-size-complex="10pt" style:font-weight-complex="normal"/>
    </style:style>
    <style:style style:name="T598" style:family="text">
      <style:text-properties fo:color="#000000" loext:opacity="100%" style:text-line-through-style="none" style:text-line-through-type="none" style:font-name="Open Sans" fo:font-size="10pt" fo:language="en" fo:country="GB" style:text-underline-style="none" fo:font-weight="normal" officeooo:rsid="022fddee" style:font-name-asian="Calibri" style:font-size-asian="10pt" style:font-weight-asian="normal" style:font-name-complex="Calibri" style:font-size-complex="10pt" style:font-weight-complex="normal"/>
    </style:style>
    <style:style style:name="T599" style:family="text">
      <style:text-properties fo:color="#000000" loext:opacity="100%" style:text-line-through-style="none" style:text-line-through-type="none" style:font-name="Open Sans" fo:font-size="10pt" fo:language="en" fo:country="GB" style:text-underline-style="none" fo:font-weight="normal" officeooo:rsid="0230a165" style:font-name-asian="Calibri" style:font-size-asian="10pt" style:font-weight-asian="normal" style:font-name-complex="Calibri" style:font-size-complex="10pt" style:font-weight-complex="normal"/>
    </style:style>
    <style:style style:name="T600" style:family="text">
      <style:text-properties fo:color="#000000" loext:opacity="100%" style:text-line-through-style="none" style:text-line-through-type="none" style:font-name="Open Sans" fo:font-size="10pt" fo:language="en" fo:country="GB" style:text-underline-style="none" fo:font-weight="normal" officeooo:rsid="02327503" style:font-name-asian="Calibri" style:font-size-asian="10pt" style:font-weight-asian="normal" style:font-name-complex="Calibri" style:font-size-complex="10pt" style:font-weight-complex="normal"/>
    </style:style>
    <style:style style:name="T601" style:family="text">
      <style:text-properties fo:color="#000000" loext:opacity="100%" style:text-line-through-style="none" style:text-line-through-type="none" style:font-name="Open Sans" fo:font-size="10pt" fo:language="en" fo:country="GB" style:text-underline-style="none" fo:font-weight="normal" officeooo:rsid="02331397" style:font-name-asian="Calibri" style:font-size-asian="10pt" style:font-weight-asian="normal" style:font-name-complex="Calibri" style:font-size-complex="10pt" style:font-weight-complex="normal"/>
    </style:style>
    <style:style style:name="T602" style:family="text">
      <style:text-properties fo:color="#000000" loext:opacity="100%" style:text-line-through-style="none" style:text-line-through-type="none" style:font-name="Open Sans" fo:font-size="10pt" fo:language="en" fo:country="GB" style:text-underline-style="none" fo:font-weight="normal" officeooo:rsid="02334e75" style:font-name-asian="Calibri" style:font-size-asian="10pt" style:font-weight-asian="normal" style:font-name-complex="Calibri" style:font-size-complex="10pt" style:font-weight-complex="normal"/>
    </style:style>
    <style:style style:name="T603" style:family="text">
      <style:text-properties fo:color="#000000" loext:opacity="100%" style:text-line-through-style="none" style:text-line-through-type="none" style:font-name="Open Sans" fo:font-size="10pt" fo:language="en" fo:country="GB" style:text-underline-style="none" fo:font-weight="normal" officeooo:rsid="023367bf" style:font-name-asian="Calibri" style:font-size-asian="10pt" style:font-weight-asian="normal" style:font-name-complex="Calibri" style:font-size-complex="10pt" style:font-weight-complex="normal"/>
    </style:style>
    <style:style style:name="T604" style:family="text">
      <style:text-properties fo:color="#000000" loext:opacity="100%" style:text-line-through-style="none" style:text-line-through-type="none" style:font-name="Open Sans" fo:font-size="10pt" fo:language="en" fo:country="GB" style:text-underline-style="none" fo:font-weight="normal" officeooo:rsid="02354a09" style:font-name-asian="Calibri" style:font-size-asian="10pt" style:font-weight-asian="normal" style:font-name-complex="Calibri" style:font-size-complex="10pt" style:font-weight-complex="normal"/>
    </style:style>
    <style:style style:name="T605" style:family="text">
      <style:text-properties fo:color="#000000" loext:opacity="100%" style:text-line-through-style="none" style:text-line-through-type="none" style:font-name="Open Sans" fo:font-size="10pt" fo:language="en" fo:country="GB" style:text-underline-style="none" fo:font-weight="normal" officeooo:rsid="023898fe" style:font-name-asian="Calibri" style:font-size-asian="10pt" style:font-weight-asian="normal" style:font-name-complex="Calibri" style:font-size-complex="10pt" style:font-weight-complex="normal"/>
    </style:style>
    <style:style style:name="T606" style:family="text">
      <style:text-properties fo:color="#000000" loext:opacity="100%" style:text-line-through-style="none" style:text-line-through-type="none" style:font-name="Open Sans" fo:font-size="10pt" fo:language="en" fo:country="GB" style:text-underline-style="none" fo:font-weight="normal" officeooo:rsid="02390b88" style:font-name-asian="Calibri" style:font-size-asian="10pt" style:font-weight-asian="normal" style:font-name-complex="Calibri" style:font-size-complex="10pt" style:font-weight-complex="normal"/>
    </style:style>
    <style:style style:name="T607" style:family="text">
      <style:text-properties fo:color="#000000" loext:opacity="100%" style:text-line-through-style="none" style:text-line-through-type="none" style:font-name="Open Sans" fo:font-size="10pt" fo:language="en" fo:country="GB" style:text-underline-style="none" fo:font-weight="normal" officeooo:rsid="023a4e0b" style:font-name-asian="Calibri" style:font-size-asian="10pt" style:font-weight-asian="normal" style:font-name-complex="Calibri" style:font-size-complex="10pt" style:font-weight-complex="normal"/>
    </style:style>
    <style:style style:name="T608" style:family="text">
      <style:text-properties fo:color="#000000" loext:opacity="100%" style:text-line-through-style="none" style:text-line-through-type="none" style:font-name="Open Sans" fo:font-size="10pt" fo:language="en" fo:country="GB" style:text-underline-style="none" fo:font-weight="normal" officeooo:rsid="023b20e8" style:font-name-asian="Calibri" style:font-size-asian="10pt" style:font-weight-asian="normal" style:font-name-complex="Calibri" style:font-size-complex="10pt" style:font-weight-complex="normal"/>
    </style:style>
    <style:style style:name="T609" style:family="text">
      <style:text-properties fo:color="#000000" loext:opacity="100%" style:text-line-through-style="none" style:text-line-through-type="none" style:font-name="Open Sans" fo:font-size="10pt" fo:language="en" fo:country="GB" style:text-underline-style="none" fo:font-weight="normal" officeooo:rsid="023df101" style:font-name-asian="Calibri" style:font-size-asian="10pt" style:font-weight-asian="normal" style:font-name-complex="Calibri" style:font-size-complex="10pt" style:font-weight-complex="normal"/>
    </style:style>
    <style:style style:name="T610" style:family="text">
      <style:text-properties fo:color="#000000" loext:opacity="100%" style:text-line-through-style="none" style:text-line-through-type="none" style:font-name="Open Sans" fo:font-size="10pt" fo:language="en" fo:country="GB" style:text-underline-style="none" fo:font-weight="normal" officeooo:rsid="023e9f76" style:font-name-asian="Calibri" style:font-size-asian="10pt" style:font-weight-asian="normal" style:font-name-complex="Calibri" style:font-size-complex="10pt" style:font-weight-complex="normal"/>
    </style:style>
    <style:style style:name="T611" style:family="text">
      <style:text-properties fo:color="#000000" loext:opacity="100%" style:text-line-through-style="none" style:text-line-through-type="none" style:font-name="Open Sans" fo:font-size="10pt" fo:language="en" fo:country="GB" style:text-underline-style="none" fo:font-weight="normal" officeooo:rsid="02404dda" style:font-name-asian="Calibri" style:font-size-asian="10pt" style:font-weight-asian="normal" style:font-name-complex="Calibri" style:font-size-complex="10pt" style:font-weight-complex="normal"/>
    </style:style>
    <style:style style:name="T612" style:family="text">
      <style:text-properties fo:color="#000000" loext:opacity="100%" style:text-line-through-style="none" style:text-line-through-type="none" style:font-name="Open Sans" fo:font-size="10pt" fo:language="en" fo:country="GB" style:text-underline-style="none" fo:font-weight="normal" officeooo:rsid="02409a4f" style:font-name-asian="Calibri" style:font-size-asian="10pt" style:font-weight-asian="normal" style:font-name-complex="Calibri" style:font-size-complex="10pt" style:font-weight-complex="normal"/>
    </style:style>
    <style:style style:name="T613" style:family="text">
      <style:text-properties fo:color="#000000" loext:opacity="100%" style:text-line-through-style="none" style:text-line-through-type="none" style:font-name="Open Sans" fo:font-size="10pt" fo:language="en" fo:country="GB" style:text-underline-style="none" fo:font-weight="normal" officeooo:rsid="02416863" style:font-name-asian="Calibri" style:font-size-asian="10pt" style:font-weight-asian="normal" style:font-name-complex="Calibri" style:font-size-complex="10pt" style:font-weight-complex="normal"/>
    </style:style>
    <style:style style:name="T614" style:family="text">
      <style:text-properties fo:color="#000000" loext:opacity="100%" style:text-line-through-style="none" style:text-line-through-type="none" style:font-name="Open Sans" fo:font-size="10pt" fo:language="en" fo:country="GB" style:text-underline-style="none" fo:font-weight="normal" officeooo:rsid="02489629" style:font-name-asian="Calibri" style:font-size-asian="10pt" style:font-weight-asian="normal" style:font-name-complex="Calibri" style:font-size-complex="10pt" style:font-weight-complex="normal"/>
    </style:style>
    <style:style style:name="T615" style:family="text">
      <style:text-properties fo:color="#000000" loext:opacity="100%" style:text-line-through-style="none" style:text-line-through-type="none" style:font-name="Open Sans" fo:font-size="10pt" fo:language="en" fo:country="GB" style:text-underline-style="none" fo:font-weight="normal" officeooo:rsid="0263a4b0" style:font-name-asian="Calibri" style:font-size-asian="10pt" style:font-weight-asian="normal" style:font-name-complex="Calibri" style:font-size-complex="10pt" style:font-weight-complex="normal"/>
    </style:style>
    <style:style style:name="T616" style:family="text">
      <style:text-properties fo:color="#000000" loext:opacity="100%" style:text-line-through-style="none" style:text-line-through-type="none" style:font-name="Open Sans" fo:font-size="10pt" fo:language="en" fo:country="GB" style:text-underline-style="none" fo:font-weight="normal" officeooo:rsid="026667c1" style:font-name-asian="Calibri" style:font-size-asian="10pt" style:font-weight-asian="normal" style:font-name-complex="Calibri" style:font-size-complex="10pt" style:font-weight-complex="normal"/>
    </style:style>
    <style:style style:name="T617" style:family="text">
      <style:text-properties fo:color="#000000" loext:opacity="100%" style:text-line-through-style="none" style:text-line-through-type="none" style:font-name="Open Sans" fo:font-size="10pt" fo:language="en" fo:country="GB" style:text-underline-style="none" fo:font-weight="normal" officeooo:rsid="027f6abb" style:font-name-asian="Calibri" style:font-size-asian="10pt" style:font-weight-asian="normal" style:font-name-complex="Calibri" style:font-size-complex="10pt" style:font-weight-complex="normal"/>
    </style:style>
    <style:style style:name="T618" style:family="text">
      <style:text-properties fo:color="#000000" loext:opacity="100%" style:text-line-through-style="none" style:text-line-through-type="none" style:font-name="Open Sans" fo:font-size="10pt" fo:language="en" fo:country="GB" style:text-underline-style="none" fo:font-weight="normal" officeooo:rsid="0282ab0e" style:font-name-asian="Calibri" style:font-size-asian="10pt" style:font-weight-asian="normal" style:font-name-complex="Calibri" style:font-size-complex="10pt" style:font-weight-complex="normal"/>
    </style:style>
    <style:style style:name="T619" style:family="text">
      <style:text-properties fo:color="#000000" loext:opacity="100%" style:text-line-through-style="none" style:text-line-through-type="none" style:font-name="Open Sans" fo:font-size="10pt" fo:language="en" fo:country="GB" style:text-underline-style="none" fo:font-weight="normal" officeooo:rsid="0286e4c5" style:font-name-asian="Calibri" style:font-size-asian="10pt" style:font-weight-asian="normal" style:font-name-complex="Calibri" style:font-size-complex="10pt" style:font-weight-complex="normal"/>
    </style:style>
    <style:style style:name="T620" style:family="text">
      <style:text-properties fo:color="#000000" loext:opacity="100%" style:text-line-through-style="none" style:text-line-through-type="none" style:font-name="Open Sans" fo:font-size="10pt" fo:language="en" fo:country="GB" style:text-underline-style="none" fo:font-weight="normal" officeooo:rsid="02881907" style:font-name-asian="Calibri" style:font-size-asian="10pt" style:font-weight-asian="normal" style:font-name-complex="Calibri" style:font-size-complex="10pt" style:font-weight-complex="normal"/>
    </style:style>
    <style:style style:name="T621" style:family="text">
      <style:text-properties fo:color="#000000" loext:opacity="100%" style:text-line-through-style="none" style:text-line-through-type="none" style:font-name="Open Sans" fo:font-size="10pt" fo:language="en" fo:country="GB" style:text-underline-style="none" fo:font-weight="normal" officeooo:rsid="028aa5cd" style:font-name-asian="Calibri" style:font-size-asian="10pt" style:font-weight-asian="normal" style:font-name-complex="Calibri" style:font-size-complex="10pt" style:font-weight-complex="normal"/>
    </style:style>
    <style:style style:name="T622" style:family="text">
      <style:text-properties fo:color="#000000" loext:opacity="100%" style:text-line-through-style="none" style:text-line-through-type="none" style:font-name="Open Sans" fo:font-size="10pt" fo:language="en" fo:country="GB" style:text-underline-style="none" fo:font-weight="normal" officeooo:rsid="028e59dd" style:font-name-asian="Calibri" style:font-size-asian="10pt" style:font-weight-asian="normal" style:font-name-complex="Calibri" style:font-size-complex="10pt" style:font-weight-complex="normal"/>
    </style:style>
    <style:style style:name="T623" style:family="text">
      <style:text-properties fo:color="#000000" loext:opacity="100%" style:text-line-through-style="none" style:text-line-through-type="none" style:font-name="Open Sans" fo:font-size="10pt" fo:language="en" fo:country="GB" style:text-underline-style="none" fo:font-weight="normal" officeooo:rsid="028efd73" style:font-name-asian="Calibri" style:font-size-asian="10pt" style:font-weight-asian="normal" style:font-name-complex="Calibri" style:font-size-complex="10pt" style:font-weight-complex="normal"/>
    </style:style>
    <style:style style:name="T624" style:family="text">
      <style:text-properties fo:color="#000000" loext:opacity="100%" style:text-line-through-style="none" style:text-line-through-type="none" style:font-name="Open Sans" fo:font-size="10pt" fo:language="en" fo:country="GB" style:text-underline-style="none" fo:font-weight="normal" officeooo:rsid="0291268e" style:font-name-asian="Calibri" style:font-size-asian="10pt" style:font-weight-asian="normal" style:font-name-complex="Calibri" style:font-size-complex="10pt" style:font-weight-complex="normal"/>
    </style:style>
    <style:style style:name="T625" style:family="text">
      <style:text-properties fo:color="#000000" loext:opacity="100%" style:text-line-through-style="none" style:text-line-through-type="none" style:font-name="Open Sans" fo:font-size="10pt" fo:language="en" fo:country="GB" style:text-underline-style="none" fo:font-weight="normal" officeooo:rsid="02934c90" style:font-name-asian="Calibri" style:font-size-asian="10pt" style:font-weight-asian="normal" style:font-name-complex="Calibri" style:font-size-complex="10pt" style:font-weight-complex="normal"/>
    </style:style>
    <style:style style:name="T626" style:family="text">
      <style:text-properties fo:color="#000000" loext:opacity="100%" style:text-line-through-style="none" style:text-line-through-type="none" style:font-name="Open Sans" fo:font-size="10pt" fo:language="en" fo:country="GB" style:text-underline-style="none" fo:font-weight="normal" officeooo:rsid="02986789" style:font-name-asian="Calibri" style:font-size-asian="10pt" style:font-weight-asian="normal" style:font-name-complex="Calibri" style:font-size-complex="10pt" style:font-weight-complex="normal"/>
    </style:style>
    <style:style style:name="T627" style:family="text">
      <style:text-properties fo:color="#000000" loext:opacity="100%" style:text-line-through-style="none" style:text-line-through-type="none" style:font-name="Open Sans" fo:font-size="10pt" fo:language="en" fo:country="GB" style:text-underline-style="none" fo:font-weight="normal" officeooo:rsid="029bb7a5" style:font-name-asian="Calibri" style:font-size-asian="10pt" style:font-weight-asian="normal" style:font-name-complex="Calibri" style:font-size-complex="10pt" style:font-weight-complex="normal"/>
    </style:style>
    <style:style style:name="T628" style:family="text">
      <style:text-properties fo:color="#000000" loext:opacity="100%" style:text-line-through-style="none" style:text-line-through-type="none" style:font-name="Open Sans" fo:font-size="10pt" fo:language="en" fo:country="GB" style:text-underline-style="none" fo:font-weight="normal" officeooo:rsid="029db5a2" style:font-name-asian="Calibri" style:font-size-asian="10pt" style:font-weight-asian="normal" style:font-name-complex="Calibri" style:font-size-complex="10pt" style:font-weight-complex="normal"/>
    </style:style>
    <style:style style:name="T629" style:family="text">
      <style:text-properties fo:color="#000000" loext:opacity="100%" style:text-line-through-style="none" style:text-line-through-type="none" style:font-name="Open Sans" fo:font-size="10pt" fo:language="en" fo:country="GB" style:text-underline-style="none" fo:font-weight="normal" officeooo:rsid="029f7501" style:font-name-asian="Calibri" style:font-size-asian="10pt" style:font-weight-asian="normal" style:font-name-complex="Calibri" style:font-size-complex="10pt" style:font-weight-complex="normal"/>
    </style:style>
    <style:style style:name="T630" style:family="text">
      <style:text-properties fo:color="#000000" loext:opacity="100%" style:text-line-through-style="none" style:text-line-through-type="none" style:font-name="Open Sans" fo:font-size="10pt" fo:language="en" fo:country="GB" style:text-underline-style="none" fo:font-weight="normal" officeooo:rsid="02a19072" style:font-name-asian="Calibri" style:font-size-asian="10pt" style:font-weight-asian="normal" style:font-name-complex="Calibri" style:font-size-complex="10pt" style:font-weight-complex="normal"/>
    </style:style>
    <style:style style:name="T631" style:family="text">
      <style:text-properties fo:color="#000000" loext:opacity="100%" style:text-line-through-style="none" style:text-line-through-type="none" style:font-name="Open Sans" fo:font-size="10pt" fo:language="en" fo:country="GB" style:text-underline-style="none" fo:font-weight="normal" officeooo:rsid="02ab4323" style:font-name-asian="Calibri" style:font-size-asian="10pt" style:font-weight-asian="normal" style:font-name-complex="Calibri" style:font-size-complex="10pt" style:font-weight-complex="normal"/>
    </style:style>
    <style:style style:name="T632" style:family="text">
      <style:text-properties fo:color="#000000" loext:opacity="100%" style:text-line-through-style="none" style:text-line-through-type="none" style:font-name="Open Sans" fo:font-size="10pt" fo:language="en" fo:country="GB" style:text-underline-style="none" fo:font-weight="normal" officeooo:rsid="02c435e6" style:font-name-asian="Calibri" style:font-size-asian="10pt" style:font-weight-asian="normal" style:font-name-complex="Calibri" style:font-size-complex="10pt" style:font-weight-complex="normal"/>
    </style:style>
    <style:style style:name="T633" style:family="text">
      <style:text-properties fo:color="#000000" loext:opacity="100%" style:text-line-through-style="none" style:text-line-through-type="none" style:font-name="Open Sans" fo:font-size="10pt" fo:language="en" fo:country="GB" style:text-underline-style="none" fo:font-weight="normal" officeooo:rsid="02c59ba5" style:font-name-asian="Calibri" style:font-size-asian="10pt" style:font-weight-asian="normal" style:font-name-complex="Calibri" style:font-size-complex="10pt" style:font-weight-complex="normal"/>
    </style:style>
    <style:style style:name="T634" style:family="text">
      <style:text-properties fo:color="#000000" loext:opacity="100%" style:text-line-through-style="none" style:text-line-through-type="none" style:font-name="Open Sans" fo:font-size="10pt" fo:language="en" fo:country="GB" style:text-underline-style="none" fo:font-weight="normal" officeooo:rsid="02c72396" style:font-name-asian="Calibri" style:font-size-asian="10pt" style:font-weight-asian="normal" style:font-name-complex="Calibri" style:font-size-complex="10pt" style:font-weight-complex="normal"/>
    </style:style>
    <style:style style:name="T635" style:family="text">
      <style:text-properties fo:color="#000000" loext:opacity="100%" style:text-line-through-style="none" style:text-line-through-type="none" style:font-name="Open Sans" fo:font-size="10pt" fo:language="en" fo:country="GB" style:text-underline-style="none" fo:font-weight="normal" officeooo:rsid="02c8a98a" style:font-name-asian="Calibri" style:font-size-asian="10pt" style:font-weight-asian="normal" style:font-name-complex="Calibri" style:font-size-complex="10pt" style:font-weight-complex="normal"/>
    </style:style>
    <style:style style:name="T636" style:family="text">
      <style:text-properties fo:color="#000000" loext:opacity="100%" style:text-line-through-style="none" style:text-line-through-type="none" style:font-name="Open Sans" fo:font-size="10pt" fo:language="en" fo:country="GB" style:text-underline-style="none" fo:font-weight="normal" officeooo:rsid="02cc2a82" style:font-name-asian="Calibri" style:font-size-asian="10pt" style:font-weight-asian="normal" style:font-name-complex="Calibri" style:font-size-complex="10pt" style:font-weight-complex="normal"/>
    </style:style>
    <style:style style:name="T637" style:family="text">
      <style:text-properties fo:color="#000000" loext:opacity="100%" style:text-line-through-style="none" style:text-line-through-type="none" style:font-name="Open Sans" fo:font-size="10pt" fo:language="en" fo:country="GB" style:text-underline-style="none" fo:font-weight="normal" officeooo:rsid="02cf53d8" style:font-name-asian="Calibri" style:font-size-asian="10pt" style:font-weight-asian="normal" style:font-name-complex="Calibri" style:font-size-complex="10pt" style:font-weight-complex="normal"/>
    </style:style>
    <style:style style:name="T638" style:family="text">
      <style:text-properties fo:color="#000000" loext:opacity="100%" style:text-line-through-style="none" style:text-line-through-type="none" style:font-name="Open Sans" fo:font-size="10pt" fo:language="en" fo:country="GB" style:text-underline-style="none" fo:font-weight="normal" officeooo:rsid="02d13d18" style:font-name-asian="Calibri" style:font-size-asian="10pt" style:font-weight-asian="normal" style:font-name-complex="Calibri" style:font-size-complex="10pt" style:font-weight-complex="normal"/>
    </style:style>
    <style:style style:name="T639" style:family="text">
      <style:text-properties fo:color="#000000" loext:opacity="100%" style:text-line-through-style="none" style:text-line-through-type="none" style:font-name="Open Sans" fo:font-size="10pt" fo:language="en" fo:country="GB" style:text-underline-style="none" fo:font-weight="normal" officeooo:rsid="02d30520" style:font-name-asian="Calibri" style:font-size-asian="10pt" style:font-weight-asian="normal" style:font-name-complex="Calibri" style:font-size-complex="10pt" style:font-weight-complex="normal"/>
    </style:style>
    <style:style style:name="T640" style:family="text">
      <style:text-properties fo:color="#000000" loext:opacity="100%" style:text-line-through-style="none" style:text-line-through-type="none" style:font-name="Open Sans" fo:font-size="10pt" fo:language="en" fo:country="GB" style:text-underline-style="none" fo:font-weight="normal" officeooo:rsid="02d3571b" style:font-name-asian="Calibri" style:font-size-asian="10pt" style:font-weight-asian="normal" style:font-name-complex="Calibri" style:font-size-complex="10pt" style:font-weight-complex="normal"/>
    </style:style>
    <style:style style:name="T641" style:family="text">
      <style:text-properties fo:color="#000000" loext:opacity="100%" style:text-line-through-style="none" style:text-line-through-type="none" style:font-name="Open Sans" fo:font-size="10pt" fo:language="en" fo:country="GB" style:text-underline-style="none" fo:font-weight="normal" officeooo:rsid="02d7bf01" style:font-name-asian="Calibri" style:font-size-asian="10pt" style:font-weight-asian="normal" style:font-name-complex="Calibri" style:font-size-complex="10pt" style:font-weight-complex="normal"/>
    </style:style>
    <style:style style:name="T642" style:family="text">
      <style:text-properties fo:color="#000000" loext:opacity="100%" style:text-line-through-style="none" style:text-line-through-type="none" style:font-name="Open Sans" fo:font-size="10pt" fo:language="en" fo:country="GB" style:text-underline-style="none" fo:font-weight="normal" officeooo:rsid="02d9f52f" style:font-name-asian="Calibri" style:font-size-asian="10pt" style:font-weight-asian="normal" style:font-name-complex="Calibri" style:font-size-complex="10pt" style:font-weight-complex="normal"/>
    </style:style>
    <style:style style:name="T643" style:family="text">
      <style:text-properties fo:color="#000000" loext:opacity="100%" style:text-line-through-style="none" style:text-line-through-type="none" style:font-name="Open Sans" fo:font-size="10pt" fo:language="en" fo:country="GB" style:text-underline-style="none" fo:font-weight="normal" officeooo:rsid="02ddf259" style:font-name-asian="Calibri" style:font-size-asian="10pt" style:font-weight-asian="normal" style:font-name-complex="Calibri" style:font-size-complex="10pt" style:font-weight-complex="normal"/>
    </style:style>
    <style:style style:name="T644" style:family="text">
      <style:text-properties fo:color="#000000" loext:opacity="100%" style:text-line-through-style="none" style:text-line-through-type="none" style:font-name="Open Sans" fo:font-size="10pt" fo:language="en" fo:country="GB" style:text-underline-style="none" fo:font-weight="normal" officeooo:rsid="02de0f1b" style:font-name-asian="Calibri" style:font-size-asian="10pt" style:font-weight-asian="normal" style:font-name-complex="Calibri" style:font-size-complex="10pt" style:font-weight-complex="normal"/>
    </style:style>
    <style:style style:name="T645" style:family="text">
      <style:text-properties fo:color="#000000" loext:opacity="100%" style:text-line-through-style="none" style:text-line-through-type="none" style:font-name="Open Sans" fo:font-size="10pt" fo:language="en" fo:country="GB" style:text-underline-style="none" fo:font-weight="normal" officeooo:rsid="02de484c" style:font-name-asian="Calibri" style:font-size-asian="10pt" style:font-weight-asian="normal" style:font-name-complex="Calibri" style:font-size-complex="10pt" style:font-weight-complex="normal"/>
    </style:style>
    <style:style style:name="T646" style:family="text">
      <style:text-properties fo:color="#000000" loext:opacity="100%" style:text-line-through-style="none" style:text-line-through-type="none" style:font-name="Open Sans" fo:font-size="10pt" fo:language="en" fo:country="GB" style:text-underline-style="none" fo:font-weight="normal" officeooo:rsid="02dff93a" style:font-name-asian="Calibri" style:font-size-asian="10pt" style:font-weight-asian="normal" style:font-name-complex="Calibri" style:font-size-complex="10pt" style:font-weight-complex="normal"/>
    </style:style>
    <style:style style:name="T647" style:family="text">
      <style:text-properties fo:color="#000000" loext:opacity="100%" style:text-line-through-style="none" style:text-line-through-type="none" style:font-name="Open Sans" fo:font-size="10pt" fo:language="en" fo:country="GB" style:text-underline-style="none" fo:font-weight="normal" officeooo:rsid="02e26d7a" style:font-name-asian="Calibri" style:font-size-asian="10pt" style:font-weight-asian="normal" style:font-name-complex="Calibri" style:font-size-complex="10pt" style:font-weight-complex="normal"/>
    </style:style>
    <style:style style:name="T648" style:family="text">
      <style:text-properties fo:color="#000000" loext:opacity="100%" style:text-line-through-style="none" style:text-line-through-type="none" style:font-name="Open Sans" fo:font-size="10pt" fo:language="en" fo:country="GB" style:text-underline-style="none" fo:font-weight="normal" officeooo:rsid="02e7a549" style:font-name-asian="Calibri" style:font-size-asian="10pt" style:font-weight-asian="normal" style:font-name-complex="Calibri" style:font-size-complex="10pt" style:font-weight-complex="normal"/>
    </style:style>
    <style:style style:name="T649" style:family="text">
      <style:text-properties fo:color="#000000" loext:opacity="100%" style:text-line-through-style="none" style:text-line-through-type="none" style:font-name="Open Sans" fo:font-size="10pt" fo:language="en" fo:country="GB" style:text-underline-style="none" fo:font-weight="normal" officeooo:rsid="02e937fb" style:font-name-asian="Calibri" style:font-size-asian="10pt" style:font-weight-asian="normal" style:font-name-complex="Calibri" style:font-size-complex="10pt" style:font-weight-complex="normal"/>
    </style:style>
    <style:style style:name="T650" style:family="text">
      <style:text-properties fo:color="#000000" loext:opacity="100%" style:text-line-through-style="none" style:text-line-through-type="none" style:font-name="Open Sans" fo:font-size="10pt" fo:language="en" fo:country="GB" style:text-underline-style="none" fo:font-weight="normal" officeooo:rsid="02e9a797" style:font-name-asian="Calibri" style:font-size-asian="10pt" style:font-weight-asian="normal" style:font-name-complex="Calibri" style:font-size-complex="10pt" style:font-weight-complex="normal"/>
    </style:style>
    <style:style style:name="T651" style:family="text">
      <style:text-properties fo:color="#000000" loext:opacity="100%" style:text-line-through-style="none" style:text-line-through-type="none" style:font-name="Open Sans" fo:font-size="10pt" fo:language="en" fo:country="GB" style:text-underline-style="none" fo:font-weight="normal" officeooo:rsid="02ea00fd" style:font-name-asian="Calibri" style:font-size-asian="10pt" style:font-weight-asian="normal" style:font-name-complex="Calibri" style:font-size-complex="10pt" style:font-weight-complex="normal"/>
    </style:style>
    <style:style style:name="T652" style:family="text">
      <style:text-properties fo:color="#000000" loext:opacity="100%" style:text-line-through-style="none" style:text-line-through-type="none" style:font-name="Open Sans" fo:font-size="10pt" fo:language="en" fo:country="GB" style:text-underline-style="none" fo:font-weight="normal" officeooo:rsid="02ebeb96" style:font-name-asian="Calibri" style:font-size-asian="10pt" style:font-weight-asian="normal" style:font-name-complex="Calibri" style:font-size-complex="10pt" style:font-weight-complex="normal"/>
    </style:style>
    <style:style style:name="T653" style:family="text">
      <style:text-properties fo:color="#000000" loext:opacity="100%" style:text-line-through-style="none" style:text-line-through-type="none" style:font-name="Open Sans" fo:font-size="10pt" fo:language="en" fo:country="GB" style:text-underline-style="none" fo:font-weight="normal" officeooo:rsid="02ed7dea" style:font-name-asian="Calibri" style:font-size-asian="10pt" style:font-weight-asian="normal" style:font-name-complex="Calibri" style:font-size-complex="10pt" style:font-weight-complex="normal"/>
    </style:style>
    <style:style style:name="T654" style:family="text">
      <style:text-properties fo:color="#000000" loext:opacity="100%" style:text-line-through-style="none" style:text-line-through-type="none" style:font-name="Open Sans" fo:font-size="10pt" fo:language="en" fo:country="GB" style:text-underline-style="none" fo:font-weight="normal" officeooo:rsid="02ef1a5d" style:font-name-asian="Calibri" style:font-size-asian="10pt" style:font-weight-asian="normal" style:font-name-complex="Calibri" style:font-size-complex="10pt" style:font-weight-complex="normal"/>
    </style:style>
    <style:style style:name="T655" style:family="text">
      <style:text-properties fo:color="#000000" loext:opacity="100%" style:text-line-through-style="none" style:text-line-through-type="none" style:font-name="Open Sans" fo:font-size="10pt" fo:language="en" fo:country="GB" style:text-underline-style="none" fo:font-weight="normal" officeooo:rsid="02f0b71e" style:font-name-asian="Calibri" style:font-size-asian="10pt" style:font-weight-asian="normal" style:font-name-complex="Calibri" style:font-size-complex="10pt" style:font-weight-complex="normal"/>
    </style:style>
    <style:style style:name="T656" style:family="text">
      <style:text-properties fo:color="#000000" loext:opacity="100%" style:text-line-through-style="none" style:text-line-through-type="none" style:font-name="Open Sans" fo:font-size="10pt" fo:language="en" fo:country="GB" style:text-underline-style="none" fo:font-weight="normal" officeooo:rsid="02f18ef5" style:font-name-asian="Calibri" style:font-size-asian="10pt" style:font-weight-asian="normal" style:font-name-complex="Calibri" style:font-size-complex="10pt" style:font-weight-complex="normal"/>
    </style:style>
    <style:style style:name="T657" style:family="text">
      <style:text-properties fo:color="#000000" loext:opacity="100%" style:text-line-through-style="none" style:text-line-through-type="none" style:font-name="Open Sans" fo:font-size="10pt" fo:language="en" fo:country="GB" style:text-underline-style="none" fo:font-weight="normal" officeooo:rsid="02f25889" style:font-name-asian="Calibri" style:font-size-asian="10pt" style:font-weight-asian="normal" style:font-name-complex="Calibri" style:font-size-complex="10pt" style:font-weight-complex="normal"/>
    </style:style>
    <style:style style:name="T658" style:family="text">
      <style:text-properties fo:color="#000000" loext:opacity="100%" style:text-line-through-style="none" style:text-line-through-type="none" style:font-name="Open Sans" fo:font-size="10pt" fo:language="en" fo:country="GB" style:text-underline-style="none" fo:font-weight="normal" officeooo:rsid="02f32b9f" style:font-name-asian="Calibri" style:font-size-asian="10pt" style:font-weight-asian="normal" style:font-name-complex="Calibri" style:font-size-complex="10pt" style:font-weight-complex="normal"/>
    </style:style>
    <style:style style:name="T659" style:family="text">
      <style:text-properties fo:color="#000000" loext:opacity="100%" style:text-line-through-style="none" style:text-line-through-type="none" style:font-name="Open Sans" fo:font-size="10pt" fo:language="en" fo:country="GB" style:text-underline-style="none" fo:font-weight="normal" officeooo:rsid="02f5132d" style:font-name-asian="Calibri" style:font-size-asian="10pt" style:font-weight-asian="normal" style:font-name-complex="Calibri" style:font-size-complex="10pt" style:font-weight-complex="normal"/>
    </style:style>
    <style:style style:name="T660" style:family="text">
      <style:text-properties fo:color="#000000" loext:opacity="100%" style:text-line-through-style="none" style:text-line-through-type="none" style:font-name="Open Sans" fo:font-size="10pt" fo:language="en" fo:country="GB" style:text-underline-style="none" fo:font-weight="normal" officeooo:rsid="02f56d38" style:font-name-asian="Calibri" style:font-size-asian="10pt" style:font-weight-asian="normal" style:font-name-complex="Calibri" style:font-size-complex="10pt" style:font-weight-complex="normal"/>
    </style:style>
    <style:style style:name="T661" style:family="text">
      <style:text-properties fo:color="#000000" loext:opacity="100%" style:text-line-through-style="none" style:text-line-through-type="none" style:font-name="Open Sans" fo:font-size="10pt" fo:language="en" fo:country="GB" style:text-underline-style="none" fo:font-weight="normal" officeooo:rsid="02f6a351" style:font-name-asian="Calibri" style:font-size-asian="10pt" style:font-weight-asian="normal" style:font-name-complex="Calibri" style:font-size-complex="10pt" style:font-weight-complex="normal"/>
    </style:style>
    <style:style style:name="T662" style:family="text">
      <style:text-properties fo:color="#000000" loext:opacity="100%" style:text-line-through-style="none" style:text-line-through-type="none" style:font-name="Open Sans" fo:font-size="10pt" fo:language="en" fo:country="GB" style:text-underline-style="none" fo:font-weight="normal" officeooo:rsid="02f94b24" style:font-name-asian="Calibri" style:font-size-asian="10pt" style:font-weight-asian="normal" style:font-name-complex="Calibri" style:font-size-complex="10pt" style:font-weight-complex="normal"/>
    </style:style>
    <style:style style:name="T663" style:family="text">
      <style:text-properties fo:color="#000000" loext:opacity="100%" style:text-line-through-style="none" style:text-line-through-type="none" style:font-name="Open Sans" fo:font-size="10pt" fo:language="en" fo:country="GB" style:text-underline-style="none" fo:font-weight="normal" officeooo:rsid="02f9a956" style:font-name-asian="Calibri" style:font-size-asian="10pt" style:font-weight-asian="normal" style:font-name-complex="Calibri" style:font-size-complex="10pt" style:font-weight-complex="normal"/>
    </style:style>
    <style:style style:name="T664" style:family="text">
      <style:text-properties fo:color="#000000" loext:opacity="100%" style:text-line-through-style="none" style:text-line-through-type="none" style:font-name="Open Sans" fo:font-size="10pt" fo:language="en" fo:country="GB" style:text-underline-style="none" fo:font-weight="normal" officeooo:rsid="02fd9856" style:font-name-asian="Calibri" style:font-size-asian="10pt" style:font-weight-asian="normal" style:font-name-complex="Calibri" style:font-size-complex="10pt" style:font-weight-complex="normal"/>
    </style:style>
    <style:style style:name="T665" style:family="text">
      <style:text-properties fo:color="#000000" loext:opacity="100%" style:text-line-through-style="none" style:text-line-through-type="none" style:font-name="Open Sans" fo:font-size="10pt" fo:language="en" fo:country="GB" style:text-underline-style="none" fo:font-weight="normal" officeooo:rsid="031173b8" style:font-name-asian="Calibri" style:font-size-asian="10pt" style:font-weight-asian="normal" style:font-name-complex="Calibri" style:font-size-complex="10pt" style:font-weight-complex="normal"/>
    </style:style>
    <style:style style:name="T666" style:family="text">
      <style:text-properties fo:color="#000000" loext:opacity="100%" style:text-line-through-style="none" style:text-line-through-type="none" style:font-name="Open Sans" fo:font-size="10pt" fo:language="en" fo:country="GB" style:text-underline-style="none" fo:font-weight="normal" officeooo:rsid="03125be7" style:font-name-asian="Calibri" style:font-size-asian="10pt" style:font-weight-asian="normal" style:font-name-complex="Calibri" style:font-size-complex="10pt" style:font-weight-complex="normal"/>
    </style:style>
    <style:style style:name="T667" style:family="text">
      <style:text-properties fo:color="#000000" loext:opacity="100%" style:text-line-through-style="none" style:text-line-through-type="none" style:font-name="Open Sans" fo:font-size="10pt" fo:language="en" fo:country="GB" style:text-underline-style="none" fo:font-weight="normal" officeooo:rsid="03192b3c" style:font-name-asian="Calibri" style:font-size-asian="10pt" style:font-weight-asian="normal" style:font-name-complex="Calibri" style:font-size-complex="10pt" style:font-weight-complex="normal"/>
    </style:style>
    <style:style style:name="T668" style:family="text">
      <style:text-properties fo:color="#000000" loext:opacity="100%" style:text-line-through-style="none" style:text-line-through-type="none" style:font-name="Open Sans" fo:font-size="10pt" fo:language="en" fo:country="GB" style:text-underline-style="none" fo:font-weight="normal" officeooo:rsid="031b1e27" style:font-name-asian="Calibri" style:font-size-asian="10pt" style:font-weight-asian="normal" style:font-name-complex="Calibri" style:font-size-complex="10pt" style:font-weight-complex="normal"/>
    </style:style>
    <style:style style:name="T669" style:family="text">
      <style:text-properties fo:color="#000000" loext:opacity="100%" style:text-line-through-style="none" style:text-line-through-type="none" style:font-name="Open Sans" fo:font-size="10pt" fo:language="en" fo:country="GB" style:text-underline-style="none" fo:font-weight="normal" officeooo:rsid="031fb420" style:font-name-asian="Calibri" style:font-size-asian="10pt" style:font-weight-asian="normal" style:font-name-complex="Calibri" style:font-size-complex="10pt" style:font-weight-complex="normal"/>
    </style:style>
    <style:style style:name="T670" style:family="text">
      <style:text-properties fo:color="#000000" loext:opacity="100%" style:text-line-through-style="none" style:text-line-through-type="none" style:font-name="Open Sans" fo:font-size="10pt" fo:language="en" fo:country="GB" style:text-underline-style="none" fo:font-weight="normal" officeooo:rsid="0322a97f" style:font-name-asian="Calibri" style:font-size-asian="10pt" style:font-weight-asian="normal" style:font-name-complex="Calibri" style:font-size-complex="10pt" style:font-weight-complex="normal"/>
    </style:style>
    <style:style style:name="T671" style:family="text">
      <style:text-properties fo:color="#000000" loext:opacity="100%" style:text-line-through-style="none" style:text-line-through-type="none" style:font-name="Open Sans" fo:font-size="10pt" fo:language="en" fo:country="GB" style:text-underline-style="none" fo:font-weight="normal" officeooo:rsid="03258b3e" style:font-name-asian="Calibri" style:font-size-asian="10pt" style:font-weight-asian="normal" style:font-name-complex="Calibri" style:font-size-complex="10pt" style:font-weight-complex="normal"/>
    </style:style>
    <style:style style:name="T672" style:family="text">
      <style:text-properties fo:color="#000000" loext:opacity="100%" style:text-line-through-style="none" style:text-line-through-type="none" style:font-name="Open Sans" fo:font-size="10pt" fo:language="en" fo:country="GB" style:text-underline-style="none" fo:font-weight="normal" officeooo:rsid="03347ef2" style:font-name-asian="Calibri" style:font-size-asian="10pt" style:font-weight-asian="normal" style:font-name-complex="Calibri" style:font-size-complex="10pt" style:font-weight-complex="normal"/>
    </style:style>
    <style:style style:name="T673" style:family="text">
      <style:text-properties fo:color="#000000" loext:opacity="100%" style:text-line-through-style="none" style:text-line-through-type="none" style:font-name="Open Sans" fo:font-size="10pt" fo:language="en" fo:country="GB" style:text-underline-style="none" fo:font-weight="normal" officeooo:rsid="0335d6a3" style:font-name-asian="Calibri" style:font-size-asian="10pt" style:font-weight-asian="normal" style:font-name-complex="Calibri" style:font-size-complex="10pt" style:font-weight-complex="normal"/>
    </style:style>
    <style:style style:name="T674" style:family="text">
      <style:text-properties fo:color="#000000" loext:opacity="100%" style:text-line-through-style="none" style:text-line-through-type="none" style:font-name="Open Sans" fo:font-size="10pt" fo:language="en" fo:country="GB" style:text-underline-style="none" fo:font-weight="normal" officeooo:rsid="033b27b5" style:font-name-asian="Calibri" style:font-size-asian="10pt" style:font-weight-asian="normal" style:font-name-complex="Calibri" style:font-size-complex="10pt" style:font-weight-complex="normal"/>
    </style:style>
    <style:style style:name="T675" style:family="text">
      <style:text-properties fo:color="#000000" loext:opacity="100%" style:text-line-through-style="none" style:text-line-through-type="none" style:font-name="Open Sans" fo:font-size="10pt" fo:language="en" fo:country="GB" style:text-underline-style="none" fo:font-weight="normal" officeooo:rsid="033ebc28" style:font-name-asian="Calibri" style:font-size-asian="10pt" style:font-weight-asian="normal" style:font-name-complex="Calibri" style:font-size-complex="10pt" style:font-weight-complex="normal"/>
    </style:style>
    <style:style style:name="T676" style:family="text">
      <style:text-properties fo:color="#000000" loext:opacity="100%" style:text-line-through-style="none" style:text-line-through-type="none" style:font-name="Open Sans" fo:font-size="10pt" fo:language="en" fo:country="GB" style:text-underline-style="none" fo:font-weight="normal" officeooo:rsid="033f18f6" style:font-name-asian="Calibri" style:font-size-asian="10pt" style:font-weight-asian="normal" style:font-name-complex="Calibri" style:font-size-complex="10pt" style:font-weight-complex="normal"/>
    </style:style>
    <style:style style:name="T677" style:family="text">
      <style:text-properties fo:color="#000000" loext:opacity="100%" style:text-line-through-style="none" style:text-line-through-type="none" style:font-name="Open Sans" fo:font-size="10pt" fo:language="en" fo:country="GB" style:text-underline-style="none" fo:font-weight="normal" officeooo:rsid="034115c3" style:font-name-asian="Calibri" style:font-size-asian="10pt" style:font-weight-asian="normal" style:font-name-complex="Calibri" style:font-size-complex="10pt" style:font-weight-complex="normal"/>
    </style:style>
    <style:style style:name="T678" style:family="text">
      <style:text-properties fo:color="#000000" loext:opacity="100%" style:text-line-through-style="none" style:text-line-through-type="none" style:font-name="Open Sans" fo:font-size="10pt" fo:language="en" fo:country="GB" style:text-underline-style="none" fo:font-weight="normal" officeooo:rsid="03415ab4" style:font-name-asian="Calibri" style:font-size-asian="10pt" style:font-weight-asian="normal" style:font-name-complex="Calibri" style:font-size-complex="10pt" style:font-weight-complex="normal"/>
    </style:style>
    <style:style style:name="T679" style:family="text">
      <style:text-properties fo:color="#000000" loext:opacity="100%" style:text-line-through-style="none" style:text-line-through-type="none" style:font-name="Open Sans" fo:font-size="10pt" fo:language="en" fo:country="GB" style:text-underline-style="none" fo:font-weight="normal" officeooo:rsid="03431779" style:font-name-asian="Calibri" style:font-size-asian="10pt" style:font-weight-asian="normal" style:font-name-complex="Calibri" style:font-size-complex="10pt" style:font-weight-complex="normal"/>
    </style:style>
    <style:style style:name="T680" style:family="text">
      <style:text-properties fo:color="#000000" loext:opacity="100%" style:text-line-through-style="none" style:text-line-through-type="none" style:font-name="Open Sans" fo:font-size="10pt" fo:language="en" fo:country="GB" style:text-underline-style="none" fo:font-weight="normal" officeooo:rsid="0355071a" style:font-name-asian="Calibri" style:font-size-asian="10pt" style:font-weight-asian="normal" style:font-name-complex="Calibri" style:font-size-complex="10pt" style:font-weight-complex="normal"/>
    </style:style>
    <style:style style:name="T681" style:family="text">
      <style:text-properties fo:color="#000000" loext:opacity="100%" style:text-line-through-style="none" style:text-line-through-type="none" style:font-name="Open Sans" fo:font-size="10pt" fo:language="en" fo:country="GB" style:text-underline-style="none" fo:font-weight="normal" officeooo:rsid="0355f8fe" style:font-name-asian="Calibri" style:font-size-asian="10pt" style:font-weight-asian="normal" style:font-name-complex="Calibri" style:font-size-complex="10pt" style:font-weight-complex="normal"/>
    </style:style>
    <style:style style:name="T682" style:family="text">
      <style:text-properties fo:color="#000000" loext:opacity="100%" style:text-line-through-style="none" style:text-line-through-type="none" style:font-name="Open Sans" fo:font-size="10pt" fo:language="en" fo:country="GB" style:text-underline-style="none" fo:font-weight="normal" officeooo:rsid="0357cb29" style:font-name-asian="Calibri" style:font-size-asian="10pt" style:font-weight-asian="normal" style:font-name-complex="Calibri" style:font-size-complex="10pt" style:font-weight-complex="normal"/>
    </style:style>
    <style:style style:name="T683" style:family="text">
      <style:text-properties fo:color="#000000" loext:opacity="100%" style:text-line-through-style="none" style:text-line-through-type="none" style:font-name="Open Sans" fo:font-size="10pt" fo:language="en" fo:country="GB" style:text-underline-style="none" fo:font-weight="normal" officeooo:rsid="0358937b" style:font-name-asian="Calibri" style:font-size-asian="10pt" style:font-weight-asian="normal" style:font-name-complex="Calibri" style:font-size-complex="10pt" style:font-weight-complex="normal"/>
    </style:style>
    <style:style style:name="T684" style:family="text">
      <style:text-properties fo:color="#000000" loext:opacity="100%" style:text-line-through-style="none" style:text-line-through-type="none" style:font-name="Open Sans" fo:font-size="10pt" fo:language="en" fo:country="GB" style:text-underline-style="none" fo:font-weight="normal" officeooo:rsid="0360deac" style:font-name-asian="Calibri" style:font-size-asian="10pt" style:font-weight-asian="normal" style:font-name-complex="Calibri" style:font-size-complex="10pt" style:font-weight-complex="normal"/>
    </style:style>
    <style:style style:name="T685" style:family="text">
      <style:text-properties fo:color="#000000" loext:opacity="100%" style:text-line-through-style="none" style:text-line-through-type="none" style:font-name="Open Sans" fo:font-size="10pt" fo:language="en" fo:country="GB" style:text-underline-style="none" fo:font-weight="normal" officeooo:rsid="0362f0d7" style:font-name-asian="Calibri" style:font-size-asian="10pt" style:font-weight-asian="normal" style:font-name-complex="Calibri" style:font-size-complex="10pt" style:font-weight-complex="normal"/>
    </style:style>
    <style:style style:name="T686" style:family="text">
      <style:text-properties fo:color="#000000" loext:opacity="100%" style:text-line-through-style="none" style:text-line-through-type="none" style:font-name="Open Sans" fo:font-size="10pt" fo:language="en" fo:country="GB" style:text-underline-style="none" fo:font-weight="normal" officeooo:rsid="0364a320" style:font-name-asian="Calibri" style:font-size-asian="10pt" style:font-weight-asian="normal" style:font-name-complex="Calibri" style:font-size-complex="10pt" style:font-weight-complex="normal"/>
    </style:style>
    <style:style style:name="T687" style:family="text">
      <style:text-properties fo:color="#000000" loext:opacity="100%" style:text-line-through-style="none" style:text-line-through-type="none" style:font-name="Open Sans" fo:font-size="10pt" fo:language="en" fo:country="GB" style:text-underline-style="none" fo:font-weight="normal" officeooo:rsid="0365802f" style:font-name-asian="Calibri" style:font-size-asian="10pt" style:font-weight-asian="normal" style:font-name-complex="Calibri" style:font-size-complex="10pt" style:font-weight-complex="normal"/>
    </style:style>
    <style:style style:name="T688" style:family="text">
      <style:text-properties fo:color="#000000" loext:opacity="100%" style:text-line-through-style="none" style:text-line-through-type="none" style:font-name="Open Sans" fo:font-size="10pt" fo:language="en" fo:country="GB" style:text-underline-style="none" fo:font-weight="normal" officeooo:rsid="03679161" style:font-name-asian="Calibri" style:font-size-asian="10pt" style:font-weight-asian="normal" style:font-name-complex="Calibri" style:font-size-complex="10pt" style:font-weight-complex="normal"/>
    </style:style>
    <style:style style:name="T689" style:family="text">
      <style:text-properties fo:color="#000000" loext:opacity="100%" style:text-line-through-style="none" style:text-line-through-type="none" style:font-name="Open Sans" fo:font-size="10pt" fo:language="en" fo:country="GB" style:text-underline-style="none" fo:font-weight="normal" officeooo:rsid="0367f343" style:font-name-asian="Calibri" style:font-size-asian="10pt" style:font-weight-asian="normal" style:font-name-complex="Calibri" style:font-size-complex="10pt" style:font-weight-complex="normal"/>
    </style:style>
    <style:style style:name="T690" style:family="text">
      <style:text-properties fo:color="#000000" loext:opacity="100%" style:text-line-through-style="none" style:text-line-through-type="none" style:font-name="Open Sans" fo:font-size="10pt" fo:language="en" fo:country="GB" style:text-underline-style="none" fo:font-weight="normal" officeooo:rsid="036cfabd" style:font-name-asian="Calibri" style:font-size-asian="10pt" style:font-weight-asian="normal" style:font-name-complex="Calibri" style:font-size-complex="10pt" style:font-weight-complex="normal"/>
    </style:style>
    <style:style style:name="T691" style:family="text">
      <style:text-properties fo:color="#000000" loext:opacity="100%" style:text-line-through-style="none" style:text-line-through-type="none" style:font-name="Open Sans" fo:font-size="10pt" fo:language="en" fo:country="GB" style:text-underline-style="none" fo:font-weight="normal" officeooo:rsid="036f8262" style:font-name-asian="Calibri" style:font-size-asian="10pt" style:font-weight-asian="normal" style:font-name-complex="Calibri" style:font-size-complex="10pt" style:font-weight-complex="normal"/>
    </style:style>
    <style:style style:name="T692" style:family="text">
      <style:text-properties fo:color="#000000" loext:opacity="100%" style:text-line-through-style="none" style:text-line-through-type="none" style:font-name="Open Sans" fo:font-size="10pt" fo:language="en" fo:country="GB" style:text-underline-style="none" fo:font-weight="normal" officeooo:rsid="03708f6c" style:font-name-asian="Calibri" style:font-size-asian="10pt" style:font-weight-asian="normal" style:font-name-complex="Calibri" style:font-size-complex="10pt" style:font-weight-complex="normal"/>
    </style:style>
    <style:style style:name="T693" style:family="text">
      <style:text-properties fo:color="#000000" loext:opacity="100%" style:text-line-through-style="none" style:text-line-through-type="none" style:font-name="Open Sans" fo:font-size="10pt" fo:language="en" fo:country="GB" style:text-underline-style="none" fo:font-weight="normal" officeooo:rsid="037281af" style:font-name-asian="Calibri" style:font-size-asian="10pt" style:font-weight-asian="normal" style:font-name-complex="Calibri" style:font-size-complex="10pt" style:font-weight-complex="normal"/>
    </style:style>
    <style:style style:name="T694" style:family="text">
      <style:text-properties fo:color="#000000" loext:opacity="100%" style:text-line-through-style="none" style:text-line-through-type="none" style:font-name="Open Sans" fo:font-size="10pt" fo:language="en" fo:country="GB" style:text-underline-style="none" fo:font-weight="normal" officeooo:rsid="0372e50b" style:font-name-asian="Calibri" style:font-size-asian="10pt" style:font-weight-asian="normal" style:font-name-complex="Calibri" style:font-size-complex="10pt" style:font-weight-complex="normal"/>
    </style:style>
    <style:style style:name="T695" style:family="text">
      <style:text-properties fo:color="#000000" loext:opacity="100%" style:text-line-through-style="none" style:text-line-through-type="none" style:font-name="Open Sans" fo:font-size="10pt" fo:language="en" fo:country="GB" style:text-underline-style="none" fo:font-weight="normal" officeooo:rsid="03741831" style:font-name-asian="Calibri" style:font-size-asian="10pt" style:font-weight-asian="normal" style:font-name-complex="Calibri" style:font-size-complex="10pt" style:font-weight-complex="normal"/>
    </style:style>
    <style:style style:name="T696" style:family="text">
      <style:text-properties fo:color="#000000" loext:opacity="100%" style:text-line-through-style="none" style:text-line-through-type="none" style:font-name="Open Sans" fo:font-size="10pt" fo:language="en" fo:country="GB" style:text-underline-style="none" fo:font-weight="normal" officeooo:rsid="03744e19" style:font-name-asian="Calibri" style:font-size-asian="10pt" style:font-weight-asian="normal" style:font-name-complex="Calibri" style:font-size-complex="10pt" style:font-weight-complex="normal"/>
    </style:style>
    <style:style style:name="T697" style:family="text">
      <style:text-properties fo:color="#000000" loext:opacity="100%" style:text-line-through-style="none" style:text-line-through-type="none" style:font-name="Open Sans" fo:font-size="10pt" fo:language="en" fo:country="GB" style:text-underline-style="none" fo:font-weight="normal" officeooo:rsid="03770968" style:font-name-asian="Calibri" style:font-size-asian="10pt" style:font-weight-asian="normal" style:font-name-complex="Calibri" style:font-size-complex="10pt" style:font-weight-complex="normal"/>
    </style:style>
    <style:style style:name="T698" style:family="text">
      <style:text-properties fo:color="#000000" loext:opacity="100%" style:text-line-through-style="none" style:text-line-through-type="none" style:font-name="Open Sans" fo:font-size="10pt" fo:language="en" fo:country="GB" style:text-underline-style="none" fo:font-weight="normal" officeooo:rsid="037886d9" style:font-name-asian="Calibri" style:font-size-asian="10pt" style:font-weight-asian="normal" style:font-name-complex="Calibri" style:font-size-complex="10pt" style:font-weight-complex="normal"/>
    </style:style>
    <style:style style:name="T699" style:family="text">
      <style:text-properties fo:color="#000000" loext:opacity="100%" style:text-line-through-style="none" style:text-line-through-type="none" style:font-name="Open Sans" fo:font-size="10pt" fo:language="en" fo:country="GB" style:text-underline-style="none" fo:font-weight="normal" officeooo:rsid="0379cb37" style:font-name-asian="Calibri" style:font-size-asian="10pt" style:font-weight-asian="normal" style:font-name-complex="Calibri" style:font-size-complex="10pt" style:font-weight-complex="normal"/>
    </style:style>
    <style:style style:name="T700" style:family="text">
      <style:text-properties fo:color="#000000" loext:opacity="100%" style:text-line-through-style="none" style:text-line-through-type="none" style:font-name="Open Sans" fo:font-size="10pt" fo:language="en" fo:country="GB" style:text-underline-style="none" fo:font-weight="normal" officeooo:rsid="037b881b" style:font-name-asian="Calibri" style:font-size-asian="10pt" style:font-weight-asian="normal" style:font-name-complex="Calibri" style:font-size-complex="10pt" style:font-weight-complex="normal"/>
    </style:style>
    <style:style style:name="T701" style:family="text">
      <style:text-properties fo:color="#000000" loext:opacity="100%" style:text-line-through-style="none" style:text-line-through-type="none" style:font-name="Open Sans" fo:font-size="10pt" fo:language="en" fo:country="GB" style:text-underline-style="none" fo:font-weight="normal" officeooo:rsid="0382f2a7" style:font-name-asian="Calibri" style:font-size-asian="10pt" style:font-weight-asian="normal" style:font-name-complex="Calibri" style:font-size-complex="10pt" style:font-weight-complex="normal"/>
    </style:style>
    <style:style style:name="T702" style:family="text">
      <style:text-properties fo:color="#000000" loext:opacity="100%" style:text-line-through-style="none" style:text-line-through-type="none" style:font-name="Open Sans" fo:font-size="10pt" fo:language="en" fo:country="GB" style:text-underline-style="none" fo:font-weight="normal" officeooo:rsid="038479bb" style:font-name-asian="Calibri" style:font-size-asian="10pt" style:font-weight-asian="normal" style:font-name-complex="Calibri" style:font-size-complex="10pt" style:font-weight-complex="normal"/>
    </style:style>
    <style:style style:name="T703" style:family="text">
      <style:text-properties fo:color="#000000" loext:opacity="100%" style:text-line-through-style="none" style:text-line-through-type="none" style:font-name="Open Sans" fo:font-size="10pt" fo:language="en" fo:country="GB" style:text-underline-style="none" fo:font-weight="normal" officeooo:rsid="038b932b" style:font-name-asian="Calibri" style:font-size-asian="10pt" style:font-weight-asian="normal" style:font-name-complex="Calibri" style:font-size-complex="10pt" style:font-weight-complex="normal"/>
    </style:style>
    <style:style style:name="T704" style:family="text">
      <style:text-properties fo:color="#000000" loext:opacity="100%" style:text-line-through-style="none" style:text-line-through-type="none" style:font-name="Open Sans" fo:font-size="10pt" fo:language="en" fo:country="GB" style:text-underline-style="none" fo:font-weight="normal" officeooo:rsid="03914857" style:font-name-asian="Calibri" style:font-size-asian="10pt" style:font-weight-asian="normal" style:font-name-complex="Calibri" style:font-size-complex="10pt" style:font-weight-complex="normal"/>
    </style:style>
    <style:style style:name="T705" style:family="text">
      <style:text-properties fo:color="#000000" loext:opacity="100%" style:text-line-through-style="none" style:text-line-through-type="none" style:font-name="Open Sans" fo:font-size="10pt" fo:language="en" fo:country="GB" style:text-underline-style="none" fo:font-weight="normal" officeooo:rsid="03928d1e" style:font-name-asian="Calibri" style:font-size-asian="10pt" style:font-weight-asian="normal" style:font-name-complex="Calibri" style:font-size-complex="10pt" style:font-weight-complex="normal"/>
    </style:style>
    <style:style style:name="T706" style:family="text">
      <style:text-properties fo:color="#000000" loext:opacity="100%" style:text-line-through-style="none" style:text-line-through-type="none" style:font-name="Open Sans" fo:font-size="10pt" fo:language="en" fo:country="GB" style:text-underline-style="none" fo:font-weight="normal" officeooo:rsid="039453ed" style:font-name-asian="Calibri" style:font-size-asian="10pt" style:font-weight-asian="normal" style:font-name-complex="Calibri" style:font-size-complex="10pt" style:font-weight-complex="normal"/>
    </style:style>
    <style:style style:name="T707" style:family="text">
      <style:text-properties fo:color="#000000" loext:opacity="100%" style:text-line-through-style="none" style:text-line-through-type="none" style:font-name="Open Sans" fo:font-size="10pt" fo:language="en" fo:country="GB" style:text-underline-style="none" fo:font-weight="normal" officeooo:rsid="039802ed" style:font-name-asian="Calibri" style:font-size-asian="10pt" style:font-weight-asian="normal" style:font-name-complex="Calibri" style:font-size-complex="10pt" style:font-weight-complex="normal"/>
    </style:style>
    <style:style style:name="T708" style:family="text">
      <style:text-properties fo:color="#000000" loext:opacity="100%" style:text-line-through-style="none" style:text-line-through-type="none" style:font-name="Open Sans" fo:font-size="10pt" fo:language="en" fo:country="GB" style:text-underline-style="none" fo:font-weight="normal" officeooo:rsid="039b073a" style:font-name-asian="Calibri" style:font-size-asian="10pt" style:font-weight-asian="normal" style:font-name-complex="Calibri" style:font-size-complex="10pt" style:font-weight-complex="normal"/>
    </style:style>
    <style:style style:name="T709" style:family="text">
      <style:text-properties fo:color="#000000" loext:opacity="100%" style:text-line-through-style="none" style:text-line-through-type="none" style:font-name="Open Sans" fo:font-size="10pt" fo:language="en" fo:country="GB" style:text-underline-style="none" fo:font-weight="normal" officeooo:rsid="039cba22" style:font-name-asian="Calibri" style:font-size-asian="10pt" style:font-weight-asian="normal" style:font-name-complex="Calibri" style:font-size-complex="10pt" style:font-weight-complex="normal"/>
    </style:style>
    <style:style style:name="T710" style:family="text">
      <style:text-properties fo:color="#000000" loext:opacity="100%" style:text-line-through-style="none" style:text-line-through-type="none" style:font-name="Open Sans" fo:font-size="10pt" fo:language="en" fo:country="GB" style:text-underline-style="none" fo:font-weight="normal" officeooo:rsid="039ec8e3" style:font-name-asian="Calibri" style:font-size-asian="10pt" style:font-weight-asian="normal" style:font-name-complex="Calibri" style:font-size-complex="10pt" style:font-weight-complex="normal"/>
    </style:style>
    <style:style style:name="T711" style:family="text">
      <style:text-properties fo:color="#000000" loext:opacity="100%" style:text-line-through-style="none" style:text-line-through-type="none" style:font-name="Open Sans" fo:font-size="10pt" fo:language="en" fo:country="GB" style:text-underline-style="none" fo:font-weight="normal" officeooo:rsid="039fc9c3" style:font-name-asian="Calibri" style:font-size-asian="10pt" style:font-weight-asian="normal" style:font-name-complex="Calibri" style:font-size-complex="10pt" style:font-weight-complex="normal"/>
    </style:style>
    <style:style style:name="T712" style:family="text">
      <style:text-properties fo:color="#000000" loext:opacity="100%" style:text-line-through-style="none" style:text-line-through-type="none" style:font-name="Open Sans" fo:font-size="10pt" fo:language="en" fo:country="GB" style:text-underline-style="none" fo:font-weight="normal" officeooo:rsid="03ad956f" style:font-name-asian="Calibri" style:font-size-asian="10pt" style:font-weight-asian="normal" style:font-name-complex="Calibri" style:font-size-complex="10pt" style:font-weight-complex="normal"/>
    </style:style>
    <style:style style:name="T713" style:family="text">
      <style:text-properties fo:color="#000000" loext:opacity="100%" style:text-line-through-style="none" style:text-line-through-type="none" style:font-name="Open Sans" fo:font-size="10pt" fo:language="en" fo:country="GB" style:text-underline-style="none" fo:font-weight="normal" officeooo:rsid="03b5a321" style:font-name-asian="Calibri" style:font-size-asian="10pt" style:font-weight-asian="normal" style:font-name-complex="Calibri" style:font-size-complex="10pt" style:font-weight-complex="normal"/>
    </style:style>
    <style:style style:name="T714" style:family="text">
      <style:text-properties fo:color="#000000" loext:opacity="100%" style:text-line-through-style="none" style:text-line-through-type="none" style:font-name="Open Sans" fo:font-size="10pt" fo:language="en" fo:country="GB" style:text-underline-style="none" fo:font-weight="normal" officeooo:rsid="03b79315" style:font-name-asian="Calibri" style:font-size-asian="10pt" style:font-weight-asian="normal" style:font-name-complex="Calibri" style:font-size-complex="10pt" style:font-weight-complex="normal"/>
    </style:style>
    <style:style style:name="T715" style:family="text">
      <style:text-properties fo:color="#000000" loext:opacity="100%" style:text-line-through-style="none" style:text-line-through-type="none" style:font-name="Open Sans" fo:font-size="10pt" fo:language="en" fo:country="GB" style:text-underline-style="none" fo:font-weight="normal" officeooo:rsid="03b96743" style:font-name-asian="Calibri" style:font-size-asian="10pt" style:font-weight-asian="normal" style:font-name-complex="Calibri" style:font-size-complex="10pt" style:font-weight-complex="normal"/>
    </style:style>
    <style:style style:name="T716" style:family="text">
      <style:text-properties fo:color="#000000" loext:opacity="100%" style:text-line-through-style="none" style:text-line-through-type="none" style:font-name="Open Sans" fo:font-size="10pt" fo:language="en" fo:country="GB" style:text-underline-style="none" fo:font-weight="normal" officeooo:rsid="03bad5e6" style:font-name-asian="Calibri" style:font-size-asian="10pt" style:font-weight-asian="normal" style:font-name-complex="Calibri" style:font-size-complex="10pt" style:font-weight-complex="normal"/>
    </style:style>
    <style:style style:name="T717" style:family="text">
      <style:text-properties fo:color="#000000" loext:opacity="100%" style:text-line-through-style="none" style:text-line-through-type="none" style:font-name="Open Sans" fo:font-size="10pt" fo:language="en" fo:country="GB" style:text-underline-style="none" fo:font-weight="normal" officeooo:rsid="03c0f7eb" style:font-name-asian="Calibri" style:font-size-asian="10pt" style:font-weight-asian="normal" style:font-name-complex="Calibri" style:font-size-complex="10pt" style:font-weight-complex="normal"/>
    </style:style>
    <style:style style:name="T718" style:family="text">
      <style:text-properties fo:color="#000000" loext:opacity="100%" style:text-line-through-style="none" style:text-line-through-type="none" style:font-name="Open Sans" fo:font-size="10pt" fo:language="en" fo:country="GB" style:text-underline-style="none" fo:font-weight="normal" officeooo:rsid="03c30de7" style:font-name-asian="Calibri" style:font-size-asian="10pt" style:font-weight-asian="normal" style:font-name-complex="Calibri" style:font-size-complex="10pt" style:font-weight-complex="normal"/>
    </style:style>
    <style:style style:name="T719" style:family="text">
      <style:text-properties fo:color="#000000" loext:opacity="100%" style:text-line-through-style="none" style:text-line-through-type="none" style:font-name="Open Sans" fo:font-size="10pt" fo:language="en" fo:country="GB" style:text-underline-style="none" fo:font-weight="normal" officeooo:rsid="03c351da" style:font-name-asian="Calibri" style:font-size-asian="10pt" style:font-weight-asian="normal" style:font-name-complex="Calibri" style:font-size-complex="10pt" style:font-weight-complex="normal"/>
    </style:style>
    <style:style style:name="T720" style:family="text">
      <style:text-properties fo:color="#000000" loext:opacity="100%" style:text-line-through-style="none" style:text-line-through-type="none" style:font-name="Open Sans" fo:font-size="10pt" fo:language="en" fo:country="GB" style:text-underline-style="none" fo:font-weight="normal" officeooo:rsid="03c52dfe" style:font-name-asian="Calibri" style:font-size-asian="10pt" style:font-weight-asian="normal" style:font-name-complex="Calibri" style:font-size-complex="10pt" style:font-weight-complex="normal"/>
    </style:style>
    <style:style style:name="T721" style:family="text">
      <style:text-properties fo:color="#000000" loext:opacity="100%" style:text-line-through-style="none" style:text-line-through-type="none" style:font-name="Open Sans" fo:font-size="10pt" fo:language="en" fo:country="GB" style:text-underline-style="none" fo:font-weight="normal" officeooo:rsid="03c79d68" style:font-name-asian="Calibri" style:font-size-asian="10pt" style:font-weight-asian="normal" style:font-name-complex="Calibri" style:font-size-complex="10pt" style:font-weight-complex="normal"/>
    </style:style>
    <style:style style:name="T722" style:family="text">
      <style:text-properties fo:color="#000000" loext:opacity="100%" style:text-line-through-style="none" style:text-line-through-type="none" style:font-name="Open Sans" fo:font-size="10pt" fo:language="en" fo:country="GB" style:text-underline-style="none" fo:font-weight="normal" officeooo:rsid="03c92a71" style:font-name-asian="Calibri" style:font-size-asian="10pt" style:font-weight-asian="normal" style:font-name-complex="Calibri" style:font-size-complex="10pt" style:font-weight-complex="normal"/>
    </style:style>
    <style:style style:name="T723" style:family="text">
      <style:text-properties fo:color="#000000" loext:opacity="100%" style:text-line-through-style="none" style:text-line-through-type="none" style:font-name="Open Sans" fo:font-size="10pt" fo:language="en" fo:country="GB" style:text-underline-style="none" fo:font-weight="normal" officeooo:rsid="03c978bd" style:font-name-asian="Calibri" style:font-size-asian="10pt" style:font-weight-asian="normal" style:font-name-complex="Calibri" style:font-size-complex="10pt" style:font-weight-complex="normal"/>
    </style:style>
    <style:style style:name="T724" style:family="text">
      <style:text-properties fo:color="#000000" loext:opacity="100%" style:text-line-through-style="none" style:text-line-through-type="none" style:font-name="Open Sans" fo:font-size="10pt" fo:language="en" fo:country="GB" style:text-underline-style="none" fo:font-weight="normal" officeooo:rsid="03ca1800" style:font-name-asian="Calibri" style:font-size-asian="10pt" style:font-weight-asian="normal" style:font-name-complex="Calibri" style:font-size-complex="10pt" style:font-weight-complex="normal"/>
    </style:style>
    <style:style style:name="T725" style:family="text">
      <style:text-properties fo:color="#000000" loext:opacity="100%" style:text-line-through-style="none" style:text-line-through-type="none" style:font-name="Open Sans" fo:font-size="10pt" fo:language="en" fo:country="GB" style:text-underline-style="none" fo:font-weight="normal" officeooo:rsid="03ca87d7" style:font-name-asian="Calibri" style:font-size-asian="10pt" style:font-weight-asian="normal" style:font-name-complex="Calibri" style:font-size-complex="10pt" style:font-weight-complex="normal"/>
    </style:style>
    <style:style style:name="T726" style:family="text">
      <style:text-properties fo:color="#000000" loext:opacity="100%" style:text-line-through-style="none" style:text-line-through-type="none" style:font-name="Open Sans" fo:font-size="10pt" fo:language="en" fo:country="GB" style:text-underline-style="none" fo:font-weight="normal" officeooo:rsid="03cf1063" style:font-name-asian="Calibri" style:font-size-asian="10pt" style:font-weight-asian="normal" style:font-name-complex="Calibri" style:font-size-complex="10pt" style:font-weight-complex="normal"/>
    </style:style>
    <style:style style:name="T727" style:family="text">
      <style:text-properties fo:color="#000000" loext:opacity="100%" style:text-line-through-style="none" style:text-line-through-type="none" style:font-name="Open Sans" fo:font-size="10pt" fo:language="en" fo:country="GB" style:text-underline-style="none" fo:font-weight="normal" officeooo:rsid="03cf6a8d" style:font-name-asian="Calibri" style:font-size-asian="10pt" style:font-weight-asian="normal" style:font-name-complex="Calibri" style:font-size-complex="10pt" style:font-weight-complex="normal"/>
    </style:style>
    <style:style style:name="T728" style:family="text">
      <style:text-properties fo:color="#000000" loext:opacity="100%" style:text-line-through-style="none" style:text-line-through-type="none" style:font-name="Open Sans" fo:font-size="10pt" fo:language="en" fo:country="GB" style:text-underline-style="none" fo:font-weight="normal" officeooo:rsid="03d155b8" style:font-name-asian="Calibri" style:font-size-asian="10pt" style:font-weight-asian="normal" style:font-name-complex="Calibri" style:font-size-complex="10pt" style:font-weight-complex="normal"/>
    </style:style>
    <style:style style:name="T729" style:family="text">
      <style:text-properties fo:color="#000000" loext:opacity="100%" style:text-line-through-style="none" style:text-line-through-type="none" style:font-name="Open Sans" fo:font-size="10pt" fo:language="en" fo:country="GB" style:text-underline-style="none" fo:font-weight="normal" officeooo:rsid="03d20336" style:font-name-asian="Calibri" style:font-size-asian="10pt" style:font-weight-asian="normal" style:font-name-complex="Calibri" style:font-size-complex="10pt" style:font-weight-complex="normal"/>
    </style:style>
    <style:style style:name="T730" style:family="text">
      <style:text-properties fo:color="#000000" loext:opacity="100%" style:text-line-through-style="none" style:text-line-through-type="none" style:font-name="Open Sans" fo:font-size="10pt" fo:language="en" fo:country="GB" style:text-underline-style="none" fo:font-weight="normal" officeooo:rsid="03d2c418" style:font-name-asian="Calibri" style:font-size-asian="10pt" style:font-weight-asian="normal" style:font-name-complex="Calibri" style:font-size-complex="10pt" style:font-weight-complex="normal"/>
    </style:style>
    <style:style style:name="T731" style:family="text">
      <style:text-properties fo:color="#000000" loext:opacity="100%" style:text-line-through-style="none" style:text-line-through-type="none" style:font-name="Open Sans" fo:font-size="10pt" fo:language="en" fo:country="GB" style:text-underline-style="none" fo:font-weight="normal" officeooo:rsid="03d42322" style:font-name-asian="Calibri" style:font-size-asian="10pt" style:font-weight-asian="normal" style:font-name-complex="Calibri" style:font-size-complex="10pt" style:font-weight-complex="normal"/>
    </style:style>
    <style:style style:name="T732" style:family="text">
      <style:text-properties fo:color="#000000" loext:opacity="100%" style:text-line-through-style="none" style:text-line-through-type="none" style:font-name="Open Sans" fo:font-size="10pt" fo:language="en" fo:country="GB" style:text-underline-style="none" fo:font-weight="normal" officeooo:rsid="03d4ee9b" style:font-name-asian="Calibri" style:font-size-asian="10pt" style:font-weight-asian="normal" style:font-name-complex="Calibri" style:font-size-complex="10pt" style:font-weight-complex="normal"/>
    </style:style>
    <style:style style:name="T733" style:family="text">
      <style:text-properties fo:color="#000000" loext:opacity="100%" style:text-line-through-style="none" style:text-line-through-type="none" style:font-name="Open Sans" fo:font-size="10pt" fo:language="en" fo:country="GB" style:text-underline-style="none" fo:font-weight="normal" officeooo:rsid="03d4fae9" style:font-name-asian="Calibri" style:font-size-asian="10pt" style:font-weight-asian="normal" style:font-name-complex="Calibri" style:font-size-complex="10pt" style:font-weight-complex="normal"/>
    </style:style>
    <style:style style:name="T734" style:family="text">
      <style:text-properties fo:color="#000000" loext:opacity="100%" style:text-line-through-style="none" style:text-line-through-type="none" style:font-name="Open Sans" fo:font-size="10pt" fo:language="en" fo:country="GB" style:text-underline-style="none" fo:font-weight="normal" officeooo:rsid="03d61e5a" style:font-name-asian="Calibri" style:font-size-asian="10pt" style:font-weight-asian="normal" style:font-name-complex="Calibri" style:font-size-complex="10pt" style:font-weight-complex="normal"/>
    </style:style>
    <style:style style:name="T735" style:family="text">
      <style:text-properties fo:color="#000000" loext:opacity="100%" style:text-line-through-style="none" style:text-line-through-type="none" style:font-name="Open Sans" fo:font-size="10pt" fo:language="en" fo:country="GB" style:text-underline-style="none" fo:font-weight="normal" officeooo:rsid="03da198a" style:font-name-asian="Calibri" style:font-size-asian="10pt" style:font-weight-asian="normal" style:font-name-complex="Calibri" style:font-size-complex="10pt" style:font-weight-complex="normal"/>
    </style:style>
    <style:style style:name="T736" style:family="text">
      <style:text-properties fo:color="#000000" loext:opacity="100%" style:text-line-through-style="none" style:text-line-through-type="none" style:font-name="Open Sans" fo:font-size="10pt" fo:language="en" fo:country="GB" style:text-underline-style="none" fo:font-weight="normal" officeooo:rsid="03daf831" style:font-name-asian="Calibri" style:font-size-asian="10pt" style:font-weight-asian="normal" style:font-name-complex="Calibri" style:font-size-complex="10pt" style:font-weight-complex="normal"/>
    </style:style>
    <style:style style:name="T737" style:family="text">
      <style:text-properties fo:color="#000000" loext:opacity="100%" style:text-line-through-style="none" style:text-line-through-type="none" style:font-name="Open Sans" fo:font-size="10pt" fo:language="en" fo:country="GB" style:text-underline-style="none" fo:font-weight="normal" officeooo:rsid="03dea15e" style:font-name-asian="Calibri" style:font-size-asian="10pt" style:font-weight-asian="normal" style:font-name-complex="Calibri" style:font-size-complex="10pt" style:font-weight-complex="normal"/>
    </style:style>
    <style:style style:name="T738" style:family="text">
      <style:text-properties fo:color="#000000" loext:opacity="100%" style:text-line-through-style="none" style:text-line-through-type="none" style:font-name="Open Sans" fo:font-size="10pt" fo:language="en" fo:country="GB" style:text-underline-style="none" fo:font-weight="normal" officeooo:rsid="03debd37" style:font-name-asian="Calibri" style:font-size-asian="10pt" style:font-weight-asian="normal" style:font-name-complex="Calibri" style:font-size-complex="10pt" style:font-weight-complex="normal"/>
    </style:style>
    <style:style style:name="T739" style:family="text">
      <style:text-properties fo:color="#000000" loext:opacity="100%" style:text-line-through-style="none" style:text-line-through-type="none" style:font-name="Open Sans" fo:font-size="10pt" fo:language="en" fo:country="GB" style:text-underline-style="none" fo:font-weight="normal" officeooo:rsid="03ec01b9" style:font-name-asian="Calibri" style:font-size-asian="10pt" style:font-weight-asian="normal" style:font-name-complex="Calibri" style:font-size-complex="10pt" style:font-weight-complex="normal"/>
    </style:style>
    <style:style style:name="T740" style:family="text">
      <style:text-properties fo:color="#000000" loext:opacity="100%" style:text-line-through-style="none" style:text-line-through-type="none" style:font-name="Open Sans" fo:font-size="10pt" fo:language="en" fo:country="GB" style:text-underline-style="none" fo:font-weight="normal" officeooo:rsid="0413a639" style:font-name-asian="Calibri" style:font-size-asian="10pt" style:font-weight-asian="normal" style:font-name-complex="Calibri" style:font-size-complex="10pt" style:font-weight-complex="normal"/>
    </style:style>
    <style:style style:name="T741" style:family="text">
      <style:text-properties fo:color="#000000" loext:opacity="100%" style:text-line-through-style="none" style:text-line-through-type="none" style:font-name="Open Sans" fo:font-size="10pt" fo:language="en" fo:country="GB" style:text-underline-style="none" fo:font-weight="normal" officeooo:rsid="04148c68" style:font-name-asian="Calibri" style:font-size-asian="10pt" style:font-weight-asian="normal" style:font-name-complex="Calibri" style:font-size-complex="10pt" style:font-weight-complex="normal"/>
    </style:style>
    <style:style style:name="T742" style:family="text">
      <style:text-properties fo:color="#000000" loext:opacity="100%" style:text-line-through-style="none" style:text-line-through-type="none" style:font-name="Open Sans" fo:font-size="10pt" fo:language="en" fo:country="GB" style:text-underline-style="none" fo:font-weight="normal" officeooo:rsid="0414d78c" style:font-name-asian="Calibri" style:font-size-asian="10pt" style:font-weight-asian="normal" style:font-name-complex="Calibri" style:font-size-complex="10pt" style:font-weight-complex="normal"/>
    </style:style>
    <style:style style:name="T743" style:family="text">
      <style:text-properties fo:color="#000000" loext:opacity="100%" style:text-line-through-style="none" style:text-line-through-type="none" style:font-name="Open Sans" fo:font-size="10pt" fo:language="en" fo:country="GB" style:text-underline-style="none" fo:font-weight="normal" officeooo:rsid="00659768" style:font-name-asian="Calibri" style:font-size-asian="8.75pt" style:font-weight-asian="normal" style:font-name-complex="Calibri" style:font-size-complex="10pt" style:font-weight-complex="normal"/>
    </style:style>
    <style:style style:name="T744" style:family="text">
      <style:text-properties fo:color="#000000" loext:opacity="100%" style:text-line-through-style="none" style:text-line-through-type="none" style:font-name="Open Sans" fo:font-size="10pt" fo:language="en" fo:country="GB" style:text-underline-style="none" fo:font-weight="normal" officeooo:rsid="00f68a3a" style:font-name-asian="Calibri" style:font-size-asian="8.75pt" style:font-weight-asian="normal" style:font-name-complex="Calibri" style:font-size-complex="10pt" style:font-weight-complex="normal"/>
    </style:style>
    <style:style style:name="T745" style:family="text">
      <style:text-properties fo:color="#000000" loext:opacity="100%" style:text-line-through-style="none" style:text-line-through-type="none" style:font-name="Open Sans" fo:font-size="10pt" fo:language="en" fo:country="GB" style:text-underline-style="none" fo:font-weight="normal" officeooo:rsid="021b3e44" style:font-name-asian="Calibri" style:font-size-asian="8.75pt" style:font-weight-asian="normal" style:font-name-complex="Calibri" style:font-size-complex="10pt" style:font-weight-complex="normal"/>
    </style:style>
    <style:style style:name="T746" style:family="text">
      <style:text-properties fo:color="#000000" loext:opacity="100%" style:text-line-through-style="none" style:text-line-through-type="none" style:font-name="Open Sans" fo:font-size="10pt" fo:language="en" fo:country="GB" style:text-underline-style="none" fo:font-weight="normal" fo:background-color="transparent" loext:char-shading-value="0" style:font-name-asian="Calibri" style:font-size-asian="10pt" style:font-weight-asian="normal" style:font-name-complex="Calibri" style:font-size-complex="10pt" style:font-weight-complex="normal"/>
    </style:style>
    <style:style style:name="T747" style:family="text">
      <style:text-properties fo:color="#000000" loext:opacity="100%" style:text-line-through-style="none" style:text-line-through-type="none" style:font-name="Open Sans" fo:font-size="10pt" fo:language="en" fo:country="GB" style:text-underline-style="none" fo:font-weight="normal" officeooo:rsid="0087cd66" fo:background-color="transparent" loext:char-shading-value="0" style:font-name-asian="Calibri" style:font-size-asian="10pt" style:font-weight-asian="normal" style:font-name-complex="Calibri" style:font-size-complex="10pt" style:font-weight-complex="normal"/>
    </style:style>
    <style:style style:name="T748" style:family="text">
      <style:text-properties fo:color="#000000" loext:opacity="100%" style:text-line-through-style="none" style:text-line-through-type="none" style:font-name="Open Sans" fo:font-size="10pt" fo:language="en" fo:country="GB" style:text-underline-style="none" fo:font-weight="normal" officeooo:rsid="0088fe77" fo:background-color="transparent" loext:char-shading-value="0" style:font-name-asian="Calibri" style:font-size-asian="10pt" style:font-weight-asian="normal" style:font-name-complex="Calibri" style:font-size-complex="10pt" style:font-weight-complex="normal"/>
    </style:style>
    <style:style style:name="T749" style:family="text">
      <style:text-properties fo:color="#000000" loext:opacity="100%" style:text-line-through-style="none" style:text-line-through-type="none" style:font-name="Open Sans" fo:font-size="10pt" fo:language="en" fo:country="GB" style:text-underline-style="none" fo:font-weight="normal" officeooo:rsid="0087b7b6" fo:background-color="transparent" loext:char-shading-value="0" style:font-name-asian="Calibri" style:font-size-asian="10pt" style:font-weight-asian="normal" style:font-name-complex="Calibri" style:font-size-complex="10pt" style:font-weight-complex="normal"/>
    </style:style>
    <style:style style:name="T750" style:family="text">
      <style:text-properties fo:color="#000000" loext:opacity="100%" style:text-line-through-style="none" style:text-line-through-type="none" style:font-name="Open Sans" fo:font-size="10pt" fo:language="en" fo:country="GB" style:text-underline-style="none" fo:font-weight="normal" officeooo:rsid="00a50d9a" fo:background-color="transparent" loext:char-shading-value="0" style:font-name-asian="Calibri" style:font-size-asian="10pt" style:font-weight-asian="normal" style:font-name-complex="Calibri" style:font-size-complex="10pt" style:font-weight-complex="normal"/>
    </style:style>
    <style:style style:name="T751" style:family="text">
      <style:text-properties fo:color="#000000" loext:opacity="100%" style:text-line-through-style="none" style:text-line-through-type="none" style:font-name="Open Sans" fo:font-size="10pt" fo:language="en" fo:country="GB" style:text-underline-style="none" fo:font-weight="normal" officeooo:rsid="00a5c1a7" fo:background-color="transparent" loext:char-shading-value="0" style:font-name-asian="Calibri" style:font-size-asian="10pt" style:font-weight-asian="normal" style:font-name-complex="Calibri" style:font-size-complex="10pt" style:font-weight-complex="normal"/>
    </style:style>
    <style:style style:name="T752" style:family="text">
      <style:text-properties fo:color="#000000" loext:opacity="100%" style:text-line-through-style="none" style:text-line-through-type="none" style:font-name="Open Sans" fo:font-size="10pt" fo:language="en" fo:country="GB" style:text-underline-style="none" fo:font-weight="normal" officeooo:rsid="00b85f79" fo:background-color="transparent" loext:char-shading-value="0" style:font-name-asian="Calibri" style:font-size-asian="10pt" style:font-weight-asian="normal" style:font-name-complex="Calibri" style:font-size-complex="10pt" style:font-weight-complex="normal"/>
    </style:style>
    <style:style style:name="T753" style:family="text">
      <style:text-properties fo:color="#000000" loext:opacity="100%" style:text-line-through-style="none" style:text-line-through-type="none" style:font-name="Open Sans" fo:font-size="10pt" fo:language="en" fo:country="GB" style:text-underline-style="none" fo:font-weight="normal" officeooo:rsid="00b938ac" fo:background-color="transparent" loext:char-shading-value="0" style:font-name-asian="Calibri" style:font-size-asian="10pt" style:font-weight-asian="normal" style:font-name-complex="Calibri" style:font-size-complex="10pt" style:font-weight-complex="normal"/>
    </style:style>
    <style:style style:name="T754" style:family="text">
      <style:text-properties fo:color="#000000" loext:opacity="100%" style:text-line-through-style="none" style:text-line-through-type="none" style:font-name="Open Sans" fo:font-size="10pt" fo:language="en" fo:country="GB" style:text-underline-style="none" fo:font-weight="normal" officeooo:rsid="00bb1dc7" fo:background-color="transparent" loext:char-shading-value="0" style:font-name-asian="Calibri" style:font-size-asian="10pt" style:font-weight-asian="normal" style:font-name-complex="Calibri" style:font-size-complex="10pt" style:font-weight-complex="normal"/>
    </style:style>
    <style:style style:name="T755" style:family="text">
      <style:text-properties fo:color="#000000" loext:opacity="100%" style:text-line-through-style="none" style:text-line-through-type="none" style:font-name="Open Sans" fo:font-size="10pt" fo:language="en" fo:country="GB" style:text-underline-style="none" fo:font-weight="normal" officeooo:rsid="00beaa15" fo:background-color="transparent" loext:char-shading-value="0" style:font-name-asian="Calibri" style:font-size-asian="10pt" style:font-weight-asian="normal" style:font-name-complex="Calibri" style:font-size-complex="10pt" style:font-weight-complex="normal"/>
    </style:style>
    <style:style style:name="T756" style:family="text">
      <style:text-properties fo:color="#000000" loext:opacity="100%" style:text-line-through-style="none" style:text-line-through-type="none" style:font-name="Open Sans" fo:font-size="10pt" fo:language="en" fo:country="GB" style:text-underline-style="none" fo:font-weight="normal" officeooo:rsid="0022231a" fo:background-color="transparent" loext:char-shading-value="0" style:font-name-asian="Calibri" style:font-size-asian="10pt" style:font-weight-asian="normal" style:font-name-complex="Calibri" style:font-size-complex="10pt" style:font-weight-complex="normal"/>
    </style:style>
    <style:style style:name="T757" style:family="text">
      <style:text-properties fo:color="#000000" loext:opacity="100%" style:text-line-through-style="none" style:text-line-through-type="none" style:font-name="Open Sans" fo:font-size="10pt" fo:language="en" fo:country="GB" style:text-underline-style="none" fo:font-weight="normal" officeooo:rsid="00da2167" fo:background-color="transparent" loext:char-shading-value="0" style:font-name-asian="Calibri" style:font-size-asian="10pt" style:font-weight-asian="normal" style:font-name-complex="Calibri" style:font-size-complex="10pt" style:font-weight-complex="normal"/>
    </style:style>
    <style:style style:name="T758" style:family="text">
      <style:text-properties fo:color="#000000" loext:opacity="100%" style:text-line-through-style="none" style:text-line-through-type="none" style:font-name="Open Sans" fo:font-size="10pt" fo:language="en" fo:country="GB" style:text-underline-style="none" fo:font-weight="normal" officeooo:rsid="0044d662" fo:background-color="transparent" loext:char-shading-value="0" style:font-name-asian="Calibri" style:font-size-asian="10pt" style:font-weight-asian="normal" style:font-name-complex="Calibri" style:font-size-complex="10pt" style:font-weight-complex="normal"/>
    </style:style>
    <style:style style:name="T759" style:family="text">
      <style:text-properties fo:color="#000000" loext:opacity="100%" style:text-line-through-style="none" style:text-line-through-type="none" style:font-name="Open Sans" fo:font-size="10pt" fo:language="en" fo:country="GB" style:text-underline-style="none" fo:font-weight="normal" officeooo:rsid="00dab1e9" fo:background-color="transparent" loext:char-shading-value="0" style:font-name-asian="Calibri" style:font-size-asian="10pt" style:font-weight-asian="normal" style:font-name-complex="Calibri" style:font-size-complex="10pt" style:font-weight-complex="normal"/>
    </style:style>
    <style:style style:name="T760" style:family="text">
      <style:text-properties fo:color="#000000" loext:opacity="100%" style:text-line-through-style="none" style:text-line-through-type="none" style:font-name="Open Sans" fo:font-size="10pt" fo:language="en" fo:country="GB" style:text-underline-style="none" fo:font-weight="normal" officeooo:rsid="00e25654" fo:background-color="transparent" loext:char-shading-value="0" style:font-name-asian="Calibri" style:font-size-asian="10pt" style:font-weight-asian="normal" style:font-name-complex="Calibri" style:font-size-complex="10pt" style:font-weight-complex="normal"/>
    </style:style>
    <style:style style:name="T761" style:family="text">
      <style:text-properties fo:color="#000000" loext:opacity="100%" style:text-line-through-style="none" style:text-line-through-type="none" style:font-name="Open Sans" fo:font-size="10pt" fo:language="en" fo:country="GB" style:text-underline-style="none" fo:font-weight="normal" officeooo:rsid="00cc35f1" fo:background-color="transparent" loext:char-shading-value="0" style:font-name-asian="Calibri" style:font-size-asian="10pt" style:font-weight-asian="normal" style:font-name-complex="Calibri" style:font-size-complex="10pt" style:font-weight-complex="normal"/>
    </style:style>
    <style:style style:name="T762" style:family="text">
      <style:text-properties fo:color="#000000" loext:opacity="100%" style:text-line-through-style="none" style:text-line-through-type="none" style:font-name="Open Sans" fo:font-size="10pt" fo:language="en" fo:country="GB" style:text-underline-style="none" fo:font-weight="normal" officeooo:rsid="00e49bae" fo:background-color="transparent" loext:char-shading-value="0" style:font-name-asian="Calibri" style:font-size-asian="10pt" style:font-weight-asian="normal" style:font-name-complex="Calibri" style:font-size-complex="10pt" style:font-weight-complex="normal"/>
    </style:style>
    <style:style style:name="T763" style:family="text">
      <style:text-properties fo:color="#000000" loext:opacity="100%" style:text-line-through-style="none" style:text-line-through-type="none" style:font-name="Open Sans" fo:font-size="10pt" fo:language="en" fo:country="GB" style:text-underline-style="none" fo:font-weight="normal" officeooo:rsid="00e4dec5" fo:background-color="transparent" loext:char-shading-value="0" style:font-name-asian="Calibri" style:font-size-asian="10pt" style:font-weight-asian="normal" style:font-name-complex="Calibri" style:font-size-complex="10pt" style:font-weight-complex="normal"/>
    </style:style>
    <style:style style:name="T764" style:family="text">
      <style:text-properties fo:color="#000000" loext:opacity="100%" style:text-line-through-style="none" style:text-line-through-type="none" style:font-name="Open Sans" fo:font-size="10pt" fo:language="en" fo:country="GB" style:text-underline-style="none" fo:font-weight="normal" officeooo:rsid="00e617e3" fo:background-color="transparent" loext:char-shading-value="0" style:font-name-asian="Calibri" style:font-size-asian="10pt" style:font-weight-asian="normal" style:font-name-complex="Calibri" style:font-size-complex="10pt" style:font-weight-complex="normal"/>
    </style:style>
    <style:style style:name="T765" style:family="text">
      <style:text-properties fo:color="#000000" loext:opacity="100%" style:text-line-through-style="none" style:text-line-through-type="none" style:font-name="Open Sans" fo:font-size="10pt" fo:language="en" fo:country="GB" style:text-underline-style="none" fo:font-weight="normal" officeooo:rsid="00142de4" fo:background-color="transparent" loext:char-shading-value="0" style:font-name-asian="Calibri" style:font-size-asian="10pt" style:font-weight-asian="normal" style:font-name-complex="Calibri" style:font-size-complex="10pt" style:font-weight-complex="normal"/>
    </style:style>
    <style:style style:name="T766" style:family="text">
      <style:text-properties fo:color="#000000" loext:opacity="100%" style:text-line-through-style="none" style:text-line-through-type="none" style:font-name="Open Sans" fo:font-size="10pt" fo:language="en" fo:country="GB" style:text-underline-style="none" fo:font-weight="normal" officeooo:rsid="00e7831b" fo:background-color="transparent" loext:char-shading-value="0" style:font-name-asian="Calibri" style:font-size-asian="10pt" style:font-weight-asian="normal" style:font-name-complex="Calibri" style:font-size-complex="10pt" style:font-weight-complex="normal"/>
    </style:style>
    <style:style style:name="T767" style:family="text">
      <style:text-properties fo:color="#000000" loext:opacity="100%" style:text-line-through-style="none" style:text-line-through-type="none" style:font-name="Open Sans" fo:font-size="10pt" fo:language="en" fo:country="GB" style:text-underline-style="none" fo:font-weight="normal" officeooo:rsid="00effb85" fo:background-color="transparent" loext:char-shading-value="0" style:font-name-asian="Calibri" style:font-size-asian="10pt" style:font-weight-asian="normal" style:font-name-complex="Calibri" style:font-size-complex="10pt" style:font-weight-complex="normal"/>
    </style:style>
    <style:style style:name="T768" style:family="text">
      <style:text-properties fo:color="#000000" loext:opacity="100%" style:text-line-through-style="none" style:text-line-through-type="none" style:font-name="Open Sans" fo:font-size="10pt" fo:language="en" fo:country="GB" style:text-underline-style="none" fo:font-weight="normal" officeooo:rsid="00f273bb" fo:background-color="transparent" loext:char-shading-value="0" style:font-name-asian="Calibri" style:font-size-asian="10pt" style:font-weight-asian="normal" style:font-name-complex="Calibri" style:font-size-complex="10pt" style:font-weight-complex="normal"/>
    </style:style>
    <style:style style:name="T769" style:family="text">
      <style:text-properties fo:color="#000000" loext:opacity="100%" style:text-line-through-style="none" style:text-line-through-type="none" style:font-name="Open Sans" fo:font-size="10pt" fo:language="en" fo:country="GB" style:text-underline-style="none" fo:font-weight="normal" officeooo:rsid="010bb931" fo:background-color="transparent" loext:char-shading-value="0" style:font-name-asian="Calibri" style:font-size-asian="10pt" style:font-weight-asian="normal" style:font-name-complex="Calibri" style:font-size-complex="10pt" style:font-weight-complex="normal"/>
    </style:style>
    <style:style style:name="T770" style:family="text">
      <style:text-properties fo:color="#000000" loext:opacity="100%" style:text-line-through-style="none" style:text-line-through-type="none" style:font-name="Open Sans" fo:font-size="10pt" fo:language="en" fo:country="GB" style:text-underline-style="none" fo:font-weight="normal" officeooo:rsid="010ef6e8" fo:background-color="transparent" loext:char-shading-value="0" style:font-name-asian="Calibri" style:font-size-asian="10pt" style:font-weight-asian="normal" style:font-name-complex="Calibri" style:font-size-complex="10pt" style:font-weight-complex="normal"/>
    </style:style>
    <style:style style:name="T771" style:family="text">
      <style:text-properties fo:color="#000000" loext:opacity="100%" style:text-line-through-style="none" style:text-line-through-type="none" style:font-name="Open Sans" fo:font-size="10pt" fo:language="en" fo:country="GB" style:text-underline-style="none" fo:font-weight="normal" officeooo:rsid="0113a079" fo:background-color="transparent" loext:char-shading-value="0" style:font-name-asian="Calibri" style:font-size-asian="10pt" style:font-weight-asian="normal" style:font-name-complex="Calibri" style:font-size-complex="10pt" style:font-weight-complex="normal"/>
    </style:style>
    <style:style style:name="T772" style:family="text">
      <style:text-properties fo:color="#000000" loext:opacity="100%" style:text-line-through-style="none" style:text-line-through-type="none" style:font-name="Open Sans" fo:font-size="10pt" fo:language="en" fo:country="GB" style:text-underline-style="none" fo:font-weight="normal" officeooo:rsid="0074b0db" fo:background-color="transparent" loext:char-shading-value="0" style:font-name-asian="Calibri" style:font-size-asian="10pt" style:font-weight-asian="normal" style:font-name-complex="Calibri" style:font-size-complex="10pt" style:font-weight-complex="normal"/>
    </style:style>
    <style:style style:name="T773" style:family="text">
      <style:text-properties fo:color="#000000" loext:opacity="100%" style:text-line-through-style="none" style:text-line-through-type="none" style:font-name="Open Sans" fo:font-size="10pt" fo:language="en" fo:country="GB" style:text-underline-style="none" fo:font-weight="normal" officeooo:rsid="00d94200" fo:background-color="transparent" loext:char-shading-value="0" style:font-name-asian="Calibri" style:font-size-asian="10pt" style:font-weight-asian="normal" style:font-name-complex="Calibri" style:font-size-complex="10pt" style:font-weight-complex="normal"/>
    </style:style>
    <style:style style:name="T774" style:family="text">
      <style:text-properties fo:color="#000000" loext:opacity="100%" style:text-line-through-style="none" style:text-line-through-type="none" style:font-name="Open Sans" fo:font-size="10pt" fo:language="en" fo:country="GB" style:text-underline-style="none" fo:font-weight="normal" officeooo:rsid="011d1738" fo:background-color="transparent" loext:char-shading-value="0" style:font-name-asian="Calibri" style:font-size-asian="10pt" style:font-weight-asian="normal" style:font-name-complex="Calibri" style:font-size-complex="10pt" style:font-weight-complex="normal"/>
    </style:style>
    <style:style style:name="T775" style:family="text">
      <style:text-properties fo:color="#000000" loext:opacity="100%" style:text-line-through-style="none" style:text-line-through-type="none" style:font-name="Open Sans" fo:font-size="10pt" fo:language="en" fo:country="GB" style:text-underline-style="none" fo:font-weight="normal" officeooo:rsid="0090580b" fo:background-color="transparent" loext:char-shading-value="0" style:font-name-asian="Calibri" style:font-size-asian="10pt" style:font-weight-asian="normal" style:font-name-complex="Calibri" style:font-size-complex="10pt" style:font-weight-complex="normal"/>
    </style:style>
    <style:style style:name="T776" style:family="text">
      <style:text-properties fo:color="#000000" loext:opacity="100%" style:text-line-through-style="none" style:text-line-through-type="none" style:font-name="Open Sans" fo:font-size="10pt" fo:language="en" fo:country="GB" style:text-underline-style="none" fo:font-weight="normal" officeooo:rsid="0121eff5" fo:background-color="transparent" loext:char-shading-value="0" style:font-name-asian="Calibri" style:font-size-asian="10pt" style:font-weight-asian="normal" style:font-name-complex="Calibri" style:font-size-complex="10pt" style:font-weight-complex="normal"/>
    </style:style>
    <style:style style:name="T777" style:family="text">
      <style:text-properties fo:color="#000000" loext:opacity="100%" style:text-line-through-style="none" style:text-line-through-type="none" style:font-name="Open Sans" fo:font-size="10pt" fo:language="en" fo:country="GB" style:text-underline-style="none" fo:font-weight="normal" officeooo:rsid="0136cac6" fo:background-color="transparent" loext:char-shading-value="0" style:font-name-asian="Calibri" style:font-size-asian="10pt" style:font-weight-asian="normal" style:font-name-complex="Calibri" style:font-size-complex="10pt" style:font-weight-complex="normal"/>
    </style:style>
    <style:style style:name="T778" style:family="text">
      <style:text-properties fo:color="#000000" loext:opacity="100%" style:text-line-through-style="none" style:text-line-through-type="none" style:font-name="Open Sans" fo:font-size="10pt" fo:language="en" fo:country="GB" style:text-underline-style="none" fo:font-weight="normal" officeooo:rsid="013cf11c" fo:background-color="transparent" loext:char-shading-value="0" style:font-name-asian="Calibri" style:font-size-asian="10pt" style:font-weight-asian="normal" style:font-name-complex="Calibri" style:font-size-complex="10pt" style:font-weight-complex="normal"/>
    </style:style>
    <style:style style:name="T779" style:family="text">
      <style:text-properties fo:color="#000000" loext:opacity="100%" style:text-line-through-style="none" style:text-line-through-type="none" style:font-name="Open Sans" fo:font-size="10pt" fo:language="en" fo:country="GB" style:text-underline-style="none" fo:font-weight="normal" officeooo:rsid="013cfde4" fo:background-color="transparent" loext:char-shading-value="0" style:font-name-asian="Calibri" style:font-size-asian="10pt" style:font-weight-asian="normal" style:font-name-complex="Calibri" style:font-size-complex="10pt" style:font-weight-complex="normal"/>
    </style:style>
    <style:style style:name="T780" style:family="text">
      <style:text-properties fo:color="#000000" loext:opacity="100%" style:text-line-through-style="none" style:text-line-through-type="none" style:font-name="Open Sans" fo:font-size="10pt" fo:language="en" fo:country="GB" style:text-underline-style="none" fo:font-weight="normal" officeooo:rsid="00f6b5dc" fo:background-color="transparent" loext:char-shading-value="0" style:font-name-asian="Calibri" style:font-size-asian="10pt" style:font-weight-asian="normal" style:font-name-complex="Calibri" style:font-size-complex="10pt" style:font-weight-complex="normal"/>
    </style:style>
    <style:style style:name="T781" style:family="text">
      <style:text-properties fo:color="#000000" loext:opacity="100%" style:text-line-through-style="none" style:text-line-through-type="none" style:font-name="Open Sans" fo:font-size="10pt" fo:language="en" fo:country="GB" style:text-underline-style="none" fo:font-weight="normal" officeooo:rsid="013d6d77" fo:background-color="transparent" loext:char-shading-value="0" style:font-name-asian="Calibri" style:font-size-asian="10pt" style:font-weight-asian="normal" style:font-name-complex="Calibri" style:font-size-complex="10pt" style:font-weight-complex="normal"/>
    </style:style>
    <style:style style:name="T782" style:family="text">
      <style:text-properties fo:color="#000000" loext:opacity="100%" style:text-line-through-style="none" style:text-line-through-type="none" style:font-name="Open Sans" fo:font-size="10pt" fo:language="en" fo:country="GB" style:text-underline-style="none" fo:font-weight="normal" officeooo:rsid="0144a8f8" fo:background-color="transparent" loext:char-shading-value="0" style:font-name-asian="Calibri" style:font-size-asian="10pt" style:font-weight-asian="normal" style:font-name-complex="Calibri" style:font-size-complex="10pt" style:font-weight-complex="normal"/>
    </style:style>
    <style:style style:name="T783" style:family="text">
      <style:text-properties fo:color="#000000" loext:opacity="100%" style:text-line-through-style="none" style:text-line-through-type="none" style:font-name="Open Sans" fo:font-size="10pt" fo:language="en" fo:country="GB" style:text-underline-style="none" fo:font-weight="normal" officeooo:rsid="0152bf56" fo:background-color="transparent" loext:char-shading-value="0" style:font-name-asian="Calibri" style:font-size-asian="10pt" style:font-weight-asian="normal" style:font-name-complex="Calibri" style:font-size-complex="10pt" style:font-weight-complex="normal"/>
    </style:style>
    <style:style style:name="T784" style:family="text">
      <style:text-properties fo:color="#000000" loext:opacity="100%" style:text-line-through-style="none" style:text-line-through-type="none" style:font-name="Open Sans" fo:font-size="10pt" fo:language="en" fo:country="GB" style:text-underline-style="none" fo:font-weight="normal" officeooo:rsid="015354e2" fo:background-color="transparent" loext:char-shading-value="0" style:font-name-asian="Calibri" style:font-size-asian="10pt" style:font-weight-asian="normal" style:font-name-complex="Calibri" style:font-size-complex="10pt" style:font-weight-complex="normal"/>
    </style:style>
    <style:style style:name="T785" style:family="text">
      <style:text-properties fo:color="#000000" loext:opacity="100%" style:text-line-through-style="none" style:text-line-through-type="none" style:font-name="Open Sans" fo:font-size="10pt" fo:language="en" fo:country="GB" style:text-underline-style="none" fo:font-weight="normal" officeooo:rsid="0154073e" fo:background-color="transparent" loext:char-shading-value="0" style:font-name-asian="Calibri" style:font-size-asian="10pt" style:font-weight-asian="normal" style:font-name-complex="Calibri" style:font-size-complex="10pt" style:font-weight-complex="normal"/>
    </style:style>
    <style:style style:name="T786" style:family="text">
      <style:text-properties fo:color="#000000" loext:opacity="100%" style:text-line-through-style="none" style:text-line-through-type="none" style:font-name="Open Sans" fo:font-size="10pt" fo:language="en" fo:country="GB" style:text-underline-style="none" fo:font-weight="normal" officeooo:rsid="0155533e" fo:background-color="transparent" loext:char-shading-value="0" style:font-name-asian="Calibri" style:font-size-asian="10pt" style:font-weight-asian="normal" style:font-name-complex="Calibri" style:font-size-complex="10pt" style:font-weight-complex="normal"/>
    </style:style>
    <style:style style:name="T787" style:family="text">
      <style:text-properties fo:color="#000000" loext:opacity="100%" style:text-line-through-style="none" style:text-line-through-type="none" style:font-name="Open Sans" fo:font-size="10pt" fo:language="en" fo:country="GB" style:text-underline-style="none" fo:font-weight="normal" officeooo:rsid="00fe2418" fo:background-color="transparent" loext:char-shading-value="0" style:font-name-asian="Calibri" style:font-size-asian="10pt" style:font-weight-asian="normal" style:font-name-complex="Calibri" style:font-size-complex="10pt" style:font-weight-complex="normal"/>
    </style:style>
    <style:style style:name="T788" style:family="text">
      <style:text-properties fo:color="#000000" loext:opacity="100%" style:text-line-through-style="none" style:text-line-through-type="none" style:font-name="Open Sans" fo:font-size="10pt" fo:language="en" fo:country="GB" style:text-underline-style="none" fo:font-weight="normal" officeooo:rsid="015bc5c3" fo:background-color="transparent" loext:char-shading-value="0" style:font-name-asian="Calibri" style:font-size-asian="10pt" style:font-weight-asian="normal" style:font-name-complex="Calibri" style:font-size-complex="10pt" style:font-weight-complex="normal"/>
    </style:style>
    <style:style style:name="T789" style:family="text">
      <style:text-properties fo:color="#000000" loext:opacity="100%" style:text-line-through-style="none" style:text-line-through-type="none" style:font-name="Open Sans" fo:font-size="10pt" fo:language="en" fo:country="GB" style:text-underline-style="none" fo:font-weight="normal" officeooo:rsid="00f71e76" fo:background-color="transparent" loext:char-shading-value="0" style:font-name-asian="Calibri" style:font-size-asian="10pt" style:font-weight-asian="normal" style:font-name-complex="Calibri" style:font-size-complex="10pt" style:font-weight-complex="normal"/>
    </style:style>
    <style:style style:name="T790" style:family="text">
      <style:text-properties fo:color="#000000" loext:opacity="100%" style:text-line-through-style="none" style:text-line-through-type="none" style:font-name="Open Sans" fo:font-size="10pt" fo:language="en" fo:country="GB" style:text-underline-style="none" fo:font-weight="normal" officeooo:rsid="00fc5af3" fo:background-color="transparent" loext:char-shading-value="0" style:font-name-asian="Calibri" style:font-size-asian="10pt" style:font-weight-asian="normal" style:font-name-complex="Calibri" style:font-size-complex="10pt" style:font-weight-complex="normal"/>
    </style:style>
    <style:style style:name="T791" style:family="text">
      <style:text-properties fo:color="#000000" loext:opacity="100%" style:text-line-through-style="none" style:text-line-through-type="none" style:font-name="Open Sans" fo:font-size="10pt" fo:language="en" fo:country="GB" style:text-underline-style="none" fo:font-weight="normal" officeooo:rsid="015c7434" fo:background-color="transparent" loext:char-shading-value="0" style:font-name-asian="Calibri" style:font-size-asian="10pt" style:font-weight-asian="normal" style:font-name-complex="Calibri" style:font-size-complex="10pt" style:font-weight-complex="normal"/>
    </style:style>
    <style:style style:name="T792" style:family="text">
      <style:text-properties fo:color="#000000" loext:opacity="100%" style:text-line-through-style="none" style:text-line-through-type="none" style:font-name="Open Sans" fo:font-size="10pt" fo:language="en" fo:country="GB" style:text-underline-style="none" fo:font-weight="normal" officeooo:rsid="017b5eb0" fo:background-color="transparent" loext:char-shading-value="0" style:font-name-asian="Calibri" style:font-size-asian="10pt" style:font-weight-asian="normal" style:font-name-complex="Calibri" style:font-size-complex="10pt" style:font-weight-complex="normal"/>
    </style:style>
    <style:style style:name="T793" style:family="text">
      <style:text-properties fo:color="#000000" loext:opacity="100%" style:text-line-through-style="none" style:text-line-through-type="none" style:font-name="Open Sans" fo:font-size="10pt" fo:language="en" fo:country="GB" style:text-underline-style="none" fo:font-weight="normal" officeooo:rsid="010d2ce5" fo:background-color="transparent" loext:char-shading-value="0" style:font-name-asian="Calibri" style:font-size-asian="10pt" style:font-weight-asian="normal" style:font-name-complex="Calibri" style:font-size-complex="10pt" style:font-weight-complex="normal"/>
    </style:style>
    <style:style style:name="T794" style:family="text">
      <style:text-properties fo:color="#000000" loext:opacity="100%" style:text-line-through-style="none" style:text-line-through-type="none" style:font-name="Open Sans" fo:font-size="10pt" fo:language="en" fo:country="GB" style:text-underline-style="none" fo:font-weight="normal" officeooo:rsid="017d621e" fo:background-color="transparent" loext:char-shading-value="0" style:font-name-asian="Calibri" style:font-size-asian="10pt" style:font-weight-asian="normal" style:font-name-complex="Calibri" style:font-size-complex="10pt" style:font-weight-complex="normal"/>
    </style:style>
    <style:style style:name="T795" style:family="text">
      <style:text-properties fo:color="#000000" loext:opacity="100%" style:text-line-through-style="none" style:text-line-through-type="none" style:font-name="Open Sans" fo:font-size="10pt" fo:language="en" fo:country="GB" style:text-underline-style="none" fo:font-weight="normal" officeooo:rsid="017f26a6" fo:background-color="transparent" loext:char-shading-value="0" style:font-name-asian="Calibri" style:font-size-asian="10pt" style:font-weight-asian="normal" style:font-name-complex="Calibri" style:font-size-complex="10pt" style:font-weight-complex="normal"/>
    </style:style>
    <style:style style:name="T796" style:family="text">
      <style:text-properties fo:color="#000000" loext:opacity="100%" style:text-line-through-style="none" style:text-line-through-type="none" style:font-name="Open Sans" fo:font-size="10pt" fo:language="en" fo:country="GB" style:text-underline-style="none" fo:font-weight="normal" officeooo:rsid="018059f4" fo:background-color="transparent" loext:char-shading-value="0" style:font-name-asian="Calibri" style:font-size-asian="10pt" style:font-weight-asian="normal" style:font-name-complex="Calibri" style:font-size-complex="10pt" style:font-weight-complex="normal"/>
    </style:style>
    <style:style style:name="T797" style:family="text">
      <style:text-properties fo:color="#000000" loext:opacity="100%" style:text-line-through-style="none" style:text-line-through-type="none" style:font-name="Open Sans" fo:font-size="10pt" fo:language="en" fo:country="GB" style:text-underline-style="none" fo:font-weight="normal" officeooo:rsid="01869350" fo:background-color="transparent" loext:char-shading-value="0" style:font-name-asian="Calibri" style:font-size-asian="10pt" style:font-weight-asian="normal" style:font-name-complex="Calibri" style:font-size-complex="10pt" style:font-weight-complex="normal"/>
    </style:style>
    <style:style style:name="T798" style:family="text">
      <style:text-properties fo:color="#000000" loext:opacity="100%" style:text-line-through-style="none" style:text-line-through-type="none" style:font-name="Open Sans" fo:font-size="10pt" fo:language="en" fo:country="GB" style:text-underline-style="none" fo:font-weight="normal" officeooo:rsid="01896de2" fo:background-color="transparent" loext:char-shading-value="0" style:font-name-asian="Calibri" style:font-size-asian="10pt" style:font-weight-asian="normal" style:font-name-complex="Calibri" style:font-size-complex="10pt" style:font-weight-complex="normal"/>
    </style:style>
    <style:style style:name="T799" style:family="text">
      <style:text-properties fo:color="#000000" loext:opacity="100%" style:text-line-through-style="none" style:text-line-through-type="none" style:font-name="Open Sans" fo:font-size="10pt" fo:language="en" fo:country="GB" style:text-underline-style="none" fo:font-weight="normal" officeooo:rsid="0194d09c" fo:background-color="transparent" loext:char-shading-value="0" style:font-name-asian="Calibri" style:font-size-asian="10pt" style:font-weight-asian="normal" style:font-name-complex="Calibri" style:font-size-complex="10pt" style:font-weight-complex="normal"/>
    </style:style>
    <style:style style:name="T800" style:family="text">
      <style:text-properties fo:color="#000000" loext:opacity="100%" style:text-line-through-style="none" style:text-line-through-type="none" style:font-name="Open Sans" fo:font-size="10pt" fo:language="en" fo:country="GB" style:text-underline-style="none" fo:font-weight="normal" officeooo:rsid="0195352f" fo:background-color="transparent" loext:char-shading-value="0" style:font-name-asian="Calibri" style:font-size-asian="10pt" style:font-weight-asian="normal" style:font-name-complex="Calibri" style:font-size-complex="10pt" style:font-weight-complex="normal"/>
    </style:style>
    <style:style style:name="T801" style:family="text">
      <style:text-properties fo:color="#000000" loext:opacity="100%" style:text-line-through-style="none" style:text-line-through-type="none" style:font-name="Open Sans" fo:font-size="10pt" fo:language="en" fo:country="GB" style:text-underline-style="none" fo:font-weight="normal" officeooo:rsid="01954b1e" fo:background-color="transparent" loext:char-shading-value="0" style:font-name-asian="Calibri" style:font-size-asian="10pt" style:font-weight-asian="normal" style:font-name-complex="Calibri" style:font-size-complex="10pt" style:font-weight-complex="normal"/>
    </style:style>
    <style:style style:name="T802" style:family="text">
      <style:text-properties fo:color="#000000" loext:opacity="100%" style:text-line-through-style="none" style:text-line-through-type="none" style:font-name="Open Sans" fo:font-size="10pt" fo:language="en" fo:country="GB" style:text-underline-style="none" fo:font-weight="normal" officeooo:rsid="019735e6" fo:background-color="transparent" loext:char-shading-value="0" style:font-name-asian="Calibri" style:font-size-asian="10pt" style:font-weight-asian="normal" style:font-name-complex="Calibri" style:font-size-complex="10pt" style:font-weight-complex="normal"/>
    </style:style>
    <style:style style:name="T803" style:family="text">
      <style:text-properties fo:color="#000000" loext:opacity="100%" style:text-line-through-style="none" style:text-line-through-type="none" style:font-name="Open Sans" fo:font-size="10pt" fo:language="en" fo:country="GB" style:text-underline-style="none" fo:font-weight="normal" officeooo:rsid="0197fdf5" fo:background-color="transparent" loext:char-shading-value="0" style:font-name-asian="Calibri" style:font-size-asian="10pt" style:font-weight-asian="normal" style:font-name-complex="Calibri" style:font-size-complex="10pt" style:font-weight-complex="normal"/>
    </style:style>
    <style:style style:name="T804" style:family="text">
      <style:text-properties fo:color="#000000" loext:opacity="100%" style:text-line-through-style="none" style:text-line-through-type="none" style:font-name="Open Sans" fo:font-size="10pt" fo:language="en" fo:country="GB" style:text-underline-style="none" fo:font-weight="normal" officeooo:rsid="0198e27f" fo:background-color="transparent" loext:char-shading-value="0" style:font-name-asian="Calibri" style:font-size-asian="10pt" style:font-weight-asian="normal" style:font-name-complex="Calibri" style:font-size-complex="10pt" style:font-weight-complex="normal"/>
    </style:style>
    <style:style style:name="T805" style:family="text">
      <style:text-properties fo:color="#000000" loext:opacity="100%" style:text-line-through-style="none" style:text-line-through-type="none" style:font-name="Open Sans" fo:font-size="10pt" fo:language="en" fo:country="GB" style:text-underline-style="none" fo:font-weight="normal" officeooo:rsid="0199a990" fo:background-color="transparent" loext:char-shading-value="0" style:font-name-asian="Calibri" style:font-size-asian="10pt" style:font-weight-asian="normal" style:font-name-complex="Calibri" style:font-size-complex="10pt" style:font-weight-complex="normal"/>
    </style:style>
    <style:style style:name="T806" style:family="text">
      <style:text-properties fo:color="#000000" loext:opacity="100%" style:text-line-through-style="none" style:text-line-through-type="none" style:font-name="Open Sans" fo:font-size="10pt" fo:language="en" fo:country="GB" style:text-underline-style="none" fo:font-weight="normal" officeooo:rsid="019afef2" fo:background-color="transparent" loext:char-shading-value="0" style:font-name-asian="Calibri" style:font-size-asian="10pt" style:font-weight-asian="normal" style:font-name-complex="Calibri" style:font-size-complex="10pt" style:font-weight-complex="normal"/>
    </style:style>
    <style:style style:name="T807" style:family="text">
      <style:text-properties fo:color="#000000" loext:opacity="100%" style:text-line-through-style="none" style:text-line-through-type="none" style:font-name="Open Sans" fo:font-size="10pt" fo:language="en" fo:country="GB" style:text-underline-style="none" fo:font-weight="normal" officeooo:rsid="019bae41" fo:background-color="transparent" loext:char-shading-value="0" style:font-name-asian="Calibri" style:font-size-asian="10pt" style:font-weight-asian="normal" style:font-name-complex="Calibri" style:font-size-complex="10pt" style:font-weight-complex="normal"/>
    </style:style>
    <style:style style:name="T808" style:family="text">
      <style:text-properties fo:color="#000000" loext:opacity="100%" style:text-line-through-style="none" style:text-line-through-type="none" style:font-name="Open Sans" fo:font-size="10pt" fo:language="en" fo:country="GB" style:text-underline-style="none" fo:font-weight="normal" officeooo:rsid="019cc422" fo:background-color="transparent" loext:char-shading-value="0" style:font-name-asian="Calibri" style:font-size-asian="10pt" style:font-weight-asian="normal" style:font-name-complex="Calibri" style:font-size-complex="10pt" style:font-weight-complex="normal"/>
    </style:style>
    <style:style style:name="T809" style:family="text">
      <style:text-properties fo:color="#000000" loext:opacity="100%" style:text-line-through-style="none" style:text-line-through-type="none" style:font-name="Open Sans" fo:font-size="10pt" fo:language="en" fo:country="GB" style:text-underline-style="none" fo:font-weight="normal" officeooo:rsid="019de319" fo:background-color="transparent" loext:char-shading-value="0" style:font-name-asian="Calibri" style:font-size-asian="10pt" style:font-weight-asian="normal" style:font-name-complex="Calibri" style:font-size-complex="10pt" style:font-weight-complex="normal"/>
    </style:style>
    <style:style style:name="T810" style:family="text">
      <style:text-properties fo:color="#000000" loext:opacity="100%" style:text-line-through-style="none" style:text-line-through-type="none" style:font-name="Open Sans" fo:font-size="10pt" fo:language="en" fo:country="GB" style:text-underline-style="none" fo:font-weight="normal" officeooo:rsid="019fb7e8" fo:background-color="transparent" loext:char-shading-value="0" style:font-name-asian="Calibri" style:font-size-asian="10pt" style:font-weight-asian="normal" style:font-name-complex="Calibri" style:font-size-complex="10pt" style:font-weight-complex="normal"/>
    </style:style>
    <style:style style:name="T811" style:family="text">
      <style:text-properties fo:color="#000000" loext:opacity="100%" style:text-line-through-style="none" style:text-line-through-type="none" style:font-name="Open Sans" fo:font-size="10pt" fo:language="en" fo:country="GB" style:text-underline-style="none" fo:font-weight="normal" officeooo:rsid="01ad2c79" fo:background-color="transparent" loext:char-shading-value="0" style:font-name-asian="Calibri" style:font-size-asian="10pt" style:font-weight-asian="normal" style:font-name-complex="Calibri" style:font-size-complex="10pt" style:font-weight-complex="normal"/>
    </style:style>
    <style:style style:name="T812" style:family="text">
      <style:text-properties fo:color="#000000" loext:opacity="100%" style:text-line-through-style="none" style:text-line-through-type="none" style:font-name="Open Sans" fo:font-size="10pt" fo:language="en" fo:country="GB" style:text-underline-style="none" fo:font-weight="normal" officeooo:rsid="01af1c47" fo:background-color="transparent" loext:char-shading-value="0" style:font-name-asian="Calibri" style:font-size-asian="10pt" style:font-weight-asian="normal" style:font-name-complex="Calibri" style:font-size-complex="10pt" style:font-weight-complex="normal"/>
    </style:style>
    <style:style style:name="T813" style:family="text">
      <style:text-properties fo:color="#000000" loext:opacity="100%" style:text-line-through-style="none" style:text-line-through-type="none" style:font-name="Open Sans" fo:font-size="10pt" fo:language="en" fo:country="GB" style:text-underline-style="none" fo:font-weight="normal" officeooo:rsid="01af6cb7" fo:background-color="transparent" loext:char-shading-value="0" style:font-name-asian="Calibri" style:font-size-asian="10pt" style:font-weight-asian="normal" style:font-name-complex="Calibri" style:font-size-complex="10pt" style:font-weight-complex="normal"/>
    </style:style>
    <style:style style:name="T814" style:family="text">
      <style:text-properties fo:color="#000000" loext:opacity="100%" style:text-line-through-style="none" style:text-line-through-type="none" style:font-name="Open Sans" fo:font-size="10pt" fo:language="en" fo:country="GB" style:text-underline-style="none" fo:font-weight="normal" officeooo:rsid="007c5fd5" fo:background-color="transparent" loext:char-shading-value="0" style:font-name-asian="Calibri" style:font-size-asian="10pt" style:font-weight-asian="normal" style:font-name-complex="Calibri" style:font-size-complex="10pt" style:font-weight-complex="normal"/>
    </style:style>
    <style:style style:name="T815" style:family="text">
      <style:text-properties fo:color="#000000" loext:opacity="100%" style:text-line-through-style="none" style:text-line-through-type="none" style:font-name="Open Sans" fo:font-size="10pt" fo:language="en" fo:country="GB" style:text-underline-style="none" fo:font-weight="normal" officeooo:rsid="01bff545" fo:background-color="transparent" loext:char-shading-value="0" style:font-name-asian="Calibri" style:font-size-asian="10pt" style:font-weight-asian="normal" style:font-name-complex="Calibri" style:font-size-complex="10pt" style:font-weight-complex="normal"/>
    </style:style>
    <style:style style:name="T816" style:family="text">
      <style:text-properties fo:color="#000000" loext:opacity="100%" style:text-line-through-style="none" style:text-line-through-type="none" style:font-name="Open Sans" fo:font-size="10pt" fo:language="en" fo:country="GB" style:text-underline-style="none" fo:font-weight="normal" officeooo:rsid="01c7ba35" fo:background-color="transparent" loext:char-shading-value="0" style:font-name-asian="Calibri" style:font-size-asian="10pt" style:font-weight-asian="normal" style:font-name-complex="Calibri" style:font-size-complex="10pt" style:font-weight-complex="normal"/>
    </style:style>
    <style:style style:name="T817" style:family="text">
      <style:text-properties fo:color="#000000" loext:opacity="100%" style:text-line-through-style="none" style:text-line-through-type="none" style:font-name="Open Sans" fo:font-size="10pt" fo:language="en" fo:country="GB" style:text-underline-style="none" fo:font-weight="normal" officeooo:rsid="011b36f5" fo:background-color="transparent" loext:char-shading-value="0" style:font-name-asian="Calibri" style:font-size-asian="10pt" style:font-weight-asian="normal" style:font-name-complex="Calibri" style:font-size-complex="10pt" style:font-weight-complex="normal"/>
    </style:style>
    <style:style style:name="T818" style:family="text">
      <style:text-properties fo:color="#000000" loext:opacity="100%" style:text-line-through-style="none" style:text-line-through-type="none" style:font-name="Open Sans" fo:font-size="10pt" fo:language="en" fo:country="GB" style:text-underline-style="none" fo:font-weight="normal" officeooo:rsid="01a96c2e" fo:background-color="transparent" loext:char-shading-value="0" style:font-name-asian="Calibri" style:font-size-asian="10pt" style:font-weight-asian="normal" style:font-name-complex="Calibri" style:font-size-complex="10pt" style:font-weight-complex="normal"/>
    </style:style>
    <style:style style:name="T819" style:family="text">
      <style:text-properties fo:color="#000000" loext:opacity="100%" style:text-line-through-style="none" style:text-line-through-type="none" style:font-name="Open Sans" fo:font-size="10pt" fo:language="en" fo:country="GB" style:text-underline-style="none" fo:font-weight="normal" officeooo:rsid="01ab6821" fo:background-color="transparent" loext:char-shading-value="0" style:font-name-asian="Calibri" style:font-size-asian="10pt" style:font-weight-asian="normal" style:font-name-complex="Calibri" style:font-size-complex="10pt" style:font-weight-complex="normal"/>
    </style:style>
    <style:style style:name="T820" style:family="text">
      <style:text-properties fo:color="#000000" loext:opacity="100%" style:text-line-through-style="none" style:text-line-through-type="none" style:font-name="Open Sans" fo:font-size="10pt" fo:language="en" fo:country="GB" style:text-underline-style="none" fo:font-weight="normal" officeooo:rsid="01c0dde0" fo:background-color="transparent" loext:char-shading-value="0" style:font-name-asian="Calibri" style:font-size-asian="10pt" style:font-weight-asian="normal" style:font-name-complex="Calibri" style:font-size-complex="10pt" style:font-weight-complex="normal"/>
    </style:style>
    <style:style style:name="T821" style:family="text">
      <style:text-properties fo:color="#000000" loext:opacity="100%" style:text-line-through-style="none" style:text-line-through-type="none" style:font-name="Open Sans" fo:font-size="10pt" fo:language="en" fo:country="GB" style:text-underline-style="none" fo:font-weight="normal" officeooo:rsid="0059955e" fo:background-color="transparent" loext:char-shading-value="0" style:font-name-asian="Calibri" style:font-size-asian="10pt" style:font-weight-asian="normal" style:font-name-complex="Calibri" style:font-size-complex="10pt" style:font-weight-complex="normal"/>
    </style:style>
    <style:style style:name="T822" style:family="text">
      <style:text-properties fo:color="#000000" loext:opacity="100%" style:text-line-through-style="none" style:text-line-through-type="none" style:font-name="Open Sans" fo:font-size="10pt" fo:language="en" fo:country="GB" style:text-underline-style="none" fo:font-weight="normal" officeooo:rsid="01d3ed29" fo:background-color="transparent" loext:char-shading-value="0" style:font-name-asian="Calibri" style:font-size-asian="10pt" style:font-weight-asian="normal" style:font-name-complex="Calibri" style:font-size-complex="10pt" style:font-weight-complex="normal"/>
    </style:style>
    <style:style style:name="T823" style:family="text">
      <style:text-properties fo:color="#000000" loext:opacity="100%" style:text-line-through-style="none" style:text-line-through-type="none" style:font-name="Open Sans" fo:font-size="10pt" fo:language="en" fo:country="GB" style:text-underline-style="none" fo:font-weight="normal" officeooo:rsid="01d4cd69" fo:background-color="transparent" loext:char-shading-value="0" style:font-name-asian="Calibri" style:font-size-asian="10pt" style:font-weight-asian="normal" style:font-name-complex="Calibri" style:font-size-complex="10pt" style:font-weight-complex="normal"/>
    </style:style>
    <style:style style:name="T824" style:family="text">
      <style:text-properties fo:color="#000000" loext:opacity="100%" style:text-line-through-style="none" style:text-line-through-type="none" style:font-name="Open Sans" fo:font-size="10pt" fo:language="en" fo:country="GB" style:text-underline-style="none" fo:font-weight="normal" officeooo:rsid="01d52022" fo:background-color="transparent" loext:char-shading-value="0" style:font-name-asian="Calibri" style:font-size-asian="10pt" style:font-weight-asian="normal" style:font-name-complex="Calibri" style:font-size-complex="10pt" style:font-weight-complex="normal"/>
    </style:style>
    <style:style style:name="T825" style:family="text">
      <style:text-properties fo:color="#000000" loext:opacity="100%" style:text-line-through-style="none" style:text-line-through-type="none" style:font-name="Open Sans" fo:font-size="10pt" fo:language="en" fo:country="GB" style:text-underline-style="none" fo:font-weight="normal" officeooo:rsid="00a1e1ce" fo:background-color="transparent" loext:char-shading-value="0" style:font-name-asian="Calibri" style:font-size-asian="10pt" style:font-weight-asian="normal" style:font-name-complex="Calibri" style:font-size-complex="10pt" style:font-weight-complex="normal"/>
    </style:style>
    <style:style style:name="T826" style:family="text">
      <style:text-properties fo:color="#000000" loext:opacity="100%" style:text-line-through-style="none" style:text-line-through-type="none" style:font-name="Open Sans" fo:font-size="10pt" fo:language="en" fo:country="GB" style:text-underline-style="none" fo:font-weight="normal" officeooo:rsid="01d74ebb" fo:background-color="transparent" loext:char-shading-value="0" style:font-name-asian="Calibri" style:font-size-asian="10pt" style:font-weight-asian="normal" style:font-name-complex="Calibri" style:font-size-complex="10pt" style:font-weight-complex="normal"/>
    </style:style>
    <style:style style:name="T827" style:family="text">
      <style:text-properties fo:color="#000000" loext:opacity="100%" style:text-line-through-style="none" style:text-line-through-type="none" style:font-name="Open Sans" fo:font-size="10pt" fo:language="en" fo:country="GB" style:text-underline-style="none" fo:font-weight="normal" officeooo:rsid="01d8151f" fo:background-color="transparent" loext:char-shading-value="0" style:font-name-asian="Calibri" style:font-size-asian="10pt" style:font-weight-asian="normal" style:font-name-complex="Calibri" style:font-size-complex="10pt" style:font-weight-complex="normal"/>
    </style:style>
    <style:style style:name="T828" style:family="text">
      <style:text-properties fo:color="#000000" loext:opacity="100%" style:text-line-through-style="none" style:text-line-through-type="none" style:font-name="Open Sans" fo:font-size="10pt" fo:language="en" fo:country="GB" style:text-underline-style="none" fo:font-weight="normal" officeooo:rsid="01d9db53" fo:background-color="transparent" loext:char-shading-value="0" style:font-name-asian="Calibri" style:font-size-asian="10pt" style:font-weight-asian="normal" style:font-name-complex="Calibri" style:font-size-complex="10pt" style:font-weight-complex="normal"/>
    </style:style>
    <style:style style:name="T829" style:family="text">
      <style:text-properties fo:color="#000000" loext:opacity="100%" style:text-line-through-style="none" style:text-line-through-type="none" style:font-name="Open Sans" fo:font-size="10pt" fo:language="en" fo:country="GB" style:text-underline-style="none" fo:font-weight="normal" officeooo:rsid="00f68a3a" fo:background-color="transparent" loext:char-shading-value="0" style:font-name-asian="Calibri" style:font-size-asian="10pt" style:font-weight-asian="normal" style:font-name-complex="Calibri" style:font-size-complex="10pt" style:font-weight-complex="normal"/>
    </style:style>
    <style:style style:name="T830" style:family="text">
      <style:text-properties fo:color="#000000" loext:opacity="100%" style:text-line-through-style="none" style:text-line-through-type="none" style:font-name="Open Sans" fo:font-size="10pt" fo:language="en" fo:country="GB" style:text-underline-style="none" fo:font-weight="normal" officeooo:rsid="01daa256" fo:background-color="transparent" loext:char-shading-value="0" style:font-name-asian="Calibri" style:font-size-asian="10pt" style:font-weight-asian="normal" style:font-name-complex="Calibri" style:font-size-complex="10pt" style:font-weight-complex="normal"/>
    </style:style>
    <style:style style:name="T831" style:family="text">
      <style:text-properties fo:color="#000000" loext:opacity="100%" style:text-line-through-style="none" style:text-line-through-type="none" style:font-name="Open Sans" fo:font-size="10pt" fo:language="en" fo:country="GB" style:text-underline-style="none" fo:font-weight="normal" officeooo:rsid="01e2febd" fo:background-color="transparent" loext:char-shading-value="0" style:font-name-asian="Calibri" style:font-size-asian="10pt" style:font-weight-asian="normal" style:font-name-complex="Calibri" style:font-size-complex="10pt" style:font-weight-complex="normal"/>
    </style:style>
    <style:style style:name="T832" style:family="text">
      <style:text-properties fo:color="#000000" loext:opacity="100%" style:text-line-through-style="none" style:text-line-through-type="none" style:font-name="Open Sans" fo:font-size="10pt" fo:language="en" fo:country="GB" style:text-underline-style="none" fo:font-weight="normal" officeooo:rsid="01e68bae" fo:background-color="transparent" loext:char-shading-value="0" style:font-name-asian="Calibri" style:font-size-asian="10pt" style:font-weight-asian="normal" style:font-name-complex="Calibri" style:font-size-complex="10pt" style:font-weight-complex="normal"/>
    </style:style>
    <style:style style:name="T833" style:family="text">
      <style:text-properties fo:color="#000000" loext:opacity="100%" style:text-line-through-style="none" style:text-line-through-type="none" style:font-name="Open Sans" fo:font-size="10pt" fo:language="en" fo:country="GB" style:text-underline-style="none" fo:font-weight="normal" officeooo:rsid="0025786b" fo:background-color="transparent" loext:char-shading-value="0" style:font-name-asian="Calibri" style:font-size-asian="10pt" style:font-weight-asian="normal" style:font-name-complex="Calibri" style:font-size-complex="10pt" style:font-weight-complex="normal"/>
    </style:style>
    <style:style style:name="T834" style:family="text">
      <style:text-properties fo:color="#000000" loext:opacity="100%" style:text-line-through-style="none" style:text-line-through-type="none" style:font-name="Open Sans" fo:font-size="10pt" fo:language="en" fo:country="GB" style:text-underline-style="none" fo:font-weight="normal" officeooo:rsid="00e90c3b" fo:background-color="transparent" loext:char-shading-value="0" style:font-name-asian="Calibri" style:font-size-asian="10pt" style:font-weight-asian="normal" style:font-name-complex="Calibri" style:font-size-complex="10pt" style:font-weight-complex="normal"/>
    </style:style>
    <style:style style:name="T835" style:family="text">
      <style:text-properties fo:color="#000000" loext:opacity="100%" style:text-line-through-style="none" style:text-line-through-type="none" style:font-name="Open Sans" fo:font-size="10pt" fo:language="en" fo:country="GB" style:text-underline-style="none" fo:font-weight="normal" officeooo:rsid="01e8f036" fo:background-color="transparent" loext:char-shading-value="0" style:font-name-asian="Calibri" style:font-size-asian="10pt" style:font-weight-asian="normal" style:font-name-complex="Calibri" style:font-size-complex="10pt" style:font-weight-complex="normal"/>
    </style:style>
    <style:style style:name="T836" style:family="text">
      <style:text-properties fo:color="#000000" loext:opacity="100%" style:text-line-through-style="none" style:text-line-through-type="none" style:font-name="Open Sans" fo:font-size="10pt" fo:language="en" fo:country="GB" style:text-underline-style="none" fo:font-weight="normal" officeooo:rsid="00fd02f1" fo:background-color="transparent" loext:char-shading-value="0" style:font-name-asian="Calibri" style:font-size-asian="10pt" style:font-weight-asian="normal" style:font-name-complex="Calibri" style:font-size-complex="10pt" style:font-weight-complex="normal"/>
    </style:style>
    <style:style style:name="T837" style:family="text">
      <style:text-properties fo:color="#000000" loext:opacity="100%" style:text-line-through-style="none" style:text-line-through-type="none" style:font-name="Open Sans" fo:font-size="10pt" fo:language="en" fo:country="GB" style:text-underline-style="none" fo:font-weight="normal" officeooo:rsid="0209a7c9" fo:background-color="transparent" loext:char-shading-value="0" style:font-name-asian="Calibri" style:font-size-asian="10pt" style:font-weight-asian="normal" style:font-name-complex="Calibri" style:font-size-complex="10pt" style:font-weight-complex="normal"/>
    </style:style>
    <style:style style:name="T838" style:family="text">
      <style:text-properties fo:color="#000000" loext:opacity="100%" style:text-line-through-style="none" style:text-line-through-type="none" style:font-name="Open Sans" fo:font-size="10pt" fo:language="en" fo:country="GB" style:text-underline-style="none" fo:font-weight="normal" officeooo:rsid="020f022f" fo:background-color="transparent" loext:char-shading-value="0" style:font-name-asian="Calibri" style:font-size-asian="10pt" style:font-weight-asian="normal" style:font-name-complex="Calibri" style:font-size-complex="10pt" style:font-weight-complex="normal"/>
    </style:style>
    <style:style style:name="T839" style:family="text">
      <style:text-properties fo:color="#000000" loext:opacity="100%" style:text-line-through-style="none" style:text-line-through-type="none" style:font-name="Open Sans" fo:font-size="10pt" fo:language="en" fo:country="GB" style:text-underline-style="none" fo:font-weight="normal" officeooo:rsid="0210571b" fo:background-color="transparent" loext:char-shading-value="0" style:font-name-asian="Calibri" style:font-size-asian="10pt" style:font-weight-asian="normal" style:font-name-complex="Calibri" style:font-size-complex="10pt" style:font-weight-complex="normal"/>
    </style:style>
    <style:style style:name="T840" style:family="text">
      <style:text-properties fo:color="#000000" loext:opacity="100%" style:text-line-through-style="none" style:text-line-through-type="none" style:font-name="Open Sans" fo:font-size="10pt" fo:language="en" fo:country="GB" style:text-underline-style="none" fo:font-weight="normal" officeooo:rsid="02158d9d" fo:background-color="transparent" loext:char-shading-value="0" style:font-name-asian="Calibri" style:font-size-asian="10pt" style:font-weight-asian="normal" style:font-name-complex="Calibri" style:font-size-complex="10pt" style:font-weight-complex="normal"/>
    </style:style>
    <style:style style:name="T841" style:family="text">
      <style:text-properties fo:color="#000000" loext:opacity="100%" style:text-line-through-style="none" style:text-line-through-type="none" style:font-name="Open Sans" fo:font-size="10pt" fo:language="en" fo:country="GB" style:text-underline-style="none" fo:font-weight="normal" officeooo:rsid="0216da40" fo:background-color="transparent" loext:char-shading-value="0" style:font-name-asian="Calibri" style:font-size-asian="10pt" style:font-weight-asian="normal" style:font-name-complex="Calibri" style:font-size-complex="10pt" style:font-weight-complex="normal"/>
    </style:style>
    <style:style style:name="T842" style:family="text">
      <style:text-properties fo:color="#000000" loext:opacity="100%" style:text-line-through-style="none" style:text-line-through-type="none" style:font-name="Open Sans" fo:font-size="10pt" fo:language="en" fo:country="GB" style:text-underline-style="none" fo:font-weight="normal" officeooo:rsid="0218bb0c" fo:background-color="transparent" loext:char-shading-value="0" style:font-name-asian="Calibri" style:font-size-asian="10pt" style:font-weight-asian="normal" style:font-name-complex="Calibri" style:font-size-complex="10pt" style:font-weight-complex="normal"/>
    </style:style>
    <style:style style:name="T843" style:family="text">
      <style:text-properties fo:color="#000000" loext:opacity="100%" style:text-line-through-style="none" style:text-line-through-type="none" style:font-name="Open Sans" fo:font-size="10pt" fo:language="en" fo:country="GB" style:text-underline-style="none" fo:font-weight="normal" officeooo:rsid="0226d0e0" fo:background-color="transparent" loext:char-shading-value="0" style:font-name-asian="Calibri" style:font-size-asian="10pt" style:font-weight-asian="normal" style:font-name-complex="Calibri" style:font-size-complex="10pt" style:font-weight-complex="normal"/>
    </style:style>
    <style:style style:name="T844" style:family="text">
      <style:text-properties fo:color="#000000" loext:opacity="100%" style:text-line-through-style="none" style:text-line-through-type="none" style:font-name="Open Sans" fo:font-size="10pt" fo:language="en" fo:country="GB" style:text-underline-style="none" fo:font-weight="normal" officeooo:rsid="02284e52" fo:background-color="transparent" loext:char-shading-value="0" style:font-name-asian="Calibri" style:font-size-asian="10pt" style:font-weight-asian="normal" style:font-name-complex="Calibri" style:font-size-complex="10pt" style:font-weight-complex="normal"/>
    </style:style>
    <style:style style:name="T845" style:family="text">
      <style:text-properties fo:color="#000000" loext:opacity="100%" style:text-line-through-style="none" style:text-line-through-type="none" style:font-name="Open Sans" fo:font-size="10pt" fo:language="en" fo:country="GB" style:text-underline-style="none" fo:font-weight="normal" officeooo:rsid="022a2f2c" fo:background-color="transparent" loext:char-shading-value="0" style:font-name-asian="Calibri" style:font-size-asian="10pt" style:font-weight-asian="normal" style:font-name-complex="Calibri" style:font-size-complex="10pt" style:font-weight-complex="normal"/>
    </style:style>
    <style:style style:name="T846" style:family="text">
      <style:text-properties fo:color="#000000" loext:opacity="100%" style:text-line-through-style="none" style:text-line-through-type="none" style:font-name="Open Sans" fo:font-size="10pt" fo:language="en" fo:country="GB" style:text-underline-style="none" fo:font-weight="normal" officeooo:rsid="01512ad3" fo:background-color="transparent" loext:char-shading-value="0" style:font-name-asian="Calibri" style:font-size-asian="10pt" style:font-weight-asian="normal" style:font-name-complex="Calibri" style:font-size-complex="10pt" style:font-weight-complex="normal"/>
    </style:style>
    <style:style style:name="T847" style:family="text">
      <style:text-properties fo:color="#000000" loext:opacity="100%" style:text-line-through-style="none" style:text-line-through-type="none" style:font-name="Open Sans" fo:font-size="10pt" fo:language="en" fo:country="GB" style:text-underline-style="none" fo:font-weight="normal" officeooo:rsid="006a6de3" fo:background-color="transparent" loext:char-shading-value="0" style:font-name-asian="Calibri" style:font-size-asian="10pt" style:font-weight-asian="normal" style:font-name-complex="Calibri" style:font-size-complex="10pt" style:font-weight-complex="normal"/>
    </style:style>
    <style:style style:name="T848" style:family="text">
      <style:text-properties fo:color="#000000" loext:opacity="100%" style:text-line-through-style="none" style:text-line-through-type="none" style:font-name="Open Sans" fo:font-size="10pt" fo:language="en" fo:country="GB" style:text-underline-style="none" fo:font-weight="normal" officeooo:rsid="02468905" fo:background-color="transparent" loext:char-shading-value="0" style:font-name-asian="Calibri" style:font-size-asian="10pt" style:font-weight-asian="normal" style:font-name-complex="Calibri" style:font-size-complex="10pt" style:font-weight-complex="normal"/>
    </style:style>
    <style:style style:name="T849" style:family="text">
      <style:text-properties fo:color="#000000" loext:opacity="100%" style:text-line-through-style="none" style:text-line-through-type="none" style:font-name="Open Sans" fo:font-size="10pt" fo:language="en" fo:country="GB" style:text-underline-style="none" fo:font-weight="normal" officeooo:rsid="02532b7b" fo:background-color="transparent" loext:char-shading-value="0" style:font-name-asian="Calibri" style:font-size-asian="10pt" style:font-weight-asian="normal" style:font-name-complex="Calibri" style:font-size-complex="10pt" style:font-weight-complex="normal"/>
    </style:style>
    <style:style style:name="T850" style:family="text">
      <style:text-properties fo:color="#000000" loext:opacity="100%" style:text-line-through-style="none" style:text-line-through-type="none" style:font-name="Open Sans" fo:font-size="10pt" fo:language="en" fo:country="GB" style:text-underline-style="none" fo:font-weight="normal" officeooo:rsid="008da393" fo:background-color="transparent" loext:char-shading-value="0" style:font-name-asian="Calibri" style:font-size-asian="10pt" style:font-weight-asian="normal" style:font-name-complex="Calibri" style:font-size-complex="10pt" style:font-weight-complex="normal"/>
    </style:style>
    <style:style style:name="T851" style:family="text">
      <style:text-properties fo:color="#000000" loext:opacity="100%" style:text-line-through-style="none" style:text-line-through-type="none" style:font-name="Open Sans" fo:font-size="10pt" fo:language="en" fo:country="GB" style:text-underline-style="none" fo:font-weight="normal" officeooo:rsid="00cd483d" fo:background-color="transparent" loext:char-shading-value="0" style:font-name-asian="Calibri" style:font-size-asian="10pt" style:font-weight-asian="normal" style:font-name-complex="Calibri" style:font-size-complex="10pt" style:font-weight-complex="normal"/>
    </style:style>
    <style:style style:name="T852" style:family="text">
      <style:text-properties fo:color="#000000" loext:opacity="100%" style:text-line-through-style="none" style:text-line-through-type="none" style:font-name="Open Sans" fo:font-size="10pt" fo:language="en" fo:country="GB" style:text-underline-style="none" fo:font-weight="normal" officeooo:rsid="0260d649" fo:background-color="transparent" loext:char-shading-value="0" style:font-name-asian="Calibri" style:font-size-asian="10pt" style:font-weight-asian="normal" style:font-name-complex="Calibri" style:font-size-complex="10pt" style:font-weight-complex="normal"/>
    </style:style>
    <style:style style:name="T853" style:family="text">
      <style:text-properties fo:color="#000000" loext:opacity="100%" style:text-line-through-style="none" style:text-line-through-type="none" style:font-name="Open Sans" fo:font-size="10pt" fo:language="en" fo:country="GB" style:text-underline-style="none" fo:font-weight="normal" officeooo:rsid="0263a4b0" fo:background-color="transparent" loext:char-shading-value="0" style:font-name-asian="Calibri" style:font-size-asian="10pt" style:font-weight-asian="normal" style:font-name-complex="Calibri" style:font-size-complex="10pt" style:font-weight-complex="normal"/>
    </style:style>
    <style:style style:name="T854" style:family="text">
      <style:text-properties fo:color="#000000" loext:opacity="100%" style:text-line-through-style="none" style:text-line-through-type="none" style:font-name="Open Sans" fo:font-size="10pt" fo:language="en" fo:country="GB" style:text-underline-style="none" fo:font-weight="normal" officeooo:rsid="01891c0e" fo:background-color="transparent" loext:char-shading-value="0" style:font-name-asian="Calibri" style:font-size-asian="10pt" style:font-weight-asian="normal" style:font-name-complex="Calibri" style:font-size-complex="10pt" style:font-weight-complex="normal"/>
    </style:style>
    <style:style style:name="T855" style:family="text">
      <style:text-properties fo:color="#000000" loext:opacity="100%" style:text-line-through-style="none" style:text-line-through-type="none" style:font-name="Open Sans" fo:font-size="10pt" fo:language="en" fo:country="GB" style:text-underline-style="none" fo:font-weight="normal" officeooo:rsid="01b911f0" fo:background-color="transparent" loext:char-shading-value="0" style:font-name-asian="Calibri" style:font-size-asian="10pt" style:font-weight-asian="normal" style:font-name-complex="Calibri" style:font-size-complex="10pt" style:font-weight-complex="normal"/>
    </style:style>
    <style:style style:name="T856" style:family="text">
      <style:text-properties fo:color="#000000" loext:opacity="100%" style:text-line-through-style="none" style:text-line-through-type="none" style:font-name="Open Sans" fo:font-size="10pt" fo:language="en" fo:country="GB" style:text-underline-style="none" fo:font-weight="normal" officeooo:rsid="01ea1005" fo:background-color="transparent" loext:char-shading-value="0" style:font-name-asian="Calibri" style:font-size-asian="10pt" style:font-weight-asian="normal" style:font-name-complex="Calibri" style:font-size-complex="10pt" style:font-weight-complex="normal"/>
    </style:style>
    <style:style style:name="T857" style:family="text">
      <style:text-properties fo:color="#000000" loext:opacity="100%" style:text-line-through-style="none" style:text-line-through-type="none" style:font-name="Open Sans" fo:font-size="10pt" fo:language="en" fo:country="GB" style:text-underline-style="none" fo:font-weight="normal" officeooo:rsid="027f6abb" fo:background-color="transparent" loext:char-shading-value="0" style:font-name-asian="Calibri" style:font-size-asian="10pt" style:font-weight-asian="normal" style:font-name-complex="Calibri" style:font-size-complex="10pt" style:font-weight-complex="normal"/>
    </style:style>
    <style:style style:name="T858" style:family="text">
      <style:text-properties fo:color="#000000" loext:opacity="100%" style:text-line-through-style="none" style:text-line-through-type="none" style:font-name="Open Sans" fo:font-size="10pt" fo:language="en" fo:country="GB" style:text-underline-style="none" fo:font-weight="normal" officeooo:rsid="004c7334" fo:background-color="transparent" loext:char-shading-value="0" style:font-name-asian="Calibri" style:font-size-asian="10pt" style:font-weight-asian="normal" style:font-name-complex="Calibri" style:font-size-complex="10pt" style:font-weight-complex="normal"/>
    </style:style>
    <style:style style:name="T859" style:family="text">
      <style:text-properties fo:color="#000000" loext:opacity="100%" style:text-line-through-style="none" style:text-line-through-type="none" style:font-name="Open Sans" fo:font-size="10pt" fo:language="en" fo:country="GB" style:text-underline-style="none" fo:font-weight="normal" officeooo:rsid="0025bb76" fo:background-color="transparent" loext:char-shading-value="0" style:font-name-asian="Calibri" style:font-size-asian="10pt" style:font-weight-asian="normal" style:font-name-complex="Calibri" style:font-size-complex="10pt" style:font-weight-complex="normal"/>
    </style:style>
    <style:style style:name="T860" style:family="text">
      <style:text-properties fo:color="#000000" loext:opacity="100%" style:text-line-through-style="none" style:text-line-through-type="none" style:font-name="Open Sans" fo:font-size="10pt" fo:language="en" fo:country="GB" style:text-underline-style="none" fo:font-weight="normal" officeooo:rsid="0025bba1" fo:background-color="transparent" loext:char-shading-value="0" style:font-name-asian="Calibri" style:font-size-asian="10pt" style:font-weight-asian="normal" style:font-name-complex="Calibri" style:font-size-complex="10pt" style:font-weight-complex="normal"/>
    </style:style>
    <style:style style:name="T861" style:family="text">
      <style:text-properties fo:color="#000000" loext:opacity="100%" style:text-line-through-style="none" style:text-line-through-type="none" style:font-name="Open Sans" fo:font-size="10pt" fo:language="en" fo:country="GB" style:text-underline-style="none" fo:font-weight="normal" officeooo:rsid="0280d8d7" fo:background-color="transparent" loext:char-shading-value="0" style:font-name-asian="Calibri" style:font-size-asian="10pt" style:font-weight-asian="normal" style:font-name-complex="Calibri" style:font-size-complex="10pt" style:font-weight-complex="normal"/>
    </style:style>
    <style:style style:name="T862" style:family="text">
      <style:text-properties fo:color="#000000" loext:opacity="100%" style:text-line-through-style="none" style:text-line-through-type="none" style:font-name="Open Sans" fo:font-size="10pt" fo:language="en" fo:country="GB" style:text-underline-style="none" fo:font-weight="normal" officeooo:rsid="00f4c4f1" fo:background-color="transparent" loext:char-shading-value="0" style:font-name-asian="Calibri" style:font-size-asian="10pt" style:font-weight-asian="normal" style:font-name-complex="Calibri" style:font-size-complex="10pt" style:font-weight-complex="normal"/>
    </style:style>
    <style:style style:name="T863" style:family="text">
      <style:text-properties fo:color="#000000" loext:opacity="100%" style:text-line-through-style="none" style:text-line-through-type="none" style:font-name="Open Sans" fo:font-size="10pt" fo:language="en" fo:country="GB" style:text-underline-style="none" fo:font-weight="normal" officeooo:rsid="013539ed" fo:background-color="transparent" loext:char-shading-value="0" style:font-name-asian="Calibri" style:font-size-asian="10pt" style:font-weight-asian="normal" style:font-name-complex="Calibri" style:font-size-complex="10pt" style:font-weight-complex="normal"/>
    </style:style>
    <style:style style:name="T864" style:family="text">
      <style:text-properties fo:color="#000000" loext:opacity="100%" style:text-line-through-style="none" style:text-line-through-type="none" style:font-name="Open Sans" fo:font-size="10pt" fo:language="en" fo:country="GB" style:text-underline-style="none" fo:font-weight="normal" officeooo:rsid="0282ab0e" fo:background-color="transparent" loext:char-shading-value="0" style:font-name-asian="Calibri" style:font-size-asian="10pt" style:font-weight-asian="normal" style:font-name-complex="Calibri" style:font-size-complex="10pt" style:font-weight-complex="normal"/>
    </style:style>
    <style:style style:name="T865" style:family="text">
      <style:text-properties fo:color="#000000" loext:opacity="100%" style:text-line-through-style="none" style:text-line-through-type="none" style:font-name="Open Sans" fo:font-size="10pt" fo:language="en" fo:country="GB" style:text-underline-style="none" fo:font-weight="normal" officeooo:rsid="0105ef5b" fo:background-color="transparent" loext:char-shading-value="0" style:font-name-asian="Calibri" style:font-size-asian="10pt" style:font-weight-asian="normal" style:font-name-complex="Calibri" style:font-size-complex="10pt" style:font-weight-complex="normal"/>
    </style:style>
    <style:style style:name="T866" style:family="text">
      <style:text-properties fo:color="#000000" loext:opacity="100%" style:text-line-through-style="none" style:text-line-through-type="none" style:font-name="Open Sans" fo:font-size="10pt" fo:language="en" fo:country="GB" style:text-underline-style="none" fo:font-weight="normal" officeooo:rsid="017b8ac6" fo:background-color="transparent" loext:char-shading-value="0" style:font-name-asian="Calibri" style:font-size-asian="10pt" style:font-weight-asian="normal" style:font-name-complex="Calibri" style:font-size-complex="10pt" style:font-weight-complex="normal"/>
    </style:style>
    <style:style style:name="T867" style:family="text">
      <style:text-properties fo:color="#000000" loext:opacity="100%" style:text-line-through-style="none" style:text-line-through-type="none" style:font-name="Open Sans" fo:font-size="10pt" fo:language="en" fo:country="GB" style:text-underline-style="none" fo:font-weight="normal" officeooo:rsid="0286e4c5" fo:background-color="transparent" loext:char-shading-value="0" style:font-name-asian="Calibri" style:font-size-asian="10pt" style:font-weight-asian="normal" style:font-name-complex="Calibri" style:font-size-complex="10pt" style:font-weight-complex="normal"/>
    </style:style>
    <style:style style:name="T868" style:family="text">
      <style:text-properties fo:color="#000000" loext:opacity="100%" style:text-line-through-style="none" style:text-line-through-type="none" style:font-name="Open Sans" fo:font-size="10pt" fo:language="en" fo:country="GB" style:text-underline-style="none" fo:font-weight="normal" officeooo:rsid="02899c13" fo:background-color="transparent" loext:char-shading-value="0" style:font-name-asian="Calibri" style:font-size-asian="10pt" style:font-weight-asian="normal" style:font-name-complex="Calibri" style:font-size-complex="10pt" style:font-weight-complex="normal"/>
    </style:style>
    <style:style style:name="T869" style:family="text">
      <style:text-properties fo:color="#000000" loext:opacity="100%" style:text-line-through-style="none" style:text-line-through-type="none" style:font-name="Open Sans" fo:font-size="10pt" fo:language="en" fo:country="GB" style:text-underline-style="none" fo:font-weight="normal" officeooo:rsid="028e59dd" fo:background-color="transparent" loext:char-shading-value="0" style:font-name-asian="Calibri" style:font-size-asian="10pt" style:font-weight-asian="normal" style:font-name-complex="Calibri" style:font-size-complex="10pt" style:font-weight-complex="normal"/>
    </style:style>
    <style:style style:name="T870" style:family="text">
      <style:text-properties fo:color="#000000" loext:opacity="100%" style:text-line-through-style="none" style:text-line-through-type="none" style:font-name="Open Sans" fo:font-size="10pt" fo:language="en" fo:country="GB" style:text-underline-style="none" fo:font-weight="normal" officeooo:rsid="0075a5f7" fo:background-color="transparent" loext:char-shading-value="0" style:font-name-asian="Calibri" style:font-size-asian="10pt" style:font-weight-asian="normal" style:font-name-complex="Calibri" style:font-size-complex="10pt" style:font-weight-complex="normal"/>
    </style:style>
    <style:style style:name="T871" style:family="text">
      <style:text-properties fo:color="#000000" loext:opacity="100%" style:text-line-through-style="none" style:text-line-through-type="none" style:font-name="Open Sans" fo:font-size="10pt" fo:language="en" fo:country="GB" style:text-underline-style="none" fo:font-weight="normal" officeooo:rsid="0291268e" fo:background-color="transparent" loext:char-shading-value="0" style:font-name-asian="Calibri" style:font-size-asian="10pt" style:font-weight-asian="normal" style:font-name-complex="Calibri" style:font-size-complex="10pt" style:font-weight-complex="normal"/>
    </style:style>
    <style:style style:name="T872" style:family="text">
      <style:text-properties fo:color="#000000" loext:opacity="100%" style:text-line-through-style="none" style:text-line-through-type="none" style:font-name="Open Sans" fo:font-size="10pt" fo:language="en" fo:country="GB" style:text-underline-style="none" fo:font-weight="normal" officeooo:rsid="0291f9e4" fo:background-color="transparent" loext:char-shading-value="0" style:font-name-asian="Calibri" style:font-size-asian="10pt" style:font-weight-asian="normal" style:font-name-complex="Calibri" style:font-size-complex="10pt" style:font-weight-complex="normal"/>
    </style:style>
    <style:style style:name="T873" style:family="text">
      <style:text-properties fo:color="#000000" loext:opacity="100%" style:text-line-through-style="none" style:text-line-through-type="none" style:font-name="Open Sans" fo:font-size="10pt" fo:language="en" fo:country="GB" style:text-underline-style="none" fo:font-weight="normal" officeooo:rsid="0294acdf" fo:background-color="transparent" loext:char-shading-value="0" style:font-name-asian="Calibri" style:font-size-asian="10pt" style:font-weight-asian="normal" style:font-name-complex="Calibri" style:font-size-complex="10pt" style:font-weight-complex="normal"/>
    </style:style>
    <style:style style:name="T874" style:family="text">
      <style:text-properties fo:color="#000000" loext:opacity="100%" style:text-line-through-style="none" style:text-line-through-type="none" style:font-name="Open Sans" fo:font-size="10pt" fo:language="en" fo:country="GB" style:text-underline-style="none" fo:font-weight="normal" officeooo:rsid="00af9fcf" fo:background-color="transparent" loext:char-shading-value="0" style:font-name-asian="Calibri" style:font-size-asian="10pt" style:font-weight-asian="normal" style:font-name-complex="Calibri" style:font-size-complex="10pt" style:font-weight-complex="normal"/>
    </style:style>
    <style:style style:name="T875" style:family="text">
      <style:text-properties fo:color="#000000" loext:opacity="100%" style:text-line-through-style="none" style:text-line-through-type="none" style:font-name="Open Sans" fo:font-size="10pt" fo:language="en" fo:country="GB" style:text-underline-style="none" fo:font-weight="normal" officeooo:rsid="0296a2b3" fo:background-color="transparent" loext:char-shading-value="0" style:font-name-asian="Calibri" style:font-size-asian="10pt" style:font-weight-asian="normal" style:font-name-complex="Calibri" style:font-size-complex="10pt" style:font-weight-complex="normal"/>
    </style:style>
    <style:style style:name="T876" style:family="text">
      <style:text-properties fo:color="#000000" loext:opacity="100%" style:text-line-through-style="none" style:text-line-through-type="none" style:font-name="Open Sans" fo:font-size="10pt" fo:language="en" fo:country="GB" style:text-underline-style="none" fo:font-weight="normal" officeooo:rsid="02986789" fo:background-color="transparent" loext:char-shading-value="0" style:font-name-asian="Calibri" style:font-size-asian="10pt" style:font-weight-asian="normal" style:font-name-complex="Calibri" style:font-size-complex="10pt" style:font-weight-complex="normal"/>
    </style:style>
    <style:style style:name="T877" style:family="text">
      <style:text-properties fo:color="#000000" loext:opacity="100%" style:text-line-through-style="none" style:text-line-through-type="none" style:font-name="Open Sans" fo:font-size="10pt" fo:language="en" fo:country="GB" style:text-underline-style="none" fo:font-weight="normal" officeooo:rsid="029a05c3" fo:background-color="transparent" loext:char-shading-value="0" style:font-name-asian="Calibri" style:font-size-asian="10pt" style:font-weight-asian="normal" style:font-name-complex="Calibri" style:font-size-complex="10pt" style:font-weight-complex="normal"/>
    </style:style>
    <style:style style:name="T878" style:family="text">
      <style:text-properties fo:color="#000000" loext:opacity="100%" style:text-line-through-style="none" style:text-line-through-type="none" style:font-name="Open Sans" fo:font-size="10pt" fo:language="en" fo:country="GB" style:text-underline-style="none" fo:font-weight="normal" officeooo:rsid="029bb7a5" fo:background-color="transparent" loext:char-shading-value="0" style:font-name-asian="Calibri" style:font-size-asian="10pt" style:font-weight-asian="normal" style:font-name-complex="Calibri" style:font-size-complex="10pt" style:font-weight-complex="normal"/>
    </style:style>
    <style:style style:name="T879" style:family="text">
      <style:text-properties fo:color="#000000" loext:opacity="100%" style:text-line-through-style="none" style:text-line-through-type="none" style:font-name="Open Sans" fo:font-size="10pt" fo:language="en" fo:country="GB" style:text-underline-style="none" fo:font-weight="normal" officeooo:rsid="029d26a9" fo:background-color="transparent" loext:char-shading-value="0" style:font-name-asian="Calibri" style:font-size-asian="10pt" style:font-weight-asian="normal" style:font-name-complex="Calibri" style:font-size-complex="10pt" style:font-weight-complex="normal"/>
    </style:style>
    <style:style style:name="T880" style:family="text">
      <style:text-properties fo:color="#000000" loext:opacity="100%" style:text-line-through-style="none" style:text-line-through-type="none" style:font-name="Open Sans" fo:font-size="10pt" fo:language="en" fo:country="GB" style:text-underline-style="none" fo:font-weight="normal" officeooo:rsid="001647d5" fo:background-color="transparent" loext:char-shading-value="0" style:font-name-asian="Calibri" style:font-size-asian="10pt" style:font-weight-asian="normal" style:font-name-complex="Calibri" style:font-size-complex="10pt" style:font-weight-complex="normal"/>
    </style:style>
    <style:style style:name="T881" style:family="text">
      <style:text-properties fo:color="#000000" loext:opacity="100%" style:text-line-through-style="none" style:text-line-through-type="none" style:font-name="Open Sans" fo:font-size="10pt" fo:language="en" fo:country="GB" style:text-underline-style="none" fo:font-weight="normal" officeooo:rsid="02d464ae" fo:background-color="transparent" loext:char-shading-value="0" style:font-name-asian="Calibri" style:font-size-asian="10pt" style:font-weight-asian="normal" style:font-name-complex="Calibri" style:font-size-complex="10pt" style:font-weight-complex="normal"/>
    </style:style>
    <style:style style:name="T882" style:family="text">
      <style:text-properties fo:color="#000000" loext:opacity="100%" style:text-line-through-style="none" style:text-line-through-type="none" style:font-name="Open Sans" fo:font-size="10pt" fo:language="en" fo:country="GB" style:text-underline-style="none" fo:font-weight="normal" officeooo:rsid="02d656a0" fo:background-color="transparent" loext:char-shading-value="0" style:font-name-asian="Calibri" style:font-size-asian="10pt" style:font-weight-asian="normal" style:font-name-complex="Calibri" style:font-size-complex="10pt" style:font-weight-complex="normal"/>
    </style:style>
    <style:style style:name="T883" style:family="text">
      <style:text-properties fo:color="#000000" loext:opacity="100%" style:text-line-through-style="none" style:text-line-through-type="none" style:font-name="Open Sans" fo:font-size="10pt" fo:language="en" fo:country="GB" style:text-underline-style="none" fo:font-weight="normal" officeooo:rsid="02e63d0d" fo:background-color="transparent" loext:char-shading-value="0" style:font-name-asian="Calibri" style:font-size-asian="10pt" style:font-weight-asian="normal" style:font-name-complex="Calibri" style:font-size-complex="10pt" style:font-weight-complex="normal"/>
    </style:style>
    <style:style style:name="T884" style:family="text">
      <style:text-properties fo:color="#000000" loext:opacity="100%" style:text-line-through-style="none" style:text-line-through-type="none" style:font-name="Open Sans" fo:font-size="10pt" fo:language="en" fo:country="GB" style:text-underline-style="none" fo:font-weight="normal" officeooo:rsid="02e937fb" fo:background-color="transparent" loext:char-shading-value="0" style:font-name-asian="Calibri" style:font-size-asian="10pt" style:font-weight-asian="normal" style:font-name-complex="Calibri" style:font-size-complex="10pt" style:font-weight-complex="normal"/>
    </style:style>
    <style:style style:name="T885" style:family="text">
      <style:text-properties fo:color="#000000" loext:opacity="100%" style:text-line-through-style="none" style:text-line-through-type="none" style:font-name="Open Sans" fo:font-size="10pt" fo:language="en" fo:country="GB" style:text-underline-style="none" fo:font-weight="normal" officeooo:rsid="032e5b82" fo:background-color="transparent" loext:char-shading-value="0" style:font-name-asian="Calibri" style:font-size-asian="10pt" style:font-weight-asian="normal" style:font-name-complex="Calibri" style:font-size-complex="10pt" style:font-weight-complex="normal"/>
    </style:style>
    <style:style style:name="T886" style:family="text">
      <style:text-properties fo:color="#000000" loext:opacity="100%" style:text-line-through-style="none" style:text-line-through-type="none" style:font-name="Open Sans" fo:font-size="10pt" fo:language="en" fo:country="GB" style:text-underline-style="none" fo:font-weight="normal" officeooo:rsid="03301080" fo:background-color="transparent" loext:char-shading-value="0" style:font-name-asian="Calibri" style:font-size-asian="10pt" style:font-weight-asian="normal" style:font-name-complex="Calibri" style:font-size-complex="10pt" style:font-weight-complex="normal"/>
    </style:style>
    <style:style style:name="T887" style:family="text">
      <style:text-properties fo:color="#000000" loext:opacity="100%" style:text-line-through-style="none" style:text-line-through-type="none" style:font-name="Open Sans" fo:font-size="10pt" fo:language="en" fo:country="GB" style:text-underline-style="none" fo:font-weight="normal" officeooo:rsid="03314572" fo:background-color="transparent" loext:char-shading-value="0" style:font-name-asian="Calibri" style:font-size-asian="10pt" style:font-weight-asian="normal" style:font-name-complex="Calibri" style:font-size-complex="10pt" style:font-weight-complex="normal"/>
    </style:style>
    <style:style style:name="T888" style:family="text">
      <style:text-properties fo:color="#000000" loext:opacity="100%" style:text-line-through-style="none" style:text-line-through-type="none" style:font-name="Open Sans" fo:font-size="10pt" fo:language="en" fo:country="GB" style:text-underline-style="none" fo:font-weight="normal" officeooo:rsid="0331c981" fo:background-color="transparent" loext:char-shading-value="0" style:font-name-asian="Calibri" style:font-size-asian="10pt" style:font-weight-asian="normal" style:font-name-complex="Calibri" style:font-size-complex="10pt" style:font-weight-complex="normal"/>
    </style:style>
    <style:style style:name="T889" style:family="text">
      <style:text-properties fo:color="#000000" loext:opacity="100%" style:text-line-through-style="none" style:text-line-through-type="none" style:font-name="Open Sans" fo:font-size="10pt" fo:language="en" fo:country="GB" style:text-underline-style="none" fo:font-weight="normal" officeooo:rsid="0332a6e0" fo:background-color="transparent" loext:char-shading-value="0" style:font-name-asian="Calibri" style:font-size-asian="10pt" style:font-weight-asian="normal" style:font-name-complex="Calibri" style:font-size-complex="10pt" style:font-weight-complex="normal"/>
    </style:style>
    <style:style style:name="T890" style:family="text">
      <style:text-properties fo:color="#000000" loext:opacity="100%" style:text-line-through-style="none" style:text-line-through-type="none" style:font-name="Open Sans" fo:font-size="10pt" fo:language="en" fo:country="GB" style:text-underline-style="none" fo:font-weight="normal" officeooo:rsid="0333883a" fo:background-color="transparent" loext:char-shading-value="0" style:font-name-asian="Calibri" style:font-size-asian="10pt" style:font-weight-asian="normal" style:font-name-complex="Calibri" style:font-size-complex="10pt" style:font-weight-complex="normal"/>
    </style:style>
    <style:style style:name="T891" style:family="text">
      <style:text-properties fo:color="#000000" loext:opacity="100%" style:text-line-through-style="none" style:text-line-through-type="none" style:font-name="Open Sans" fo:font-size="10pt" fo:language="en" fo:country="GB" style:text-underline-style="none" fo:font-weight="normal" officeooo:rsid="033ebc28" fo:background-color="transparent" loext:char-shading-value="0" style:font-name-asian="Calibri" style:font-size-asian="10pt" style:font-weight-asian="normal" style:font-name-complex="Calibri" style:font-size-complex="10pt" style:font-weight-complex="normal"/>
    </style:style>
    <style:style style:name="T892" style:family="text">
      <style:text-properties fo:color="#000000" loext:opacity="100%" style:text-line-through-style="none" style:text-line-through-type="none" style:font-name="Open Sans" fo:font-size="10pt" fo:language="en" fo:country="GB" style:text-underline-style="none" fo:font-weight="normal" officeooo:rsid="034115c3" fo:background-color="transparent" loext:char-shading-value="0" style:font-name-asian="Calibri" style:font-size-asian="10pt" style:font-weight-asian="normal" style:font-name-complex="Calibri" style:font-size-complex="10pt" style:font-weight-complex="normal"/>
    </style:style>
    <style:style style:name="T893" style:family="text">
      <style:text-properties fo:color="#000000" loext:opacity="100%" style:text-line-through-style="none" style:text-line-through-type="none" style:font-name="Open Sans" fo:font-size="10pt" fo:language="en" fo:country="GB" style:text-underline-style="none" fo:font-weight="normal" officeooo:rsid="03415ab4" fo:background-color="transparent" loext:char-shading-value="0" style:font-name-asian="Calibri" style:font-size-asian="10pt" style:font-weight-asian="normal" style:font-name-complex="Calibri" style:font-size-complex="10pt" style:font-weight-complex="normal"/>
    </style:style>
    <style:style style:name="T894" style:family="text">
      <style:text-properties fo:color="#000000" loext:opacity="100%" style:text-line-through-style="none" style:text-line-through-type="none" style:font-name="Open Sans" fo:font-size="10pt" fo:language="en" fo:country="GB" style:text-underline-style="none" fo:font-weight="normal" officeooo:rsid="034b65f3" fo:background-color="transparent" loext:char-shading-value="0" style:font-name-asian="Calibri" style:font-size-asian="10pt" style:font-weight-asian="normal" style:font-name-complex="Calibri" style:font-size-complex="10pt" style:font-weight-complex="normal"/>
    </style:style>
    <style:style style:name="T895" style:family="text">
      <style:text-properties fo:color="#000000" loext:opacity="100%" style:text-line-through-style="none" style:text-line-through-type="none" style:font-name="Open Sans" fo:font-size="10pt" fo:language="en" fo:country="GB" style:text-underline-style="none" fo:font-weight="normal" officeooo:rsid="034c48e2" fo:background-color="transparent" loext:char-shading-value="0" style:font-name-asian="Calibri" style:font-size-asian="10pt" style:font-weight-asian="normal" style:font-name-complex="Calibri" style:font-size-complex="10pt" style:font-weight-complex="normal"/>
    </style:style>
    <style:style style:name="T896" style:family="text">
      <style:text-properties fo:color="#000000" loext:opacity="100%" style:text-line-through-style="none" style:text-line-through-type="none" style:font-name="Open Sans" fo:font-size="10pt" fo:language="en" fo:country="GB" style:text-underline-style="none" fo:font-weight="normal" officeooo:rsid="034cf97d" fo:background-color="transparent" loext:char-shading-value="0" style:font-name-asian="Calibri" style:font-size-asian="10pt" style:font-weight-asian="normal" style:font-name-complex="Calibri" style:font-size-complex="10pt" style:font-weight-complex="normal"/>
    </style:style>
    <style:style style:name="T897" style:family="text">
      <style:text-properties fo:color="#000000" loext:opacity="100%" style:text-line-through-style="none" style:text-line-through-type="none" style:font-name="Open Sans" fo:font-size="10pt" fo:language="en" fo:country="GB" style:text-underline-style="none" fo:font-weight="normal" officeooo:rsid="0344d9f5" fo:background-color="transparent" loext:char-shading-value="0" style:font-name-asian="Calibri" style:font-size-asian="10pt" style:font-weight-asian="normal" style:font-name-complex="Calibri" style:font-size-complex="10pt" style:font-weight-complex="normal"/>
    </style:style>
    <style:style style:name="T898" style:family="text">
      <style:text-properties fo:color="#000000" loext:opacity="100%" style:text-line-through-style="none" style:text-line-through-type="none" style:font-name="Open Sans" fo:font-size="10pt" fo:language="en" fo:country="GB" style:text-underline-style="none" fo:font-weight="normal" officeooo:rsid="033f18f6" fo:background-color="transparent" loext:char-shading-value="0" style:font-name-asian="Calibri" style:font-size-asian="10pt" style:font-weight-asian="normal" style:font-name-complex="Calibri" style:font-size-complex="10pt" style:font-weight-complex="normal"/>
    </style:style>
    <style:style style:name="T899" style:family="text">
      <style:text-properties fo:color="#000000" loext:opacity="100%" style:text-line-through-style="none" style:text-line-through-type="none" style:font-name="Open Sans" fo:font-size="10pt" fo:language="en" fo:country="GB" style:text-underline-style="none" fo:font-weight="normal" officeooo:rsid="03431779" fo:background-color="transparent" loext:char-shading-value="0" style:font-name-asian="Calibri" style:font-size-asian="10pt" style:font-weight-asian="normal" style:font-name-complex="Calibri" style:font-size-complex="10pt" style:font-weight-complex="normal"/>
    </style:style>
    <style:style style:name="T900" style:family="text">
      <style:text-properties fo:color="#000000" loext:opacity="100%" style:text-line-through-style="none" style:text-line-through-type="none" style:font-name="Open Sans" fo:font-size="10pt" fo:language="en" fo:country="GB" style:text-underline-style="none" fo:font-weight="normal" officeooo:rsid="0357469d" fo:background-color="transparent" loext:char-shading-value="0" style:font-name-asian="Calibri" style:font-size-asian="10pt" style:font-weight-asian="normal" style:font-name-complex="Calibri" style:font-size-complex="10pt" style:font-weight-complex="normal"/>
    </style:style>
    <style:style style:name="T901" style:family="text">
      <style:text-properties fo:color="#000000" loext:opacity="100%" style:text-line-through-style="none" style:text-line-through-type="none" style:font-name="Open Sans" fo:font-size="10pt" fo:language="en" fo:country="GB" style:text-underline-style="none" fo:font-weight="normal" officeooo:rsid="0358937b" fo:background-color="transparent" loext:char-shading-value="0" style:font-name-asian="Calibri" style:font-size-asian="10pt" style:font-weight-asian="normal" style:font-name-complex="Calibri" style:font-size-complex="10pt" style:font-weight-complex="normal"/>
    </style:style>
    <style:style style:name="T902" style:family="text">
      <style:text-properties fo:color="#000000" loext:opacity="100%" style:text-line-through-style="none" style:text-line-through-type="none" style:font-name="Open Sans" fo:font-size="10pt" fo:language="en" fo:country="GB" style:text-underline-style="none" fo:font-weight="normal" officeooo:rsid="0345d5ce" fo:background-color="transparent" loext:char-shading-value="0" style:font-name-asian="Calibri" style:font-size-asian="10pt" style:font-weight-asian="normal" style:font-name-complex="Calibri" style:font-size-complex="10pt" style:font-weight-complex="normal"/>
    </style:style>
    <style:style style:name="T903" style:family="text">
      <style:text-properties fo:color="#000000" loext:opacity="100%" style:text-line-through-style="none" style:text-line-through-type="none" style:font-name="Open Sans" fo:font-size="10pt" fo:language="en" fo:country="GB" style:text-underline-style="none" fo:font-weight="normal" officeooo:rsid="0379cb37" fo:background-color="transparent" loext:char-shading-value="0" style:font-name-asian="Calibri" style:font-size-asian="10pt" style:font-weight-asian="normal" style:font-name-complex="Calibri" style:font-size-complex="10pt" style:font-weight-complex="normal"/>
    </style:style>
    <style:style style:name="T904" style:family="text">
      <style:text-properties fo:color="#000000" loext:opacity="100%" style:text-line-through-style="none" style:text-line-through-type="none" style:font-name="Open Sans" fo:font-size="10pt" fo:language="en" fo:country="GB" style:text-underline-style="none" fo:font-weight="normal" officeooo:rsid="037b881b" fo:background-color="transparent" loext:char-shading-value="0" style:font-name-asian="Calibri" style:font-size-asian="10pt" style:font-weight-asian="normal" style:font-name-complex="Calibri" style:font-size-complex="10pt" style:font-weight-complex="normal"/>
    </style:style>
    <style:style style:name="T905" style:family="text">
      <style:text-properties fo:color="#000000" loext:opacity="100%" style:text-line-through-style="none" style:text-line-through-type="none" style:font-name="Open Sans" fo:font-size="10pt" fo:language="en" fo:country="GB" style:text-underline-style="none" fo:font-weight="normal" officeooo:rsid="037bc9a6" fo:background-color="transparent" loext:char-shading-value="0" style:font-name-asian="Calibri" style:font-size-asian="10pt" style:font-weight-asian="normal" style:font-name-complex="Calibri" style:font-size-complex="10pt" style:font-weight-complex="normal"/>
    </style:style>
    <style:style style:name="T906" style:family="text">
      <style:text-properties fo:color="#000000" loext:opacity="100%" style:text-line-through-style="none" style:text-line-through-type="none" style:font-name="Open Sans" fo:font-size="10pt" fo:language="en" fo:country="GB" style:text-underline-style="none" fo:font-weight="normal" officeooo:rsid="037c554e" fo:background-color="transparent" loext:char-shading-value="0" style:font-name-asian="Calibri" style:font-size-asian="10pt" style:font-weight-asian="normal" style:font-name-complex="Calibri" style:font-size-complex="10pt" style:font-weight-complex="normal"/>
    </style:style>
    <style:style style:name="T907" style:family="text">
      <style:text-properties fo:color="#000000" loext:opacity="100%" style:text-line-through-style="none" style:text-line-through-type="none" style:font-name="Open Sans" fo:font-size="10pt" fo:language="en" fo:country="GB" style:text-underline-style="none" fo:font-weight="normal" officeooo:rsid="03831e39" fo:background-color="transparent" loext:char-shading-value="0" style:font-name-asian="Calibri" style:font-size-asian="10pt" style:font-weight-asian="normal" style:font-name-complex="Calibri" style:font-size-complex="10pt" style:font-weight-complex="normal"/>
    </style:style>
    <style:style style:name="T908" style:family="text">
      <style:text-properties fo:color="#000000" loext:opacity="100%" style:text-line-through-style="none" style:text-line-through-type="none" style:font-name="Open Sans" fo:font-size="10pt" fo:language="en" fo:country="GB" style:text-underline-style="none" fo:font-weight="normal" officeooo:rsid="038479bb" fo:background-color="transparent" loext:char-shading-value="0" style:font-name-asian="Calibri" style:font-size-asian="10pt" style:font-weight-asian="normal" style:font-name-complex="Calibri" style:font-size-complex="10pt" style:font-weight-complex="normal"/>
    </style:style>
    <style:style style:name="T909" style:family="text">
      <style:text-properties fo:color="#000000" loext:opacity="100%" style:text-line-through-style="none" style:text-line-through-type="none" style:font-name="Open Sans" fo:font-size="10pt" fo:language="en" fo:country="GB" style:text-underline-style="none" fo:font-weight="normal" officeooo:rsid="03a1b196" fo:background-color="transparent" loext:char-shading-value="0" style:font-name-asian="Calibri" style:font-size-asian="10pt" style:font-weight-asian="normal" style:font-name-complex="Calibri" style:font-size-complex="10pt" style:font-weight-complex="normal"/>
    </style:style>
    <style:style style:name="T910" style:family="text">
      <style:text-properties fo:color="#000000" loext:opacity="100%" style:text-line-through-style="none" style:text-line-through-type="none" style:font-name="Open Sans" fo:font-size="10pt" fo:language="en" fo:country="GB" style:text-underline-style="none" fo:font-weight="normal" officeooo:rsid="03a309ed" fo:background-color="transparent" loext:char-shading-value="0" style:font-name-asian="Calibri" style:font-size-asian="10pt" style:font-weight-asian="normal" style:font-name-complex="Calibri" style:font-size-complex="10pt" style:font-weight-complex="normal"/>
    </style:style>
    <style:style style:name="T911" style:family="text">
      <style:text-properties fo:color="#000000" loext:opacity="100%" style:text-line-through-style="none" style:text-line-through-type="none" style:font-name="Open Sans" fo:font-size="10pt" fo:language="en" fo:country="GB" style:text-underline-style="none" fo:font-weight="normal" officeooo:rsid="03c5c88e" fo:background-color="transparent" loext:char-shading-value="0" style:font-name-asian="Calibri" style:font-size-asian="10pt" style:font-weight-asian="normal" style:font-name-complex="Calibri" style:font-size-complex="10pt" style:font-weight-complex="normal"/>
    </style:style>
    <style:style style:name="T912" style:family="text">
      <style:text-properties fo:color="#000000" loext:opacity="100%" style:text-line-through-style="none" style:text-line-through-type="none" style:font-name="Open Sans" fo:font-size="10pt" fo:language="en" fo:country="GB" style:text-underline-style="none" fo:font-weight="normal" officeooo:rsid="03cc22d4" fo:background-color="transparent" loext:char-shading-value="0" style:font-name-asian="Calibri" style:font-size-asian="10pt" style:font-weight-asian="normal" style:font-name-complex="Calibri" style:font-size-complex="10pt" style:font-weight-complex="normal"/>
    </style:style>
    <style:style style:name="T913" style:family="text">
      <style:text-properties fo:color="#000000" loext:opacity="100%" style:text-line-through-style="none" style:text-line-through-type="none" style:font-name="Open Sans" fo:font-size="10pt" fo:language="en" fo:country="GB" style:text-underline-style="none" fo:font-weight="normal" officeooo:rsid="03ce0ebe" fo:background-color="transparent" loext:char-shading-value="0" style:font-name-asian="Calibri" style:font-size-asian="10pt" style:font-weight-asian="normal" style:font-name-complex="Calibri" style:font-size-complex="10pt" style:font-weight-complex="normal"/>
    </style:style>
    <style:style style:name="T914" style:family="text">
      <style:text-properties fo:color="#000000" loext:opacity="100%" style:text-line-through-style="none" style:text-line-through-type="none" style:font-name="Open Sans" fo:font-size="10pt" fo:language="en" fo:country="GB" style:text-underline-style="none" fo:font-weight="normal" officeooo:rsid="03cf1063" fo:background-color="transparent" loext:char-shading-value="0" style:font-name-asian="Calibri" style:font-size-asian="10pt" style:font-weight-asian="normal" style:font-name-complex="Calibri" style:font-size-complex="10pt" style:font-weight-complex="normal"/>
    </style:style>
    <style:style style:name="T915" style:family="text">
      <style:text-properties fo:color="#000000" loext:opacity="100%" style:text-line-through-style="none" style:text-line-through-type="none" style:font-name="Open Sans" fo:font-size="10pt" fo:language="en" fo:country="GB" style:text-underline-style="none" fo:font-weight="normal" officeooo:rsid="03dea15e" fo:background-color="transparent" loext:char-shading-value="0" style:font-name-asian="Calibri" style:font-size-asian="10pt" style:font-weight-asian="normal" style:font-name-complex="Calibri" style:font-size-complex="10pt" style:font-weight-complex="normal"/>
    </style:style>
    <style:style style:name="T916" style:family="text">
      <style:text-properties fo:color="#000000" loext:opacity="100%" style:text-line-through-style="none" style:text-line-through-type="none" style:font-name="Open Sans" fo:font-size="10pt" fo:language="en" fo:country="GB" style:text-underline-style="none" fo:font-weight="normal" officeooo:rsid="03df7512" fo:background-color="transparent" loext:char-shading-value="0" style:font-name-asian="Calibri" style:font-size-asian="10pt" style:font-weight-asian="normal" style:font-name-complex="Calibri" style:font-size-complex="10pt" style:font-weight-complex="normal"/>
    </style:style>
    <style:style style:name="T917" style:family="text">
      <style:text-properties fo:color="#000000" loext:opacity="100%" style:text-line-through-style="none" style:text-line-through-type="none" style:font-name="Open Sans" fo:font-size="10pt" fo:language="en" fo:country="GB" style:text-underline-style="none" fo:font-weight="normal" officeooo:rsid="03e1610d" fo:background-color="transparent" loext:char-shading-value="0" style:font-name-asian="Calibri" style:font-size-asian="10pt" style:font-weight-asian="normal" style:font-name-complex="Calibri" style:font-size-complex="10pt" style:font-weight-complex="normal"/>
    </style:style>
    <style:style style:name="T918" style:family="text">
      <style:text-properties fo:color="#000000" loext:opacity="100%" style:text-line-through-style="none" style:text-line-through-type="none" style:font-name="Open Sans" fo:font-size="10pt" fo:language="en" fo:country="GB" style:text-underline-style="none" fo:font-weight="normal" officeooo:rsid="03e29948" fo:background-color="transparent" loext:char-shading-value="0" style:font-name-asian="Calibri" style:font-size-asian="10pt" style:font-weight-asian="normal" style:font-name-complex="Calibri" style:font-size-complex="10pt" style:font-weight-complex="normal"/>
    </style:style>
    <style:style style:name="T919" style:family="text">
      <style:text-properties fo:color="#000000" loext:opacity="100%" style:text-line-through-style="none" style:text-line-through-type="none" style:font-name="Open Sans" fo:font-size="10pt" fo:language="en" fo:country="GB" style:text-underline-style="none" fo:font-weight="normal" officeooo:rsid="03e3d5a4" fo:background-color="transparent" loext:char-shading-value="0" style:font-name-asian="Calibri" style:font-size-asian="10pt" style:font-weight-asian="normal" style:font-name-complex="Calibri" style:font-size-complex="10pt" style:font-weight-complex="normal"/>
    </style:style>
    <style:style style:name="T920" style:family="text">
      <style:text-properties fo:color="#000000" loext:opacity="100%" style:text-line-through-style="none" style:text-line-through-type="none" style:font-name="Open Sans" fo:font-size="10pt" fo:language="en" fo:country="GB" style:text-underline-style="none" fo:font-weight="normal" officeooo:rsid="03e430e5" fo:background-color="transparent" loext:char-shading-value="0" style:font-name-asian="Calibri" style:font-size-asian="10pt" style:font-weight-asian="normal" style:font-name-complex="Calibri" style:font-size-complex="10pt" style:font-weight-complex="normal"/>
    </style:style>
    <style:style style:name="T921" style:family="text">
      <style:text-properties fo:color="#000000" loext:opacity="100%" style:text-line-through-style="none" style:text-line-through-type="none" style:font-name="Open Sans" fo:font-size="10pt" fo:language="en" fo:country="GB" style:text-underline-style="none" fo:font-weight="normal" officeooo:rsid="03e5ba3f" fo:background-color="transparent" loext:char-shading-value="0" style:font-name-asian="Calibri" style:font-size-asian="10pt" style:font-weight-asian="normal" style:font-name-complex="Calibri" style:font-size-complex="10pt" style:font-weight-complex="normal"/>
    </style:style>
    <style:style style:name="T922" style:family="text">
      <style:text-properties fo:color="#000000" loext:opacity="100%" style:text-line-through-style="none" style:text-line-through-type="none" style:font-name="Open Sans" fo:font-size="10pt" fo:language="en" fo:country="GB" style:text-underline-style="none" fo:font-weight="normal" officeooo:rsid="03e7873c" fo:background-color="transparent" loext:char-shading-value="0" style:font-name-asian="Calibri" style:font-size-asian="10pt" style:font-weight-asian="normal" style:font-name-complex="Calibri" style:font-size-complex="10pt" style:font-weight-complex="normal"/>
    </style:style>
    <style:style style:name="T923" style:family="text">
      <style:text-properties fo:color="#000000" loext:opacity="100%" style:text-line-through-style="none" style:text-line-through-type="none" style:font-name="Open Sans" fo:font-size="10pt" fo:language="en" fo:country="GB" style:text-underline-style="none" fo:font-weight="normal" officeooo:rsid="03e9020d" fo:background-color="transparent" loext:char-shading-value="0" style:font-name-asian="Calibri" style:font-size-asian="10pt" style:font-weight-asian="normal" style:font-name-complex="Calibri" style:font-size-complex="10pt" style:font-weight-complex="normal"/>
    </style:style>
    <style:style style:name="T924" style:family="text">
      <style:text-properties fo:color="#000000" loext:opacity="100%" style:text-line-through-style="none" style:text-line-through-type="none" style:font-name="Open Sans" fo:font-size="10pt" fo:language="en" fo:country="GB" style:text-underline-style="none" fo:font-weight="normal" officeooo:rsid="03e98b74" fo:background-color="transparent" loext:char-shading-value="0" style:font-name-asian="Calibri" style:font-size-asian="10pt" style:font-weight-asian="normal" style:font-name-complex="Calibri" style:font-size-complex="10pt" style:font-weight-complex="normal"/>
    </style:style>
    <style:style style:name="T925" style:family="text">
      <style:text-properties fo:color="#000000" loext:opacity="100%" style:text-line-through-style="none" style:text-line-through-type="none" style:font-name="Open Sans" fo:font-size="10pt" fo:language="en" fo:country="GB" style:text-underline-style="none" fo:font-weight="normal" officeooo:rsid="03eb2dc5" fo:background-color="transparent" loext:char-shading-value="0" style:font-name-asian="Calibri" style:font-size-asian="10pt" style:font-weight-asian="normal" style:font-name-complex="Calibri" style:font-size-complex="10pt" style:font-weight-complex="normal"/>
    </style:style>
    <style:style style:name="T926" style:family="text">
      <style:text-properties fo:color="#000000" loext:opacity="100%" style:text-line-through-style="none" style:text-line-through-type="none" style:font-name="Open Sans" fo:font-size="10pt" fo:language="en" fo:country="GB" style:text-underline-style="none" fo:font-weight="normal" officeooo:rsid="03ec01b9" fo:background-color="transparent" loext:char-shading-value="0" style:font-name-asian="Calibri" style:font-size-asian="10pt" style:font-weight-asian="normal" style:font-name-complex="Calibri" style:font-size-complex="10pt" style:font-weight-complex="normal"/>
    </style:style>
    <style:style style:name="T927" style:family="text">
      <style:text-properties fo:color="#000000" loext:opacity="100%" style:text-line-through-style="none" style:text-line-through-type="none" style:font-name="Open Sans" fo:font-size="10pt" fo:language="en" fo:country="GB" style:text-underline-style="none" fo:font-weight="normal" officeooo:rsid="03ed7b03" fo:background-color="transparent" loext:char-shading-value="0" style:font-name-asian="Calibri" style:font-size-asian="10pt" style:font-weight-asian="normal" style:font-name-complex="Calibri" style:font-size-complex="10pt" style:font-weight-complex="normal"/>
    </style:style>
    <style:style style:name="T928" style:family="text">
      <style:text-properties fo:color="#000000" loext:opacity="100%" style:text-line-through-style="none" style:text-line-through-type="none" style:font-name="Open Sans" fo:font-size="10pt" fo:language="en" fo:country="GB" style:text-underline-style="none" fo:font-weight="normal" officeooo:rsid="03ef5b71" fo:background-color="transparent" loext:char-shading-value="0" style:font-name-asian="Calibri" style:font-size-asian="10pt" style:font-weight-asian="normal" style:font-name-complex="Calibri" style:font-size-complex="10pt" style:font-weight-complex="normal"/>
    </style:style>
    <style:style style:name="T929" style:family="text">
      <style:text-properties fo:color="#000000" loext:opacity="100%" style:text-line-through-style="none" style:text-line-through-type="none" style:font-name="Open Sans" fo:font-size="10pt" fo:language="en" fo:country="GB" style:text-underline-style="none" fo:font-weight="normal" fo:background-color="transparent" loext:char-shading-value="0" style:font-name-asian="Calibri" style:font-size-asian="10pt" style:font-weight-asian="normal" style:font-name-complex="Calibri" style:font-size-complex="12pt" style:font-weight-complex="normal"/>
    </style:style>
    <style:style style:name="T930" style:family="text">
      <style:text-properties fo:color="#000000" loext:opacity="100%" style:text-line-through-style="none" style:text-line-through-type="none" style:font-name="Open Sans" fo:font-size="10pt" fo:language="en" fo:country="GB" style:text-underline-style="none" fo:font-weight="normal" officeooo:rsid="00c89da8" fo:background-color="transparent" loext:char-shading-value="0" style:font-name-asian="Calibri" style:font-size-asian="10pt" style:font-weight-asian="normal" style:font-name-complex="Calibri" style:font-size-complex="12pt" style:font-weight-complex="normal"/>
    </style:style>
    <style:style style:name="T931" style:family="text">
      <style:text-properties fo:color="#000000" loext:opacity="100%" style:text-line-through-style="none" style:text-line-through-type="none" style:font-name="Open Sans" fo:font-size="10pt" fo:language="en" fo:country="GB" style:text-underline-style="none" fo:font-weight="normal" officeooo:rsid="00cd483d" fo:background-color="transparent" loext:char-shading-value="0" style:font-name-asian="Calibri" style:font-size-asian="10pt" style:font-weight-asian="normal" style:font-name-complex="Calibri" style:font-size-complex="12pt" style:font-weight-complex="normal"/>
    </style:style>
    <style:style style:name="T932" style:family="text">
      <style:text-properties fo:color="#000000" loext:opacity="100%" style:text-line-through-style="none" style:text-line-through-type="none" style:font-name="Open Sans" fo:font-size="10pt" fo:language="en" fo:country="GB" style:text-underline-style="none" fo:font-weight="normal" officeooo:rsid="00effb85" fo:background-color="transparent" loext:char-shading-value="0" style:font-name-asian="Calibri" style:font-size-asian="10pt" style:font-weight-asian="normal" style:font-name-complex="Calibri" style:font-size-complex="12pt" style:font-weight-complex="normal"/>
    </style:style>
    <style:style style:name="T933" style:family="text">
      <style:text-properties fo:color="#000000" loext:opacity="100%" style:text-line-through-style="none" style:text-line-through-type="none" style:font-name="Open Sans" fo:font-size="10pt" fo:language="en" fo:country="GB" style:text-underline-style="none" fo:font-weight="normal" officeooo:rsid="00f273bb" fo:background-color="transparent" loext:char-shading-value="0" style:font-name-asian="Calibri" style:font-size-asian="10pt" style:font-weight-asian="normal" style:font-name-complex="Calibri" style:font-size-complex="12pt" style:font-weight-complex="normal"/>
    </style:style>
    <style:style style:name="T934" style:family="text">
      <style:text-properties fo:color="#000000" loext:opacity="100%" style:text-line-through-style="none" style:text-line-through-type="none" style:font-name="Open Sans" fo:font-size="10pt" fo:language="en" fo:country="GB" style:text-underline-style="none" fo:font-weight="normal" officeooo:rsid="01298e77" fo:background-color="transparent" loext:char-shading-value="0" style:font-name-asian="Calibri" style:font-size-asian="10pt" style:font-weight-asian="normal" style:font-name-complex="Calibri" style:font-size-complex="12pt" style:font-weight-complex="normal"/>
    </style:style>
    <style:style style:name="T935" style:family="text">
      <style:text-properties fo:color="#000000" loext:opacity="100%" style:text-line-through-style="none" style:text-line-through-type="none" style:font-name="Open Sans" fo:font-size="10pt" fo:language="en" fo:country="GB" style:text-underline-style="none" fo:font-weight="normal" officeooo:rsid="035e7586" fo:background-color="transparent" loext:char-shading-value="0" style:font-name-asian="Calibri" style:font-size-asian="10pt" style:font-weight-asian="normal" style:font-name-complex="Calibri" style:font-size-complex="12pt" style:font-weight-complex="normal"/>
    </style:style>
    <style:style style:name="T936" style:family="text">
      <style:text-properties fo:color="#000000" loext:opacity="100%" style:text-line-through-style="none" style:text-line-through-type="none" style:font-name="Open Sans" fo:font-size="10pt" fo:language="en" fo:country="GB" style:text-underline-style="none" fo:font-weight="normal" officeooo:rsid="035f8dd8" fo:background-color="transparent" loext:char-shading-value="0" style:font-name-asian="Calibri" style:font-size-asian="10pt" style:font-weight-asian="normal" style:font-name-complex="Calibri" style:font-size-complex="12pt" style:font-weight-complex="normal"/>
    </style:style>
    <style:style style:name="T937" style:family="text">
      <style:text-properties fo:color="#000000" loext:opacity="100%" style:text-line-through-style="none" style:text-line-through-type="none" style:font-name="Open Sans" fo:font-size="10pt" fo:language="en" fo:country="GB" style:text-underline-style="none" fo:font-weight="normal" officeooo:rsid="0379cb37" fo:background-color="transparent" loext:char-shading-value="0" style:font-name-asian="Calibri" style:font-size-asian="10pt" style:font-weight-asian="normal" style:font-name-complex="Calibri" style:font-size-complex="12pt" style:font-weight-complex="normal"/>
    </style:style>
    <style:style style:name="T938" style:family="text">
      <style:text-properties fo:color="#000000" loext:opacity="100%" style:text-line-through-style="none" style:text-line-through-type="none" style:font-name="Open Sans" fo:font-size="10pt" fo:language="en" fo:country="GB" style:text-underline-style="none" fo:font-weight="normal" officeooo:rsid="00848085" fo:background-color="transparent" loext:char-shading-value="0" style:font-name-asian="Calibri" style:font-size-asian="8.75pt" style:font-weight-asian="normal" style:font-name-complex="Calibri" style:font-size-complex="10pt" style:font-weight-complex="normal"/>
    </style:style>
    <style:style style:name="T939" style:family="text">
      <style:text-properties fo:color="#000000" loext:opacity="100%" style:text-line-through-style="none" style:text-line-through-type="none" style:font-name="Open Sans" fo:font-size="10pt" fo:language="en" fo:country="GB" style:text-underline-style="none" fo:font-weight="normal" officeooo:rsid="00dab1e9" fo:background-color="transparent" loext:char-shading-value="0" style:font-name-asian="Calibri" style:font-size-asian="8.75pt" style:font-weight-asian="normal" style:font-name-complex="Calibri" style:font-size-complex="10pt" style:font-weight-complex="normal"/>
    </style:style>
    <style:style style:name="T940" style:family="text">
      <style:text-properties fo:color="#000000" loext:opacity="100%" style:text-line-through-style="none" style:text-line-through-type="none" style:font-name="Open Sans" fo:font-size="10pt" fo:language="en" fo:country="GB" style:text-underline-style="none" fo:font-weight="normal" officeooo:rsid="02fe0766" fo:background-color="transparent" loext:char-shading-value="0" style:font-name-asian="Calibri" style:font-size-asian="8.75pt" style:font-weight-asian="normal" style:font-name-complex="Calibri" style:font-size-complex="10pt" style:font-weight-complex="normal"/>
    </style:style>
    <style:style style:name="T941" style:family="text">
      <style:text-properties fo:color="#000000" loext:opacity="100%" style:text-line-through-style="none" style:text-line-through-type="none" style:font-name="Open Sans" fo:font-size="10pt" fo:language="en" fo:country="GB" style:text-underline-style="none" fo:font-weight="normal" officeooo:rsid="01d4414c" fo:background-color="transparent" loext:char-shading-value="0" style:font-name-asian="Liberation Mono" style:font-size-asian="10pt" style:font-weight-asian="normal" style:font-name-complex="Liberation Mono" style:font-size-complex="10pt" style:font-weight-complex="normal"/>
    </style:style>
    <style:style style:name="T942" style:family="text">
      <style:text-properties fo:color="#000000" loext:opacity="100%" style:text-line-through-style="none" style:text-line-through-type="none" style:font-name="Open Sans" fo:font-size="10pt" fo:language="en" fo:country="GB" style:text-underline-style="none" fo:font-weight="normal" officeooo:rsid="0022231a" style:letter-kerning="false" fo:background-color="transparent" loext:char-shading-value="0" style:font-name-asian="Calibri" style:font-size-asian="10pt" style:font-weight-asian="normal" style:font-name-complex="Calibri" style:font-size-complex="10pt" style:font-weight-complex="normal"/>
    </style:style>
    <style:style style:name="T943" style:family="text">
      <style:text-properties fo:color="#000000" loext:opacity="100%" style:text-line-through-style="none" style:text-line-through-type="none" style:font-name="Open Sans" fo:font-size="10pt" fo:language="en" fo:country="GB" style:text-underline-style="none" fo:font-weight="normal" officeooo:rsid="00c62ddc" style:letter-kerning="false" fo:background-color="transparent" loext:char-shading-value="0" style:font-name-asian="Calibri" style:font-size-asian="10pt" style:font-weight-asian="normal" style:font-name-complex="Calibri" style:font-size-complex="10pt" style:font-weight-complex="normal"/>
    </style:style>
    <style:style style:name="T944" style:family="text">
      <style:text-properties fo:color="#000000" loext:opacity="100%" style:text-line-through-style="none" style:text-line-through-type="none" style:font-name="Open Sans" fo:font-size="10pt" fo:language="en" fo:country="GB" style:text-underline-style="none" fo:font-weight="normal" officeooo:rsid="00b0613a" style:letter-kerning="false" fo:background-color="transparent" loext:char-shading-value="0" style:font-name-asian="Calibri" style:font-size-asian="10pt" style:font-weight-asian="normal" style:font-name-complex="Calibri" style:font-size-complex="10pt" style:font-weight-complex="normal"/>
    </style:style>
    <style:style style:name="T945" style:family="text">
      <style:text-properties fo:color="#000000" loext:opacity="100%" style:text-line-through-style="none" style:text-line-through-type="none" style:font-name="Open Sans" fo:font-size="10pt" fo:language="en" fo:country="GB" style:text-underline-style="none" fo:font-weight="normal" officeooo:rsid="00d7a5ef" style:letter-kerning="false" fo:background-color="transparent" loext:char-shading-value="0" style:font-name-asian="Calibri" style:font-size-asian="10pt" style:font-weight-asian="normal" style:font-name-complex="Calibri" style:font-size-complex="10pt" style:font-weight-complex="normal"/>
    </style:style>
    <style:style style:name="T946" style:family="text">
      <style:text-properties fo:color="#000000" loext:opacity="100%" style:text-line-through-style="none" style:text-line-through-type="none" style:font-name="Open Sans" fo:font-size="10pt" fo:language="en" fo:country="GB" style:text-underline-style="none" fo:font-weight="normal" officeooo:rsid="02ae7e9f" style:letter-kerning="false" fo:background-color="transparent" loext:char-shading-value="0" style:font-name-asian="Calibri" style:font-size-asian="10pt" style:font-weight-asian="normal" style:font-name-complex="Calibri" style:font-size-complex="10pt" style:font-weight-complex="normal"/>
    </style:style>
    <style:style style:name="T947" style:family="text">
      <style:text-properties fo:color="#000000" loext:opacity="100%" style:text-line-through-style="none" style:text-line-through-type="none" style:font-name="Open Sans" fo:font-size="10pt" fo:language="en" fo:country="GB" style:text-underline-style="none" fo:font-weight="normal" officeooo:rsid="02b0309b" style:letter-kerning="false" fo:background-color="transparent" loext:char-shading-value="0" style:font-name-asian="Calibri" style:font-size-asian="10pt" style:font-weight-asian="normal" style:font-name-complex="Calibri" style:font-size-complex="10pt" style:font-weight-complex="normal"/>
    </style:style>
    <style:style style:name="T948" style:family="text">
      <style:text-properties fo:color="#000000" loext:opacity="100%" style:text-line-through-style="none" style:text-line-through-type="none" style:font-name="Open Sans" fo:font-size="10pt" fo:language="en" fo:country="GB" style:text-underline-style="none" fo:font-weight="normal" officeooo:rsid="02b2b430" style:letter-kerning="false" fo:background-color="transparent" loext:char-shading-value="0" style:font-name-asian="Calibri" style:font-size-asian="10pt" style:font-weight-asian="normal" style:font-name-complex="Calibri" style:font-size-complex="10pt" style:font-weight-complex="normal"/>
    </style:style>
    <style:style style:name="T949" style:family="text">
      <style:text-properties fo:color="#000000" loext:opacity="100%" style:text-line-through-style="none" style:text-line-through-type="none" style:font-name="Open Sans" fo:font-size="10pt" fo:language="en" fo:country="GB" style:text-underline-style="none" fo:font-weight="normal" officeooo:rsid="02b2f694" style:letter-kerning="false" fo:background-color="transparent" loext:char-shading-value="0" style:font-name-asian="Calibri" style:font-size-asian="10pt" style:font-weight-asian="normal" style:font-name-complex="Calibri" style:font-size-complex="10pt" style:font-weight-complex="normal"/>
    </style:style>
    <style:style style:name="T950" style:family="text">
      <style:text-properties fo:color="#000000" loext:opacity="100%" style:text-line-through-style="none" style:text-line-through-type="none" style:font-name="Open Sans" fo:font-size="10pt" fo:language="en" fo:country="GB" style:text-underline-style="none" fo:font-weight="normal" officeooo:rsid="02b66c21" style:letter-kerning="false" fo:background-color="transparent" loext:char-shading-value="0" style:font-name-asian="Calibri" style:font-size-asian="10pt" style:font-weight-asian="normal" style:font-name-complex="Calibri" style:font-size-complex="10pt" style:font-weight-complex="normal"/>
    </style:style>
    <style:style style:name="T951" style:family="text">
      <style:text-properties fo:color="#000000" loext:opacity="100%" style:text-line-through-style="none" style:text-line-through-type="none" style:font-name="Open Sans" fo:font-size="10pt" fo:language="en" fo:country="GB" style:text-underline-style="none" fo:font-weight="normal" officeooo:rsid="02b6e534" style:letter-kerning="false" fo:background-color="transparent" loext:char-shading-value="0" style:font-name-asian="Calibri" style:font-size-asian="10pt" style:font-weight-asian="normal" style:font-name-complex="Calibri" style:font-size-complex="10pt" style:font-weight-complex="normal"/>
    </style:style>
    <style:style style:name="T952" style:family="text">
      <style:text-properties fo:color="#000000" loext:opacity="100%" style:text-line-through-style="none" style:text-line-through-type="none" style:font-name="Open Sans" fo:font-size="10pt" fo:language="en" fo:country="GB" style:text-underline-style="none" fo:font-weight="normal" officeooo:rsid="02b78d8e" style:letter-kerning="false" fo:background-color="transparent" loext:char-shading-value="0" style:font-name-asian="Calibri" style:font-size-asian="10pt" style:font-weight-asian="normal" style:font-name-complex="Calibri" style:font-size-complex="10pt" style:font-weight-complex="normal"/>
    </style:style>
    <style:style style:name="T953" style:family="text">
      <style:text-properties fo:color="#000000" loext:opacity="100%" style:text-line-through-style="none" style:text-line-through-type="none" style:font-name="Open Sans" fo:font-size="10pt" fo:language="en" fo:country="GB" style:text-underline-style="none" fo:font-weight="normal" officeooo:rsid="0347d35d" style:letter-kerning="false" fo:background-color="transparent" loext:char-shading-value="0" style:font-name-asian="Calibri" style:font-size-asian="10pt" style:font-weight-asian="normal" style:font-name-complex="Calibri" style:font-size-complex="10pt" style:font-weight-complex="normal"/>
    </style:style>
    <style:style style:name="T954" style:family="text">
      <style:text-properties fo:color="#000000" loext:opacity="100%" style:text-line-through-style="none" style:text-line-through-type="none" style:font-name="Open Sans" fo:font-size="10pt" fo:language="en" fo:country="GB" style:text-underline-style="none" fo:font-weight="normal" officeooo:rsid="0399ec52" fo:background-color="#ffff00" loext:char-shading-value="0" style:font-name-asian="Calibri" style:font-size-asian="10pt" style:font-weight-asian="normal" style:font-name-complex="Calibri" style:font-size-complex="10pt" style:font-weight-complex="normal"/>
    </style:style>
    <style:style style:name="T955" style:family="text">
      <style:text-properties fo:color="#000000" loext:opacity="100%" style:text-line-through-style="none" style:text-line-through-type="none" style:font-name="Open Sans" fo:font-size="10pt" fo:language="en" fo:country="GB" style:text-underline-style="none" fo:font-weight="normal" officeooo:rsid="039ebae0" fo:background-color="#ffff00" loext:char-shading-value="0" style:font-name-asian="Calibri" style:font-size-asian="10pt" style:font-weight-asian="normal" style:font-name-complex="Calibri" style:font-size-complex="10pt" style:font-weight-complex="normal"/>
    </style:style>
    <style:style style:name="T956" style:family="text">
      <style:text-properties fo:color="#000000" loext:opacity="100%" style:text-line-through-style="none" style:text-line-through-type="none" style:font-name="Open Sans" fo:font-size="10pt" fo:language="en" fo:country="GB" style:text-underline-style="none" fo:font-weight="normal" officeooo:rsid="01d8151f" fo:background-color="#ffff00" loext:char-shading-value="0" style:font-name-asian="Calibri" style:font-size-asian="10pt" style:font-weight-asian="normal" style:font-name-complex="Calibri" style:font-size-complex="10pt" style:font-weight-complex="normal"/>
    </style:style>
    <style:style style:name="T957" style:family="text">
      <style:text-properties fo:color="#000000" loext:opacity="100%" style:text-line-through-style="none" style:text-line-through-type="none" style:font-name="Open Sans" fo:font-size="10pt" fo:language="en" fo:country="GB" style:text-underline-style="none" fo:font-weight="bold" style:font-name-asian="Calibri" style:font-size-asian="10pt" style:font-weight-asian="bold" style:font-name-complex="Calibri" style:font-size-complex="10pt" style:font-weight-complex="bold"/>
    </style:style>
    <style:style style:name="T958" style:family="text">
      <style:text-properties fo:color="#000000" loext:opacity="100%" style:text-line-through-style="none" style:text-line-through-type="none" style:font-name="Open Sans" fo:font-size="10pt" fo:language="en" fo:country="GB" style:text-underline-style="none" fo:font-weight="bold" officeooo:rsid="0087cd66" style:font-name-asian="Calibri" style:font-size-asian="10pt" style:font-weight-asian="bold" style:font-name-complex="Calibri" style:font-size-complex="10pt" style:font-weight-complex="bold"/>
    </style:style>
    <style:style style:name="T959" style:family="text">
      <style:text-properties fo:color="#000000" loext:opacity="100%" style:text-line-through-style="none" style:text-line-through-type="none" style:font-name="Open Sans" fo:font-size="10pt" fo:language="en" fo:country="GB" style:text-underline-style="none" fo:font-weight="bold" officeooo:rsid="008da393" style:font-name-asian="Calibri" style:font-size-asian="10pt" style:font-weight-asian="bold" style:font-name-complex="Calibri" style:font-size-complex="10pt" style:font-weight-complex="bold"/>
    </style:style>
    <style:style style:name="T960" style:family="text">
      <style:text-properties fo:color="#000000" loext:opacity="100%" style:text-line-through-style="none" style:text-line-through-type="none" style:font-name="Open Sans" fo:font-size="10pt" fo:language="en" fo:country="GB" style:text-underline-style="none" fo:font-weight="bold" officeooo:rsid="00a80058" style:font-name-asian="Calibri" style:font-size-asian="10pt" style:font-weight-asian="bold" style:font-name-complex="Calibri" style:font-size-complex="10pt" style:font-weight-complex="bold"/>
    </style:style>
    <style:style style:name="T961" style:family="text">
      <style:text-properties fo:color="#000000" loext:opacity="100%" style:text-line-through-style="none" style:text-line-through-type="none" style:font-name="Open Sans" fo:font-size="10pt" fo:language="en" fo:country="GB" style:text-underline-style="none" fo:font-weight="bold" officeooo:rsid="00a94974" style:font-name-asian="Calibri" style:font-size-asian="10pt" style:font-weight-asian="bold" style:font-name-complex="Calibri" style:font-size-complex="10pt" style:font-weight-complex="bold"/>
    </style:style>
    <style:style style:name="T962" style:family="text">
      <style:text-properties fo:color="#000000" loext:opacity="100%" style:text-line-through-style="none" style:text-line-through-type="none" style:font-name="Open Sans" fo:font-size="10pt" fo:language="en" fo:country="GB" style:text-underline-style="none" fo:font-weight="bold" officeooo:rsid="00af9fcf" style:font-name-asian="Calibri" style:font-size-asian="10pt" style:font-weight-asian="bold" style:font-name-complex="Calibri" style:font-size-complex="10pt" style:font-weight-complex="bold"/>
    </style:style>
    <style:style style:name="T963" style:family="text">
      <style:text-properties fo:color="#000000" loext:opacity="100%" style:text-line-through-style="none" style:text-line-through-type="none" style:font-name="Open Sans" fo:font-size="10pt" fo:language="en" fo:country="GB" style:text-underline-style="none" fo:font-weight="bold" officeooo:rsid="00b85f79" style:font-name-asian="Calibri" style:font-size-asian="10pt" style:font-weight-asian="bold" style:font-name-complex="Calibri" style:font-size-complex="10pt" style:font-weight-complex="bold"/>
    </style:style>
    <style:style style:name="T964" style:family="text">
      <style:text-properties fo:color="#000000" loext:opacity="100%" style:text-line-through-style="none" style:text-line-through-type="none" style:font-name="Open Sans" fo:font-size="10pt" fo:language="en" fo:country="GB" style:text-underline-style="none" fo:font-weight="bold" officeooo:rsid="00d94200" style:font-name-asian="Calibri" style:font-size-asian="10pt" style:font-weight-asian="bold" style:font-name-complex="Calibri" style:font-size-complex="10pt" style:font-weight-complex="bold"/>
    </style:style>
    <style:style style:name="T965" style:family="text">
      <style:text-properties fo:color="#000000" loext:opacity="100%" style:text-line-through-style="none" style:text-line-through-type="none" style:font-name="Open Sans" fo:font-size="10pt" fo:language="en" fo:country="GB" style:text-underline-style="none" fo:font-weight="bold" officeooo:rsid="00da2167" style:font-name-asian="Calibri" style:font-size-asian="10pt" style:font-weight-asian="bold" style:font-name-complex="Calibri" style:font-size-complex="10pt" style:font-weight-complex="bold"/>
    </style:style>
    <style:style style:name="T966" style:family="text">
      <style:text-properties fo:color="#000000" loext:opacity="100%" style:text-line-through-style="none" style:text-line-through-type="none" style:font-name="Open Sans" fo:font-size="10pt" fo:language="en" fo:country="GB" style:text-underline-style="none" fo:font-weight="bold" officeooo:rsid="00e7831b" style:font-name-asian="Calibri" style:font-size-asian="10pt" style:font-weight-asian="bold" style:font-name-complex="Calibri" style:font-size-complex="10pt" style:font-weight-complex="bold"/>
    </style:style>
    <style:style style:name="T967" style:family="text">
      <style:text-properties fo:color="#000000" loext:opacity="100%" style:text-line-through-style="none" style:text-line-through-type="none" style:font-name="Open Sans" fo:font-size="10pt" fo:language="en" fo:country="GB" style:text-underline-style="none" fo:font-weight="bold" officeooo:rsid="00142de4" style:font-name-asian="Calibri" style:font-size-asian="10pt" style:font-weight-asian="bold" style:font-name-complex="Calibri" style:font-size-complex="10pt" style:font-weight-complex="bold"/>
    </style:style>
    <style:style style:name="T968" style:family="text">
      <style:text-properties fo:color="#000000" loext:opacity="100%" style:text-line-through-style="none" style:text-line-through-type="none" style:font-name="Open Sans" fo:font-size="10pt" fo:language="en" fo:country="GB" style:text-underline-style="none" fo:font-weight="bold" officeooo:rsid="00e90c3b" style:font-name-asian="Calibri" style:font-size-asian="10pt" style:font-weight-asian="bold" style:font-name-complex="Calibri" style:font-size-complex="10pt" style:font-weight-complex="bold"/>
    </style:style>
    <style:style style:name="T969" style:family="text">
      <style:text-properties fo:color="#000000" loext:opacity="100%" style:text-line-through-style="none" style:text-line-through-type="none" style:font-name="Open Sans" fo:font-size="10pt" fo:language="en" fo:country="GB" style:text-underline-style="none" fo:font-weight="bold" officeooo:rsid="0105ef5b" style:font-name-asian="Calibri" style:font-size-asian="10pt" style:font-weight-asian="bold" style:font-name-complex="Calibri" style:font-size-complex="10pt" style:font-weight-complex="bold"/>
    </style:style>
    <style:style style:name="T970" style:family="text">
      <style:text-properties fo:color="#000000" loext:opacity="100%" style:text-line-through-style="none" style:text-line-through-type="none" style:font-name="Open Sans" fo:font-size="10pt" fo:language="en" fo:country="GB" style:text-underline-style="none" fo:font-weight="bold" officeooo:rsid="00f80779" style:font-name-asian="Calibri" style:font-size-asian="10pt" style:font-weight-asian="bold" style:font-name-complex="Calibri" style:font-size-complex="10pt" style:font-weight-complex="bold"/>
    </style:style>
    <style:style style:name="T971" style:family="text">
      <style:text-properties fo:color="#000000" loext:opacity="100%" style:text-line-through-style="none" style:text-line-through-type="none" style:font-name="Open Sans" fo:font-size="10pt" fo:language="en" fo:country="GB" style:text-underline-style="none" fo:font-weight="bold" officeooo:rsid="017567bd" style:font-name-asian="Calibri" style:font-size-asian="10pt" style:font-weight-asian="bold" style:font-name-complex="Calibri" style:font-size-complex="10pt" style:font-weight-complex="bold"/>
    </style:style>
    <style:style style:name="T972" style:family="text">
      <style:text-properties fo:color="#000000" loext:opacity="100%" style:text-line-through-style="none" style:text-line-through-type="none" style:font-name="Open Sans" fo:font-size="10pt" fo:language="en" fo:country="GB" style:text-underline-style="none" fo:font-weight="bold" officeooo:rsid="017992ce" style:font-name-asian="Calibri" style:font-size-asian="10pt" style:font-weight-asian="bold" style:font-name-complex="Calibri" style:font-size-complex="10pt" style:font-weight-complex="bold"/>
    </style:style>
    <style:style style:name="T973" style:family="text">
      <style:text-properties fo:color="#000000" loext:opacity="100%" style:text-line-through-style="none" style:text-line-through-type="none" style:font-name="Open Sans" fo:font-size="10pt" fo:language="en" fo:country="GB" style:text-underline-style="none" fo:font-weight="bold" officeooo:rsid="01891c0e" style:font-name-asian="Calibri" style:font-size-asian="10pt" style:font-weight-asian="bold" style:font-name-complex="Calibri" style:font-size-complex="10pt" style:font-weight-complex="bold"/>
    </style:style>
    <style:style style:name="T974" style:family="text">
      <style:text-properties fo:color="#000000" loext:opacity="100%" style:text-line-through-style="none" style:text-line-through-type="none" style:font-name="Open Sans" fo:font-size="10pt" fo:language="en" fo:country="GB" style:text-underline-style="none" fo:font-weight="bold" officeooo:rsid="01896de2" style:font-name-asian="Calibri" style:font-size-asian="10pt" style:font-weight-asian="bold" style:font-name-complex="Calibri" style:font-size-complex="10pt" style:font-weight-complex="bold"/>
    </style:style>
    <style:style style:name="T975" style:family="text">
      <style:text-properties fo:color="#000000" loext:opacity="100%" style:text-line-through-style="none" style:text-line-through-type="none" style:font-name="Open Sans" fo:font-size="10pt" fo:language="en" fo:country="GB" style:text-underline-style="none" fo:font-weight="bold" officeooo:rsid="01af6cb7" style:font-name-asian="Calibri" style:font-size-asian="10pt" style:font-weight-asian="bold" style:font-name-complex="Calibri" style:font-size-complex="10pt" style:font-weight-complex="bold"/>
    </style:style>
    <style:style style:name="T976" style:family="text">
      <style:text-properties fo:color="#000000" loext:opacity="100%" style:text-line-through-style="none" style:text-line-through-type="none" style:font-name="Open Sans" fo:font-size="10pt" fo:language="en" fo:country="GB" style:text-underline-style="none" fo:font-weight="bold" officeooo:rsid="01afb77b" style:font-name-asian="Calibri" style:font-size-asian="10pt" style:font-weight-asian="bold" style:font-name-complex="Calibri" style:font-size-complex="10pt" style:font-weight-complex="bold"/>
    </style:style>
    <style:style style:name="T977" style:family="text">
      <style:text-properties fo:color="#000000" loext:opacity="100%" style:text-line-through-style="none" style:text-line-through-type="none" style:font-name="Open Sans" fo:font-size="10pt" fo:language="en" fo:country="GB" style:text-underline-style="none" fo:font-weight="bold" officeooo:rsid="01dc7a37" style:font-name-asian="Calibri" style:font-size-asian="10pt" style:font-weight-asian="bold" style:font-name-complex="Calibri" style:font-size-complex="10pt" style:font-weight-complex="bold"/>
    </style:style>
    <style:style style:name="T978" style:family="text">
      <style:text-properties fo:color="#000000" loext:opacity="100%" style:text-line-through-style="none" style:text-line-through-type="none" style:font-name="Open Sans" fo:font-size="10pt" fo:language="en" fo:country="GB" style:text-underline-style="none" fo:font-weight="bold" officeooo:rsid="02de484c" style:font-name-asian="Calibri" style:font-size-asian="10pt" style:font-weight-asian="bold" style:font-name-complex="Calibri" style:font-size-complex="10pt" style:font-weight-complex="bold"/>
    </style:style>
    <style:style style:name="T979" style:family="text">
      <style:text-properties fo:color="#000000" loext:opacity="100%" style:text-line-through-style="none" style:text-line-through-type="none" style:font-name="Open Sans" fo:font-size="10pt" fo:language="en" fo:country="GB" style:text-underline-style="none" fo:font-weight="bold" officeooo:rsid="02dff93a" style:font-name-asian="Calibri" style:font-size-asian="10pt" style:font-weight-asian="bold" style:font-name-complex="Calibri" style:font-size-complex="10pt" style:font-weight-complex="bold"/>
    </style:style>
    <style:style style:name="T980" style:family="text">
      <style:text-properties fo:color="#000000" loext:opacity="100%" style:text-line-through-style="none" style:text-line-through-type="none" style:font-name="Open Sans" fo:font-size="10pt" fo:language="en" fo:country="GB" style:text-underline-style="none" fo:font-weight="bold" officeooo:rsid="02f56d38" style:font-name-asian="Calibri" style:font-size-asian="10pt" style:font-weight-asian="bold" style:font-name-complex="Calibri" style:font-size-complex="10pt" style:font-weight-complex="bold"/>
    </style:style>
    <style:style style:name="T981" style:family="text">
      <style:text-properties fo:color="#000000" loext:opacity="100%" style:text-line-through-style="none" style:text-line-through-type="none" style:font-name="Open Sans" fo:font-size="10pt" fo:language="en" fo:country="GB" style:text-underline-style="none" fo:font-weight="bold" fo:background-color="transparent" loext:char-shading-value="0" style:font-name-asian="Calibri" style:font-size-asian="10pt" style:font-weight-asian="bold" style:font-name-complex="Calibri" style:font-size-complex="10pt" style:font-weight-complex="bold"/>
    </style:style>
    <style:style style:name="T982" style:family="text">
      <style:text-properties fo:color="#000000" loext:opacity="100%" style:text-line-through-style="none" style:text-line-through-type="none" style:font-name="Open Sans" fo:font-size="10pt" fo:language="en" fo:country="GB" style:text-underline-style="none" fo:font-weight="bold" officeooo:rsid="0087cd66" fo:background-color="transparent" loext:char-shading-value="0" style:font-name-asian="Calibri" style:font-size-asian="10pt" style:font-weight-asian="bold" style:font-name-complex="Calibri" style:font-size-complex="10pt" style:font-weight-complex="bold"/>
    </style:style>
    <style:style style:name="T983" style:family="text">
      <style:text-properties fo:color="#000000" loext:opacity="100%" style:text-line-through-style="none" style:text-line-through-type="none" style:font-name="Open Sans" fo:font-size="10pt" fo:language="en" fo:country="GB" style:text-underline-style="none" fo:font-weight="bold" officeooo:rsid="008da393" fo:background-color="transparent" loext:char-shading-value="0" style:font-name-asian="Calibri" style:font-size-asian="10pt" style:font-weight-asian="bold" style:font-name-complex="Calibri" style:font-size-complex="10pt" style:font-weight-complex="bold"/>
    </style:style>
    <style:style style:name="T984" style:family="text">
      <style:text-properties fo:color="#000000" loext:opacity="100%" style:text-line-through-style="none" style:text-line-through-type="none" style:font-name="Open Sans" fo:font-size="10pt" fo:language="en" fo:country="GB" style:text-underline-style="none" fo:font-weight="bold" officeooo:rsid="0090580b" fo:background-color="transparent" loext:char-shading-value="0" style:font-name-asian="Calibri" style:font-size-asian="10pt" style:font-weight-asian="bold" style:font-name-complex="Calibri" style:font-size-complex="10pt" style:font-weight-complex="bold"/>
    </style:style>
    <style:style style:name="T985" style:family="text">
      <style:text-properties fo:color="#000000" loext:opacity="100%" style:text-line-through-style="none" style:text-line-through-type="none" style:font-name="Open Sans" fo:font-size="10pt" fo:language="en" fo:country="GB" style:text-underline-style="none" fo:font-weight="bold" officeooo:rsid="00a80058" fo:background-color="transparent" loext:char-shading-value="0" style:font-name-asian="Calibri" style:font-size-asian="10pt" style:font-weight-asian="bold" style:font-name-complex="Calibri" style:font-size-complex="10pt" style:font-weight-complex="bold"/>
    </style:style>
    <style:style style:name="T986" style:family="text">
      <style:text-properties fo:color="#000000" loext:opacity="100%" style:text-line-through-style="none" style:text-line-through-type="none" style:font-name="Open Sans" fo:font-size="10pt" fo:language="en" fo:country="GB" style:text-underline-style="none" fo:font-weight="bold" officeooo:rsid="00a94974" fo:background-color="transparent" loext:char-shading-value="0" style:font-name-asian="Calibri" style:font-size-asian="10pt" style:font-weight-asian="bold" style:font-name-complex="Calibri" style:font-size-complex="10pt" style:font-weight-complex="bold"/>
    </style:style>
    <style:style style:name="T987" style:family="text">
      <style:text-properties fo:color="#000000" loext:opacity="100%" style:text-line-through-style="none" style:text-line-through-type="none" style:font-name="Open Sans" fo:font-size="10pt" fo:language="en" fo:country="GB" style:text-underline-style="none" fo:font-weight="bold" officeooo:rsid="00af9fcf" fo:background-color="transparent" loext:char-shading-value="0" style:font-name-asian="Calibri" style:font-size-asian="10pt" style:font-weight-asian="bold" style:font-name-complex="Calibri" style:font-size-complex="10pt" style:font-weight-complex="bold"/>
    </style:style>
    <style:style style:name="T988" style:family="text">
      <style:text-properties fo:color="#000000" loext:opacity="100%" style:text-line-through-style="none" style:text-line-through-type="none" style:font-name="Open Sans" fo:font-size="10pt" fo:language="en" fo:country="GB" style:text-underline-style="none" fo:font-weight="bold" officeooo:rsid="00b85f79" fo:background-color="transparent" loext:char-shading-value="0" style:font-name-asian="Calibri" style:font-size-asian="10pt" style:font-weight-asian="bold" style:font-name-complex="Calibri" style:font-size-complex="10pt" style:font-weight-complex="bold"/>
    </style:style>
    <style:style style:name="T989" style:family="text">
      <style:text-properties fo:color="#000000" loext:opacity="100%" style:text-line-through-style="none" style:text-line-through-type="none" style:font-name="Open Sans" fo:font-size="10pt" fo:language="en" fo:country="GB" style:text-underline-style="none" fo:font-weight="bold" officeooo:rsid="00b938ac" fo:background-color="transparent" loext:char-shading-value="0" style:font-name-asian="Calibri" style:font-size-asian="10pt" style:font-weight-asian="bold" style:font-name-complex="Calibri" style:font-size-complex="10pt" style:font-weight-complex="bold"/>
    </style:style>
    <style:style style:name="T990" style:family="text">
      <style:text-properties fo:color="#000000" loext:opacity="100%" style:text-line-through-style="none" style:text-line-through-type="none" style:font-name="Open Sans" fo:font-size="10pt" fo:language="en" fo:country="GB" style:text-underline-style="none" fo:font-weight="bold" officeooo:rsid="00bb1dc7" fo:background-color="transparent" loext:char-shading-value="0" style:font-name-asian="Calibri" style:font-size-asian="10pt" style:font-weight-asian="bold" style:font-name-complex="Calibri" style:font-size-complex="10pt" style:font-weight-complex="bold"/>
    </style:style>
    <style:style style:name="T991" style:family="text">
      <style:text-properties fo:color="#000000" loext:opacity="100%" style:text-line-through-style="none" style:text-line-through-type="none" style:font-name="Open Sans" fo:font-size="10pt" fo:language="en" fo:country="GB" style:text-underline-style="none" fo:font-weight="bold" officeooo:rsid="0198e27f" fo:background-color="transparent" loext:char-shading-value="0" style:font-name-asian="Calibri" style:font-size-asian="10pt" style:font-weight-asian="bold" style:font-name-complex="Calibri" style:font-size-complex="10pt" style:font-weight-complex="bold"/>
    </style:style>
    <style:style style:name="T992" style:family="text">
      <style:text-properties fo:color="#000000" loext:opacity="100%" style:text-line-through-style="none" style:text-line-through-type="none" style:font-name="Open Sans" fo:font-size="10pt" fo:language="en" fo:country="GB" style:text-underline-style="none" fo:font-weight="bold" officeooo:rsid="01bff545" fo:background-color="transparent" loext:char-shading-value="0" style:font-name-asian="Calibri" style:font-size-asian="10pt" style:font-weight-asian="bold" style:font-name-complex="Calibri" style:font-size-complex="10pt" style:font-weight-complex="bold"/>
    </style:style>
    <style:style style:name="T993" style:family="text">
      <style:text-properties fo:color="#000000" loext:opacity="100%" style:text-line-through-style="none" style:text-line-through-type="none" style:font-name="Open Sans" fo:font-size="10pt" fo:language="en" fo:country="GB" style:text-underline-style="none" fo:font-weight="bold" officeooo:rsid="01d4cd69" fo:background-color="transparent" loext:char-shading-value="0" style:font-name-asian="Calibri" style:font-size-asian="10pt" style:font-weight-asian="bold" style:font-name-complex="Calibri" style:font-size-complex="10pt" style:font-weight-complex="bold"/>
    </style:style>
    <style:style style:name="T994" style:family="text">
      <style:text-properties fo:color="#000000" loext:opacity="100%" style:text-line-through-style="none" style:text-line-through-type="none" style:font-name="Open Sans" fo:font-size="10pt" fo:language="en" fo:country="GB" style:text-underline-style="none" fo:font-weight="bold" officeooo:rsid="01512ad3" fo:background-color="transparent" loext:char-shading-value="0" style:font-name-asian="Calibri" style:font-size-asian="10pt" style:font-weight-asian="bold" style:font-name-complex="Calibri" style:font-size-complex="10pt" style:font-weight-complex="bold"/>
    </style:style>
    <style:style style:name="T995" style:family="text">
      <style:text-properties fo:color="#000000" loext:opacity="100%" style:text-line-through-style="none" style:text-line-through-type="none" style:font-name="Open Sans" fo:font-size="10pt" fo:language="en" fo:country="GB" style:text-underline-style="none" fo:font-weight="bold" officeooo:rsid="029d26a9" fo:background-color="transparent" loext:char-shading-value="0" style:font-name-asian="Calibri" style:font-size-asian="10pt" style:font-weight-asian="bold" style:font-name-complex="Calibri" style:font-size-complex="10pt" style:font-weight-complex="bold"/>
    </style:style>
    <style:style style:name="T996" style:family="text">
      <style:text-properties fo:color="#000000" loext:opacity="100%" style:text-line-through-style="none" style:text-line-through-type="none" style:font-name="Open Sans" fo:font-size="10pt" fo:language="en" fo:country="GB" style:text-underline-style="none" fo:font-weight="bold" officeooo:rsid="00effb85" fo:background-color="transparent" loext:char-shading-value="0" style:font-name-asian="Calibri" style:font-size-asian="10pt" style:font-weight-asian="bold" style:font-name-complex="Calibri" style:font-size-complex="12pt" style:font-weight-complex="bold"/>
    </style:style>
    <style:style style:name="T997" style:family="text">
      <style:text-properties fo:color="#000000" loext:opacity="100%" style:text-line-through-style="none" style:text-line-through-type="none" style:font-name="Open Sans" fo:font-size="10pt" fo:language="en" fo:country="GB" style:text-underline-style="none" fo:font-weight="bold" officeooo:rsid="0347d35d" style:letter-kerning="false" fo:background-color="transparent" loext:char-shading-value="0" style:font-name-asian="Calibri" style:font-size-asian="10pt" style:font-weight-asian="bold" style:font-name-complex="Calibri" style:font-size-complex="10pt" style:font-weight-complex="bold"/>
    </style:style>
    <style:style style:name="T998" style:family="text">
      <style:text-properties fo:color="#000000" loext:opacity="100%" style:text-line-through-style="none" style:text-line-through-type="none" style:font-name="Open Sans" fo:font-size="10pt" fo:language="en" fo:country="GB" fo:font-style="normal" style:text-underline-style="none" fo:font-weight="bold" officeooo:rsid="0090580b" fo:background-color="transparent" loext:char-shading-value="0" style:font-name-asian="Calibri" style:font-size-asian="10pt" style:font-style-asian="normal" style:font-weight-asian="bold" style:font-name-complex="Calibri" style:font-size-complex="10pt" style:font-style-complex="normal" style:font-weight-complex="bold"/>
    </style:style>
    <style:style style:name="T999" style:family="text">
      <style:text-properties fo:color="#000000" loext:opacity="100%" style:text-line-through-style="none" style:text-line-through-type="none" style:font-name="Open Sans" fo:font-size="10pt" fo:language="en" fo:country="GB" fo:font-style="normal" style:text-underline-style="none" fo:font-weight="bold" officeooo:rsid="00af9fcf" fo:background-color="transparent" loext:char-shading-value="0" style:font-name-asian="Calibri" style:font-size-asian="10pt" style:font-style-asian="normal" style:font-weight-asian="bold" style:font-name-complex="Calibri" style:font-size-complex="10pt" style:font-style-complex="normal" style:font-weight-complex="bold"/>
    </style:style>
    <style:style style:name="T1000" style:family="text">
      <style:text-properties fo:color="#000000" loext:opacity="100%" style:text-line-through-style="none" style:text-line-through-type="none" style:font-name="Open Sans" fo:font-size="10pt" fo:language="en" fo:country="GB" fo:font-style="normal" style:text-underline-style="none" fo:font-weight="bold" officeooo:rsid="0118f432" style:font-name-asian="Calibri" style:font-size-asian="10pt" style:font-style-asian="normal" style:font-weight-asian="bold" style:font-name-complex="Calibri" style:font-size-complex="10pt" style:font-style-complex="normal" style:font-weight-complex="bold"/>
    </style:style>
    <style:style style:name="T1001" style:family="text">
      <style:text-properties fo:color="#000000" loext:opacity="100%" style:text-line-through-style="none" style:text-line-through-type="none" style:font-name="Open Sans" fo:font-size="10pt" fo:language="en" fo:country="GB" fo:font-style="normal" style:text-underline-style="none" fo:font-weight="bold" officeooo:rsid="01c8adf4" style:font-name-asian="Calibri" style:font-size-asian="10pt" style:font-style-asian="normal" style:font-weight-asian="bold" style:font-name-complex="Calibri" style:font-size-complex="10pt" style:font-style-complex="normal" style:font-weight-complex="bold"/>
    </style:style>
    <style:style style:name="T1002" style:family="text">
      <style:text-properties fo:color="#000000" loext:opacity="100%" style:text-line-through-style="none" style:text-line-through-type="none" style:font-name="Open Sans" fo:font-size="10pt" fo:language="en" fo:country="GB" fo:font-style="normal" style:text-underline-style="none" fo:font-weight="normal" style:font-name-asian="Calibri" style:font-size-asian="10pt" style:font-style-asian="normal" style:font-weight-asian="normal" style:font-name-complex="Calibri" style:font-size-complex="10pt" style:font-style-complex="normal" style:font-weight-complex="normal"/>
    </style:style>
    <style:style style:name="T1003" style:family="text">
      <style:text-properties fo:color="#000000" loext:opacity="100%" style:text-line-through-style="none" style:text-line-through-type="none" style:font-name="Open Sans" fo:font-size="10pt" fo:language="en" fo:country="GB" fo:font-style="normal" style:text-underline-style="none" fo:font-weight="normal" officeooo:rsid="0079e91c" style:font-name-asian="Calibri" style:font-size-asian="10pt" style:font-style-asian="normal" style:font-weight-asian="normal" style:font-name-complex="Calibri" style:font-size-complex="10pt" style:font-style-complex="normal" style:font-weight-complex="normal"/>
    </style:style>
    <style:style style:name="T1004" style:family="text">
      <style:text-properties fo:color="#000000" loext:opacity="100%" style:text-line-through-style="none" style:text-line-through-type="none" style:font-name="Open Sans" fo:font-size="10pt" fo:language="en" fo:country="GB" fo:font-style="normal" style:text-underline-style="none" fo:font-weight="normal" officeooo:rsid="00a94974" style:font-name-asian="Calibri" style:font-size-asian="10pt" style:font-style-asian="normal" style:font-weight-asian="normal" style:font-name-complex="Calibri" style:font-size-complex="10pt" style:font-style-complex="normal" style:font-weight-complex="normal"/>
    </style:style>
    <style:style style:name="T1005" style:family="text">
      <style:text-properties fo:color="#000000" loext:opacity="100%" style:text-line-through-style="none" style:text-line-through-type="none" style:font-name="Open Sans" fo:font-size="10pt" fo:language="en" fo:country="GB" fo:font-style="normal" style:text-underline-style="none" fo:font-weight="normal" officeooo:rsid="010ef6e8" style:font-name-asian="Calibri" style:font-size-asian="10pt" style:font-style-asian="normal" style:font-weight-asian="normal" style:font-name-complex="Calibri" style:font-size-complex="10pt" style:font-style-complex="normal" style:font-weight-complex="normal"/>
    </style:style>
    <style:style style:name="T1006" style:family="text">
      <style:text-properties fo:color="#000000" loext:opacity="100%" style:text-line-through-style="none" style:text-line-through-type="none" style:font-name="Open Sans" fo:font-size="10pt" fo:language="en" fo:country="GB" fo:font-style="normal" style:text-underline-style="none" fo:font-weight="normal" officeooo:rsid="0118f432" style:font-name-asian="Calibri" style:font-size-asian="10pt" style:font-style-asian="normal" style:font-weight-asian="normal" style:font-name-complex="Calibri" style:font-size-complex="10pt" style:font-style-complex="normal" style:font-weight-complex="normal"/>
    </style:style>
    <style:style style:name="T1007" style:family="text">
      <style:text-properties fo:color="#000000" loext:opacity="100%" style:text-line-through-style="none" style:text-line-through-type="none" style:font-name="Open Sans" fo:font-size="10pt" fo:language="en" fo:country="GB" fo:font-style="normal" style:text-underline-style="none" fo:font-weight="normal" officeooo:rsid="01af6cb7" style:font-name-asian="Calibri" style:font-size-asian="10pt" style:font-style-asian="normal" style:font-weight-asian="normal" style:font-name-complex="Calibri" style:font-size-complex="10pt" style:font-style-complex="normal" style:font-weight-complex="normal"/>
    </style:style>
    <style:style style:name="T1008" style:family="text">
      <style:text-properties fo:color="#000000" loext:opacity="100%" style:text-line-through-style="none" style:text-line-through-type="none" style:font-name="Open Sans" fo:font-size="10pt" fo:language="en" fo:country="GB" fo:font-style="normal" style:text-underline-style="none" fo:font-weight="normal" officeooo:rsid="01c305cf" style:font-name-asian="Calibri" style:font-size-asian="10pt" style:font-style-asian="normal" style:font-weight-asian="normal" style:font-name-complex="Calibri" style:font-size-complex="10pt" style:font-style-complex="normal" style:font-weight-complex="normal"/>
    </style:style>
    <style:style style:name="T1009" style:family="text">
      <style:text-properties fo:color="#000000" loext:opacity="100%" style:text-line-through-style="none" style:text-line-through-type="none" style:font-name="Open Sans" fo:font-size="10pt" fo:language="en" fo:country="GB" fo:font-style="normal" style:text-underline-style="none" fo:font-weight="normal" officeooo:rsid="01cda0d9" style:font-name-asian="Calibri" style:font-size-asian="10pt" style:font-style-asian="normal" style:font-weight-asian="normal" style:font-name-complex="Calibri" style:font-size-complex="10pt" style:font-style-complex="normal" style:font-weight-complex="normal"/>
    </style:style>
    <style:style style:name="T1010" style:family="text">
      <style:text-properties fo:color="#000000" loext:opacity="100%" style:text-line-through-style="none" style:text-line-through-type="none" style:font-name="Open Sans" fo:font-size="10pt" fo:language="en" fo:country="GB" fo:font-style="normal" style:text-underline-style="none" fo:font-weight="normal" officeooo:rsid="026667c1" style:font-name-asian="Calibri" style:font-size-asian="10pt" style:font-style-asian="normal" style:font-weight-asian="normal" style:font-name-complex="Calibri" style:font-size-complex="10pt" style:font-style-complex="normal" style:font-weight-complex="normal"/>
    </style:style>
    <style:style style:name="T1011" style:family="text">
      <style:text-properties fo:color="#000000" loext:opacity="100%" style:text-line-through-style="none" style:text-line-through-type="none" style:font-name="Open Sans" fo:font-size="10pt" fo:language="en" fo:country="GB" fo:font-style="normal" style:text-underline-style="none" fo:font-weight="normal" officeooo:rsid="028c8781" style:font-name-asian="Calibri" style:font-size-asian="10pt" style:font-style-asian="normal" style:font-weight-asian="normal" style:font-name-complex="Calibri" style:font-size-complex="10pt" style:font-style-complex="normal" style:font-weight-complex="normal"/>
    </style:style>
    <style:style style:name="T1012" style:family="text">
      <style:text-properties fo:color="#000000" loext:opacity="100%" style:text-line-through-style="none" style:text-line-through-type="none" style:font-name="Open Sans" fo:font-size="10pt" fo:language="en" fo:country="GB" fo:font-style="normal" style:text-underline-style="none" fo:font-weight="normal" officeooo:rsid="03b03c80" style:font-name-asian="Calibri" style:font-size-asian="10pt" style:font-style-asian="normal" style:font-weight-asian="normal" style:font-name-complex="Calibri" style:font-size-complex="10pt" style:font-style-complex="normal" style:font-weight-complex="normal"/>
    </style:style>
    <style:style style:name="T1013" style:family="text">
      <style:text-properties fo:color="#000000" loext:opacity="100%" style:text-line-through-style="none" style:text-line-through-type="none" style:font-name="Open Sans" fo:font-size="10pt" fo:language="en" fo:country="GB" fo:font-style="normal" style:text-underline-style="none" fo:font-weight="normal" officeooo:rsid="03debd37" style:font-name-asian="Calibri" style:font-size-asian="10pt" style:font-style-asian="normal" style:font-weight-asian="normal" style:font-name-complex="Calibri" style:font-size-complex="10pt" style:font-style-complex="normal" style:font-weight-complex="normal"/>
    </style:style>
    <style:style style:name="T1014" style:family="text">
      <style:text-properties fo:color="#000000" loext:opacity="100%" style:text-line-through-style="none" style:text-line-through-type="none" style:font-name="Open Sans" fo:font-size="10pt" fo:language="en" fo:country="GB" fo:font-style="normal" style:text-underline-style="none" fo:font-weight="normal"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15" style:family="text">
      <style:text-properties fo:color="#000000" loext:opacity="100%" style:text-line-through-style="none" style:text-line-through-type="none" style:font-name="Open Sans" fo:font-size="10pt" fo:language="en" fo:country="GB" fo:font-style="normal" style:text-underline-style="none" fo:font-weight="normal" officeooo:rsid="00a8005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16" style:family="text">
      <style:text-properties fo:color="#000000" loext:opacity="100%" style:text-line-through-style="none" style:text-line-through-type="none" style:font-name="Open Sans" fo:font-size="10pt" fo:language="en" fo:country="GB" fo:font-style="normal" style:text-underline-style="none" fo:font-weight="normal" officeooo:rsid="00af9fcf"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17" style:family="text">
      <style:text-properties fo:color="#000000" loext:opacity="100%" style:text-line-through-style="none" style:text-line-through-type="none" style:font-name="Open Sans" fo:font-size="10pt" fo:language="en" fo:country="GB" fo:font-style="normal" style:text-underline-style="none" fo:font-weight="normal" officeooo:rsid="00cc35f1"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18" style:family="text">
      <style:text-properties fo:color="#000000" loext:opacity="100%" style:text-line-through-style="none" style:text-line-through-type="none" style:font-name="Open Sans" fo:font-size="10pt" fo:language="en" fo:country="GB" fo:font-style="normal" style:text-underline-style="none" fo:font-weight="normal" officeooo:rsid="010ef6e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19" style:family="text">
      <style:text-properties fo:color="#000000" loext:opacity="100%" style:text-line-through-style="none" style:text-line-through-type="none" style:font-name="Open Sans" fo:font-size="10pt" fo:language="en" fo:country="GB" fo:font-style="normal" style:text-underline-style="none" fo:font-weight="normal" officeooo:rsid="0073d7e3"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0" style:family="text">
      <style:text-properties fo:color="#000000" loext:opacity="100%" style:text-line-through-style="none" style:text-line-through-type="none" style:font-name="Open Sans" fo:font-size="10pt" fo:language="en" fo:country="GB" fo:font-style="normal" style:text-underline-style="none" fo:font-weight="normal" officeooo:rsid="0110b02a"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1" style:family="text">
      <style:text-properties fo:color="#000000" loext:opacity="100%" style:text-line-through-style="none" style:text-line-through-type="none" style:font-name="Open Sans" fo:font-size="10pt" fo:language="en" fo:country="GB" fo:font-style="normal" style:text-underline-style="none" fo:font-weight="normal" officeooo:rsid="0112027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2" style:family="text">
      <style:text-properties fo:color="#000000" loext:opacity="100%" style:text-line-through-style="none" style:text-line-through-type="none" style:font-name="Open Sans" fo:font-size="10pt" fo:language="en" fo:country="GB" fo:font-style="normal" style:text-underline-style="none" fo:font-weight="normal" officeooo:rsid="017d8e4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3" style:family="text">
      <style:text-properties fo:color="#000000" loext:opacity="100%" style:text-line-through-style="none" style:text-line-through-type="none" style:font-name="Open Sans" fo:font-size="10pt" fo:language="en" fo:country="GB" fo:font-style="normal" style:text-underline-style="none" fo:font-weight="normal" officeooo:rsid="017dcc1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4" style:family="text">
      <style:text-properties fo:color="#000000" loext:opacity="100%" style:text-line-through-style="none" style:text-line-through-type="none" style:font-name="Open Sans" fo:font-size="10pt" fo:language="en" fo:country="GB" fo:font-style="normal" style:text-underline-style="none" fo:font-weight="normal" officeooo:rsid="017f26a6"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5" style:family="text">
      <style:text-properties fo:color="#000000" loext:opacity="100%" style:text-line-through-style="none" style:text-line-through-type="none" style:font-name="Open Sans" fo:font-size="10pt" fo:language="en" fo:country="GB" fo:font-style="normal" style:text-underline-style="none" fo:font-weight="normal" officeooo:rsid="009fe98e"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6" style:family="text">
      <style:text-properties fo:color="#000000" loext:opacity="100%" style:text-line-through-style="none" style:text-line-through-type="none" style:font-name="Open Sans" fo:font-size="10pt" fo:language="en" fo:country="GB" fo:font-style="normal" style:text-underline-style="none" fo:font-weight="normal" officeooo:rsid="007bb2d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7" style:family="text">
      <style:text-properties fo:color="#000000" loext:opacity="100%" style:text-line-through-style="none" style:text-line-through-type="none" style:font-name="Open Sans" fo:font-size="10pt" fo:language="en" fo:country="GB" fo:font-style="normal" style:text-underline-style="none" fo:font-weight="normal" officeooo:rsid="00c92e7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8" style:family="text">
      <style:text-properties fo:color="#000000" loext:opacity="100%" style:text-line-through-style="none" style:text-line-through-type="none" style:font-name="Open Sans" fo:font-size="10pt" fo:language="en" fo:country="GB" fo:font-style="normal" style:text-underline-style="none" fo:font-weight="normal" officeooo:rsid="01b911f0"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29" style:family="text">
      <style:text-properties fo:color="#000000" loext:opacity="100%" style:text-line-through-style="none" style:text-line-through-type="none" style:font-name="Open Sans" fo:font-size="10pt" fo:language="en" fo:country="GB" fo:font-style="normal" style:text-underline-style="none" fo:font-weight="normal" officeooo:rsid="01b689cd"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0" style:family="text">
      <style:text-properties fo:color="#000000" loext:opacity="100%" style:text-line-through-style="none" style:text-line-through-type="none" style:font-name="Open Sans" fo:font-size="10pt" fo:language="en" fo:country="GB" fo:font-style="normal" style:text-underline-style="none" fo:font-weight="normal" officeooo:rsid="01b95c7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1" style:family="text">
      <style:text-properties fo:color="#000000" loext:opacity="100%" style:text-line-through-style="none" style:text-line-through-type="none" style:font-name="Open Sans" fo:font-size="10pt" fo:language="en" fo:country="GB" fo:font-style="normal" style:text-underline-style="none" fo:font-weight="normal" officeooo:rsid="01b7e573"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2" style:family="text">
      <style:text-properties fo:color="#000000" loext:opacity="100%" style:text-line-through-style="none" style:text-line-through-type="none" style:font-name="Open Sans" fo:font-size="10pt" fo:language="en" fo:country="GB" fo:font-style="normal" style:text-underline-style="none" fo:font-weight="normal" officeooo:rsid="01c305cf"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3" style:family="text">
      <style:text-properties fo:color="#000000" loext:opacity="100%" style:text-line-through-style="none" style:text-line-through-type="none" style:font-name="Open Sans" fo:font-size="10pt" fo:language="en" fo:country="GB" fo:font-style="normal" style:text-underline-style="none" fo:font-weight="normal" officeooo:rsid="00a94974"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4" style:family="text">
      <style:text-properties fo:color="#000000" loext:opacity="100%" style:text-line-through-style="none" style:text-line-through-type="none" style:font-name="Open Sans" fo:font-size="10pt" fo:language="en" fo:country="GB" fo:font-style="normal" style:text-underline-style="none" fo:font-weight="normal" officeooo:rsid="01af6cb7"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5" style:family="text">
      <style:text-properties fo:color="#000000" loext:opacity="100%" style:text-line-through-style="none" style:text-line-through-type="none" style:font-name="Open Sans" fo:font-size="10pt" fo:language="en" fo:country="GB" fo:font-style="normal" style:text-underline-style="none" fo:font-weight="normal" officeooo:rsid="026667c1"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6" style:family="text">
      <style:text-properties fo:color="#000000" loext:opacity="100%" style:text-line-through-style="none" style:text-line-through-type="none" style:font-name="Open Sans" fo:font-size="10pt" fo:language="en" fo:country="GB" fo:font-style="normal" style:text-underline-style="none" fo:font-weight="normal" officeooo:rsid="028c38d6"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7" style:family="text">
      <style:text-properties fo:color="#000000" loext:opacity="100%" style:text-line-through-style="none" style:text-line-through-type="none" style:font-name="Open Sans" fo:font-size="10pt" fo:language="en" fo:country="GB" fo:font-style="normal" style:text-underline-style="none" fo:font-weight="normal" officeooo:rsid="029bb7a5"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8" style:family="text">
      <style:text-properties fo:color="#000000" loext:opacity="100%" style:text-line-through-style="none" style:text-line-through-type="none" style:font-name="Open Sans" fo:font-size="10pt" fo:language="en" fo:country="GB" fo:font-style="normal" style:text-underline-style="none" fo:font-weight="normal" officeooo:rsid="029db5a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39" style:family="text">
      <style:text-properties fo:color="#000000" loext:opacity="100%" style:text-line-through-style="none" style:text-line-through-type="none" style:font-name="Open Sans" fo:font-size="10pt" fo:language="en" fo:country="GB" fo:font-style="normal" style:text-underline-style="none" fo:font-weight="normal" officeooo:rsid="0090580b"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40" style:family="text">
      <style:text-properties fo:color="#000000" loext:opacity="100%" style:text-line-through-style="none" style:text-line-through-type="none" style:font-name="Open Sans" fo:font-size="10pt" fo:language="en" fo:country="GB" fo:font-style="normal" style:text-underline-style="none" fo:font-weight="normal" officeooo:rsid="02ab4323"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41" style:family="text">
      <style:text-properties fo:color="#000000" loext:opacity="100%" style:text-line-through-style="none" style:text-line-through-type="none" style:font-name="Open Sans" fo:font-size="10pt" fo:language="en" fo:country="GB" fo:font-style="normal" style:text-underline-style="none" fo:font-weight="normal" officeooo:rsid="0388191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42" style:family="text">
      <style:text-properties fo:color="#000000" loext:opacity="100%" style:text-line-through-style="none" style:text-line-through-type="none" style:font-name="Open Sans" fo:font-size="10pt" fo:language="pt" fo:country="none" style:text-underline-style="none" fo:font-weight="normal" style:font-name-asian="Calibri" style:font-size-asian="10pt" style:font-weight-asian="normal" style:font-name-complex="Calibri" style:font-size-complex="10pt" style:font-weight-complex="normal"/>
    </style:style>
    <style:style style:name="T1043" style:family="text">
      <style:text-properties fo:color="#000000" loext:opacity="100%" style:text-line-through-style="none" style:text-line-through-type="none" style:font-name="Open Sans" fo:font-size="12pt" fo:language="en" fo:country="GB" style:text-underline-style="none" fo:font-weight="normal" style:font-name-asian="Calibri" style:font-size-asian="12pt" style:font-weight-asian="normal" style:font-name-complex="Calibri" style:font-size-complex="12pt" style:font-weight-complex="normal"/>
    </style:style>
    <style:style style:name="T1044" style:family="text">
      <style:text-properties fo:color="#000000" loext:opacity="100%" style:text-line-through-style="none" style:text-line-through-type="none" style:font-name="Open Sans" fo:font-size="11pt" fo:language="en" fo:country="GB" style:text-underline-style="none" fo:font-weight="normal" style:font-name-asian="Calibri" style:font-size-asian="11pt" style:font-weight-asian="normal" style:font-name-complex="Calibri" style:font-size-complex="11pt" style:font-weight-complex="normal"/>
    </style:style>
    <style:style style:name="T1045" style:family="text">
      <style:text-properties fo:color="#000000" loext:opacity="100%" style:text-line-through-style="none" style:text-line-through-type="none" style:font-name="Open Sans" fo:font-size="14pt" fo:language="en" fo:country="GB" style:text-underline-style="none" fo:font-weight="normal" style:font-name-asian="Calibri" style:font-size-asian="14pt" style:font-weight-asian="normal" style:font-name-complex="Calibri" style:font-size-complex="14pt" style:font-weight-complex="normal"/>
    </style:style>
    <style:style style:name="T1046" style:family="text">
      <style:text-properties fo:color="#000000" loext:opacity="100%" style:text-line-through-style="none" style:text-line-through-type="none" style:font-name="Open Sans1" fo:font-size="10pt" fo:language="en" fo:country="GB" style:text-underline-style="none" fo:font-weight="normal" fo:background-color="transparent" loext:char-shading-value="0" style:font-name-asian="Calibri" style:font-size-asian="10pt" style:font-weight-asian="normal" style:font-name-complex="Calibri" style:font-size-complex="10pt" style:font-weight-complex="normal"/>
    </style:style>
    <style:style style:name="T1047" style:family="text">
      <style:text-properties fo:color="#000000" loext:opacity="100%" style:text-line-through-style="none" style:text-line-through-type="none" style:font-name="Open Sans1" fo:font-size="10pt" fo:language="en" fo:country="GB" style:text-underline-style="none" fo:font-weight="normal" officeooo:rsid="0085300d" fo:background-color="transparent" loext:char-shading-value="0" style:font-name-asian="Calibri" style:font-size-asian="10pt" style:font-weight-asian="normal" style:font-name-complex="Calibri" style:font-size-complex="10pt" style:font-weight-complex="normal"/>
    </style:style>
    <style:style style:name="T1048" style:family="text">
      <style:text-properties fo:color="#000000" loext:opacity="100%" style:text-line-through-style="none" style:text-line-through-type="none" style:font-name="Open Sans1" fo:font-size="10pt" fo:language="en" fo:country="GB" style:text-underline-style="none" fo:font-weight="normal" officeooo:rsid="0090580b" fo:background-color="transparent" loext:char-shading-value="0" style:font-name-asian="Calibri" style:font-size-asian="10pt" style:font-weight-asian="normal" style:font-name-complex="Calibri" style:font-size-complex="10pt" style:font-weight-complex="normal"/>
    </style:style>
    <style:style style:name="T1049" style:family="text">
      <style:text-properties fo:color="#000000" loext:opacity="100%" style:text-line-through-style="none" style:text-line-through-type="none" style:font-name="Open Sans1" fo:font-size="10pt" fo:language="en" fo:country="GB" style:text-underline-style="none" fo:font-weight="normal" officeooo:rsid="0093381d" fo:background-color="transparent" loext:char-shading-value="0" style:font-name-asian="Calibri" style:font-size-asian="10pt" style:font-weight-asian="normal" style:font-name-complex="Calibri" style:font-size-complex="10pt" style:font-weight-complex="normal"/>
    </style:style>
    <style:style style:name="T1050" style:family="text">
      <style:text-properties fo:color="#000000" loext:opacity="100%" style:text-line-through-style="none" style:text-line-through-type="none" style:font-name="Open Sans1" fo:font-size="10pt" fo:language="en" fo:country="GB" style:text-underline-style="none" fo:font-weight="normal" officeooo:rsid="00918764" fo:background-color="transparent" loext:char-shading-value="0" style:font-name-asian="Calibri" style:font-size-asian="10pt" style:font-weight-asian="normal" style:font-name-complex="Calibri" style:font-size-complex="10pt" style:font-weight-complex="normal"/>
    </style:style>
    <style:style style:name="T1051" style:family="text">
      <style:text-properties fo:color="#000000" loext:opacity="100%" style:text-line-through-style="none" style:text-line-through-type="none" style:font-name="Open Sans1" fo:font-size="10pt" fo:language="en" fo:country="GB" style:text-underline-style="none" fo:font-weight="normal" officeooo:rsid="00b8cd08" fo:background-color="transparent" loext:char-shading-value="0" style:font-name-asian="Calibri" style:font-size-asian="10pt" style:font-weight-asian="normal" style:font-name-complex="Calibri" style:font-size-complex="10pt" style:font-weight-complex="normal"/>
    </style:style>
    <style:style style:name="T1052" style:family="text">
      <style:text-properties fo:color="#000000" loext:opacity="100%" style:text-line-through-style="none" style:text-line-through-type="none" style:font-name="Open Sans1" fo:font-size="10pt" fo:language="en" fo:country="GB" style:text-underline-style="none" fo:font-weight="normal" officeooo:rsid="00c01ba7" fo:background-color="transparent" loext:char-shading-value="0" style:font-name-asian="Calibri" style:font-size-asian="10pt" style:font-weight-asian="normal" style:font-name-complex="Calibri" style:font-size-complex="10pt" style:font-weight-complex="normal"/>
    </style:style>
    <style:style style:name="T1053" style:family="text">
      <style:text-properties fo:color="#000000" loext:opacity="100%" style:text-line-through-style="none" style:text-line-through-type="none" style:font-name="Open Sans1" fo:font-size="10pt" fo:language="en" fo:country="GB" style:text-underline-style="none" fo:font-weight="normal" officeooo:rsid="00c0ca70" fo:background-color="transparent" loext:char-shading-value="0" style:font-name-asian="Calibri" style:font-size-asian="10pt" style:font-weight-asian="normal" style:font-name-complex="Calibri" style:font-size-complex="10pt" style:font-weight-complex="normal"/>
    </style:style>
    <style:style style:name="T1054" style:family="text">
      <style:text-properties fo:color="#000000" loext:opacity="100%" style:text-line-through-style="none" style:text-line-through-type="none" style:font-name="Open Sans1" fo:font-size="10pt" fo:language="en" fo:country="GB" style:text-underline-style="none" fo:font-weight="normal" officeooo:rsid="00dab22f" fo:background-color="transparent" loext:char-shading-value="0" style:font-name-asian="Calibri" style:font-size-asian="10pt" style:font-weight-asian="normal" style:font-name-complex="Calibri" style:font-size-complex="10pt" style:font-weight-complex="normal"/>
    </style:style>
    <style:style style:name="T1055" style:family="text">
      <style:text-properties fo:color="#000000" loext:opacity="100%" style:text-line-through-style="none" style:text-line-through-type="none" style:font-name="Open Sans1" fo:font-size="10pt" fo:language="en" fo:country="GB" style:text-underline-style="none" fo:font-weight="normal" officeooo:rsid="00c62ddc" fo:background-color="transparent" loext:char-shading-value="0" style:font-name-asian="Calibri" style:font-size-asian="10pt" style:font-weight-asian="normal" style:font-name-complex="Calibri" style:font-size-complex="10pt" style:font-weight-complex="normal"/>
    </style:style>
    <style:style style:name="T1056" style:family="text">
      <style:text-properties fo:color="#000000" loext:opacity="100%" style:text-line-through-style="none" style:text-line-through-type="none" style:font-name="Open Sans1" fo:font-size="10pt" fo:language="en" fo:country="GB" style:text-underline-style="none" fo:font-weight="normal" officeooo:rsid="00ddf127" fo:background-color="transparent" loext:char-shading-value="0" style:font-name-asian="Calibri" style:font-size-asian="10pt" style:font-weight-asian="normal" style:font-name-complex="Calibri" style:font-size-complex="10pt" style:font-weight-complex="normal"/>
    </style:style>
    <style:style style:name="T1057" style:family="text">
      <style:text-properties fo:color="#000000" loext:opacity="100%" style:text-line-through-style="none" style:text-line-through-type="none" style:font-name="Open Sans1" fo:font-size="10pt" fo:language="en" fo:country="GB" style:text-underline-style="none" fo:font-weight="normal" officeooo:rsid="02fe5feb" fo:background-color="transparent" loext:char-shading-value="0" style:font-name-asian="Calibri" style:font-size-asian="10pt" style:font-weight-asian="normal" style:font-name-complex="Calibri" style:font-size-complex="10pt" style:font-weight-complex="normal"/>
    </style:style>
    <style:style style:name="T1058" style:family="text">
      <style:text-properties fo:color="#000000" loext:opacity="100%" style:text-line-through-style="none" style:text-line-through-type="none" style:font-name="Open Sans1" fo:font-size="10pt" fo:language="en" fo:country="GB" style:text-underline-style="none" fo:font-weight="normal" officeooo:rsid="02ffd842" fo:background-color="transparent" loext:char-shading-value="0" style:font-name-asian="Calibri" style:font-size-asian="10pt" style:font-weight-asian="normal" style:font-name-complex="Calibri" style:font-size-complex="10pt" style:font-weight-complex="normal"/>
    </style:style>
    <style:style style:name="T1059" style:family="text">
      <style:text-properties fo:color="#000000" loext:opacity="100%" style:text-line-through-style="none" style:text-line-through-type="none" style:font-name="Open Sans1" fo:font-size="10pt" fo:language="en" fo:country="GB" style:text-underline-style="none" fo:font-weight="normal" officeooo:rsid="0300e07c" fo:background-color="transparent" loext:char-shading-value="0" style:font-name-asian="Calibri" style:font-size-asian="10pt" style:font-weight-asian="normal" style:font-name-complex="Calibri" style:font-size-complex="10pt" style:font-weight-complex="normal"/>
    </style:style>
    <style:style style:name="T1060" style:family="text">
      <style:text-properties fo:color="#000000" loext:opacity="100%" style:text-line-through-style="none" style:text-line-through-type="none" style:font-name="Open Sans1" fo:font-size="10pt" fo:language="en" fo:country="GB" style:text-underline-style="none" fo:font-weight="normal" officeooo:rsid="030371a4" fo:background-color="transparent" loext:char-shading-value="0" style:font-name-asian="Calibri" style:font-size-asian="10pt" style:font-weight-asian="normal" style:font-name-complex="Calibri" style:font-size-complex="10pt" style:font-weight-complex="normal"/>
    </style:style>
    <style:style style:name="T1061" style:family="text">
      <style:text-properties fo:color="#000000" loext:opacity="100%" style:text-line-through-style="none" style:text-line-through-type="none" style:font-name="Open Sans1" fo:font-size="10pt" fo:language="en" fo:country="GB" style:text-underline-style="none" fo:font-weight="normal" officeooo:rsid="03dea15e" fo:background-color="transparent" loext:char-shading-value="0" style:font-name-asian="Calibri" style:font-size-asian="10pt" style:font-weight-asian="normal" style:font-name-complex="Calibri" style:font-size-complex="10pt" style:font-weight-complex="normal"/>
    </style:style>
    <style:style style:name="T1062" style:family="text">
      <style:text-properties fo:color="#000000" loext:opacity="100%" style:text-line-through-style="none" style:text-line-through-type="none" style:font-name="Open Sans1" fo:font-size="10pt" fo:language="en" fo:country="GB" style:text-underline-style="none" fo:font-weight="normal" officeooo:rsid="04174e91" fo:background-color="transparent" loext:char-shading-value="0" style:font-name-asian="Calibri" style:font-size-asian="10pt" style:font-weight-asian="normal" style:font-name-complex="Calibri" style:font-size-complex="10pt" style:font-weight-complex="normal"/>
    </style:style>
    <style:style style:name="T1063" style:family="text">
      <style:text-properties fo:color="#000000" loext:opacity="100%" style:text-line-through-style="none" style:text-line-through-type="none" style:font-name="Open Sans1" fo:font-size="10pt" fo:language="en" fo:country="GB" style:text-underline-style="none" fo:font-weight="normal" officeooo:rsid="00d7a5ef" fo:background-color="transparent" loext:char-shading-value="0" style:font-name-asian="Calibri" style:font-size-asian="10pt" style:font-weight-asian="normal" style:font-name-complex="Calibri" style:font-size-complex="12pt" style:font-weight-complex="normal"/>
    </style:style>
    <style:style style:name="T1064" style:family="text">
      <style:text-properties fo:color="#000000" loext:opacity="100%" style:text-line-through-style="none" style:text-line-through-type="none" style:font-name="Open Sans1" fo:font-size="10pt" fo:language="en" fo:country="GB" style:text-underline-style="none" fo:font-weight="normal" officeooo:rsid="02a20789" fo:background-color="transparent" loext:char-shading-value="0" style:font-name-asian="Calibri" style:font-size-asian="10pt" style:font-weight-asian="normal" style:font-name-complex="Calibri" style:font-size-complex="12pt" style:font-weight-complex="normal"/>
    </style:style>
    <style:style style:name="T1065" style:family="text">
      <style:text-properties fo:color="#000000" loext:opacity="100%" style:text-line-through-style="none" style:text-line-through-type="none" style:font-name="Open Sans1" fo:font-size="10pt" fo:language="en" fo:country="GB" style:text-underline-style="none" fo:font-weight="normal" fo:background-color="transparent" loext:char-shading-value="0" style:font-name-asian="Calibri" style:font-size-asian="10pt" style:font-weight-asian="normal" style:font-name-complex="Calibri" style:font-size-complex="14pt" style:font-weight-complex="normal"/>
    </style:style>
    <style:style style:name="T1066" style:family="text">
      <style:text-properties fo:color="#000000" loext:opacity="100%" style:text-line-through-style="none" style:text-line-through-type="none" style:font-name="Open Sans1" fo:font-size="10pt" fo:language="en" fo:country="GB" style:text-underline-style="none" fo:font-weight="normal" officeooo:rsid="01057d82" fo:background-color="transparent" loext:char-shading-value="0" style:font-name-asian="Calibri" style:font-size-asian="10pt" style:font-weight-asian="normal" style:font-name-complex="Calibri" style:font-size-complex="14pt" style:font-weight-complex="normal"/>
    </style:style>
    <style:style style:name="T1067" style:family="text">
      <style:text-properties fo:color="#000000" loext:opacity="100%" style:text-line-through-style="none" style:text-line-through-type="none" style:font-name="Open Sans1" fo:font-size="10pt" fo:language="en" fo:country="GB" style:text-underline-style="none" fo:font-weight="normal" officeooo:rsid="0158997b" fo:background-color="transparent" loext:char-shading-value="0" style:font-name-asian="Calibri" style:font-size-asian="10pt" style:font-weight-asian="normal" style:font-name-complex="Calibri" style:font-size-complex="14pt" style:font-weight-complex="normal"/>
    </style:style>
    <style:style style:name="T1068" style:family="text">
      <style:text-properties fo:color="#000000" loext:opacity="100%" style:text-line-through-style="none" style:text-line-through-type="none" style:font-name="Open Sans1" fo:font-size="10pt" fo:language="en" fo:country="GB" style:text-underline-style="none" fo:font-weight="normal" fo:background-color="transparent" loext:char-shading-value="0" style:font-name-asian="Calibri" style:font-size-asian="10pt" style:font-weight-asian="normal" style:font-name-complex="Calibri" style:font-size-complex="11pt" style:font-weight-complex="normal"/>
    </style:style>
    <style:style style:name="T1069" style:family="text">
      <style:text-properties fo:color="#000000" loext:opacity="100%" style:text-line-through-style="none" style:text-line-through-type="none" style:font-name="Open Sans1" fo:font-size="10pt" fo:language="en" fo:country="GB" style:text-underline-style="none" fo:font-weight="normal" officeooo:rsid="00a67072" fo:background-color="transparent" loext:char-shading-value="0" style:font-name-asian="Calibri" style:font-size-asian="10pt" style:font-weight-asian="normal" style:font-name-complex="Calibri" style:font-size-complex="11pt" style:font-weight-complex="normal"/>
    </style:style>
    <style:style style:name="T1070" style:family="text">
      <style:text-properties fo:color="#000000" loext:opacity="100%" style:text-line-through-style="none" style:text-line-through-type="none" style:font-name="Open Sans1" fo:font-size="10pt" fo:language="en" fo:country="GB" style:text-underline-style="none" fo:font-weight="normal" officeooo:rsid="0152bf56" fo:background-color="transparent" loext:char-shading-value="0" style:font-name-asian="Calibri" style:font-size-asian="10pt" style:font-weight-asian="normal" style:font-name-complex="Calibri" style:font-size-complex="11pt" style:font-weight-complex="normal"/>
    </style:style>
    <style:style style:name="T1071" style:family="text">
      <style:text-properties fo:color="#000000" loext:opacity="100%" style:text-line-through-style="none" style:text-line-through-type="none" style:font-name="Open Sans1" fo:font-size="10pt" fo:language="en" fo:country="GB" style:text-underline-style="none" fo:font-weight="normal" officeooo:rsid="0154073e" fo:background-color="transparent" loext:char-shading-value="0" style:font-name-asian="Calibri" style:font-size-asian="10pt" style:font-weight-asian="normal" style:font-name-complex="Calibri" style:font-size-complex="11pt" style:font-weight-complex="normal"/>
    </style:style>
    <style:style style:name="T1072" style:family="text">
      <style:text-properties fo:color="#000000" loext:opacity="100%" style:text-line-through-style="none" style:text-line-through-type="none" style:font-name="Open Sans1" fo:font-size="10pt" fo:language="en" fo:country="GB" style:text-underline-style="none" fo:font-weight="normal" officeooo:rsid="009a2b05" fo:background-color="transparent" loext:char-shading-value="0" style:font-name-asian="Calibri" style:font-size-asian="10pt" style:font-weight-asian="normal" style:font-name-complex="Calibri" style:font-size-complex="11pt" style:font-weight-complex="normal"/>
    </style:style>
    <style:style style:name="T1073" style:family="text">
      <style:text-properties fo:color="#000000" loext:opacity="100%" style:text-line-through-style="none" style:text-line-through-type="none" style:font-name="Open Sans1" fo:font-size="10pt" fo:language="en" fo:country="GB" style:text-underline-style="none" fo:font-weight="normal" style:font-name-asian="Calibri" style:font-size-asian="10pt" style:font-weight-asian="normal" style:font-name-complex="Calibri" style:font-size-complex="14pt" style:font-weight-complex="normal"/>
    </style:style>
    <style:style style:name="T1074" style:family="text">
      <style:text-properties fo:color="#000000" loext:opacity="100%" style:text-line-through-style="none" style:text-line-through-type="none" style:font-name="Open Sans1" fo:font-size="10pt" fo:language="en" fo:country="GB" style:text-underline-style="none" fo:font-weight="normal" officeooo:rsid="00fe2418" style:font-name-asian="Calibri" style:font-size-asian="10pt" style:font-weight-asian="normal" style:font-name-complex="Calibri" style:font-size-complex="14pt" style:font-weight-complex="normal"/>
    </style:style>
    <style:style style:name="T1075" style:family="text">
      <style:text-properties fo:color="#000000" loext:opacity="100%" style:text-line-through-style="none" style:text-line-through-type="none" style:font-name="Open Sans1" fo:font-size="10pt" fo:language="en" fo:country="GB" style:text-underline-style="none" fo:font-weight="normal" officeooo:rsid="014fc1a7" style:font-name-asian="Calibri" style:font-size-asian="10pt" style:font-weight-asian="normal" style:font-name-complex="Calibri" style:font-size-complex="14pt" style:font-weight-complex="normal"/>
    </style:style>
    <style:style style:name="T1076" style:family="text">
      <style:text-properties fo:color="#000000" loext:opacity="100%" style:text-line-through-style="none" style:text-line-through-type="none" style:font-name="Open Sans1" fo:font-size="10pt" fo:language="en" fo:country="GB" style:text-underline-style="none" fo:font-weight="normal" officeooo:rsid="021eb0a6" style:font-name-asian="Calibri" style:font-size-asian="10pt" style:font-weight-asian="normal" style:font-name-complex="Calibri" style:font-size-complex="14pt" style:font-weight-complex="normal"/>
    </style:style>
    <style:style style:name="T1077" style:family="text">
      <style:text-properties fo:color="#000000" loext:opacity="100%" style:text-line-through-style="none" style:text-line-through-type="none" style:font-name="Open Sans1" fo:font-size="10pt" fo:language="en" fo:country="GB" style:text-underline-style="none" fo:font-weight="bold" fo:background-color="transparent" loext:char-shading-value="0" style:font-name-asian="Calibri" style:font-size-asian="10pt" style:font-weight-asian="bold" style:font-name-complex="Calibri" style:font-size-complex="10pt" style:font-weight-complex="bold"/>
    </style:style>
    <style:style style:name="T1078" style:family="text">
      <style:text-properties fo:color="#000000" loext:opacity="100%" style:text-line-through-style="none" style:text-line-through-type="none" style:font-name="Open Sans1" fo:font-size="10pt" fo:language="en" fo:country="GB" style:text-underline-style="none" fo:font-weight="bold" officeooo:rsid="00142de4" style:font-name-asian="Calibri" style:font-size-asian="10pt" style:font-weight-asian="bold" style:font-name-complex="Calibri" style:font-size-complex="10pt" style:font-weight-complex="normal"/>
    </style:style>
    <style:style style:name="T1079" style:family="text">
      <style:text-properties fo:color="#000000" loext:opacity="100%" style:text-line-through-style="none" style:text-line-through-type="none" style:font-name="Open Sans1" fo:font-size="10pt" fo:language="en" fo:country="GB" fo:font-style="normal" style:text-underline-style="none" fo:font-weight="normal"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80" style:family="text">
      <style:text-properties fo:color="#000000" loext:opacity="100%" style:text-line-through-style="none" style:text-line-through-type="none" style:font-name="Open Sans1" fo:font-size="10pt" fo:language="en" fo:country="GB" fo:font-style="normal" style:text-underline-style="none" fo:font-weight="normal" officeooo:rsid="0110b02a"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81" style:family="text">
      <style:text-properties fo:color="#000000" loext:opacity="100%" style:text-line-through-style="none" style:text-line-through-type="none" style:font-name="Open Sans1" fo:font-size="10pt" fo:language="en" fo:country="GB" fo:font-style="normal" style:text-underline-style="none" fo:font-weight="normal" officeooo:rsid="02663d8f"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82" style:family="text">
      <style:text-properties fo:color="#000000" loext:opacity="100%" style:text-line-through-style="none" style:text-line-through-type="none" style:font-name="Open Sans1" fo:font-size="10pt" fo:language="en" fo:country="GB" fo:font-style="normal" style:text-underline-style="none" fo:font-weight="normal" officeooo:rsid="03c2419e"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83" style:family="text">
      <style:text-properties fo:color="#000000" loext:opacity="100%" style:text-line-through-style="none" style:text-line-through-type="none" style:font-name="Open Sans1" fo:font-size="10pt" fo:language="en" fo:country="GB" fo:font-style="normal" style:text-underline-style="none" fo:font-weight="normal" officeooo:rsid="0194d09c" fo:background-color="transparent" loext:char-shading-value="0" style:font-name-asian="Calibri" style:font-size-asian="10pt" style:font-style-asian="normal" style:font-weight-asian="normal" style:font-name-complex="Calibri" style:font-size-complex="11pt" style:font-style-complex="normal" style:font-weight-complex="normal"/>
    </style:style>
    <style:style style:name="T1084" style:family="text">
      <style:text-properties fo:color="#000000" loext:opacity="100%" style:text-line-through-style="none" style:text-line-through-type="none" style:font-name="Open Sans1" fo:font-size="10pt" fo:language="en" fo:country="GB" fo:font-style="normal" style:text-underline-style="none" fo:font-weight="normal" officeooo:rsid="01ba6735" fo:background-color="transparent" loext:char-shading-value="0" style:font-name-asian="Calibri" style:font-size-asian="10pt" style:font-style-asian="normal" style:font-weight-asian="normal" style:font-name-complex="Calibri" style:font-size-complex="11pt" style:font-style-complex="normal" style:font-weight-complex="normal"/>
    </style:style>
    <style:style style:name="T1085" style:family="text">
      <style:text-properties fo:color="#000000" loext:opacity="100%" style:text-line-through-style="none" style:text-line-through-type="none" style:font-name="Open Sans1" fo:font-size="10pt" fo:language="en" fo:country="GB" fo:font-style="normal" style:text-underline-style="none" fo:font-weight="normal" officeooo:rsid="0295d9e0" fo:background-color="transparent" loext:char-shading-value="0" style:font-name-asian="Calibri" style:font-size-asian="10pt" style:font-style-asian="normal" style:font-weight-asian="normal" style:font-name-complex="Calibri" style:font-size-complex="11pt" style:font-style-complex="normal" style:font-weight-complex="normal"/>
    </style:style>
    <style:style style:name="T1086" style:family="text">
      <style:text-properties fo:color="#000000" loext:opacity="100%" style:text-line-through-style="none" style:text-line-through-type="none" style:font-name="Open Sans1" fo:font-size="10pt" fo:language="en" fo:country="GB" fo:font-style="normal" style:text-underline-style="none" fo:font-weight="bold" officeooo:rsid="01954b1e" fo:background-color="transparent" loext:char-shading-value="0" style:font-name-asian="Calibri" style:font-size-asian="10pt" style:font-style-asian="normal" style:font-weight-asian="bold" style:font-name-complex="Calibri" style:font-size-complex="11pt" style:font-style-complex="normal" style:font-weight-complex="bold"/>
    </style:style>
    <style:style style:name="T1087" style:family="text">
      <style:text-properties fo:color="#000000" loext:opacity="100%" style:text-line-through-style="none" style:text-line-through-type="none" style:font-name="Open Sans1" fo:font-size="10pt" fo:language="pt" fo:country="PT" style:text-underline-style="none" fo:font-weight="normal" fo:background-color="transparent" loext:char-shading-value="0" style:font-name-asian="Calibri" style:font-size-asian="10pt" style:font-weight-asian="normal" style:font-name-complex="Calibri" style:font-size-complex="10pt" style:font-weight-complex="normal"/>
    </style:style>
    <style:style style:name="T1088" style:family="text">
      <style:text-properties fo:color="#000000" loext:opacity="100%" style:text-line-through-style="none" style:text-line-through-type="none" style:font-name="Open Sans1" fo:font-size="10pt" fo:language="pt" fo:country="PT" style:text-underline-style="none" fo:font-weight="normal" officeooo:rsid="0085ba9e" fo:background-color="transparent" loext:char-shading-value="0" style:font-name-asian="Calibri" style:font-size-asian="10pt" style:font-weight-asian="normal" style:font-name-complex="Calibri" style:font-size-complex="10pt" style:font-weight-complex="normal"/>
    </style:style>
    <style:style style:name="T1089" style:family="text">
      <style:text-properties fo:color="#000000" loext:opacity="100%" style:text-line-through-style="none" style:text-line-through-type="none" style:font-name="Open Sans1" fo:font-size="10pt" fo:language="pt" fo:country="PT" style:text-underline-style="none" fo:font-weight="normal" officeooo:rsid="00c01ba7" fo:background-color="transparent" loext:char-shading-value="0" style:font-name-asian="Calibri" style:font-size-asian="10pt" style:font-weight-asian="normal" style:font-name-complex="Calibri" style:font-size-complex="10pt" style:font-weight-complex="normal"/>
    </style:style>
    <style:style style:name="T1090" style:family="text">
      <style:text-properties fo:color="#000000" loext:opacity="100%" style:text-line-through-style="none" style:text-line-through-type="none" style:font-name="Open Sans1" fo:font-size="10pt" fo:language="pt" fo:country="PT" style:text-underline-style="none" fo:font-weight="normal" officeooo:rsid="011fc57f" fo:background-color="transparent" loext:char-shading-value="0" style:font-name-asian="Calibri" style:font-size-asian="10pt" style:font-weight-asian="normal" style:font-name-complex="Calibri" style:font-size-complex="10pt" style:font-weight-complex="normal"/>
    </style:style>
    <style:style style:name="T1091" style:family="text">
      <style:text-properties fo:color="#000000" loext:opacity="100%" style:text-line-through-style="none" style:text-line-through-type="none" style:font-name="Open Sans1" fo:font-size="10pt" fo:language="pt" fo:country="PT" style:text-underline-style="none" fo:font-weight="normal" officeooo:rsid="030371a4" fo:background-color="transparent" loext:char-shading-value="0" style:font-name-asian="Calibri" style:font-size-asian="10pt" style:font-weight-asian="normal" style:font-name-complex="Calibri" style:font-size-complex="10pt" style:font-weight-complex="normal"/>
    </style:style>
    <style:style style:name="T1092" style:family="text">
      <style:text-properties fo:color="#000000" loext:opacity="100%" style:text-line-through-style="none" style:text-line-through-type="none" style:font-name="Open Sans1" fo:font-size="10pt" fo:font-style="normal" style:text-underline-style="none" fo:font-weight="normal" officeooo:rsid="00c92e72" fo:background-color="transparent" loext:char-shading-value="0" style:font-name-asian="Calibri" style:font-size-asian="10pt" style:font-style-asian="normal" style:font-weight-asian="normal" style:font-name-complex="Calibri" style:font-size-complex="11pt" style:font-style-complex="normal" style:font-weight-complex="normal"/>
    </style:style>
    <style:style style:name="T1093" style:family="text">
      <style:text-properties fo:color="#000000" loext:opacity="100%" style:text-line-through-style="none" style:text-line-through-type="none" style:font-name="Open Sans1" fo:font-size="10pt" fo:font-style="normal" style:text-underline-style="none" fo:font-weight="normal" officeooo:rsid="007bb2d8"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94" style:family="text">
      <style:text-properties fo:color="#000000" loext:opacity="100%" style:text-line-through-style="none" style:text-line-through-type="none" style:font-name="Open Sans1" fo:font-size="10pt" fo:font-style="normal" style:text-underline-style="none" fo:font-weight="normal" officeooo:rsid="00c92e72"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95" style:family="text">
      <style:text-properties fo:color="#000000" loext:opacity="100%" style:text-line-through-style="none" style:text-line-through-type="none" style:font-name="Open Sans1" fo:font-size="10pt" fo:font-style="normal" style:text-underline-style="none" fo:font-weight="normal" officeooo:rsid="009fe98e"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96" style:family="text">
      <style:text-properties fo:color="#000000" loext:opacity="100%" style:text-line-through-style="none" style:text-line-through-type="none" style:font-name="Open Sans1" fo:font-size="10pt" fo:font-style="normal" style:text-underline-style="none" fo:font-weight="normal" officeooo:rsid="01ba6735" fo:background-color="transparent" loext:char-shading-value="0" style:font-name-asian="Calibri" style:font-size-asian="10pt" style:font-style-asian="normal" style:font-weight-asian="normal" style:font-name-complex="Calibri" style:font-size-complex="10pt" style:font-style-complex="normal" style:font-weight-complex="normal"/>
    </style:style>
    <style:style style:name="T1097" style:family="text">
      <style:text-properties fo:color="#000000" loext:opacity="100%" style:text-line-through-style="none" style:text-line-through-type="none" style:font-name="Open Sans1" fo:font-size="10pt" fo:font-style="normal" style:text-underline-style="none" fo:font-weight="bold" officeooo:rsid="007bb2d8" fo:background-color="transparent" loext:char-shading-value="0" style:font-name-asian="Calibri" style:font-size-asian="10pt" style:font-style-asian="normal" style:font-weight-asian="bold" style:font-name-complex="Calibri" style:font-size-complex="10pt" style:font-style-complex="normal" style:font-weight-complex="normal"/>
    </style:style>
    <style:style style:name="T1098" style:family="text">
      <style:text-properties fo:color="#000000" loext:opacity="100%" style:text-line-through-style="none" style:text-line-through-type="none" style:font-name="Open Sans1" fo:font-size="10pt" style:text-underline-style="none" fo:font-weight="normal" officeooo:rsid="02ab4323" style:font-name-asian="Calibri" style:font-size-asian="10pt" style:font-weight-asian="normal" style:font-name-complex="Calibri" style:font-size-complex="12pt" style:font-weight-complex="normal"/>
    </style:style>
    <style:style style:name="T1099" style:family="text">
      <style:text-properties fo:color="#000000" loext:opacity="100%" style:text-line-through-style="none" style:text-line-through-type="none" style:font-name="Open Sans1" fo:font-size="14pt" fo:language="en" fo:country="GB" style:text-underline-style="none" fo:font-weight="normal" officeooo:rsid="0090580b" fo:background-color="transparent" loext:char-shading-value="0" style:font-name-asian="Calibri" style:font-size-asian="14pt" style:font-weight-asian="normal" style:font-name-complex="Calibri" style:font-size-complex="10pt" style:font-weight-complex="normal"/>
    </style:style>
    <style:style style:name="T1100" style:family="text">
      <style:text-properties fo:color="#000000" loext:opacity="100%" style:text-line-through-style="none" style:text-line-through-type="none" style:font-name="ArcadeClassic2" fo:font-size="14pt" fo:language="en" fo:country="GB" style:text-underline-style="none" fo:font-weight="normal" fo:background-color="transparent" loext:char-shading-value="0" style:font-name-asian="Calibri" style:font-size-asian="14pt" style:font-weight-asian="normal" style:font-name-complex="Calibri" style:font-size-complex="10pt" style:font-weight-complex="normal"/>
    </style:style>
    <style:style style:name="T1101" style:family="text">
      <style:text-properties fo:color="#000000" loext:opacity="100%" style:text-line-through-style="none" style:text-line-through-type="none" style:font-name="ArcadeClassic2" fo:font-size="14pt" fo:language="en" fo:country="GB" style:text-underline-style="none" fo:font-weight="normal" officeooo:rsid="0090580b" fo:background-color="transparent" loext:char-shading-value="0" style:font-name-asian="Calibri" style:font-size-asian="14pt" style:font-weight-asian="normal" style:font-name-complex="Calibri" style:font-size-complex="10pt" style:font-weight-complex="normal"/>
    </style:style>
    <style:style style:name="T1102" style:family="text">
      <style:text-properties fo:color="#000000" loext:opacity="100%" style:text-line-through-style="none" style:text-line-through-type="none" style:font-name="ArcadeClassic2" fo:font-size="14pt" fo:language="en" fo:country="GB" style:text-underline-style="none" fo:font-weight="normal" officeooo:rsid="00c01ba7" fo:background-color="transparent" loext:char-shading-value="0" style:font-name-asian="Calibri" style:font-size-asian="14pt" style:font-weight-asian="normal" style:font-name-complex="Calibri" style:font-size-complex="10pt" style:font-weight-complex="normal"/>
    </style:style>
    <style:style style:name="T1103" style:family="text">
      <style:text-properties fo:color="#000000" loext:opacity="100%" style:text-line-through-style="none" style:text-line-through-type="none" style:font-name="ArcadeClassic2" fo:font-size="14pt" fo:language="en" fo:country="GB" style:text-underline-style="none" fo:font-weight="normal" officeooo:rsid="0094fbe5" fo:background-color="transparent" loext:char-shading-value="0" style:font-name-asian="Calibri" style:font-size-asian="14pt" style:font-weight-asian="normal" style:font-name-complex="Calibri" style:font-size-complex="10pt" style:font-weight-complex="normal"/>
    </style:style>
    <style:style style:name="T1104" style:family="text">
      <style:text-properties fo:color="#000000" loext:opacity="100%" style:text-line-through-style="none" style:text-line-through-type="none" style:font-name="ArcadeClassic2" fo:font-size="14pt" fo:language="en" fo:country="GB" style:text-underline-style="none" fo:font-weight="normal" officeooo:rsid="01f05449" fo:background-color="transparent" loext:char-shading-value="0" style:font-name-asian="Calibri" style:font-size-asian="14pt" style:font-weight-asian="normal" style:font-name-complex="Calibri" style:font-size-complex="10pt" style:font-weight-complex="normal"/>
    </style:style>
    <style:style style:name="T1105" style:family="text">
      <style:text-properties fo:color="#000000" loext:opacity="100%" style:text-line-through-style="none" style:text-line-through-type="none" style:font-name="ArcadeClassic2" fo:font-size="14pt" fo:language="en" fo:country="GB" style:text-underline-style="none" fo:font-weight="normal" fo:background-color="transparent" loext:char-shading-value="0" style:font-name-asian="Calibri" style:font-size-asian="14pt" style:font-weight-asian="normal" style:font-name-complex="Calibri" style:font-size-complex="12pt" style:font-weight-complex="normal"/>
    </style:style>
    <style:style style:name="T1106" style:family="text">
      <style:text-properties fo:color="#000000" loext:opacity="100%" style:text-line-through-style="none" style:text-line-through-type="none" style:font-name="ArcadeClassic2" fo:font-size="14pt" fo:language="en" fo:country="GB" style:text-underline-style="none" fo:font-weight="normal" officeooo:rsid="00c2542f" fo:background-color="transparent" loext:char-shading-value="0" style:font-name-asian="Calibri" style:font-size-asian="14pt" style:font-weight-asian="normal" style:font-name-complex="Calibri" style:font-size-complex="12pt" style:font-weight-complex="normal"/>
    </style:style>
    <style:style style:name="T1107" style:family="text">
      <style:text-properties fo:color="#000000" loext:opacity="100%" style:text-line-through-style="none" style:text-line-through-type="none" style:font-name="ArcadeClassic2" fo:font-size="14pt" fo:language="en" fo:country="GB" fo:font-style="normal" style:text-underline-style="none" fo:font-weight="normal" fo:background-color="transparent" loext:char-shading-value="0" style:font-name-asian="Calibri" style:font-size-asian="14pt" style:font-style-asian="normal" style:font-weight-asian="normal" style:font-name-complex="Calibri" style:font-size-complex="10pt" style:font-style-complex="normal" style:font-weight-complex="normal"/>
    </style:style>
    <style:style style:name="T1108" style:family="text">
      <style:text-properties fo:color="#000000" loext:opacity="100%" style:text-line-through-style="none" style:text-line-through-type="none" style:font-name="ArcadeClassic2" fo:font-size="14pt" fo:language="en" fo:country="GB" fo:font-style="normal" style:text-underline-style="none" fo:font-weight="normal" officeooo:rsid="010ef6e8" fo:background-color="transparent" loext:char-shading-value="0" style:font-name-asian="Calibri" style:font-size-asian="14pt" style:font-style-asian="normal" style:font-weight-asian="normal" style:font-name-complex="Calibri" style:font-size-complex="10pt" style:font-style-complex="normal" style:font-weight-complex="normal"/>
    </style:style>
    <style:style style:name="T1109" style:family="text">
      <style:text-properties fo:color="#000000" loext:opacity="100%" style:text-line-through-style="none" style:text-line-through-type="none" style:font-name="ArcadeClassic2" fo:font-size="14pt" style:text-underline-style="none" fo:font-weight="normal" style:font-name-asian="Calibri" style:font-size-asian="14pt" style:font-weight-asian="normal" style:font-name-complex="Calibri" style:font-weight-complex="normal"/>
    </style:style>
    <style:style style:name="T1110" style:family="text">
      <style:text-properties fo:color="#000000" loext:opacity="100%" style:text-line-through-style="none" style:text-line-through-type="none" style:font-name="ArcadeClassic2" fo:font-size="14pt" style:text-underline-style="none" fo:font-weight="normal" style:font-name-asian="Calibri" style:font-size-asian="14pt" style:font-weight-asian="normal" style:font-name-complex="Calibri" style:font-size-complex="12pt" style:font-weight-complex="normal"/>
    </style:style>
    <style:style style:name="T1111" style:family="text">
      <style:text-properties fo:color="#000000" loext:opacity="100%" style:text-line-through-style="none" style:text-line-through-type="none" style:font-name="ArcadeClassic2" fo:font-size="14pt" style:text-underline-style="none" fo:font-weight="normal" officeooo:rsid="02ab4323" style:font-name-asian="Calibri" style:font-size-asian="14pt" style:font-weight-asian="normal" style:font-name-complex="Calibri" style:font-size-complex="12pt" style:font-weight-complex="normal"/>
    </style:style>
    <style:style style:name="T1112" style:family="text">
      <style:text-properties fo:color="#000000" loext:opacity="100%" style:text-line-through-style="none" style:text-line-through-type="none" style:font-name="Advanced Pixel-7" fo:font-size="10pt" fo:language="en" fo:country="GB" style:text-underline-style="none" fo:font-weight="normal" style:font-name-asian="Calibri" style:font-size-asian="10pt" style:font-weight-asian="normal" style:font-name-complex="Calibri" style:font-size-complex="10pt" style:font-weight-complex="normal"/>
    </style:style>
    <style:style style:name="T1113" style:family="text">
      <style:text-properties fo:color="#000000" loext:opacity="100%" style:text-line-through-style="none" style:text-line-through-type="none" fo:language="en" fo:country="GB" style:text-underline-style="none" fo:font-weight="normal" officeooo:rsid="0087cd66" fo:background-color="transparent" loext:char-shading-value="0" style:font-name-asian="Calibri" style:font-weight-asian="normal" style:font-name-complex="Calibri" style:font-weight-complex="normal"/>
    </style:style>
    <style:style style:name="T1114" style:family="text">
      <style:text-properties fo:color="#000000" loext:opacity="100%" style:text-line-through-style="none" style:text-line-through-type="none" style:font-name="Open Sans2" fo:font-size="10pt" fo:language="en" fo:country="GB" style:text-underline-style="none" fo:font-weight="normal" style:font-name-asian="Calibri" style:font-size-asian="10pt" style:font-weight-asian="normal" style:font-name-complex="Calibri" style:font-size-complex="14pt" style:font-weight-complex="normal"/>
    </style:style>
    <style:style style:name="T1115" style:family="text">
      <style:text-properties fo:color="#000000" loext:opacity="100%" style:text-line-through-style="none" style:text-line-through-type="none" style:font-name="Open Sans2" fo:font-size="10pt" fo:language="en" fo:country="GB" style:text-underline-style="none" fo:font-weight="normal" officeooo:rsid="00c0954e" style:font-name-asian="Calibri" style:font-size-asian="10pt" style:font-weight-asian="normal" style:font-name-complex="Calibri" style:font-size-complex="14pt" style:font-weight-complex="normal"/>
    </style:style>
    <style:style style:name="T1116" style:family="text">
      <style:text-properties fo:color="#000000" loext:opacity="100%" style:text-line-through-style="none" style:text-line-through-type="none" style:font-name="Open Sans2" fo:font-size="10pt" fo:language="en" fo:country="GB" style:text-underline-style="none" fo:font-weight="normal" officeooo:rsid="00c0ca70" style:font-name-asian="Calibri" style:font-size-asian="10pt" style:font-weight-asian="normal" style:font-name-complex="Calibri" style:font-size-complex="14pt" style:font-weight-complex="normal"/>
    </style:style>
    <style:style style:name="T1117" style:family="text">
      <style:text-properties fo:color="#000000" loext:opacity="100%" style:text-line-through-style="none" style:text-line-through-type="none" style:font-name="Open Sans2" fo:font-size="10pt" fo:language="en" fo:country="GB" style:text-underline-style="none" fo:font-weight="normal" fo:background-color="transparent" loext:char-shading-value="0" style:font-name-asian="Calibri" style:font-size-asian="10pt" style:font-weight-asian="normal" style:font-name-complex="Calibri" style:font-size-complex="14pt" style:font-weight-complex="normal"/>
    </style:style>
    <style:style style:name="T1118" style:family="text">
      <style:text-properties fo:color="#000000" loext:opacity="100%" style:text-line-through-style="none" style:text-line-through-type="none" style:font-name="Open Sans2" fo:font-size="10pt" fo:language="en" fo:country="GB" style:text-underline-style="none" fo:font-weight="normal" officeooo:rsid="00c0954e" fo:background-color="transparent" loext:char-shading-value="0" style:font-name-asian="Calibri" style:font-size-asian="10pt" style:font-weight-asian="normal" style:font-name-complex="Calibri" style:font-size-complex="14pt" style:font-weight-complex="normal"/>
    </style:style>
    <style:style style:name="T1119" style:family="text">
      <style:text-properties fo:color="#000000" loext:opacity="100%" style:text-line-through-style="none" style:text-line-through-type="none" style:font-name="Open Sans2" fo:font-size="10pt" fo:language="en" fo:country="GB" style:text-underline-style="none" fo:font-weight="normal" officeooo:rsid="00c0ca70" fo:background-color="transparent" loext:char-shading-value="0" style:font-name-asian="Calibri" style:font-size-asian="10pt" style:font-weight-asian="normal" style:font-name-complex="Calibri" style:font-size-complex="14pt" style:font-weight-complex="normal"/>
    </style:style>
    <style:style style:name="T1120" style:family="text">
      <style:text-properties fo:color="#000000" loext:opacity="100%" style:text-line-through-style="none" style:text-line-through-type="none" style:font-name="Open Sans2" fo:font-size="10pt" fo:language="en" fo:country="GB" style:text-underline-style="none" fo:font-weight="normal" officeooo:rsid="01207e18" fo:background-color="transparent" loext:char-shading-value="0" style:font-name-asian="Calibri" style:font-size-asian="10pt" style:font-weight-asian="normal" style:font-name-complex="Calibri" style:font-size-complex="14pt" style:font-weight-complex="normal"/>
    </style:style>
    <style:style style:name="T1121" style:family="text">
      <style:text-properties fo:color="#000000" loext:opacity="100%" style:text-line-through-style="none" style:text-line-through-type="none" style:font-name="Open Sans2" fo:font-size="10pt" fo:language="en" fo:country="GB" style:text-underline-style="none" fo:font-weight="bold" style:font-name-asian="Calibri" style:font-size-asian="10pt" style:font-weight-asian="bold" style:font-name-complex="Calibri" style:font-size-complex="14pt" style:font-weight-complex="bold"/>
    </style:style>
    <style:style style:name="T1122" style:family="text">
      <style:text-properties fo:color="#000000" loext:opacity="100%" style:text-line-through-style="none" style:text-line-through-type="none" style:font-name="Open Sans2" fo:font-size="10pt" fo:language="en" fo:country="GB" style:text-underline-style="none" fo:font-weight="bold" officeooo:rsid="00c0ca70" fo:background-color="transparent" loext:char-shading-value="0" style:font-name-asian="Calibri" style:font-size-asian="10pt" style:font-weight-asian="bold" style:font-name-complex="Calibri" style:font-size-complex="14pt" style:font-weight-complex="bold"/>
    </style:style>
    <style:style style:name="T1123" style:family="text">
      <style:text-properties fo:color="#000000" loext:opacity="100%" style:text-line-through-style="none" style:text-line-through-type="none" style:font-name="ArcadeClassic1" fo:font-size="14pt" fo:language="en" fo:country="GB" style:text-underline-style="none" fo:font-weight="normal" fo:background-color="transparent" loext:char-shading-value="0" style:font-name-asian="Calibri" style:font-size-asian="14pt" style:font-weight-asian="normal" style:font-name-complex="Calibri" style:font-size-complex="10pt" style:font-weight-complex="normal"/>
    </style:style>
    <style:style style:name="T1124" style:family="text">
      <style:text-properties fo:color="#000000" loext:opacity="100%" style:text-line-through-style="none" style:text-line-through-type="none" style:font-name="ArcadeClassic1" fo:font-size="14pt" fo:language="en" fo:country="GB" style:text-underline-style="none" fo:font-weight="normal" officeooo:rsid="0023a526" fo:background-color="transparent" loext:char-shading-value="0" style:font-name-asian="Calibri" style:font-size-asian="14pt" style:font-weight-asian="normal" style:font-name-complex="Calibri" style:font-size-complex="10pt" style:font-weight-complex="normal"/>
    </style:style>
    <style:style style:name="T1125" style:family="text">
      <style:text-properties fo:color="#000000" loext:opacity="100%" style:text-line-through-style="none" style:text-line-through-type="none" style:font-name="ArcadeClassic1" fo:font-size="14pt" fo:language="en" fo:country="GB" style:text-underline-style="none" fo:font-weight="normal" officeooo:rsid="00cb4a88" fo:background-color="transparent" loext:char-shading-value="0" style:font-name-asian="Calibri" style:font-size-asian="14pt" style:font-weight-asian="normal" style:font-name-complex="Calibri" style:font-size-complex="10pt" style:font-weight-complex="normal"/>
    </style:style>
    <style:style style:name="T1126" style:family="text">
      <style:text-properties fo:color="#000000" loext:opacity="100%" style:text-line-through-style="none" style:text-line-through-type="none" style:font-name="ArcadeClassic1" fo:font-size="14pt" fo:language="en" fo:country="GB" style:text-underline-style="none" fo:font-weight="normal" officeooo:rsid="0032d476" fo:background-color="transparent" loext:char-shading-value="0" style:font-name-asian="Calibri" style:font-size-asian="14pt" style:font-weight-asian="normal" style:font-name-complex="Calibri" style:font-size-complex="10pt" style:font-weight-complex="normal"/>
    </style:style>
    <style:style style:name="T1127" style:family="text">
      <style:text-properties fo:color="#000000" loext:opacity="100%" style:text-line-through-style="none" style:text-line-through-type="none" style:font-name="ArcadeClassic1" fo:font-size="14pt" fo:language="en" fo:country="GB" style:text-underline-style="none" fo:font-weight="normal" officeooo:rsid="01daa256" fo:background-color="transparent" loext:char-shading-value="0" style:font-name-asian="Calibri" style:font-size-asian="14pt" style:font-weight-asian="normal" style:font-name-complex="Calibri" style:font-size-complex="10pt" style:font-weight-complex="normal"/>
    </style:style>
    <style:style style:name="T1128" style:family="text">
      <style:text-properties fo:color="#000000" loext:opacity="100%" style:text-line-through-style="none" style:text-line-through-type="none" style:font-name="ArcadeClassic1" fo:font-size="14pt" fo:language="en" fo:country="GB" style:text-underline-style="none" fo:font-weight="normal" officeooo:rsid="002757c8" fo:background-color="transparent" loext:char-shading-value="0" style:font-name-asian="Calibri" style:font-size-asian="14pt" style:font-weight-asian="normal" style:font-name-complex="Calibri" style:font-size-complex="10pt" style:font-weight-complex="normal"/>
    </style:style>
    <style:style style:name="T1129" style:family="text">
      <style:text-properties fo:color="#000000" loext:opacity="100%" style:text-line-through-style="none" style:text-line-through-type="none" style:font-name="ArcadeClassic1" fo:font-size="14pt" fo:language="en" fo:country="GB" style:text-underline-style="none" fo:font-weight="normal" officeooo:rsid="03d4fae9" fo:background-color="transparent" loext:char-shading-value="0" style:font-name-asian="Calibri" style:font-size-asian="14pt" style:font-weight-asian="normal" style:font-name-complex="Calibri" style:font-size-complex="10pt" style:font-weight-complex="normal"/>
    </style:style>
    <style:style style:name="T1130" style:family="text">
      <style:text-properties fo:color="#000000" loext:opacity="100%" style:text-line-through-style="none" style:text-line-through-type="none" style:font-name="ArcadeClassic1" fo:font-size="14pt" fo:language="en" fo:country="GB" fo:font-style="normal" style:text-underline-style="none" fo:font-weight="normal" fo:background-color="transparent" loext:char-shading-value="0" style:font-name-asian="Calibri" style:font-size-asian="14pt" style:font-style-asian="normal" style:font-weight-asian="normal" style:font-name-complex="Calibri" style:font-size-complex="10pt" style:font-style-complex="normal" style:font-weight-complex="normal"/>
    </style:style>
    <style:style style:name="T1131" style:family="text">
      <style:text-properties fo:color="#000000" loext:opacity="100%" style:text-line-through-style="none" style:text-line-through-type="none" style:font-name="ArcadeClassic1" fo:font-size="14pt" fo:language="en" fo:country="GB" fo:font-style="normal" style:text-underline-style="none" fo:font-weight="normal" officeooo:rsid="010ef6e8" fo:background-color="transparent" loext:char-shading-value="0" style:font-name-asian="Calibri" style:font-size-asian="14pt" style:font-style-asian="normal" style:font-weight-asian="normal" style:font-name-complex="Calibri" style:font-size-complex="10pt" style:font-style-complex="normal" style:font-weight-complex="normal"/>
    </style:style>
    <style:style style:name="T1132" style:family="text">
      <style:text-properties fo:color="#000000" loext:opacity="100%" style:text-line-through-style="none" style:text-line-through-type="none" style:font-name="ArcadeClassic1" fo:font-size="14pt" fo:language="en" fo:country="GB" fo:font-style="normal" style:text-underline-style="none" fo:font-weight="normal" officeooo:rsid="01120272" fo:background-color="transparent" loext:char-shading-value="0" style:font-name-asian="Calibri" style:font-size-asian="14pt" style:font-style-asian="normal" style:font-weight-asian="normal" style:font-name-complex="Calibri" style:font-size-complex="10pt" style:font-style-complex="normal" style:font-weight-complex="normal"/>
    </style:style>
    <style:style style:name="T1133" style:family="text">
      <style:text-properties fo:color="#000000" loext:opacity="100%" style:text-line-through-style="none" style:text-line-through-type="none" style:font-name="ArcadeClassic1" fo:font-size="14pt" style:text-underline-style="none" fo:font-weight="normal" style:font-name-asian="Calibri" style:font-size-asian="14pt" style:font-weight-asian="normal" style:font-name-complex="Calibri" style:font-size-complex="10pt" style:font-weight-complex="normal"/>
    </style:style>
    <style:style style:name="T1134" style:family="text">
      <style:text-properties fo:color="#000000" loext:opacity="100%" style:text-line-through-style="none" style:text-line-through-type="none" style:font-name="ArcadeClassic1" fo:font-size="14pt" style:text-underline-style="none" fo:font-weight="normal" fo:background-color="transparent" loext:char-shading-value="0" style:font-name-asian="Calibri" style:font-size-asian="14pt" style:font-weight-asian="normal" style:font-name-complex="Calibri" style:font-size-complex="10pt" style:font-weight-complex="normal"/>
    </style:style>
    <style:style style:name="T1135" style:family="text">
      <style:text-properties fo:color="#000000" loext:opacity="100%" style:text-line-through-style="none" style:text-line-through-type="none" style:font-name="Liberation Mono" fo:font-size="10pt" fo:language="en" fo:country="GB" style:text-underline-style="none" fo:font-weight="normal" officeooo:rsid="00f273bb" fo:background-color="transparent" loext:char-shading-value="0" style:font-name-asian="Liberation Mono" style:font-size-asian="10pt" style:font-weight-asian="normal" style:font-name-complex="Liberation Mono" style:font-size-complex="12pt" style:font-weight-complex="normal"/>
    </style:style>
    <style:style style:name="T1136" style:family="text">
      <style:text-properties fo:color="#000000" loext:opacity="100%" style:text-line-through-style="none" style:text-line-through-type="none" style:text-position="super 58%" style:font-name="Open Sans" fo:font-size="10pt" fo:language="en" fo:country="GB" style:text-underline-style="none" fo:font-weight="normal" officeooo:rsid="02a0467f" style:font-name-asian="Calibri" style:font-size-asian="10pt" style:font-weight-asian="normal" style:font-name-complex="Calibri" style:font-size-complex="10pt" style:font-weight-complex="normal"/>
    </style:style>
    <style:style style:name="T1137" style:family="text">
      <style:text-properties fo:color="#000000" loext:opacity="100%" style:text-line-through-style="none" style:text-line-through-type="none" style:font-name="Calibri1" fo:font-size="11pt" fo:language="en" fo:country="GB" style:text-underline-style="none" fo:font-weight="bold" officeooo:rsid="00142de4" style:font-name-asian="Calibri" style:font-size-asian="11pt" style:font-weight-asian="bold" style:font-name-complex="Calibri" style:font-size-complex="10pt" style:font-weight-complex="normal"/>
    </style:style>
    <style:style style:name="T1138" style:family="text">
      <style:text-properties fo:color="#000000" loext:opacity="100%" style:font-name="Open Sans" fo:font-size="10pt" fo:language="en" fo:country="GB" fo:font-weight="bold" officeooo:rsid="00dca5ec" fo:background-color="transparent" loext:char-shading-value="0" style:font-name-asian="Calibri" style:font-size-asian="10pt" style:font-weight-asian="bold" style:font-name-complex="Calibri" style:font-size-complex="10pt" style:font-weight-complex="bold"/>
    </style:style>
    <style:style style:name="T1139" style:family="text">
      <style:text-properties fo:color="#000000" loext:opacity="100%" style:font-name="Open Sans" fo:font-size="10pt" fo:language="en" fo:country="GB" fo:font-weight="bold" officeooo:rsid="00dcd16d" fo:background-color="transparent" loext:char-shading-value="0" style:font-name-asian="Calibri" style:font-size-asian="10pt" style:font-weight-asian="bold" style:font-name-complex="Calibri" style:font-size-complex="10pt" style:font-weight-complex="bold"/>
    </style:style>
    <style:style style:name="T1140" style:family="text">
      <style:text-properties fo:color="#000000" loext:opacity="100%" style:font-name="Open Sans" fo:font-size="10pt" fo:language="en" fo:country="GB" fo:font-weight="bold" officeooo:rsid="00e3f935" fo:background-color="transparent" loext:char-shading-value="0" style:font-name-asian="Calibri" style:font-size-asian="10pt" style:font-weight-asian="bold" style:font-name-complex="Calibri" style:font-size-complex="10pt" style:font-weight-complex="bold"/>
    </style:style>
    <style:style style:name="T1141" style:family="text">
      <style:text-properties fo:color="#000000" loext:opacity="100%" style:font-name="Open Sans" fo:font-size="10pt" fo:language="en" fo:country="GB" fo:font-weight="bold" officeooo:rsid="01f05449" fo:background-color="transparent" loext:char-shading-value="0" style:font-name-asian="Calibri" style:font-size-asian="10pt" style:font-weight-asian="bold" style:font-name-complex="Calibri" style:font-size-complex="12pt" style:font-weight-complex="bold"/>
    </style:style>
    <style:style style:name="T1142" style:family="text">
      <style:text-properties fo:color="#000000" loext:opacity="100%" style:font-name="Open Sans" fo:font-size="10pt" fo:language="en" fo:country="GB" fo:font-weight="bold" officeooo:rsid="03bf05ba" fo:background-color="transparent" loext:char-shading-value="0" style:font-name-asian="Calibri" style:font-size-asian="10pt" style:font-weight-asian="bold" style:font-name-complex="Calibri" style:font-size-complex="12pt" style:font-weight-complex="bold"/>
    </style:style>
    <style:style style:name="T1143" style:family="text">
      <style:text-properties fo:color="#000000" loext:opacity="100%" style:font-name="Open Sans" fo:font-size="10pt" fo:language="en" fo:country="GB" style:font-size-asian="10pt"/>
    </style:style>
    <style:style style:name="T1144" style:family="text">
      <style:text-properties fo:color="#000000" loext:opacity="100%" style:font-name="Open Sans" fo:font-size="10pt" fo:language="en" fo:country="GB" officeooo:rsid="00b1c7c6" style:font-size-asian="10pt"/>
    </style:style>
    <style:style style:name="T1145" style:family="text">
      <style:text-properties fo:color="#000000" loext:opacity="100%" style:font-name="Open Sans" fo:font-size="10pt" fo:language="en" fo:country="GB" officeooo:rsid="013cf11c" style:font-size-asian="10pt"/>
    </style:style>
    <style:style style:name="T1146" style:family="text">
      <style:text-properties fo:color="#000000" loext:opacity="100%" style:font-name="Open Sans" fo:font-size="10pt" fo:language="en" fo:country="GB" officeooo:rsid="00cc35f1" fo:background-color="transparent" loext:char-shading-value="0" style:font-name-asian="Calibri" style:font-size-asian="10pt" style:font-name-complex="Calibri" style:font-size-complex="10pt"/>
    </style:style>
    <style:style style:name="T1147" style:family="text">
      <style:text-properties fo:color="#000000" loext:opacity="100%" style:font-name="Open Sans" fo:font-size="10pt" fo:language="en" fo:country="GB" officeooo:rsid="00dca5ec" fo:background-color="transparent" loext:char-shading-value="0" style:font-name-asian="Calibri" style:font-size-asian="10pt" style:font-name-complex="Calibri" style:font-size-complex="10pt"/>
    </style:style>
    <style:style style:name="T1148" style:family="text">
      <style:text-properties fo:color="#000000" loext:opacity="100%" style:font-name="Open Sans" fo:font-size="10pt" fo:language="en" fo:country="GB" officeooo:rsid="025f5b12" fo:background-color="transparent" loext:char-shading-value="0" style:font-name-asian="Calibri" style:font-size-asian="10pt" style:font-name-complex="Calibri" style:font-size-complex="10pt"/>
    </style:style>
    <style:style style:name="T1149" style:family="text">
      <style:text-properties fo:color="#000000" loext:opacity="100%" style:font-name="Open Sans" fo:font-size="10pt" fo:language="en" fo:country="GB" officeooo:rsid="030e81fb" fo:background-color="transparent" loext:char-shading-value="0" style:font-name-asian="Calibri" style:font-size-asian="10pt" style:font-name-complex="Calibri" style:font-size-complex="10pt"/>
    </style:style>
    <style:style style:name="T1150" style:family="text">
      <style:text-properties fo:color="#000000" loext:opacity="100%" style:font-name="Open Sans" fo:font-size="10pt" fo:language="en" fo:country="GB" officeooo:rsid="00dca5ec" fo:background-color="transparent" loext:char-shading-value="0" style:font-size-asian="10pt" style:font-size-complex="10pt"/>
    </style:style>
    <style:style style:name="T1151" style:family="text">
      <style:text-properties fo:color="#000000" loext:opacity="100%" style:font-name="Open Sans" fo:font-size="10pt" fo:language="en" fo:country="GB" officeooo:rsid="00c0954e" fo:background-color="transparent" loext:char-shading-value="0" style:font-size-asian="10pt" style:font-size-complex="10pt"/>
    </style:style>
    <style:style style:name="T1152" style:family="text">
      <style:text-properties fo:color="#000000" loext:opacity="100%" style:font-name="Open Sans" fo:font-size="10pt" fo:language="en" fo:country="GB" officeooo:rsid="030e81fb" fo:background-color="transparent" loext:char-shading-value="0" style:font-size-asian="10pt" style:font-size-complex="10pt"/>
    </style:style>
    <style:style style:name="T1153" style:family="text">
      <style:text-properties fo:color="#000000" loext:opacity="100%" style:font-name="Open Sans" fo:font-size="10pt" fo:language="en" fo:country="GB" officeooo:rsid="0219d379" fo:background-color="transparent" loext:char-shading-value="0" style:font-size-asian="10pt"/>
    </style:style>
    <style:style style:name="T1154" style:family="text">
      <style:text-properties fo:color="#000000" loext:opacity="100%" style:font-name="Open Sans" fo:font-size="10pt" fo:language="en" fo:country="GB" fo:font-weight="normal" officeooo:rsid="00c01ba7" fo:background-color="transparent" loext:char-shading-value="0" style:font-size-asian="10pt" style:font-weight-asian="normal" style:font-size-complex="10pt"/>
    </style:style>
    <style:style style:name="T1155" style:family="text">
      <style:text-properties fo:color="#000000" loext:opacity="100%" style:font-name="Open Sans" fo:font-size="10pt" fo:language="en" fo:country="GB" fo:font-weight="normal" officeooo:rsid="00dca5ec" fo:background-color="transparent" loext:char-shading-value="0" style:font-name-asian="Calibri" style:font-size-asian="10pt" style:font-weight-asian="normal" style:font-name-complex="Calibri" style:font-size-complex="10pt" style:font-weight-complex="normal"/>
    </style:style>
    <style:style style:name="T1156" style:family="text">
      <style:text-properties fo:color="#000000" loext:opacity="100%" style:font-name="Open Sans" fo:font-size="10pt" fo:language="en" fo:country="GB" fo:font-weight="normal" officeooo:rsid="00dcd16d" fo:background-color="transparent" loext:char-shading-value="0" style:font-name-asian="Calibri" style:font-size-asian="10pt" style:font-weight-asian="normal" style:font-name-complex="Calibri" style:font-size-complex="10pt" style:font-weight-complex="normal"/>
    </style:style>
    <style:style style:name="T1157" style:family="text">
      <style:text-properties fo:color="#000000" loext:opacity="100%" style:font-name="Open Sans" fo:font-size="10pt" fo:language="en" fo:country="GB" fo:font-weight="normal" officeooo:rsid="00dea858" fo:background-color="transparent" loext:char-shading-value="0" style:font-name-asian="Calibri" style:font-size-asian="10pt" style:font-weight-asian="normal" style:font-name-complex="Calibri" style:font-size-complex="10pt" style:font-weight-complex="normal"/>
    </style:style>
    <style:style style:name="T1158" style:family="text">
      <style:text-properties fo:color="#000000" loext:opacity="100%" style:font-name="Open Sans" fo:font-size="10pt" fo:language="en" fo:country="GB" fo:font-weight="normal" officeooo:rsid="00e3f935" fo:background-color="transparent" loext:char-shading-value="0" style:font-name-asian="Calibri" style:font-size-asian="10pt" style:font-weight-asian="normal" style:font-name-complex="Calibri" style:font-size-complex="10pt" style:font-weight-complex="normal"/>
    </style:style>
    <style:style style:name="T1159" style:family="text">
      <style:text-properties fo:color="#000000" loext:opacity="100%" style:font-name="Open Sans" fo:font-size="10pt" fo:language="en" fo:country="GB" fo:font-weight="normal" officeooo:rsid="01207e18" fo:background-color="transparent" loext:char-shading-value="0" style:font-name-asian="Calibri" style:font-size-asian="10pt" style:font-weight-asian="normal" style:font-name-complex="Calibri" style:font-size-complex="10pt" style:font-weight-complex="normal"/>
    </style:style>
    <style:style style:name="T1160" style:family="text">
      <style:text-properties fo:color="#000000" loext:opacity="100%" style:font-name="Open Sans" fo:font-size="10pt" fo:language="en" fo:country="GB" fo:font-weight="normal" officeooo:rsid="00c01ba7" fo:background-color="transparent" loext:char-shading-value="0" style:font-name-asian="Calibri" style:font-size-asian="10pt" style:font-weight-asian="normal" style:font-name-complex="Calibri" style:font-size-complex="10pt" style:font-weight-complex="normal"/>
    </style:style>
    <style:style style:name="T1161" style:family="text">
      <style:text-properties fo:color="#000000" loext:opacity="100%" style:font-name="Open Sans" fo:font-size="10pt" fo:language="en" fo:country="GB" fo:font-weight="normal" officeooo:rsid="01fd6ee6" fo:background-color="transparent" loext:char-shading-value="0" style:font-name-asian="Calibri" style:font-size-asian="10pt" style:font-weight-asian="normal" style:font-name-complex="Calibri" style:font-size-complex="10pt" style:font-weight-complex="normal"/>
    </style:style>
    <style:style style:name="T1162" style:family="text">
      <style:text-properties fo:color="#000000" loext:opacity="100%" style:font-name="Open Sans" fo:font-size="10pt" fo:language="en" fo:country="GB" fo:font-weight="normal" officeooo:rsid="0258d10b" fo:background-color="transparent" loext:char-shading-value="0" style:font-name-asian="Calibri" style:font-size-asian="10pt" style:font-weight-asian="normal" style:font-name-complex="Calibri" style:font-size-complex="10pt" style:font-weight-complex="normal"/>
    </style:style>
    <style:style style:name="T1163" style:family="text">
      <style:text-properties fo:color="#000000" loext:opacity="100%" style:font-name="Open Sans" fo:font-size="10pt" fo:language="en" fo:country="GB" fo:font-weight="normal" officeooo:rsid="0308f972" fo:background-color="transparent" loext:char-shading-value="0" style:font-name-asian="Calibri" style:font-size-asian="10pt" style:font-weight-asian="normal" style:font-name-complex="Calibri" style:font-size-complex="10pt" style:font-weight-complex="normal"/>
    </style:style>
    <style:style style:name="T1164" style:family="text">
      <style:text-properties fo:color="#000000" loext:opacity="100%" style:font-name="Open Sans" fo:font-size="10pt" fo:language="en" fo:country="GB" fo:font-weight="normal" officeooo:rsid="03bd9d3c" fo:background-color="transparent" loext:char-shading-value="0" style:font-name-asian="Calibri" style:font-size-asian="10pt" style:font-weight-asian="normal" style:font-name-complex="Calibri" style:font-size-complex="10pt" style:font-weight-complex="normal"/>
    </style:style>
    <style:style style:name="T1165" style:family="text">
      <style:text-properties fo:color="#000000" loext:opacity="100%" style:font-name="Open Sans" fo:font-size="10pt" fo:language="en" fo:country="GB" fo:font-weight="normal" officeooo:rsid="00dca5ec" fo:background-color="transparent" loext:char-shading-value="0" style:font-name-asian="Calibri" style:font-size-asian="10pt" style:font-weight-asian="normal" style:font-name-complex="Calibri" style:font-size-complex="12pt" style:font-weight-complex="normal"/>
    </style:style>
    <style:style style:name="T1166" style:family="text">
      <style:text-properties fo:color="#000000" loext:opacity="100%" style:font-name="Open Sans" fo:font-size="10pt" fo:language="en" fo:country="GB" fo:font-weight="normal" officeooo:rsid="02cb7745" fo:background-color="transparent" loext:char-shading-value="0" style:font-name-asian="Calibri" style:font-size-asian="10pt" style:font-weight-asian="normal" style:font-name-complex="Calibri" style:font-size-complex="12pt" style:font-weight-complex="normal"/>
    </style:style>
    <style:style style:name="T1167" style:family="text">
      <style:text-properties fo:color="#000000" loext:opacity="100%" style:font-name="Open Sans" fo:font-size="10pt" fo:language="en" fo:country="GB" fo:font-weight="normal" officeooo:rsid="01f05449" fo:background-color="transparent" loext:char-shading-value="0" style:font-name-asian="Calibri" style:font-size-asian="10pt" style:font-weight-asian="normal" style:font-name-complex="Calibri" style:font-size-complex="12pt" style:font-weight-complex="normal"/>
    </style:style>
    <style:style style:name="T1168" style:family="text">
      <style:text-properties fo:color="#000000" loext:opacity="100%" style:font-name="Open Sans" fo:font-size="10pt" fo:language="en" fo:country="GB" fo:font-weight="normal" officeooo:rsid="01f40832" fo:background-color="transparent" loext:char-shading-value="0" style:font-name-asian="Calibri" style:font-size-asian="10pt" style:font-weight-asian="normal" style:font-name-complex="Calibri" style:font-size-complex="12pt" style:font-weight-complex="normal"/>
    </style:style>
    <style:style style:name="T1169" style:family="text">
      <style:text-properties fo:color="#000000" loext:opacity="100%" style:font-name="Open Sans" fo:font-size="10pt" fo:language="en" fo:country="GB" fo:font-weight="normal" officeooo:rsid="01f43cfb" fo:background-color="transparent" loext:char-shading-value="0" style:font-name-asian="Calibri" style:font-size-asian="10pt" style:font-weight-asian="normal" style:font-name-complex="Calibri" style:font-size-complex="12pt" style:font-weight-complex="normal"/>
    </style:style>
    <style:style style:name="T1170" style:family="text">
      <style:text-properties fo:color="#000000" loext:opacity="100%" style:font-name="Open Sans" fo:font-size="10pt" fo:language="en" fo:country="GB" fo:font-weight="normal" officeooo:rsid="01f5906b" fo:background-color="transparent" loext:char-shading-value="0" style:font-name-asian="Calibri" style:font-size-asian="10pt" style:font-weight-asian="normal" style:font-name-complex="Calibri" style:font-size-complex="12pt" style:font-weight-complex="normal"/>
    </style:style>
    <style:style style:name="T1171" style:family="text">
      <style:text-properties fo:color="#000000" loext:opacity="100%" style:font-name="Open Sans" fo:font-size="10pt" fo:language="en" fo:country="GB" fo:font-weight="normal" officeooo:rsid="01fa61c5" fo:background-color="transparent" loext:char-shading-value="0" style:font-name-asian="Calibri" style:font-size-asian="10pt" style:font-weight-asian="normal" style:font-name-complex="Calibri" style:font-size-complex="12pt" style:font-weight-complex="normal"/>
    </style:style>
    <style:style style:name="T1172" style:family="text">
      <style:text-properties fo:color="#000000" loext:opacity="100%" style:font-name="Open Sans" fo:font-size="10pt" fo:language="en" fo:country="GB" fo:font-weight="normal" officeooo:rsid="030a1002" fo:background-color="transparent" loext:char-shading-value="0" style:font-name-asian="Calibri" style:font-size-asian="10pt" style:font-weight-asian="normal" style:font-name-complex="Calibri" style:font-size-complex="12pt" style:font-weight-complex="normal"/>
    </style:style>
    <style:style style:name="T1173" style:family="text">
      <style:text-properties fo:color="#000000" loext:opacity="100%" style:font-name="Open Sans" fo:font-size="10pt" fo:language="en" fo:country="GB" fo:font-weight="normal" officeooo:rsid="0368e4f2" fo:background-color="transparent" loext:char-shading-value="0" style:font-name-asian="Calibri" style:font-size-asian="10pt" style:font-weight-asian="normal" style:font-name-complex="Calibri" style:font-size-complex="12pt" style:font-weight-complex="normal"/>
    </style:style>
    <style:style style:name="T1174" style:family="text">
      <style:text-properties fo:color="#000000" loext:opacity="100%" style:font-name="Open Sans" fo:font-size="10pt" fo:language="en" fo:country="GB" fo:font-weight="normal" officeooo:rsid="03c009a5" fo:background-color="transparent" loext:char-shading-value="0" style:font-name-asian="Calibri" style:font-size-asian="10pt" style:font-weight-asian="normal" style:font-name-complex="Calibri" style:font-size-complex="12pt" style:font-weight-complex="normal"/>
    </style:style>
    <style:style style:name="T1175" style:family="text">
      <style:text-properties fo:color="#000000" loext:opacity="100%" style:font-name="Open Sans" fo:font-size="10pt" fo:language="en" fo:country="GB" officeooo:rsid="00effb85" style:font-name-asian="Calibri" style:font-size-asian="10pt" style:font-name-complex="Calibri" style:font-size-complex="10pt"/>
    </style:style>
    <style:style style:name="T1176" style:family="text">
      <style:text-properties fo:color="#000000" loext:opacity="100%" style:font-name="Open Sans" fo:font-size="10pt" officeooo:rsid="00c0954e" fo:background-color="transparent" loext:char-shading-value="0" style:font-name-asian="Calibri" style:font-size-asian="10pt" style:font-name-complex="Calibri" style:font-size-complex="10pt"/>
    </style:style>
    <style:style style:name="T1177" style:family="text">
      <style:text-properties fo:color="#000000" loext:opacity="100%" style:font-name="Open Sans" fo:font-size="10pt" officeooo:rsid="00dca5ec" fo:background-color="transparent" loext:char-shading-value="0" style:font-name-asian="Calibri" style:font-size-asian="10pt" style:font-name-complex="Calibri" style:font-size-complex="10pt"/>
    </style:style>
    <style:style style:name="T1178" style:family="text">
      <style:text-properties fo:color="#000000" loext:opacity="100%" style:font-name="Open Sans" fo:font-size="10pt" officeooo:rsid="020848df" fo:background-color="transparent" loext:char-shading-value="0" style:font-name-asian="Calibri" style:font-size-asian="10pt" style:font-name-complex="Calibri" style:font-size-complex="10pt"/>
    </style:style>
    <style:style style:name="T1179" style:family="text">
      <style:text-properties fo:color="#000000" loext:opacity="100%" style:font-name="Open Sans" fo:font-size="10pt" officeooo:rsid="025d88be" fo:background-color="transparent" loext:char-shading-value="0" style:font-name-asian="Calibri" style:font-size-asian="10pt" style:font-name-complex="Calibri" style:font-size-complex="10pt"/>
    </style:style>
    <style:style style:name="T1180" style:family="text">
      <style:text-properties fo:color="#000000" loext:opacity="100%" style:font-name="Open Sans" fo:font-size="10pt" officeooo:rsid="030c8d82" fo:background-color="transparent" loext:char-shading-value="0" style:font-name-asian="Calibri" style:font-size-asian="10pt" style:font-name-complex="Calibri" style:font-size-complex="10pt"/>
    </style:style>
    <style:style style:name="T1181" style:family="text">
      <style:text-properties fo:color="#000000" loext:opacity="100%" style:font-name="Open Sans" fo:font-size="10pt" officeooo:rsid="0368e4f2" fo:background-color="transparent" loext:char-shading-value="0" style:font-name-asian="Calibri" style:font-size-asian="10pt" style:font-name-complex="Calibri" style:font-size-complex="10pt"/>
    </style:style>
    <style:style style:name="T1182" style:family="text">
      <style:text-properties fo:color="#000000" loext:opacity="100%" style:font-name="Open Sans" fo:font-size="10pt" officeooo:rsid="036ad7e2" fo:background-color="transparent" loext:char-shading-value="0" style:font-name-asian="Calibri" style:font-size-asian="10pt" style:font-name-complex="Calibri" style:font-size-complex="10pt"/>
    </style:style>
    <style:style style:name="T1183" style:family="text">
      <style:text-properties fo:color="#000000" loext:opacity="100%" style:font-name="Open Sans" fo:font-size="10pt" officeooo:rsid="036b8382" fo:background-color="transparent" loext:char-shading-value="0" style:font-name-asian="Calibri" style:font-size-asian="10pt" style:font-name-complex="Calibri" style:font-size-complex="10pt"/>
    </style:style>
    <style:style style:name="T1184" style:family="text">
      <style:text-properties fo:color="#000000" loext:opacity="100%" style:font-name="ArcadeClassic" fo:font-size="12pt" fo:font-weight="normal" style:font-name-asian="Calibri" style:font-size-asian="12pt" style:font-weight-asian="normal" style:font-name-complex="Calibri" style:font-size-complex="12pt" style:font-weight-complex="normal"/>
    </style:style>
    <style:style style:name="T1185" style:family="text">
      <style:text-properties fo:color="#000000" loext:opacity="100%" style:font-name="ArcadeClassic" fo:font-size="12pt" fo:font-weight="normal" officeooo:rsid="00431ee5" style:font-name-asian="Calibri" style:font-size-asian="12pt" style:font-weight-asian="normal" style:font-name-complex="Calibri" style:font-size-complex="12pt" style:font-weight-complex="normal"/>
    </style:style>
    <style:style style:name="T1186" style:family="text">
      <style:text-properties fo:color="#000000" loext:opacity="100%" style:font-name="ArcadeClassic" fo:font-size="12pt" fo:font-weight="normal" officeooo:rsid="00d6c5bd" style:font-name-asian="Calibri" style:font-size-asian="12pt" style:font-weight-asian="normal" style:font-name-complex="Calibri" style:font-size-complex="12pt" style:font-weight-complex="normal"/>
    </style:style>
    <style:style style:name="T1187" style:family="text">
      <style:text-properties fo:color="#000000" loext:opacity="100%" style:font-name="ArcadeClassic" fo:font-size="14pt" fo:font-weight="normal" style:font-name-asian="Calibri" style:font-size-asian="14pt" style:font-weight-asian="normal" style:font-name-complex="Calibri" style:font-size-complex="14pt" style:font-weight-complex="normal"/>
    </style:style>
    <style:style style:name="T1188" style:family="text">
      <style:text-properties fo:color="#000000" loext:opacity="100%" style:font-name="Open Sans1"/>
    </style:style>
    <style:style style:name="T1189" style:family="text">
      <style:text-properties fo:color="#000000" loext:opacity="100%" style:font-name="Open Sans1" fo:font-size="10pt" fo:language="en" fo:country="GB" style:font-size-asian="10pt"/>
    </style:style>
    <style:style style:name="T1190" style:family="text">
      <style:text-properties fo:color="#000000" loext:opacity="100%" style:font-name="Open Sans1" fo:font-size="10pt" fo:language="en" fo:country="GB" officeooo:rsid="009bdb6a" style:font-size-asian="10pt"/>
    </style:style>
    <style:style style:name="T1191" style:family="text">
      <style:text-properties fo:color="#000000" loext:opacity="100%" style:font-name="Open Sans1" fo:font-size="10pt" fo:language="en" fo:country="GB" officeooo:rsid="00c4288f" style:font-size-asian="10pt"/>
    </style:style>
    <style:style style:name="T1192" style:family="text">
      <style:text-properties fo:color="#000000" loext:opacity="100%" style:font-name="Open Sans1" fo:font-size="10pt" fo:language="en" fo:country="GB" officeooo:rsid="00c4ddab" style:font-size-asian="10pt"/>
    </style:style>
    <style:style style:name="T1193" style:family="text">
      <style:text-properties fo:color="#000000" loext:opacity="100%" style:font-name="Open Sans1" fo:font-size="10pt" fo:language="en" fo:country="GB" officeooo:rsid="00cb4a88" style:font-size-asian="10pt"/>
    </style:style>
    <style:style style:name="T1194" style:family="text">
      <style:text-properties fo:color="#000000" loext:opacity="100%" style:font-name="Open Sans1" fo:font-size="10pt" fo:language="en" fo:country="GB" officeooo:rsid="01040dca" style:font-size-asian="10pt"/>
    </style:style>
    <style:style style:name="T1195" style:family="text">
      <style:text-properties fo:color="#000000" loext:opacity="100%" style:font-name="Open Sans1" fo:font-size="10pt" fo:language="en" fo:country="GB" officeooo:rsid="02a85cbe" style:font-size-asian="10pt"/>
    </style:style>
    <style:style style:name="T1196" style:family="text">
      <style:text-properties fo:color="#000000" loext:opacity="100%" style:font-name="Open Sans1" fo:font-size="10pt" fo:language="en" fo:country="GB" officeooo:rsid="02a8636e" style:font-size-asian="10pt"/>
    </style:style>
    <style:style style:name="T1197" style:family="text">
      <style:text-properties fo:color="#000000" loext:opacity="100%" style:font-name="Open Sans1" fo:font-size="10pt" fo:language="en" fo:country="GB" officeooo:rsid="02aa41c7" style:font-size-asian="10pt"/>
    </style:style>
    <style:style style:name="T1198" style:family="text">
      <style:text-properties fo:color="#000000" loext:opacity="100%" style:font-name="Open Sans1" fo:font-size="10pt" fo:language="en" fo:country="GB" officeooo:rsid="03142636" style:font-size-asian="10pt"/>
    </style:style>
    <style:style style:name="T1199" style:family="text">
      <style:text-properties fo:color="#000000" loext:opacity="100%" style:font-name="Open Sans1" fo:font-size="10pt" fo:language="en" fo:country="GB" officeooo:rsid="040f2a60" style:font-size-asian="10pt"/>
    </style:style>
    <style:style style:name="T1200" style:family="text">
      <style:text-properties fo:color="#000000" loext:opacity="100%" style:font-name="Open Sans1" fo:font-size="10pt" fo:language="en" fo:country="GB" fo:font-weight="bold" style:font-size-asian="10pt" style:font-weight-asian="bold" style:font-weight-complex="bold"/>
    </style:style>
    <style:style style:name="T1201" style:family="text">
      <style:text-properties fo:color="#000000" loext:opacity="100%" style:font-name="Open Sans1" fo:font-size="10pt" fo:language="en" fo:country="GB" fo:font-weight="bold" fo:background-color="transparent" loext:char-shading-value="0" style:font-size-asian="10pt" style:font-weight-asian="bold"/>
    </style:style>
    <style:style style:name="T1202" style:family="text">
      <style:text-properties fo:color="#000000" loext:opacity="100%" style:font-name="Open Sans1" fo:font-size="10pt" fo:language="en" fo:country="GB" fo:font-weight="bold" fo:background-color="transparent" loext:char-shading-value="0" style:font-size-asian="10pt" style:font-weight-asian="bold" style:font-size-complex="10pt"/>
    </style:style>
    <style:style style:name="T1203" style:family="text">
      <style:text-properties fo:color="#000000" loext:opacity="100%" style:font-name="Open Sans1" fo:font-size="10pt" fo:language="en" fo:country="GB" fo:font-weight="bold" officeooo:rsid="0094fbe5" fo:background-color="transparent" loext:char-shading-value="0" style:font-size-asian="10pt" style:font-weight-asian="bold" style:font-size-complex="10pt"/>
    </style:style>
    <style:style style:name="T1204" style:family="text">
      <style:text-properties fo:color="#000000" loext:opacity="100%" style:font-name="Open Sans1" fo:font-size="10pt" fo:language="en" fo:country="GB" fo:font-weight="bold" fo:background-color="transparent" loext:char-shading-value="0" style:font-size-asian="10pt" style:font-weight-asian="bold" style:font-size-complex="10pt" style:font-weight-complex="bold"/>
    </style:style>
    <style:style style:name="T1205" style:family="text">
      <style:text-properties fo:color="#000000" loext:opacity="100%" style:font-name="Open Sans1" fo:font-size="10pt" fo:language="en" fo:country="GB" fo:font-weight="bold" officeooo:rsid="011b36f5" fo:background-color="transparent" loext:char-shading-value="0" style:font-name-asian="Calibri" style:font-size-asian="10pt" style:font-weight-asian="bold" style:font-name-complex="Calibri" style:font-size-complex="12pt" style:font-weight-complex="bold"/>
    </style:style>
    <style:style style:name="T1206" style:family="text">
      <style:text-properties fo:color="#000000" loext:opacity="100%" style:font-name="Open Sans1" fo:font-size="10pt" fo:language="en" fo:country="GB" fo:font-weight="bold" officeooo:rsid="01f05449" fo:background-color="transparent" loext:char-shading-value="0" style:font-name-asian="Calibri" style:font-size-asian="10pt" style:font-weight-asian="bold" style:font-name-complex="Calibri" style:font-size-complex="10pt" style:font-weight-complex="normal"/>
    </style:style>
    <style:style style:name="T1207" style:family="text">
      <style:text-properties fo:color="#000000" loext:opacity="100%" style:font-name="Open Sans1" fo:font-size="10pt" fo:language="en" fo:country="GB" fo:font-weight="normal" style:font-size-asian="10pt" style:font-weight-asian="normal"/>
    </style:style>
    <style:style style:name="T1208" style:family="text">
      <style:text-properties fo:color="#000000" loext:opacity="100%" style:font-name="Open Sans1" fo:font-size="10pt" fo:language="en" fo:country="GB" fo:font-weight="normal" officeooo:rsid="00a5c1a7" style:font-size-asian="10pt" style:font-weight-asian="normal"/>
    </style:style>
    <style:style style:name="T1209" style:family="text">
      <style:text-properties fo:color="#000000" loext:opacity="100%" style:font-name="Open Sans1" fo:font-size="10pt" fo:language="en" fo:country="GB" fo:font-weight="normal" officeooo:rsid="00c4ddab" style:font-size-asian="10pt" style:font-weight-asian="normal"/>
    </style:style>
    <style:style style:name="T1210" style:family="text">
      <style:text-properties fo:color="#000000" loext:opacity="100%" style:font-name="Open Sans1" fo:font-size="10pt" fo:language="en" fo:country="GB" fo:font-weight="normal" officeooo:rsid="00fe2418" style:font-size-asian="10pt" style:font-weight-asian="normal"/>
    </style:style>
    <style:style style:name="T1211" style:family="text">
      <style:text-properties fo:color="#000000" loext:opacity="100%" style:font-name="Open Sans1" fo:font-size="10pt" fo:language="en" fo:country="GB" fo:font-weight="normal" officeooo:rsid="0223490a" style:font-size-asian="10pt" style:font-weight-asian="normal"/>
    </style:style>
    <style:style style:name="T1212" style:family="text">
      <style:text-properties fo:color="#000000" loext:opacity="100%" style:font-name="Open Sans1" fo:font-size="10pt" fo:language="en" fo:country="GB" fo:font-weight="normal" officeooo:rsid="0223c51e" style:font-size-asian="10pt" style:font-weight-asian="normal"/>
    </style:style>
    <style:style style:name="T1213" style:family="text">
      <style:text-properties fo:color="#000000" loext:opacity="100%" style:font-name="Open Sans1" fo:font-size="10pt" fo:language="en" fo:country="GB" fo:font-weight="normal" officeooo:rsid="025122f1" style:font-size-asian="10pt" style:font-weight-asian="normal"/>
    </style:style>
    <style:style style:name="T1214" style:family="text">
      <style:text-properties fo:color="#000000" loext:opacity="100%" style:font-name="Open Sans1" fo:font-size="10pt" fo:language="en" fo:country="GB" fo:font-weight="normal" officeooo:rsid="02ab4323" style:font-size-asian="10pt" style:font-weight-asian="normal"/>
    </style:style>
    <style:style style:name="T1215" style:family="text">
      <style:text-properties fo:color="#000000" loext:opacity="100%" style:font-name="Open Sans1" fo:font-size="10pt" fo:language="en" fo:country="GB" fo:font-weight="normal" officeooo:rsid="041086d5" style:font-size-asian="10pt" style:font-weight-asian="normal"/>
    </style:style>
    <style:style style:name="T1216" style:family="text">
      <style:text-properties fo:color="#000000" loext:opacity="100%" style:font-name="Open Sans1" fo:font-size="10pt" fo:language="en" fo:country="GB" fo:font-weight="normal" fo:background-color="transparent" loext:char-shading-value="0" style:font-size-asian="10pt" style:font-weight-asian="normal"/>
    </style:style>
    <style:style style:name="T1217" style:family="text">
      <style:text-properties fo:color="#000000" loext:opacity="100%" style:font-name="Open Sans1" fo:font-size="10pt" fo:language="en" fo:country="GB" fo:font-weight="normal" fo:background-color="transparent" loext:char-shading-value="0" style:font-size-asian="10pt" style:font-weight-asian="normal" style:font-size-complex="10pt"/>
    </style:style>
    <style:style style:name="T1218" style:family="text">
      <style:text-properties fo:color="#000000" loext:opacity="100%" style:font-name="Open Sans1" fo:font-size="10pt" fo:language="en" fo:country="GB" fo:font-weight="normal" officeooo:rsid="00c01ba7" fo:background-color="transparent" loext:char-shading-value="0" style:font-size-asian="10pt" style:font-weight-asian="normal" style:font-size-complex="10pt"/>
    </style:style>
    <style:style style:name="T1219" style:family="text">
      <style:text-properties fo:color="#000000" loext:opacity="100%" style:font-name="Open Sans1" fo:font-size="10pt" fo:language="en" fo:country="GB" fo:font-weight="normal" officeooo:rsid="0093381d" fo:background-color="transparent" loext:char-shading-value="0" style:font-size-asian="10pt" style:font-weight-asian="normal" style:font-size-complex="10pt"/>
    </style:style>
    <style:style style:name="T1220" style:family="text">
      <style:text-properties fo:color="#000000" loext:opacity="100%" style:font-name="Open Sans1" fo:font-size="10pt" fo:language="en" fo:country="GB" fo:font-weight="normal" officeooo:rsid="0094fbe5" fo:background-color="transparent" loext:char-shading-value="0" style:font-size-asian="10pt" style:font-weight-asian="normal" style:font-size-complex="10pt"/>
    </style:style>
    <style:style style:name="T1221" style:family="text">
      <style:text-properties fo:color="#000000" loext:opacity="100%" style:font-name="Open Sans1" fo:font-size="10pt" fo:language="en" fo:country="GB" fo:font-weight="normal" officeooo:rsid="0096c0fb" fo:background-color="transparent" loext:char-shading-value="0" style:font-size-asian="10pt" style:font-weight-asian="normal" style:font-size-complex="10pt"/>
    </style:style>
    <style:style style:name="T1222" style:family="text">
      <style:text-properties fo:color="#000000" loext:opacity="100%" style:font-name="Open Sans1" fo:font-size="10pt" fo:language="en" fo:country="GB" fo:font-weight="normal" officeooo:rsid="00dab22f" fo:background-color="transparent" loext:char-shading-value="0" style:font-size-asian="10pt" style:font-weight-asian="normal" style:font-size-complex="10pt"/>
    </style:style>
    <style:style style:name="T1223" style:family="text">
      <style:text-properties fo:color="#000000" loext:opacity="100%" style:font-name="Open Sans1" fo:font-size="10pt" fo:language="en" fo:country="GB" fo:font-weight="normal" officeooo:rsid="011fc57f" fo:background-color="transparent" loext:char-shading-value="0" style:font-size-asian="10pt" style:font-weight-asian="normal" style:font-size-complex="10pt"/>
    </style:style>
    <style:style style:name="T1224" style:family="text">
      <style:text-properties fo:color="#000000" loext:opacity="100%" style:font-name="Open Sans1" fo:font-size="10pt" fo:language="en" fo:country="GB" fo:font-weight="normal" officeooo:rsid="0305dfe9" fo:background-color="transparent" loext:char-shading-value="0" style:font-size-asian="10pt" style:font-weight-asian="normal" style:font-size-complex="10pt"/>
    </style:style>
    <style:style style:name="T1225" style:family="text">
      <style:text-properties fo:color="#000000" loext:opacity="100%" style:font-name="Open Sans1" fo:font-size="10pt" fo:language="en" fo:country="GB" fo:font-weight="normal" officeooo:rsid="009bc17b" fo:background-color="transparent" loext:char-shading-value="0" style:font-size-asian="10pt" style:font-weight-asian="normal"/>
    </style:style>
    <style:style style:name="T1226" style:family="text">
      <style:text-properties fo:color="#000000" loext:opacity="100%" style:font-name="Open Sans1" fo:font-size="10pt" fo:language="en" fo:country="GB" fo:font-weight="normal" fo:background-color="transparent" loext:char-shading-value="0" style:font-size-asian="10pt" style:font-weight-asian="normal" style:font-weight-complex="normal"/>
    </style:style>
    <style:style style:name="T1227" style:family="text">
      <style:text-properties fo:color="#000000" loext:opacity="100%" style:font-name="Open Sans1" fo:font-size="10pt" fo:language="en" fo:country="GB" fo:font-weight="normal" officeooo:rsid="011aff37" fo:background-color="transparent" loext:char-shading-value="0" style:font-size-asian="10pt" style:font-weight-asian="normal" style:font-weight-complex="normal"/>
    </style:style>
    <style:style style:name="T1228" style:family="text">
      <style:text-properties fo:color="#000000" loext:opacity="100%" style:font-name="Open Sans1" fo:font-size="10pt" fo:language="en" fo:country="GB" fo:font-weight="normal" officeooo:rsid="02a20789" fo:background-color="transparent" loext:char-shading-value="0" style:font-size-asian="10pt" style:font-weight-asian="normal"/>
    </style:style>
    <style:style style:name="T1229" style:family="text">
      <style:text-properties fo:color="#000000" loext:opacity="100%" style:font-name="Open Sans1" fo:font-size="10pt" fo:language="en" fo:country="GB" fo:font-weight="normal" officeooo:rsid="02a2fd98" fo:background-color="transparent" loext:char-shading-value="0" style:font-size-asian="10pt" style:font-weight-asian="normal"/>
    </style:style>
    <style:style style:name="T1230" style:family="text">
      <style:text-properties fo:color="#000000" loext:opacity="100%" style:font-name="Open Sans1" fo:font-size="10pt" fo:language="en" fo:country="GB" fo:font-weight="normal" officeooo:rsid="02a3f29e" fo:background-color="transparent" loext:char-shading-value="0" style:font-size-asian="10pt" style:font-weight-asian="normal"/>
    </style:style>
    <style:style style:name="T1231" style:family="text">
      <style:text-properties fo:color="#000000" loext:opacity="100%" style:font-name="Open Sans1" fo:font-size="10pt" fo:language="en" fo:country="GB" fo:font-weight="normal" officeooo:rsid="02a49571" fo:background-color="transparent" loext:char-shading-value="0" style:font-size-asian="10pt" style:font-weight-asian="normal"/>
    </style:style>
    <style:style style:name="T1232" style:family="text">
      <style:text-properties fo:color="#000000" loext:opacity="100%" style:font-name="Open Sans1" fo:font-size="10pt" fo:language="en" fo:country="GB" fo:font-weight="normal" officeooo:rsid="0093381d" fo:background-color="transparent" loext:char-shading-value="0" style:font-name-asian="Calibri" style:font-size-asian="10pt" style:font-weight-asian="normal" style:font-name-complex="Calibri" style:font-size-complex="10pt"/>
    </style:style>
    <style:style style:name="T1233" style:family="text">
      <style:text-properties fo:color="#000000" loext:opacity="100%" style:font-name="Open Sans1" fo:font-size="10pt" fo:language="en" fo:country="GB" fo:font-weight="normal" officeooo:rsid="00c01ba7" fo:background-color="transparent" loext:char-shading-value="0" style:font-name-asian="Calibri" style:font-size-asian="10pt" style:font-weight-asian="normal" style:font-name-complex="Calibri" style:font-size-complex="10pt"/>
    </style:style>
    <style:style style:name="T1234" style:family="text">
      <style:text-properties fo:color="#000000" loext:opacity="100%" style:font-name="Open Sans1" fo:font-size="10pt" fo:language="en" fo:country="GB" fo:font-weight="normal" officeooo:rsid="011b36f5" fo:background-color="transparent" loext:char-shading-value="0" style:font-name-asian="Calibri" style:font-size-asian="10pt" style:font-weight-asian="normal" style:font-name-complex="Calibri" style:font-size-complex="12pt"/>
    </style:style>
    <style:style style:name="T1235" style:family="text">
      <style:text-properties fo:color="#000000" loext:opacity="100%" style:font-name="Open Sans1" fo:font-size="10pt" fo:language="en" fo:country="GB" fo:font-weight="normal" officeooo:rsid="011b36f5" fo:background-color="transparent" loext:char-shading-value="0" style:font-name-asian="Calibri" style:font-size-asian="10pt" style:font-weight-asian="normal" style:font-name-complex="Calibri" style:font-size-complex="12pt" style:font-weight-complex="normal"/>
    </style:style>
    <style:style style:name="T1236" style:family="text">
      <style:text-properties fo:color="#000000" loext:opacity="100%" style:font-name="Open Sans1" fo:font-size="10pt" fo:language="en" fo:country="GB" fo:font-weight="normal" officeooo:rsid="0192efc2" fo:background-color="transparent" loext:char-shading-value="0" style:font-name-asian="Calibri" style:font-size-asian="10pt" style:font-weight-asian="normal" style:font-name-complex="Calibri" style:font-size-complex="12pt" style:font-weight-complex="normal"/>
    </style:style>
    <style:style style:name="T1237" style:family="text">
      <style:text-properties fo:color="#000000" loext:opacity="100%" style:font-name="Open Sans1" fo:font-size="10pt" fo:language="en" fo:country="GB" fo:font-weight="normal" officeooo:rsid="03b328bd" fo:background-color="transparent" loext:char-shading-value="0" style:font-name-asian="Calibri" style:font-size-asian="10pt" style:font-weight-asian="normal" style:font-name-complex="Calibri" style:font-size-complex="12pt" style:font-weight-complex="normal"/>
    </style:style>
    <style:style style:name="T1238" style:family="text">
      <style:text-properties fo:color="#000000" loext:opacity="100%" style:font-name="Open Sans1" fo:font-size="10pt" fo:language="en" fo:country="GB" fo:font-weight="normal" officeooo:rsid="03f69037" fo:background-color="transparent" loext:char-shading-value="0" style:font-name-asian="Calibri" style:font-size-asian="10pt" style:font-weight-asian="normal" style:font-name-complex="Calibri" style:font-size-complex="12pt" style:font-weight-complex="normal"/>
    </style:style>
    <style:style style:name="T1239" style:family="text">
      <style:text-properties fo:color="#000000" loext:opacity="100%" style:font-name="Open Sans1" fo:font-size="10pt" fo:language="en" fo:country="GB" fo:font-weight="normal" officeooo:rsid="03f7f253" fo:background-color="transparent" loext:char-shading-value="0" style:font-name-asian="Calibri" style:font-size-asian="10pt" style:font-weight-asian="normal" style:font-name-complex="Calibri" style:font-size-complex="12pt" style:font-weight-complex="normal"/>
    </style:style>
    <style:style style:name="T1240" style:family="text">
      <style:text-properties fo:color="#000000" loext:opacity="100%" style:font-name="Open Sans1" fo:font-size="10pt" fo:language="en" fo:country="GB" fo:font-weight="normal" officeooo:rsid="02a20789" fo:background-color="transparent" loext:char-shading-value="0" style:font-name-asian="Calibri" style:font-size-asian="10pt" style:font-weight-asian="normal" style:font-name-complex="Calibri" style:font-size-complex="12pt"/>
    </style:style>
    <style:style style:name="T1241" style:family="text">
      <style:text-properties fo:color="#000000" loext:opacity="100%" style:font-name="Open Sans1" fo:font-size="10pt" fo:language="en" fo:country="GB" fo:font-weight="normal" officeooo:rsid="02a2fd98" fo:background-color="transparent" loext:char-shading-value="0" style:font-name-asian="Calibri" style:font-size-asian="10pt" style:font-weight-asian="normal" style:font-name-complex="Calibri" style:font-size-complex="12pt"/>
    </style:style>
    <style:style style:name="T1242" style:family="text">
      <style:text-properties fo:color="#000000" loext:opacity="100%" style:font-name="Open Sans1" fo:font-size="10pt" fo:language="en" fo:country="GB" fo:font-weight="normal" officeooo:rsid="02a61481" fo:background-color="transparent" loext:char-shading-value="0" style:font-name-asian="Calibri" style:font-size-asian="10pt" style:font-weight-asian="normal" style:font-name-complex="Calibri" style:font-size-complex="12pt"/>
    </style:style>
    <style:style style:name="T1243" style:family="text">
      <style:text-properties fo:color="#000000" loext:opacity="100%" style:font-name="Open Sans1" fo:font-size="10pt" fo:language="en" fo:country="GB" fo:font-weight="normal" officeooo:rsid="02a66716" fo:background-color="transparent" loext:char-shading-value="0" style:font-name-asian="Calibri" style:font-size-asian="10pt" style:font-weight-asian="normal" style:font-name-complex="Calibri" style:font-size-complex="12pt"/>
    </style:style>
    <style:style style:name="T1244" style:family="text">
      <style:text-properties fo:color="#000000" loext:opacity="100%" style:font-name="Open Sans1" fo:font-size="10pt" fo:language="en" fo:country="GB" fo:background-color="transparent" loext:char-shading-value="0" style:font-size-asian="10pt"/>
    </style:style>
    <style:style style:name="T1245" style:family="text">
      <style:text-properties fo:color="#000000" loext:opacity="100%" style:font-name="Open Sans1" fo:font-size="10pt" fo:language="en" fo:country="GB" fo:background-color="transparent" loext:char-shading-value="0" style:font-size-asian="10pt" style:font-size-complex="10pt"/>
    </style:style>
    <style:style style:name="T1246" style:family="text">
      <style:text-properties fo:color="#000000" loext:opacity="100%" style:font-name="Open Sans1" fo:font-size="10pt" fo:language="en" fo:country="GB" officeooo:rsid="0093381d" fo:background-color="transparent" loext:char-shading-value="0" style:font-size-asian="10pt" style:font-size-complex="10pt"/>
    </style:style>
    <style:style style:name="T1247" style:family="text">
      <style:text-properties fo:color="#000000" loext:opacity="100%" style:font-name="Open Sans1" fo:font-size="10pt" fo:language="en" fo:country="GB" officeooo:rsid="00c01ba7" fo:background-color="transparent" loext:char-shading-value="0" style:font-size-asian="10pt" style:font-size-complex="10pt"/>
    </style:style>
    <style:style style:name="T1248" style:family="text">
      <style:text-properties fo:color="#000000" loext:opacity="100%" style:font-name="Open Sans1" fo:font-size="10pt" fo:language="en" fo:country="GB" officeooo:rsid="00c4288f" fo:background-color="transparent" loext:char-shading-value="0" style:font-size-asian="10pt" style:font-size-complex="10pt"/>
    </style:style>
    <style:style style:name="T1249" style:family="text">
      <style:text-properties fo:color="#000000" loext:opacity="100%" style:font-name="Open Sans1" fo:font-size="10pt" fo:language="en" fo:country="GB" officeooo:rsid="00d7a5ef" fo:background-color="transparent" loext:char-shading-value="0" style:font-size-asian="10pt" style:font-size-complex="10pt"/>
    </style:style>
    <style:style style:name="T1250" style:family="text">
      <style:text-properties fo:color="#000000" loext:opacity="100%" style:font-name="Open Sans1" fo:font-size="10pt" fo:language="en" fo:country="GB" officeooo:rsid="00dab22f" fo:background-color="transparent" loext:char-shading-value="0" style:font-size-asian="10pt" style:font-size-complex="10pt"/>
    </style:style>
    <style:style style:name="T1251" style:family="text">
      <style:text-properties fo:color="#000000" loext:opacity="100%" style:font-name="Open Sans1" fo:font-size="10pt" fo:language="en" fo:country="GB" officeooo:rsid="011fc57f" fo:background-color="transparent" loext:char-shading-value="0" style:font-size-asian="10pt" style:font-size-complex="10pt"/>
    </style:style>
    <style:style style:name="T1252" style:family="text">
      <style:text-properties fo:color="#000000" loext:opacity="100%" style:font-name="Open Sans1" fo:font-size="10pt" fo:language="en" fo:country="GB" officeooo:rsid="03037308" fo:background-color="transparent" loext:char-shading-value="0" style:font-size-asian="10pt" style:font-size-complex="10pt"/>
    </style:style>
    <style:style style:name="T1253" style:family="text">
      <style:text-properties fo:color="#000000" loext:opacity="100%" style:font-name="Open Sans1" fo:font-size="10pt" fo:language="en" fo:country="GB" officeooo:rsid="0308ec3a" fo:background-color="transparent" loext:char-shading-value="0" style:font-size-asian="10pt" style:font-size-complex="10pt"/>
    </style:style>
    <style:style style:name="T1254" style:family="text">
      <style:text-properties fo:color="#000000" loext:opacity="100%" style:font-name="Open Sans1" fo:font-size="10pt" fo:language="en" fo:country="GB" officeooo:rsid="0022231a" fo:background-color="transparent" loext:char-shading-value="0" style:font-size-asian="10pt"/>
    </style:style>
    <style:style style:name="T1255" style:family="text">
      <style:text-properties fo:color="#000000" loext:opacity="100%" style:font-name="Open Sans1" fo:font-size="10pt" fo:language="en" fo:country="GB" officeooo:rsid="00c4ddab" fo:background-color="transparent" loext:char-shading-value="0" style:font-size-asian="10pt"/>
    </style:style>
    <style:style style:name="T1256" style:family="text">
      <style:text-properties fo:color="#000000" loext:opacity="100%" style:font-name="Open Sans1" fo:font-size="10pt" fo:language="en" fo:country="GB" officeooo:rsid="01057d82" fo:background-color="transparent" loext:char-shading-value="0" style:font-size-asian="10pt"/>
    </style:style>
    <style:style style:name="T1257" style:family="text">
      <style:text-properties fo:color="#000000" loext:opacity="100%" style:font-name="Open Sans1" fo:font-size="10pt" fo:language="en" fo:country="GB" officeooo:rsid="01040dca" fo:background-color="transparent" loext:char-shading-value="0" style:font-size-asian="10pt"/>
    </style:style>
    <style:style style:name="T1258" style:family="text">
      <style:text-properties fo:color="#000000" loext:opacity="100%" style:font-name="Open Sans1" fo:font-size="10pt" fo:language="en" fo:country="GB" officeooo:rsid="01079971" fo:background-color="transparent" loext:char-shading-value="0" style:font-size-asian="10pt"/>
    </style:style>
    <style:style style:name="T1259" style:family="text">
      <style:text-properties fo:color="#000000" loext:opacity="100%" style:font-name="Open Sans1" fo:font-size="10pt" fo:language="en" fo:country="GB" officeooo:rsid="01d8151f" fo:background-color="transparent" loext:char-shading-value="0" style:font-size-asian="10pt"/>
    </style:style>
    <style:style style:name="T1260" style:family="text">
      <style:text-properties fo:color="#000000" loext:opacity="100%" style:font-name="Open Sans1" fo:font-size="10pt" fo:language="en" fo:country="GB" officeooo:rsid="01e2febd" fo:background-color="transparent" loext:char-shading-value="0" style:font-size-asian="10pt"/>
    </style:style>
    <style:style style:name="T1261" style:family="text">
      <style:text-properties fo:color="#000000" loext:opacity="100%" style:font-name="Open Sans1" fo:font-size="10pt" fo:language="en" fo:country="GB" officeooo:rsid="025122f1" fo:background-color="transparent" loext:char-shading-value="0" style:font-size-asian="10pt"/>
    </style:style>
    <style:style style:name="T1262" style:family="text">
      <style:text-properties fo:color="#000000" loext:opacity="100%" style:font-name="Open Sans1" fo:font-size="10pt" fo:language="en" fo:country="GB" officeooo:rsid="0263a4b0" fo:background-color="transparent" loext:char-shading-value="0" style:font-size-asian="10pt"/>
    </style:style>
    <style:style style:name="T1263" style:family="text">
      <style:text-properties fo:color="#000000" loext:opacity="100%" style:font-name="Open Sans1" fo:font-size="10pt" fo:language="en" fo:country="GB" officeooo:rsid="00a80058" fo:background-color="transparent" loext:char-shading-value="0" style:font-size-asian="10pt"/>
    </style:style>
    <style:style style:name="T1264" style:family="text">
      <style:text-properties fo:color="#000000" loext:opacity="100%" style:font-name="Open Sans1" fo:font-size="10pt" fo:language="en" fo:country="GB" officeooo:rsid="0283efc0" fo:background-color="transparent" loext:char-shading-value="0" style:font-size-asian="10pt"/>
    </style:style>
    <style:style style:name="T1265" style:family="text">
      <style:text-properties fo:color="#000000" loext:opacity="100%" style:font-name="Open Sans1" fo:font-size="10pt" fo:language="en" fo:country="GB" officeooo:rsid="028555cf" fo:background-color="transparent" loext:char-shading-value="0" style:font-size-asian="10pt"/>
    </style:style>
    <style:style style:name="T1266" style:family="text">
      <style:text-properties fo:color="#000000" loext:opacity="100%" style:font-name="Open Sans1" fo:font-size="10pt" fo:language="en" fo:country="GB" officeooo:rsid="040dc18c" fo:background-color="transparent" loext:char-shading-value="0" style:font-size-asian="10pt"/>
    </style:style>
    <style:style style:name="T1267" style:family="text">
      <style:text-properties fo:color="#000000" loext:opacity="100%" style:font-name="Open Sans1" fo:font-size="10pt" fo:language="en" fo:country="GB" style:letter-kerning="true" style:font-size-asian="10pt"/>
    </style:style>
    <style:style style:name="T1268" style:family="text">
      <style:text-properties fo:color="#000000" loext:opacity="100%" style:font-name="Open Sans1" fo:font-size="10pt" fo:language="en" fo:country="GB" officeooo:rsid="00c62ddc" style:letter-kerning="true" style:font-size-asian="10pt"/>
    </style:style>
    <style:style style:name="T1269" style:family="text">
      <style:text-properties fo:color="#000000" loext:opacity="100%" style:font-name="Open Sans1" fo:font-size="10pt" fo:language="en" fo:country="GB" officeooo:rsid="00d7a5ef" style:letter-kerning="true" style:font-size-asian="10pt"/>
    </style:style>
    <style:style style:name="T1270" style:family="text">
      <style:text-properties fo:color="#000000" loext:opacity="100%" style:font-name="Open Sans1" fo:font-size="10pt" fo:language="en" fo:country="GB" officeooo:rsid="02adcdc0" style:letter-kerning="true" style:font-size-asian="10pt"/>
    </style:style>
    <style:style style:name="T1271" style:family="text">
      <style:text-properties fo:color="#000000" loext:opacity="100%" style:font-name="Open Sans1" fo:font-size="10pt" fo:language="en" fo:country="GB" officeooo:rsid="02bb41c2" style:letter-kerning="true" style:font-size-asian="10pt"/>
    </style:style>
    <style:style style:name="T1272" style:family="text">
      <style:text-properties fo:color="#000000" loext:opacity="100%" style:font-name="Open Sans1" fo:font-size="10pt" fo:language="en" fo:country="GB" officeooo:rsid="02bbd8b4" style:letter-kerning="true" style:font-size-asian="10pt"/>
    </style:style>
    <style:style style:name="T1273" style:family="text">
      <style:text-properties fo:color="#000000" loext:opacity="100%" style:font-name="Open Sans1" fo:font-size="10pt" fo:language="en" fo:country="GB" officeooo:rsid="00c62ddc" style:letter-kerning="true" style:font-name-asian="Calibri" style:font-size-asian="10pt" style:font-name-complex="Calibri" style:font-size-complex="12pt"/>
    </style:style>
    <style:style style:name="T1274" style:family="text">
      <style:text-properties fo:color="#000000" loext:opacity="100%" style:font-name="Open Sans1" fo:font-size="10pt" fo:language="en" fo:country="GB" officeooo:rsid="02adcdc0" style:letter-kerning="true" style:font-name-asian="Calibri" style:font-size-asian="10pt" style:font-name-complex="Calibri" style:font-size-complex="12pt"/>
    </style:style>
    <style:style style:name="T1275" style:family="text">
      <style:text-properties fo:color="#000000" loext:opacity="100%" style:font-name="Open Sans1" fo:font-size="10pt" fo:language="en" fo:country="GB" style:letter-kerning="false" style:font-size-asian="10pt"/>
    </style:style>
    <style:style style:name="T1276" style:family="text">
      <style:text-properties fo:color="#000000" loext:opacity="100%" style:font-name="Open Sans1" fo:font-size="10pt" fo:language="en" fo:country="GB" officeooo:rsid="02bdc9c3" style:letter-kerning="false" style:font-size-asian="10pt"/>
    </style:style>
    <style:style style:name="T1277" style:family="text">
      <style:text-properties fo:color="#000000" loext:opacity="100%" style:font-name="Open Sans1" fo:font-size="10pt" fo:language="en" fo:country="GB" officeooo:rsid="02bfc4cd" style:letter-kerning="false" style:font-size-asian="10pt"/>
    </style:style>
    <style:style style:name="T1278" style:family="text">
      <style:text-properties fo:color="#000000" loext:opacity="100%" style:font-name="Open Sans1" fo:font-size="10pt" style:font-size-asian="10pt"/>
    </style:style>
    <style:style style:name="T1279" style:family="text">
      <style:text-properties fo:color="#000000" loext:opacity="100%" style:font-name="Open Sans1" fo:font-size="10pt" officeooo:rsid="00a5c1a7" style:font-size-asian="10pt"/>
    </style:style>
    <style:style style:name="T1280" style:family="text">
      <style:text-properties fo:color="#000000" loext:opacity="100%" style:font-name="Open Sans1" fo:font-size="10pt" officeooo:rsid="00a94974" style:font-size-asian="10pt"/>
    </style:style>
    <style:style style:name="T1281" style:family="text">
      <style:text-properties fo:color="#000000" loext:opacity="100%" style:font-name="Open Sans1" fo:font-size="10pt" officeooo:rsid="00ffd96e" style:font-size-asian="10pt"/>
    </style:style>
    <style:style style:name="T1282" style:family="text">
      <style:text-properties fo:color="#000000" loext:opacity="100%" style:font-name="Open Sans1" fo:font-size="10pt" officeooo:rsid="0115905b" style:font-size-asian="10pt"/>
    </style:style>
    <style:style style:name="T1283" style:family="text">
      <style:text-properties fo:color="#000000" loext:opacity="100%" style:font-name="Open Sans1" fo:font-size="10pt" officeooo:rsid="01176393" style:font-size-asian="10pt"/>
    </style:style>
    <style:style style:name="T1284" style:family="text">
      <style:text-properties fo:color="#000000" loext:opacity="100%" style:font-name="Open Sans1" fo:font-size="10pt" officeooo:rsid="0226c948" style:font-size-asian="10pt"/>
    </style:style>
    <style:style style:name="T1285" style:family="text">
      <style:text-properties fo:color="#000000" loext:opacity="100%" style:font-name="Open Sans1" fo:font-size="10pt" officeooo:rsid="028efd73" style:font-size-asian="10pt"/>
    </style:style>
    <style:style style:name="T1286" style:family="text">
      <style:text-properties fo:color="#000000" loext:opacity="100%" style:font-name="Open Sans1" fo:font-size="10pt" officeooo:rsid="0364a320" style:font-size-asian="10pt"/>
    </style:style>
    <style:style style:name="T1287" style:family="text">
      <style:text-properties fo:color="#000000" loext:opacity="100%" style:font-name="Open Sans1" fo:font-size="10pt" officeooo:rsid="03a9e09a" style:font-size-asian="10pt"/>
    </style:style>
    <style:style style:name="T1288" style:family="text">
      <style:text-properties fo:color="#000000" loext:opacity="100%" style:font-name="Open Sans1" fo:font-size="10pt" officeooo:rsid="03c39111" style:font-size-asian="10pt"/>
    </style:style>
    <style:style style:name="T1289" style:family="text">
      <style:text-properties fo:color="#000000" loext:opacity="100%" style:font-name="Open Sans1" fo:font-size="10pt" officeooo:rsid="03c39872" style:font-size-asian="10pt"/>
    </style:style>
    <style:style style:name="T1290" style:family="text">
      <style:text-properties fo:color="#000000" loext:opacity="100%" style:font-name="Open Sans1" fo:font-size="10pt" officeooo:rsid="03de91e5" style:font-size-asian="10pt"/>
    </style:style>
    <style:style style:name="T1291" style:family="text">
      <style:text-properties fo:color="#000000" loext:opacity="100%" style:font-name="Open Sans1" fo:font-size="10pt" fo:font-weight="bold" style:font-size-asian="10pt" style:font-weight-asian="bold"/>
    </style:style>
    <style:style style:name="T1292" style:family="text">
      <style:text-properties fo:color="#000000" loext:opacity="100%" style:font-name="Open Sans1" fo:font-size="10pt" fo:font-weight="normal" style:font-size-asian="10pt" style:font-weight-asian="normal"/>
    </style:style>
    <style:style style:name="T1293" style:family="text">
      <style:text-properties fo:color="#000000" loext:opacity="100%" style:font-name="Open Sans1" fo:font-size="10pt" fo:font-weight="normal" officeooo:rsid="00ffd96e" style:font-size-asian="10pt" style:font-weight-asian="normal"/>
    </style:style>
    <style:style style:name="T1294" style:family="text">
      <style:text-properties fo:color="#000000" loext:opacity="100%" style:font-name="Open Sans1" fo:font-size="10pt" style:letter-kerning="true" style:font-size-asian="10pt"/>
    </style:style>
    <style:style style:name="T1295" style:family="text">
      <style:text-properties fo:color="#000000" loext:opacity="100%" style:font-name="Open Sans1" fo:font-size="10pt" fo:font-style="normal" style:font-size-asian="10pt" style:font-style-asian="normal"/>
    </style:style>
    <style:style style:name="T1296" style:family="text">
      <style:text-properties fo:color="#000000" loext:opacity="100%" style:font-name="Open Sans1" fo:font-size="10pt" fo:font-style="normal" style:font-size-asian="10pt" style:font-style-asian="normal" style:font-style-complex="normal"/>
    </style:style>
    <style:style style:name="T1297" style:family="text">
      <style:text-properties fo:color="#000000" loext:opacity="100%" style:font-name="Open Sans1" fo:font-size="10pt" fo:background-color="transparent" loext:char-shading-value="0" style:font-size-asian="10pt"/>
    </style:style>
    <style:style style:name="T1298" style:family="text">
      <style:text-properties fo:color="#000000" loext:opacity="100%" style:font-name="Open Sans1" fo:font-size="10pt" officeooo:rsid="00a80058" fo:background-color="transparent" loext:char-shading-value="0" style:font-size-asian="10pt"/>
    </style:style>
    <style:style style:name="T1299" style:family="text">
      <style:text-properties fo:color="#000000" loext:opacity="100%" style:font-name="Open Sans1" fo:font-size="10pt" officeooo:rsid="0115905b" fo:background-color="transparent" loext:char-shading-value="0" style:font-size-asian="10pt"/>
    </style:style>
    <style:style style:name="T1300" style:family="text">
      <style:text-properties fo:color="#000000" loext:opacity="100%" style:font-name="Open Sans1" fo:font-weight="bold" style:font-weight-asian="bold"/>
    </style:style>
    <style:style style:name="T1301" style:family="text">
      <style:text-properties fo:color="#000000" loext:opacity="100%" style:font-name="Open Sans1" fo:font-weight="bold" style:font-weight-asian="bold" style:font-weight-complex="bold"/>
    </style:style>
    <style:style style:name="T1302" style:family="text">
      <style:text-properties fo:color="#000000" loext:opacity="100%" style:font-name="Open Sans1" fo:font-weight="normal" style:font-weight-asian="normal"/>
    </style:style>
    <style:style style:name="T1303" style:family="text">
      <style:text-properties fo:color="#000000" loext:opacity="100%" style:font-name="Open Sans1" fo:font-weight="normal" officeooo:rsid="01207e18" style:font-weight-asian="normal"/>
    </style:style>
    <style:style style:name="T1304" style:family="text">
      <style:text-properties fo:color="#000000" loext:opacity="100%" style:font-name="Open Sans1" officeooo:rsid="009e9e38"/>
    </style:style>
    <style:style style:name="T1305" style:family="text">
      <style:text-properties fo:color="#000000" loext:opacity="100%" style:font-name="Open Sans1" officeooo:rsid="009fe98e"/>
    </style:style>
    <style:style style:name="T1306" style:family="text">
      <style:text-properties fo:color="#000000" loext:opacity="100%" style:font-name="Open Sans1" officeooo:rsid="00c0ca70"/>
    </style:style>
    <style:style style:name="T1307" style:family="text">
      <style:text-properties fo:color="#000000" loext:opacity="100%" style:font-name="Open Sans1" officeooo:rsid="00c6ba41"/>
    </style:style>
    <style:style style:name="T1308" style:family="text">
      <style:text-properties fo:color="#000000" loext:opacity="100%" style:font-name="Open Sans1" officeooo:rsid="03ec01b9"/>
    </style:style>
    <style:style style:name="T1309" style:family="text">
      <style:text-properties fo:color="#000000" loext:opacity="100%" style:font-name="ArcadeClassic2" fo:font-size="14pt" fo:language="en" fo:country="GB" style:font-size-asian="14pt"/>
    </style:style>
    <style:style style:name="T1310" style:family="text">
      <style:text-properties fo:color="#000000" loext:opacity="100%" style:font-name="ArcadeClassic2" fo:font-size="14pt" fo:language="en" fo:country="GB" officeooo:rsid="00cb4a88" style:font-size-asian="14pt"/>
    </style:style>
    <style:style style:name="T1311" style:family="text">
      <style:text-properties fo:color="#000000" loext:opacity="100%" style:font-name="ArcadeClassic2" fo:font-size="14pt" fo:language="en" fo:country="GB" fo:font-weight="normal" style:font-size-asian="14pt" style:font-weight-asian="normal"/>
    </style:style>
    <style:style style:name="T1312" style:family="text">
      <style:text-properties fo:color="#000000" loext:opacity="100%" style:font-name="ArcadeClassic2" fo:font-size="14pt" fo:language="en" fo:country="GB" style:letter-kerning="false" style:font-size-asian="14pt"/>
    </style:style>
    <style:style style:name="T1313" style:family="text">
      <style:text-properties fo:color="#000000" loext:opacity="100%" style:font-name="ArcadeClassic2" fo:font-size="14pt" fo:language="en" fo:country="GB" fo:background-color="transparent" loext:char-shading-value="0" style:font-size-asian="14pt"/>
    </style:style>
    <style:style style:name="T1314" style:family="text">
      <style:text-properties fo:color="#000000" loext:opacity="100%" style:font-name="ArcadeClassic2" fo:font-size="14pt" style:font-size-asian="14pt"/>
    </style:style>
    <style:style style:name="T1315" style:family="text">
      <style:text-properties fo:color="#000000" loext:opacity="100%" style:font-name="ArcadeClassic2" fo:font-size="14pt" fo:font-weight="bold" style:font-size-asian="14pt" style:font-weight-asian="bold"/>
    </style:style>
    <style:style style:name="T1316" style:family="text">
      <style:text-properties fo:color="#000000" loext:opacity="100%" style:font-name="ArcadeClassic2" fo:font-size="14pt" fo:background-color="transparent" loext:char-shading-value="0" style:font-size-asian="14pt"/>
    </style:style>
    <style:style style:name="T1317" style:family="text">
      <style:text-properties fo:color="#000000" loext:opacity="100%" style:font-name="ArcadeClassic1" fo:font-size="14pt" fo:font-weight="normal" style:font-name-asian="Calibri" style:font-size-asian="14pt" style:font-weight-asian="normal" style:font-name-complex="Calibri" style:font-size-complex="10pt" style:font-weight-complex="normal"/>
    </style:style>
    <style:style style:name="T1318" style:family="text">
      <style:text-properties fo:color="#000000" loext:opacity="100%" officeooo:rsid="03f53817" style:font-name-asian="Calibri" style:font-name-complex="Calibri"/>
    </style:style>
    <style:style style:name="T1319" style:family="text">
      <style:text-properties fo:font-size="14pt" fo:font-weight="normal" style:font-size-asian="14pt" style:font-weight-asian="normal" style:font-size-complex="14pt" style:font-weight-complex="normal"/>
    </style:style>
    <style:style style:name="T1320" style:family="text">
      <style:text-properties fo:font-size="14pt" fo:font-weight="normal" officeooo:rsid="01faa28a" style:font-size-asian="14pt" style:font-weight-asian="normal" style:font-size-complex="14pt" style:font-weight-complex="normal"/>
    </style:style>
    <style:style style:name="T1321" style:family="text">
      <style:text-properties fo:font-size="14pt" fo:font-weight="normal" fo:background-color="transparent" loext:char-shading-value="0" style:font-size-asian="14pt" style:font-weight-asian="normal" style:font-size-complex="14pt" style:font-weight-complex="normal"/>
    </style:style>
    <style:style style:name="T1322" style:family="text">
      <style:text-properties fo:font-size="14pt" fo:background-color="transparent" loext:char-shading-value="0" style:font-size-asian="14pt" style:font-size-complex="14pt"/>
    </style:style>
    <style:style style:name="T1323" style:family="text">
      <style:text-properties fo:font-size="14pt" officeooo:rsid="01ba6735" fo:background-color="transparent" loext:char-shading-value="0" style:font-size-asian="14pt" style:font-size-complex="14pt"/>
    </style:style>
    <style:style style:name="T1324" style:family="text">
      <style:text-properties style:font-name="Open Sans" fo:font-size="10pt" style:font-size-asian="10pt" style:font-size-complex="10pt"/>
    </style:style>
    <style:style style:name="T1325" style:family="text">
      <style:text-properties style:font-name="Open Sans" fo:font-size="10pt" officeooo:rsid="0067ae11" style:font-size-asian="10pt" style:font-size-complex="10pt"/>
    </style:style>
    <style:style style:name="T1326" style:family="text">
      <style:text-properties style:font-name="Open Sans" fo:font-size="10pt" officeooo:rsid="00bb1dc7" style:font-size-asian="10pt" style:font-size-complex="10pt"/>
    </style:style>
    <style:style style:name="T1327" style:family="text">
      <style:text-properties style:font-name="Open Sans" fo:font-size="10pt" officeooo:rsid="00ef9a58" style:font-size-asian="10pt" style:font-size-complex="10pt"/>
    </style:style>
    <style:style style:name="T1328" style:family="text">
      <style:text-properties style:font-name="Open Sans" fo:font-size="10pt" officeooo:rsid="006a6de3" style:font-size-asian="10pt" style:font-size-complex="10pt"/>
    </style:style>
    <style:style style:name="T1329" style:family="text">
      <style:text-properties style:font-name="Open Sans" fo:font-size="10pt" officeooo:rsid="01057d82" style:font-size-asian="10pt" style:font-size-complex="10pt"/>
    </style:style>
    <style:style style:name="T1330" style:family="text">
      <style:text-properties style:font-name="Open Sans" fo:font-size="10pt" officeooo:rsid="01ec0cac" style:font-size-asian="10pt" style:font-size-complex="10pt"/>
    </style:style>
    <style:style style:name="T1331" style:family="text">
      <style:text-properties style:font-name="Open Sans" fo:font-size="10pt" officeooo:rsid="038cd525" style:font-size-asian="10pt" style:font-size-complex="10pt"/>
    </style:style>
    <style:style style:name="T1332" style:family="text">
      <style:text-properties style:font-name="Open Sans" fo:font-size="10pt" officeooo:rsid="038e256c" style:font-size-asian="10pt" style:font-size-complex="10pt"/>
    </style:style>
    <style:style style:name="T1333" style:family="text">
      <style:text-properties style:font-name="Open Sans" fo:font-size="10pt" fo:font-weight="normal" style:font-size-asian="10pt" style:font-weight-asian="normal" style:font-size-complex="10pt" style:font-weight-complex="normal"/>
    </style:style>
    <style:style style:name="T1334" style:family="text">
      <style:text-properties style:font-name="Open Sans" fo:font-size="10pt" fo:font-weight="normal" officeooo:rsid="001a393d" style:font-size-asian="10pt" style:font-weight-asian="normal" style:font-size-complex="10pt" style:font-weight-complex="normal"/>
    </style:style>
    <style:style style:name="T1335" style:family="text">
      <style:text-properties style:font-name="Open Sans" fo:font-size="10pt" fo:font-weight="normal" officeooo:rsid="0069ae51" style:font-size-asian="10pt" style:font-weight-asian="normal" style:font-size-complex="10pt" style:font-weight-complex="normal"/>
    </style:style>
    <style:style style:name="T1336" style:family="text">
      <style:text-properties style:font-name="Open Sans" fo:font-size="10pt" fo:font-weight="normal" officeooo:rsid="006f4362" style:font-size-asian="10pt" style:font-weight-asian="normal" style:font-size-complex="10pt" style:font-weight-complex="normal"/>
    </style:style>
    <style:style style:name="T1337" style:family="text">
      <style:text-properties style:font-name="Open Sans" fo:font-size="10pt" fo:font-weight="normal" officeooo:rsid="01594e22" style:font-size-asian="10pt" style:font-weight-asian="normal" style:font-size-complex="10pt" style:font-weight-complex="normal"/>
    </style:style>
    <style:style style:name="T1338" style:family="text">
      <style:text-properties style:font-name="Open Sans" fo:font-size="10pt" fo:font-weight="normal" officeooo:rsid="01d4414c" style:font-size-asian="10pt" style:font-weight-asian="normal" style:font-size-complex="10pt" style:font-weight-complex="normal"/>
    </style:style>
    <style:style style:name="T1339" style:family="text">
      <style:text-properties style:font-name="Open Sans" fo:font-size="10pt" fo:font-weight="normal" officeooo:rsid="00f4c4f1" style:font-size-asian="10pt" style:font-weight-asian="normal" style:font-size-complex="10pt" style:font-weight-complex="normal"/>
    </style:style>
    <style:style style:name="T1340" style:family="text">
      <style:text-properties style:font-name="Open Sans" fo:font-size="10pt" fo:font-weight="normal" officeooo:rsid="0364a320" style:font-size-asian="10pt" style:font-weight-asian="normal" style:font-size-complex="10pt" style:font-weight-complex="normal"/>
    </style:style>
    <style:style style:name="T1341" style:family="text">
      <style:text-properties style:font-name="Open Sans" fo:font-size="10pt" fo:font-weight="normal" officeooo:rsid="0382326d" style:font-size-asian="10pt" style:font-weight-asian="normal" style:font-size-complex="10pt" style:font-weight-complex="normal"/>
    </style:style>
    <style:style style:name="T1342" style:family="text">
      <style:text-properties style:font-name="Open Sans" fo:font-size="10pt" fo:font-weight="normal" officeooo:rsid="01d4414c" style:font-name-asian="Liberation Mono" style:font-size-asian="10pt" style:font-weight-asian="normal" style:font-name-complex="Liberation Mono" style:font-size-complex="10pt" style:font-weight-complex="normal"/>
    </style:style>
    <style:style style:name="T1343" style:family="text">
      <style:text-properties style:font-name="Open Sans" fo:font-size="10pt" fo:language="en" fo:country="GB" style:font-size-asian="10pt" style:font-size-complex="10pt"/>
    </style:style>
    <style:style style:name="T1344" style:family="text">
      <style:text-properties style:font-name="Open Sans" fo:font-size="10pt" fo:language="en" fo:country="GB" officeooo:rsid="0085300d" style:font-size-asian="10pt" style:font-size-complex="10pt"/>
    </style:style>
    <style:style style:name="T1345" style:family="text">
      <style:text-properties style:font-name="Open Sans" fo:font-size="10pt" fo:language="en" fo:country="GB" officeooo:rsid="008e135b" style:font-size-asian="10pt" style:font-size-complex="10pt"/>
    </style:style>
    <style:style style:name="T1346" style:family="text">
      <style:text-properties style:font-name="Open Sans" fo:font-size="10pt" fo:language="en" fo:country="GB" officeooo:rsid="0055b231" style:font-size-asian="10pt" style:font-size-complex="10pt"/>
    </style:style>
    <style:style style:name="T1347" style:family="text">
      <style:text-properties style:font-name="Open Sans" fo:font-size="10pt" fo:language="en" fo:country="GB" officeooo:rsid="00bb1dc7" style:font-size-asian="10pt" style:font-size-complex="10pt"/>
    </style:style>
    <style:style style:name="T1348" style:family="text">
      <style:text-properties style:font-name="Open Sans" fo:font-size="10pt" fo:language="en" fo:country="GB" officeooo:rsid="00cd483d" style:font-size-asian="10pt" style:font-size-complex="10pt"/>
    </style:style>
    <style:style style:name="T1349" style:family="text">
      <style:text-properties style:font-name="Open Sans" fo:font-size="10pt" fo:language="en" fo:country="GB" officeooo:rsid="00d94200" style:font-size-asian="10pt" style:font-size-complex="10pt"/>
    </style:style>
    <style:style style:name="T1350" style:family="text">
      <style:text-properties style:font-name="Open Sans" fo:font-size="10pt" fo:language="en" fo:country="GB" officeooo:rsid="00da2167" style:font-size-asian="10pt" style:font-size-complex="10pt"/>
    </style:style>
    <style:style style:name="T1351" style:family="text">
      <style:text-properties style:font-name="Open Sans" fo:font-size="10pt" fo:language="en" fo:country="GB" officeooo:rsid="01f7858c" style:font-size-asian="10pt" style:font-size-complex="10pt"/>
    </style:style>
    <style:style style:name="T1352" style:family="text">
      <style:text-properties style:font-name="Open Sans" fo:font-size="10pt" fo:language="en" fo:country="GB" officeooo:rsid="02ab6448" style:font-size-asian="10pt" style:font-size-complex="10pt"/>
    </style:style>
    <style:style style:name="T1353" style:family="text">
      <style:text-properties style:font-name="Open Sans" fo:font-size="10pt" fo:language="en" fo:country="GB" officeooo:rsid="02c13315" style:font-size-asian="10pt" style:font-size-complex="10pt"/>
    </style:style>
    <style:style style:name="T1354" style:family="text">
      <style:text-properties style:font-name="Open Sans" fo:font-size="10pt" fo:language="en" fo:country="GB" officeooo:rsid="02d7310c" style:font-size-asian="10pt" style:font-size-complex="10pt"/>
    </style:style>
    <style:style style:name="T1355" style:family="text">
      <style:text-properties style:font-name="Open Sans" fo:font-size="10pt" fo:language="en" fo:country="GB" officeooo:rsid="02d796f5" style:font-size-asian="10pt" style:font-size-complex="10pt"/>
    </style:style>
    <style:style style:name="T1356" style:family="text">
      <style:text-properties style:font-name="Open Sans" fo:font-size="10pt" fo:language="en" fo:country="GB" officeooo:rsid="03143a99" style:font-size-asian="10pt" style:font-size-complex="10pt"/>
    </style:style>
    <style:style style:name="T1357" style:family="text">
      <style:text-properties style:font-name="Open Sans" fo:font-size="10pt" fo:language="en" fo:country="GB" officeooo:rsid="03f0def2" style:font-size-asian="10pt" style:font-size-complex="10pt"/>
    </style:style>
    <style:style style:name="T1358" style:family="text">
      <style:text-properties style:font-name="Open Sans" fo:font-size="10pt" fo:language="en" fo:country="GB" fo:font-weight="bold" officeooo:rsid="008e135b" fo:background-color="transparent" loext:char-shading-value="0" style:font-size-asian="10pt" style:font-weight-asian="bold" style:font-size-complex="10pt" style:font-weight-complex="bold"/>
    </style:style>
    <style:style style:name="T1359" style:family="text">
      <style:text-properties style:font-name="Open Sans" fo:font-size="10pt" fo:language="en" fo:country="GB" officeooo:rsid="0055b231" fo:background-color="transparent" loext:char-shading-value="0" style:font-size-asian="10pt" style:font-size-complex="10pt"/>
    </style:style>
    <style:style style:name="T1360" style:family="text">
      <style:text-properties style:font-name="Open Sans" fo:font-size="10pt" fo:language="en" fo:country="GB" officeooo:rsid="00cc35f1" fo:background-color="transparent" loext:char-shading-value="0" style:font-size-asian="10pt" style:font-size-complex="10pt"/>
    </style:style>
    <style:style style:name="T1361" style:family="text">
      <style:text-properties style:font-name="Open Sans" fo:font-size="10pt" fo:background-color="transparent" loext:char-shading-value="0" style:font-size-asian="10pt" style:font-size-complex="10pt"/>
    </style:style>
    <style:style style:name="T1362" style:family="text">
      <style:text-properties style:font-name="Open Sans" fo:font-size="10pt" officeooo:rsid="00c0954e" fo:background-color="transparent" loext:char-shading-value="0" style:font-size-asian="10pt" style:font-size-complex="10pt"/>
    </style:style>
    <style:style style:name="T1363" style:family="text">
      <style:text-properties style:font-name="Open Sans" fo:font-size="10pt" officeooo:rsid="00b8cd08" fo:background-color="transparent" loext:char-shading-value="0" style:font-size-asian="10pt" style:font-size-complex="10pt"/>
    </style:style>
    <style:style style:name="T1364" style:family="text">
      <style:text-properties style:font-name="Open Sans" fo:font-size="10pt" officeooo:rsid="0096cec2" fo:background-color="transparent" loext:char-shading-value="0" style:font-size-asian="10pt" style:font-size-complex="10pt"/>
    </style:style>
    <style:style style:name="T1365" style:family="text">
      <style:text-properties style:font-name="Open Sans" fo:font-size="10pt" officeooo:rsid="00c89da8" fo:background-color="transparent" loext:char-shading-value="0" style:font-size-asian="10pt" style:font-size-complex="10pt"/>
    </style:style>
    <style:style style:name="T1366" style:family="text">
      <style:text-properties style:font-name="Open Sans" fo:font-size="10pt" officeooo:rsid="00dca5ec" fo:background-color="transparent" loext:char-shading-value="0" style:font-size-asian="10pt" style:font-size-complex="10pt"/>
    </style:style>
    <style:style style:name="T1367" style:family="text">
      <style:text-properties style:font-name="Open Sans" fo:font-size="10pt" officeooo:rsid="00fd02f1" fo:background-color="transparent" loext:char-shading-value="0" style:font-size-asian="10pt" style:font-size-complex="10pt"/>
    </style:style>
    <style:style style:name="T1368" style:family="text">
      <style:text-properties style:font-name="Open Sans" fo:font-size="10pt" officeooo:rsid="035345d4" fo:background-color="transparent" loext:char-shading-value="0" style:font-size-asian="10pt" style:font-size-complex="10pt"/>
    </style:style>
    <style:style style:name="T1369" style:family="text">
      <style:text-properties style:font-name="Open Sans" fo:font-size="10pt" officeooo:rsid="03543bb2" fo:background-color="transparent" loext:char-shading-value="0" style:font-size-asian="10pt" style:font-size-complex="10pt"/>
    </style:style>
    <style:style style:name="T1370" style:family="text">
      <style:text-properties style:font-name="Open Sans" fo:font-size="10pt" officeooo:rsid="035a675b" fo:background-color="transparent" loext:char-shading-value="0" style:font-size-asian="10pt" style:font-size-complex="10pt"/>
    </style:style>
    <style:style style:name="T1371" style:family="text">
      <style:text-properties style:font-name="Open Sans" fo:font-size="10pt" officeooo:rsid="03dea15e" fo:background-color="transparent" loext:char-shading-value="0" style:font-size-asian="10pt" style:font-size-complex="10pt"/>
    </style:style>
    <style:style style:name="T1372" style:family="text">
      <style:text-properties style:font-name="Open Sans" fo:font-size="10pt" fo:font-weight="bold" fo:background-color="transparent" loext:char-shading-value="0" style:font-size-asian="10pt" style:font-weight-asian="bold" style:font-size-complex="10pt" style:font-weight-complex="bold"/>
    </style:style>
    <style:style style:name="T1373" style:family="text">
      <style:text-properties style:font-name="Open Sans" fo:font-size="14pt" style:font-size-asian="14pt" style:font-size-complex="14pt"/>
    </style:style>
    <style:style style:name="T1374" style:family="text">
      <style:text-properties officeooo:rsid="0032d476"/>
    </style:style>
    <style:style style:name="T1375" style:family="text">
      <style:text-properties officeooo:rsid="00848085"/>
    </style:style>
    <style:style style:name="T1376" style:family="text">
      <style:text-properties officeooo:rsid="001cfb6b"/>
    </style:style>
    <style:style style:name="T1377" style:family="text">
      <style:text-properties officeooo:rsid="007e5209"/>
    </style:style>
    <style:style style:name="T1378" style:family="text">
      <style:text-properties style:font-name="Open Sans1"/>
    </style:style>
    <style:style style:name="T1379" style:family="text">
      <style:text-properties style:font-name="Open Sans1" fo:font-weight="bold" style:font-weight-asian="bold" style:font-weight-complex="bold"/>
    </style:style>
    <style:style style:name="T1380" style:family="text">
      <style:text-properties style:font-name="Open Sans1" fo:font-weight="bold" officeooo:rsid="009e9e38" style:font-weight-asian="bold" style:font-weight-complex="bold"/>
    </style:style>
    <style:style style:name="T1381" style:family="text">
      <style:text-properties officeooo:rsid="0087cd66"/>
    </style:style>
    <style:style style:name="T1382" style:family="text">
      <style:text-properties fo:language="en" fo:country="GB"/>
    </style:style>
    <style:style style:name="T1383" style:family="text">
      <style:text-properties officeooo:rsid="00a1e1ce"/>
    </style:style>
    <style:style style:name="T1384" style:family="text">
      <style:text-properties fo:background-color="transparent" loext:char-shading-value="0"/>
    </style:style>
    <style:style style:name="T1385" style:family="text">
      <style:text-properties officeooo:rsid="040204d5" fo:background-color="transparent" loext:char-shading-value="0"/>
    </style:style>
    <style:style style:name="T1386" style:family="text">
      <style:text-properties officeooo:rsid="040372d2" fo:background-color="transparent" loext:char-shading-value="0"/>
    </style:style>
    <style:style style:name="T1387" style:family="text">
      <style:text-properties officeooo:rsid="0405bc31" fo:background-color="transparent" loext:char-shading-value="0"/>
    </style:style>
    <style:style style:name="T1388" style:family="text">
      <style:text-properties officeooo:rsid="0408573a" fo:background-color="transparent" loext:char-shading-value="0"/>
    </style:style>
    <style:style style:name="T1389" style:family="text">
      <style:text-properties style:font-name="ArcadeClassic1" fo:font-size="14pt" style:font-size-asian="14pt"/>
    </style:style>
    <style:style style:name="T1390" style:family="text">
      <style:text-properties style:font-name="ArcadeClassic1" fo:font-size="14pt" officeooo:rsid="010ef6e8" style:font-size-asian="14pt"/>
    </style:style>
    <style:style style:name="T1391" style:family="text">
      <style:text-properties style:font-name="ArcadeClassic2" fo:font-size="14pt" style:font-size-asian="14pt"/>
    </style:style>
    <style:style style:name="T1392" style:family="text">
      <style:text-properties style:font-name="Consolas" fo:font-size="14pt" fo:language="en" fo:country="GB" fo:font-weight="normal" officeooo:rsid="0033a6b1" style:font-size-asian="14pt" style:font-weight-asian="normal" style:font-size-complex="14pt" style:font-weight-complex="normal"/>
    </style:style>
    <style:style style:name="T1393" style:family="text">
      <style:text-properties style:font-name="Consolas" fo:font-size="14pt" fo:language="en" fo:country="GB" fo:font-weight="normal" officeooo:rsid="00b4592b" style:font-size-asian="14pt" style:font-weight-asian="normal" style:font-size-complex="14pt" style:font-weight-complex="normal"/>
    </style:style>
    <style:style style:name="T1394" style:family="text">
      <style:text-properties officeooo:rsid="00b85f79"/>
    </style:style>
    <style:style style:name="T1395" style:family="text">
      <style:text-properties officeooo:rsid="00c62ddc"/>
    </style:style>
    <style:style style:name="T1396" style:family="text">
      <style:text-properties officeooo:rsid="0059955e"/>
    </style:style>
    <style:style style:name="T1397" style:family="text">
      <style:text-properties officeooo:rsid="00f68a3a"/>
    </style:style>
    <style:style style:name="T1398" style:family="text">
      <style:text-properties officeooo:rsid="00f80779"/>
    </style:style>
    <style:style style:name="T1399" style:family="text">
      <style:text-properties officeooo:rsid="0073d7e3"/>
    </style:style>
    <style:style style:name="T1400" style:family="text">
      <style:text-properties officeooo:rsid="010ef6e8"/>
    </style:style>
    <style:style style:name="T1401" style:family="text">
      <style:text-properties officeooo:rsid="0110b02a"/>
    </style:style>
    <style:style style:name="T1402" style:family="text">
      <style:text-properties style:text-line-through-style="none" style:text-line-through-type="none" style:font-name="ArcadeClassic2" fo:font-size="14pt" style:text-underline-style="none" style:font-name-asian="Calibri" style:font-size-asian="14pt" style:font-name-complex="Calibri" style:font-weight-complex="normal"/>
    </style:style>
    <style:style style:name="T1403" style:family="text">
      <style:text-properties style:text-line-through-style="none" style:text-line-through-type="none" style:font-name="ArcadeClassic2" fo:font-size="14pt" style:text-underline-style="none" officeooo:rsid="0094fbe5" style:font-name-asian="Calibri" style:font-size-asian="14pt" style:font-name-complex="Calibri" style:font-weight-complex="normal"/>
    </style:style>
    <style:style style:name="T1404" style:family="text">
      <style:text-properties style:text-line-through-style="none" style:text-line-through-type="none" style:font-name="ArcadeClassic2" fo:font-size="14pt" style:text-underline-style="none" officeooo:rsid="011fc57f" style:font-name-asian="Calibri" style:font-size-asian="14pt" style:font-name-complex="Calibri" style:font-weight-complex="normal"/>
    </style:style>
    <style:style style:name="T1405" style:family="text">
      <style:text-properties style:text-line-through-style="none" style:text-line-through-type="none" style:font-name="Calibri" fo:font-size="11pt" style:text-underline-style="none" style:font-size-asian="11pt" style:font-size-complex="11pt"/>
    </style:style>
    <style:style style:name="T1406" style:family="text">
      <style:text-properties style:text-line-through-style="none" style:text-line-through-type="none" style:text-underline-style="none" officeooo:rsid="03f0def2"/>
    </style:style>
    <style:style style:name="T1407" style:family="text">
      <style:text-properties style:text-line-through-style="none" style:text-line-through-type="none" style:text-underline-style="none" officeooo:rsid="03f2361b"/>
    </style:style>
    <style:style style:name="T1408" style:family="text">
      <style:text-properties style:text-line-through-style="none" style:text-line-through-type="none" style:text-underline-style="none" fo:font-weight="bold" officeooo:rsid="03f2361b" style:font-weight-asian="bold" style:font-weight-complex="bold"/>
    </style:style>
    <style:style style:name="T1409" style:family="text">
      <style:text-properties fo:font-weight="bold" officeooo:rsid="0094fbe5" style:font-weight-asian="bold"/>
    </style:style>
    <style:style style:name="T1410" style:family="text">
      <style:text-properties fo:font-weight="bold" officeooo:rsid="0269831b" style:font-weight-asian="bold" style:font-weight-complex="bold"/>
    </style:style>
    <style:style style:name="T1411" style:family="text">
      <style:text-properties style:font-name="Calibri" fo:font-size="11pt" style:font-size-asian="11pt" style:font-size-complex="11pt"/>
    </style:style>
    <style:style style:name="T1412" style:family="text">
      <style:text-properties officeooo:rsid="007c5fd5"/>
    </style:style>
    <style:style style:name="T1413" style:family="text">
      <style:text-properties fo:background-color="#ffff00" loext:char-shading-value="0"/>
    </style:style>
    <style:style style:name="T1414" style:family="text">
      <style:text-properties officeooo:rsid="025a1efc" fo:background-color="#ffff00" loext:char-shading-value="0"/>
    </style:style>
    <style:style style:name="T1415" style:family="text">
      <style:text-properties officeooo:rsid="025fba3f" fo:background-color="#ffff00" loext:char-shading-value="0"/>
    </style:style>
    <style:style style:name="T1416" style:family="text">
      <style:text-properties officeooo:rsid="040831ee" fo:background-color="#ffff00" loext:char-shading-value="0"/>
    </style:style>
    <style:style style:name="T1417" style:family="text">
      <style:text-properties officeooo:rsid="0408c22d" fo:background-color="#ffff00" loext:char-shading-value="0"/>
    </style:style>
    <style:style style:name="T1418" style:family="text">
      <style:text-properties officeooo:rsid="01896de2"/>
    </style:style>
    <style:style style:name="T1419" style:family="text">
      <style:text-properties officeooo:rsid="025122f1"/>
    </style:style>
    <style:style style:name="T1420" style:family="text">
      <style:text-properties officeooo:rsid="025a1efc"/>
    </style:style>
    <style:style style:name="T1421" style:family="text">
      <style:text-properties fo:font-size="8pt" officeooo:rsid="025b3045" style:font-size-asian="8pt" style:font-size-complex="8pt"/>
    </style:style>
    <style:style style:name="T1422" style:family="text">
      <style:text-properties fo:font-size="8pt" officeooo:rsid="025fbab6" style:font-size-asian="8pt" style:font-size-complex="8pt"/>
    </style:style>
    <style:style style:name="T1423" style:family="text">
      <style:text-properties officeooo:rsid="025fba3f"/>
    </style:style>
    <style:style style:name="T1424" style:family="text">
      <style:text-properties officeooo:rsid="025fbab6"/>
    </style:style>
    <style:style style:name="T1425" style:family="text">
      <style:text-properties officeooo:rsid="0307d5f2"/>
    </style:style>
    <style:style style:name="T1426" style:family="text">
      <style:text-properties officeooo:rsid="038670b3"/>
    </style:style>
    <style:style style:name="T1427" style:family="text">
      <style:text-properties officeooo:rsid="03fcb680"/>
    </style:style>
    <style:style style:name="T1428" style:family="text">
      <style:text-properties style:font-size-asian="14pt" style:font-size-complex="14pt"/>
    </style:style>
    <style:style style:name="T1429" style:family="text">
      <style:text-properties officeooo:rsid="026cfe79" style:font-size-asian="14pt" style:font-size-complex="14pt"/>
    </style:style>
    <style:style style:name="T1430" style:family="text">
      <style:text-properties officeooo:rsid="03fcb680" style:font-size-asian="14pt" style:font-size-complex="14pt"/>
    </style:style>
    <style:style style:name="T1431" style:family="text">
      <style:text-properties officeooo:rsid="0401fbd1"/>
    </style:style>
    <style:style style:name="T1432" style:family="text">
      <style:text-properties officeooo:rsid="040204d5"/>
    </style:style>
    <style:style style:name="T1433" style:family="text">
      <style:text-properties officeooo:rsid="040372d2"/>
    </style:style>
    <style:style style:name="T1434" style:family="text">
      <style:text-properties officeooo:rsid="0405bc31"/>
    </style:style>
    <style:style style:name="T1435" style:family="text">
      <style:text-properties officeooo:rsid="04072394"/>
    </style:style>
    <style:style style:name="T1436" style:family="text">
      <style:text-properties officeooo:rsid="040831ee"/>
    </style:style>
    <style:style style:name="T1437" style:family="text">
      <style:text-properties officeooo:rsid="0408c22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59"><text:tab/></text:p>
      <text:p text:style-name="P480"/>
      <text:p text:style-name="P480"/>
      <text:p text:style-name="P480"/>
      <text:p text:style-name="P480"/>
      <text:p text:style-name="P480"/>
      <text:p text:style-name="P480"/>
      <text:p text:style-name="P478"/>
      <text:p text:style-name="P429"/>
      <text:p text:style-name="P480"/>
      <text:p text:style-name="P479"/>
      <text:p text:style-name="P479"/>
      <text:p text:style-name="P480"/>
      <text:p text:style-name="P480"/>
      <text:p text:style-name="P467"/>
      <text:p text:style-name="P467"/>
      <text:p text:style-name="P471"/>
      <text:p text:style-name="P471"/>
      <text:p text:style-name="P488">SPECIFIC STATU<text:span text:style-name="T1394">T</text:span>ES FOR A POLITICAL PARTY THAT IS </text:p>
      <text:p text:style-name="P489"><text:span text:style-name="T1376">SUPPORTED BY A </text:span><text:span text:style-name="T1375">DECENTRALIZED</text:span><text:span text:style-name="T1377"> </text:span><text:span text:style-name="T1375">APPLICATION</text:span></text:p>
      <text:p text:style-name="P468"/>
      <text:p text:style-name="P468"/>
      <text:p text:style-name="P468"/>
      <text:p text:style-name="P481"/>
      <text:p text:style-name="P531"/>
      <text:p text:style-name="P560"/>
      <text:p text:style-name="P560"/>
      <text:p text:style-name="P534">The Crypto Anarchist Manifesto <text:span text:style-name="T1427">by </text:span><text:span text:style-name="T1428">Timothy May </text:span><text:span text:style-name="T1430">in</text:span><text:span text:style-name="T1429"> </text:span><text:span text:style-name="T1430">1988</text:span></text:p>
      <text:p text:style-name="P498">“A specter is haunting the modern world, the specter of crypto anarchy.</text:p>
      <text:p text:style-name="P499">Computer technology is on the verge of providing the ability for individuals and groups to communicate and interact with each other in a totally anonymous manner. Two persons may exchange messages, conduct business, and negotiate electronic contracts without ever knowing the True Name, or legal identity, of the other. Interactions over networks will be untraceable, via extensive re- routing of encrypted packets and tamper-proof boxes which implement cryptographic protocols with nearly perfect assurance against any tampering. Reputations will be of central importance, far more important in dealings than even the credit ratings of today. These developments will alter completely the nature of government regulation, the ability to tax and control economic interactions, the ability to keep information secret, and will even alter the nature of trust and reputation.</text:p>
      <text:p text:style-name="P505">The technology for this revolution - and it surely will be both a social and economic revolution - has existed in theory for the past decade. The methods are based upon public-key encryption, zero-knowledge interactive proof systems, and various software protocols for interaction, authentication, and verification. The focus has until now been on academic conferences in Europe and the U.S., conferences monitored closely by the National Security Agency. But only recently have computer networks and personal computers attained sufficient speed to make the ideas practically realizable. And the next ten years will bring enough additional speed to make the ideas economically feasible and essentially unstoppable. High-speed networks, <text:span text:style-name="T1427">(...)</text:span>, smart cards, satellites, Ku-band transmitters, multi-MIPS personal computers, and encryption chips now under development will be some of the enabling technologies.</text:p>
      <text:p text:style-name="P505">The State will of course try to slow or halt the spread of this technology, citing national security concerns, use of the technology by drug dealers and tax evaders, and fears of societal disintegration. Many of these concerns will be valid; crypto anarchy will allow national secrets to be trade freely and will allow illicit and stolen materials to be traded. An anonymous computerized market will even make possible abhorrent markets for assassinations and extortion. Various criminal and foreign elements will be active users of CryptoNet. But this will not halt the spread of crypto anarchy.</text:p>
      <text:p text:style-name="P505">Just as the technology of printing altered and reduced the power of medieval guilds and the social power structure, so too will cryptologic methods fundamentally alter the nature of corporations and of government interference in economic transactions. Combined with emerging information markets, crypto anarchy will create a liquid market for any and all material which can be put into words and pictures. And just as a seemingly minor invention like barbed wire made possible the fencing-off of vast ranches and farms, thus altering forever the concepts of land and property rights in the frontier West, so too will the seemingly minor discovery out of an arcane branch of mathematics come to be the wire clippers which dismantle the barbed wire around intellectual property.</text:p>
      <text:p text:style-name="P505">Arise, you have nothing to lose but your barbed wire fences!”</text:p>
      <text:p text:style-name="P536"/>
      <text:p text:style-name="P535">Preamble</text:p>
      <text:p text:style-name="P454"><text:span text:style-name="T1431"><text:tab/></text:span>Party statutes stipulate how political parties organise their inner structure; how they form assemblies, how members are elected to the party organs or how they represent each other in face of <text:span text:style-name="T1432">other</text:span> <text:span text:style-name="T1432">institutions</text:span>. How lists <text:span text:style-name="T1431">are made </text:span>for electoral <text:span text:style-name="T1431">process</text:span><text:span text:style-name="T1432">es</text:span> and other more mundane <text:span text:style-name="T1431">t</text:span>asks that are required for the party to function as expected such as how the revenues are made, etc., <text:span text:style-name="T1431">are all stipulated in th</text:span><text:span text:style-name="T1433">is</text:span><text:span text:style-name="T1431"> type of documents.</text:span></text:p>
      <text:p text:style-name="P454"><text:tab/>The reason for this small print to exist <text:span text:style-name="T1431">originated from the verification </text:span><text:span text:style-name="T1433">by</text:span><text:span text:style-name="T1431"> the author that most of the political party statutes to date have not been considerably changed since their conception, </text:span><text:span text:style-name="T1433">decades</text:span><text:span text:style-name="T1432"> ago. </text:span><text:span text:style-name="T1433">This poses a problem </text:span><text:span text:style-name="T1432">specially considering that remote e-voting has become better understood and is expected soon to be </text:span><text:span text:style-name="T1433">an important part</text:span><text:span text:style-name="T1432"> in everyday politics.</text:span></text:p>
      <text:p text:style-name="P457"><text:span text:style-name="T1385"><text:tab/></text:span><text:span text:style-name="T1386">What fundamental changes are to be expected when remote e-voting becomes widely adopted </text:span><text:span text:style-name="T1388">in </text:span><text:span text:style-name="T1386">reality? If quick and reliable on-line referendums are possible, what would this entail in the organisation of “traditional” party politics? </text:span><text:span text:style-name="T1387">If video conferencing allows people to debate and publish in a media which today is faster, more accessible, with broadband and wireless networks widely available, what kind of changes could we envision that would make us benefit from using these technologies?</text:span></text:p>
      <text:p text:style-name="P458"/>
      <text:p text:style-name="P455"><text:tab/><text:span text:style-name="T1434">The current document is based on the </text:span><text:span text:style-name="T1437">idea</text:span><text:span text:style-name="T1434"> that </text:span><text:span text:style-name="T1437">the most important </text:span><text:span text:style-name="T1434">changes are essentially </text:span><text:span text:style-name="T1437">fourfold</text:span><text:span text:style-name="T1434">:</text:span></text:p>
      <text:p text:style-name="P456"/>
      <text:list xml:id="list281803074" text:style-name="L1">
        <text:list-item>
          <text:p text:style-name="P563"><text:s/>The addition of an on-line platform for political discussion where users can exchange messages securely, in privacy and vote on-line, through the internet.</text:p>
        </text:list-item>
      </text:list>
      <text:p text:style-name="P532"/>
      <text:list xml:id="list235708737696656" text:continue-numbering="true" text:style-name="L1">
        <text:list-item>
          <text:p text:style-name="P564"><text:span text:style-name="T1434">The</text:span><text:span text:style-name="T1435"> addition of internal structures that reinforce protection against bad actors through Coordinations of Defense for Integrity and Ethics.</text:span></text:p>
        </text:list-item>
      </text:list>
      <text:p text:style-name="P533"/>
      <text:list xml:id="list235709457037581" text:continue-numbering="true" text:style-name="L1">
        <text:list-item>
          <text:p text:style-name="P565"><text:s/><text:span text:style-name="T1417">In the same spirit of the previous point the formation of scientific working groups … <text:s/>economic, lega...</text:span></text:p>
          <text:p text:style-name="P566"/>
        </text:list-item>
        <text:list-item>
          <text:p text:style-name="P567"><text:span text:style-name="T1436">Integration of cryptocurrencies as a means for more transparent exchange….</text:span><text:span text:style-name="T1416">.dadasdasd</text:span></text:p>
        </text:list-item>
      </text:list>
      <text:p text:style-name="P500"/>
      <text:p text:style-name="P501"/>
      <text:p text:style-name="P561"/>
      <text:p text:style-name="P561"/>
      <text:p text:style-name="P561"/>
      <text:p text:style-name="P568"/>
      <text:p text:style-name="P494">INDEX</text:p>
      <text:p text:style-name="P495"/>
      <text:p text:style-name="P490"><text:span text:style-name="T1392">Chapter </text:span><text:span text:style-name="T1393">I</text:span><text:span text:style-name="T1392">: General provisions</text:span><text:span text:style-name="Emphasis"><text:span text:style-name="T5"> .</text:span></text:span><text:span text:style-name="Emphasis"><text:span text:style-name="T1"> . . . . . . . . . . . . . . . . . . . .1</text:span></text:span></text:p>
      <text:p text:style-name="P1"><text:span text:style-name="Emphasis"><text:span text:style-name="T8">Fundamental principles to which party members adhere as well as general aspects; name, acronym, membership, work</text:span></text:span><text:span text:style-name="Emphasis"><text:span text:style-name="T10">ing</text:span></text:span><text:span text:style-name="Emphasis"><text:span text:style-name="T8"> tools </text:span></text:span><text:span text:style-name="Emphasis"><text:span text:style-name="T10">and</text:span></text:span><text:span text:style-name="Emphasis"><text:span text:style-name="T8"> partnerships.</text:span></text:span></text:p>
      <text:p text:style-name="P490"><text:span text:style-name="Emphasis"><text:span text:style-name="T1"/></text:span></text:p>
      <text:p text:style-name="P490"><text:span text:style-name="Emphasis"><text:span text:style-name="T1"/></text:span></text:p>
      <text:p text:style-name="P490"><text:span text:style-name="Emphasis"><text:span text:style-name="T35">Chapter </text:span></text:span><text:span text:style-name="Emphasis"><text:span text:style-name="T37">II</text:span></text:span><text:span text:style-name="Emphasis"><text:span text:style-name="T31">: </text:span></text:span><text:span text:style-name="Emphasis"><text:span text:style-name="T35">Internal organization</text:span></text:span><text:span text:style-name="Emphasis"><text:span text:style-name="T1">. . . . . . . . . . . . . <text:s/></text:span></text:span><text:span text:style-name="Emphasis"><text:span text:style-name="T3">12</text:span></text:span></text:p>
      <text:p text:style-name="P405"><text:span text:style-name="Emphasis"><text:span text:style-name="T8">Dates </text:span></text:span><text:span text:style-name="Emphasis"><text:span text:style-name="T13">for</text:span></text:span><text:span text:style-name="Emphasis"><text:span text:style-name="T8"> the meetings, mission and composition of the </text:span></text:span><text:span text:style-name="Emphasis"><text:span text:style-name="T13">party bodies</text:span></text:span><text:span text:style-name="Emphasis"><text:span text:style-name="T8">; </text:span></text:span><text:span text:style-name="Emphasis"><text:span text:style-name="T14">work orders </text:span></text:span><text:span text:style-name="Emphasis"><text:span text:style-name="T8">and other details regarding management such as the role of the treasurer, moderators and </text:span></text:span><text:span text:style-name="Emphasis"><text:span text:style-name="T14">secretaries</text:span></text:span><text:span text:style-name="Emphasis"><text:span text:style-name="T8">.</text:span></text:span></text:p>
      <text:p text:style-name="P490"><text:span text:style-name="Emphasis"><text:span text:style-name="T7"/></text:span></text:p>
      <text:p text:style-name="P490"><text:span text:style-name="Emphasis"><text:span text:style-name="T7"/></text:span></text:p>
      <text:p text:style-name="P490"><text:span text:style-name="Emphasis"><text:span text:style-name="T31">Chapter </text:span></text:span><text:span text:style-name="Emphasis"><text:span text:style-name="T33">III</text:span></text:span><text:span text:style-name="Emphasis"><text:span text:style-name="T31">: Deliberative criteria</text:span></text:span><text:span text:style-name="Emphasis"><text:span text:style-name="T1"> . . . . . . . . . . . </text:span></text:span><text:span text:style-name="Emphasis"><text:span text:style-name="T3">37</text:span></text:span></text:p>
      <text:p text:style-name="P405"><text:span text:style-name="Emphasis"><text:span text:style-name="T8">Rules </text:span></text:span><text:span text:style-name="Emphasis"><text:span text:style-name="T11">for</text:span></text:span><text:span text:style-name="Emphasis"><text:span text:style-name="T8"> decision-making and internal communication as well as criteria </text:span></text:span><text:span text:style-name="Emphasis"><text:span text:style-name="T10">for</text:span></text:span><text:span text:style-name="Emphasis"><text:span text:style-name="T8"> </text:span></text:span><text:span text:style-name="Emphasis"><text:span text:style-name="T13">establishing</text:span></text:span><text:span text:style-name="Emphasis"><text:span text:style-name="T10"> the</text:span></text:span><text:span text:style-name="Emphasis"><text:span text:style-name="T8"> </text:span></text:span><text:span text:style-name="Emphasis"><text:span text:style-name="T12">political</text:span></text:span><text:span text:style-name="Emphasis"><text:span text:style-name="T8"> program.</text:span></text:span></text:p>
      <text:p text:style-name="P490"><text:span text:style-name="Emphasis"><text:span text:style-name="T1"/></text:span></text:p>
      <text:p text:style-name="P490"><text:span text:style-name="Emphasis"><text:span text:style-name="T1"/></text:span></text:p>
      <text:p text:style-name="P490"><text:span text:style-name="Emphasis"><text:span text:style-name="T31">Chapter </text:span></text:span><text:span text:style-name="Emphasis"><text:span text:style-name="T33">IV</text:span></text:span><text:span text:style-name="Emphasis"><text:span text:style-name="T31">: Politica</text:span></text:span><text:span text:style-name="Emphasis"><text:span text:style-name="T32">l </text:span></text:span><text:span text:style-name="Emphasis"><text:span text:style-name="T31">positions</text:span></text:span><text:span text:style-name="Emphasis"><text:span text:style-name="T1"> . . . . . . . . . . . . . . . . 43</text:span></text:span></text:p>
      <text:p text:style-name="P405"><text:span text:style-name="Emphasis"><text:span text:style-name="T8">Internal organization; rules </text:span></text:span><text:span text:style-name="Emphasis"><text:span text:style-name="T9">and procedures </text:span></text:span><text:span text:style-name="Emphasis"><text:span text:style-name="T8">regarding lists of <text:s/>candidates for public office and respective voting discipline.</text:span></text:span></text:p>
      <text:p text:style-name="P490"><text:span text:style-name="Emphasis"><text:span text:style-name="T7"/></text:span></text:p>
      <text:p text:style-name="P490"><text:span text:style-name="Emphasis"><text:span text:style-name="T1"/></text:span></text:p>
      <text:p text:style-name="P490"><text:span text:style-name="Emphasis"><text:span text:style-name="T31">Chapter </text:span></text:span><text:span text:style-name="Emphasis"><text:span text:style-name="T33">V</text:span></text:span><text:span text:style-name="Emphasis"><text:span text:style-name="T31">: </text:span></text:span><text:span text:style-name="Emphasis"><text:span text:style-name="T34">M</text:span></text:span><text:span text:style-name="Emphasis"><text:span text:style-name="T31">anagement </text:span></text:span><text:span text:style-name="Emphasis"><text:span text:style-name="T1">. . . . . . . . . . . . . . . . . . . . . . . . . . . . . . . </text:span></text:span><text:span text:style-name="Emphasis"><text:span text:style-name="T2">4</text:span></text:span><text:span text:style-name="Emphasis"><text:span text:style-name="T3">4</text:span></text:span></text:p>
      <text:p text:style-name="P405"><text:span text:style-name="Emphasis"><text:span text:style-name="T8">Financing of party activities, transparency.</text:span></text:span></text:p>
      <text:p text:style-name="P490"><text:span text:style-name="Emphasis"><text:span text:style-name="T18"/></text:span></text:p>
      <text:p text:style-name="P490"><text:span text:style-name="Emphasis"><text:span text:style-name="T1"/></text:span></text:p>
      <text:p text:style-name="P490"><text:span text:style-name="Emphasis"><text:span text:style-name="T33">C</text:span></text:span><text:span text:style-name="Emphasis"><text:span text:style-name="T36">hapter </text:span></text:span><text:span text:style-name="Emphasis"><text:span text:style-name="T37">VI</text:span></text:span><text:span text:style-name="Emphasis"><text:span text:style-name="T31">: </text:span></text:span><text:span text:style-name="Emphasis"><text:span text:style-name="T38">Temporary</text:span></text:span><text:span text:style-name="Emphasis"><text:span text:style-name="T31"> provisions</text:span></text:span><text:span text:style-name="Emphasis"><text:span text:style-name="T1"> . . . . . . . . . . . . . . .46</text:span></text:span></text:p>
      <text:p text:style-name="P405"><text:span text:style-name="Emphasis"><text:span text:style-name="T16">A</text:span></text:span><text:span text:style-name="Emphasis"><text:span text:style-name="T14">spects to be defined at the </text:span></text:span><text:span text:style-name="Emphasis"><text:span text:style-name="T17">first</text:span></text:span><text:span text:style-name="Emphasis"><text:span text:style-name="T14"> national congress</text:span></text:span><text:span text:style-name="Emphasis"><text:span text:style-name="T15">es</text:span></text:span><text:span text:style-name="Emphasis"><text:span text:style-name="T14">.</text:span></text:span></text:p>
      <text:p text:style-name="P562"><text:span text:style-name="Emphasis"><text:span text:style-name="T14"/></text:span></text:p>
      <text:p text:style-name="P562"><text:span text:style-name="Emphasis"><text:span text:style-name="T14"/></text:span></text:p>
      <text:p text:style-name="P562"><text:span text:style-name="Emphasis"><text:span text:style-name="T14"/></text:span></text:p>
      <text:p text:style-name="P539"><text:span text:style-name="T193">( </text:span><text:span text:style-name="T194">article</text:span><text:span text:style-name="T193"> </text:span><text:span text:style-name="T230">1</text:span><text:span text:style-name="T193"> ) </text:span></text:p>
      <text:p text:style-name="P376"><text:span text:style-name="T321">M</text:span><text:span text:style-name="T322">ission</text:span><text:span text:style-name="T75"> </text:span></text:p>
      <text:p text:style-name="P109"/>
      <text:p text:style-name="P226"><text:span text:style-name="T1043"><text:tab/></text:span><text:span text:style-name="T396">The </text:span><text:span text:style-name="T982">POLITICAL PARTY</text:span><text:span text:style-name="T396"> is a political organization committed to building a free, just, </text:span><text:span text:style-name="T849">supportive</text:span><text:span text:style-name="T396">, economic and ecologically sustainable society.</text:span></text:p>
      <text:p text:style-name="P87"/>
      <text:p text:style-name="P375"><text:span text:style-name="T193">( </text:span><text:span text:style-name="T194">article</text:span><text:span text:style-name="T193"> </text:span><text:span text:style-name="T231">2</text:span><text:span text:style-name="T193"> ) </text:span></text:p>
      <text:p text:style-name="P14">Acronym, symbol, flag and anthem</text:p>
      <text:p text:style-name="P109"/>
      <text:p text:style-name="P226"><text:span text:style-name="T1112"><text:tab/></text:span><text:span text:style-name="T396">The </text:span><text:span text:style-name="T982">POLITICAL PARTY</text:span><text:span text:style-name="T396"> adopts the acronym </text:span><text:span text:style-name="T982">PP</text:span><text:span text:style-name="T396"> and the </text:span><text:span text:style-name="T958">SYMBOL</text:span><text:span text:style-name="T396"> as a symbol which represents the new possibilities yet to be </text:span><text:span text:style-name="T426">discovered</text:span><text:span text:style-name="T396"> from </text:span><text:span text:style-name="T400">delegative</text:span><text:span text:style-name="T396"> democracy </text:span><text:span text:style-name="T426">with</text:span><text:span text:style-name="T396"> the use of the internet. The background </text:span><text:span text:style-name="T399">colour</text:span><text:span text:style-name="T396"> of the flag is </text:span><text:span text:style-name="T958">COLOUR</text:span><text:span text:style-name="T396"> which represents </text:span><text:span text:style-name="T958">COLOUR INTERPRETATION</text:span><text:span text:style-name="T396">. </text:span><text:span text:style-name="T958">SONG</text:span><text:span text:style-name="T400"> is the anthem.</text:span></text:p>
      <text:p text:style-name="P87"/>
      <text:p text:style-name="P314"><text:span text:style-name="T193">( </text:span><text:span text:style-name="T194">article</text:span><text:span text:style-name="T193"> 3 ) </text:span></text:p>
      <text:p text:style-name="P377">Recognition of the <text:span text:style-name="T1113">CONSTITUTION</text:span> <text:span text:style-name="T1381">and the</text:span> Universal Declaration of Human Rights</text:p>
      <text:p text:style-name="P109"/>
      <text:p text:style-name="P226"><text:span text:style-name="T120">I.</text:span><text:span text:style-name="T186"><text:tab/></text:span><text:span text:style-name="T982">PP</text:span><text:span text:style-name="T396"> members recognize that </text:span><text:span text:style-name="T746">the </text:span><text:span text:style-name="T982">LETTER</text:span><text:span text:style-name="T747"> </text:span><text:span text:style-name="T746">approved </text:span><text:span text:style-name="T752">on</text:span><text:span text:style-name="T747"> </text:span><text:span text:style-name="T982">DATE</text:span><text:span text:style-name="T746"> by the </text:span><text:span text:style-name="T982">POLITICAL </text:span><text:span text:style-name="T988">BODY</text:span><text:span text:style-name="T404"> </text:span><text:span text:style-name="T396">constitutes the fundamental law </text:span><text:span text:style-name="T426">prior</text:span><text:span text:style-name="T396"> to which all </text:span><text:span text:style-name="T400">other </text:span><text:span text:style-name="T396">laws are sub</text:span><text:span text:style-name="T629">dued</text:span><text:span text:style-name="T396">.</text:span></text:p>
      <text:p text:style-name="P142"/>
      <text:p text:style-name="P229"><text:span text:style-name="T120">II.</text:span><text:span text:style-name="T186"><text:tab/></text:span><text:span text:style-name="T963">PP</text:span><text:span text:style-name="T396"> also consider</text:span><text:span text:style-name="T426">s</text:span><text:span text:style-name="T396"> the preamble and all articles present in the Universal Declaration of Human Rights, proclaimed at the United Nations Assembly on December 10</text:span><text:span text:style-name="T1136">th</text:span><text:span text:style-name="T396"> 1948 as </text:span><text:span text:style-name="T426">a</text:span><text:span text:style-name="T396"> </text:span><text:span text:style-name="T426">source of</text:span><text:span text:style-name="T396"> </text:span><text:span text:style-name="T427">inspiration</text:span><text:span text:style-name="T396"> </text:span><text:span text:style-name="T630">for</text:span><text:span text:style-name="T396"> all political action.</text:span></text:p>
      <text:p text:style-name="P144"/>
      <text:p text:style-name="P312"><text:span text:style-name="T270">( </text:span><text:span text:style-name="T272">article</text:span><text:span text:style-name="T270"> </text:span><text:span text:style-name="T274">4</text:span><text:span text:style-name="T270"> ) </text:span></text:p>
      <text:p text:style-name="P492"><text:span text:style-name="T1106">on-line </text:span><text:span text:style-name="T1105"><text:s/>PLATFORM FOR </text:span><text:span text:style-name="T1106">political</text:span><text:span text:style-name="T1105"> </text:span><text:span text:style-name="T1106">discussion</text:span></text:p>
      <text:p text:style-name="P115"/>
      <text:p text:style-name="P291"><text:span text:style-name="T746"><text:tab/></text:span><text:span text:style-name="T1063">The on-line platform for political discussion, or on-line platform short, is computer </text:span><text:span text:style-name="T1064">software</text:span><text:span text:style-name="T1063"> </text:span><text:span text:style-name="T1064">and the necessary underlying </text:span><text:soft-page-break/><text:span text:style-name="T1064">infrastructure </text:span><text:span text:style-name="T1063">that</text:span><text:span text:style-name="T1216"> allows </text:span><text:span text:style-name="T1229">secure </text:span><text:span text:style-name="T1216">exchange of messages and the realization of cheap, fast and reliable </text:span><text:span text:style-name="T1230">on-line </text:span><text:span text:style-name="T1225">referendums</text:span><text:span text:style-name="T1216"> between members of the party. </text:span><text:span text:style-name="T1230">It also provide</text:span><text:span text:style-name="T1231">s</text:span><text:span text:style-name="T1230"> </text:span><text:span text:style-name="T1216">the visualization of live video streams of political debates </text:span><text:span text:style-name="T1241">and </text:span><text:span text:style-name="T1242">serves </text:span><text:span text:style-name="T1243">as</text:span><text:span text:style-name="T1228"> a repository for data necessary </text:span><text:span text:style-name="T1240">to</text:span><text:span text:style-name="T1216"> </text:span><text:span text:style-name="T1228">the </text:span><text:span text:style-name="T1240">study of the</text:span><text:span text:style-name="T1216"> economical and environmental </text:span><text:span text:style-name="T1240">impact of policies</text:span><text:span text:style-name="T1216"> </text:span><text:span text:style-name="T1240">deemed relevant.</text:span></text:p>
      <text:p text:style-name="P145"><text:s/></text:p>
      <text:p text:style-name="P389"><text:span text:style-name="T1100">I.<text:tab/></text:span><text:span text:style-name="T1245">All the information and tools that are considered important to the functioning of </text:span><text:span text:style-name="T1249">the </text:span><text:span text:style-name="T1204">PP</text:span><text:span text:style-name="T1245"> are to be </text:span><text:span text:style-name="T1249">readily </text:span><text:span text:style-name="T1245">available for consultation with real-time </text:span><text:span text:style-name="T1249">data</text:span><text:span text:style-name="T1245"> whenever possible </text:span><text:span text:style-name="T1249">on</text:span><text:span text:style-name="T1245"> the </text:span><text:span text:style-name="T1248">on-line platform.</text:span></text:p>
      <text:p text:style-name="P436"/>
      <text:p text:style-name="P407"><text:span text:style-name="T1309">II.<text:tab/></text:span><text:span text:style-name="T1189">The </text:span><text:span text:style-name="T1191">on-line platform</text:span><text:span text:style-name="T1189"> must deploy the most advanced technolog</text:span><text:span text:style-name="T1190">ies</text:span><text:span text:style-name="T1189"> for identity management and secured communications.</text:span></text:p>
      <text:p text:style-name="P436"/>
      <text:p text:style-name="P407"><text:span text:style-name="T1309">Iii.<text:tab/></text:span><text:span text:style-name="T1191">B</text:span><text:span text:style-name="T1189">ackup copies </text:span><text:span text:style-name="T1191">of the database must be</text:span><text:span text:style-name="T1189"> periodically made and </text:span><text:span text:style-name="T1191">saved in digital as well as in written physical format and made available to</text:span><text:span text:style-name="T1190"> anyone at any time</text:span><text:span text:style-name="T1189"> in the various headquarters of the party.</text:span></text:p>
      <text:p text:style-name="P416"/>
      <text:p text:style-name="P312"><text:span text:style-name="T270">( </text:span><text:span text:style-name="T273">article</text:span><text:span text:style-name="T270"> </text:span><text:span text:style-name="T274">4</text:span><text:span text:style-name="T270">-b ) </text:span></text:p>
      <text:p text:style-name="P312"><text:span text:style-name="T123">functionalities</text:span><text:span text:style-name="T120"> </text:span></text:p>
      <text:p text:style-name="P115"/>
      <text:p text:style-name="P555"><text:span text:style-name="T756"><text:tab/></text:span><text:span text:style-name="T1254">Through the </text:span><text:span text:style-name="T1255">on-line platform</text:span><text:span text:style-name="T1254"> the party </text:span><text:span text:style-name="T1261">members</text:span><text:span text:style-name="T1254"> </text:span><text:span text:style-name="T1261">are</text:span><text:span text:style-name="T1254"> able to:</text:span></text:p>
      <text:p text:style-name="P444"/>
      <text:p text:style-name="P557"><text:span text:style-name="T1309">I.<text:tab/></text:span><text:span text:style-name="T1189">Watch live streams of </text:span><text:span text:style-name="T1192">any </text:span><text:span text:style-name="T1189">political debate that </text:span><text:span text:style-name="T1195">may </text:span><text:span text:style-name="T1189">take place </text:span><text:span text:style-name="T1192">during</text:span><text:span text:style-name="T1189"> </text:span><text:span text:style-name="T1196">the </text:span><text:span text:style-name="T1189">party activities as well as </text:span><text:span text:style-name="T1196">provide</text:span><text:span text:style-name="T1189"> access </text:span><text:span text:style-name="T1196">to</text:span><text:span text:style-name="T1189"> previous debates at any time and at all levels </text:span><text:span text:style-name="T1197">of the organisation</text:span><text:span text:style-name="T1189">.</text:span></text:p>
      <text:p text:style-name="P452"/>
      <text:p text:style-name="P407"><text:span text:style-name="T1311">II.<text:tab/></text:span><text:span text:style-name="T1213">Party members</text:span><text:span text:style-name="T1207"> can chat on-line, publish content and rate each other's publications. </text:span><text:span text:style-name="T1209">This can be done publicly or on private groups.</text:span></text:p>
      <text:p text:style-name="P453"/>
      <text:p text:style-name="P407"><text:span text:style-name="T1311">III.<text:tab/></text:span><text:span text:style-name="T1214">Members may</text:span><text:span text:style-name="T1207"> propose </text:span><text:span text:style-name="T1214">policies </text:span><text:span text:style-name="T1207">and vote </text:span><text:span text:style-name="T1214">on-line on their own computer in any location</text:span><text:span text:style-name="T1207">.</text:span><text:span text:style-name="T1214"> The voting procedure as well as the final <text:s/>tally must be verifiable by the voter himself and </text:span><text:span text:style-name="T1215">while guaranteeing protection</text:span><text:span text:style-name="T1214"> of privacy. This is accomplished through cryptography.</text:span></text:p>
      <text:p text:style-name="P558"><text:soft-page-break/><text:span text:style-name="T1110">I</text:span><text:span text:style-name="T1111">v</text:span><text:span text:style-name="T1110">.<text:tab/></text:span><text:span text:style-name="T1098">Members are able to delegate to other members the ability to vote on a specific policy or on a category of policies and retract the delegation at any time. Delegation is transitive unless stated otherwise.</text:span></text:p>
      <text:p text:style-name="P61"/>
      <text:p text:style-name="P317"><text:span text:style-name="T193">( </text:span><text:span text:style-name="T197">article</text:span><text:span text:style-name="T193"> </text:span><text:span text:style-name="T234">4</text:span><text:span text:style-name="T197">-</text:span><text:span text:style-name="T232">c</text:span><text:span text:style-name="T193"> ) </text:span></text:p>
      <text:p text:style-name="P17">discussion forum</text:p>
      <text:p text:style-name="P97"/>
      <text:p text:style-name="P233"><text:span text:style-name="T62"><text:tab/></text:span><text:span text:style-name="T1267">The </text:span><text:span text:style-name="T1273">on-line platform</text:span><text:span text:style-name="T1267"> has </text:span><text:span text:style-name="T1274">a specific view;</text:span><text:span text:style-name="T1267"> </text:span><text:span text:style-name="T1272">a</text:span><text:span text:style-name="T1270">n on-line </text:span><text:span text:style-name="T1269">bulletin board, </text:span><text:span text:style-name="T1270">also known </text:span><text:span text:style-name="T1271">as </text:span><text:span text:style-name="T1270">a forum</text:span><text:span text:style-name="T1272">,</text:span><text:span text:style-name="T1269"> </text:span><text:span text:style-name="T1272">to be use</text:span><text:span text:style-name="T1267">d for political discourse </text:span><text:span text:style-name="T1268">where:</text:span></text:p>
      <text:p text:style-name="P445"/>
      <text:p text:style-name="P411"><text:span text:style-name="T1312">I.<text:tab/></text:span><text:span text:style-name="T1276">Functionalities mentioned in the previous article 4-b I to III can be linked to and accessed. Each policy is automatically assigned a topic.</text:span></text:p>
      <text:p text:style-name="P446"/>
      <text:p text:style-name="P411"><text:span text:style-name="T1312">II.<text:tab/></text:span><text:span text:style-name="T1275">Topics </text:span><text:span text:style-name="T1276">are</text:span><text:span text:style-name="T1275"> categorized according to different areas of governance.</text:span></text:p>
      <text:p text:style-name="P447"/>
      <text:p text:style-name="P496"><text:span text:style-name="T1312">III. <text:tab/></text:span><text:span text:style-name="T1275">Moderation is user-centric meaning no special role</text:span><text:span text:style-name="T1277">s</text:span><text:span text:style-name="T1275"> </text:span><text:span text:style-name="T1277">are</text:span><text:span text:style-name="T1275"> assigned to any </text:span><text:span text:style-name="T1277">user</text:span><text:span text:style-name="T1275">.</text:span></text:p>
      <text:p text:style-name="P446"/>
      <text:p text:style-name="P350"><text:span text:style-name="T193">( </text:span><text:span text:style-name="T196">article</text:span><text:span text:style-name="T193"> </text:span><text:span text:style-name="T234">4</text:span><text:span text:style-name="T193">-</text:span><text:span text:style-name="T232">d</text:span><text:span text:style-name="T193"> ) </text:span></text:p>
      <text:p text:style-name="P51">hemicycle <text:span text:style-name="T1395">and geopolitical map</text:span></text:p>
      <text:p text:style-name="P119"/>
      <text:p text:style-name="P308"><text:span text:style-name="T942"><text:tab/></text:span><text:span text:style-name="T943">The h</text:span><text:span text:style-name="T944">emicycle </text:span><text:span text:style-name="T943">and geopolitical map</text:span><text:span text:style-name="T944"> </text:span><text:span text:style-name="T943">are </text:span><text:span text:style-name="T944">view</text:span><text:span text:style-name="T943">s</text:span><text:span text:style-name="T944"> </text:span><text:span text:style-name="T946">in</text:span><text:span text:style-name="T944"> the on-line platform that </text:span><text:span text:style-name="T946">allow </text:span><text:span text:style-name="T950">for </text:span><text:span text:style-name="T946">quic</text:span><text:span text:style-name="T951">k</text:span><text:span text:style-name="T950"> </text:span><text:span text:style-name="T946">analys</text:span><text:span text:style-name="T947">e</text:span><text:span text:style-name="T946">s</text:span><text:span text:style-name="T944"> </text:span><text:span text:style-name="T946">of the </text:span><text:span text:style-name="T997">PP’</text:span><text:span text:style-name="T953">s</text:span><text:span text:style-name="T946"> </text:span><text:span text:style-name="T952">(</text:span><text:span text:style-name="T948">or other relevant political</text:span><text:span text:style-name="T952">) </text:span><text:span text:style-name="T948">events</text:span><text:span text:style-name="T944"> by means of visual representation</text:span><text:span text:style-name="T945">s</text:span><text:span text:style-name="T944"> </text:span><text:span text:style-name="T946">such as mimicking </text:span><text:span text:style-name="T948">a real </text:span><text:span text:style-name="T946">hemicycle or</text:span><text:span text:style-name="T943"> </text:span><text:span text:style-name="T946">pinpointing</text:span><text:span text:style-name="T945"> </text:span><text:span text:style-name="T946">geometrical figures</text:span><text:span text:style-name="T944"> </text:span><text:span text:style-name="T946">in a map </text:span><text:span text:style-name="T948">according</text:span><text:span text:style-name="T949">ly</text:span><text:span text:style-name="T946">.</text:span></text:p>
      <text:p text:style-name="P144"/>
      <text:p text:style-name="P355"><text:span text:style-name="T50">( </text:span><text:span text:style-name="T51">article</text:span><text:span text:style-name="T50"> </text:span><text:span text:style-name="T52">5</text:span><text:span text:style-name="T50"> )</text:span></text:p>
      <text:p text:style-name="P491"><text:span text:style-name="T40">Registration as a </text:span><text:span text:style-name="T42">party</text:span><text:span text:style-name="T40"> member</text:span></text:p>
      <text:p text:style-name="P463"/>
      <text:p text:style-name="P410"><text:span text:style-name="T1343"><text:tab/>The </text:span><text:span text:style-name="T1344">enrolment</text:span><text:span text:style-name="T1343"> in the </text:span><text:span text:style-name="T1358">PP</text:span><text:span text:style-name="T1343"> is </text:span><text:span text:style-name="T1345">an</text:span><text:span text:style-name="T1343"> individual </text:span><text:span text:style-name="T1345">choice</text:span><text:span text:style-name="T1343"> and </text:span><text:span text:style-name="T1357">requires</text:span><text:span text:style-name="T1343"> </text:span><text:span text:style-name="T1357">the payment of a small fee in cryptocurrency while also </text:span><text:span text:style-name="T1349">providing</text:span><text:span text:style-name="T1347"> a passphrase and</text:span><text:span text:style-name="T1345"> </text:span><text:span text:style-name="T1352">following the registration procedure on the</text:span><text:span text:style-name="T1347"> </text:span><text:span text:style-name="T430">on-line </text:span><text:span text:style-name="T428">platform</text:span><text:span text:style-name="T1345">. Raw biometric data is </text:span><text:span text:style-name="T1353">never</text:span><text:span text:style-name="T1345"> to be </text:span><text:span text:style-name="T1357">kept</text:span><text:span text:style-name="T1345"> </text:span><text:span text:style-name="T1357">in any database.</text:span></text:p>
      <text:p text:style-name="P413"><text:soft-page-break/><text:span text:style-name="T120">I.<text:tab/></text:span><text:span text:style-name="T428">A</text:span><text:span text:style-name="T396">dherence </text:span><text:span text:style-name="T402">to </text:span><text:span text:style-name="T396">or withdrawal</text:span><text:span text:style-name="T401"> from the party </text:span><text:span text:style-name="T428">is</text:span><text:span text:style-name="T401"> made </text:span><text:span text:style-name="T428">exclusively</text:span><text:span text:style-name="T401"> </text:span><text:span text:style-name="T428">through the </text:span><text:span text:style-name="T430">on-line </text:span><text:span text:style-name="T428">platform</text:span><text:span text:style-name="T401"> without intervention of any </text:span><text:span text:style-name="T428">of the </text:span><text:span text:style-name="T638">party</text:span><text:span text:style-name="T448"> </text:span><text:span text:style-name="T401"><text:s/></text:span><text:span text:style-name="T428">bodies.</text:span><text:span text:style-name="T401"> </text:span><text:span text:style-name="T638">R</text:span><text:span text:style-name="T448">egistries</text:span><text:span text:style-name="T396"> </text:span><text:span text:style-name="T638">are</text:span><text:span text:style-name="T396"> </text:span><text:span text:style-name="T636">published</text:span><text:span text:style-name="T396"> </text:span><text:span text:style-name="T638">and managed </text:span><text:span text:style-name="T396">in a </text:span><text:span text:style-name="T636">decentralized</text:span><text:span text:style-name="T396"> database </text:span><text:span text:style-name="T401">(blockchain).</text:span></text:p>
      <text:p text:style-name="P484"/>
      <text:p text:style-name="P413"><text:span text:style-name="T120">II.<text:tab/></text:span><text:span text:style-name="T396">The </text:span><text:span text:style-name="T403">Local</text:span><text:span text:style-name="T396"> Administration </text:span><text:span text:style-name="T401">(</text:span><text:span text:style-name="T403">L</text:span><text:span text:style-name="T401">A) is the </text:span><text:span text:style-name="T426">body</text:span><text:span text:style-name="T748"> </text:span><text:span text:style-name="T396">responsible for </text:span><text:span text:style-name="T401">keeping a</text:span><text:span text:style-name="T428"> </text:span><text:span text:style-name="T632">written </text:span><text:span text:style-name="T401">record </text:span><text:span text:style-name="T396">in </text:span><text:span text:style-name="T428">a</text:span><text:span text:style-name="T632"> </text:span><text:span text:style-name="T396">physical format </text:span><text:span text:style-name="T401">of </text:span><text:span text:style-name="T632">the </text:span><text:span text:style-name="T639">registries </text:span><text:span text:style-name="T640">which are to be</text:span><text:span text:style-name="T639"> made</text:span><text:span text:style-name="T396"> available for public consultation at the </text:span><text:span text:style-name="T633">corresponding</text:span><text:span text:style-name="T396"> </text:span><text:span text:style-name="T428">L</text:span><text:span text:style-name="T403">ocal</text:span><text:span text:style-name="T396"> </text:span><text:span text:style-name="T428">H</text:span><text:span text:style-name="T396">eadquarters </text:span><text:span text:style-name="T428">(LH</text:span><text:span text:style-name="T435">Q</text:span><text:span text:style-name="T428">)</text:span><text:span text:style-name="T396">. </text:span><text:span text:style-name="T634">Physical copies </text:span><text:span text:style-name="T635">can</text:span><text:span text:style-name="T634"> be sold.</text:span></text:p>
      <text:p text:style-name="P421"/>
      <text:p text:style-name="P412"><text:span text:style-name="T121">II</text:span><text:span text:style-name="T122">i</text:span><text:span text:style-name="T121">.<text:tab/></text:span><text:span text:style-name="T401">Conflicts </text:span><text:span text:style-name="T428">regarding</text:span><text:span text:style-name="T401"> member’s claims to</text:span><text:span text:style-name="T428"> on-line identities</text:span><text:span text:style-name="T401"> are mediated by the corresponding </text:span><text:span text:style-name="T402">Local Coordination for the Defence of Integrity and Ethics (LCDIE) </text:span><text:span text:style-name="T406">in cooperation with the </text:span><text:span text:style-name="T609">Local</text:span><text:span text:style-name="T448"> Administration </text:span><text:span text:style-name="T428">and the </text:span><text:span text:style-name="T436">Legal</text:span><text:span text:style-name="T428"> Committee</text:span><text:span text:style-name="T406">.</text:span></text:p>
      <text:p text:style-name="P425"/>
      <text:p text:style-name="P497"><text:span text:style-name="T121">I</text:span><text:span text:style-name="T120">V.<text:tab/></text:span><text:span text:style-name="T396">False claims to real identit</text:span><text:span text:style-name="T637">ies</text:span><text:span text:style-name="T396"> </text:span><text:span text:style-name="T637">can</text:span><text:span text:style-name="T396"> initiate legal </text:span><text:span text:style-name="T740">procedures</text:span><text:span text:style-name="T396">.</text:span></text:p>
      <text:p text:style-name="P466"/>
      <text:p text:style-name="P467"><text:span text:style-name="T46">( </text:span><text:span text:style-name="T47">article</text:span><text:span text:style-name="T46"> </text:span><text:span text:style-name="T48">5</text:span><text:span text:style-name="T46">-b )</text:span></text:p>
      <text:p text:style-name="P460">Membership requirements</text:p>
      <text:p text:style-name="P472"/>
      <text:p text:style-name="P406"><text:span text:style-name="T120">I.</text:span><text:span text:style-name="T396"><text:tab/>All </text:span><text:span text:style-name="T983">NATIONAL</text:span><text:span text:style-name="T396"> citizens who are not registered </text:span><text:span text:style-name="T428">in</text:span><text:span text:style-name="T396"> other political parties, who are over </text:span><text:span text:style-name="T404">21</text:span><text:span text:style-name="T396"> years of age in full enjoyment of their civil rights and who act in accordance with </text:span><text:span text:style-name="T404">the present</text:span><text:span text:style-name="T396"> statutes can </text:span><text:span text:style-name="T448">have full membership </text:span><text:span text:style-name="T588">(</text:span><text:span text:style-name="T448">militancy</text:span><text:span text:style-name="T588">)</text:span><text:span text:style-name="T396"> </text:span><text:span text:style-name="T588">i</text:span><text:span text:style-name="T448">n</text:span><text:span text:style-name="T396"> the </text:span><text:span text:style-name="T983">PP</text:span><text:span text:style-name="T396">.</text:span></text:p>
      <text:p text:style-name="P484"/>
      <text:p text:style-name="P404"><text:span text:style-name="T120">II.</text:span><text:span text:style-name="T396"><text:tab/>It follows from </text:span><text:span text:style-name="T983">LAW</text:span><text:span text:style-name="T396"> </text:span><text:span text:style-name="T404">that </text:span><text:span text:style-name="T428">membership</text:span><text:span text:style-name="T404"> is forbidden to </text:span><text:span text:style-name="T405">citizens</text:span><text:span text:style-name="T404"> belonging to military or </text:span><text:span text:style-name="T850">paramilitary</text:span><text:span text:style-name="T404"> institutions</text:span><text:span text:style-name="T405">.</text:span></text:p>
      <text:p text:style-name="P484"/>
      <text:p text:style-name="P384"><text:span text:style-name="T120">III.<text:tab/></text:span><text:span text:style-name="T405">Al</text:span><text:span text:style-name="T396">l </text:span><text:span text:style-name="T983">NATIONAL</text:span><text:span text:style-name="T396"> citizens over </text:span><text:span text:style-name="T404">16 </text:span><text:span text:style-name="T448">years of age</text:span><text:span text:style-name="T396"> and who act in accordance with these statutes </text:span><text:span text:style-name="T448">may</text:span><text:span text:style-name="T396"> join </text:span><text:span text:style-name="T959">PP</text:span><text:span text:style-name="T396"> as sympathizers.</text:span></text:p>
      <text:p text:style-name="P422"/>
      <text:p text:style-name="P408"><text:span text:style-name="T120">I</text:span><text:span text:style-name="T131">v</text:span><text:span text:style-name="T120">.<text:tab/></text:span><text:span text:style-name="T405">Al</text:span><text:span text:style-name="T448">l </text:span><text:span text:style-name="T983">NATIONAL</text:span><text:span text:style-name="T448"> citizens between 16 and 21 years of age may join the </text:span><text:span text:style-name="T964">PP </text:span><text:span text:style-name="T448">as members of the Digital Youth.</text:span></text:p>
      <text:p text:style-name="P336"><text:soft-page-break/><text:span text:style-name="T1184">( </text:span><text:span text:style-name="T1185">Article </text:span><text:span text:style-name="T1184">5-</text:span><text:span text:style-name="T1186">c</text:span><text:span text:style-name="T1184"> )</text:span><text:span text:style-name="T1187"> </text:span></text:p>
      <text:p text:style-name="P318"><text:span text:style-name="T80">Bond</text:span><text:span text:style-name="T79"> to the place of residence </text:span></text:p>
      <text:p text:style-name="P89"/>
      <text:p text:style-name="P234"><text:span text:style-name="T120">I.</text:span><text:span text:style-name="T957"><text:tab/></text:span><text:span text:style-name="T998">PP</text:span><text:span text:style-name="T1039">’</text:span><text:span text:style-name="T1040">s</text:span><text:span text:style-name="T396"> member</text:span><text:span text:style-name="T407">ship</text:span><text:span text:style-name="T396"> is associated with </text:span><text:span text:style-name="T448">area of</text:span><text:span text:style-name="T396"> residenc</text:span><text:span text:style-name="T407">y</text:span><text:span text:style-name="T631">.</text:span></text:p>
      <text:p text:style-name="P211"/>
      <text:p text:style-name="P292"><text:span text:style-name="T171">II.</text:span><text:span text:style-name="T989"><text:tab/></text:span><text:span text:style-name="T753">It is also the responsibility </text:span><text:span text:style-name="T881">of the p</text:span><text:span text:style-name="T753">arty member</text:span><text:span text:style-name="T881">s</text:span><text:span text:style-name="T753"> to keep <text:s/>personal data updated, </text:span><text:span text:style-name="T882">uploading</text:span><text:span text:style-name="T753"> change</text:span><text:span text:style-name="T773">s </text:span><text:span text:style-name="T774">to the</text:span><text:span text:style-name="T773"> residential address</text:span><text:span text:style-name="T753"> </text:span><text:span text:style-name="T775">through</text:span><text:span text:style-name="T749"> the on-line platform.</text:span></text:p>
      <text:p text:style-name="P464"/>
      <text:p text:style-name="P493"><text:span text:style-name="T50">( </text:span><text:span text:style-name="T51">article</text:span><text:span text:style-name="T50"> </text:span><text:span text:style-name="T53">5-d</text:span><text:span text:style-name="T50"> )</text:span></text:p>
      <text:p text:style-name="P461">Sympathizers</text:p>
      <text:p text:style-name="P482"/>
      <text:p text:style-name="P409"><text:span text:style-name="T1343"><text:tab/>The statu</text:span><text:span text:style-name="T1355">te</text:span><text:span text:style-name="T1343"> of </text:span><text:span text:style-name="T1344">s</text:span><text:span text:style-name="T1343">ympathizer share</text:span><text:span text:style-name="T1351">s</text:span><text:span text:style-name="T1343"> the same rights and duties </text:span><text:span text:style-name="T1350">of</text:span><text:span text:style-name="T1343"> </text:span><text:span text:style-name="T1354">p</text:span><text:span text:style-name="T1343">arty members with </text:span><text:span text:style-name="T1344">exceptions</text:span><text:span text:style-name="T1343">:</text:span></text:p>
      <text:p text:style-name="P485"/>
      <text:p text:style-name="P409"><text:span text:style-name="T120">I.<text:tab/></text:span><text:span text:style-name="T587">M</text:span><text:span text:style-name="T396">ay not elect or be elected to </text:span><text:span text:style-name="T431">any of </text:span><text:span text:style-name="T396">the party </text:span><text:span text:style-name="T746">bodies.</text:span></text:p>
      <text:p text:style-name="P415"/>
      <text:p text:style-name="P392"><text:span text:style-name="T120">I</text:span><text:span text:style-name="T134">i</text:span><text:span text:style-name="T120">.</text:span><text:span text:style-name="T1045"><text:tab/></text:span><text:span text:style-name="T587">Ca</text:span><text:span text:style-name="T396">nnot </text:span><text:span text:style-name="T644">vote</text:span><text:span text:style-name="T396"> </text:span><text:span text:style-name="T644">on policies (</text:span><text:span text:style-name="T587">participate</text:span><text:span text:style-name="T396"> </text:span><text:span text:style-name="T642">in</text:span><text:span text:style-name="T449"> </text:span><text:span text:style-name="T641">on-line </text:span><text:span text:style-name="T450">referendums</text:span><text:span text:style-name="T644">)</text:span><text:span text:style-name="T450"> </text:span><text:span text:style-name="T641">and</text:span><text:span text:style-name="T642"> </text:span><text:span text:style-name="T644">cannot reply to or post publications on the discussion </text:span><text:span text:style-name="T641">forum.</text:span></text:p>
      <text:p text:style-name="P424"/>
      <text:p text:style-name="P323"><text:span text:style-name="T193">( </text:span><text:span text:style-name="T218">article</text:span><text:span text:style-name="T193"> </text:span><text:span text:style-name="T240">6</text:span><text:span text:style-name="T193"> ) </text:span></text:p>
      <text:p text:style-name="P323"><text:span text:style-name="T98">Digital Youth</text:span><text:span text:style-name="T313"> </text:span></text:p>
      <text:p text:style-name="P91"/>
      <text:p text:style-name="P382"><text:span text:style-name="T76"><text:tab/>The </text:span><text:span text:style-name="T77">party</text:span><text:span text:style-name="T76"> youth organization is </text:span><text:span text:style-name="T78">the</text:span><text:span text:style-name="T77"> </text:span><text:span text:style-name="T76">Digital Youth </text:span><text:span text:style-name="T78">(DY)</text:span><text:span text:style-name="T76">. </text:span></text:p>
      <text:p text:style-name="P185"><text:tab/>DY constituents share the same rights and duties of party members with exceptions:</text:p>
      <text:p text:style-name="P91"/>
      <text:p text:style-name="P293"><text:span text:style-name="T120">I.<text:tab/></text:span><text:span text:style-name="T396">Digital Youth </text:span><text:span text:style-name="T646">as </text:span><text:span text:style-name="T396">members </text:span><text:span text:style-name="T646">of </text:span><text:span text:style-name="T647">the </text:span><text:span text:style-name="T979">PP</text:span><text:span text:style-name="T646"> </text:span><text:span text:style-name="T396">can </text:span><text:span text:style-name="T645">congregate</text:span><text:span text:style-name="T396"> </text:span><text:span text:style-name="T506">and</text:span><text:span text:style-name="T396"> </text:span><text:span text:style-name="T490">participate</text:span><text:span text:style-name="T489"> </text:span><text:span text:style-name="T646">fully </text:span><text:span text:style-name="T645">only in </text:span><text:span text:style-name="T646">the </text:span><text:span text:style-name="T506">c</text:span><text:span text:style-name="T489">ore</text:span><text:span text:style-name="T643">s </text:span><text:span text:style-name="T645">(a </text:span><text:span text:style-name="T647">type of </text:span><text:span text:style-name="T645">body in the </text:span><text:span text:style-name="T647">internal </text:span><text:span text:style-name="T645">organization of the </text:span><text:span text:style-name="T978">PP</text:span><text:span text:style-name="T645">)</text:span><text:span text:style-name="T396">.</text:span></text:p>
      <text:p text:style-name="P91"/>
      <text:p text:style-name="P293"><text:span text:style-name="T120">II.<text:tab/></text:span><text:span text:style-name="T396">Digital Youth cannot vote on policies </text:span><text:span text:style-name="T646">but </text:span><text:span text:style-name="T489">as an</text:span><text:span text:style-name="T396"> organization </text:span><text:span text:style-name="T489">has</text:span><text:span text:style-name="T396"> autonomy</text:span><text:span text:style-name="T490"> </text:span><text:span text:style-name="T396">in the elaboration of its </text:span><text:span text:style-name="T645">own </text:span><text:span text:style-name="T490">political</text:span><text:span text:style-name="T396"> program.</text:span></text:p>
      <text:p text:style-name="P372"><text:soft-page-break/><text:span text:style-name="T270">( </text:span><text:span text:style-name="T297">ARTICLE</text:span><text:span text:style-name="T270"> </text:span><text:span text:style-name="T280">7</text:span><text:span text:style-name="T270"> )</text:span><text:span text:style-name="T319"> </text:span></text:p>
      <text:p text:style-name="P82"><text:span text:style-name="T1319">Unio Partio Digita</text:span> </text:p>
      <text:p text:style-name="P132"/>
      <text:p text:style-name="P248"><text:span text:style-name="T65"><text:tab/></text:span><text:span text:style-name="T450">The </text:span><text:span text:style-name="T421">party</text:span><text:span text:style-name="T450"> is a member of the Unio Partio Digita which consists of an association of political parties that share the same statutes as the </text:span><text:span text:style-name="T962">PP</text:span><text:span text:style-name="T450"> and whose official page can be found at </text:span><text:span text:style-name="T965">uniopartiodigita.org</text:span><text:span text:style-name="T450">.</text:span></text:p>
      <text:p text:style-name="P465"/>
      <text:p text:style-name="P467"><text:span text:style-name="T46">( </text:span><text:span text:style-name="T47">article</text:span><text:span text:style-name="T46"> </text:span><text:span text:style-name="T49">8</text:span><text:span text:style-name="T46"> )</text:span></text:p>
      <text:p text:style-name="P459">Incompatibility regime</text:p>
      <text:p text:style-name="P483"/>
      <text:p text:style-name="P384"><text:span text:style-name="T120">I.<text:tab/></text:span><text:span text:style-name="T983">PP</text:span><text:span text:style-name="T396"> members may hold </text:span><text:span text:style-name="T657">no </text:span><text:span text:style-name="T396">more than one position </text:span><text:span text:style-name="T430">with</text:span><text:span text:style-name="T396">in the party</text:span><text:span text:style-name="T430"> </text:span><text:span text:style-name="T658">official</text:span><text:span text:style-name="T396"> </text:span><text:span text:style-name="T658">structures</text:span><text:span text:style-name="T404"> </text:span><text:span text:style-name="T396">unless otherwise stated </text:span><text:span text:style-name="T659">(i.e.: the c</text:span><text:span text:style-name="T507">ores</text:span><text:span text:style-name="T659">).</text:span></text:p>
      <text:p text:style-name="P422"/>
      <text:p text:style-name="P414"><text:span text:style-name="T128">Ii.<text:tab/></text:span><text:span text:style-name="T754">M</text:span><text:span text:style-name="T753">ember</text:span><text:span text:style-name="T754">s</text:span><text:span text:style-name="T753"> </text:span><text:span text:style-name="T754">being remunerated by the </text:span><text:span text:style-name="T990">PP</text:span><text:span text:style-name="T753"> must act in accordance to </text:span><text:span text:style-name="T989">LAW</text:span><text:span text:style-name="T753"> regarding the incompatibility regime followed by </text:span><text:span text:style-name="T883">the </text:span><text:span text:style-name="T753">national deputies. Supervision is made by the Coordination for Defence of Integrity and Ethics (CDIE) at all levels (</text:span><text:span text:style-name="T883">l</text:span><text:span text:style-name="T753">ocal, regional </text:span><text:span text:style-name="T757">and</text:span><text:span text:style-name="T753"> inter-regional).</text:span></text:p>
      <text:p text:style-name="P420"/>
      <text:p text:style-name="P314"><text:span text:style-name="T193">( </text:span><text:span text:style-name="T228">article</text:span><text:span text:style-name="T193"> </text:span><text:span text:style-name="T240">9</text:span><text:span text:style-name="T193"> )</text:span><text:span text:style-name="T79"> </text:span></text:p>
      <text:p text:style-name="P14">Rights and duties of Party members </text:p>
      <text:p text:style-name="P120"/>
      <text:p text:style-name="P294"><text:span text:style-name="T957"><text:tab/></text:span><text:span text:style-name="T396">It is the right of members </text:span><text:span text:style-name="T432">of </text:span><text:span text:style-name="T450">the</text:span><text:span text:style-name="T396"> </text:span><text:span text:style-name="T962">PP</text:span><text:span text:style-name="T396"> to participate in </text:span><text:span text:style-name="T432">all</text:span><text:span text:style-name="T396"> activities, </text:span><text:span text:style-name="T648">to</text:span><text:span text:style-name="T434"> </text:span><text:span text:style-name="T396">formulat</text:span><text:span text:style-name="T648">e</text:span><text:span text:style-name="T396"> any suggestion </text:span><text:span text:style-name="T655">or</text:span><text:span text:style-name="T396"> criticism that </text:span><text:span text:style-name="T432">may </text:span><text:span text:style-name="T649">be </text:span><text:span text:style-name="T757">deem</text:span><text:span text:style-name="T884">ed</text:span><text:span text:style-name="T396"> convenient </text:span><text:span text:style-name="T434">or</text:span><text:span text:style-name="T396"> </text:span><text:span text:style-name="T649">to</text:span><text:span text:style-name="T396"> propos</text:span><text:span text:style-name="T649">e</text:span><text:span text:style-name="T396"> new </text:span><text:span text:style-name="T432">policies</text:span><text:span text:style-name="T396"> or changes to existing </text:span><text:span text:style-name="T649">ones</text:span><text:span text:style-name="T432">. </text:span><text:span text:style-name="T656">Everything should be </text:span><text:span text:style-name="T660">doable</text:span><text:span text:style-name="T656"> with the support of the on-line platform. </text:span><text:span text:style-name="T660">Alternatively, </text:span><text:span text:style-name="T980">PP</text:span><text:span text:style-name="T660"> welcomes paper-based proposals </text:span><text:span text:style-name="T661">and referendums.</text:span></text:p>
      <text:p text:style-name="P184"/>
      <text:p text:style-name="P295"><text:span text:style-name="T129">I.<text:tab/></text:span><text:span text:style-name="T507">De</text:span><text:span text:style-name="T432">cisions </text:span><text:span text:style-name="T507">at all levels</text:span><text:span text:style-name="T432"> are to be made by democratic consensus.</text:span></text:p>
      <text:p text:style-name="P142"/>
      <text:p text:style-name="P226"><text:span text:style-name="T120">II.</text:span><text:span text:style-name="T186"><text:tab/></text:span><text:span text:style-name="T450">Every member </text:span><text:span text:style-name="T650">of the party </text:span><text:span text:style-name="T450">has the</text:span><text:span text:style-name="T433"> r</text:span><text:span text:style-name="T396">ight to elect and be elected to </text:span><text:span text:style-name="T653">any of </text:span><text:span text:style-name="T396">the </text:span><text:span text:style-name="T432">party’</text:span><text:span text:style-name="T653">s</text:span><text:span text:style-name="T432"> </text:span><text:span text:style-name="T653">departments</text:span><text:span text:style-name="T396"> and </text:span><text:span text:style-name="T507">to</text:span><text:span text:style-name="T652"> </text:span><text:span text:style-name="T396">work </text:span><text:span text:style-name="T432">for </text:span><text:span text:style-name="T396">the</text:span><text:span text:style-name="T651">m</text:span><text:span text:style-name="T396">.</text:span></text:p>
      <text:p text:style-name="P210"/>
      <text:p text:style-name="P226"><text:span text:style-name="T120">III.</text:span><text:span text:style-name="T957"><text:tab/></text:span><text:span text:style-name="T433">The</text:span><text:span text:style-name="T396"> right to be informed in a transparent </text:span><text:span text:style-name="T434">and clear </text:span><text:span text:style-name="T450">way</text:span><text:span text:style-name="T396"> about </text:span><text:soft-page-break/><text:span text:style-name="T396">all economic</text:span><text:span text:style-name="T450">al</text:span><text:span text:style-name="T396"> activities </text:span><text:span text:style-name="T434">of the party</text:span><text:span text:style-name="T654">.</text:span></text:p>
      <text:p text:style-name="P189"/>
      <text:p text:style-name="P230"><text:span text:style-name="T120">IV.</text:span><text:span text:style-name="T957"><text:tab/></text:span><text:span text:style-name="T663">Me</text:span><text:span text:style-name="T507">mbers a</text:span><text:span text:style-name="T434">re </text:span><text:span text:style-name="T399">entitled</text:span><text:span text:style-name="T398"> fre</text:span><text:span text:style-name="T396">e access to all documents ratified by party bodies </text:span><text:span text:style-name="T435">that</text:span><text:span text:style-name="T396"> result </text:span><text:span text:style-name="T435">from</text:span><text:span text:style-name="T396"> internal referend</text:span><text:span text:style-name="T434">ums</text:span><text:span text:style-name="T396"> held during the </text:span><text:span text:style-name="T434">normal functioning </text:span><text:span text:style-name="T507">of </text:span><text:span text:style-name="T434">the party.</text:span><text:span text:style-name="T396"> The information must be available in</text:span><text:span text:style-name="T435"> </text:span><text:span text:style-name="T396">digital format</text:span><text:span text:style-name="T397"> </text:span><text:span text:style-name="T749">found on the on-line platform </text:span><text:span text:style-name="T507">and</text:span><text:span text:style-name="T396"> in physical format in </text:span><text:span text:style-name="T434">a</text:span><text:span text:style-name="T396"> Yearbook of the </text:span><text:span text:style-name="T984">PP</text:span><text:span text:style-name="T396"> accessible</text:span><text:span text:style-name="T435"> </text:span><text:span text:style-name="T396">at the party’</text:span><text:span text:style-name="T435">s </text:span><text:span text:style-name="T450">headquarters at all levels (</text:span><text:span text:style-name="T662">l</text:span><text:span text:style-name="T450">ocal, regional, inter-regional and </text:span><text:span text:style-name="T662">n</text:span><text:span text:style-name="T450">ational).</text:span></text:p>
      <text:p text:style-name="P186"/>
      <text:p text:style-name="P337"><text:span text:style-name="T79">V.</text:span><text:span text:style-name="T384"><text:tab/></text:span><text:span text:style-name="T323">It is </text:span><text:span text:style-name="T327">duty</text:span><text:span text:style-name="T323"> to perform with zeal, assiduity and loyalty to the other members the positions or functions entrusted to them.</text:span></text:p>
      <text:p text:style-name="P142"/>
      <text:p text:style-name="P314"><text:span text:style-name="T193">( </text:span><text:span text:style-name="T195">article</text:span><text:span text:style-name="T193"> </text:span><text:span text:style-name="T240">10</text:span><text:span text:style-name="T193"> )</text:span><text:span text:style-name="T79"> </text:span></text:p>
      <text:p text:style-name="P314"><text:span text:style-name="T81">work</text:span><text:span text:style-name="T79"> </text:span></text:p>
      <text:p text:style-name="P87"/>
      <text:p text:style-name="P226"><text:span text:style-name="T398"><text:tab/>Party members</text:span><text:span text:style-name="T396"> are invited to contribute to the elaboration and supervision of </text:span><text:span text:style-name="T435">all types of </text:span><text:span text:style-name="T396">political projects. To be eligible, they must inform the party of their availability and area of expertise</text:span><text:span text:style-name="T749"> </text:span><text:span text:style-name="T755">through</text:span><text:span text:style-name="T749"> the on-line platform</text:span><text:span text:style-name="T397">.</text:span></text:p>
      <text:p text:style-name="P142"/>
      <text:p text:style-name="P230"><text:span text:style-name="T120">I.</text:span><text:span text:style-name="T957"><text:tab/></text:span><text:span text:style-name="T396">By signing up as volunteers </text:span><text:span text:style-name="T451">and</text:span><text:span text:style-name="T396"> depending on the academic background, </text:span><text:span text:style-name="T435">members</text:span><text:span text:style-name="T396"> </text:span><text:span text:style-name="T435">are</text:span><text:span text:style-name="T396"> able to exercise functions in the </text:span><text:span text:style-name="T435">S</text:span><text:span text:style-name="T396">cientific </text:span><text:span text:style-name="T755">Committee</text:span><text:span text:style-name="T435"> (SC)</text:span><text:span text:style-name="T396">, </text:span><text:span text:style-name="T435">E</text:span><text:span text:style-name="T396">conomic </text:span><text:span text:style-name="T755">Committee</text:span><text:span text:style-name="T396"> </text:span><text:span text:style-name="T435">(EC),</text:span><text:span text:style-name="T396"> </text:span><text:span text:style-name="T435">L</text:span><text:span text:style-name="T396">egal </text:span><text:span text:style-name="T755">Committee</text:span><text:span text:style-name="T396"> </text:span><text:span text:style-name="T435">(LC) as well as in </text:span><text:span text:style-name="T429">and</text:span><text:span text:style-name="T396"> the </text:span><text:span text:style-name="T428">body</text:span><text:span text:style-name="T396"> responsible for their coordination, </text:span><text:span text:style-name="T435">the Scientific-economic and Legal Coordination </text:span><text:span text:style-name="T407">(SELC) </text:span><text:span text:style-name="T664">which </text:span><text:span text:style-name="T741">have</text:span><text:span text:style-name="T664"> structure</text:span><text:span text:style-name="T741">s</text:span><text:span text:style-name="T664"> </text:span><text:span text:style-name="T452">at all levels </text:span><text:span text:style-name="T742">but national </text:span><text:span text:style-name="T452">(</text:span><text:span text:style-name="T664">l</text:span><text:span text:style-name="T452">ocal, regional and inter-regional)</text:span><text:span text:style-name="T435">.</text:span></text:p>
      <text:p text:style-name="P142"/>
      <text:p text:style-name="P235"><text:span text:style-name="T168">II.</text:span><text:span text:style-name="T938"><text:tab/>For the academic background to be validated </text:span><text:span text:style-name="T940">p</text:span><text:span text:style-name="T939">arty members</text:span><text:span text:style-name="T938"> need to submit to the on-line platform a digital certificate issued by universities.</text:span></text:p>
      <text:p text:style-name="P142"/>
      <text:p text:style-name="P337"><text:span text:style-name="T112">II</text:span><text:span text:style-name="T113">I</text:span><text:span text:style-name="T79">.</text:span><text:span text:style-name="T384"><text:tab/></text:span><text:span text:style-name="T323">The adjudication, management and supervision of the works </text:span><text:span text:style-name="T328">are of</text:span><text:span text:style-name="T323"> the responsibility of the </text:span><text:span text:style-name="T335">SELC </text:span><text:span text:style-name="T374">and the </text:span><text:span text:style-name="T375">CDIE</text:span><text:span text:style-name="T383">s</text:span><text:span text:style-name="T375">.</text:span></text:p>
      <text:p text:style-name="P142"><text:soft-page-break/></text:p>
      <text:p text:style-name="P296"><text:span text:style-name="T168">IV</text:span><text:span text:style-name="T164">.</text:span><text:span text:style-name="T981"><text:tab/></text:span><text:span text:style-name="T755">W</text:span><text:span text:style-name="T758">ork</text:span><text:span text:style-name="T746"> </text:span><text:span text:style-name="T759">offered to the party </text:span><text:span text:style-name="T746">can be remunerated. </text:span><text:span text:style-name="T755">C</text:span><text:span text:style-name="T746">onditions for eligibility, </text:span><text:span text:style-name="T755">sources of financing and</text:span><text:span text:style-name="T746"> </text:span><text:span text:style-name="T755">the procedures for the payments</text:span><text:span text:style-name="T746"> </text:span><text:span text:style-name="T755">are</text:span><text:span text:style-name="T746"> established </text:span><text:span text:style-name="T755">in</text:span><text:span text:style-name="T746"> </text:span><text:span text:style-name="T915">C</text:span><text:span text:style-name="T746">hapter </text:span><text:span text:style-name="T915">V</text:span><text:span text:style-name="T746"> – </text:span><text:span text:style-name="T832">Management.</text:span></text:p>
      <text:p text:style-name="P58"/>
      <text:p text:style-name="P469"><text:span text:style-name="T46">( </text:span><text:span text:style-name="T47">article</text:span><text:span text:style-name="T46"> </text:span><text:span text:style-name="T49">11</text:span><text:span text:style-name="T46"> )</text:span></text:p>
      <text:p text:style-name="P462">Withdrawal</text:p>
      <text:p text:style-name="P475"/>
      <text:p text:style-name="P418"><text:span text:style-name="T1324"><text:tab/></text:span><text:span text:style-name="T1326">M</text:span><text:span text:style-name="T1324">embership </text:span><text:span text:style-name="T1326">withdrawal</text:span><text:span text:style-name="T1324"> </text:span><text:span text:style-name="T1326">can be done at any time</text:span><text:span text:style-name="T1324"> without any prejudice and with immediate effect.</text:span></text:p>
      <text:p text:style-name="P423"/>
      <text:p text:style-name="P354"><text:span text:style-name="T270">( </text:span><text:span text:style-name="T271">ARTICLE</text:span><text:span text:style-name="T270"> </text:span><text:span text:style-name="T275">1</text:span><text:span text:style-name="T280">2</text:span><text:span text:style-name="T270"> )</text:span><text:span text:style-name="T120"> </text:span></text:p>
      <text:p text:style-name="P314"><text:span text:style-name="T114">Penalties</text:span><text:span text:style-name="T79"> </text:span></text:p>
      <text:p text:style-name="P87"/>
      <text:p text:style-name="P297"><text:span text:style-name="T396"><text:tab/></text:span><text:span text:style-name="T1047">By going against the</text:span><text:span text:style-name="T1052">se</text:span><text:span text:style-name="T1047"> statutes to which member</text:span><text:span text:style-name="T1057">s of the party</text:span><text:span text:style-name="T1047"> agreed upon joining, the </text:span><text:span text:style-name="T1058">p</text:span><text:span text:style-name="T1047">arty member</text:span><text:span text:style-name="T1059">s</text:span><text:span text:style-name="T1047"> may be alerted or have </text:span><text:span text:style-name="T1059">their</text:span><text:span text:style-name="T1047"> </text:span><text:span text:style-name="T1054">membership</text:span><text:span text:style-name="T1047"> retracted to the status of sympathizer for a temporary period or, for repeated misbehaviour or inexcusable situations such as; attempt to attack the informatic system or publishing inappropriate content into the </text:span><text:span text:style-name="T1052">on-line </text:span><text:span text:style-name="T1047">platform, the </text:span><text:span text:style-name="T1060">membership status </text:span><text:span text:style-name="T1047">may be </text:span><text:span text:style-name="T1060">revoked </text:span><text:span text:style-name="T1047">permanently. </text:span><text:span text:style-name="T1087">The decision to expel a </text:span><text:span text:style-name="T1091">p</text:span><text:span text:style-name="T1087">arty member is made by democratic consensus </text:span><text:span text:style-name="T1090">on</text:span><text:span text:style-name="T1087"> the on-line platform. </text:span><text:span text:style-name="T1088">The </text:span><text:span text:style-name="T1091">p</text:span><text:span text:style-name="T1088">arty member may have the </text:span><text:span text:style-name="T1091">membership</text:span><text:span text:style-name="T1088"> status </text:span><text:span text:style-name="T1090">reverted</text:span><text:span text:style-name="T1088"> to sympathizer </text:span><text:span text:style-name="T1089">in situations of</text:span><text:span text:style-name="T1088">:</text:span></text:p>
      <text:p text:style-name="P196"><text:s/></text:p>
      <text:p text:style-name="P385"><text:span text:style-name="T1100">I.</text:span><text:span text:style-name="T1202"><text:tab/></text:span><text:span text:style-name="T1218">Not i</text:span><text:span text:style-name="T1217">nform</text:span><text:span text:style-name="T1218">ing</text:span><text:span text:style-name="T1217"> the party after changing area of residency </text:span><text:span text:style-name="T1223">upon</text:span><text:span text:style-name="T1217"> a period of </text:span><text:span text:style-name="T1223">up to </text:span><text:span text:style-name="T1217">90 days through the on-line platform.</text:span></text:p>
      <text:p text:style-name="P212"/>
      <text:p text:style-name="P226"><text:span text:style-name="T164">II.</text:span><text:span text:style-name="T187"><text:tab/></text:span><text:span text:style-name="T1233">N</text:span><text:span text:style-name="T1217">ot partak</text:span><text:span text:style-name="T1218">ing</text:span><text:span text:style-name="T1217"> in party's activities by voting directly or by delegating the right to vote for a period </text:span><text:span text:style-name="T1233">longer</text:span><text:span text:style-name="T1217"> than 1</text:span><text:span text:style-name="T1219">80</text:span><text:span text:style-name="T1217"> </text:span><text:span text:style-name="T1232">days</text:span><text:span text:style-name="T1217">.</text:span></text:p>
      <text:p text:style-name="P223"/>
      <text:p text:style-name="P556"><text:span text:style-name="T1101">III.</text:span><text:span text:style-name="T1099"><text:tab/></text:span><text:span text:style-name="T1052">N</text:span><text:span text:style-name="T1048">ot </text:span><text:span text:style-name="T1049">participat</text:span><text:span text:style-name="T1052">ing</text:span><text:span text:style-name="T1050"> on off-line event</text:span><text:span text:style-name="T1062">s</text:span><text:span text:style-name="T1050"> </text:span><text:span text:style-name="T1049">of any of the party’s </text:span><text:span text:style-name="T1051">bodies</text:span><text:span text:style-name="T1049"> </text:span><text:span text:style-name="T1050">for a period </text:span><text:span text:style-name="T1052">longer</text:span><text:span text:style-name="T1050"> than </text:span><text:span text:style-name="T1049">270</text:span><text:span text:style-name="T1050"> </text:span><text:span text:style-name="T1049">days</text:span><text:span text:style-name="T1048">.</text:span></text:p>
      <text:p text:style-name="P210"/>
      <text:p text:style-name="P390"><text:soft-page-break/><text:span text:style-name="T1100">I</text:span><text:span text:style-name="T1102">v</text:span><text:span text:style-name="T1100">.</text:span><text:span text:style-name="T1245"> <text:tab/></text:span><text:span text:style-name="T1250">By not </text:span><text:span text:style-name="T1245">respecting the deadlines or </text:span><text:span text:style-name="T1253">tasks</text:span><text:span text:style-name="T1245"> </text:span><text:span text:style-name="T1250">that </text:span><text:span text:style-name="T1251">were </text:span><text:span text:style-name="T1250">en</text:span><text:span text:style-name="T1245">trust</text:span><text:span text:style-name="T1250">ed </text:span><text:span text:style-name="T1251">by the party</text:span><text:span text:style-name="T1245"> </text:span><text:span text:style-name="T1250">and accepted by the </text:span><text:span text:style-name="T1252">p</text:span><text:span text:style-name="T1250">arty member,</text:span><text:span text:style-name="T1245"> the </text:span><text:span text:style-name="T1252">membership</text:span><text:span text:style-name="T1245"> may be revoked </text:span><text:span text:style-name="T1246">temporarily for a period </text:span><text:span text:style-name="T1247">of</text:span><text:span text:style-name="T1246"> up to 1 year.</text:span></text:p>
      <text:p text:style-name="P210"/>
      <text:p text:style-name="P386"><text:span text:style-name="T1100">V.</text:span><text:span text:style-name="T1202"><text:tab/></text:span><text:span text:style-name="T1220">Publishing </text:span><text:span text:style-name="T1218">pornography, inciting </text:span><text:span text:style-name="T1222">to</text:span><text:span text:style-name="T1218"> any kind of physical violence or any form of hate speech against minorities be it of ethnographic</text:span><text:span text:style-name="T1222">al</text:span><text:span text:style-name="T1218"> origin, attacking </text:span><text:span text:style-name="T1223">normal</text:span><text:span text:style-name="T1218"> sexual orientation</text:span><text:span text:style-name="T1220"> </text:span><text:span text:style-name="T1223">(hetero-homo-bi) </text:span><text:span text:style-name="T1220">or making false accusations against other members may </text:span><text:span text:style-name="T1221">be reason enough to</text:span><text:span text:style-name="T1224"> be</text:span><text:span text:style-name="T1221"> ban</text:span><text:span text:style-name="T1224">ned</text:span><text:span text:style-name="T1221"> for a period </text:span><text:span text:style-name="T1218">longer</text:span><text:span text:style-name="T1221"> than 1 year.</text:span></text:p>
      <text:p text:style-name="P486"/>
      <text:p text:style-name="P391"><text:span text:style-name="T1103">V</text:span><text:span text:style-name="T1102">i</text:span><text:span text:style-name="T1103">.</text:span><text:span text:style-name="T1203"><text:tab/></text:span><text:span text:style-name="T1220">It's considered sufficient reason to ban a member from the party if unjustified false information is uploaded </text:span><text:span text:style-name="T1222">to</text:span><text:span text:style-name="T1220"> the on-line platform.</text:span></text:p>
      <text:p text:style-name="P437"/>
      <text:p text:style-name="P439"><text:span text:style-name="T1403">V</text:span><text:span text:style-name="T1402">i</text:span><text:span text:style-name="T1404">i</text:span><text:span text:style-name="T1403">.</text:span><text:span text:style-name="T1409"><text:tab/></text:span>It’s the responsibility of the CDIEs at all levels to evaluate situations described above and to publish alerts on the on-line platform and, in particular to the users who may not respecting the statutes, whenever the <text:span text:style-name="T1425">CDIEs</text:span> consider appropriate to do so.</text:p>
      <text:p text:style-name="P438"/>
      <text:p text:style-name="P357"><text:span text:style-name="T299">( </text:span><text:span text:style-name="T300">article</text:span><text:span text:style-name="T299"> </text:span><text:span text:style-name="T302">1</text:span><text:span text:style-name="T305">3</text:span><text:span text:style-name="T299"> )</text:span><text:span text:style-name="T164"> </text:span></text:p>
      <text:p text:style-name="P52">bodies</text:p>
      <text:p text:style-name="P90"/>
      <text:p text:style-name="P284"><text:span text:style-name="T1154"><text:tab/></text:span><text:span text:style-name="T1155">There ar</text:span><text:span text:style-name="T1158">e 22</text:span><text:span text:style-name="T1138"> </text:span><text:span text:style-name="T1155">different bodies </text:span><text:span text:style-name="T1156">that contribute to </text:span><text:span text:style-name="T1163">the </text:span><text:span text:style-name="T1156">normal functioning of the </text:span><text:span text:style-name="T1139">PP</text:span><text:span text:style-name="T1156">.</text:span><text:span text:style-name="T1139"> </text:span><text:span text:style-name="T1156">Some of these bodies are singular while others </text:span><text:span text:style-name="T1164">compose</text:span><text:span text:style-name="T1156"> multiple instances in different geographical locations. These bodies are further divided into main, secondary and minor categories; the main bodies focus on</text:span><text:span text:style-name="T1158"> </text:span><text:span text:style-name="T1156">political debates while secondary bodies do </text:span><text:span text:style-name="T1157">the </text:span><text:span text:style-name="T1156">technical support </text:span><text:span text:style-name="T1157">necessary </text:span><text:span text:style-name="T1159">for</text:span><text:span text:style-name="T1156"> these discussions. </text:span><text:span text:style-name="T1158">Minor bodies are composed of members of the </text:span><text:span text:style-name="T1140">PP</text:span><text:span text:style-name="T1158"> without full membership or are bodies that focus on particular </text:span><text:span text:style-name="T1161">tasks or </text:span><text:span text:style-name="T1158">political projects. </text:span><text:span text:style-name="T1156">The convocation, composition and work order are </text:span><text:span text:style-name="T1162">specified</text:span><text:span text:style-name="T1156"> in the </text:span><text:span text:style-name="T1162">statutes of the</text:span><text:span text:style-name="T1156"> next chapter.</text:span></text:p>
      <text:p text:style-name="P77"/>
      <text:p text:style-name="P77"/>
      <text:p text:style-name="P370"><text:soft-page-break/><text:span text:style-name="T299">( </text:span><text:span text:style-name="T300">article</text:span><text:span text:style-name="T299"> </text:span><text:span text:style-name="T302">1</text:span><text:span text:style-name="T305">3-</text:span><text:span text:style-name="T309">b</text:span><text:span text:style-name="T299"> )</text:span><text:span text:style-name="T164"> </text:span></text:p>
      <text:p text:style-name="P54">administrative regions</text:p>
      <text:p text:style-name="P94"/>
      <text:p text:style-name="P282"><text:span text:style-name="T1160"><text:tab/></text:span><text:span text:style-name="Police_20_par_20_défaut"><text:span text:style-name="T1167">Some of the</text:span></text:span><text:span text:style-name="Police_20_par_20_défaut"><text:span text:style-name="T1165"> </text:span></text:span><text:span text:style-name="Police_20_par_20_défaut"><text:span text:style-name="T1141">PP</text:span></text:span><text:span text:style-name="Police_20_par_20_défaut"><text:span text:style-name="T1167">’s bodies are further divided into</text:span></text:span><text:span text:style-name="Police_20_par_20_défaut"><text:span text:style-name="T1165"> </text:span></text:span><text:span text:style-name="Police_20_par_20_défaut"><text:span text:style-name="T1142">LOCAL</text:span></text:span><text:span text:style-name="Police_20_par_20_défaut"><text:span text:style-name="T1165">, </text:span></text:span><text:span text:style-name="Police_20_par_20_défaut"><text:span text:style-name="T1142">REGIONAL</text:span></text:span><text:span text:style-name="Police_20_par_20_défaut"><text:span text:style-name="T1165">, </text:span></text:span><text:span text:style-name="Police_20_par_20_défaut"><text:span text:style-name="T1142">INTER-REGIONAL</text:span></text:span><text:span text:style-name="Police_20_par_20_défaut"><text:span text:style-name="T1165"> </text:span></text:span><text:span text:style-name="Police_20_par_20_défaut"><text:span text:style-name="T1166">and </text:span></text:span><text:span text:style-name="Police_20_par_20_défaut"><text:span text:style-name="T1142">NATIONAL</text:span></text:span><text:span text:style-name="Police_20_par_20_défaut"><text:span text:style-name="T1166"> </text:span></text:span><text:span text:style-name="Police_20_par_20_défaut"><text:span text:style-name="T1170">structures</text:span></text:span><text:span text:style-name="Police_20_par_20_défaut"><text:span text:style-name="T1166">. </text:span></text:span><text:span text:style-name="Police_20_par_20_défaut"><text:span text:style-name="T1167">The choice for these</text:span></text:span><text:span text:style-name="Police_20_par_20_défaut"><text:span text:style-name="T1165"> terms derive</text:span></text:span><text:span text:style-name="Police_20_par_20_défaut"><text:span text:style-name="T1173">s</text:span></text:span><text:span text:style-name="Police_20_par_20_défaut"><text:span text:style-name="T1165"> from the administrative division of the land</text:span></text:span><text:span text:style-name="Police_20_par_20_défaut"><text:span text:style-name="T1167"> follow</text:span></text:span><text:span text:style-name="Police_20_par_20_défaut"><text:span text:style-name="T1171">ing</text:span></text:span><text:span text:style-name="Police_20_par_20_défaut"><text:span text:style-name="T1167"> the </text:span></text:span><text:span text:style-name="Police_20_par_20_défaut"><text:span text:style-name="T1141">LAW </text:span></text:span><text:span text:style-name="Police_20_par_20_défaut"><text:span text:style-name="T1167">in use by </text:span></text:span><text:span text:style-name="Police_20_par_20_défaut"><text:span text:style-name="T1141">COUNTRY</text:span></text:span><text:span text:style-name="Police_20_par_20_défaut"><text:span text:style-name="T1167">.</text:span></text:span></text:p>
      <text:p text:style-name="P282"><text:span text:style-name="Police_20_par_20_défaut"><text:span text:style-name="T1167"/></text:span></text:p>
      <text:p text:style-name="P401"><text:span text:style-name="Police_20_par_20_défaut"><text:span text:style-name="T1104">I.</text:span></text:span><text:span text:style-name="Police_20_par_20_défaut"><text:span text:style-name="T1206"><text:tab/></text:span></text:span><text:span text:style-name="Police_20_par_20_défaut"><text:span text:style-name="T1168">Unless stated otherwise </text:span></text:span><text:span text:style-name="Police_20_par_20_défaut"><text:span text:style-name="T1172">p</text:span></text:span><text:span text:style-name="Police_20_par_20_défaut"><text:span text:style-name="T1168">arty members cannot partake in activities of</text:span></text:span><text:span text:style-name="Police_20_par_20_défaut"><text:span text:style-name="T1169"> </text:span></text:span><text:span text:style-name="Police_20_par_20_défaut"><text:span text:style-name="T1168">bodies that do not </text:span></text:span><text:span text:style-name="Police_20_par_20_défaut"><text:span text:style-name="T1170">share</text:span></text:span><text:span text:style-name="Police_20_par_20_défaut"><text:span text:style-name="T1168"> the same administrative region </text:span></text:span><text:span text:style-name="Police_20_par_20_défaut"><text:span text:style-name="T1170">as</text:span></text:span><text:span text:style-name="Police_20_par_20_défaut"><text:span text:style-name="T1168"> </text:span></text:span><text:span text:style-name="Police_20_par_20_défaut"><text:span text:style-name="T1174">defined by </text:span></text:span><text:span text:style-name="Police_20_par_20_défaut"><text:span text:style-name="T1168">their own residential address.</text:span></text:span></text:p>
      <text:p text:style-name="P401"><text:span text:style-name="Police_20_par_20_défaut"><text:span text:style-name="T1168"/></text:span></text:p>
      <text:p text:style-name="P354"><text:span text:style-name="T299">( </text:span><text:span text:style-name="T300">article</text:span><text:span text:style-name="T299"> </text:span><text:span text:style-name="T302">1</text:span><text:span text:style-name="T305">4</text:span><text:span text:style-name="T304"> </text:span><text:span text:style-name="T299">)</text:span><text:span text:style-name="T164"> </text:span></text:p>
      <text:p text:style-name="P48">headquarters</text:p>
      <text:p text:style-name="P87"/>
      <text:p text:style-name="P300"><text:span text:style-name="T1324"><text:tab/></text:span><text:span text:style-name="T1372">PP</text:span><text:span text:style-name="T1361"> has </text:span><text:span text:style-name="T1177">National</text:span><text:span text:style-name="T1361"> </text:span><text:span text:style-name="T1177">H</text:span><text:span text:style-name="T1361">eadquarters </text:span><text:span text:style-name="T1362">(NHQ) </text:span><text:span text:style-name="T1361">in the capital, </text:span><text:span text:style-name="T1177">Local</text:span><text:span text:style-name="T1361"> </text:span><text:span text:style-name="T1177">H</text:span><text:span text:style-name="T1361">eadquarters </text:span><text:span text:style-name="T1362">(LHQ)</text:span><text:span text:style-name="T1361"> at each of the </text:span><text:span text:style-name="T1362">smallest </text:span><text:span text:style-name="T1361">administrative regions of the country</text:span><text:span text:style-name="T1366">, </text:span><text:span text:style-name="T1181">R</text:span><text:span text:style-name="T1366">egional Headquarters (RHQ) and </text:span><text:span text:style-name="T1181">I</text:span><text:span text:style-name="T1365">nter-regional Headquarters (IHQ)</text:span><text:span text:style-name="T1366"> </text:span><text:span text:style-name="T1182">within the boundaries </text:span><text:span text:style-name="T1183">and intersections of</text:span><text:span text:style-name="T1366"> </text:span><text:span text:style-name="T1182">the corresponding</text:span><text:span text:style-name="T1366"> administrative regions</text:span><text:span text:style-name="T1361">. It's in these spaces that some of the party </text:span><text:span text:style-name="T1363">bodies</text:span><text:span text:style-name="T1361"> do their work. Financing and </text:span><text:span text:style-name="T1176">the architectural</text:span><text:span text:style-name="T1361"> requirements for these spaces </text:span><text:span text:style-name="T1178">is</text:span><text:span text:style-name="T1361"> established in </text:span><text:span text:style-name="T1371">C</text:span><text:span text:style-name="T1361">hapter </text:span><text:span text:style-name="T1371">V</text:span><text:span text:style-name="T1176">, Article </text:span><text:span text:style-name="T1179">10</text:span><text:span text:style-name="T1361"> – </text:span><text:span text:style-name="T1176">Typology of </text:span><text:span text:style-name="T1180">the </text:span><text:span text:style-name="T1176">party headquarters</text:span><text:span text:style-name="T1364">.</text:span></text:p>
      <text:p text:style-name="P142"/>
      <text:p text:style-name="P226"><text:span text:style-name="T79">I.</text:span><text:span text:style-name="T75"><text:tab/></text:span><text:span text:style-name="T1042">Headquarters are open to public.</text:span></text:p>
      <text:p text:style-name="P217"/>
      <text:p text:style-name="P236"><text:span text:style-name="T164">ii.</text:span><text:span text:style-name="T1065"><text:tab/></text:span><text:span text:style-name="T1147">The existence of IHQ, RHQ and LHQ are required only and</text:span><text:span text:style-name="T1150"> </text:span><text:span text:style-name="T1151">whenever the </text:span><text:span text:style-name="T1149">number</text:span><text:span text:style-name="T1151"> of members</text:span><text:span text:style-name="T1152"> so</text:span><text:span text:style-name="T1151"> justifies.</text:span></text:p>
      <text:p text:style-name="P142"/>
      <text:p text:style-name="P226"><text:span text:style-name="T164">i</text:span><text:span text:style-name="T166">ii</text:span><text:span text:style-name="T164">.</text:span><text:span text:style-name="T187"><text:tab/></text:span><text:span text:style-name="T1117">The choice </text:span><text:span text:style-name="T1120">of</text:span><text:span text:style-name="T1117"> these spaces must be </text:span><text:span text:style-name="T1118">made</text:span><text:span text:style-name="T1117"> through democratic consensus </text:span><text:span text:style-name="T1118">on</text:span><text:span text:style-name="T1117"> the on-line platform.</text:span></text:p>
      <text:p text:style-name="P58"/>
      <text:p text:style-name="P75"/>
      <text:p text:style-name="P75"/>
      <text:p text:style-name="P354"><text:soft-page-break/><text:span text:style-name="T299">( </text:span><text:span text:style-name="T301">ARTICLE</text:span><text:span text:style-name="T299"> 1</text:span><text:span text:style-name="T305">5</text:span><text:span text:style-name="T299"> ) </text:span></text:p>
      <text:p text:style-name="P354"><text:span text:style-name="T165">CONTACTS</text:span><text:span text:style-name="T298"> </text:span></text:p>
      <text:p text:style-name="P73"/>
      <text:p text:style-name="P310"><text:span text:style-name="T1115"><text:tab/>Management of the party’s </text:span><text:span text:style-name="T1116">official</text:span><text:span text:style-name="T1115"> mail </text:span><text:span text:style-name="T1116">and e-mails </text:span><text:span text:style-name="T1115">is made by </text:span><text:span text:style-name="T1116">either the CA or the corresponding LAs.</text:span></text:p>
      <text:p text:style-name="P114"/>
      <text:p text:style-name="P309"><text:span text:style-name="T120">I.</text:span><text:span text:style-name="T186"><text:tab/></text:span><text:span text:style-name="T1114">The official URL for the website of the </text:span><text:span text:style-name="T1121">PP</text:span><text:span text:style-name="T1114"> is </text:span><text:span text:style-name="T1121">URL</text:span><text:span text:style-name="T1114">.</text:span></text:p>
      <text:p text:style-name="P219"/>
      <text:p text:style-name="P231"><text:span text:style-name="T164">II.</text:span><text:span text:style-name="T187"><text:tab/></text:span><text:span text:style-name="T1053"> </text:span><text:span text:style-name="T1119">The official mail addresses for the </text:span><text:span text:style-name="T1122">PP</text:span><text:span text:style-name="T1119"> are the corresponding addresses of the headquarters at all levels.</text:span></text:p>
      <text:p text:style-name="P50"/>
      <text:p text:style-name="P231"><text:span text:style-name="T164">II</text:span><text:span text:style-name="T167">i</text:span><text:span text:style-name="T164">.</text:span><text:span text:style-name="T187"><text:tab/></text:span><text:span text:style-name="T1053"> </text:span><text:span text:style-name="T1119">Each of the party’s bodies other than cores have an official e-mail with the same </text:span><text:span text:style-name="T1122">@URL </text:span><text:span text:style-name="T1119">ending.</text:span></text:p>
      <text:p text:style-name="P220"/>
      <text:p text:style-name="P354"><text:span text:style-name="T299">( </text:span><text:span text:style-name="T310">article</text:span><text:span text:style-name="T299"> </text:span><text:span text:style-name="T305">15</text:span><text:span text:style-name="T304">-b</text:span><text:span text:style-name="T302"> </text:span><text:span text:style-name="T299">) </text:span></text:p>
      <text:p text:style-name="P49">website</text:p>
      <text:p text:style-name="P117"/>
      <text:p text:style-name="P385"><text:span text:style-name="T1046"><text:tab/>The offici</text:span><text:span text:style-name="T1061">5</text:span><text:span text:style-name="T1046">al website of </text:span><text:span text:style-name="T1055">the</text:span><text:span text:style-name="T1046"> </text:span><text:span text:style-name="T1077">PP</text:span><text:span text:style-name="T1046"> serves the triple propose of distributing documentation created during party's work, recruiting new members and </text:span><text:span text:style-name="T1056">as a means for communication with</text:span><text:span text:style-name="T1046"> external entities.</text:span></text:p>
      <text:p text:style-name="P426"/>
      <text:p text:style-name="P487"><text:span text:style-name="T1109">I.</text:span><text:span text:style-name="T1314"><text:tab/></text:span><text:span text:style-name="T1188">Maintenance and updates to the website are </text:span><text:span text:style-name="T1305">responsibility</text:span><text:span text:style-name="T1188"> of </text:span><text:span text:style-name="T1301">PP</text:span><text:span text:style-name="T1188">'s </text:span><text:span text:style-name="T1306">CA</text:span><text:span text:style-name="T1304"> </text:span><text:span text:style-name="T1188">and </text:span><text:span text:style-name="T1308">P</text:span><text:span text:style-name="T1188">ress </text:span><text:span text:style-name="T1307">body</text:span><text:span text:style-name="T1188">.</text:span></text:p>
      <text:p text:style-name="P451"/>
      <text:p text:style-name="P487"><text:span text:style-name="T1109">II.</text:span><text:span text:style-name="T1315"><text:tab/></text:span><text:span text:style-name="T1302">The website should at least link to </text:span><text:span text:style-name="T1300">PP</text:span><text:span text:style-name="T1302">'s manifesto, </text:span><text:span text:style-name="T1303">the pa</text:span><text:span text:style-name="T1302">rty's statutes, contacts and dapp download.</text:span></text:p>
      <text:p text:style-name="P114"/>
      <text:p text:style-name="P354"><text:span text:style-name="T299">( </text:span><text:span text:style-name="T303">article</text:span><text:span text:style-name="T299"> </text:span><text:span text:style-name="T302">1</text:span><text:span text:style-name="T305">6</text:span><text:span text:style-name="T299"> ) </text:span></text:p>
      <text:p text:style-name="P56">SUPPLEMENTARY STATUTE</text:p>
      <text:p text:style-name="P114"/>
      <text:p text:style-name="P427"><text:span text:style-name="T1378"><text:tab/> Anything that is not anticipated by the present statutes must follow </text:span><text:span text:style-name="T1380">COUNTRY'S</text:span><text:span text:style-name="T1379"> CONSTITUTION</text:span><text:span text:style-name="T1378">, in specific </text:span><text:span text:style-name="T1379">LAW</text:span><text:span text:style-name="T1380">S</text:span><text:span text:style-name="T1379"> FOR POLITICAL PARTIES</text:span><text:span text:style-name="T1378"> and </text:span><text:span text:style-name="T1379">LAW</text:span><text:span text:style-name="T1380">S</text:span><text:span text:style-name="T1379"> FOR </text:span><text:span text:style-name="T1380">PUBLIC </text:span><text:span text:style-name="T1379">WORKERS</text:span><text:span text:style-name="T1378">.</text:span></text:p>
      <text:p text:style-name="P540"><text:span text:style-name="T320"><text:s/></text:span><text:span text:style-name="T193">( </text:span><text:span text:style-name="T229">article</text:span><text:span text:style-name="T193"> 1 )</text:span><text:span text:style-name="T311"> </text:span></text:p>
      <text:p text:style-name="P21">Internal organization</text:p>
      <text:p text:style-name="P123"/>
      <text:p text:style-name="P232"><text:span text:style-name="T1044"><text:tab/></text:span><text:span text:style-name="T396">This chapter explains the objective for which each of the </text:span><text:span text:style-name="T436">party’s </text:span><text:span text:style-name="T396">bodies </text:span><text:span text:style-name="T691">were</text:span><text:span text:style-name="T396"> </text:span><text:span text:style-name="T436">thought of</text:span><text:span text:style-name="T396"> as well as their operating rules and how they should </text:span><text:span text:style-name="T436">inter</text:span><text:span text:style-name="T396">relate during </text:span><text:span text:style-name="T437">party’</text:span><text:span text:style-name="T438">s</text:span><text:span text:style-name="T396"> work.</text:span></text:p>
      <text:p text:style-name="P142"/>
      <text:p text:style-name="P237"><text:span text:style-name="T120">I.<text:tab/></text:span><text:span text:style-name="T396">The main bodies of the </text:span><text:span text:style-name="T962">PP</text:span><text:span text:style-name="T396"> are: the Presidency, the National Congress, the High Councils, the </text:span><text:span text:style-name="T690">I</text:span><text:span text:style-name="T396">nter-regional Councils, the </text:span><text:span text:style-name="T690">R</text:span><text:span text:style-name="T396">egional <text:s/>Councils, the Local Councils, the Political Commission, </text:span><text:span text:style-name="T436">all levels of the </text:span><text:span text:style-name="T396">Coordination for the </text:span><text:span text:style-name="T440">Defence</text:span><text:span text:style-name="T396"> of Integrity and Ethics </text:span><text:span text:style-name="T452">and</text:span><text:span text:style-name="T396"> </text:span><text:span text:style-name="T452">all levels of </text:span><text:span text:style-name="T396">the Scientific-Economic and Legal Coordination.</text:span></text:p>
      <text:p text:style-name="P142"/>
      <text:p text:style-name="P237"><text:span text:style-name="T120">II.<text:tab/></text:span><text:span text:style-name="T396">Secondary bodies are: the Central </text:span><text:span text:style-name="T436">and </text:span><text:span text:style-name="T452">the </text:span><text:span text:style-name="T436">Local <text:s/></text:span><text:span text:style-name="T396">Administration</text:span><text:span text:style-name="T436">s</text:span><text:span text:style-name="T396">, </text:span><text:span text:style-name="T452">the </text:span><text:span text:style-name="T396">Scientific Committee</text:span><text:span text:style-name="T452">s</text:span><text:span text:style-name="T396">, the Economic Committee</text:span><text:span text:style-name="T452">s</text:span><text:span text:style-name="T396">, the Legal Committee</text:span><text:span text:style-name="T452">,</text:span><text:span text:style-name="T396"> the Press and the International Council.</text:span></text:p>
      <text:p text:style-name="P142"/>
      <text:p text:style-name="P226"><text:span text:style-name="T120">III.<text:tab/></text:span><text:span text:style-name="T439">Minor</text:span><text:span text:style-name="T396"> bodies: the Digital Youth </text:span><text:span text:style-name="T453">and</text:span><text:span text:style-name="T396"> </text:span><text:span text:style-name="T452">the</text:span><text:span text:style-name="T396"> </text:span><text:span text:style-name="T436">Cores</text:span><text:span text:style-name="T760">.</text:span></text:p>
      <text:p text:style-name="P142"/>
      <text:p text:style-name="P351"><text:span text:style-name="T193">( </text:span><text:span text:style-name="T233">article</text:span><text:span text:style-name="T193"> </text:span><text:span text:style-name="T235">2</text:span><text:span text:style-name="T193"> ) </text:span></text:p>
      <text:p text:style-name="P53">moderator</text:p>
      <text:p text:style-name="P133"/>
      <text:p text:style-name="P238"><text:span text:style-name="T746"><text:tab/>The moderator is summoned whenever there is a debate during </text:span><text:span text:style-name="T999">PP</text:span><text:span text:style-name="T1016">’</text:span><text:span text:style-name="T1017">s</text:span><text:span text:style-name="T746"> </text:span><text:span text:style-name="T762">activities</text:span><text:span text:style-name="T761"> </text:span><text:span text:style-name="T764">where there are at most 10 people participating </text:span><text:span text:style-name="T746">and its mission is to </text:span><text:span text:style-name="T761">mediate the dialogue</text:span><text:span text:style-name="T746">. The moderator </text:span><text:span text:style-name="T762">is </text:span><text:span text:style-name="T746">elected </text:span><text:span text:style-name="T762">at least a week </text:span><text:span text:style-name="T776">prior to</text:span><text:span text:style-name="T762"> </text:span><text:span text:style-name="T746">the debate by </text:span><text:span text:style-name="T763">plurinominal</text:span><text:span text:style-name="T762"> consensus </text:span><text:span text:style-name="T764">between the participants </text:span><text:span text:style-name="T776">of</text:span><text:span text:style-name="T764"> the debate </text:span><text:span text:style-name="T762">on the on-line platform.</text:span></text:p>
      <text:p text:style-name="P116"/>
      <text:p text:style-name="P353"><text:span text:style-name="T79">I.<text:tab/></text:span><text:span text:style-name="T337">Introduces</text:span><text:span text:style-name="T329"> the main </text:span><text:span text:style-name="T337">topics</text:span><text:span text:style-name="T329"> for </text:span><text:span text:style-name="T337">the</text:span><text:span text:style-name="T329"> debate. </text:span><text:span text:style-name="T337">The</text:span><text:span text:style-name="T329"> choice </text:span><text:span text:style-name="T337">of the top</text:span><text:span text:style-name="T329">i</text:span><text:span text:style-name="T337">c</text:span><text:span text:style-name="T329">s </text:span><text:span text:style-name="T337">to be discussed is done </text:span><text:span text:style-name="T349">automatically</text:span><text:span text:style-name="T337"> by an algorithm on the on-line platform and in accordance to the </text:span><text:span text:style-name="T385">PP</text:span><text:span text:style-name="T337">’s statutes.</text:span></text:p>
      <text:p text:style-name="P191"/>
      <text:p text:style-name="P239"><text:span text:style-name="T169">II.<text:tab/></text:span><text:span text:style-name="T776">Ma</text:span><text:span text:style-name="T765">nages the intervention time during the </text:span><text:span text:style-name="T764">political </text:span><text:span text:style-name="T765">debate</text:span><text:span text:style-name="T763">s</text:span><text:span text:style-name="T765"> guaranteeing equal opportunity </text:span><text:span text:style-name="T763">of </text:span><text:span text:style-name="T765">participation </text:span><text:span text:style-name="T763">to everyone</text:span><text:span text:style-name="T765">.</text:span></text:p>
      <text:p text:style-name="P320"><text:soft-page-break/><text:span text:style-name="T252">( </text:span><text:span text:style-name="T255">article</text:span><text:span text:style-name="T252"> </text:span><text:span text:style-name="T256">2-b</text:span><text:span text:style-name="T252"> ) </text:span></text:p>
      <text:p text:style-name="P359"><text:span text:style-name="T132">board</text:span><text:span text:style-name="T186"> </text:span></text:p>
      <text:p text:style-name="P125"/>
      <text:p text:style-name="P240"><text:span text:style-name="T746"><text:tab/></text:span><text:span text:style-name="T764">The board takes the role of the moderator for debates with more than 10 participants </text:span><text:span text:style-name="T766">or in situations where the debate is expected to become too technical or too long</text:span><text:span text:style-name="T764">. </text:span><text:span text:style-name="T746">The choice </text:span><text:span text:style-name="T764">for</text:span><text:span text:style-name="T746"> the </text:span><text:span text:style-name="T764">board</text:span><text:span text:style-name="T746"> is made through plurinominal </text:span><text:span text:style-name="T762">consensus </text:span><text:span text:style-name="T764">between the participants in the debate </text:span><text:span text:style-name="T762">on the on-line platform</text:span><text:span text:style-name="T746"> </text:span><text:span text:style-name="T764">at least 1 week prior to the debate </text:span><text:span text:style-name="T766">and is composed of </text:span><text:span text:style-name="T768">up to 10 members.</text:span></text:p>
      <text:p text:style-name="P198"/>
      <text:p text:style-name="P319"><text:span text:style-name="T252">( </text:span><text:span text:style-name="T253">article</text:span><text:span text:style-name="T252"> </text:span><text:span text:style-name="T256">2</text:span><text:span text:style-name="T254">-</text:span><text:span text:style-name="T256">c</text:span><text:span text:style-name="T252"> ) </text:span></text:p>
      <text:p text:style-name="P55">secretary</text:p>
      <text:p text:style-name="P124"/>
      <text:p text:style-name="P241"><text:span text:style-name="T64"><text:tab/></text:span><text:span text:style-name="T454">The </text:span><text:span text:style-name="T833">secretary</text:span><text:span text:style-name="T454"> is summoned whenever </text:span><text:span text:style-name="T455">there’s a</text:span><text:span text:style-name="T454"> debate </text:span><text:span text:style-name="T455">during </text:span><text:span text:style-name="T966">PP</text:span><text:span text:style-name="T455">’s activities </text:span><text:span text:style-name="T454">and has the function of </text:span><text:span text:style-name="T456">registering</text:span><text:span text:style-name="T454"> </text:span><text:span text:style-name="T456">the</text:span><text:span text:style-name="T454"> event. </text:span></text:p>
      <text:p text:style-name="P164"/>
      <text:p text:style-name="P400"><text:span text:style-name="T1128">I</text:span><text:span text:style-name="T1137">.</text:span><text:span text:style-name="T1078"><text:tab/></text:span><text:span text:style-name="T833">The choice </text:span><text:span text:style-name="T776">of</text:span><text:span text:style-name="T833"> the secretary is made </text:span><text:span text:style-name="T776">by</text:span><text:span text:style-name="T833"> plurinominal </text:span><text:span text:style-name="T762">consensus </text:span><text:span text:style-name="T834">by the </text:span><text:span text:style-name="T835">LC</text:span><text:span text:style-name="T764"> </text:span><text:span text:style-name="T762">on the on-line platform</text:span><text:span text:style-name="T833"> </text:span><text:span text:style-name="T764">at least 1 week prior to the debate. </text:span><text:span text:style-name="T836">The work of the secretary can be remunerated.</text:span></text:p>
      <text:p text:style-name="P164"/>
      <text:p text:style-name="P238"><text:span text:style-name="T133">I</text:span><text:span text:style-name="T147">i</text:span><text:span text:style-name="T70">.</text:span><text:span text:style-name="T967"><text:tab/></text:span><text:span text:style-name="T457">Draw</text:span><text:span text:style-name="T456">s</text:span><text:span text:style-name="T457"> up a document that summarizes the main points that have emerged </text:span><text:span text:style-name="T456">from</text:span><text:span text:style-name="T457"> the debate. </text:span><text:span text:style-name="T458">The document</text:span><text:span text:style-name="T457"> must be </text:span><text:span text:style-name="T456">ratified</text:span><text:span text:style-name="T457"> by those present.</text:span></text:p>
      <text:p text:style-name="P146"/>
      <text:p text:style-name="P238"><text:span text:style-name="T133">Ii</text:span><text:span text:style-name="T147">i</text:span><text:span text:style-name="T70">.</text:span><text:span text:style-name="T967"><text:tab/></text:span><text:span text:style-name="T458">R</text:span><text:span text:style-name="T459">esponsible for recording the debate in video format and uploading it to the </text:span><text:span text:style-name="T508">on-line platform.</text:span></text:p>
      <text:p text:style-name="P338"/>
      <text:p text:style-name="P238"><text:span text:style-name="T133">I</text:span><text:span text:style-name="T147">v</text:span><text:span text:style-name="T70">.</text:span><text:span text:style-name="T967"><text:tab/></text:span><text:span text:style-name="T459">The </text:span><text:span text:style-name="T765">secretary</text:span><text:span text:style-name="T459"> </text:span><text:span text:style-name="T456">can</text:span><text:span text:style-name="T459"> use </text:span><text:span text:style-name="T456">the on-line platform</text:span><text:span text:style-name="T460"> </text:span><text:span text:style-name="T459">to probe the opinions of the </text:span><text:span text:style-name="T665">p</text:span><text:span text:style-name="T456">arty members spectating</text:span><text:span text:style-name="T459"> </text:span><text:span text:style-name="T456">the</text:span><text:span text:style-name="T460"> debates </text:span><text:span text:style-name="T456">on any question that is raised during the discussion.</text:span><text:span text:style-name="T459"> </text:span><text:span text:style-name="T508">H</text:span><text:span text:style-name="T456">owever the results from these live referendums are not to be counted as votes on any particular matter.</text:span></text:p>
      <text:p text:style-name="P201"/>
      <text:p text:style-name="P442"/>
      <text:p text:style-name="P58"/>
      <text:p text:style-name="P354"><text:soft-page-break/><text:span text:style-name="T270">( </text:span><text:span text:style-name="T283">article</text:span><text:span text:style-name="T270"> 3 ) </text:span></text:p>
      <text:p text:style-name="P314"><text:span text:style-name="T83">presidency</text:span><text:span text:style-name="T313"> </text:span></text:p>
      <text:p text:style-name="P123"/>
      <text:p text:style-name="P226"><text:span text:style-name="T396"><text:tab/>The </text:span><text:span text:style-name="T962">PP</text:span><text:span text:style-name="T462">’</text:span><text:span text:style-name="T463">s</text:span><text:span text:style-name="T396"> Presidency represents the party </text:span><text:span text:style-name="T441">in face of other</text:span><text:span text:style-name="T396"> organizations in particular </text:span><text:span text:style-name="T441">at the </text:span><text:span text:style-name="T396">national </text:span><text:span text:style-name="T441">level with </text:span><text:span text:style-name="T396">foreign </text:span><text:span text:style-name="T441">entities</text:span><text:span text:style-name="T396">.</text:span></text:p>
      <text:p text:style-name="P95"/>
      <text:p text:style-name="P314"><text:span text:style-name="T193">( </text:span><text:span text:style-name="T201">article</text:span><text:span text:style-name="T193"> 3-b )</text:span><text:span text:style-name="T311"> </text:span></text:p>
      <text:p text:style-name="P314"><text:span text:style-name="T83">composition</text:span><text:span text:style-name="T313"> </text:span></text:p>
      <text:p text:style-name="P123"/>
      <text:p text:style-name="P226"><text:span text:style-name="T396"><text:tab/>The </text:span><text:span text:style-name="T962">PP</text:span><text:span text:style-name="T396"> presidency is composed of 1 member elected</text:span><text:span text:style-name="T442"> by plurinominal </text:span><text:span text:style-name="T463">consensus</text:span><text:span text:style-name="T442"> on the on-line platform </text:span><text:span text:style-name="T396">and 1 member elected by the Political Commission.</text:span></text:p>
      <text:p text:style-name="P64"/>
      <text:p text:style-name="P314"><text:span text:style-name="T193">( </text:span><text:span text:style-name="T201">article</text:span><text:span text:style-name="T193"> 3-c )</text:span><text:span text:style-name="T311"> </text:span></text:p>
      <text:p text:style-name="P22">work order</text:p>
      <text:p text:style-name="P123"/>
      <text:p text:style-name="P228"><text:span text:style-name="T120">i.<text:tab/></text:span><text:span text:style-name="T466">Chooses</text:span><text:span text:style-name="T396"> a member </text:span><text:span text:style-name="T466">to</text:span><text:span text:style-name="T396"> participate in the High Councils.</text:span></text:p>
      <text:p text:style-name="P143"/>
      <text:p text:style-name="P228"><text:span text:style-name="T125">II.<text:tab/></text:span><text:span text:style-name="T443">Elects</text:span><text:span text:style-name="T408"> </text:span><text:span text:style-name="T589">2</text:span><text:span text:style-name="T408"> </text:span><text:span text:style-name="T666">p</text:span><text:span text:style-name="T408">arty member</text:span><text:span text:style-name="T589">s</text:span><text:span text:style-name="T408"> </text:span><text:span text:style-name="T464">for</text:span><text:span text:style-name="T408"> each </text:span><text:span text:style-name="T692">I</text:span><text:span text:style-name="T423">nter-regional</text:span><text:span text:style-name="T408"> CDIE</text:span><text:span text:style-name="T423">s</text:span><text:span text:style-name="T408">.</text:span></text:p>
      <text:p text:style-name="P161"/>
      <text:p text:style-name="P387"><text:span text:style-name="T1125">iii</text:span><text:span text:style-name="T1124">.</text:span><text:span text:style-name="T1309"><text:tab/> </text:span><text:span text:style-name="T1189">Officially represents the </text:span><text:span text:style-name="T1200">PP</text:span><text:span text:style-name="T1189"> in face of other institutions.</text:span></text:p>
      <text:p text:style-name="P434"/>
      <text:p text:style-name="P388"><text:span text:style-name="T1125">iv</text:span><text:span text:style-name="T1124">.</text:span><text:span text:style-name="T1310"><text:tab/> </text:span><text:span text:style-name="T1193">Can make announcements that are seen by all the </text:span><text:span text:style-name="T1198">p</text:span><text:span text:style-name="T1193">arty members in the on-line platform.</text:span></text:p>
      <text:p text:style-name="P87"/>
      <text:p text:style-name="P354"><text:span text:style-name="T193">( </text:span><text:span text:style-name="T202">article</text:span><text:span text:style-name="T193"> </text:span><text:span text:style-name="T237">4</text:span><text:span text:style-name="T193"> )</text:span><text:span text:style-name="T311"> </text:span></text:p>
      <text:p text:style-name="P23">national congress</text:p>
      <text:p text:style-name="P95"/>
      <text:p text:style-name="P87"><text:tab/><text:span text:style-name="T1324">The National Congress is the body that gathers the largest number of participants </text:span><text:span text:style-name="T1327">and may take place in any agreed location.</text:span></text:p>
      <text:p text:style-name="P87"/>
      <text:p text:style-name="P226"><text:span text:style-name="T120">I.<text:tab/></text:span><text:span text:style-name="T396">The venue and organization of the event must be prepared to accommodate the expected number of participants and </text:span><text:span text:style-name="T509">its</text:span><text:span text:style-name="T396"> organization </text:span><text:span text:style-name="T465">is</text:span><text:span text:style-name="T396"> the responsibility of the Central Administration </text:span><text:span text:style-name="T614">(CA)</text:span><text:span text:style-name="T396">.</text:span></text:p>
      <text:p text:style-name="P360"><text:soft-page-break/><text:span text:style-name="T270">( </text:span><text:span text:style-name="T276">article</text:span><text:span text:style-name="T270"> </text:span><text:span text:style-name="T279">4</text:span><text:span text:style-name="T270">-b ) </text:span></text:p>
      <text:p text:style-name="P314"><text:span text:style-name="T84">Convocation</text:span><text:span text:style-name="T313"> </text:span></text:p>
      <text:p text:style-name="P95"/>
      <text:p text:style-name="P226"><text:span text:style-name="T1382"><text:tab/></text:span><text:span text:style-name="T1343">It meets extraordinarily </text:span><text:span text:style-name="T1346">a</text:span><text:span text:style-name="T1348">t</text:span><text:span text:style-name="T1343"> request</text:span><text:span text:style-name="T1360"> by reaching consensus </text:span><text:span text:style-name="T1359">t</text:span><text:span text:style-name="T1360">h</text:span><text:span text:style-name="T1359">rough the </text:span><text:span text:style-name="T1146">on-line platform </text:span><text:span text:style-name="T1343">of at least </text:span><text:span text:style-name="T1175">¼</text:span><text:span text:style-name="T1343"> of the </text:span><text:span text:style-name="T1356">p</text:span><text:span text:style-name="T1175">arty member</text:span><text:span text:style-name="T1148">s.</text:span></text:p>
      <text:p text:style-name="P95"/>
      <text:p text:style-name="P314"><text:span text:style-name="T193">( </text:span><text:span text:style-name="T203">article</text:span><text:span text:style-name="T193"> </text:span><text:span text:style-name="T237">4</text:span><text:span text:style-name="T193">-c )</text:span><text:span text:style-name="T311"> </text:span></text:p>
      <text:p text:style-name="P314"><text:span text:style-name="T84">composition</text:span><text:span text:style-name="T313"> </text:span></text:p>
      <text:p text:style-name="P156"/>
      <text:p text:style-name="P226"><text:span text:style-name="T120">I.</text:span><text:span text:style-name="T69"><text:tab/></text:span><text:span text:style-name="T962">PP</text:span><text:span text:style-name="T396"> members and </text:span><text:span text:style-name="T415">sympathizers</text:span><text:span text:style-name="T396"> can participate in the National Congress.</text:span></text:p>
      <text:p text:style-name="P142"/>
      <text:p text:style-name="P242"><text:span text:style-name="T164">Ii.</text:span><text:span text:style-name="T71"><text:tab/></text:span><text:span text:style-name="T767">The choice of the National Congress board is made </text:span><text:span text:style-name="T837">by</text:span><text:span text:style-name="T767"> plurinominal consensus by the Political Commission.</text:span></text:p>
      <text:p text:style-name="P95"/>
      <text:p text:style-name="P314"><text:span text:style-name="T311">( </text:span><text:span text:style-name="T204">article</text:span><text:span text:style-name="T311"> </text:span><text:span text:style-name="T312">4</text:span><text:span text:style-name="T311">-d ) </text:span></text:p>
      <text:p text:style-name="P314"><text:span text:style-name="T85">work order</text:span><text:span text:style-name="T313"> </text:span></text:p>
      <text:p text:style-name="P123"/>
      <text:p text:style-name="P226"><text:span text:style-name="T135"><text:tab/></text:span><text:span text:style-name="T466">Ratifies changes to</text:span><text:span text:style-name="T396"> the party's statutes.</text:span></text:p>
      <text:p text:style-name="P95"/>
      <text:p text:style-name="P314"><text:span text:style-name="T193">( </text:span><text:span text:style-name="T205">Article</text:span><text:span text:style-name="T193"> </text:span><text:span text:style-name="T237">5</text:span><text:span text:style-name="T193"> )</text:span><text:span text:style-name="T311"> </text:span></text:p>
      <text:p text:style-name="P314"><text:span text:style-name="T86">High Councils</text:span><text:span text:style-name="T313"> </text:span></text:p>
      <text:p text:style-name="P95"/>
      <text:p text:style-name="P226"><text:span text:style-name="T396"><text:tab/>The function of the High Councils is to carry out a plural and informed debate on </text:span><text:span text:style-name="T444">trending policy</text:span><text:span text:style-name="T396"> proposals.</text:span></text:p>
      <text:p text:style-name="P112"><text:span text:style-name="T1361"><text:tab/></text:span><text:span text:style-name="T1368">The </text:span><text:span text:style-name="T1369">political</text:span><text:span text:style-name="T1368"> </text:span><text:span text:style-name="T1369">discussions</text:span><text:span text:style-name="T1368"> </text:span><text:span text:style-name="T1369">are directed at</text:span><text:span text:style-name="T1368"> </text:span><text:span text:style-name="T1370">populations that share the same </text:span><text:span text:style-name="T1368">state, macroregions, groups of autonomous communities, bundesländer, etc., </text:span><text:span text:style-name="T1369">or equivalents</text:span><text:span text:style-name="T1368"> f</text:span><text:span text:style-name="T1361">ollowing the Nomenclature of Territorial Units for Statistics, also known as NUTS,</text:span><text:span text:style-name="T1369"> geocode</text:span><text:span text:style-name="T1370">d</text:span><text:span text:style-name="T1369"> NUTS 1.</text:span></text:p>
      <text:p text:style-name="P95"/>
      <text:p text:style-name="P314"><text:span text:style-name="T193">( </text:span><text:span text:style-name="T206">article</text:span><text:span text:style-name="T193"> </text:span><text:span text:style-name="T237">5</text:span><text:span text:style-name="T193">-b )</text:span><text:span text:style-name="T311"> </text:span></text:p>
      <text:p text:style-name="P314"><text:span text:style-name="T87">convocation</text:span><text:span text:style-name="T313"> </text:span></text:p>
      <text:p text:style-name="P95"/>
      <text:p text:style-name="P226"><text:span text:style-name="T64"><text:tab/></text:span><text:span text:style-name="T700">M</text:span><text:span text:style-name="T396">eets monthly </text:span><text:span text:style-name="T717">in</text:span><text:span text:style-name="T396"> the party’</text:span><text:span text:style-name="T510">s</text:span><text:span text:style-name="T396"> </text:span><text:span text:style-name="T466">NHQ, </text:span><text:span text:style-name="T699">i.e.:</text:span><text:span text:style-name="T396"> </text:span><text:span text:style-name="T466">during</text:span><text:span text:style-name="T396"> </text:span><text:span text:style-name="T746">new moon’</text:span><text:span text:style-name="T767">s</text:span><text:span text:style-name="T746"> </text:span><text:span text:style-name="T767">eve</text:span><text:span text:style-name="T396">.</text:span></text:p>
      <text:p text:style-name="P314"><text:soft-page-break/><text:span text:style-name="T193">( </text:span><text:span text:style-name="T206">article</text:span><text:span text:style-name="T193"> </text:span><text:span text:style-name="T237">5</text:span><text:span text:style-name="T193">-c ) </text:span></text:p>
      <text:p text:style-name="P314"><text:span text:style-name="T87">composition</text:span><text:span text:style-name="T313"> </text:span></text:p>
      <text:p text:style-name="P123"/>
      <text:p text:style-name="P502"><text:span text:style-name="Police_20_par_20_défaut"><text:span text:style-name="T929"><text:tab/>It’s composed of a member chosen by plurinominal </text:span></text:span><text:span text:style-name="Police_20_par_20_défaut"><text:span text:style-name="T932">consensus</text:span></text:span><text:span text:style-name="Police_20_par_20_défaut"><text:span text:style-name="T929"> by the Poli</text:span></text:span><text:span text:style-name="Police_20_par_20_défaut"><text:span text:style-name="T934">tical</text:span></text:span><text:span text:style-name="Police_20_par_20_défaut"><text:span text:style-name="T929"> Commission; an economist, an engineer and a jurist proposed by the same method by the Scientific-economical and </text:span></text:span><text:span text:style-name="Police_20_par_20_défaut"><text:span text:style-name="T930">Legal</text:span></text:span><text:span text:style-name="Police_20_par_20_défaut"><text:span text:style-name="T929"> Coordination; </text:span></text:span><text:span text:style-name="Police_20_par_20_défaut"><text:span text:style-name="T932">the most influential member of the </text:span></text:span><text:span text:style-name="Police_20_par_20_défaut"><text:span text:style-name="T996">PP </text:span></text:span><text:span text:style-name="Police_20_par_20_défaut"><text:span text:style-name="T936">(member with most delegations) </text:span></text:span><text:span text:style-name="Police_20_par_20_défaut"><text:span text:style-name="T932">a</text:span></text:span><text:span text:style-name="Police_20_par_20_défaut"><text:span text:style-name="T936">nd</text:span></text:span><text:span text:style-name="Police_20_par_20_défaut"><text:span text:style-name="T932"> </text:span></text:span><text:span text:style-name="Police_20_par_20_défaut"><text:span text:style-name="T936">a </text:span></text:span><text:span text:style-name="Police_20_par_20_défaut"><text:span text:style-name="T932">member chosen at random from </text:span></text:span><text:span text:style-name="Police_20_par_20_défaut"><text:span text:style-name="T935">amongst</text:span></text:span><text:span text:style-name="Police_20_par_20_défaut"><text:span text:style-name="T932"> the </text:span></text:span><text:span text:style-name="Police_20_par_20_défaut"><text:span text:style-name="T936">party</text:span></text:span><text:span text:style-name="Police_20_par_20_défaut"><text:span text:style-name="T935">, </text:span></text:span><text:span text:style-name="Police_20_par_20_défaut"><text:span text:style-name="T936">both considering the</text:span></text:span><text:span text:style-name="Police_20_par_20_défaut"><text:span text:style-name="T935"> area of influence</text:span></text:span><text:span text:style-name="Police_20_par_20_défaut"><text:span text:style-name="T936"> defined by the particular High Council</text:span></text:span><text:span text:style-name="Police_20_par_20_défaut"><text:span text:style-name="T935">;</text:span></text:span><text:span text:style-name="Police_20_par_20_défaut"><text:span text:style-name="T929"> one member </text:span></text:span><text:span text:style-name="Police_20_par_20_défaut"><text:span text:style-name="T935">elected by</text:span></text:span><text:span text:style-name="Police_20_par_20_défaut"><text:span text:style-name="T929"> the Presidency;</text:span></text:span><text:span text:style-name="Police_20_par_20_défaut"><text:span text:style-name="T936"> one </text:span></text:span><text:span text:style-name="Police_20_par_20_défaut"><text:span text:style-name="T929">put forward by the Digital Youth. </text:span></text:span><text:span text:style-name="Police_20_par_20_défaut"><text:span text:style-name="T936">Totalling 8 participants.</text:span></text:span></text:p>
      <text:p text:style-name="P110"/>
      <text:p text:style-name="P321"><text:span text:style-name="T193">( </text:span><text:span text:style-name="T206">article</text:span><text:span text:style-name="T193"> </text:span><text:span text:style-name="T237">5</text:span><text:span text:style-name="T236">-d</text:span><text:span text:style-name="T193"> )</text:span><text:span text:style-name="T311"> </text:span></text:p>
      <text:p text:style-name="P36"><text:span text:style-name="T1396">w</text:span>ork order</text:p>
      <text:p text:style-name="P123"/>
      <text:p text:style-name="P343"><text:span text:style-name="T79">I.<text:tab/></text:span><text:span text:style-name="T323">Debate</text:span><text:span text:style-name="T324">s </text:span><text:span text:style-name="T339">policy proposals put forward by the party members that have a global rate of approval higher than 40%.</text:span></text:p>
      <text:p text:style-name="P156"/>
      <text:p text:style-name="P243"><text:span text:style-name="T120">Ii.<text:tab/></text:span><text:span text:style-name="T467">S</text:span><text:span text:style-name="T396">horten</text:span><text:span text:style-name="T467">s</text:span><text:span text:style-name="T396"> or extend</text:span><text:span text:style-name="T467">s</text:span><text:span text:style-name="T396"> the evaluation </text:span><text:span text:style-name="T444">period</text:span><text:span text:style-name="T396"> of </text:span><text:span text:style-name="T444">policy proposal</text:span><text:span text:style-name="T467">s</text:span><text:span text:style-name="T444">.</text:span></text:p>
      <text:p text:style-name="P194"/>
      <text:p text:style-name="P344"><text:span text:style-name="T112">IiI.<text:tab/></text:span><text:span text:style-name="T376">Pr</text:span><text:span text:style-name="T374">opose</text:span><text:span text:style-name="T376">s</text:span><text:span text:style-name="T374"> a </text:span><text:span text:style-name="T376">schedule</text:span><text:span text:style-name="T374"> for the execution of the approved bills <text:s/>taking into account the priority and importance of each one of the proposals and the </text:span><text:span text:style-name="T377">need to</text:span><text:span text:style-name="T374"> manage limited resources.</text:span></text:p>
      <text:p text:style-name="P95"/>
      <text:p text:style-name="P314"><text:span text:style-name="T193">( </text:span><text:span text:style-name="T206">article</text:span><text:span text:style-name="T193"> </text:span><text:span text:style-name="T237">6</text:span><text:span text:style-name="T193"> )</text:span><text:span text:style-name="T311"> </text:span></text:p>
      <text:p text:style-name="P314"><text:span text:style-name="T87">Local councils</text:span><text:span text:style-name="T313"> </text:span></text:p>
      <text:p text:style-name="P156"/>
      <text:p text:style-name="P299"><text:span text:style-name="T396"><text:tab/>Local councils have the function of debating </text:span><text:span text:style-name="T444">policy proposals</text:span><text:span text:style-name="T396"> </text:span><text:span text:style-name="T444">put forward</text:span><text:span text:style-name="T396"> by party members. They gather a high number of participants who </text:span><text:span text:style-name="T677">share</text:span><text:span text:style-name="T445"> </text:span><text:span text:style-name="T396">geographic</text:span><text:span text:style-name="T510">al</text:span><text:span text:style-name="T396"> proximity </text:span><text:span text:style-name="T468">in the area of residency.</text:span><text:span text:style-name="T675"> It corresponds to the unit </text:span><text:span text:style-name="T681">with</text:span><text:span text:style-name="T675"> </text:span><text:span text:style-name="T681">most</text:span><text:span text:style-name="T675"> </text:span><text:span text:style-name="T681">proximity impact</text:span><text:span text:style-name="T468"> </text:span><text:span text:style-name="T675">and is </text:span><text:span text:style-name="T680">analogue</text:span><text:span text:style-name="T675"> to the roles of </text:span><text:span text:style-name="T898">municipalities, communes, kommuner, parishes</text:span><text:span text:style-name="T899">, települések,</text:span><text:span text:style-name="T897"> </text:span><text:span text:style-name="T676">etc.</text:span><text:span text:style-name="T680"> or LAUs following NUTS geocodes.</text:span></text:p>
      <text:p text:style-name="P195"/>
      <text:p text:style-name="P314"><text:soft-page-break/><text:span text:style-name="T257">( </text:span><text:span text:style-name="T258">article</text:span><text:span text:style-name="T257"> </text:span><text:span text:style-name="T263">6</text:span><text:span text:style-name="T257">-b )</text:span><text:span text:style-name="T314"> </text:span></text:p>
      <text:p text:style-name="P314"><text:span text:style-name="T88">convocation</text:span><text:span text:style-name="T313"> </text:span></text:p>
      <text:p text:style-name="P141"/>
      <text:p text:style-name="P503"><text:span text:style-name="Police_20_par_20_défaut"><text:span text:style-name="T929"><text:tab/></text:span></text:span><text:span text:style-name="Police_20_par_20_défaut"><text:span text:style-name="T937">T</text:span></text:span><text:span text:style-name="Police_20_par_20_défaut"><text:span text:style-name="T931">he</text:span></text:span><text:span text:style-name="Police_20_par_20_défaut"><text:span text:style-name="T933"> event takes </text:span></text:span><text:span text:style-name="Police_20_par_20_défaut"><text:span text:style-name="T931">place </text:span></text:span><text:span text:style-name="Police_20_par_20_défaut"><text:span text:style-name="T937">monthly </text:span></text:span><text:span text:style-name="Police_20_par_20_défaut"><text:span text:style-name="T933">in large open space</text:span></text:span><text:span text:style-name="Police_20_par_20_défaut"><text:span text:style-name="T931">s such as in city parks or inside public pavilions, </text:span></text:span><text:span text:style-name="Police_20_par_20_défaut"><text:span text:style-name="T937">i.e.: </text:span></text:span><text:span text:style-name="Police_20_par_20_défaut"><text:span text:style-name="T1135">d</text:span></text:span><text:span text:style-name="Police_20_par_20_défaut"><text:span text:style-name="T933">uring full moon’s eve</text:span></text:span><text:span text:style-name="Police_20_par_20_défaut"><text:span text:style-name="T931">.</text:span></text:span></text:p>
      <text:p text:style-name="P111"/>
      <text:p text:style-name="P470"><text:span text:style-name="T266">(</text:span><text:span text:style-name="T257"> </text:span><text:span text:style-name="T258">article</text:span><text:span text:style-name="T257"> </text:span><text:span text:style-name="T263">6</text:span><text:span text:style-name="T257">-</text:span><text:span text:style-name="T262">c</text:span><text:span text:style-name="T257"> )</text:span><text:span text:style-name="T314"> </text:span></text:p>
      <text:p text:style-name="P361"><text:span text:style-name="T136">Composition</text:span><text:span text:style-name="T318"> </text:span></text:p>
      <text:p text:style-name="P131"/>
      <text:p text:style-name="P226"><text:span text:style-name="T120">I.<text:tab/></text:span><text:span text:style-name="T396">Party members residing in the corresponding</text:span><text:span text:style-name="T851"> administrative region</text:span><text:span text:style-name="T396"> </text:span><text:span text:style-name="T693">defined in article 6 </text:span><text:span text:style-name="T396">can participate in the Local Council </text:span><text:span text:style-name="T696">debates</text:span><text:span text:style-name="T695">.</text:span></text:p>
      <text:p text:style-name="P95"/>
      <text:p text:style-name="P226"><text:span text:style-name="T126">ii</text:span><text:span text:style-name="T120">.<text:tab/></text:span><text:span text:style-name="T468">Up to 10</text:span><text:span text:style-name="T396"> </text:span><text:span text:style-name="T667">p</text:span><text:span text:style-name="T396">arty members </text:span><text:span text:style-name="T468">from the Local Council,</text:span><text:span text:style-name="T396"> elected by plurinominal </text:span><text:span text:style-name="T468">consensus</text:span><text:span text:style-name="T396"> </text:span><text:span text:style-name="T693">between the peers, </text:span><text:span text:style-name="T396">are invited to </text:span><text:span text:style-name="T468">form</text:span><text:span text:style-name="T396"> </text:span><text:span text:style-name="T693">a</text:span><text:span text:style-name="T396"> </text:span><text:span text:style-name="T768">board</text:span><text:span text:style-name="T396">.</text:span></text:p>
      <text:p text:style-name="P58"/>
      <text:p text:style-name="P314"><text:span text:style-name="T193">( </text:span><text:span text:style-name="T207">article</text:span><text:span text:style-name="T193"> </text:span><text:span text:style-name="T237">6</text:span><text:span text:style-name="T193">-d )</text:span><text:span text:style-name="T311"> </text:span></text:p>
      <text:p text:style-name="P57">work order</text:p>
      <text:p text:style-name="P123"/>
      <text:p text:style-name="P337"><text:span text:style-name="T79">I.<text:tab/></text:span><text:span text:style-name="T323">Debate</text:span><text:span text:style-name="T336">s</text:span><text:span text:style-name="T323"> </text:span><text:span text:style-name="T330">current</text:span><text:span text:style-name="T323"> </text:span><text:span text:style-name="T340">policy proposals put</text:span><text:span text:style-name="T341"> forward by the </text:span><text:span text:style-name="T364">p</text:span><text:span text:style-name="T341">arty members with </text:span><text:span text:style-name="T358">a</text:span><text:span text:style-name="T341"> local rate of approval higher than 25%.</text:span></text:p>
      <text:p text:style-name="P123"/>
      <text:p text:style-name="P226"><text:span text:style-name="T120">II.<text:tab/></text:span><text:span text:style-name="T511">E</text:span><text:span text:style-name="T396">lects the lists of representatives by plurinominal vote </text:span><text:span text:style-name="T511">to</text:span><text:span text:style-name="T396"> compete </text:span><text:span text:style-name="T511">for</text:span><text:span text:style-name="T396"> the </text:span><text:span text:style-name="T746">local elections</text:span><text:span text:style-name="T396"> on behalf of the </text:span><text:span text:style-name="T962">PP</text:span><text:span text:style-name="T396"> </text:span><text:span text:style-name="T511">(</text:span><text:span text:style-name="T396">which in turn elect a member of its list by plurinominal </text:span><text:span text:style-name="T511">consensus</text:span><text:span text:style-name="T396"> to be part of the corresponding </text:span><text:span text:style-name="T694">R</text:span><text:span text:style-name="T396">egional Council</text:span><text:span text:style-name="T511">)</text:span><text:span text:style-name="T396">.</text:span></text:p>
      <text:p text:style-name="P95"/>
      <text:p text:style-name="P226"><text:span text:style-name="T120">Iii.<text:tab/></text:span><text:span text:style-name="T511">El</text:span><text:span text:style-name="T396">ects by plurinominal </text:span><text:span text:style-name="T590">consensus</text:span><text:span text:style-name="T396"> 10</text:span><text:span text:style-name="T424"> members</text:span><text:span text:style-name="T396"> </text:span><text:span text:style-name="T697">from amongst the peers </text:span><text:span text:style-name="T396">who make up the </text:span><text:span text:style-name="T444">LCDIE</text:span><text:span text:style-name="T396">.</text:span></text:p>
      <text:p text:style-name="P142"/>
      <text:p text:style-name="P277"><text:span text:style-name="T120">I</text:span><text:span text:style-name="T157">v</text:span><text:span text:style-name="T120">.<text:tab/></text:span><text:span text:style-name="T821">Pr</text:span><text:span text:style-name="T822">opose</text:span><text:span text:style-name="T821">s</text:span><text:span text:style-name="T822"> a </text:span><text:span text:style-name="T821">schedule</text:span><text:span text:style-name="T822"> for the execution of the approved bills </text:span><text:span text:style-name="T838">with</text:span><text:span text:style-name="T822"> low </text:span><text:span text:style-name="T839">economical </text:span><text:span text:style-name="T822">impact.</text:span></text:p>
      <text:p text:style-name="P95"/>
      <text:p text:style-name="P58"/>
      <text:p text:style-name="P58"/>
      <text:p text:style-name="P314"><text:soft-page-break/><text:span text:style-name="T193">( </text:span><text:span text:style-name="T207">article</text:span><text:span text:style-name="T193"> </text:span><text:span text:style-name="T237">7</text:span><text:span text:style-name="T193"> )</text:span><text:span text:style-name="T311"> </text:span></text:p>
      <text:p text:style-name="P314"><text:span text:style-name="T89">regional counc</text:span><text:span text:style-name="T110">ILS</text:span></text:p>
      <text:p text:style-name="P123"/>
      <text:p text:style-name="P226"><text:span text:style-name="T64"><text:tab/></text:span><text:span text:style-name="T396">The </text:span><text:span text:style-name="T628">regional</text:span><text:span text:style-name="T396"> </text:span><text:span text:style-name="T628">c</text:span><text:span text:style-name="T396">ouncils </text:span><text:span text:style-name="T512">have</text:span><text:span text:style-name="T396"> the function of debating </text:span><text:span text:style-name="T591">policies</text:span><text:span text:style-name="T396"> proposed by the party members whose impact can influence </text:span><text:span text:style-name="T512">the</text:span><text:span text:style-name="T396"> cultural-</text:span><text:span text:style-name="T512">socio-</text:span><text:span text:style-name="T396">economic dynamics</text:span><text:span text:style-name="T446"> </text:span><text:span text:style-name="T512">of the community </text:span><text:span text:style-name="T628">reinforcing</text:span><text:span text:style-name="T396"> regional unit</text:span><text:span text:style-name="T424">y. </text:span><text:span text:style-name="T446">There is </text:span><text:span text:style-name="T628">1</text:span><text:span text:style-name="T446"> instance for each </text:span><text:span text:style-name="T677">administrative</text:span><text:span text:style-name="T628"> division of the land</text:span><text:span text:style-name="T446"> </text:span><text:span text:style-name="T678">corresponding to the second</text:span><text:span text:style-name="T891"> smallest unit of government,</text:span><text:span text:style-name="T892"> </text:span><text:span text:style-name="T893">traditionally akin to</text:span><text:span text:style-name="T892"> </text:span><text:span text:style-name="T675">counties/municipalities, </text:span><text:span text:style-name="T676">regional authorities, prefectures, arrondissements, kreis, </text:span><text:span text:style-name="T683">kraje, </text:span><text:span text:style-name="T679">daira, </text:span><text:span text:style-name="T678">etc.</text:span><text:span text:style-name="T682">,</text:span><text:span text:style-name="T893"> </text:span><text:span text:style-name="T900">g</text:span><text:span text:style-name="T897">eocode</text:span><text:span text:style-name="T900">d</text:span><text:span text:style-name="T897"> NUTS 3.</text:span></text:p>
      <text:p text:style-name="P177"/>
      <text:p text:style-name="P314"><text:span text:style-name="T193">( </text:span><text:span text:style-name="T207">article</text:span><text:span text:style-name="T193"> </text:span><text:span text:style-name="T237">7</text:span><text:span text:style-name="T193">-b )</text:span><text:span text:style-name="T311"> </text:span></text:p>
      <text:p text:style-name="P314"><text:span text:style-name="T89">Convocation</text:span><text:span text:style-name="T313"> </text:span></text:p>
      <text:p text:style-name="P156"/>
      <text:p text:style-name="P302"><text:span text:style-name="T64"><text:tab/></text:span><text:span text:style-name="T617">M</text:span><text:span text:style-name="T396">eets </text:span><text:span text:style-name="T469">twice </text:span><text:span text:style-name="T396">monthly at the corresponding </text:span><text:span text:style-name="T701">RHQs, i.e: on the</text:span><text:span text:style-name="T857"> </text:span><text:span text:style-name="T858">first <text:s/></text:span><text:span text:style-name="T907">and </text:span><text:span text:style-name="T858">last quarter</text:span><text:span text:style-name="T859"> </text:span><text:span text:style-name="T857">moon’s</text:span><text:span text:style-name="T860"> eve</text:span><text:span text:style-name="T396">.</text:span></text:p>
      <text:p text:style-name="P142"/>
      <text:p text:style-name="P314"><text:span text:style-name="T257">( </text:span><text:span text:style-name="T259">article</text:span><text:span text:style-name="T257"> </text:span><text:span text:style-name="T263">7</text:span><text:span text:style-name="T257">-c )</text:span><text:span text:style-name="T314"> </text:span></text:p>
      <text:p text:style-name="P314"><text:span text:style-name="T89">composition</text:span><text:span text:style-name="T313"> </text:span></text:p>
      <text:p text:style-name="P123"/>
      <text:p text:style-name="P281"><text:span text:style-name="T120"><text:tab/></text:span><text:span text:style-name="T396">A </text:span><text:span text:style-name="T668">p</text:span><text:span text:style-name="T416">arty member</text:span><text:span text:style-name="T396"> elected by each </text:span><text:span text:style-name="T447">one </text:span><text:span text:style-name="T396">of the</text:span><text:span text:style-name="T583"> </text:span><text:span text:style-name="T962">PP</text:span><text:span text:style-name="T447">’s </text:span><text:span text:style-name="T856">local electoral</text:span><text:span text:style-name="T583"> list of representative candidates.</text:span></text:p>
      <text:p text:style-name="P87"/>
      <text:p text:style-name="P314"><text:span text:style-name="T193">( </text:span><text:span text:style-name="T208">article</text:span><text:span text:style-name="T193"> </text:span><text:span text:style-name="T237">7</text:span><text:span text:style-name="T193">-d )</text:span><text:span text:style-name="T311"> </text:span></text:p>
      <text:p text:style-name="P24">work order</text:p>
      <text:p text:style-name="P123"/>
      <text:p text:style-name="P337"><text:span text:style-name="T79">I.<text:tab/></text:span><text:span text:style-name="T325">Debates poli</text:span><text:span text:style-name="T342">cies put forward by members of the party that have a local rate of approval above 35%.</text:span></text:p>
      <text:p text:style-name="P123"/>
      <text:p text:style-name="P352"><text:span text:style-name="T79">Ii.<text:tab/></text:span><text:span text:style-name="T323">Elaborates and ratifies at the beginning of each political cycle (</text:span><text:span text:style-name="T365">local</text:span><text:span text:style-name="T323"> election</text:span><text:span text:style-name="T368">s</text:span><text:span text:style-name="T323">) a document </text:span><text:span text:style-name="T368">suggesting</text:span><text:span text:style-name="T323"> </text:span><text:span text:style-name="T368">a</text:span><text:span text:style-name="T323"> strategy </text:span><text:span text:style-name="T368">for the</text:span><text:span text:style-name="T323"> governance </text:span><text:span text:style-name="T368">of the</text:span><text:span text:style-name="T323"> corresponding </text:span><text:span text:style-name="T367">administrative</text:span><text:span text:style-name="T323"> </text:span><text:span text:style-name="T367">region.</text:span></text:p>
      <text:p text:style-name="P187"/>
      <text:p text:style-name="P226"><text:span text:style-name="T120">Iii.<text:tab/></text:span><text:span text:style-name="T592">Proposes</text:span><text:span text:style-name="T396"> </text:span><text:span text:style-name="T592">a</text:span><text:span text:style-name="T396"> list of representatives that compete </text:span><text:span text:style-name="T684">for</text:span><text:span text:style-name="T396"> the </text:span><text:span text:style-name="T669">local</text:span><text:span text:style-name="T396"> </text:span><text:soft-page-break/><text:span text:style-name="T669">electoral</text:span><text:span text:style-name="T396"> elections on behalf of the </text:span><text:span text:style-name="T962">PP</text:span><text:span text:style-name="T396">.</text:span></text:p>
      <text:p text:style-name="P123"/>
      <text:p text:style-name="P226"><text:span text:style-name="T120">Iv.<text:tab/></text:span><text:span text:style-name="T513">El</text:span><text:span text:style-name="T396">ects by simple majority the representative who will be part of the </text:span><text:span text:style-name="T514">corresponding </text:span><text:span text:style-name="T470">inter-regional </text:span><text:span text:style-name="T670">c</text:span><text:span text:style-name="T470">ouncil</text:span><text:span text:style-name="T396">. Each </text:span><text:span text:style-name="T686">R</text:span><text:span text:style-name="T471">egional</text:span><text:span text:style-name="T396"> </text:span><text:span text:style-name="T686">C</text:span><text:span text:style-name="T396">ouncil must elect one </text:span><text:span text:style-name="T514">representative</text:span><text:span text:style-name="T396">.</text:span></text:p>
      <text:p text:style-name="P66"/>
      <text:p text:style-name="P285"><text:span text:style-name="T162">v</text:span><text:span text:style-name="T120">.<text:tab/></text:span><text:span text:style-name="T593">Pr</text:span><text:span text:style-name="T396">opose</text:span><text:span text:style-name="T593">s</text:span><text:span text:style-name="T396"> a </text:span><text:span text:style-name="T593">schedule</text:span><text:span text:style-name="T396"> for the execution of the approved bills with </text:span><text:span text:style-name="T840">ordinary</text:span><text:span text:style-name="T746"> </text:span><text:span text:style-name="T840">and medium </text:span><text:span text:style-name="T842">economical</text:span><text:span text:style-name="T840"> </text:span><text:span text:style-name="T746">impact</text:span><text:span text:style-name="T396">, taking into account the priority and importance of each of the proposals and the management of limited resources.</text:span></text:p>
      <text:p text:style-name="P147"/>
      <text:p text:style-name="P314"><text:span text:style-name="T193">( </text:span><text:span text:style-name="T209">article</text:span><text:span text:style-name="T193"> </text:span><text:span text:style-name="T237">8</text:span><text:span text:style-name="T193"> )</text:span><text:span text:style-name="T311"> </text:span></text:p>
      <text:p text:style-name="P314"><text:span text:style-name="T90">inter-regional councils</text:span><text:span text:style-name="T79"> </text:span></text:p>
      <text:p text:style-name="P95"/>
      <text:p text:style-name="P298"><text:span text:style-name="T64"><text:tab/></text:span><text:span text:style-name="T396">Given the </text:span><text:span text:style-name="T852">difficulty</text:span><text:span text:style-name="T396"> of bringing together a large number of participants in the same physical space, the </text:span><text:span text:style-name="T425">inter-regional</text:span><text:span text:style-name="T396"> </text:span><text:span text:style-name="T671">c</text:span><text:span text:style-name="T396">ouncils reinforce the territorial unit</text:span><text:span text:style-name="T470">y</text:span><text:span text:style-name="T396"> by </text:span><text:span text:style-name="T746">interconnecting the various </text:span><text:span text:style-name="T901">regional councils</text:span><text:span text:style-name="T396"> in the country. </text:span></text:p>
      <text:p text:style-name="P298"><text:span text:style-name="T901"><text:tab/>Akin to s</text:span><text:span text:style-name="T899">tates, </text:span><text:span text:style-name="T901">departments, </text:span><text:span text:style-name="T899">wilaya</text:span><text:span text:style-name="T901">s</text:span><text:span text:style-name="T899"> </text:span><text:span text:style-name="T901">or</text:span><text:span text:style-name="T893"> </text:span><text:span text:style-name="T901">ge</text:span><text:span text:style-name="T897">ocode NUTS </text:span><text:span text:style-name="T902">2</text:span><text:span text:style-name="T897">.</text:span></text:p>
      <text:p text:style-name="P113"/>
      <text:p text:style-name="P314"><text:span text:style-name="T193">( </text:span><text:span text:style-name="T209">article</text:span><text:span text:style-name="T193"> </text:span><text:span text:style-name="T237">8</text:span><text:span text:style-name="T193">-b )</text:span><text:span text:style-name="T311"> </text:span></text:p>
      <text:p text:style-name="P314"><text:span text:style-name="T90">convocation</text:span><text:span text:style-name="T313"> </text:span></text:p>
      <text:p text:style-name="P95"/>
      <text:p text:style-name="P301"><text:span text:style-name="T396"><text:tab/></text:span><text:span text:style-name="T861">M</text:span><text:span text:style-name="T746">eets</text:span><text:span text:style-name="T862"> twice</text:span><text:span text:style-name="T746"> monthly </text:span><text:span text:style-name="T904">alternating</text:span><text:span text:style-name="T746"> </text:span><text:span text:style-name="T905">between</text:span><text:span text:style-name="T746"> the corresponding </text:span><text:span text:style-name="T863">IHQ</text:span><text:span text:style-name="T906">s</text:span><text:span text:style-name="T746">, </text:span><text:span text:style-name="T903">i.e.:</text:span><text:span text:style-name="T862"> </text:span><text:span text:style-name="T860">during </text:span><text:span text:style-name="T858">waxing and waning crescent</text:span><text:span text:style-name="T860"> </text:span><text:span text:style-name="T861">moon</text:span><text:span text:style-name="T908">s</text:span><text:span text:style-name="T861">.</text:span></text:p>
      <text:p text:style-name="P95"/>
      <text:p text:style-name="P314"><text:span text:style-name="T193">( </text:span><text:span text:style-name="T209">article</text:span><text:span text:style-name="T193"> </text:span><text:span text:style-name="T237">8</text:span><text:span text:style-name="T193">-c )</text:span><text:span text:style-name="T311"> </text:span></text:p>
      <text:p text:style-name="P314"><text:span text:style-name="T90">Composition</text:span><text:span text:style-name="T313"> </text:span></text:p>
      <text:p text:style-name="P156"/>
      <text:p text:style-name="P504"><text:span text:style-name="T1334"><text:tab/>It’s composed of </text:span><text:span text:style-name="T1337">members proposed by each of the </text:span><text:span text:style-name="T1340">R</text:span><text:span text:style-name="T1337">egional <text:s/></text:span><text:span text:style-name="T1340">C</text:span><text:span text:style-name="T1337">ouncils that are part of </text:span><text:span text:style-name="T1342">the same</text:span><text:span text:style-name="T1337"> </text:span><text:span text:style-name="T1340">political</text:span><text:span text:style-name="T1337"> </text:span><text:span text:style-name="T1338">administrative region</text:span><text:span text:style-name="T1340">s</text:span><text:span text:style-name="T1337">.</text:span></text:p>
      <text:p text:style-name="P95"/>
      <text:p text:style-name="P95"/>
      <text:p text:style-name="P95"/>
      <text:p text:style-name="P333"><text:soft-page-break/><text:span text:style-name="T193">( </text:span><text:span text:style-name="T210">article</text:span><text:span text:style-name="T193"> </text:span><text:span text:style-name="T237">8</text:span><text:span text:style-name="T193">-d )</text:span><text:span text:style-name="T311"> </text:span></text:p>
      <text:p text:style-name="P25">work order</text:p>
      <text:p text:style-name="P123"/>
      <text:p text:style-name="P137"><text:span text:style-name="T45">I.<text:tab/></text:span><text:span text:style-name="T1333">Debate</text:span><text:span text:style-name="T1339">s policy proposals put forward by </text:span><text:span text:style-name="T1341">p</text:span><text:span text:style-name="T1339">arty members that have a global rate of approval higher than 30%.</text:span></text:p>
      <text:p text:style-name="P123"/>
      <text:p text:style-name="P226"><text:span text:style-name="T120">II.<text:tab/></text:span><text:span text:style-name="T470">Proposes</text:span><text:span text:style-name="T396"> a </text:span><text:span text:style-name="T472">schedule</text:span><text:span text:style-name="T396"> for the execution of approved bills of </text:span><text:span text:style-name="T841">high</text:span><text:span text:style-name="T746"> </text:span><text:span text:style-name="T842">economical </text:span><text:span text:style-name="T746">impact,</text:span><text:span text:style-name="T396"> taking into account the priority and importance of each of the proposals and the management of limited resources.</text:span></text:p>
      <text:p text:style-name="P58"/>
      <text:p text:style-name="P314"><text:span text:style-name="T193">( </text:span><text:span text:style-name="T210">article</text:span><text:span text:style-name="T193"> </text:span><text:span text:style-name="T237">9</text:span><text:span text:style-name="T193"> )</text:span><text:span text:style-name="T311"> </text:span></text:p>
      <text:p text:style-name="P25">political <text:span text:style-name="T1383">commission</text:span></text:p>
      <text:p text:style-name="P95"/>
      <text:p text:style-name="P257"><text:span text:style-name="T64"><text:tab/></text:span><text:span text:style-name="T396">It is an organ whose purpose is to reinforce territorial unity. </text:span><text:span text:style-name="T515">It</text:span><text:span text:style-name="T396"> is responsible </text:span><text:span text:style-name="T515">for</text:span><text:span text:style-name="T396"> </text:span><text:span text:style-name="T515">electing</text:span><text:span text:style-name="T396"> </text:span><text:span text:style-name="T962">PP</text:span><text:span text:style-name="T462">’</text:span><text:span text:style-name="T516">s</text:span><text:span text:style-name="T962"> </text:span><text:span text:style-name="T516">representatives </text:span><text:span text:style-name="T777">for parliamentary</text:span><text:span text:style-name="T516"> seats</text:span><text:span text:style-name="T517">.</text:span></text:p>
      <text:p text:style-name="P95"/>
      <text:p text:style-name="P314"><text:span text:style-name="T193">( </text:span><text:span text:style-name="T211">article</text:span><text:span text:style-name="T193"> </text:span><text:span text:style-name="T237">9</text:span><text:span text:style-name="T193">-b ) </text:span></text:p>
      <text:p text:style-name="P314"><text:span text:style-name="T116">convocation</text:span><text:span text:style-name="T115"> </text:span></text:p>
      <text:p text:style-name="P123"/>
      <text:p text:style-name="P290"><text:span text:style-name="T120">I.<text:tab/></text:span><text:span text:style-name="T863">M</text:span><text:span text:style-name="T746">eets </text:span><text:span text:style-name="T864">at least 4</text:span><text:span text:style-name="T941"> times annually:</text:span><text:span text:style-name="T746"> </text:span><text:span text:style-name="T864">o</text:span><text:span text:style-name="T880">rdinarily 4 times during equinox</text:span><text:span text:style-name="T864">es</text:span><text:span text:style-name="T880"> and solstice's eve and extraordinarily in case of anticipated elections or demission of deputies from the parliament</text:span></text:p>
      <text:p text:style-name="P165"/>
      <text:p text:style-name="P385"><text:span text:style-name="T1123">II.</text:span><text:span text:style-name="T1309"><text:tab/></text:span><text:span text:style-name="T1143">It also reunites extraordinarily in case of political turmoil such as by anticipated political elections or </text:span><text:span text:style-name="T1145">in the event of</text:span><text:span text:style-name="T1143"> demission of a </text:span><text:span text:style-name="T1153">representative</text:span><text:span text:style-name="T1143"> from the </text:span><text:span text:style-name="T1144">parliament.</text:span></text:p>
      <text:p text:style-name="P221"/>
      <text:p text:style-name="P314"><text:span text:style-name="T193">( </text:span><text:span text:style-name="T211">article</text:span><text:span text:style-name="T193"> </text:span><text:span text:style-name="T237">9</text:span><text:span text:style-name="T193">-c ) </text:span></text:p>
      <text:p text:style-name="P314"><text:span text:style-name="T91">composition</text:span><text:span text:style-name="T313"> </text:span></text:p>
      <text:p text:style-name="P95"/>
      <text:p text:style-name="P314"><text:span text:style-name="T62"><text:tab/></text:span><text:span text:style-name="T323">One member elected by each of the </text:span><text:span text:style-name="T369">I</text:span><text:span text:style-name="T331">nter-regional</text:span><text:span text:style-name="T323"> </text:span><text:span text:style-name="T331">Co</text:span><text:span text:style-name="T323">uncils.</text:span></text:p>
      <text:p text:style-name="P95"/>
      <text:p text:style-name="P58"/>
      <text:p text:style-name="P58"/>
      <text:p text:style-name="P314"><text:soft-page-break/><text:span text:style-name="T193">( </text:span><text:span text:style-name="T211">article</text:span><text:span text:style-name="T193"> </text:span><text:span text:style-name="T237">9</text:span><text:span text:style-name="T193">-d )</text:span><text:span text:style-name="T311"> </text:span></text:p>
      <text:p text:style-name="P26">work order</text:p>
      <text:p text:style-name="P123"/>
      <text:p text:style-name="P226"><text:span text:style-name="T120">I.<text:tab/></text:span><text:span text:style-name="T743">Draws up and ratifies a document containing </text:span><text:span text:style-name="T744">general lines of</text:span><text:span text:style-name="T743"> poli</text:span><text:span text:style-name="T744">ti</text:span><text:span text:style-name="T743">c</text:span><text:span text:style-name="T744">al</text:span><text:span text:style-name="T743"> strategy for governance </text:span><text:span text:style-name="T744">of the country</text:span><text:span text:style-name="T743"> </text:span><text:span text:style-name="T745">at the beginning of each electoral cycle.</text:span></text:p>
      <text:p text:style-name="P156"/>
      <text:p text:style-name="P244"><text:span text:style-name="T79">II.<text:tab/></text:span><text:span text:style-name="T343">R</text:span><text:span text:style-name="T344">atifies the list of representatives on behalf of the </text:span><text:span text:style-name="T386">PP</text:span><text:span text:style-name="T344"> </text:span><text:span text:style-name="T359">in</text:span><text:span text:style-name="T350"> </text:span><text:span text:style-name="T344">to the </text:span><text:span text:style-name="T778">parliament </text:span><text:span text:style-name="T344">by plurinominal </text:span><text:span text:style-name="T338">consensus</text:span><text:span text:style-name="T344">.</text:span></text:p>
      <text:p text:style-name="P95"/>
      <text:p text:style-name="P244"><text:span text:style-name="T120">III.<text:tab/></text:span><text:span text:style-name="T473">El</text:span><text:span text:style-name="T417">ects a member for the High Councils.</text:span></text:p>
      <text:p text:style-name="P209"/>
      <text:p text:style-name="P311"><text:span text:style-name="T160">Iv.<text:tab/></text:span><text:span text:style-name="T575">Elects </text:span><text:span text:style-name="T417">all members of the Central Administration and </text:span><text:span text:style-name="T576">the </text:span><text:span text:style-name="T977">PP</text:span><text:span text:style-name="T576">’s </text:span><text:span text:style-name="T686">P</text:span><text:span text:style-name="T576">ress organ at the national level</text:span><text:span text:style-name="T417">.</text:span></text:p>
      <text:p text:style-name="P208"/>
      <text:p text:style-name="P226"><text:span text:style-name="T120">V.<text:tab/></text:span><text:span text:style-name="T473">Elects a member for the International Council.</text:span></text:p>
      <text:p text:style-name="P166"/>
      <text:p text:style-name="P258"><text:span text:style-name="T120">V</text:span><text:span text:style-name="T160">i</text:span><text:span text:style-name="T120">.<text:tab/></text:span><text:span text:style-name="T473">Elects the board for the National Congress.</text:span></text:p>
      <text:p text:style-name="P167"/>
      <text:p text:style-name="P244"><text:span text:style-name="T137">V</text:span><text:span text:style-name="T160">i</text:span><text:span text:style-name="T137">i.<text:tab/></text:span><text:span text:style-name="T829">Elects </text:span><text:span text:style-name="T830">4</text:span><text:span text:style-name="T829"> members to participate in each of the ICDIE</text:span><text:span text:style-name="T830">s</text:span><text:span text:style-name="T829">.</text:span></text:p>
      <text:p text:style-name="P95"/>
      <text:p text:style-name="P330"><text:span text:style-name="T193">( </text:span><text:span text:style-name="T216">article</text:span><text:span text:style-name="T193"> 1</text:span><text:span text:style-name="T244">0</text:span><text:span text:style-name="T193"> ) </text:span></text:p>
      <text:p text:style-name="P19">Coordination for the <text:span text:style-name="T1383">Defence</text:span> </text:p>
      <text:p text:style-name="P19">of Integrity and Ethics</text:p>
      <text:p text:style-name="P19"/>
      <text:p text:style-name="P339"><text:span text:style-name="T62"><text:tab/></text:span><text:span text:style-name="T323">The existence of this body, called CDIE, is justified by the need to supervise the work initiated by the party in order to ensure that there is </text:span><text:span text:style-name="T374">no usurpation of the powers entrusted</text:span><text:span text:style-name="T323">. The CDIE is structured in </text:span><text:span text:style-name="T345">3</text:span><text:span text:style-name="T323"> levels of proximity: local, regional </text:span><text:span text:style-name="T345">and </text:span><text:span text:style-name="T323">inter-regional.</text:span></text:p>
      <text:p text:style-name="P159"/>
      <text:p text:style-name="P330"><text:span text:style-name="T193">( </text:span><text:span text:style-name="T216">article</text:span><text:span text:style-name="T193"> 1</text:span><text:span text:style-name="T244">0</text:span><text:span text:style-name="T193">-b )</text:span><text:span text:style-name="T311"> </text:span></text:p>
      <text:p text:style-name="P330"><text:span text:style-name="T95">composition</text:span><text:span text:style-name="T63"> </text:span></text:p>
      <text:p text:style-name="P105"/>
      <text:p text:style-name="P259"><text:span text:style-name="T64"><text:tab/></text:span><text:span text:style-name="T396">The composition of all the structures of the CDIE must be </text:span><text:soft-page-break/><text:span text:style-name="T396">chosen by plurinominal </text:span><text:span text:style-name="T520">consensus</text:span><text:span text:style-name="T396"> and respect:</text:span></text:p>
      <text:p text:style-name="P105"/>
      <text:p text:style-name="P259"><text:span text:style-name="T120">I.<text:tab/></text:span><text:span text:style-name="T396">No member </text:span><text:span text:style-name="T782">should</text:span><text:span text:style-name="T396"> </text:span><text:span text:style-name="T520">have</text:span><text:span text:style-name="T396"> 1-degree </text:span><text:span text:style-name="T409">kinship</text:span><text:span text:style-name="T396"> with </text:span><text:span text:style-name="T520">other</text:span><text:span text:style-name="T396"> membe</text:span><text:span text:style-name="T520">rs.</text:span></text:p>
      <text:p text:style-name="P130"/>
      <text:p text:style-name="P122"><text:span text:style-name="T45">II.<text:tab/></text:span><text:span text:style-name="T1333">Half of the members </text:span><text:span text:style-name="T1335">must be male</text:span><text:span text:style-name="T1333"> and </text:span><text:span text:style-name="T1335">the other </text:span><text:span text:style-name="T1333">half female.</text:span></text:p>
      <text:p text:style-name="P130"/>
      <text:p text:style-name="P259"><text:span text:style-name="T120">III.<text:tab/></text:span><text:span text:style-name="T396">Three members must be drawn at random from the </text:span><text:span text:style-name="T582">LC</text:span><text:span text:style-name="T396">.</text:span></text:p>
      <text:p text:style-name="P130"/>
      <text:p text:style-name="P349"><text:span text:style-name="T79">IV.<text:tab/></text:span><text:span text:style-name="T323">Two members must be drawn at random.</text:span></text:p>
      <text:p text:style-name="P44"/>
      <text:p text:style-name="P339"><text:span text:style-name="T79">V.<text:tab/></text:span><text:span text:style-name="T323">The local structures of the CDIE are called Local </text:span><text:span text:style-name="T366">Coordination</text:span><text:span text:style-name="T323"> for the </text:span><text:span text:style-name="T334">Defence</text:span><text:span text:style-name="T323"> of Integrity and Ethics and their composition consists of 10 members elected by the corresponding Local Council.</text:span></text:p>
      <text:p text:style-name="P130"/>
      <text:p text:style-name="P259"><text:span text:style-name="T120">VI.<text:tab/></text:span><text:span text:style-name="T746">The structures at inter-regional level are called </text:span><text:span text:style-name="T885">I</text:span><text:span text:style-name="T746">nter-regional </text:span><text:span text:style-name="T885">Coordination</text:span><text:span text:style-name="T746"> for the </text:span><text:span text:style-name="T825">Defence</text:span><text:span text:style-name="T746"> of Integrity and Ethics and consist of </text:span><text:span text:style-name="T826">2 members proposed by the Presidency, 2 members proposed from and amongst the Legal Committee, 2 members drawn randomly from the </text:span><text:span text:style-name="T889">p</text:span><text:span text:style-name="T826">arty members user base and 4 </text:span><text:span text:style-name="T890">p</text:span><text:span text:style-name="T826">arty members chosen by the Political Commission.</text:span></text:p>
      <text:p text:style-name="P149"/>
      <text:p text:style-name="P259"><text:span text:style-name="T120">VII.<text:tab/></text:span><text:span text:style-name="T746">The regional level structures are called </text:span><text:span text:style-name="T886">Regional</text:span><text:span text:style-name="T746"> Co</text:span><text:span text:style-name="T886">ordination</text:span><text:span text:style-name="T746"> for the </text:span><text:span text:style-name="T825">Defence</text:span><text:span text:style-name="T746"> of Integrity and Ethics and are composed of </text:span><text:span text:style-name="T828">4 members drawn randomly from the Legal Committee, 2 members drawn randomly from the </text:span><text:span text:style-name="T887">p</text:span><text:span text:style-name="T828">arty members user base and 4 members proposed from and amongst the RSELC.</text:span></text:p>
      <text:p text:style-name="P69"/>
      <text:p text:style-name="P330"><text:span text:style-name="T193">( </text:span><text:span text:style-name="T216">ARTICLE</text:span><text:span text:style-name="T193"> 1</text:span><text:span text:style-name="T244">0</text:span><text:span text:style-name="T193">-c )</text:span><text:span text:style-name="T311"> </text:span></text:p>
      <text:p text:style-name="P39">WORK ORDER</text:p>
      <text:p text:style-name="P122"/>
      <text:p text:style-name="P259"><text:span text:style-name="T120">I.<text:tab/></text:span><text:span text:style-name="T396">Each </text:span><text:span text:style-name="T420">one </text:span><text:span text:style-name="T396">of the structures of the CDIE elects </text:span><text:span text:style-name="T521">by plurinominal consensus</text:span><text:span text:style-name="T396"> a </text:span><text:span text:style-name="T420">Party member</text:span><text:span text:style-name="T396"> responsible for exercising </text:span><text:span text:style-name="T420">t</text:span><text:span text:style-name="T396">reasury functions </text:span><text:span text:style-name="T420">at the corresponding headquarters.</text:span></text:p>
      <text:p text:style-name="P122"/>
      <text:p text:style-name="P259"><text:soft-page-break/><text:span text:style-name="T120">Ii.<text:tab/></text:span><text:span text:style-name="T396">The Local Coordination for the </text:span><text:span text:style-name="T410">Defence</text:span><text:span text:style-name="T396"> of Integrity and Ethics </text:span><text:span text:style-name="T524">is open to</text:span><text:span text:style-name="T396"> receive every Sunday in the meeting room at the corresponding </text:span><text:span text:style-name="T481">h</text:span><text:span text:style-name="T396">eadquarters members of the </text:span><text:span text:style-name="T962">PP</text:span><text:span text:style-name="T396"> who come with the purpose of filing </text:span><text:span text:style-name="T523">in</text:span><text:span text:style-name="T396"> complaints. </text:span><text:span text:style-name="T420">It</text:span><text:span text:style-name="T396"> should ratify a document with a summary of the cases and transmit </text:span><text:span text:style-name="T481">them</text:span><text:span text:style-name="T396"> to the </text:span><text:span text:style-name="T481">inter-regional</text:span><text:span text:style-name="T396"> Council for the </text:span><text:span text:style-name="T410">Defence</text:span><text:span text:style-name="T396"> of Integrity and Ethics.</text:span></text:p>
      <text:p text:style-name="P122"/>
      <text:p text:style-name="P259"><text:span text:style-name="T79">I</text:span><text:span text:style-name="T108">ii</text:span><text:span text:style-name="T79">.<text:tab/></text:span><text:span text:style-name="T323">For </text:span><text:span text:style-name="T360">ordinary, </text:span><text:span text:style-name="T374">medium and high impact </text:span><text:span text:style-name="T378">bills</text:span><text:span text:style-name="T323">, the various </text:span><text:span text:style-name="T334">RCDIE</text:span><text:span text:style-name="T323">s must ratify a document that indicates </text:span><text:span text:style-name="T352">the</text:span><text:span text:style-name="T323"> progress of the works </text:span><text:span text:style-name="T360">and</text:span><text:span text:style-name="T323"> report </text:span><text:span text:style-name="T332">success and </text:span><text:span text:style-name="T323">failures </text:span><text:span text:style-name="T360">of</text:span><text:span text:style-name="T323"> </text:span><text:span text:style-name="T351">the</text:span><text:span text:style-name="T353">ir</text:span><text:span text:style-name="T323"> execution to the </text:span><text:span text:style-name="T346">inter-regional</text:span><text:span text:style-name="T323"> CDIE. </text:span><text:span text:style-name="T351">The same task is attributed to the LCDIE for low impact </text:span><text:span text:style-name="T352">bills</text:span><text:span text:style-name="T351"> reporting to the RCDIE.</text:span></text:p>
      <text:p text:style-name="P122"/>
      <text:p text:style-name="P395"><text:span text:style-name="T1127">Iv</text:span><text:span text:style-name="T1123">.</text:span><text:span text:style-name="T1309"><text:tab/></text:span><text:span text:style-name="T1189">inter-regional Councils for the Defence of Integrity and Ethics are to analyse situations reported as defined by point </text:span><text:span text:style-name="T120">Ii</text:span><text:span text:style-name="T142">i</text:span><text:span text:style-name="T1073"> </text:span><text:span text:style-name="T1074">by coordinating with the Legal Committee and the </text:span><text:span text:style-name="T1075">LSELC. </text:span><text:span text:style-name="T1076">Similarly the RCDIE is to analyse reports made by the LCDIE.</text:span></text:p>
      <text:p text:style-name="P443"/>
      <text:p text:style-name="P516"><text:span text:style-name="T1311">v.<text:tab/></text:span><text:span text:style-name="T1210">ICDIE </text:span><text:span text:style-name="T1212">and the RCDIE </text:span><text:span text:style-name="T1210">by</text:span><text:span text:style-name="T1207"> coordinating with the SELC may publish an alert through the on-line platform </text:span><text:span text:style-name="T1208">signalling</text:span><text:span text:style-name="T1207"> situations where misconduct of a Party member was noticed and, </text:span><text:span text:style-name="T1216">if presented with democratic consensus</text:span><text:span text:style-name="T1207"> from the other Party members, may initiate legal action against the Party member whenever justified in coordination with </text:span><text:span text:style-name="T1211">the Legal Committee</text:span><text:span text:style-name="T1207">.</text:span></text:p>
      <text:p text:style-name="P287"><text:span text:style-name="T142">vi</text:span><text:span text:style-name="T120">.<text:tab/></text:span><text:span text:style-name="T787">ICDIE</text:span><text:span text:style-name="T832"> approves the SC</text:span><text:span text:style-name="T848">s</text:span><text:span text:style-name="T832"> and ECs formed by the ISELC.</text:span></text:p>
      <text:p text:style-name="P149"/>
      <text:p text:style-name="P287"><text:span text:style-name="T159">vii</text:span><text:span text:style-name="T120">.<text:tab/></text:span><text:span text:style-name="T831">L</text:span><text:span text:style-name="T832">CDIE approves the SC</text:span><text:span text:style-name="T848">s</text:span><text:span text:style-name="T832"> and ECs formed by the LSELC.</text:span></text:p>
      <text:p text:style-name="P206"/>
      <text:p text:style-name="P381"><text:span text:style-name="T181">Vi</text:span><text:span text:style-name="T164">i</text:span><text:span text:style-name="T181">i</text:span><text:span text:style-name="T182">.<text:tab/></text:span><text:span text:style-name="T846">CDIE at all levels may v</text:span><text:span text:style-name="T787">alidate partnerships between the SC</text:span><text:span text:style-name="T848">s</text:span><text:span text:style-name="T787"> and </text:span><text:span text:style-name="T846">the </text:span><text:span text:style-name="T787">ECs and other </text:span><text:span text:style-name="T846">apolitical organizations that may be useful to the works of the </text:span><text:span text:style-name="T994">PP</text:span><text:span text:style-name="T846">.</text:span></text:p>
      <text:p text:style-name="P207"/>
      <text:p text:style-name="P287"><text:soft-page-break/><text:span text:style-name="T183">ix</text:span><text:span text:style-name="T182">.<text:tab/></text:span><text:span text:style-name="T787">ICDIE</text:span><text:span text:style-name="T846"> approves, by a simple majority, political </text:span><text:span text:style-name="T847">propaganda</text:span><text:span text:style-name="T846"> and </text:span><text:span text:style-name="T848">marketing</text:span><text:span text:style-name="T846"> </text:span><text:span text:style-name="T848">initiatives</text:span><text:span text:style-name="T846"> proposed by the </text:span><text:span text:style-name="T847">party</text:span><text:span text:style-name="T846"> </text:span><text:span text:style-name="T926">P</text:span><text:span text:style-name="T846">ress </text:span><text:span text:style-name="T831">at all levels</text:span><text:span text:style-name="T846">.</text:span></text:p>
      <text:p text:style-name="P149"/>
      <text:p text:style-name="P287"><text:span text:style-name="T161">x</text:span><text:span text:style-name="T120">.<text:tab/></text:span><text:span text:style-name="T831">LCDIE elects a journalist and the editor-in-chief for the party’s Local Press and the RCDIE, likewise, for the </text:span><text:span text:style-name="T895">R</text:span><text:span text:style-name="T831">egional Press.</text:span></text:p>
      <text:p text:style-name="P180"/>
      <text:p text:style-name="P330"><text:span text:style-name="T193">( </text:span><text:span text:style-name="T217">article</text:span><text:span text:style-name="T193"> 1</text:span><text:span text:style-name="T244">1</text:span><text:span text:style-name="T193"> )</text:span><text:span text:style-name="T311"> </text:span></text:p>
      <text:p text:style-name="P19">Scientific-Economic and Legal Coordination</text:p>
      <text:p text:style-name="P105"/>
      <text:p text:style-name="P395"><text:span text:style-name="T746"><text:tab/>S</text:span><text:span text:style-name="T750">E</text:span><text:span text:style-name="T746">LC is a group of work that is given the task of consolidating the policy proposals put forward by party members by drawing from the expertise of scientists and </text:span><text:span text:style-name="T750">scholars</text:span><text:span text:style-name="T746"> from various fields of knowledge. It functions mainly as the coordination between the SC, EC and the LC. </text:span><text:span text:style-name="T750">It’s further divided in Local SELC </text:span><text:span text:style-name="T894">(LSELC)</text:span><text:span text:style-name="T750">, </text:span><text:span text:style-name="T894">R</text:span><text:span text:style-name="T750">egional SELC </text:span><text:span text:style-name="T894">(RSELC) </text:span><text:span text:style-name="T751">and</text:span><text:span text:style-name="T750"> </text:span><text:span text:style-name="T894">I</text:span><text:span text:style-name="T750">nter-regional SELC </text:span><text:span text:style-name="T894">(ISELC)</text:span><text:span text:style-name="T750">.</text:span></text:p>
      <text:p text:style-name="P59"/>
      <text:p text:style-name="P330"><text:span text:style-name="T193">( </text:span><text:span text:style-name="T217">article</text:span><text:span text:style-name="T193"> 1</text:span><text:span text:style-name="T244">1</text:span><text:span text:style-name="T193">-b )</text:span><text:span text:style-name="T311"> </text:span></text:p>
      <text:p text:style-name="P330"><text:span text:style-name="T96">composition</text:span><text:span text:style-name="T313"> </text:span></text:p>
      <text:p text:style-name="P105"><text:s/></text:p>
      <text:p text:style-name="P477"><text:span text:style-name="T1133">I.</text:span><text:span text:style-name="T1314"><text:tab/></text:span><text:span text:style-name="T1278">One member proposed by each of the professional </text:span><text:span text:style-name="T1291">ORDER</text:span><text:span text:style-name="T1292">s for each of the Local SELC</text:span><text:span text:style-name="T1293">.</text:span></text:p>
      <text:p text:style-name="P441"/>
      <text:p text:style-name="P477"><text:span text:style-name="T1133">Ii.</text:span><text:span text:style-name="T1314"><text:tab/></text:span><text:span text:style-name="T1278">Other relevant public institutions that do public service related to the preservation of the environment, do economical analyses, social work, represent workers such as </text:span><text:span text:style-name="T1279">syndicates</text:span><text:span text:style-name="T1278">, or do any other activity that is contributing to the general </text:span><text:span text:style-name="T1279">welfare</text:span><text:span text:style-name="T1278"> of the society and that are recognized by the state or by </text:span><text:span text:style-name="T1281">the </text:span><text:span text:style-name="T1278">society </text:span><text:span text:style-name="T1284">and approved by democratic consensus </text:span><text:span text:style-name="T1278">can propose a member to be part of the </text:span><text:span text:style-name="T1286">R</text:span><text:span text:style-name="T1278">egional SELC.</text:span></text:p>
      <text:p text:style-name="P134"/>
      <text:p text:style-name="P477"><text:span text:style-name="T1133">Iii.</text:span><text:span text:style-name="T1314"><text:tab/></text:span><text:span text:style-name="T1278">All public universities and equivalent schooling institutions are each invited to propose one member for each of the existing </text:span><text:span text:style-name="T1294">inter-regional SELC.</text:span></text:p>
      <text:p text:style-name="P105"/>
      <text:p text:style-name="P59"/>
      <text:p text:style-name="P330"><text:soft-page-break/><text:span text:style-name="T193">( </text:span><text:span text:style-name="T217">article</text:span><text:span text:style-name="T193"> 1</text:span><text:span text:style-name="T244">1</text:span><text:span text:style-name="T193">-c ) </text:span></text:p>
      <text:p text:style-name="P30">Working groups</text:p>
      <text:p text:style-name="P105"/>
      <text:p text:style-name="P396"><text:span text:style-name="T746"><text:tab/></text:span><text:span text:style-name="T1068">The choice for the work groups, deadlines and technical necessities for </text:span><text:span text:style-name="T1069">writing</text:span><text:span text:style-name="T1068"> eco-economical analysis for law project</text:span><text:span text:style-name="T1070">s </text:span><text:span text:style-name="T783">is made by simple consensus </text:span><text:span text:style-name="T785">by the corresponding SELC</text:span><text:span text:style-name="T786"> </text:span><text:span text:style-name="T783">by choosing a list </text:span><text:span text:style-name="T788">(group)</text:span><text:span text:style-name="T783"> from a pool of volunteers from the </text:span><text:span text:style-name="T843">self-appointed </text:span><text:span text:style-name="T785">SC</text:span><text:span text:style-name="T844">s</text:span><text:span text:style-name="T785"> </text:span><text:span text:style-name="T788">the</text:span><text:span text:style-name="T785"> EC</text:span><text:span text:style-name="T843">s</text:span><text:span text:style-name="T783">.</text:span></text:p>
      <text:p text:style-name="P428"/>
      <text:p text:style-name="P261"><text:span text:style-name="T172">I.<text:tab/></text:span><text:span text:style-name="T783">Each </text:span><text:span text:style-name="T845">SC and EC</text:span><text:span text:style-name="T783"> is formed </text:span><text:span text:style-name="T845">by</text:span><text:span text:style-name="T785"> </text:span><text:span text:style-name="T783">own initiative. <text:s/></text:span><text:span text:style-name="T785">The </text:span><text:span text:style-name="T1071">c</text:span><text:span text:style-name="T1070">omposition, dimension and mission </text:span><text:span text:style-name="T1071">must be clearly stipulated for each project.</text:span></text:p>
      <text:p text:style-name="P202"/>
      <text:p text:style-name="P260"><text:span text:style-name="T172">iI.<text:tab/></text:span><text:span text:style-name="T783">Each group may not have more than one </text:span><text:span text:style-name="T785">project</text:span><text:span text:style-name="T783"> </text:span><text:span text:style-name="T785">at</text:span><text:span text:style-name="T783"> </text:span><text:span text:style-name="T888">any</text:span><text:span text:style-name="T783"> time.</text:span></text:p>
      <text:p text:style-name="P202"/>
      <text:p text:style-name="P380"><text:span text:style-name="T164">iiI.<text:tab/></text:span><text:span text:style-name="T746">Each group </text:span><text:span text:style-name="T784">may</text:span><text:span text:style-name="T746"> stipulate a budget for the </text:span><text:span text:style-name="T784">elaboration of the eco-economical analysis.</text:span></text:p>
      <text:p text:style-name="P203"/>
      <text:p text:style-name="P261"><text:span text:style-name="T173">i</text:span><text:span text:style-name="T174">v</text:span><text:span text:style-name="T173">.<text:tab/></text:span><text:span text:style-name="T785">Groups must also be validated by the corresponding CDIE.</text:span></text:p>
      <text:p text:style-name="P59"/>
      <text:p text:style-name="P330"><text:span text:style-name="T193">( </text:span><text:span text:style-name="T217">article</text:span><text:span text:style-name="T193"> 1</text:span><text:span text:style-name="T244">1</text:span><text:span text:style-name="T193">-</text:span><text:span text:style-name="T239">d</text:span><text:span text:style-name="T193"> )</text:span><text:span text:style-name="T311"> </text:span></text:p>
      <text:p text:style-name="P330"><text:span text:style-name="T96">work order</text:span><text:span text:style-name="T79"> </text:span></text:p>
      <text:p text:style-name="P130"/>
      <text:p text:style-name="P259"><text:span text:style-name="T120">I.<text:tab/></text:span><text:span text:style-name="T595">E</text:span><text:span text:style-name="T396">lect</text:span><text:span text:style-name="T594">s</text:span><text:span text:style-name="T396"> 3 Party members trained </text:span><text:span text:style-name="T483">each one on a different field;</text:span><text:span text:style-name="T396"> engineering, economics and jurisprudence </text:span><text:span text:style-name="T482">to participate in </text:span><text:span text:style-name="T396">the High Councils through plurinominal </text:span><text:span text:style-name="T483">consensus</text:span><text:span text:style-name="T396">.</text:span></text:p>
      <text:p text:style-name="P105"/>
      <text:p text:style-name="P395"><text:span text:style-name="T1126">Ii.</text:span><text:span text:style-name="T1309"><text:tab/></text:span><text:span text:style-name="T1194">The ISELC establishes working groups that’ll w</text:span><text:span text:style-name="T1189">rite and update a comprehensive eco-economical report for each policy proposal that is published by the party Party members on the on-line platform that reaches </text:span><text:span text:style-name="T1194">global rate of approval</text:span><text:span text:style-name="T1189"> higher than 45%.</text:span></text:p>
      <text:p text:style-name="P435"/>
      <text:p text:style-name="P395"><text:span text:style-name="T1123">iii.</text:span><text:span text:style-name="T1313"><text:tab/> </text:span><text:span text:style-name="T1256">Likewise the LSELC </text:span><text:span text:style-name="T1257">establishes working groups that’ll </text:span><text:span text:style-name="T1256">create the same report for each policy proposal that is published on the on-line platform that reaches local</text:span><text:span text:style-name="T1257"> rate of approval</text:span><text:span text:style-name="T1256"> higher than 45%.</text:span></text:p>
      <text:p text:style-name="P449"/>
      <text:p text:style-name="P259"><text:soft-page-break/><text:span text:style-name="T148">i</text:span><text:span text:style-name="T120">v.<text:tab/></text:span><text:span text:style-name="T1066">The RSELC </text:span><text:span text:style-name="T1067">is to give</text:span><text:span text:style-name="T1065"> technical assistance to the </text:span><text:span text:style-name="T1066">I</text:span><text:span text:style-name="T1065">CDIE.</text:span></text:p>
      <text:p text:style-name="P222"/>
      <text:p text:style-name="P267"><text:span text:style-name="T175">v.<text:tab/></text:span><text:span text:style-name="T792">Appoints by plurinominal consensus an editor-</text:span><text:span text:style-name="T896">in-chief</text:span><text:span text:style-name="T792">, a journalist and an infograph</text:span><text:span text:style-name="T869">er</text:span><text:span text:style-name="T792"> to be part of the party’s Press body at all levels.</text:span></text:p>
      <text:p text:style-name="P95"/>
      <text:p text:style-name="P314"><text:span text:style-name="T193">( </text:span><text:span text:style-name="T212">article</text:span><text:span text:style-name="T193"> 1</text:span><text:span text:style-name="T244">2</text:span><text:span text:style-name="T193"> ) </text:span></text:p>
      <text:p text:style-name="P15">Scientific Committee<text:span text:style-name="T1397">s</text:span></text:p>
      <text:p text:style-name="P95"/>
      <text:p text:style-name="P245"><text:span text:style-name="T64"><text:tab/></text:span><text:span text:style-name="T396">It is one of the most active bodies and its function is to produce reports that </text:span><text:span text:style-name="T410">analyse</text:span><text:span text:style-name="T396"> the feasibility, the technical obstacles </text:span><text:span text:style-name="T417">and </text:span><text:span text:style-name="T474">propose </text:span><text:span text:style-name="T396"><text:s/>execution </text:span><text:span text:style-name="T474">plan</text:span><text:span text:style-name="T518">s</text:span><text:span text:style-name="T474"> for</text:span><text:span text:style-name="T396"> the </text:span><text:span text:style-name="T417">bills</text:span><text:span text:style-name="T396"> </text:span><text:span text:style-name="T518">put forward</text:span><text:span text:style-name="T396"> by the </text:span><text:span text:style-name="T962">PP</text:span><text:span text:style-name="T462">’</text:span><text:span text:style-name="T474">s</text:span><text:span text:style-name="T396"> </text:span><text:span text:style-name="T417">Party members; </text:span><text:span text:style-name="T597">each </text:span><text:span text:style-name="T518">p</text:span><text:span text:style-name="T475">olicy proposal with </text:span><text:span text:style-name="T597">a</text:span><text:span text:style-name="T475"> rate of approval higher than 4</text:span><text:span text:style-name="T596">5</text:span><text:span text:style-name="T475">% </text:span><text:span text:style-name="T597">is</text:span><text:span text:style-name="T475"> entitled </text:span><text:span text:style-name="T518">a</text:span><text:span text:style-name="T475"> </text:span><text:span text:style-name="T518">group formed </text:span><text:span text:style-name="T596">chosen by and </text:span><text:span text:style-name="T518">from within the</text:span><text:span text:style-name="T475"> Scientific Committee </text:span><text:span text:style-name="T779">specifically</text:span><text:span text:style-name="T475">. </text:span><text:span text:style-name="T476">Work done by members of the SC can be remunerated.</text:span></text:p>
      <text:p text:style-name="P182"/>
      <text:p text:style-name="P314"><text:span text:style-name="T193">( </text:span><text:span text:style-name="T212">article</text:span><text:span text:style-name="T193"> 1</text:span><text:span text:style-name="T244">2</text:span><text:span text:style-name="T193">-b )</text:span><text:span text:style-name="T311"> </text:span></text:p>
      <text:p text:style-name="P314"><text:span text:style-name="T92">Composition</text:span><text:span text:style-name="T313"> </text:span></text:p>
      <text:p text:style-name="P95"/>
      <text:p text:style-name="P226"><text:span text:style-name="T64"><text:tab/></text:span><text:span text:style-name="T396">The </text:span><text:span text:style-name="T418">S</text:span><text:span text:style-name="T396">C </text:span><text:span text:style-name="T475">is</text:span><text:span text:style-name="T396"> made up of </text:span><text:span text:style-name="T475">Party members of the p</text:span><text:span text:style-name="T418">arty </text:span><text:span text:style-name="T396">who volunteer and </text:span><text:span text:style-name="T474">own</text:span><text:span text:style-name="T396"> a</text:span><text:span text:style-name="T474">n</text:span><text:span text:style-name="T396"> </text:span><text:span text:style-name="T474">academic diploma in sciences. </text:span></text:p>
      <text:p text:style-name="P168"/>
      <text:p text:style-name="P245"><text:span text:style-name="T138">I.<text:tab/></text:span><text:span text:style-name="T598">The SCs are to respect the subdivision of</text:span><text:span text:style-name="T474"> the LSELC </text:span><text:span text:style-name="T518">and</text:span><text:span text:style-name="T475"> the</text:span><text:span text:style-name="T474"> </text:span><text:span text:style-name="T832">ISELC</text:span><text:span text:style-name="T474"> and </text:span><text:span text:style-name="T475">the</text:span><text:span text:style-name="T599">ir</text:span><text:span text:style-name="T475"> formation </text:span><text:span text:style-name="T474">must be approved by either the LCDIE or the </text:span><text:span text:style-name="T781">I</text:span><text:span text:style-name="T780">CDIE </text:span><text:span text:style-name="T781">correspondingly</text:span><text:span text:style-name="T474">, depending on the </text:span><text:span text:style-name="T518">rate</text:span><text:span text:style-name="T474"> of </text:span><text:span text:style-name="T518">approval of</text:span><text:span text:style-name="T474"> the policy being analysed. </text:span><text:span text:style-name="T518">Policies with local rate of approval above 4</text:span><text:span text:style-name="T600">5</text:span><text:span text:style-name="T518">% are entitled a group formed by the LSELC while policies with a global rate of approval above 4</text:span><text:span text:style-name="T600">5</text:span><text:span text:style-name="T518">% are studied by groups made by the </text:span><text:span text:style-name="T781">I</text:span><text:span text:style-name="T779">SELC</text:span><text:span text:style-name="T518">.</text:span></text:p>
      <text:p text:style-name="P169"/>
      <text:p text:style-name="P245"><text:span text:style-name="T138">I</text:span><text:span text:style-name="T139">I</text:span><text:span text:style-name="T138">.<text:tab/></text:span><text:span text:style-name="T474">The</text:span><text:span text:style-name="T475"> constituents of each SC </text:span><text:span text:style-name="T789">must be </text:span><text:span text:style-name="T788">chosen</text:span><text:span text:style-name="T475"> </text:span><text:span text:style-name="T525">according </text:span><text:span text:style-name="T475">to the complexity of the policy at hand.</text:span></text:p>
      <text:p text:style-name="P64"/>
      <text:p text:style-name="P58"/>
      <text:p text:style-name="P58"/>
      <text:p text:style-name="P314"><text:soft-page-break/><text:span text:style-name="T193">( </text:span><text:span text:style-name="T213">article</text:span><text:span text:style-name="T193"> 1</text:span><text:span text:style-name="T244">2</text:span><text:span text:style-name="T193">-c ) </text:span></text:p>
      <text:p text:style-name="P27">work order</text:p>
      <text:p text:style-name="P95"/>
      <text:p text:style-name="P226"><text:span text:style-name="T64"><text:tab/></text:span><text:span text:style-name="T396">Each </text:span><text:span text:style-name="T525">Scientific Committee must:</text:span></text:p>
      <text:p text:style-name="P95"/>
      <text:p text:style-name="P246"><text:span text:style-name="T120">I.<text:tab/></text:span><text:span text:style-name="T475">Write a feasibility study that answers the question; Can the proposed </text:span><text:span text:style-name="T601">policy</text:span><text:span text:style-name="T475"> in principle </text:span><text:span text:style-name="T525">be</text:span><text:span text:style-name="T475"> implemented?</text:span></text:p>
      <text:p text:style-name="P87"/>
      <text:p text:style-name="P226"><text:span text:style-name="T120">II.<text:tab/></text:span><text:span text:style-name="T475">If the previous point answers positively then the SC prepares an environmental impact study, if necessary that answers; Is the proposed </text:span><text:span text:style-name="T601">policy</text:span><text:span text:style-name="T475"> harmful </text:span><text:span text:style-name="T519">to</text:span><text:span text:style-name="T475"> the </text:span><text:span text:style-name="T672">ecosystem</text:span><text:span text:style-name="T475">?</text:span></text:p>
      <text:p text:style-name="P170"/>
      <text:p text:style-name="P246"><text:span text:style-name="T140">I</text:span><text:span text:style-name="T139">ii</text:span><text:span text:style-name="T140">.<text:tab/></text:span><text:span text:style-name="T475">If the proposed </text:span><text:span text:style-name="T601">policy</text:span><text:span text:style-name="T475"> is not harmful to the </text:span><text:span text:style-name="T673">ecosystem</text:span><text:span text:style-name="T475"> then the SC draws up an execution plan for the proposed </text:span><text:span text:style-name="T602">policy</text:span><text:span text:style-name="T475">.</text:span></text:p>
      <text:p text:style-name="P79"/>
      <text:p text:style-name="P354"><text:span text:style-name="T193">( </text:span><text:span text:style-name="T213">article</text:span><text:span text:style-name="T193"> 1</text:span><text:span text:style-name="T244">3</text:span><text:span text:style-name="T193"> )</text:span><text:span text:style-name="T311"> </text:span></text:p>
      <text:p text:style-name="P14">Economic Committee<text:span text:style-name="T1398">s</text:span></text:p>
      <text:p text:style-name="P95"/>
      <text:p text:style-name="P226"><text:span text:style-name="T64"><text:tab/></text:span><text:span text:style-name="T396">The Economic Committee</text:span><text:span text:style-name="T477">s</text:span><text:span text:style-name="T396">, with the acronym </text:span><text:span text:style-name="T419">EC</text:span><text:span text:style-name="T477"> are all similar to the SC with the difference that</text:span><text:span text:style-name="T396"> </text:span><text:span text:style-name="T853">the</text:span><text:span text:style-name="T396"> objective is to carry out </text:span><text:span text:style-name="T478">comparative economical studies</text:span><text:span text:style-name="T396"> </text:span><text:span text:style-name="T419">for the </text:span><text:span text:style-name="T396">bills emphasizing the advantages and disadvantages of different approaches </text:span><text:span text:style-name="T478">(comparative economical analysis) </text:span><text:span text:style-name="T615">rather than focusing on other scientific questions.</text:span><text:span text:style-name="T478"> </text:span><text:span text:style-name="T603">The EC is also responsible for the</text:span><text:span text:style-name="T396"> realization and updating of macro economic report</text:span><text:span text:style-name="T478">s available on the on-line platform.</text:span></text:p>
      <text:p text:style-name="P173"/>
      <text:p text:style-name="P314"><text:span text:style-name="T193">( </text:span><text:span text:style-name="T214">article</text:span><text:span text:style-name="T193"> 1</text:span><text:span text:style-name="T244">3</text:span><text:span text:style-name="T193">-b )</text:span><text:span text:style-name="T311"> </text:span></text:p>
      <text:p text:style-name="P314"><text:span text:style-name="T93">composition</text:span><text:span text:style-name="T313"> </text:span></text:p>
      <text:p text:style-name="P95"/>
      <text:p text:style-name="P262"><text:span text:style-name="T64"><text:tab/></text:span><text:span text:style-name="T396">The EC is made up </text:span><text:span text:style-name="T604">of </text:span><text:span text:style-name="T478">Party members</text:span><text:span text:style-name="T396"> who </text:span><text:span text:style-name="T526">flag</text:span><text:span text:style-name="T396"> as volunteers and </text:span><text:span text:style-name="T478">own</text:span><text:span text:style-name="T396"> </text:span><text:span text:style-name="T790">a</text:span><text:span text:style-name="T791">n</text:span><text:span text:style-name="T790"> </text:span><text:span text:style-name="T791">academic</text:span><text:span text:style-name="T396"> degree in </text:span><text:span text:style-name="T526">the field of</text:span><text:span text:style-name="T396"> econom</text:span><text:span text:style-name="T526">y</text:span><text:span text:style-name="T396">.</text:span></text:p>
      <text:p text:style-name="P64"/>
      <text:p text:style-name="P58"/>
      <text:p text:style-name="P58"/>
      <text:p text:style-name="P314"><text:soft-page-break/><text:span text:style-name="T193">( </text:span><text:span text:style-name="T214">Article</text:span><text:span text:style-name="T193"> 1</text:span><text:span text:style-name="T244">3</text:span><text:span text:style-name="T193">-c ) </text:span></text:p>
      <text:p text:style-name="P314"><text:span text:style-name="T93">work order</text:span><text:span text:style-name="T313"> </text:span></text:p>
      <text:p text:style-name="P123"/>
      <text:p text:style-name="P263"><text:span text:style-name="T120">I.<text:tab/></text:span><text:span text:style-name="T396">Prepare and keep updated </text:span><text:span text:style-name="T478">a</text:span><text:span text:style-name="T396"> </text:span><text:span text:style-name="T478">macro eco-econometric </text:span><text:span text:style-name="T396">report </text:span><text:span text:style-name="T478">in the on-line platform in collaboration with the SELC at all levels.</text:span></text:p>
      <text:p text:style-name="P156"/>
      <text:p text:style-name="P263"><text:span text:style-name="T120">II.<text:tab/></text:span><text:span text:style-name="T478">Prepare for each policy proposal </text:span><text:span text:style-name="T527">that answered positively to point </text:span><text:span text:style-name="T149">I</text:span><text:span text:style-name="T527"> and negatively to point </text:span><text:span text:style-name="T149">Ii</text:span><text:span text:style-name="T527"> in the </text:span><text:span text:style-name="T737">A</text:span><text:span text:style-name="T527">rticle 12-c of this chapter,</text:span><text:span text:style-name="T478"> a</text:span><text:span text:style-name="T527">nd that has a</text:span><text:span text:style-name="T478"> rate of approval higher than 45%, a comparative economical analyses </text:span><text:span text:style-name="T527">with other law projects and bills.</text:span></text:p>
      <text:p text:style-name="P173"/>
      <text:p text:style-name="P362"><text:span text:style-name="T270">( </text:span><text:span text:style-name="T277">article</text:span><text:span text:style-name="T270"> </text:span><text:span text:style-name="T278">1</text:span><text:span text:style-name="T284">4</text:span><text:span text:style-name="T270"> )</text:span><text:span text:style-name="T319"> </text:span></text:p>
      <text:p text:style-name="P37">cooperation</text:p>
      <text:p text:style-name="P98"/>
      <text:p text:style-name="P264"><text:span text:style-name="T66"><text:tab/></text:span><text:span text:style-name="T528">The work order attributed to the SC </text:span><text:span text:style-name="T477">and EC </text:span><text:span text:style-name="T528">is often complex and expensive thus the </text:span><text:span text:style-name="T970">PP </text:span><text:span text:style-name="T528">allows itself partnership</text:span><text:span text:style-name="T529">s</text:span><text:span text:style-name="T528"> between the</text:span><text:span text:style-name="T478">se committees</text:span><text:span text:style-name="T528"> and other private </text:span><text:span text:style-name="T530">a</text:span><text:span text:style-name="T528">political organizations for the study of complex projects. We define these collaborations as sponsored </text:span><text:span text:style-name="T529">and they’re valid only as long as they’re approved by the </text:span><text:span text:style-name="T703">L</text:span><text:span text:style-name="T529">CDIE </text:span><text:span text:style-name="T703">when the project stems from a low impact policy proposal, the RCDIE for ordinary and medium impact proposals and the IRCDIE for high impact policies</text:span><text:span text:style-name="T529">.</text:span></text:p>
      <text:p text:style-name="P74">Adicionar estas ordens de trabbalhos nos outros artigs</text:p>
      <text:p text:style-name="P314"><text:span text:style-name="T193">( </text:span><text:span text:style-name="T214">article</text:span><text:span text:style-name="T193"> 1</text:span><text:span text:style-name="T237">5</text:span><text:span text:style-name="T193"> )</text:span><text:span text:style-name="T311"> </text:span></text:p>
      <text:p text:style-name="P28">legal <text:span text:style-name="T1383">committee</text:span></text:p>
      <text:p text:style-name="P95"/>
      <text:p text:style-name="P87"><text:span text:style-name="T1324"><text:tab/>The Legal Committee brings together </text:span><text:span text:style-name="T1331">p</text:span><text:span text:style-name="T1324">arty members </text:span><text:span text:style-name="T1332">educated</text:span><text:span text:style-name="T1324"> in the study of the law to provide service for the </text:span><text:span text:style-name="T1325">party.</text:span></text:p>
      <text:p text:style-name="P178"/>
      <text:p text:style-name="P314"><text:span text:style-name="T193">( </text:span><text:span text:style-name="T214">article</text:span><text:span text:style-name="T193"> 1</text:span><text:span text:style-name="T237">5</text:span><text:span text:style-name="T193">-b )</text:span><text:span text:style-name="T311"> </text:span></text:p>
      <text:p text:style-name="P314"><text:span text:style-name="T93">composition</text:span><text:span text:style-name="T79"> </text:span></text:p>
      <text:p text:style-name="P95"/>
      <text:p text:style-name="P88"><text:tab/>They are composed of members flagged as volunteers who have an academic degree in jurisprudence.</text:p>
      <text:p text:style-name="P68"/>
      <text:p text:style-name="P315"><text:soft-page-break/><text:span text:style-name="T193">( </text:span><text:span text:style-name="T214">article</text:span><text:span text:style-name="T193"> 1</text:span><text:span text:style-name="T237">5</text:span><text:span text:style-name="T193">-c )</text:span><text:span text:style-name="T311"> </text:span></text:p>
      <text:p text:style-name="P28">work order</text:p>
      <text:p text:style-name="P123"/>
      <text:p text:style-name="P226"><text:span text:style-name="T120">I.<text:tab/></text:span><text:span text:style-name="T479">Approves a constitutional conformity certificate for each policy proposal with </text:span><text:span text:style-name="T531">a</text:span><text:span text:style-name="T479"> rate of approval above 45%.</text:span></text:p>
      <text:p text:style-name="P193"/>
      <text:p text:style-name="P226"><text:span text:style-name="T120">II.<text:tab/></text:span><text:span text:style-name="T531">A</text:span><text:span text:style-name="T410">nalyses</text:span><text:span text:style-name="T396"> the complaints presented by the </text:span><text:span text:style-name="T582">ICDIE</text:span><text:span text:style-name="T396"> offering legal support for their resolution </text:span><text:span text:style-name="T535">in coordination with the S</text:span><text:span text:style-name="T605">cientific Committee.</text:span></text:p>
      <text:p text:style-name="P171"/>
      <text:p text:style-name="P286"><text:span text:style-name="T141">II</text:span><text:span text:style-name="T150">i</text:span><text:span text:style-name="T141">.<text:tab/></text:span><text:span text:style-name="T479">J</text:span><text:span text:style-name="T461">urisdictional actions </text:span><text:span text:style-name="T479">that may </text:span><text:span text:style-name="T607">be initiated</text:span><text:span text:style-name="T479"> </text:span><text:span text:style-name="T532">must be approved by simple consensus by members of the party that share the same area of residency as the person</text:span><text:span text:style-name="T704">s</text:span><text:span text:style-name="T532"> </text:span><text:span text:style-name="T704">or entities</text:span><text:span text:style-name="T532"> being accused</text:span><text:span text:style-name="T461">. </text:span><text:span text:style-name="T606">These actions</text:span><text:span text:style-name="T479"> </text:span><text:span text:style-name="T461">can be remunerated </text:span><text:span text:style-name="T532">but </text:span><text:span text:style-name="T606">likewise require democratic consensus.</text:span><text:span text:style-name="T532"> </text:span></text:p>
      <text:p text:style-name="P171"/>
      <text:p text:style-name="P241"><text:span text:style-name="T120">I</text:span><text:span text:style-name="T150">v</text:span><text:span text:style-name="T120">.<text:tab/></text:span><text:span text:style-name="T461">Appoints the </text:span><text:span text:style-name="T834">secretar</text:span><text:span text:style-name="T853">ies</text:span><text:span text:style-name="T461"> </text:span><text:span text:style-name="T535">by plurinominal consensus </text:span><text:span text:style-name="T461">for the political debates of the main bodies during the </text:span><text:span text:style-name="T968">PP</text:span><text:span text:style-name="T461">’s activity.</text:span></text:p>
      <text:p text:style-name="P58"/>
      <text:p text:style-name="P58"/>
      <text:p text:style-name="P314"><text:span text:style-name="T193">( </text:span><text:span text:style-name="T214">article</text:span><text:span text:style-name="T193"> 1</text:span><text:span text:style-name="T238">6</text:span><text:span text:style-name="T193"> )</text:span><text:span text:style-name="T311"> </text:span></text:p>
      <text:p text:style-name="P329"><text:span text:style-name="T93">Central </text:span><text:span text:style-name="T105">and local administration</text:span><text:span text:style-name="T109">s</text:span></text:p>
      <text:p text:style-name="P95"/>
      <text:p text:style-name="P226"><text:span text:style-name="T64"><text:tab/></text:span><text:span text:style-name="T396">The Central Administration </text:span><text:span text:style-name="T479">and the Local Administrations</text:span><text:span text:style-name="T396"> </text:span><text:span text:style-name="T479">are</text:span><text:span text:style-name="T396"> executive bod</text:span><text:span text:style-name="T479">ies</text:span><text:span text:style-name="T396"> composed of </text:span><text:span text:style-name="T705">p</text:span><text:span text:style-name="T559">arty members</text:span><text:span text:style-name="T396"> responsible for the normal functioning of the party and its work space is </text:span><text:span text:style-name="T537">in</text:span><text:span text:style-name="T396"> the </text:span><text:span text:style-name="T479">corresponding</text:span><text:span text:style-name="T396"> </text:span><text:span text:style-name="T480">party’</text:span><text:span text:style-name="T479">s</text:span><text:span text:style-name="T396"> headquarters. </text:span><text:span text:style-name="T522">The administration at the NHQ </text:span><text:span text:style-name="T559">is</text:span><text:span text:style-name="T522"> </text:span><text:span text:style-name="T533">defined</text:span><text:span text:style-name="T559"> as the</text:span><text:span text:style-name="T522"> Central Administration while at </text:span><text:span text:style-name="T559">the</text:span><text:span text:style-name="T522"> LHQ we </text:span><text:span text:style-name="T533">define as </text:span><text:span text:style-name="T559">the</text:span><text:span text:style-name="T522"> Local Administrations.</text:span></text:p>
      <text:p text:style-name="P179"/>
      <text:p text:style-name="P314"><text:span text:style-name="T193">( </text:span><text:span text:style-name="T215">article</text:span><text:span text:style-name="T193"> 1</text:span><text:span text:style-name="T238">6</text:span><text:span text:style-name="T193">-b )</text:span><text:span text:style-name="T311"> </text:span></text:p>
      <text:p text:style-name="P314"><text:span text:style-name="T94">composition</text:span><text:span text:style-name="T313"> </text:span></text:p>
      <text:p text:style-name="P123"/>
      <text:p text:style-name="P379"><text:span text:style-name="T69"><text:tab/></text:span><text:span text:style-name="T559">Both Central and Local Administrations</text:span><text:span text:style-name="T537"> are composed of:</text:span></text:p>
      <text:p text:style-name="P123"/>
      <text:p text:style-name="P281"><text:soft-page-break/><text:span text:style-name="T120">I.<text:tab/></text:span><text:span text:style-name="T583">A receptionist and an</text:span><text:span text:style-name="T559"> administrator who has office at each </text:span><text:span text:style-name="T563">Local Headquarter</text:span><text:span text:style-name="T581">s</text:span><text:span text:style-name="T563"> and at the National Headquarter.</text:span></text:p>
      <text:p text:style-name="P148"/>
      <text:p text:style-name="P274"><text:span text:style-name="T156">i</text:span><text:span text:style-name="T120">I.<text:tab/></text:span><text:span text:style-name="T479">A</text:span><text:span text:style-name="T409"> t</text:span><text:span text:style-name="T396">reasurer </text:span><text:span text:style-name="T581">who does not have permanent office but is to offer remunerated service to the party,</text:span><text:span text:style-name="T563"> </text:span><text:span text:style-name="T479">with</text:span><text:span text:style-name="T409"> academic training in the area of accounting </text:span><text:span text:style-name="T479">who is</text:span><text:span text:style-name="T409"> elected by </text:span><text:span text:style-name="T479">the </text:span><text:span text:style-name="T522">corresponding</text:span><text:span text:style-name="T409"> </text:span><text:span text:style-name="T559">Local </text:span><text:span text:style-name="T410">Coordination</text:span><text:span text:style-name="T409"> for the </text:span><text:span text:style-name="T410">Defence</text:span><text:span text:style-name="T409"> of Integrity and Ethics </text:span><text:span text:style-name="T522">and in the case of </text:span><text:span text:style-name="T608">the Central Administration</text:span><text:span text:style-name="T522"> elected by the </text:span><text:span text:style-name="T534">P</text:span><text:span text:style-name="T522">olitical </text:span><text:span text:style-name="T534">C</text:span><text:span text:style-name="T522">ommission</text:span><text:span text:style-name="T409">.</text:span></text:p>
      <text:p text:style-name="P148"/>
      <text:p text:style-name="P322"><text:span text:style-name="T193">( </text:span><text:span text:style-name="T216">ARTICLE</text:span><text:span text:style-name="T193"> 1</text:span><text:span text:style-name="T238">6</text:span><text:span text:style-name="T193">-c )</text:span><text:span text:style-name="T311"> </text:span></text:p>
      <text:p text:style-name="P38">WORK ORDER</text:p>
      <text:p text:style-name="P126"/>
      <text:p text:style-name="P247"><text:span text:style-name="T120">I.<text:tab/></text:span><text:span text:style-name="T538">Formalize</text:span><text:span text:style-name="T479"> p</text:span><text:span text:style-name="T396">ayments necessary for the proper functioning of the party.</text:span></text:p>
      <text:p text:style-name="P148"/>
      <text:p text:style-name="P265"><text:span text:style-name="T120">I</text:span><text:span text:style-name="T151">i</text:span><text:span text:style-name="T120">.<text:tab/></text:span><text:span text:style-name="T539">Keeping a physical record of </text:span><text:span text:style-name="T706">p</text:span><text:span text:style-name="T539">arty members registrations.</text:span></text:p>
      <text:p text:style-name="P174"/>
      <text:p text:style-name="P265"><text:span text:style-name="T120">I</text:span><text:span text:style-name="T151">ii</text:span><text:span text:style-name="T120">.<text:tab/></text:span><text:span text:style-name="T540">The CA mediates conflicts regarding on-line identities in cooperation with the LCDIE and the LC.</text:span></text:p>
      <text:p text:style-name="P174"/>
      <text:p text:style-name="P266"><text:span text:style-name="T152">I</text:span><text:span text:style-name="T153">v</text:span><text:span text:style-name="T152">.<text:tab/> </text:span><text:span text:style-name="T540">The CA organizes the National Congress and handles the </text:span><text:span text:style-name="T971">PP</text:span><text:span text:style-name="T540">’s</text:span><text:span text:style-name="T971"> </text:span><text:span text:style-name="T540">archive to be kept at the NHQ.</text:span></text:p>
      <text:p text:style-name="P175"/>
      <text:p text:style-name="P266"><text:span text:style-name="T153">v</text:span><text:span text:style-name="T152">.<text:tab/> </text:span><text:span text:style-name="T540">The LCA and the CA are to cooperate with the </text:span><text:span text:style-name="T971">PP</text:span><text:span text:style-name="T540">’s </text:span><text:span text:style-name="T739">P</text:span><text:span text:style-name="T540">ress by providing information regarding party’s activities.</text:span></text:p>
      <text:p text:style-name="P46"/>
      <text:p text:style-name="P266"><text:span text:style-name="T153">vi</text:span><text:span text:style-name="T152">.<text:tab/> </text:span><text:span text:style-name="T540">Manage the website and the party’s mail and e-mail addresses.</text:span></text:p>
      <text:p text:style-name="P176"/>
      <text:p text:style-name="P354"><text:span text:style-name="T270">( </text:span><text:span text:style-name="T285">article</text:span><text:span text:style-name="T270"> </text:span><text:span text:style-name="T284">17</text:span><text:span text:style-name="T270"> ) </text:span></text:p>
      <text:p text:style-name="P314"><text:span text:style-name="T96">Cores</text:span><text:span text:style-name="T313"> </text:span></text:p>
      <text:p text:style-name="P95"/>
      <text:p text:style-name="P226"><text:span text:style-name="T64"><text:tab/></text:span><text:span text:style-name="T396">Any groups of members or sympathizers of the </text:span><text:span text:style-name="T482">party</text:span><text:span text:style-name="T396"> can associate with each other forming what we call </text:span><text:span text:style-name="T485">the</text:span><text:span text:style-name="T396"> </text:span><text:span text:style-name="T482">cores</text:span><text:span text:style-name="T396"> simply by identifying themselves </text:span><text:span text:style-name="T482">and</text:span><text:span text:style-name="T396"> communicating their activity to the </text:span><text:span text:style-name="T484">Local</text:span><text:span text:style-name="T396"> </text:span><text:soft-page-break/><text:span text:style-name="T396">Administration with a list duly identified </text:span><text:span text:style-name="T482">of its</text:span><text:span text:style-name="T396"> constituents as well as </text:span><text:span text:style-name="T482">an explanation of </text:span><text:span text:style-name="T396">the main </text:span><text:span text:style-name="T536">area of action</text:span><text:span text:style-name="T396"> that brings them together.</text:span></text:p>
      <text:p text:style-name="P160"/>
      <text:p text:style-name="P363"><text:span text:style-name="T270">( </text:span><text:span text:style-name="T285">article</text:span><text:span text:style-name="T270"> </text:span><text:span text:style-name="T284">17</text:span><text:span text:style-name="T270">-b )</text:span><text:span text:style-name="T319"> </text:span></text:p>
      <text:p text:style-name="P363"><text:span text:style-name="T143">mission</text:span><text:span text:style-name="T69"> </text:span></text:p>
      <text:p text:style-name="P64"/>
      <text:p text:style-name="P67"><text:span text:style-name="T1373"><text:tab/></text:span><text:span text:style-name="T1324">Each </text:span><text:span text:style-name="T1328">core</text:span><text:span text:style-name="T1329"> establishes at its foundation</text:span><text:span text:style-name="T1324"> a short presentation text </text:span><text:span text:style-name="T1329">describing </text:span><text:span text:style-name="T1330">who and </text:span><text:span text:style-name="T1329">the reason why the body was created and its objectives in the short and long term. </text:span></text:p>
      <text:p text:style-name="P64"/>
      <text:p text:style-name="P354"><text:span text:style-name="T270">( </text:span><text:span text:style-name="T285">article</text:span><text:span text:style-name="T270"> </text:span><text:span text:style-name="T284">17</text:span><text:span text:style-name="T270">-</text:span><text:span text:style-name="T286">c</text:span><text:span text:style-name="T270"> )</text:span><text:span text:style-name="T319"> </text:span></text:p>
      <text:p text:style-name="P314"><text:span text:style-name="T96">Composition</text:span><text:span text:style-name="T63"> </text:span></text:p>
      <text:p text:style-name="P123"/>
      <text:p text:style-name="P226"><text:span text:style-name="T120">I.<text:tab/></text:span><text:span text:style-name="T484">C</text:span><text:span text:style-name="T396">an </text:span><text:span text:style-name="T482">also </text:span><text:span text:style-name="T610">freely</text:span><text:span text:style-name="T396"> </text:span><text:span text:style-name="T610">join</text:span><text:span text:style-name="T396"> the </text:span><text:span text:style-name="T482">cores</text:span><text:span text:style-name="T396"> in addition to </text:span><text:span text:style-name="T707">p</text:span><text:span text:style-name="T482">arty members</text:span><text:span text:style-name="T396"> and </text:span><text:span text:style-name="T482">sympathizers</text:span><text:span text:style-name="T396">, members of </text:span><text:span text:style-name="T485">the</text:span><text:span text:style-name="T396"> Digital </text:span><text:span text:style-name="T485">Youth </text:span><text:span text:style-name="T396">and </text:span><text:span text:style-name="T485">the </text:span><text:span text:style-name="T396">Unio Partio Digita.</text:span></text:p>
      <text:p text:style-name="P142"/>
      <text:p text:style-name="P226"><text:span text:style-name="T120">II.<text:tab/></text:span><text:span text:style-name="T586">A</text:span><text:span text:style-name="T482">ppoint</text:span><text:span text:style-name="T586">s</text:span><text:span text:style-name="T482"> a </text:span><text:span text:style-name="T847">secretary</text:span><text:span text:style-name="T396"> if the </text:span><text:span text:style-name="T482">core</text:span><text:span text:style-name="T396"> is composed of 10 or less members or </text:span><text:span text:style-name="T482">a </text:span><text:span text:style-name="T485">board</text:span><text:span text:style-name="T396"> otherwise </text:span><text:span text:style-name="T485">chosen</text:span><text:span text:style-name="T396"> by plurinominal </text:span><text:span text:style-name="T485">consensus</text:span><text:span text:style-name="T396">.</text:span></text:p>
      <text:p text:style-name="P142"/>
      <text:p text:style-name="P354"><text:span text:style-name="T270">( </text:span><text:span text:style-name="T285">article</text:span><text:span text:style-name="T270"> </text:span><text:span text:style-name="T284">17</text:span><text:span text:style-name="T270">-</text:span><text:span text:style-name="T286">d </text:span><text:span text:style-name="T270">)</text:span><text:span text:style-name="T319"> </text:span></text:p>
      <text:p text:style-name="P29">work order</text:p>
      <text:p text:style-name="P123"/>
      <text:p text:style-name="P226"><text:span text:style-name="T120">I.<text:tab/></text:span><text:span text:style-name="T486">Produce policies related to their mission.</text:span></text:p>
      <text:p text:style-name="P95"/>
      <text:p text:style-name="P226"><text:span text:style-name="T120">II.<text:tab/></text:span><text:span text:style-name="T486">C</text:span><text:span text:style-name="T396">ommunicate</text:span><text:span text:style-name="T486">s</text:span><text:span text:style-name="T396"> </text:span><text:span text:style-name="T486">extra-political</text:span><text:span text:style-name="T482"> </text:span><text:span text:style-name="T396">activities </text:span><text:span text:style-name="T486">to the LA.</text:span></text:p>
      <text:p text:style-name="P95"/>
      <text:p text:style-name="P354"><text:span text:style-name="T270">( </text:span><text:span text:style-name="T287">article</text:span><text:span text:style-name="T270"> </text:span><text:span text:style-name="T284">18</text:span><text:span text:style-name="T270"> )</text:span><text:span text:style-name="T319"> </text:span></text:p>
      <text:p text:style-name="P14">International Council </text:p>
      <text:p text:style-name="P95"/>
      <text:p text:style-name="P226"><text:span text:style-name="T64"><text:tab/></text:span><text:span text:style-name="T396">Discusses international politic</text:span><text:span text:style-name="T508">s</text:span><text:span text:style-name="T396">, </text:span><text:span text:style-name="T612">cultural and </text:span><text:span text:style-name="T396">econom</text:span><text:span text:style-name="T611">ic activity</text:span><text:span text:style-name="T508"> a</text:span><text:span text:style-name="T396">nd environmental </text:span><text:span text:style-name="T486">policies</text:span><text:span text:style-name="T396"> in the context of a globalized world. </text:span></text:p>
      <text:p text:style-name="P64"/>
      <text:p text:style-name="P58"/>
      <text:p text:style-name="P58"/>
      <text:p text:style-name="P354"><text:soft-page-break/><text:span text:style-name="T270">( </text:span><text:span text:style-name="T285">Article</text:span><text:span text:style-name="T270"> </text:span><text:span text:style-name="T284">18</text:span><text:span text:style-name="T270">-b ) </text:span></text:p>
      <text:p text:style-name="P314"><text:span text:style-name="T96">Composition</text:span><text:span text:style-name="T313"> </text:span></text:p>
      <text:p text:style-name="P131"/>
      <text:p text:style-name="P226"><text:span text:style-name="T396"><text:tab/>A member proposed by the </text:span><text:span text:style-name="T486">P</text:span><text:span text:style-name="T396">olitical </text:span><text:span text:style-name="T486">Commission</text:span><text:span text:style-name="T396"> of each of the parties belonging to the association Unio Partio Digita </text:span><text:span text:style-name="T486">that have cultural affinity or geographical proximity. </text:span><text:span text:style-name="T954">Develop the idea of mulriple international councils: ie: portugal-spain, portugal-palops, etc</text:span></text:p>
      <text:p text:style-name="P188"/>
      <text:p text:style-name="P354"><text:span text:style-name="T270">( </text:span><text:span text:style-name="T288">article</text:span><text:span text:style-name="T270"> </text:span><text:span text:style-name="T284">18</text:span><text:span text:style-name="T270">-c )</text:span><text:span text:style-name="T319"> </text:span></text:p>
      <text:p text:style-name="P314"><text:span text:style-name="T97">Convocation</text:span><text:span text:style-name="T79"> </text:span></text:p>
      <text:p text:style-name="P123"/>
      <text:p text:style-name="P226"><text:span text:style-name="T120">I.<text:tab/></text:span><text:span text:style-name="T698">Debates remotely</text:span><text:span text:style-name="T396"> </text:span><text:span text:style-name="T698">twice</text:span><text:span text:style-name="T618"> </text:span><text:span text:style-name="T698">each month</text:span><text:span text:style-name="T699">, i.e.:</text:span><text:span text:style-name="T698"> </text:span><text:span text:style-name="T702">during</text:span><text:span text:style-name="T698"> waxing and waning gibbous moon</text:span><text:span text:style-name="T699">s</text:span><text:span text:style-name="T698">.</text:span></text:p>
      <text:p text:style-name="P95"/>
      <text:p text:style-name="P342"><text:span text:style-name="T79">Ii.<text:tab/></text:span><text:span text:style-name="T361">On agreement the meeting can be in-presence alternating between countries</text:span><text:span text:style-name="T323">.</text:span></text:p>
      <text:p text:style-name="P71"/>
      <text:p text:style-name="P354"><text:span text:style-name="T270">( </text:span><text:span text:style-name="T288">article</text:span><text:span text:style-name="T270"> </text:span><text:span text:style-name="T284">18</text:span><text:span text:style-name="T280">-</text:span><text:span text:style-name="T270">d )</text:span><text:span text:style-name="T319"> </text:span></text:p>
      <text:p text:style-name="P314"><text:span text:style-name="T97">work order</text:span><text:span text:style-name="T313"> </text:span></text:p>
      <text:p text:style-name="P123"/>
      <text:p text:style-name="P378"><text:span text:style-name="T120">I.<text:tab/></text:span><text:span text:style-name="T396">Debate</text:span><text:span text:style-name="T487">s</text:span><text:span text:style-name="T396"> international politic</text:span><text:span text:style-name="T486">s.</text:span></text:p>
      <text:p text:style-name="P123"/>
      <text:p text:style-name="P226"><text:span text:style-name="T120">Ii.<text:tab/></text:span><text:span text:style-name="T396">Ratifies a</text:span><text:span text:style-name="T487"> </text:span><text:span text:style-name="T396">document </text:span><text:span text:style-name="T487">to be used as a guide</text:span><text:span text:style-name="T396"> </text:span><text:span text:style-name="T584">to</text:span><text:span text:style-name="T396"> foreign polic</text:span><text:span text:style-name="T585">ies</text:span><text:span text:style-name="T396">.</text:span></text:p>
      <text:p text:style-name="P142"/>
      <text:p text:style-name="P354"><text:span text:style-name="T270">( </text:span><text:span text:style-name="T288">article</text:span><text:span text:style-name="T270"> </text:span><text:span text:style-name="T291">19</text:span><text:span text:style-name="T270"> )</text:span><text:span text:style-name="T319"> </text:span></text:p>
      <text:p text:style-name="P314"><text:span text:style-name="T97">press</text:span><text:span text:style-name="T313"> </text:span></text:p>
      <text:p text:style-name="P95"/>
      <text:p text:style-name="P226"><text:span text:style-name="T64"><text:tab/></text:span><text:span text:style-name="T396">The </text:span><text:span text:style-name="T487">party’</text:span><text:span text:style-name="T486">s</text:span><text:span text:style-name="T396"> </text:span><text:span text:style-name="T486">p</text:span><text:span text:style-name="T396">ress deals with </text:span><text:span text:style-name="T541">political</text:span><text:span text:style-name="T396"> propaganda and promotes communication between </text:span><text:span text:style-name="T541">members</text:span><text:span text:style-name="T396"> and non-</text:span><text:span text:style-name="T541">member</text:span><text:span text:style-name="T487">s </text:span><text:span text:style-name="T541">of the </text:span><text:span text:style-name="T972">PP</text:span><text:span text:style-name="T396"> through the creation of media and journalistic content. </text:span><text:span text:style-name="T542">The press is further divided in 3 levels; </text:span><text:span text:style-name="T686">l</text:span><text:span text:style-name="T542">ocal, regional and </text:span><text:span text:style-name="T686">n</text:span><text:span text:style-name="T574">ational</text:span><text:span text:style-name="T542">.</text:span></text:p>
      <text:p text:style-name="P58"/>
      <text:p text:style-name="P58"/>
      <text:p text:style-name="P58"/>
      <text:p text:style-name="P58"/>
      <text:p text:style-name="P354"><text:soft-page-break/><text:span text:style-name="T270">( </text:span><text:span text:style-name="T288">article</text:span><text:span text:style-name="T270"> </text:span><text:span text:style-name="T291">19</text:span><text:span text:style-name="T270">-b )</text:span><text:span text:style-name="T319"> </text:span></text:p>
      <text:p text:style-name="P314"><text:span text:style-name="T97">composition</text:span><text:span text:style-name="T313"> </text:span></text:p>
      <text:p text:style-name="P81"/>
      <text:p text:style-name="P279"><text:span text:style-name="T120">I.<text:tab/></text:span><text:span text:style-name="T396">An </text:span><text:span text:style-name="T746">infograph</text:span><text:span text:style-name="T865">er</text:span><text:span text:style-name="T396"> flagged as a volunteer is invited </text:span><text:span text:style-name="T488">and is</text:span><text:span text:style-name="T396"> responsible for the design and graphic</text:span><text:span text:style-name="T577">al</text:span><text:span text:style-name="T396"> editi</text:span><text:span text:style-name="T577">on</text:span><text:span text:style-name="T396"> of all the work done by the </text:span><text:span text:style-name="T739">P</text:span><text:span text:style-name="T396">ress. </text:span><text:span text:style-name="T577">It’s chosen by the SELC </text:span><text:span text:style-name="T578">by and for</text:span><text:span text:style-name="T577"> all levels accordingly.</text:span></text:p>
      <text:p text:style-name="P95"/>
      <text:p text:style-name="P226"><text:span text:style-name="T120">Ii.<text:tab/></text:span><text:span text:style-name="T542">An </text:span><text:span text:style-name="T866">e</text:span><text:span text:style-name="T746">ditor-in-chief</text:span><text:span text:style-name="T396">; a </text:span><text:span text:style-name="T708">p</text:span><text:span text:style-name="T396">arty member appointed as a volunteer with academic training in journalism. </text:span><text:span text:style-name="T578">For the local structure of the </text:span><text:span text:style-name="T739">P</text:span><text:span text:style-name="T578">ress the choice of the editor in chief Is made from the LCDIE. For the regional level the choice comes from the RCDIE. </text:span><text:span text:style-name="T613">At the national level the editor-in-chief is appointed by the </text:span><text:span text:style-name="T686">P</text:span><text:span text:style-name="T613">olitical </text:span><text:span text:style-name="T686">C</text:span><text:span text:style-name="T613">ommission.</text:span></text:p>
      <text:p text:style-name="P95"/>
      <text:p text:style-name="P280"><text:span text:style-name="T120">Iii.<text:tab/></text:span><text:span text:style-name="T396">A journalist </text:span><text:span text:style-name="T488">flagged</text:span><text:span text:style-name="T396"> as a volunteer is invited </text:span><text:span text:style-name="T613">to produce articles for the</text:span><text:span text:style-name="T396"> newspaper </text:span><text:span text:style-name="T969">PP</text:span><text:span text:style-name="T396"> </text:span><text:span text:style-name="T957">Digital</text:span><text:span text:style-name="T396">. <text:s/></text:span><text:span text:style-name="T578">Likewise to the editor in chief, for the local structure of the press the choice of the </text:span><text:span text:style-name="T579">journalist </text:span><text:span text:style-name="T613">is </text:span><text:span text:style-name="T578">made </text:span><text:span text:style-name="T613">by</text:span><text:span text:style-name="T578"> the LCDIE. For the regional level the choice comes from the RCDIE </text:span><text:span text:style-name="T613">and likewise the Political Commission assigns for the national level.</text:span></text:p>
      <text:p text:style-name="P183"/>
      <text:p text:style-name="P354"><text:span text:style-name="T270">( </text:span><text:span text:style-name="T289">article</text:span><text:span text:style-name="T270"> </text:span><text:span text:style-name="T291">19</text:span><text:span text:style-name="T270">-c )</text:span><text:span text:style-name="T319"> </text:span></text:p>
      <text:p text:style-name="P45">work order</text:p>
      <text:p text:style-name="P156"/>
      <text:p text:style-name="P268"><text:span text:style-name="T120">I.<text:tab/></text:span><text:span text:style-name="T396">Monthly publication of </text:span><text:span text:style-name="T486">the</text:span><text:span text:style-name="T396"> </text:span><text:span text:style-name="T969">PP</text:span><text:span text:style-name="T396"> </text:span><text:span text:style-name="T957">Digital</text:span><text:span text:style-name="T396"> magazine in digital format free </text:span><text:span text:style-name="T542">of charges</text:span><text:span text:style-name="T396"> and </text:span><text:span text:style-name="T542">a</text:span><text:span text:style-name="T396"> paid physical </text:span><text:span text:style-name="T542">magazine</text:span><text:span text:style-name="T396">.</text:span></text:p>
      <text:p text:style-name="P154"/>
      <text:p text:style-name="P226"><text:span text:style-name="T120">II.<text:tab/></text:span><text:span text:style-name="T396">Advertising and political propaganda, intervening in various ways such as </text:span><text:span text:style-name="T489">by</text:span><text:span text:style-name="T396"> </text:span><text:span text:style-name="T542">by </text:span><text:span text:style-name="T396">distributing pamphlets, using </text:span><text:span text:style-name="T746">advertising panels</text:span><text:span text:style-name="T396"> or </text:span><text:span text:style-name="T542">on-line</text:span><text:span text:style-name="T396"> social networks. All interventions must be approved by the </text:span><text:span text:style-name="T486">I</text:span><text:span text:style-name="T746">CDIE</text:span><text:span text:style-name="T396">.</text:span></text:p>
      <text:p text:style-name="P142"/>
      <text:p text:style-name="P226"><text:span text:style-name="T120">III.<text:tab/></text:span><text:span text:style-name="T709">Publishing</text:span><text:span text:style-name="T486"> of</text:span><text:span text:style-name="T396"> all the debates held by the main and secondary bodies on the </text:span><text:span text:style-name="T486">on-line</text:span><text:span text:style-name="T396"> platform on social </text:span><text:span text:style-name="T490">media.</text:span></text:p>
      <text:p text:style-name="P172"/>
      <text:p text:style-name="P398"><text:span text:style-name="T1123">IV.</text:span><text:span text:style-name="T1313"><text:tab/></text:span><text:span text:style-name="T827">The local and regional structures of the </text:span><text:span text:style-name="T926">P</text:span><text:span text:style-name="T827">ress are to cooperate </text:span><text:soft-page-break/><text:span text:style-name="T827">in following and uploading to the on-line platform works done by official governmental entities at all levels, </text:span><text:span text:style-name="T955">such as new laws passed by the pairlament</text:span><text:span text:style-name="T956">.</text:span></text:p>
      <text:p text:style-name="P448"/>
      <text:p text:style-name="P398"><text:span text:style-name="T1123">V.</text:span><text:span text:style-name="T1313"><text:tab/></text:span><text:span text:style-name="T1259">The national structure supervises, analyses and communicates the work of the national </text:span><text:span text:style-name="T1263">parliament </text:span><text:span text:style-name="T1264">(the senate, the house of representatives or equivalents)</text:span><text:span text:style-name="T1258"> </text:span><text:span text:style-name="T1259">and </text:span><text:span text:style-name="T1262">must </text:span><text:span text:style-name="T1259">upload </text:span><text:span text:style-name="T1262">to </text:span><text:span text:style-name="T1259">a feed that is to be used in the Hemicycle view on the on-line platform.</text:span></text:p>
      <text:p text:style-name="P62"/>
      <text:p text:style-name="P366"><text:span text:style-name="T270">( </text:span><text:span text:style-name="T281">article</text:span><text:span text:style-name="T270"> </text:span><text:span text:style-name="T291">19</text:span><text:span text:style-name="T290">-d</text:span><text:span text:style-name="T270">)</text:span><text:span text:style-name="T319"> </text:span></text:p>
      <text:p text:style-name="P313"><text:span text:style-name="T120"><text:s/></text:span><text:span text:style-name="T124">pp</text:span><text:span text:style-name="T120"> Digital</text:span><text:span text:style-name="T318"> </text:span></text:p>
      <text:p text:style-name="P100"/>
      <text:p text:style-name="P250"><text:span text:style-name="T396"><text:tab/>The political discussion among members of the </text:span><text:span text:style-name="T960">PP</text:span><text:span text:style-name="T396"> in addition to taking place through the internet as detailed and established in the previous article is complemented with the publication of a newspaper called </text:span><text:span text:style-name="T985">PP</text:span><text:span text:style-name="T981"> Digital</text:span><text:span text:style-name="T396">.</text:span></text:p>
      <text:p text:style-name="P151"/>
      <text:p text:style-name="P250"><text:span text:style-name="T120">I.<text:tab/></text:span><text:span text:style-name="T396">The official address on the internet of the newspaper </text:span><text:span text:style-name="T985">PP Digital</text:span><text:span text:style-name="T396"> </text:span><text:span text:style-name="T412">has URL</text:span><text:span text:style-name="T396"> </text:span><text:span text:style-name="T985">pp</text:span><text:span text:style-name="T746">.digital</text:span><text:span text:style-name="T396">.</text:span></text:p>
      <text:p text:style-name="P151"/>
      <text:p text:style-name="P250"><text:span text:style-name="T120">Ii.<text:tab/></text:span><text:span text:style-name="T396">Publications of </text:span><text:span text:style-name="T960">PP</text:span><text:span text:style-name="T396"> </text:span><text:span text:style-name="T957">Digital</text:span><text:span text:style-name="T396"> must contain a commented compilation of new </text:span><text:span text:style-name="T542">law projects</text:span><text:span text:style-name="T396">.</text:span></text:p>
      <text:p text:style-name="P151"/>
      <text:p text:style-name="P250"><text:span text:style-name="T120">Iii.<text:tab/></text:span><text:span text:style-name="T396">Inclusion of reports of a journalistic nature that </text:span><text:span text:style-name="T411">evaluate</text:span><text:span text:style-name="T396"> the evolution of the </text:span><text:span text:style-name="T542">policies</text:span><text:span text:style-name="T396"> that have passed </text:span><text:span text:style-name="T542">to the</text:span><text:span text:style-name="T396"> execution phase.</text:span></text:p>
      <text:p text:style-name="P158"/>
      <text:p text:style-name="P474"><text:span text:style-name="T1134">Iv.</text:span><text:span text:style-name="T1316"><text:tab/></text:span><text:span text:style-name="T1297">Inclusion of interviews to </text:span><text:span text:style-name="T1298">personalities</text:span><text:span text:style-name="T1297"> of the party such as members with highest activity.</text:span></text:p>
      <text:p text:style-name="P450"/>
      <text:p text:style-name="P354"><text:span text:style-name="T270">( </text:span><text:span text:style-name="T281">article</text:span><text:span text:style-name="T270"> </text:span><text:span text:style-name="T291">20</text:span><text:span text:style-name="T270"> )</text:span><text:span text:style-name="T319"> </text:span></text:p>
      <text:p text:style-name="P314"><text:span text:style-name="T99">archive</text:span><text:span text:style-name="T313"> </text:span></text:p>
      <text:p text:style-name="P95"/>
      <text:p text:style-name="P226"><text:span text:style-name="T64"><text:tab/></text:span><text:span text:style-name="T396">All documents produced by the main and secondary bodies of the </text:span><text:span text:style-name="T411">party</text:span><text:span text:style-name="T396"> must </text:span><text:span text:style-name="T674">be published in</text:span><text:span text:style-name="T396"> a physical format and be available for </text:span><text:soft-page-break/><text:span text:style-name="T396">consultation at the </text:span><text:span text:style-name="T411">corresponding</text:span><text:span text:style-name="T396"> headquarters as well as digitally through the </text:span><text:span text:style-name="T412">on-line platform</text:span><text:span text:style-name="T396">. The management of the </text:span><text:span text:style-name="T412">a</text:span><text:span text:style-name="T396">rchive is the responsibility of the </text:span><text:span text:style-name="T491">C</text:span><text:span text:style-name="T396">entral </text:span><text:span text:style-name="T491">A</text:span><text:span text:style-name="T396">dministration of the </text:span><text:span text:style-name="T411">party</text:span><text:span text:style-name="T396">.</text:span></text:p>
      <text:p text:style-name="P142"/>
      <text:p text:style-name="P354"><text:span text:style-name="T270">( </text:span><text:span text:style-name="T281">article</text:span><text:span text:style-name="T270"> </text:span><text:span text:style-name="T291">20</text:span><text:span text:style-name="T270">-b )</text:span><text:span text:style-name="T319"> </text:span></text:p>
      <text:p text:style-name="P31">digital database</text:p>
      <text:p text:style-name="P95"/>
      <text:p text:style-name="P226"><text:span text:style-name="T396"><text:tab/>The histor</text:span><text:span text:style-name="T491">ic</text:span><text:span text:style-name="T396"> of actions such as </text:span><text:span text:style-name="T543">the </text:span><text:span text:style-name="T396">approvals or disapprovals </text:span><text:span text:style-name="T491">on </text:span><text:span text:style-name="T543"><text:s/></text:span><text:span text:style-name="T491">policy proposals</text:span><text:span text:style-name="T396">, publications in the discussion forums or on the </text:span><text:span text:style-name="T491">on-line</text:span><text:span text:style-name="T396"> platform must be recorded in an encrypted, decentralized, </text:span><text:span text:style-name="T491">signed</text:span><text:span text:style-name="T396"> and open source</text:span><text:span text:style-name="T491">d</text:span><text:span text:style-name="T396"> digital database.</text:span></text:p>
      <text:p text:style-name="P142"/>
      <text:p text:style-name="P367"><text:span text:style-name="T270">( </text:span><text:span text:style-name="T281">article</text:span><text:span text:style-name="T270"> </text:span><text:span text:style-name="T291">21</text:span><text:span text:style-name="T270"> )</text:span><text:span text:style-name="T319"> </text:span></text:p>
      <text:p text:style-name="P18">Yearbook</text:p>
      <text:p text:style-name="P99"/>
      <text:p text:style-name="P249"><text:span text:style-name="T64"><text:tab/></text:span><text:span text:style-name="T396">As a complement to the official website of the </text:span><text:span text:style-name="T960">PP</text:span><text:span text:style-name="T396">, the newspaper </text:span><text:span text:style-name="T960">PP</text:span><text:span text:style-name="T957"> Digital</text:span><text:span text:style-name="T396">, the </text:span><text:span text:style-name="T412">a</text:span><text:span text:style-name="T396">rchive and the </text:span><text:span text:style-name="T412">on-line platform</text:span><text:span text:style-name="T396">, a yearbook </text:span><text:span text:style-name="T580">is</text:span><text:span text:style-name="T396"> also </text:span><text:span text:style-name="T580">to</text:span><text:span text:style-name="T396"> be published that exhaustively contains the work carried out by the party, thus reinforcing the physical record of its activities.</text:span></text:p>
      <text:p text:style-name="P99"/>
      <text:p text:style-name="P249"><text:span text:style-name="T120">I.<text:tab/></text:span><text:span text:style-name="T396">The compilation, creation and editing is the responsibility of the </text:span><text:span text:style-name="T411">party’</text:span><text:span text:style-name="T492">s</text:span><text:span text:style-name="T411"> press </text:span><text:span text:style-name="T580">bodies</text:span><text:span text:style-name="T492"> </text:span><text:span text:style-name="T543">at all levels</text:span><text:span text:style-name="T396">.</text:span></text:p>
      <text:p text:style-name="P152"/>
      <text:p text:style-name="P121"><text:span text:style-name="T45">II.<text:tab/></text:span><text:span text:style-name="T1336">Pa</text:span><text:span text:style-name="T1333">rt of the content will come from approved bills.</text:span></text:p>
      <text:p text:style-name="P127"/>
      <text:p text:style-name="P399"><text:span text:style-name="T1123">III.</text:span><text:span text:style-name="T1313"><text:tab/></text:span><text:span text:style-name="T1244">The remaining content of the yearbook should consist of financial reports of the party's activity </text:span><text:span text:style-name="T1260">and the </text:span><text:span text:style-name="T1265">accountant’s</text:span><text:span text:style-name="T1260"> reports</text:span><text:span text:style-name="T1244">.</text:span></text:p>
      <text:p text:style-name="P541"><text:span text:style-name="T193">( </text:span><text:span text:style-name="T219">article</text:span><text:span text:style-name="T193"> 1 ) </text:span></text:p>
      <text:p text:style-name="P81"><text:span text:style-name="T1321">Democraticity</text:span> </text:p>
      <text:p text:style-name="P84"/>
      <text:p text:style-name="P226"><text:span text:style-name="T64"><text:tab/></text:span><text:span text:style-name="T396">All internal decision-making from the </text:span><text:span text:style-name="T494">choice</text:span><text:span text:style-name="T396"> of</text:span><text:span text:style-name="T494"> member</text:span><text:span text:style-name="T495">s</text:span><text:span text:style-name="T396"> </text:span><text:span text:style-name="T495">that participate </text:span><text:span text:style-name="T687">in</text:span><text:span text:style-name="T494"> the party </text:span><text:span text:style-name="T396">bodies to the choice of </text:span><text:span text:style-name="T494">bills</text:span><text:span text:style-name="T396"> to be included in electoral programs </text:span><text:span text:style-name="T687">must </text:span><text:span text:style-name="T688">stem from</text:span><text:span text:style-name="T396"> democratic criteria, namely, </text:span><text:span text:style-name="T689">being</text:span><text:span text:style-name="T396"> elected or approved by simple </text:span><text:span text:style-name="T495">consensus </text:span><text:span text:style-name="T396">or positional majority </text:span><text:span text:style-name="T619">through</text:span><text:span text:style-name="T396"> direct or indirect voting; directly in the case of the Presidency, </text:span><text:span text:style-name="T746">the </text:span><text:span text:style-name="T867">board of the </text:span><text:span text:style-name="T746">National Congress</text:span><text:span text:style-name="T396">,</text:span><text:span text:style-name="T687"> </text:span><text:span text:style-name="T689">the composition of </text:span><text:span text:style-name="T619">Regional</text:span><text:span text:style-name="T396"> </text:span><text:span text:style-name="T495">C</text:span><text:span text:style-name="T396">ouncils, </text:span><text:span text:style-name="T495">L</text:span><text:span text:style-name="T396">ocal councils,</text:span><text:span text:style-name="T495"> </text:span><text:span text:style-name="T619">remaining </text:span><text:span text:style-name="T495">bodies</text:span><text:span text:style-name="T396">, </text:span><text:span text:style-name="T494">or</text:span><text:span text:style-name="T396"> indirectly through representatives such as </text:span><text:span text:style-name="T619">in </text:span><text:span text:style-name="T396">the </text:span><text:span text:style-name="T495">composition of the </text:span><text:span text:style-name="T396">Political Commission.</text:span></text:p>
      <text:p text:style-name="P95"/>
      <text:p text:style-name="P314"><text:span text:style-name="T193">( </text:span><text:span text:style-name="T219">article</text:span><text:span text:style-name="T193"> 2 )</text:span><text:span text:style-name="T311"> </text:span></text:p>
      <text:p text:style-name="P354"><text:span text:style-name="T120">Event</text:span><text:span text:style-name="T144">s</text:span></text:p>
      <text:p text:style-name="P95"/>
      <text:p text:style-name="P252"><text:span text:style-name="T396"><text:tab/>The announcement of the venue and the sending of invitations for the participation </text:span><text:span text:style-name="T494">on </text:span><text:span text:style-name="T495">all the party’s activities</text:span><text:span text:style-name="T396"> </text:span><text:span text:style-name="T495">is</text:span><text:span text:style-name="T396"> </text:span><text:span text:style-name="T495">done </text:span><text:span text:style-name="T793">automatic</text:span><text:span text:style-name="T794">al</text:span><text:span text:style-name="T793">ly</text:span><text:span text:style-name="T495"> by the on-line platform with extra contacts to be made by the corresponding</text:span><text:span text:style-name="T396"> </text:span><text:span text:style-name="T544">a</text:span><text:span text:style-name="T396">dministration</text:span><text:span text:style-name="T495"> informing the participants of the debates by mail and e-mail </text:span><text:span text:style-name="T544">(</text:span><text:span text:style-name="T495">from the party’s headquarters official addresses to the </text:span><text:span text:style-name="T710">p</text:span><text:span text:style-name="T495">arty member’s official </text:span><text:span text:style-name="T544">contacts)</text:span><text:span text:style-name="T495">.</text:span></text:p>
      <text:p text:style-name="P95"/>
      <text:p text:style-name="P325"><text:span text:style-name="T193">( </text:span><text:span text:style-name="T219">article</text:span><text:span text:style-name="T193"> </text:span><text:span text:style-name="T241">3</text:span><text:span text:style-name="T193"> )</text:span><text:span text:style-name="T311"> </text:span></text:p>
      <text:p text:style-name="P40">of the debates</text:p>
      <text:p text:style-name="P101"/>
      <text:p text:style-name="P251"><text:span text:style-name="T396"><text:tab/></text:span><text:span text:style-name="T493">Whenever the party’s events muster a crowd larger than </text:span><text:span text:style-name="T769">200</text:span><text:span text:style-name="T493"> people, such may happen during </text:span><text:span text:style-name="T495">meetings of </text:span><text:span text:style-name="T620">the </text:span><text:span text:style-name="T493">Local Councils and the National Congress </text:span><text:span text:style-name="T620">for instance</text:span><text:span text:style-name="T493">, the </text:span><text:span text:style-name="T769">crowd</text:span><text:span text:style-name="T493"> is further divided automaticity by the on-line platform into smaller groups of at most </text:span><text:span text:style-name="T769">40 </text:span><text:span text:style-name="T868">people </text:span><text:span text:style-name="T769">and each group should assign a moderator and a secretary for conducting the debate.</text:span></text:p>
      <text:p text:style-name="P66"/>
      <text:p text:style-name="P66"/>
      <text:p text:style-name="P66"/>
      <text:p text:style-name="P66"/>
      <text:p text:style-name="P314"><text:soft-page-break/><text:span text:style-name="T193">( </text:span><text:span text:style-name="T220">article</text:span><text:span text:style-name="T193"> </text:span><text:span text:style-name="T241">4</text:span><text:span text:style-name="T193"> ) </text:span></text:p>
      <text:p text:style-name="P41">policy proposals</text:p>
      <text:p text:style-name="P95"/>
      <text:p text:style-name="P251"><text:span text:style-name="T64"><text:tab/></text:span><text:span text:style-name="T396">Any party member can </text:span><text:span text:style-name="T496">publish a</text:span><text:span text:style-name="T396"> new </text:span><text:span text:style-name="T496">policy proposal</text:span><text:span text:style-name="T396"> or </text:span><text:span text:style-name="T496">propose </text:span><text:span text:style-name="T396">changes to </text:span><text:span text:style-name="T496">an</text:span><text:span text:style-name="T396"> existing </text:span><text:span text:style-name="T497">proposal</text:span><text:span text:style-name="T396"> by </text:span><text:span text:style-name="T496">using the forums on the on-line platform. </text:span><text:span text:style-name="T396">The proposal</text:span><text:span text:style-name="T496">s</text:span><text:span text:style-name="T396"> must consist of title, </text:span><text:span text:style-name="T497">abstract</text:span><text:span text:style-name="T396"> and body:</text:span></text:p>
      <text:p text:style-name="P123"/>
      <text:p text:style-name="P226"><text:span text:style-name="T120">I.<text:tab/></text:span><text:span text:style-name="T396">The title must be a short phrase associated with the proposal with a maximum of </text:span><text:span text:style-name="T770">30</text:span><text:span text:style-name="T396"> words.</text:span></text:p>
      <text:p text:style-name="P123"/>
      <text:p text:style-name="P226"><text:span text:style-name="T120">Ii.<text:tab/></text:span><text:span text:style-name="T396">The </text:span><text:span text:style-name="T497">abstract</text:span><text:span text:style-name="T396"> should also briefly explain the subject to which it refers, </text:span><text:span text:style-name="T621">and consist of between 100 and</text:span><text:span text:style-name="T396"> </text:span><text:span text:style-name="T770">300</text:span><text:span text:style-name="T396"> words.</text:span></text:p>
      <text:p text:style-name="P120"/>
      <text:p text:style-name="P337"><text:span text:style-name="T79">I</text:span><text:span text:style-name="T106">ii.</text:span><text:span text:style-name="T79"><text:tab/></text:span><text:span text:style-name="T323">The body, without limit</text:span><text:span text:style-name="T354">ations,</text:span><text:span text:style-name="T323"> must contain the proposal itself as detailed as possible with the appropriate legal terms </text:span><text:span text:style-name="T354">preferably</text:span><text:span text:style-name="T323">. </text:span><text:span text:style-name="T379">Attached to it </text:span><text:span text:style-name="T380">may be added </text:span><text:span text:style-name="T379">AutoCAD documents, </text:span><text:span text:style-name="T380">PDF files, etc., other file formats that convey fundamental information to the understanding and elaboration of the policy proposal at hand.</text:span></text:p>
      <text:p text:style-name="P95"/>
      <text:p text:style-name="P314"><text:span text:style-name="T193">( </text:span><text:span text:style-name="T220">article</text:span><text:span text:style-name="T193"> </text:span><text:span text:style-name="T241">4</text:span><text:span text:style-name="T193">-b )</text:span><text:span text:style-name="T311"> </text:span></text:p>
      <text:p text:style-name="P314"><text:span text:style-name="T79">Geographical </text:span><text:span text:style-name="T100">bond</text:span><text:span text:style-name="T313"> </text:span></text:p>
      <text:p text:style-name="P131"/>
      <text:p text:style-name="P226"><text:span text:style-name="T69"><text:tab/></text:span><text:span text:style-name="T396">To each of the proposed </text:span><text:span text:style-name="T545">policies</text:span><text:span text:style-name="T396"> put forward by the party members, in addition to the title, </text:span><text:span text:style-name="T545">abstract</text:span><text:span text:style-name="T396"> and body </text:span><text:span text:style-name="T545">it must be</text:span><text:span text:style-name="T396"> associated with the </text:span><text:span text:style-name="T770">local administrative region </text:span><text:span text:style-name="T396">to which the member who proposed it belongs.</text:span></text:p>
      <text:p text:style-name="P131"/>
      <text:p text:style-name="P314"><text:span text:style-name="T257">( </text:span><text:span text:style-name="T260">article</text:span><text:span text:style-name="T257"> </text:span><text:span text:style-name="T264">4</text:span><text:span text:style-name="T257">-c )</text:span><text:span text:style-name="T314"> </text:span></text:p>
      <text:p text:style-name="P314"><text:span text:style-name="T100">rate of approval</text:span><text:span text:style-name="T313"> </text:span></text:p>
      <text:p text:style-name="P95"/>
      <text:p text:style-name="P226"><text:span text:style-name="T64"><text:tab/></text:span><text:span text:style-name="T396">Through the </text:span><text:span text:style-name="T496">on-line</text:span><text:span text:style-name="T396"> platform </text:span><text:span text:style-name="T496">on the forum view</text:span><text:span text:style-name="T396"> </text:span><text:span text:style-name="T711">p</text:span><text:span text:style-name="T496">arty members</text:span><text:span text:style-name="T396"> of the </text:span><text:span text:style-name="T962">PP</text:span><text:span text:style-name="T396"> can express and register in a</text:span><text:span text:style-name="T496">n encrypted distributed and signed</text:span><text:span text:style-name="T396"> digital database if they approve </text:span><text:span text:style-name="T718">or</text:span><text:span text:style-name="T396"> reject a proposed </text:span><text:span text:style-name="T496">policy</text:span><text:span text:style-name="T396"> or amendment </text:span><text:span text:style-name="T496">of an existing policy put forward </text:span><text:span text:style-name="T396">by other member</text:span><text:span text:style-name="T719">s</text:span><text:span text:style-name="T396">.</text:span></text:p>
      <text:p text:style-name="P385"><text:soft-page-break/><text:span text:style-name="T1130">I.</text:span><text:span text:style-name="T1107"><text:tab/></text:span><text:span text:style-name="T1079">We define local rate of approval as the reason between the <text:s/>approvals </text:span><text:span text:style-name="T1080">for</text:span><text:span text:style-name="T1079"> a given policy and the total number of users that share residency in the same </text:span><text:span text:style-name="T1081">local </text:span><text:span text:style-name="T1079">administrative area.</text:span></text:p>
      <text:p text:style-name="P432"/>
      <text:p text:style-name="P254"><text:span text:style-name="T188">Ii.<text:tab/> </text:span><text:span text:style-name="T1080">The relative local rate of approval is defined as the reason between the difference of approvals and rejections for a given policy and the total number of users that share residency in the same </text:span><text:span text:style-name="T1081">local </text:span><text:span text:style-name="T1080">administrative area. </text:span><text:span text:style-name="T1082">Relative rates lower than 0 are fixed at 0%.</text:span></text:p>
      <text:p text:style-name="P213"/>
      <text:p text:style-name="P430"><text:span text:style-name="T1389">I</text:span><text:span text:style-name="T1390">ii</text:span><text:span text:style-name="T1389">.</text:span><text:span text:style-name="T1391"><text:tab/></text:span>The <text:span text:style-name="T1399">global</text:span> rate <text:span text:style-name="T1401">of approval</text:span> is a numerical variable calculated by <text:span text:style-name="T1400">the </text:span>reason between the number of approvals and the total number of <text:span text:style-name="T1426">p</text:span><text:span text:style-name="T1400">arty members</text:span>.</text:p>
      <text:p text:style-name="P138"/>
      <text:p text:style-name="P254"><text:span text:style-name="T188">I</text:span><text:span text:style-name="T190">v</text:span><text:span text:style-name="T188">.<text:tab/></text:span><text:span text:style-name="T1014">The </text:span><text:span text:style-name="T1020">relative</text:span><text:span text:style-name="T1014"> </text:span><text:span text:style-name="T1019">global</text:span><text:span text:style-name="T1014"> rate </text:span><text:span text:style-name="T1020">of approval</text:span><text:span text:style-name="T1014"> is a numerical variable calculated by </text:span><text:span text:style-name="T1018">the </text:span><text:span text:style-name="T1014">reason between </text:span><text:span text:style-name="T1020">the difference</text:span><text:span text:style-name="T1014"> of approvals </text:span><text:span text:style-name="T1020">and rejections for a given policy </text:span><text:span text:style-name="T1014">and the total number of </text:span><text:span text:style-name="T1041">p</text:span><text:span text:style-name="T1018">arty members.</text:span></text:p>
      <text:p text:style-name="P215"/>
      <text:p text:style-name="P255"><text:span text:style-name="T192">v</text:span><text:span text:style-name="T191">.<text:tab/></text:span><text:span text:style-name="T1021">We define tension as the modulus of the difference between the relative local rate of approval and the relative global rate of approval.</text:span></text:p>
      <text:p text:style-name="P213"/>
      <text:p text:style-name="P394"><text:span text:style-name="T1131">v</text:span><text:span text:style-name="T1132">i</text:span><text:span text:style-name="T1130">.</text:span><text:span text:style-name="T1107"><text:tab/></text:span><text:span text:style-name="T1022">Polic</text:span><text:span text:style-name="T1024">y</text:span><text:span text:style-name="T1014"> proposals with local or global approval rates above </text:span><text:span text:style-name="T1022">40</text:span><text:span text:style-name="T1014">% are </text:span><text:span text:style-name="T1015">considered </text:span><text:span text:style-name="T1022">law projects and above 60% we define as</text:span><text:span text:style-name="T1014"> </text:span><text:span text:style-name="T1018">bills </text:span><text:span text:style-name="T1020">and are to be automatic</text:span><text:span text:style-name="T1022">a</text:span><text:span text:style-name="T1020">l</text:span><text:span text:style-name="T1022">l</text:span><text:span text:style-name="T1020">y </text:span><text:span text:style-name="T1021">suggested for </text:span><text:span text:style-name="T1022">inclusion in</text:span><text:span text:style-name="T1020"> party’</text:span><text:span text:style-name="T1021">s</text:span><text:span text:style-name="T1020"> </text:span><text:span text:style-name="T1021">political </text:span><text:span text:style-name="T1020">program, </text:span><text:span text:style-name="T1022">accessible on the on-line platform</text:span><text:span text:style-name="T1021">.</text:span></text:p>
      <text:p text:style-name="P139"/>
      <text:p text:style-name="P314"><text:span text:style-name="T267">( </text:span><text:span text:style-name="T268">article</text:span><text:span text:style-name="T267"> </text:span><text:span text:style-name="T269">4</text:span><text:span text:style-name="T267">-d )</text:span><text:span text:style-name="T315"> </text:span></text:p>
      <text:p text:style-name="P354"><text:span text:style-name="T189">urgency</text:span><text:span text:style-name="T317"> </text:span></text:p>
      <text:p text:style-name="P139"/>
      <text:p text:style-name="P476"><text:span text:style-name="T388"><text:tab/></text:span><text:span text:style-name="T1278">Parallel to the indicator defined above</text:span><text:span text:style-name="T1289">,</text:span><text:span text:style-name="T1278"> </text:span><text:span text:style-name="T1288">p</text:span><text:span text:style-name="T1278">arty members are invited to classify a given policy according to how urgent they consider it to be; irrelevant, </text:span><text:span text:style-name="T1296">of little importance</text:span><text:span text:style-name="T1295">, </text:span><text:span text:style-name="T1296">useful</text:span><text:span text:style-name="T1295">, </text:span><text:span text:style-name="T1296">important</text:span><text:span text:style-name="T1295"> and </text:span><text:span text:style-name="T1296">urgent</text:span><text:span text:style-name="T1295">.</text:span></text:p>
      <text:p text:style-name="P78"/>
      <text:p text:style-name="P78"/>
      <text:p text:style-name="P314"><text:soft-page-break/><text:span text:style-name="T267">( </text:span><text:span text:style-name="T268">article</text:span><text:span text:style-name="T267"> </text:span><text:span text:style-name="T269">4</text:span><text:span text:style-name="T267">-e )</text:span><text:span text:style-name="T315"> </text:span></text:p>
      <text:p text:style-name="P314"><text:span text:style-name="T117">nature</text:span><text:span text:style-name="T316"> </text:span></text:p>
      <text:p text:style-name="P139"/>
      <text:p text:style-name="P253"><text:span text:style-name="T1130">I.</text:span><text:span text:style-name="T1107"><text:tab/></text:span><text:span text:style-name="T1002">Each </text:span><text:span text:style-name="T1005">policy</text:span><text:span text:style-name="T1002"> proposal is associated with a political intervention area </text:span><text:span text:style-name="T1010">that should match the country’s high</text:span><text:span text:style-name="T1011">er</text:span><text:span text:style-name="T1010"> level governmental organizations (</text:span><text:span text:style-name="T1035">i.e. the Ministries </text:span><text:span text:style-name="T1036">or equivalents</text:span><text:span text:style-name="T1010">).</text:span></text:p>
      <text:p text:style-name="P214"/>
      <text:p text:style-name="P393"><text:span text:style-name="T1130">I</text:span><text:span text:style-name="T1131">i</text:span><text:span text:style-name="T1130">.</text:span><text:span text:style-name="T1107"><text:tab/></text:span><text:span text:style-name="T1108"> </text:span><text:span text:style-name="T1018">The nature of the policy proposals can also be classed as internal </text:span><text:span text:style-name="T1023">(</text:span><text:span text:style-name="T1018">such as when deciding for the party’s headquarters</text:span><text:span text:style-name="T1023">)</text:span><text:span text:style-name="T1018">.</text:span></text:p>
      <text:p text:style-name="P431"/>
      <text:p text:style-name="P326"><text:span text:style-name="T257">( </text:span><text:span text:style-name="T261">article</text:span><text:span text:style-name="T257"> </text:span><text:span text:style-name="T265">4</text:span><text:span text:style-name="T257">-</text:span><text:span text:style-name="T265">e</text:span><text:span text:style-name="T257"> ) </text:span></text:p>
      <text:p text:style-name="P326"><text:span text:style-name="T101">Impact</text:span><text:span text:style-name="T63"> </text:span></text:p>
      <text:p text:style-name="P102"/>
      <text:p text:style-name="P255"><text:span text:style-name="T120">I.<text:tab/></text:span><text:span text:style-name="T498">L</text:span><text:span text:style-name="T396">ow impact </text:span><text:span text:style-name="T498">policies are those</text:span><text:span text:style-name="T396"> whose financing do</text:span><text:span text:style-name="T498">esn’</text:span><text:span text:style-name="T396">t exceed 0.0000002% of the </text:span><text:span text:style-name="T498">s</text:span><text:span text:style-name="T396">tate </text:span><text:span text:style-name="T498">b</text:span><text:span text:style-name="T396">udget </text:span><text:span text:style-name="T498">and are prioritized up to </text:span><text:span text:style-name="T685">of</text:span><text:span text:style-name="T396"> little importance.</text:span></text:p>
      <text:p text:style-name="P92"/>
      <text:p text:style-name="P255"><text:span text:style-name="T145">i</text:span><text:span text:style-name="T120">I.<text:tab/></text:span><text:span text:style-name="T498">Ordinary policies are those whose financing is lower than 0,00001% of the state budget or that are considered from useful </text:span><text:span text:style-name="T685">or</text:span><text:span text:style-name="T498"> impactful.</text:span></text:p>
      <text:p text:style-name="P128"/>
      <text:p text:style-name="P255"><text:span text:style-name="T120">Ii</text:span><text:span text:style-name="T145">i</text:span><text:span text:style-name="T120">.<text:tab/></text:span><text:span text:style-name="T795">Medium-impact policies</text:span><text:span text:style-name="T746"> </text:span><text:span text:style-name="T498">are </text:span><text:span text:style-name="T546">those</text:span><text:span text:style-name="T498"> </text:span><text:span text:style-name="T546">whose</text:span><text:span text:style-name="T396"> financing </text:span><text:span text:style-name="T498">costs</text:span><text:span text:style-name="T396"> </text:span><text:span text:style-name="T546">are </text:span><text:span text:style-name="T396">greater than 0.00001% of the </text:span><text:span text:style-name="T498">s</text:span><text:span text:style-name="T396">tate </text:span><text:span text:style-name="T498">b</text:span><text:span text:style-name="T396">udget and whose priority is considered useful or impactful.</text:span></text:p>
      <text:p text:style-name="P128"/>
      <text:p text:style-name="P255"><text:span text:style-name="T118">I</text:span><text:span text:style-name="T119">v</text:span><text:span text:style-name="T118">.<text:tab/></text:span><text:span text:style-name="T393">High-impact </text:span><text:span text:style-name="T394">policies</text:span><text:span text:style-name="T393"> are considered to be all whose financing is greater than 0.00001% of the </text:span><text:span text:style-name="T394">s</text:span><text:span text:style-name="T393">tate </text:span><text:span text:style-name="T394">b</text:span><text:span text:style-name="T393">udget or whose priority is considered urgent.</text:span></text:p>
      <text:p text:style-name="P417"/>
      <text:p text:style-name="P314"><text:span text:style-name="T193">( </text:span><text:span text:style-name="T221">article</text:span><text:span text:style-name="T193"> </text:span><text:span text:style-name="T245">5</text:span><text:span text:style-name="T193"> )</text:span><text:span text:style-name="T311"> </text:span></text:p>
      <text:p text:style-name="P354"><text:span text:style-name="T146">policy </text:span><text:span text:style-name="T127">evaluation period</text:span><text:span text:style-name="T318"> </text:span></text:p>
      <text:p text:style-name="P95"/>
      <text:p text:style-name="P226"><text:span text:style-name="T64"><text:tab/></text:span><text:span text:style-name="T396">The </text:span><text:span text:style-name="T499">policy</text:span><text:span text:style-name="T396"> </text:span><text:span text:style-name="T499">evaluation</text:span><text:span text:style-name="T500"> </text:span><text:span text:style-name="T499">period</text:span><text:span text:style-name="T396"> is a</text:span><text:span text:style-name="T500">n</text:span><text:span text:style-name="T396"> </text:span><text:span text:style-name="T500">evaluation</text:span><text:span text:style-name="T396"> period of 1 year </text:span><text:span text:style-name="T616">(unless otherwise ruled by the statutes)</text:span><text:span text:style-name="T396"> in which the </text:span><text:span text:style-name="T499">policy proposals</text:span><text:span text:style-name="T396"> </text:span><text:soft-page-break/><text:span text:style-name="T396">are </text:span><text:span text:style-name="T547">to be </text:span><text:span text:style-name="T396">discussed </text:span><text:span text:style-name="T499">amongst</text:span><text:span text:style-name="T396"> the </text:span><text:span text:style-name="T720">p</text:span><text:span text:style-name="T499">arty members</text:span><text:span text:style-name="T396"> and the various </text:span><text:span text:style-name="T500">party</text:span><text:span text:style-name="T396"> bodies before being officially inserted and accepted in the electoral programs.</text:span></text:p>
      <text:p text:style-name="P123"/>
      <text:p text:style-name="P226"><text:span text:style-name="T120">I.<text:tab/></text:span><text:span text:style-name="T746">The High Councils may, by simple </text:span><text:span text:style-name="T771">consensus</text:span><text:span text:style-name="T746">, shorten the evaluation time for a given </text:span><text:span text:style-name="T772">b</text:span><text:span text:style-name="T746">ill to a period </text:span><text:span text:style-name="T771">no shorter</text:span><text:span text:style-name="T746"> than 24 hours, if it </text:span><text:span text:style-name="T911">is </text:span><text:span text:style-name="T746">consider</text:span><text:span text:style-name="T911">ed</text:span><text:span text:style-name="T746"> necessary to </text:span><text:span text:style-name="T771">m</text:span><text:span text:style-name="T746">ake urgent decision</text:span><text:span text:style-name="T911">s</text:span><text:span text:style-name="T746">. This point safeguards emergency situations resulting from natural catastrophes or soc</text:span><text:span text:style-name="T796">io</text:span><text:span text:style-name="T746">-economic instability.</text:span></text:p>
      <text:p text:style-name="P123"/>
      <text:p text:style-name="P226"><text:span text:style-name="T120">iI.<text:tab/></text:span><text:span text:style-name="T396">Analogously to the previous point, the evaluation time of a </text:span><text:span text:style-name="T499">b</text:span><text:span text:style-name="T396">ill can be extended to a maximum of 2 years by the High Councils </text:span><text:span text:style-name="T721">with</text:span><text:span text:style-name="T396"> simple majority </text:span><text:span text:style-name="T499">consensus</text:span><text:span text:style-name="T396"> if it </text:span><text:span text:style-name="T721">is</text:span><text:span text:style-name="T396"> consider</text:span><text:span text:style-name="T721">ed</text:span><text:span text:style-name="T396"> </text:span><text:span text:style-name="T499">necessary </text:span><text:span text:style-name="T396">a more thorough study of the soci</text:span><text:span text:style-name="T547">o</text:span><text:span text:style-name="T396">-economic impacts </text:span><text:span text:style-name="T721">of the policy proposal, bill,</text:span><text:span text:style-name="T396"> or the capacity to execute </text:span><text:span text:style-name="T547">accordingly</text:span><text:span text:style-name="T722"> is in question</text:span><text:span text:style-name="T396">.</text:span></text:p>
      <text:p text:style-name="P95"/>
      <text:p text:style-name="P327"><text:span text:style-name="T193">( </text:span><text:span text:style-name="T222">article</text:span><text:span text:style-name="T193"> </text:span><text:span text:style-name="T245">6</text:span><text:span text:style-name="T193"> )</text:span><text:span text:style-name="T311"> </text:span></text:p>
      <text:p text:style-name="P364"><text:span text:style-name="T146">political calendar</text:span><text:span text:style-name="T318"> </text:span></text:p>
      <text:p text:style-name="P103"/>
      <text:p text:style-name="P269"><text:span text:style-name="T396"><text:tab/>Once several bills have been approved the impossibility </text:span><text:span text:style-name="T547">may </text:span><text:span text:style-name="T396">arise either due to financial limitations or lack of manpower to </text:span><text:span text:style-name="T547">execute</text:span><text:span text:style-name="T396"> <text:s/></text:span><text:span text:style-name="T547">all the </text:span><text:span text:style-name="T570">approved </text:span><text:span text:style-name="T547">policies at </text:span><text:span text:style-name="T570">one </text:span><text:span text:style-name="T547">same time, thus the necessity of </text:span><text:span text:style-name="T570">establishing</text:span><text:span text:style-name="T547"> a political calendar.</text:span></text:p>
      <text:p text:style-name="P103"/>
      <text:p text:style-name="P278"><text:span text:style-name="T120">I.<text:tab/></text:span><text:span text:style-name="T572">The High Councils </text:span><text:span text:style-name="T724">have the</text:span><text:span text:style-name="T572"> responsibility </text:span><text:span text:style-name="T724">to</text:span><text:span text:style-name="T572"> propos</text:span><text:span text:style-name="T724">e</text:span><text:span text:style-name="T572"> a schedule for the high impact bills</text:span><text:span text:style-name="T723">; </text:span><text:span text:style-name="T909">I</text:span><text:span text:style-name="T823">nter-regional</text:span><text:span text:style-name="T822"> </text:span><text:span text:style-name="T823">Council</text:span><text:span text:style-name="T824">s</text:span><text:span text:style-name="T823"> </text:span><text:span text:style-name="T824">are</text:span><text:span text:style-name="T823"> to propose a schedule for medium impact bills; </text:span><text:span text:style-name="T910">R</text:span><text:span text:style-name="T822">egional </text:span><text:span text:style-name="T824">Councils are to schedule </text:span><text:span text:style-name="T822">ordinary </text:span><text:span text:style-name="T824">bills and the Local Councils</text:span><text:span text:style-name="T822"> low </text:span><text:span text:style-name="T824">impact bills.</text:span></text:p>
      <text:p text:style-name="P129"/>
      <text:p text:style-name="P303"><text:span text:style-name="T120">II.<text:tab/></text:span><text:span text:style-name="T158"> </text:span><text:span text:style-name="T571">The </text:span><text:span text:style-name="T572">various </text:span><text:span text:style-name="T727">calendarizations</text:span><text:span text:style-name="T571"> can be customized </text:span><text:span text:style-name="T725">and ratified </text:span><text:span text:style-name="T571">by each </text:span><text:span text:style-name="T725">p</text:span><text:span text:style-name="T571">arty member on </text:span><text:span text:style-name="T572">a specific view on the on-line platform. The final and official </text:span><text:span text:style-name="T823">calendar to be used on the </text:span><text:span text:style-name="T993">PP</text:span><text:span text:style-name="T823">’s</text:span><text:span text:style-name="T993"> </text:span><text:span text:style-name="T823">electoral program</text:span><text:span text:style-name="T914">s</text:span><text:span text:style-name="T572"> </text:span><text:span text:style-name="T727">is</text:span><text:span text:style-name="T726"> to be</text:span><text:span text:style-name="T572"> calculated by </text:span><text:span text:style-name="T573">automatically </text:span><text:span text:style-name="T912">merging </text:span><text:span text:style-name="T913">over</text:span><text:span text:style-name="T572"> all</text:span><text:span text:style-name="T573"> </text:span><text:span text:style-name="T572">proposals.</text:span></text:p>
      <text:p text:style-name="P190"/>
      <text:p text:style-name="P354"><text:soft-page-break/><text:span text:style-name="T270">( </text:span><text:span text:style-name="T293">article</text:span><text:span text:style-name="T270"> </text:span><text:span text:style-name="T294">7</text:span><text:span text:style-name="T270"> ) </text:span></text:p>
      <text:p text:style-name="P14">Scientific-economic and legal analysis</text:p>
      <text:p text:style-name="P95"/>
      <text:p text:style-name="P226"><text:span text:style-name="T396"><text:tab/>Law projects must be evaluated from the point of view of their technical and economic</text:span><text:span text:style-name="T547">al </text:span><text:span text:style-name="T396">viability. By way of example, it is not enough for a </text:span><text:span text:style-name="T622">p</text:span><text:span text:style-name="T396">arty member to suggest the construction of a new hospital in a given </text:span><text:span text:style-name="T622">region</text:span><text:span text:style-name="T396">. It is necessary to ascertain the real need for the proposal, for example; the number of potential users, the medical services already existing in the region, the financing of the project </text:span><text:span text:style-name="T499">etc.</text:span><text:span text:style-name="T396">. It is necessary to evaluate the costs, the execution time</text:span><text:span text:style-name="T499">lines</text:span><text:span text:style-name="T396">, and compare them because the available resources and time </text:span><text:span text:style-name="T499">is</text:span><text:span text:style-name="T396"> always limited. </text:span><text:span text:style-name="T499">The</text:span><text:span text:style-name="T396"> analysis of the </text:span><text:span text:style-name="T499">policy proposals</text:span><text:span text:style-name="T396"> consist</text:span><text:span text:style-name="T728">s</text:span><text:span text:style-name="T396"> of 4 parts:</text:span></text:p>
      <text:p text:style-name="P138"/>
      <text:p text:style-name="P337"><text:span text:style-name="T115">I.<text:tab/></text:span><text:span text:style-name="T388">The </text:span><text:span text:style-name="T392">first</text:span><text:span text:style-name="T388"> part must present the original </text:span><text:span text:style-name="T391">policy</text:span><text:span text:style-name="T388"> proposal and a comment issued by the Legal Committee regarding the conformity of the proposal with the constitutional law and possible conflicts in the use of legal terms.</text:span></text:p>
      <text:p text:style-name="P123"/>
      <text:p text:style-name="P226"><text:span text:style-name="T120">II.<text:tab/></text:span><text:span text:style-name="T396">The </text:span><text:span text:style-name="T746">second</text:span><text:span text:style-name="T396"> part, </text:span><text:span text:style-name="T616">which is a feasibility study,</text:span><text:span text:style-name="T396"> should contain the various technical </text:span><text:span text:style-name="T501">analyses</text:span><text:span text:style-name="T396"> necessary to carry out the project, such as </text:span><text:span text:style-name="T731">availability and costs</text:span><text:span text:style-name="T396"> raw materials, estimate</text:span><text:span text:style-name="T729">s</text:span><text:span text:style-name="T396"> </text:span><text:span text:style-name="T729">for</text:span><text:span text:style-name="T396"> the number and qualification</text:span><text:span text:style-name="T729">s</text:span><text:span text:style-name="T396"> of technicians, </text:span><text:span text:style-name="T731">establishment of deadlines</text:span><text:span text:style-name="T396">, etc., </text:span><text:span text:style-name="T730">and is to be </text:span><text:span text:style-name="T396">prepared by the </text:span><text:span text:style-name="T731">Scientific Comm</text:span><text:span text:style-name="T732">i</text:span><text:span text:style-name="T731">tte</text:span><text:span text:style-name="T732">e</text:span><text:span text:style-name="T396">.</text:span></text:p>
      <text:p text:style-name="P123"/>
      <text:p text:style-name="P337"><text:span text:style-name="T79">III.<text:tab/></text:span><text:span text:style-name="T362">Thirdly. a</text:span><text:span text:style-name="T323">n economic analysis comparing the various possibilities of achieving it, summarizing the respective advantages and disadvantages prepared by the Economic Committee.</text:span></text:p>
      <text:p text:style-name="P120"/>
      <text:p text:style-name="P476"><text:span text:style-name="T1133">IV.</text:span><text:span text:style-name="T1314"><text:tab/></text:span><text:span text:style-name="T1285">Lastly,</text:span><text:span text:style-name="T1278"> a</text:span><text:span text:style-name="T1285">n</text:span><text:span text:style-name="T1278"> execution plan should be </text:span><text:span text:style-name="T1285">proposed</text:span><text:span text:style-name="T1278">.</text:span></text:p>
      <text:p text:style-name="P448"/>
      <text:p text:style-name="P304"><text:span text:style-name="T120">V.<text:tab/></text:span><text:span text:style-name="T396">The analysis must be completed within </text:span><text:span text:style-name="T499">a reasonable period</text:span><text:span text:style-name="T396"> after the adjudication </text:span><text:span text:style-name="T548">to the </text:span><text:span text:style-name="T623">work</text:span><text:span text:style-name="T396"> groups </text:span><text:span text:style-name="T623">established </text:span><text:span text:style-name="T870">by </text:span><text:span text:style-name="T771">the SELC</text:span><text:span text:style-name="T499">. </text:span><text:span text:style-name="T733">Should points </text:span><text:span text:style-name="T163">II</text:span><text:span text:style-name="T733">, </text:span><text:span text:style-name="T163">III</text:span><text:span text:style-name="T733"> and </text:span><text:span text:style-name="T1129">IV</text:span><text:span text:style-name="T733"> require financial </text:span><text:span text:style-name="T734">resources</text:span><text:span text:style-name="T733"> to be accomplished, </text:span><text:span text:style-name="T737">C</text:span><text:span text:style-name="T733">hapter </text:span><text:span text:style-name="T737">V</text:span><text:span text:style-name="T733"> specifies the requirements and procedures.</text:span></text:p>
      <text:p text:style-name="P314"><text:soft-page-break/><text:span text:style-name="T193">( </text:span><text:span text:style-name="T223">article</text:span><text:span text:style-name="T193"> </text:span><text:span text:style-name="T245">8</text:span><text:span text:style-name="T193"> ) </text:span></text:p>
      <text:p text:style-name="P14">Eco-econometric report</text:p>
      <text:p text:style-name="P95"/>
      <text:p text:style-name="P226"><text:span text:style-name="T64"><text:tab/></text:span><text:span text:style-name="T396">It is a report drawn up by the Economic Committee </text:span><text:span text:style-name="T549">in collaboration with</text:span><text:span text:style-name="T396"> the Scientific Committee in which monetary, financial and environmental statistics, pollution indicators, existing mineral resources in the national territory, etc., are presented.</text:span></text:p>
      <text:p text:style-name="P95"/>
      <text:p text:style-name="P473"><text:span text:style-name="T1134">I.</text:span><text:span text:style-name="T1316"><text:tab/></text:span><text:span text:style-name="T1299">P</text:span><text:span text:style-name="T1282">resents m</text:span><text:span text:style-name="T1278">acro economical data such as the PIB, wealth distribution, the state public spending by sector of the economy, taxation, </text:span><text:span text:style-name="T1297">etc..</text:span></text:p>
      <text:p text:style-name="P419"/>
      <text:p text:style-name="P476"><text:span text:style-name="T1133">II.</text:span><text:span text:style-name="T1314"><text:tab/></text:span><text:span text:style-name="T1283">Ecological da</text:span><text:span text:style-name="T1278">ta relative to the quality of the air, electromagnetic radiation at various altitude levels and geographical points </text:span><text:span text:style-name="T1280">across</text:span><text:span text:style-name="T1278"> the country</text:span><text:span text:style-name="T1287">, c</text:span><text:span text:style-name="T1278">oncentration of heavy metals, the PH of rivers, etc..</text:span></text:p>
      <text:p text:style-name="P346"/>
      <text:p text:style-name="P476"><text:span text:style-name="T1317">III.</text:span><text:span text:style-name="T1314"><text:tab/></text:span><text:span text:style-name="T1278">This information is to be presented and updated in real-time as much as possible and summarized with the use of graphics or other forms of visual presentation synthesized in a </text:span><text:span text:style-name="T1283">specific </text:span><text:span text:style-name="T1278">view </text:span><text:span text:style-name="T1290">in</text:span><text:span text:style-name="T1278"> the on-line platform.</text:span></text:p>
      <text:p text:style-name="P348"/>
      <text:p text:style-name="P314"><text:span text:style-name="T193">( </text:span><text:span text:style-name="T224">ARTICLE</text:span><text:span text:style-name="T193"> </text:span><text:span text:style-name="T245">9</text:span><text:span text:style-name="T193"> )</text:span><text:span text:style-name="T311"> </text:span></text:p>
      <text:p text:style-name="P314"><text:span text:style-name="T107">vote </text:span><text:span text:style-name="T104">delegation</text:span><text:span text:style-name="T63"> </text:span></text:p>
      <text:p text:style-name="P95"/>
      <text:p text:style-name="P337"><text:span text:style-name="T62"><text:tab/></text:span><text:span text:style-name="T323">Any </text:span><text:span text:style-name="T370">p</text:span><text:span text:style-name="T323">arty member can delegate his/</text:span><text:span text:style-name="T372">her</text:span><text:span text:style-name="T323"> vote on any </text:span><text:span text:style-name="T373">specific </text:span><text:span text:style-name="T347">policy </text:span><text:span text:style-name="T323">proposal </text:span><text:span text:style-name="T373">or bill</text:span><text:span text:style-name="T323">, </text:span><text:span text:style-name="T355">or </text:span><text:span text:style-name="T372">even</text:span><text:span text:style-name="T355"> delegate all votes </text:span><text:span text:style-name="T372">for</text:span><text:span text:style-name="T355"> a given political </text:span><text:span text:style-name="T372">category,</text:span><text:span text:style-name="T355"> </text:span><text:span text:style-name="T333"><text:s/></text:span><text:span text:style-name="T347">through the on-line platform</text:span><text:span text:style-name="T323">.</text:span></text:p>
      <text:p text:style-name="P123"/>
      <text:p text:style-name="P270"><text:span text:style-name="T79">I.<text:tab/></text:span><text:span text:style-name="T396">The </text:span><text:span text:style-name="T503">party</text:span><text:span text:style-name="T502"> member</text:span><text:span text:style-name="T625">s</text:span><text:span text:style-name="T396"> </text:span><text:span text:style-name="T503">to </text:span><text:span text:style-name="T396">who</text:span><text:span text:style-name="T503">m</text:span><text:span text:style-name="T396"> has been delegated the </text:span><text:span text:style-name="T502">right to </text:span><text:span text:style-name="T396">vote </text:span><text:span text:style-name="T502">in behalf of other members</text:span><text:span text:style-name="T396"> on a certain </text:span><text:span text:style-name="T502">policy</text:span><text:span text:style-name="T396"> or on a certain </text:span><text:span text:style-name="T503">category </text:span><text:span text:style-name="T502">of policies</text:span><text:span text:style-name="T396"> can </text:span><text:span text:style-name="T502">again </text:span><text:span text:style-name="T396">delegate the vote to other</text:span><text:span text:style-name="T502"> member</text:span><text:span text:style-name="T712">s</text:span><text:span text:style-name="T502">.</text:span><text:span text:style-name="T396"> </text:span><text:span text:style-name="T502">T</text:span><text:span text:style-name="T396">he vote expressed by the last </text:span><text:span text:style-name="T735">element</text:span><text:span text:style-name="T396"> </text:span><text:span text:style-name="T504">of</text:span><text:span text:style-name="T396"> the chain</text:span><text:span text:style-name="T504"> propagates </text:span><text:span text:style-name="T712">back </text:span><text:span text:style-name="T504">to all the </text:span><text:span text:style-name="T736">connected</text:span><text:span text:style-name="T712"> </text:span><text:span text:style-name="T504">members.</text:span></text:p>
      <text:p text:style-name="P123"/>
      <text:p text:style-name="P270"><text:soft-page-break/><text:span text:style-name="T120">II.<text:tab/></text:span><text:span text:style-name="T396">The delegation of the vote is considered direct when the delegation of the vote </text:span><text:span text:style-name="T502">is for</text:span><text:span text:style-name="T396"> a specific </text:span><text:span text:style-name="T502">policy.</text:span><text:span text:style-name="T396"> </text:span><text:span text:style-name="T550">It’s considered </text:span><text:span text:style-name="T396">indirect when </text:span><text:span text:style-name="T502">the </text:span><text:span text:style-name="T396">delegat</text:span><text:span text:style-name="T502">ion is based</text:span><text:span text:style-name="T396"> on its nature as established in </text:span><text:span text:style-name="T746">Article </text:span><text:span text:style-name="T797">4</text:span><text:span text:style-name="T746">-e, Chapter </text:span><text:span text:style-name="T915">III</text:span><text:span text:style-name="T746"> </text:span><text:span text:style-name="T797">or when the vote is made by second or higher order in the chain of delegations as described in the previous point </text:span><text:span text:style-name="T176">I</text:span><text:span text:style-name="T396">.</text:span></text:p>
      <text:p text:style-name="P213"/>
      <text:p text:style-name="P324"><text:span text:style-name="T193">( </text:span><text:span text:style-name="T197">article</text:span><text:span text:style-name="T193"> </text:span><text:span text:style-name="T242">1</text:span><text:span text:style-name="T250">0</text:span><text:span text:style-name="T193"> )</text:span><text:span text:style-name="T311"> </text:span></text:p>
      <text:p text:style-name="P18">Participatory electoral program</text:p>
      <text:p text:style-name="P127"/>
      <text:p text:style-name="P249"><text:span text:style-name="T396"><text:tab/>The electoral program presented by the </text:span><text:span text:style-name="T962">PP</text:span><text:span text:style-name="T396"> for both </text:span><text:span text:style-name="T871">national</text:span><text:span text:style-name="T396"> and </text:span><text:span text:style-name="T871">local</text:span><text:span text:style-name="T396"> elections is composed exclusively of contributions from all party members, who contribute in an egalitarian and free manner, according to the criteria established in </text:span><text:span text:style-name="T737">C</text:span><text:span text:style-name="T396">hapter </text:span><text:span text:style-name="T737">III</text:span><text:span text:style-name="T396"> of this document.</text:span></text:p>
      <text:p text:style-name="P99"/>
      <text:p text:style-name="P249"><text:span text:style-name="T120">I.<text:tab/></text:span><text:span text:style-name="T396">Bills with a global approval rate </text:span><text:span text:style-name="T551">higher</text:span><text:span text:style-name="T396"> than </text:span><text:span text:style-name="T624">6</text:span><text:span text:style-name="T396">0% should be </text:span><text:span text:style-name="T624">automatically </text:span><text:span text:style-name="T396">included in the electoral program for legislative elections.</text:span></text:p>
      <text:p text:style-name="P127"/>
      <text:p text:style-name="P249"><text:span text:style-name="T79">II.<text:tab/></text:span><text:span text:style-name="T323">Bills with a global approval rate of less than </text:span><text:span text:style-name="T363">6</text:span><text:span text:style-name="T323">0% but with a local approval rate </text:span><text:span text:style-name="T356">higher</text:span><text:span text:style-name="T323"> than </text:span><text:span text:style-name="T363">6</text:span><text:span text:style-name="T323">0% must be included in </text:span><text:span text:style-name="T363">the</text:span><text:span text:style-name="T323"> electoral program </text:span><text:span text:style-name="T371">for the local elections</text:span><text:span text:style-name="T323">.</text:span></text:p>
      <text:p text:style-name="P218"/>
      <text:p text:style-name="P542"><text:span text:style-name="T193">( </text:span><text:span text:style-name="T226">article</text:span><text:span text:style-name="T193"> 1 ) </text:span></text:p>
      <text:p text:style-name="P32"><text:span text:style-name="T1374">P</text:span>arliamentary eligibility</text:p>
      <text:p text:style-name="P84"/>
      <text:p text:style-name="P226"><text:span text:style-name="T64"><text:tab/></text:span><text:span text:style-name="T396">All </text:span><text:span text:style-name="T738">p</text:span><text:span text:style-name="T396">arty members not elected to </text:span><text:span text:style-name="T552">roles</text:span><text:span text:style-name="T396"> in the main or secondary bodies </text:span><text:span text:style-name="T413">of the party</text:span><text:span text:style-name="T396"> are eligible to represent the </text:span><text:span text:style-name="T973">PP</text:span><text:span text:style-name="T396"> </text:span><text:span text:style-name="T552">in</text:span><text:span text:style-name="T396"> the </text:span><text:span text:style-name="T961">NATIONAL</text:span><text:span text:style-name="T414"> </text:span><text:span text:style-name="T986">PARLIAMENT</text:span><text:span text:style-name="T396">, and it is the responsibility of the Political Commission to draw up the list </text:span><text:span text:style-name="T552">of </text:span><text:span text:style-name="T854">deputies</text:span><text:span text:style-name="T396"> by plurinominal vote.</text:span></text:p>
      <text:p text:style-name="P142"/>
      <text:p text:style-name="P334"><text:span text:style-name="T193">( </text:span><text:span text:style-name="T227">article</text:span><text:span text:style-name="T193"> </text:span><text:span text:style-name="T250">2</text:span><text:span text:style-name="T193">) </text:span></text:p>
      <text:p text:style-name="P35">Declaration of interests</text:p>
      <text:p text:style-name="P86"/>
      <text:p text:style-name="P283"><text:span text:style-name="Emphasis"><text:span text:style-name="T29"><text:tab/></text:span></text:span><text:span text:style-name="Emphasis"><text:span text:style-name="T19">Elected deputies in the name of </text:span></text:span><text:span text:style-name="Emphasis"><text:span text:style-name="T26">PP</text:span></text:span><text:span text:style-name="Emphasis"><text:span text:style-name="T20"> are to sign </text:span></text:span><text:span text:style-name="Emphasis"><text:span text:style-name="T19">a</text:span></text:span><text:span text:style-name="Emphasis"><text:span text:style-name="T20"> </text:span></text:span><text:span text:style-name="Emphasis"><text:span text:style-name="T27">Declaration of Interest</text:span></text:span><text:span text:style-name="Emphasis"><text:span text:style-name="T20"> wherein they declare any relationship that may exist with </text:span></text:span><text:span text:style-name="Emphasis"><text:span text:style-name="T21">private for profit organizations.</text:span></text:span></text:p>
      <text:p text:style-name="P142"/>
      <text:p text:style-name="P334"><text:span text:style-name="T193">( </text:span><text:span text:style-name="T224">article</text:span><text:span text:style-name="T193"> </text:span><text:span text:style-name="T250">3</text:span><text:span text:style-name="T193"> )</text:span></text:p>
      <text:p text:style-name="P83"><text:span text:style-name="T1319">vot</text:span><text:span text:style-name="T1320">e orientation</text:span> </text:p>
      <text:p text:style-name="P107"/>
      <text:p text:style-name="P283"><text:span text:style-name="T72"><text:tab/></text:span><text:span text:style-name="T1002">The vote of </text:span><text:span text:style-name="T1004">the </text:span><text:span text:style-name="T1014">deputies</text:span><text:span text:style-name="T1002"> </text:span><text:span text:style-name="T1004">representing</text:span><text:span text:style-name="T1003"> the party </text:span><text:span text:style-name="T1013">i</text:span><text:span text:style-name="T1004">n</text:span><text:span text:style-name="T1002"> the </text:span><text:span text:style-name="T1033">parliament</text:span><text:span text:style-name="T1002"> </text:span><text:span text:style-name="T1006">must be</text:span><text:span text:style-name="T1002"> the same as the </text:span><text:span text:style-name="T1006">vote </text:span><text:span text:style-name="T1002">expressed by </text:span><text:span text:style-name="T1006">consensus </text:span><text:span text:style-name="T1002">by the </text:span><text:span text:style-name="T1012">p</text:span><text:span text:style-name="T1002">arty members through the </text:span><text:span text:style-name="T1004">on-line</text:span><text:span text:style-name="T1002"> platform. </text:span><text:span text:style-name="T1006">Otherwise representatives of the </text:span><text:span text:style-name="T1000">PP </text:span><text:span text:style-name="T1006">can voice their personal opinions but must abstain when voting.</text:span></text:p>
      <text:p text:style-name="P142"/>
      <text:p text:style-name="P334"><text:span text:style-name="T193">( </text:span><text:span text:style-name="T227">article</text:span><text:span text:style-name="T193"> </text:span><text:span text:style-name="T250">4</text:span><text:span text:style-name="T193"> ) </text:span></text:p>
      <text:p text:style-name="P83"><text:span text:style-name="T1319">Consciousness objection</text:span> </text:p>
      <text:p text:style-name="P107"/>
      <text:p text:style-name="P283"><text:span text:style-name="T64"><text:tab/></text:span><text:span text:style-name="T396">Elected deputies may vote against the wishes of the members </text:span><text:span text:style-name="T553">of the </text:span><text:span text:style-name="T974">PP</text:span><text:span text:style-name="T553">, as established in </text:span><text:span text:style-name="T746">Article </text:span><text:span text:style-name="T798">10,</text:span><text:span text:style-name="T746"> Chapter </text:span><text:span text:style-name="T915">III</text:span><text:span text:style-name="T396">, alleging </text:span><text:span text:style-name="T746">conscientious</text:span><text:span text:style-name="T396"> objection. If this happens, the deputy in question must </text:span><text:span text:style-name="T553">voluntarily </text:span><text:span text:style-name="T396">resign his/</text:span><text:span text:style-name="T553">her</text:span><text:span text:style-name="T396"> pos</text:span><text:span text:style-name="T553">ition as a representative of the </text:span><text:span text:style-name="T974">PP</text:span><text:span text:style-name="T396">.</text:span></text:p>
      <text:p text:style-name="P107"/>
      <text:p text:style-name="P60"/>
      <text:p text:style-name="P60"/>
      <text:p text:style-name="P334"><text:soft-page-break/><text:span text:style-name="T193">( </text:span><text:span text:style-name="T227">article</text:span><text:span text:style-name="T193"> </text:span><text:span text:style-name="T250">5</text:span><text:span text:style-name="T193"> )</text:span><text:span text:style-name="T311"> </text:span></text:p>
      <text:p text:style-name="P371"><text:span text:style-name="T184">Readings</text:span><text:span text:style-name="T69"> </text:span></text:p>
      <text:p text:style-name="P107"/>
      <text:p text:style-name="P153"><text:span text:style-name="T1411"><text:tab/></text:span>On any topic under discussion in parliament, <text:span text:style-name="T1410">PP</text:span> <text:span text:style-name="T1384">deputies</text:span>, when asked to participate in the debate, must select and read publications made by <text:span text:style-name="T1412">party</text:span> members <text:span text:style-name="T1418">on</text:span> the <text:span text:style-name="T1418">on-line platform </text:span>that have the greatest number of supporters.</text:p>
      <text:p text:style-name="P153"/>
      <text:p text:style-name="P331"><text:span text:style-name="T193">( </text:span><text:span text:style-name="T227">article</text:span><text:span text:style-name="T193"> </text:span><text:span text:style-name="T250">6</text:span><text:span text:style-name="T193"> )</text:span><text:span text:style-name="T311"> </text:span></text:p>
      <text:p text:style-name="P34">Governance</text:p>
      <text:p text:style-name="P34"/>
      <text:p text:style-name="P340"><text:span text:style-name="T388"><text:tab/>All members of the </text:span><text:span text:style-name="T389">party</text:span><text:span text:style-name="T388"> who exercise government</text:span><text:span text:style-name="T390">al</text:span><text:span text:style-name="T388"> functions <text:s/>must follow exclusively what is included in the party's electoral program. </text:span><text:span text:style-name="T390">Failure to do so may result in the expulsion from the party. The list of members of the </text:span><text:span text:style-name="T395">PP </text:span><text:span text:style-name="T390">proposed to take the ministerial seats is put forward by the Political Commission.</text:span></text:p>
      <text:p text:style-name="P142"/>
      <text:p text:style-name="P314"><text:span text:style-name="T193">( </text:span><text:span text:style-name="T227">article</text:span><text:span text:style-name="T193"> </text:span><text:span text:style-name="T250">7</text:span><text:span text:style-name="T193"> ) </text:span></text:p>
      <text:p text:style-name="P33">Lists</text:p>
      <text:p text:style-name="P84"/>
      <text:p text:style-name="P289"><text:span text:style-name="Emphasis"><text:span text:style-name="T20"><text:tab/></text:span></text:span><text:span text:style-name="Emphasis"><text:span text:style-name="T22">The lists chosen to represent </text:span></text:span><text:span text:style-name="Emphasis"><text:span text:style-name="T28">PP </text:span></text:span><text:span text:style-name="Emphasis"><text:span text:style-name="T22">must </text:span></text:span><text:span text:style-name="Emphasis"><text:span text:style-name="T23">choose </text:span></text:span><text:span text:style-name="Emphasis"><text:span text:style-name="T24">half of the member</text:span></text:span><text:span text:style-name="Emphasis"><text:span text:style-name="T25">s</text:span></text:span><text:span text:style-name="Emphasis"><text:span text:style-name="T24"> </text:span></text:span><text:span text:style-name="Emphasis"><text:span text:style-name="T25">from</text:span></text:span><text:span text:style-name="Emphasis"><text:span text:style-name="T24"> both sexes.</text:span></text:span></text:p>
      <text:p text:style-name="P543"><text:span text:style-name="T193">( </text:span><text:span text:style-name="T225">article</text:span><text:span text:style-name="T193"> 1 )</text:span><text:span text:style-name="T311"> </text:span></text:p>
      <text:p text:style-name="P316"><text:span text:style-name="T102">Transparency</text:span><text:span text:style-name="T313"> </text:span></text:p>
      <text:p text:style-name="P85"/>
      <text:p text:style-name="P227"><text:span text:style-name="T64"><text:tab/></text:span><text:span text:style-name="T396">The </text:span><text:span text:style-name="T962">PP</text:span><text:span text:style-name="T396"> has in its genesis the principle of transparency, that is, all decision-making, debates and </text:span><text:span text:style-name="T413">internal</text:span><text:span text:style-name="T396"> </text:span><text:span text:style-name="T413">procedures</text:span><text:span text:style-name="T396"> </text:span><text:span text:style-name="T505">are</text:span><text:span text:style-name="T396"> </text:span><text:span text:style-name="T554">to be </text:span><text:span text:style-name="T396">made public either </text:span><text:span text:style-name="T554">on </text:span><text:span text:style-name="T505">the on-line platform</text:span><text:span text:style-name="T396"> or in physical format through the </text:span><text:span text:style-name="T413">party’s</text:span><text:span text:style-name="T396"> </text:span><text:span text:style-name="T554">y</text:span><text:span text:style-name="T396">earbook and the </text:span><text:span text:style-name="T986">PP</text:span><text:span text:style-name="T981"> Digital</text:span><text:span text:style-name="T396"> </text:span><text:span text:style-name="T554">magazine</text:span><text:span text:style-name="T396">.</text:span></text:p>
      <text:p text:style-name="P96"/>
      <text:p text:style-name="P316"><text:span text:style-name="T193">( </text:span><text:span text:style-name="T226">article</text:span><text:span text:style-name="T193"> </text:span><text:span text:style-name="T247">2</text:span><text:span text:style-name="T193"> ) </text:span></text:p>
      <text:p text:style-name="P316"><text:span text:style-name="T103">Financing</text:span> </text:p>
      <text:p text:style-name="P96"/>
      <text:p text:style-name="P397"><text:span text:style-name="T746"><text:tab/>Financing of </text:span><text:span text:style-name="T1201">PP</text:span><text:span text:style-name="T1226">’</text:span><text:span text:style-name="T1227">s</text:span><text:span text:style-name="T1201"> </text:span><text:span text:style-name="T1216">activities must conform to the </text:span><text:span text:style-name="T1201">LAW OF FINANCING OF POLITICAL PARTIES</text:span><text:span text:style-name="T1216">.</text:span></text:p>
      <text:p text:style-name="P440"/>
      <text:p text:style-name="P328"><text:span text:style-name="T193">( </text:span><text:span text:style-name="T226">article</text:span><text:span text:style-name="T193"> </text:span><text:span text:style-name="T247">2</text:span><text:span text:style-name="T243">-b </text:span><text:span text:style-name="T193">)</text:span><text:span text:style-name="T311"> </text:span></text:p>
      <text:p text:style-name="P42">contributions</text:p>
      <text:p text:style-name="P104"/>
      <text:p text:style-name="P256"><text:span text:style-name="T67"><text:tab/></text:span><text:span text:style-name="T1234">Membership and participation in the </text:span><text:span text:style-name="T1205">PP</text:span><text:span text:style-name="T1235">’s bodies is always free of charges. However, </text:span><text:span text:style-name="T1237">p</text:span><text:span text:style-name="T1235">arty members are welcomed to give <text:s/>contributions by sending cryptocurrenc</text:span><text:span text:style-name="T1238">y</text:span><text:span text:style-name="T1235"> to the party’s wallet address. These contributions are to be publicly announced on the party’s official website and a special badge is given under the forum’s avatar of the donator </text:span><text:span text:style-name="T1239">in</text:span><text:span text:style-name="T1236"> the on-line platform </text:span><text:span text:style-name="T1235">for a period.</text:span></text:p>
      <text:p text:style-name="P224"/>
      <text:p text:style-name="P335"><text:span text:style-name="T193">( </text:span><text:span text:style-name="T226">article</text:span><text:span text:style-name="T193"> </text:span><text:span text:style-name="T247">2</text:span><text:span text:style-name="T243">-</text:span><text:span text:style-name="T251">C</text:span><text:span text:style-name="T243"> </text:span><text:span text:style-name="T193">)</text:span><text:span text:style-name="T311"> </text:span></text:p>
      <text:p text:style-name="P47">REVENUE</text:p>
      <text:p text:style-name="P108"/>
      <text:p text:style-name="P225"><text:span text:style-name="T1405"><text:tab/></text:span><text:span text:style-name="T1406">Each </text:span><text:span text:style-name="T1407">time a party member votes, a blockchain transaction is done. This entails a </text:span><text:span text:style-name="T1408">GAS FEE</text:span><text:span text:style-name="T1407"> that must be paid in cryptocurrency even if the transacted value is in fact 0. </text:span></text:p>
      <text:p text:style-name="P225"><text:span text:style-name="T1407"><text:tab/>The main source for revenue for the </text:span><text:span text:style-name="T1408">PP </text:span><text:span text:style-name="T1407">is a fixed </text:span><text:span text:style-name="T1408">PRICE </text:span><text:span text:style-name="T1407">for each vote that is cast. The total cost for each vote is then calculated by the gas fee plus the price of the vote. The price is established by democratic consensus and enforced by a smart contract.</text:span></text:p>
      <text:p text:style-name="P328"><text:soft-page-break/><text:span text:style-name="T193">( </text:span><text:span text:style-name="T226">article</text:span><text:span text:style-name="T193"> </text:span><text:span text:style-name="T247">3</text:span><text:span text:style-name="T243"> </text:span><text:span text:style-name="T193">)</text:span><text:span text:style-name="T311"> </text:span></text:p>
      <text:p text:style-name="P43">crowdfunding</text:p>
      <text:p text:style-name="P104"/>
      <text:p text:style-name="P305"><text:span text:style-name="T68"><text:tab/></text:span><text:span text:style-name="T916">M</text:span><text:span text:style-name="T799">embers </text:span><text:span text:style-name="T817">of the SC</text:span><text:span text:style-name="T805">s</text:span><text:span text:style-name="T817"> and </text:span><text:span text:style-name="T799">the </text:span><text:span text:style-name="T817">EC</text:span><text:span text:style-name="T805">s</text:span><text:span text:style-name="T817"> offer their expertise in order to improve the quality of the polic</text:span><text:span text:style-name="T799">ies</text:span><text:span text:style-name="T817"> put forward by other members. In contrast to other bodies of the party, the work done by the SC</text:span><text:span text:style-name="T805">s</text:span><text:span text:style-name="T817"> and </text:span><text:span text:style-name="T799">the</text:span><text:span text:style-name="T817"> EC</text:span><text:span text:style-name="T805">s</text:span><text:span text:style-name="T817"> often demand</text:span><text:span text:style-name="T917">s</text:span><text:span text:style-name="T817"> considerable human and financial resources in order to be well executed</text:span><text:span text:style-name="T925">,</text:span><text:span text:style-name="T817"> </text:span><text:span text:style-name="T918">and, </text:span><text:span text:style-name="T817">in a timely manner. The on-line platform, because of its software architecture, allows for secure and transparent crowdfunding operations</text:span><text:span text:style-name="T799"> </text:span><text:span text:style-name="T805">thanks to its </text:span><text:span text:style-name="T799">blockchain implementation</text:span><text:span text:style-name="T817">. </text:span><text:span text:style-name="T805">Crowdfunding sessions are run automatically for each policy proposal that meet </text:span><text:span text:style-name="T809">the</text:span><text:span text:style-name="T805"> minimum consensus requirements to be considered for an eco-economical analysis.</text:span><text:span text:style-name="T817"> </text:span></text:p>
      <text:p text:style-name="P305"><text:span text:style-name="T817"><text:tab/></text:span><text:span text:style-name="T820">Additionally, members of the Central, Local Administrations </text:span><text:span text:style-name="T927">and the Press at all levels </text:span><text:span text:style-name="T820">are to also be remunerated</text:span><text:span text:style-name="T921"> with a salary between the minimum and 2x the minimum wage</text:span><text:span text:style-name="T820">. </text:span><text:span text:style-name="T921">These payments are also</text:span><text:span text:style-name="T820"> </text:span><text:span text:style-name="T921">to be done automatically by a smart contract and the exact value can be defined by consensus.<text:tab/></text:span><text:span text:style-name="T817">The price and the </text:span><text:span text:style-name="T819">particular </text:span><text:span text:style-name="T818">SC</text:span><text:span text:style-name="T921">s</text:span><text:span text:style-name="T818"> and</text:span><text:span text:style-name="T819"> </text:span><text:span text:style-name="T818">EC</text:span><text:span text:style-name="T819">s</text:span><text:span text:style-name="T817"> who are to receive these </text:span><text:span text:style-name="T819">funds</text:span><text:span text:style-name="T817"> is decided by democratic consensus</text:span><text:span text:style-name="T805">.</text:span></text:p>
      <text:p text:style-name="P118"/>
      <text:p text:style-name="P256"><text:span text:style-name="T170">I.<text:tab/></text:span><text:span text:style-name="T799">The </text:span><text:span text:style-name="T811">price</text:span><text:span text:style-name="T799"> </text:span><text:span text:style-name="T807">for the elaboration of the</text:span><text:span text:style-name="T923">se</text:span><text:span text:style-name="T807"> eco-economical analys</text:span><text:span text:style-name="T923">es</text:span><text:span text:style-name="T799"> is </text:span><text:span text:style-name="T800">established</text:span><text:span text:style-name="T799"> by </text:span><text:span text:style-name="T922">evaluating</text:span><text:span text:style-name="T799"> </text:span><text:span text:style-name="T800">proposed </text:span><text:span text:style-name="T922">budgets</text:span><text:span text:style-name="T799"> </text:span><text:span text:style-name="T924">by</text:span><text:span text:style-name="T923"> the respective</text:span><text:span text:style-name="T799"> SC</text:span><text:span text:style-name="T806">s</text:span><text:span text:style-name="T799"> and the EC</text:span><text:span text:style-name="T800">s, </text:span><text:span text:style-name="T922">independently.</text:span><text:span text:style-name="T799"> Th</text:span><text:span text:style-name="T922">ese</text:span><text:span text:style-name="T799"> </text:span><text:span text:style-name="T922">budgets</text:span><text:span text:style-name="T799"> </text:span><text:span text:style-name="T922">are</text:span><text:span text:style-name="T799"> then </text:span><text:span text:style-name="T924">re-</text:span><text:span text:style-name="T799">evaluated by party member</text:span><text:span text:style-name="T922">s</text:span><text:span text:style-name="T799"> </text:span><text:span text:style-name="T806">who may suggest </text:span><text:span text:style-name="T923">a </text:span><text:span text:style-name="T806">different </text:span><text:span text:style-name="T811">price</text:span><text:span text:style-name="T922">.</text:span><text:span text:style-name="T806"> </text:span><text:span text:style-name="T923">Finally,</text:span><text:span text:style-name="T799"> </text:span><text:span text:style-name="T923">it’</text:span><text:span text:style-name="T799">s </text:span><text:span text:style-name="T800">fixed</text:span><text:span text:style-name="T799"> by </text:span><text:span text:style-name="T923">calculating the</text:span><text:span text:style-name="T872"> median</text:span><text:span text:style-name="T799"> </text:span><text:span text:style-name="T807">from </text:span><text:span text:style-name="T799">all</text:span><text:span text:style-name="T800"> </text:span><text:span text:style-name="T811">the </text:span><text:span text:style-name="T872">contributions</text:span><text:span text:style-name="T799">.</text:span></text:p>
      <text:p text:style-name="P199"/>
      <text:p text:style-name="P307"><text:span text:style-name="T178">i</text:span><text:span text:style-name="T170">I.<text:tab/> </text:span><text:span text:style-name="T177"><text:s/></text:span><text:span text:style-name="T800">SC</text:span><text:span text:style-name="T928">s</text:span><text:span text:style-name="T800"> and </text:span><text:span text:style-name="T809">the </text:span><text:span text:style-name="T800">EC</text:span><text:span text:style-name="T928">s</text:span><text:span text:style-name="T800"> </text:span><text:span text:style-name="T928">may by their own initiative</text:span><text:span text:style-name="T800"> accept </text:span><text:span text:style-name="T928">or reject </text:span><text:span text:style-name="T809">the proposed price </text:span><text:span text:style-name="T928">for a project.</text:span></text:p>
      <text:p text:style-name="P204"/>
      <text:p text:style-name="P306"><text:span text:style-name="T178">i</text:span><text:span text:style-name="T179">i</text:span><text:span text:style-name="T170">I.<text:tab/> </text:span><text:span text:style-name="T177"><text:s/></text:span><text:span text:style-name="T809">The different SCs and ECs that accepted </text:span><text:span text:style-name="T928">a</text:span><text:span text:style-name="T801"> proposal</text:span><text:span text:style-name="T928">,</text:span><text:span text:style-name="T801"> are </text:span><text:span text:style-name="T812">afterwards</text:span><text:span text:style-name="T801"> </text:span><text:span text:style-name="T873">ratified</text:span><text:span text:style-name="T801"> by the </text:span><text:span text:style-name="T928">SELC </text:span><text:span text:style-name="T801">by simple consensus </text:span><text:span text:style-name="T928">and lastly, </text:span><text:span text:style-name="T801">party members</text:span><text:span text:style-name="T802"> officialize </text:span><text:span text:style-name="T803">the </text:span><text:span text:style-name="T802">adjudication</text:span><text:span text:style-name="T801"> </text:span><text:span text:style-name="T808">of the work </text:span><text:span text:style-name="T928">again by consensus.</text:span></text:p>
      <text:p text:style-name="P205"/>
      <text:p text:style-name="P271"><text:span text:style-name="T178">i</text:span><text:span text:style-name="T180">v</text:span><text:span text:style-name="T170">.<text:tab/> </text:span><text:span text:style-name="T177"><text:s/></text:span><text:span text:style-name="T804">The money is to come directly from the </text:span><text:span text:style-name="T991">PP</text:span><text:span text:style-name="T804">’s funds </text:span><text:span text:style-name="T808">or </text:span><text:span text:style-name="T810">from </text:span><text:span text:style-name="T808"><text:s/></text:span><text:soft-page-break/><text:span text:style-name="T808">members </text:span><text:span text:style-name="T919">of the party </text:span><text:span text:style-name="T920">exclusively</text:span><text:span text:style-name="T808"> </text:span><text:span text:style-name="T810">who</text:span><text:span text:style-name="T808"> may </text:span><text:span text:style-name="T810">want to</text:span><text:span text:style-name="T808"> contribute voluntarily </text:span><text:span text:style-name="T811">and directly</text:span><text:span text:style-name="T808">, always by </text:span><text:span text:style-name="T810">transacting</text:span><text:span text:style-name="T808"> cryptocurrenc</text:span><text:span text:style-name="T812">ies</text:span><text:span text:style-name="T808"> </text:span><text:span text:style-name="T928">and making use of the transparency of smart contracts.</text:span></text:p>
      <text:p text:style-name="P200"/>
      <text:p text:style-name="P368"><text:span text:style-name="T299">( </text:span><text:span text:style-name="T301">article </text:span><text:span text:style-name="T306">4 </text:span><text:span text:style-name="T299">) </text:span></text:p>
      <text:p text:style-name="P374"><text:span text:style-name="Emphasis"><text:span text:style-name="T59">cryptocurrency</text:span></text:span></text:p>
      <text:p text:style-name="P136"/>
      <text:p text:style-name="P402"><text:span text:style-name="T1025"><text:tab/></text:span><text:span text:style-name="T1083">The cryptocurrency that is to be used by the </text:span><text:span text:style-name="T1086">PP</text:span><text:span text:style-name="T1083"> is </text:span><text:span text:style-name="T1085">eth,</text:span><text:span text:style-name="T1083"> the native cryptocurrency supported by </text:span><text:span text:style-name="T1085">Ethereum 2’s</text:span><text:span text:style-name="T1083"> main-net.</text:span></text:p>
      <text:p text:style-name="P433"/>
      <text:p text:style-name="P365"><text:span text:style-name="T270">( </text:span><text:span text:style-name="T282">article</text:span><text:span text:style-name="T270"> </text:span><text:span text:style-name="T292">5</text:span><text:span text:style-name="T270"> )</text:span><text:span text:style-name="T319"> </text:span></text:p>
      <text:p text:style-name="P365"><text:span text:style-name="T154">fixed </text:span><text:span text:style-name="T155">costs</text:span><text:span text:style-name="T318"> </text:span></text:p>
      <text:p text:style-name="P96"/>
      <text:p text:style-name="P227"><text:span text:style-name="T120">I.<text:tab/></text:span><text:span text:style-name="T414">Mortgages</text:span><text:span text:style-name="T396"> from </text:span><text:span text:style-name="T555">all headquarters and</text:span><text:span text:style-name="T396"> their maintenance: electricity, water, telecommunications such as internet, telephone line, cleaning material and various office objects such as papers, clips, pens.</text:span></text:p>
      <text:p text:style-name="P96"/>
      <text:p text:style-name="P227"><text:span text:style-name="T79">Ii.<text:tab/></text:span><text:span text:style-name="T348">Mi</text:span><text:span text:style-name="T323">nimum wage for </text:span><text:span text:style-name="T357">all the </text:span><text:span text:style-name="T323">members of the Central </text:span><text:span text:style-name="T357">and Local</text:span><text:span text:style-name="T323"> Administration</text:span><text:span text:style-name="T348">s</text:span><text:span text:style-name="T323">.</text:span></text:p>
      <text:p text:style-name="P72"/>
      <text:p text:style-name="P365"><text:span text:style-name="T270">( </text:span><text:span text:style-name="T282">article</text:span><text:span text:style-name="T270"> </text:span><text:span text:style-name="T292">6</text:span><text:span text:style-name="T270"> )</text:span><text:span text:style-name="T319"> </text:span></text:p>
      <text:p text:style-name="P16">Financial report</text:p>
      <text:p text:style-name="P96"/>
      <text:p text:style-name="P227"><text:span text:style-name="T64"><text:tab/></text:span><text:span text:style-name="T396">It is the responsibility of the </text:span><text:span text:style-name="T987">PP</text:span><text:span text:style-name="T874">’</text:span><text:span text:style-name="T875">s</text:span><text:span text:style-name="T746"> </text:span><text:span text:style-name="T875">t</text:span><text:span text:style-name="T746">reasur</text:span><text:span text:style-name="T875">er</text:span><text:span text:style-name="T396"> to prepare a</text:span><text:span text:style-name="T556">n annual</text:span><text:span text:style-name="T396"> report with the capital movements </text:span><text:span text:style-name="T556">as established in </text:span><text:span text:style-name="T975">LAW</text:span><text:span text:style-name="T396">:</text:span></text:p>
      <text:p text:style-name="P157"/>
      <text:p text:style-name="P347"><text:span text:style-name="T112">I.<text:tab/></text:span><text:span text:style-name="T381">Provisional trial balance.</text:span></text:p>
      <text:list xml:id="list1841725098" text:style-name="L2">
        <text:list-header>
          <text:p text:style-name="P538"/>
        </text:list-header>
      </text:list>
      <text:p text:style-name="P345"><text:span text:style-name="T112">Ii.<text:tab/></text:span><text:span text:style-name="T374">Real trial balance carried out monthly and published on the official website </text:span><text:span text:style-name="T381">of </text:span><text:span text:style-name="T387">PP</text:span><text:span text:style-name="T381"> and</text:span><text:span text:style-name="T374"> </text:span><text:span text:style-name="T382">through</text:span><text:span text:style-name="T381"> the on-line</text:span><text:span text:style-name="T374"> platform.</text:span></text:p>
      <text:p text:style-name="P192"/>
      <text:p text:style-name="P256"><text:span text:style-name="T164">I</text:span><text:span text:style-name="T170">i</text:span><text:span text:style-name="T164">i.<text:tab/></text:span><text:span text:style-name="T813">These documents are to be </text:span><text:span text:style-name="T875">sent</text:span><text:span text:style-name="T813"> in a physical format to the CDIE at all levels.</text:span></text:p>
      <text:p text:style-name="P63"/>
      <text:p text:style-name="P316"><text:soft-page-break/><text:span text:style-name="T193">( </text:span><text:span text:style-name="T226">article</text:span><text:span text:style-name="T193"> </text:span><text:span text:style-name="T247">7</text:span><text:span text:style-name="T193"> )</text:span><text:span text:style-name="T311"> </text:span></text:p>
      <text:p text:style-name="P365"><text:span text:style-name="T185">Surplus</text:span><text:span text:style-name="T318"> </text:span></text:p>
      <text:p text:style-name="P96"/>
      <text:p text:style-name="P227"><text:span text:style-name="T72"><text:tab/></text:span><text:span text:style-name="T73">If by the end of the fiscal year the party is found to have </text:span><text:span text:style-name="T74">monetary surplus</text:span><text:span text:style-name="T1034"> </text:span><text:span text:style-name="T1007">at least 25% of those are</text:span><text:span text:style-name="T1002"> </text:span><text:span text:style-name="T1007">to</text:span><text:span text:style-name="T1002"> be donated to </text:span><text:span text:style-name="T1007">a list of </text:span><text:span text:style-name="T1002">charit</text:span><text:span text:style-name="T1007">ies chosen by plurinominal consensus through the on-line platform</text:span><text:span text:style-name="T1002">.</text:span></text:p>
      <text:p text:style-name="P65"/>
      <text:p text:style-name="P332"><text:span text:style-name="T193">( </text:span><text:span text:style-name="T198">article</text:span><text:span text:style-name="T193"> </text:span><text:span text:style-name="T248">8</text:span><text:span text:style-name="T193"> )</text:span><text:span text:style-name="T79"> </text:span></text:p>
      <text:p text:style-name="P20">headquarters</text:p>
      <text:p text:style-name="P150"/>
      <text:p text:style-name="P272"><text:span text:style-name="T396"><text:tab/></text:span><text:span text:style-name="T560">Choice for the location of the headquarters is made by plurinominal consensus on the on-line platform.</text:span></text:p>
      <text:p text:style-name="P163"/>
      <text:p text:style-name="P319"><text:span text:style-name="T193">( </text:span><text:span text:style-name="T198">article</text:span><text:span text:style-name="T193"> </text:span><text:span text:style-name="T248">8-</text:span><text:span text:style-name="T249">b</text:span><text:span text:style-name="T193"> )</text:span><text:span text:style-name="T79"> </text:span></text:p>
      <text:p text:style-name="P358"><text:span text:style-name="T130">national</text:span><text:span text:style-name="T120"> headquarters</text:span></text:p>
      <text:p text:style-name="P146"/>
      <text:p text:style-name="P238"><text:span text:style-name="T396"><text:tab/>The </text:span><text:span text:style-name="T441">NHQ</text:span><text:span text:style-name="T396"> must </text:span><text:span text:style-name="T441">have</text:span><text:span text:style-name="T396"> </text:span><text:span text:style-name="T441">4</text:span><text:span text:style-name="T396"> independent spaces: </text:span><text:span text:style-name="T562">a r</text:span><text:span text:style-name="T396">eception </text:span><text:span text:style-name="T562">hall</text:span><text:span text:style-name="T396">, </text:span><text:span text:style-name="T562">an a</text:span><text:span text:style-name="T396">rchive</text:span><text:span text:style-name="T441">,</text:span><text:span text:style-name="T396"> </text:span><text:span text:style-name="T562">an a</text:span><text:span text:style-name="T396">uditorium with </text:span><text:span text:style-name="T876">200</text:span><text:span text:style-name="T396"> seats </text:span><text:span text:style-name="T441">and </text:span><text:span text:style-name="T562">the</text:span><text:span text:style-name="T441"> </text:span><text:span text:style-name="T562">CA’s</text:span><text:span text:style-name="T441"> </text:span><text:span text:style-name="T557">office</text:span><text:span text:style-name="T441">.</text:span></text:p>
      <text:p text:style-name="P162"/>
      <text:p text:style-name="P319"><text:span text:style-name="T193">( </text:span><text:span text:style-name="T198">article</text:span><text:span text:style-name="T193"> </text:span><text:span text:style-name="T248">8</text:span><text:span text:style-name="T193">-</text:span><text:span text:style-name="T249">c</text:span><text:span text:style-name="T193"> )</text:span><text:span text:style-name="T79"> </text:span></text:p>
      <text:p text:style-name="P358"><text:span text:style-name="T132">inter-regional</text:span><text:span text:style-name="T120"> headquarters</text:span></text:p>
      <text:p text:style-name="P146"/>
      <text:p text:style-name="P238"><text:span text:style-name="T396"><text:tab/>The headquarters </text:span><text:span text:style-name="T558">for</text:span><text:span text:style-name="T396"> the </text:span><text:span text:style-name="T436">inter-regional</text:span><text:span text:style-name="T396"> </text:span><text:span text:style-name="T626">c</text:span><text:span text:style-name="T396">ouncils must consist of </text:span><text:span text:style-name="T436">5</text:span><text:span text:style-name="T396"> independent spaces: </text:span><text:span text:style-name="T562">a r</text:span><text:span text:style-name="T396">eception </text:span><text:span text:style-name="T562">hall</text:span><text:span text:style-name="T396">, </text:span><text:span text:style-name="T562">an a</text:span><text:span text:style-name="T396">rchive, </text:span><text:span text:style-name="T436">an</text:span><text:span text:style-name="T396"> </text:span><text:span text:style-name="T562">a</text:span><text:span text:style-name="T396">uditorium with </text:span><text:span text:style-name="T877">100</text:span><text:span text:style-name="T396"> seats </text:span><text:span text:style-name="T562">to be used by the ISELC</text:span><text:span text:style-name="T396">, </text:span><text:span text:style-name="T557">the </text:span><text:span text:style-name="T441">inter-regional </text:span><text:span text:style-name="T562">CDIE’s office room</text:span><text:span text:style-name="T396"> and </text:span><text:span text:style-name="T441">the</text:span><text:span text:style-name="T396"> </text:span><text:span text:style-name="T976">PP</text:span><text:span text:style-name="T557">’s p</text:span><text:span text:style-name="T396">ress </text:span><text:span text:style-name="T855">workspace</text:span><text:span text:style-name="T396">.</text:span></text:p>
      <text:p text:style-name="P93"/>
      <text:p text:style-name="P319"><text:span text:style-name="T193">( </text:span><text:span text:style-name="T199">article</text:span><text:span text:style-name="T193"> </text:span><text:span text:style-name="T248">8</text:span><text:span text:style-name="T193">-</text:span><text:span text:style-name="T249">d</text:span><text:span text:style-name="T193"> )</text:span><text:span text:style-name="T79"> </text:span></text:p>
      <text:p text:style-name="P319"><text:span text:style-name="T82">regional level headquarters</text:span><text:span text:style-name="T79"> </text:span></text:p>
      <text:p text:style-name="P146"/>
      <text:p text:style-name="P238"><text:span text:style-name="T396"><text:tab/>The headquarters to support the </text:span><text:span text:style-name="T713">R</text:span><text:span text:style-name="T441">egional</text:span><text:span text:style-name="T396"> </text:span><text:span text:style-name="T441">C</text:span><text:span text:style-name="T396">ouncils must be composed of 5 independent spaces: </text:span><text:span text:style-name="T562">a re</text:span><text:span text:style-name="T396">ception </text:span><text:span text:style-name="T562">hall</text:span><text:span text:style-name="T396">, </text:span><text:span text:style-name="T562">an a</text:span><text:span text:style-name="T396">rchive, </text:span><text:span text:style-name="T562">a m</text:span><text:span text:style-name="T396">eeting </text:span><text:span text:style-name="T562">r</text:span><text:span text:style-name="T396">oom, </text:span><text:span text:style-name="T561">a </text:span><text:span text:style-name="T627">meeting room</text:span><text:span text:style-name="T561"> with</text:span><text:span text:style-name="T396"> </text:span><text:span text:style-name="T878">50 </text:span><text:span text:style-name="T396">seats </text:span><text:span text:style-name="T562">to be used by the RSELC</text:span><text:span text:style-name="T396"> and </text:span><text:span text:style-name="T441">the regional level </text:span><text:span text:style-name="T562">CDIE’s office room.</text:span></text:p>
      <text:p text:style-name="P319"><text:soft-page-break/><text:span text:style-name="T193">( </text:span><text:span text:style-name="T200">ARTICLE</text:span><text:span text:style-name="T193"> </text:span><text:span text:style-name="T248">8</text:span><text:span text:style-name="T193">-</text:span><text:span text:style-name="T249">e</text:span><text:span text:style-name="T193"> )</text:span><text:span text:style-name="T79"> </text:span></text:p>
      <text:p text:style-name="P319"><text:span text:style-name="T82">LOCAL HEADQUARTERS</text:span><text:span text:style-name="T111"> </text:span></text:p>
      <text:p text:style-name="P181"/>
      <text:p text:style-name="P238"><text:span text:style-name="T1026"><text:tab/></text:span><text:span text:style-name="T1027">LHQ</text:span><text:span text:style-name="T1026"> </text:span><text:span text:style-name="T1030">are</text:span><text:span text:style-name="T1026"> composed of </text:span><text:span text:style-name="T1027">5</text:span><text:span text:style-name="T1026"> independent spaces: </text:span><text:span text:style-name="T1028">a r</text:span><text:span text:style-name="T1026">eception, </text:span><text:span text:style-name="T1028">an a</text:span><text:span text:style-name="T1026">rchive, </text:span><text:span text:style-name="T1029">a </text:span><text:span text:style-name="T1028">m</text:span><text:span text:style-name="T1026">eeting </text:span><text:span text:style-name="T1028">r</text:span><text:span text:style-name="T1026">oom </text:span><text:span text:style-name="T1029">with </text:span><text:span text:style-name="T1037">50</text:span><text:span text:style-name="T1029"> seats </text:span><text:span text:style-name="T1030">to be used by the LSELC</text:span><text:span text:style-name="T1026">, </text:span><text:span text:style-name="T1031">an office room for the </text:span><text:span text:style-name="T1027">L</text:span><text:span text:style-name="T1037">A</text:span><text:span text:style-name="T1026"> and </text:span><text:span text:style-name="T1031">an office room for </text:span><text:span text:style-name="T1027">the </text:span><text:span text:style-name="T1030">L</text:span><text:span text:style-name="T1031">CDIE</text:span><text:span text:style-name="T1026">.</text:span></text:p>
      <text:p text:style-name="P216"/>
      <text:p text:style-name="P369"><text:span text:style-name="T299">( </text:span><text:span text:style-name="T308">article</text:span><text:span text:style-name="T299"> </text:span><text:span text:style-name="T307">9</text:span><text:span text:style-name="T299"> ) </text:span></text:p>
      <text:p text:style-name="P369"><text:span text:style-name="Emphasis"><text:span text:style-name="T30">human resources</text:span></text:span></text:p>
      <text:p text:style-name="P140"><text:tab/></text:p>
      <text:p text:style-name="P341"><text:span text:style-name="T79">I.<text:tab/></text:span><text:span text:style-name="T323">Receptionist responsible for </text:span><text:span text:style-name="T1092">w</text:span><text:span text:style-name="T1093">elcom</text:span><text:span text:style-name="T1096">ing</text:span><text:span text:style-name="T1093"> visitors which are interested to know </text:span><text:span text:style-name="T1094">the</text:span><text:span text:style-name="T1093"> </text:span><text:span text:style-name="T1097">PP,</text:span><text:span text:style-name="T1093"> inform</text:span><text:span text:style-name="T1094">ing</text:span><text:span text:style-name="T1093"> them about </text:span><text:span text:style-name="T1094">the</text:span><text:span text:style-name="T1093"> party's activities. </text:span><text:span text:style-name="T1095">Must make sure that recent party documentation is always updated and available.</text:span><text:span text:style-name="T323"> the public and managing administrative mail</text:span><text:span text:style-name="T326"> and e-mail</text:span><text:span text:style-name="T323">.</text:span></text:p>
      <text:p text:style-name="P106"/>
      <text:p text:style-name="P273"><text:span text:style-name="T164">II.<text:tab/> </text:span><text:span text:style-name="T1084">The NHQ and the LHQ are to have a permanent administrator present in the administration’s office.</text:span></text:p>
      <text:p text:style-name="P197"/>
      <text:p text:style-name="P70"><text:span text:style-name="T1322">II</text:span><text:span text:style-name="T1323">i</text:span><text:span text:style-name="T1322">.<text:tab/></text:span><text:span text:style-name="T1361">Cleaning </text:span><text:span text:style-name="T1367">services</text:span><text:span text:style-name="T1361"> </text:span><text:span text:style-name="T1367">for</text:span><text:span text:style-name="T1361"> the maintenance of hygiene.</text:span></text:p>
      <text:p text:style-name="P76"/>
      <text:p text:style-name="P356"><text:span text:style-name="T299">( </text:span><text:span text:style-name="T301">article</text:span><text:span text:style-name="T299"> </text:span><text:span text:style-name="T307">10 </text:span><text:span text:style-name="T299">) </text:span></text:p>
      <text:p text:style-name="P373"><text:span text:style-name="Emphasis"><text:span text:style-name="T60">typology</text:span></text:span><text:span text:style-name="Emphasis"><text:span text:style-name="T61"> of party’s headquarters</text:span></text:span></text:p>
      <text:p text:style-name="P135"/>
      <text:p text:style-name="P403"><text:span text:style-name="T746"><text:tab/></text:span><text:span text:style-name="T1068">The dimension of the spaces must be </text:span><text:span text:style-name="T1072">proportional</text:span><text:span text:style-name="T1068"> to the population that they are serving:</text:span></text:p>
      <text:p text:style-name="P155"/>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515"><text:span text:style-name="T54">L: Ha / C : </text:span><text:span text:style-name="T55">scope</text:span></text:p>
          </table:table-cell>
          <table:table-cell table:style-name="Tableau1.A1" office:value-type="string">
            <text:p text:style-name="P512">LOCAL</text:p>
          </table:table-cell>
          <table:table-cell table:style-name="Tableau1.A1" office:value-type="string">
            <text:p text:style-name="P512">regional</text:p>
          </table:table-cell>
          <table:table-cell table:style-name="Tableau1.A1" office:value-type="string">
            <text:p text:style-name="P512">inter-regional</text:p>
          </table:table-cell>
          <table:table-cell table:style-name="Tableau1.E1" office:value-type="string">
            <text:p text:style-name="P513">national</text:p>
          </table:table-cell>
        </table:table-row>
        <table:table-row table:style-name="TableLine2462645103152">
          <table:table-cell table:style-name="Tableau1.A5" office:value-type="string">
            <text:p text:style-name="P514">0 - 100</text:p>
          </table:table-cell>
          <table:table-cell table:style-name="Tableau1.B2" office:value-type="string">
            <text:p text:style-name="P509">-</text:p>
          </table:table-cell>
          <table:table-cell table:style-name="Tableau1.C2" office:value-type="string">
            <text:p text:style-name="P511">-</text:p>
          </table:table-cell>
          <table:table-cell table:style-name="Tableau1.D2" office:value-type="string">
            <text:p text:style-name="P511">-</text:p>
          </table:table-cell>
          <table:table-cell table:style-name="Tableau1.E2" office:value-type="string">
            <text:p text:style-name="P511">-</text:p>
          </table:table-cell>
        </table:table-row>
        <table:table-row table:style-name="TableLine2462645115392">
          <table:table-cell table:style-name="Tableau1.A5" office:value-type="string">
            <text:p text:style-name="P514">100 - <text:s/>1 000</text:p>
          </table:table-cell>
          <table:table-cell table:style-name="Tableau1.B3" office:value-type="string">
            <text:p text:style-name="P506">?</text:p>
          </table:table-cell>
          <table:table-cell table:style-name="Tableau1.C3" office:value-type="string">
            <text:p text:style-name="P510">-</text:p>
          </table:table-cell>
          <table:table-cell table:style-name="Tableau1.D3" office:value-type="string">
            <text:p text:style-name="P511">-</text:p>
          </table:table-cell>
          <table:table-cell table:style-name="Tableau1.E3" office:value-type="string">
            <text:p text:style-name="P511">-</text:p>
          </table:table-cell>
        </table:table-row>
        <table:table-row table:style-name="TableLine2462645127904">
          <table:table-cell table:style-name="Tableau1.A5" office:value-type="string">
            <text:p text:style-name="P514">1 000 - 10 000</text:p>
          </table:table-cell>
          <table:table-cell table:style-name="Tableau1.B4" office:value-type="string">
            <text:p text:style-name="P506">?</text:p>
          </table:table-cell>
          <table:table-cell table:style-name="Tableau1.C4" office:value-type="string">
            <text:p text:style-name="P506">?</text:p>
          </table:table-cell>
          <table:table-cell table:style-name="Tableau1.D4" office:value-type="string">
            <text:p text:style-name="P510">-</text:p>
          </table:table-cell>
          <table:table-cell table:style-name="Tableau1.E4" office:value-type="string">
            <text:p text:style-name="P511">-</text:p>
          </table:table-cell>
        </table:table-row>
        <table:table-row table:style-name="TableLine2462645117840">
          <table:table-cell table:style-name="Tableau1.A5" office:value-type="string">
            <text:p text:style-name="P514">10 000 - 100 000</text:p>
          </table:table-cell>
          <table:table-cell table:style-name="Tableau1.B5" office:value-type="string">
            <text:p text:style-name="P506">?</text:p>
          </table:table-cell>
          <table:table-cell table:style-name="Tableau1.C5" office:value-type="string">
            <text:p text:style-name="P506">?</text:p>
          </table:table-cell>
          <table:table-cell table:style-name="Tableau1.D5" office:value-type="string">
            <text:p text:style-name="P508">?</text:p>
          </table:table-cell>
          <table:table-cell table:style-name="Tableau1.E5" office:value-type="string">
            <text:p text:style-name="P511">-</text:p>
          </table:table-cell>
        </table:table-row>
        <table:table-row table:style-name="TableLine2462645113760">
          <table:table-cell table:style-name="Tableau1.A6" office:value-type="string">
            <text:p text:style-name="P514">&gt; <text:s/>100 000</text:p>
          </table:table-cell>
          <table:table-cell table:style-name="Tableau1.B6" office:value-type="string">
            <text:p text:style-name="P506">?</text:p>
          </table:table-cell>
          <table:table-cell table:style-name="Tableau1.C6" office:value-type="string">
            <text:p text:style-name="P506">?</text:p>
          </table:table-cell>
          <table:table-cell table:style-name="Tableau1.D6" office:value-type="string">
            <text:p text:style-name="P508">?</text:p>
          </table:table-cell>
          <table:table-cell table:style-name="Tableau1.E6" office:value-type="string">
            <text:p text:style-name="P507">?</text:p>
          </table:table-cell>
        </table:table-row>
      </table:table>
      <text:p text:style-name="P356"/>
      <text:p text:style-name="P383">(Auditorium <text:span text:style-name="T1318">space</text:span> can be located in independent buildings)</text:p>
      <text:p text:style-name="P544"/>
      <text:p text:style-name="P546"><text:span text:style-name="T270">( </text:span><text:span text:style-name="T295">article</text:span><text:span text:style-name="T270"> </text:span><text:span text:style-name="T296">1</text:span><text:span text:style-name="T270"> )</text:span><text:span text:style-name="T319"> </text:span></text:p>
      <text:p text:style-name="P33">1st national congress</text:p>
      <text:p text:style-name="P80"/>
      <text:p text:style-name="P226"><text:span text:style-name="T64"><text:tab/></text:span><text:span text:style-name="T396">Its objective is to present the </text:span><text:span text:style-name="T962">PP</text:span><text:span text:style-name="T396"> </text:span><text:span text:style-name="T564">to the public </text:span><text:span text:style-name="T396">and this document (</text:span><text:span text:style-name="T566">unratified</text:span><text:span text:style-name="T396"> statutes), discuss </text:span><text:span text:style-name="T566">the</text:span><text:span text:style-name="T396"> genesis </text:span><text:span text:style-name="T566">of the party </text:span><text:span text:style-name="T396">and </text:span><text:span text:style-name="T566">assign the first 1000 passphrases to be used for signing up on the on-line platform</text:span><text:span text:style-name="T396">. </text:span><text:span text:style-name="T814">It’ll take place </text:span><text:span text:style-name="T815">during </text:span><text:span text:style-name="T992">DATE </text:span><text:span text:style-name="T815">in </text:span><text:span text:style-name="T992">VENUE</text:span><text:span text:style-name="T815">.</text:span></text:p>
      <text:p text:style-name="P95"/>
      <text:p text:style-name="P314"><text:span text:style-name="T193">( </text:span><text:span text:style-name="T227">article</text:span><text:span text:style-name="T193"> </text:span><text:span text:style-name="T246">2</text:span><text:span text:style-name="T193"> )</text:span><text:span text:style-name="T311"> </text:span></text:p>
      <text:p text:style-name="P33">2nd national congress</text:p>
      <text:p text:style-name="P95"/>
      <text:p text:style-name="P275"><text:span text:style-name="T64"><text:tab/></text:span><text:span text:style-name="T396">Its objective is to approve the final party statutes as well as </text:span><text:span text:style-name="T566">to begin gathering the </text:span><text:span text:style-name="T995">nº</text:span><text:span text:style-name="T816"> </text:span><text:span text:style-name="T879">of </text:span><text:span text:style-name="T816">official signatures necessary for the formal creation of the party. It’ll also be used to</text:span><text:span text:style-name="T396"> </text:span><text:span text:style-name="T566">formalize</text:span><text:span text:style-name="T396"> a temporary composition </text:span><text:span text:style-name="T567">for</text:span><text:span text:style-name="T566"> the </text:span><text:span text:style-name="T567">P</text:span><text:span text:style-name="T566">residency, a High Councils, </text:span><text:span text:style-name="T568">the</text:span><text:span text:style-name="T566"> Political Commission </text:span><text:span text:style-name="T568">and the Press</text:span><text:span text:style-name="T396">. The 2nd National Congress of the </text:span><text:span text:style-name="T422">party</text:span><text:span text:style-name="T396"> will take place on a day and place to be defined during the 1st National Congress.</text:span></text:p>
      <text:p text:style-name="P95"/>
      <text:p text:style-name="P314"><text:span text:style-name="T193">( </text:span><text:span text:style-name="T227">article</text:span><text:span text:style-name="T193"> </text:span><text:span text:style-name="T246">3</text:span><text:span text:style-name="T193"> )</text:span><text:span text:style-name="T311"> </text:span></text:p>
      <text:p text:style-name="P33">3rd national congress</text:p>
      <text:p text:style-name="P95"/>
      <text:p text:style-name="P276"><text:span text:style-name="T64"><text:tab/></text:span><text:span text:style-name="T568">Establishes at least 1 temporary instance of a Local Council, a </text:span><text:span text:style-name="T714">R</text:span><text:span text:style-name="T568">egional Council, an </text:span><text:span text:style-name="T714">I</text:span><text:span text:style-name="T568">nter-regional Council, CDIE and SELC at all levels correspondingly </text:span><text:span text:style-name="T715">and the Press</text:span><text:span text:style-name="T568">. The work of th</text:span><text:span text:style-name="T569">ese</text:span><text:span text:style-name="T568"> temporary bodies </text:span><text:span text:style-name="T569">is </text:span><text:span text:style-name="T568">to be </text:span><text:span text:style-name="T715">followed</text:span><text:span text:style-name="T568"> by the </text:span><text:span text:style-name="T716">P</text:span><text:span text:style-name="T568">ress. </text:span><text:span text:style-name="T396">Place and </text:span><text:span text:style-name="T565">venue</text:span><text:span text:style-name="T396"> to be defined during the 2nd National Congress.</text:span></text:p>
      <text:p text:style-name="P95"/>
      <text:p text:style-name="P314"><text:span text:style-name="T193">( </text:span><text:span text:style-name="T227">article</text:span><text:span text:style-name="T193"> </text:span><text:span text:style-name="T246">4</text:span><text:span text:style-name="T193"> )</text:span><text:span text:style-name="T311"> </text:span></text:p>
      <text:p text:style-name="P33">4th national congress</text:p>
      <text:p text:style-name="P95"/>
      <text:p text:style-name="P288"><text:span text:style-name="T72"><text:tab/></text:span><text:span text:style-name="T1032">D</text:span><text:span text:style-name="T1002">elivering </text:span><text:span text:style-name="T1009">all </text:span><text:span text:style-name="T1002">the necessary signatures to the</text:span><text:span text:style-name="T1014"> </text:span><text:span text:style-name="T1038">respective court</text:span><text:span text:style-name="T1002"> marking the </text:span><text:span text:style-name="T1008">official</text:span><text:span text:style-name="T1002"> birth of the </text:span><text:span text:style-name="T1001">PP</text:span><text:span text:style-name="T1002">. Place and </text:span><text:span text:style-name="T1008">venue</text:span><text:span text:style-name="T1002"> </text:span><text:span text:style-name="T1009">decided</text:span><text:span text:style-name="T1002"> during the 3rd National Congress.</text:span></text:p>
      <text:p text:style-name="P545"/>
      <text:p text:style-name="P537">DOCUMENT VERSION</text:p>
      <text:p text:style-name="P517">First edition <text:span text:style-name="T1424">April </text:span>202<text:span text:style-name="T1424">1</text:span></text:p>
      <text:p text:style-name="P520">Author Nuno Chainho Amiar</text:p>
      <text:p text:style-name="P520">Self published</text:p>
      <text:p text:style-name="P521">CC-BY <text:span text:style-name="T1419">3.0</text:span></text:p>
      <text:p text:style-name="P521">Creative Commons</text:p>
      <text:p text:style-name="P518"/>
      <text:p text:style-name="P530">GLOSSARY</text:p>
      <text:p text:style-name="P523"/>
      <text:p text:style-name="P530"><text:span text:style-name="T1422">O</text:span><text:span text:style-name="T1421">rder</text:span><text:span text:style-name="T1422">ing</text:span><text:span text:style-name="T1421"> according to </text:span><text:span text:style-name="T1422">the</text:span><text:span text:style-name="T1421"> </text:span><text:span text:style-name="T1422">alphabet and</text:span></text:p>
      <text:p text:style-name="P522">ISO 3166-1 alpha-2</text:p>
      <text:p text:style-name="P522"/>
      <text:p text:style-name="P524">Administrative regions divisions</text:p>
      <text:p text:style-name="P524"/>
      <text:p text:style-name="P524">Local - <text:span text:style-name="T1413">asadad</text:span></text:p>
      <text:p text:style-name="P519"><text:span text:style-name="T1415">Regional level</text:span><text:span text:style-name="T1413"> </text:span><text:span text:style-name="T1415">(mid level)</text:span><text:span text:style-name="T1423"> </text:span>– <text:span text:style-name="T1420">Borough, Daira, </text:span><text:span text:style-name="T1414">…</text:span></text:p>
      <text:p text:style-name="P524"><text:span text:style-name="T1414">I</text:span><text:span text:style-name="T1413">nter-regional ?</text:span> - <text:span text:style-name="T1413">asdasda</text:span></text:p>
      <text:p text:style-name="P524"><text:span text:style-name="T1414">N</text:span><text:span text:style-name="T1413">ational</text:span> – <text:span text:style-name="T1413">asdsad?</text:span></text:p>
      <text:p text:style-name="P526"/>
      <text:p text:style-name="P525">Elections</text:p>
      <text:p text:style-name="P525"/>
      <text:p text:style-name="P525"><text:span text:style-name="T1413">Local electoral elections</text:span> – <text:span text:style-name="T1413">asdasd</text:span></text:p>
      <text:p text:style-name="P525"><text:span text:style-name="T1413">National (legislative) elections</text:span> – <text:span text:style-name="T1413">asdasds</text:span></text:p>
      <text:p text:style-name="P527"/>
      <text:p text:style-name="P528">Parliament</text:p>
      <text:p text:style-name="P525"/>
      <text:p text:style-name="P529"/>
      <text:p text:style-name="P529">https://en.wikipedia.org/wiki/Nomenclature_of_Territorial_Units_for_Statistics</text:p>
      <text:p text:style-name="P529"/>
      <text:p text:style-name="P529">https://en.wikipedia.org/wiki/Local_governmen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Palatino Linotype" svg:font-family="'Palatino Linotype', 'Book Antiqua', Palatino, serif"/>
    <style:font-face style:name="Calibri" svg:font-family="Calibri, Calibri" style:font-family-generic="swiss"/>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Advanced Pixel-7" svg:font-family="'Advanced Pixel-7'" style:font-pitch="variable"/>
    <style:font-face style:name="ArcadeClassic" svg:font-family="ArcadeClassic" style:font-pitch="variable"/>
    <style:font-face style:name="Earth Orbiter" svg:font-family="'Earth Orbiter'" style:font-pitch="variable"/>
    <style:font-face style:name="Open Sans2" svg:font-family="'Open Sans'" style:font-pitch="variable"/>
    <style:font-face style:name="ArcadeClassic2" svg:font-family="ArcadeClassic" style:font-family-generic="roman" style:font-pitch="variable"/>
    <style:font-face style:name="Calibri1" svg:font-family="Calibri" style:font-family-generic="roman" style:font-pitch="variable"/>
    <style:font-face style:name="Open Sans1" svg:font-family="'Open Sans'" style:font-family-generic="roman" style:font-pitch="variable"/>
    <style:font-face style:name="Palatino Linotype1" svg:font-family="'Palatino Linotype', 'Book Antiqua', Palatino, serif" style:font-family-generic="roman" style:font-pitch="variable"/>
    <style:font-face style:name="Times New Roman" svg:font-family="'Times New Roman'" style:font-family-generic="roman" style:font-pitch="variable"/>
    <style:font-face style:name="ArcadeClassic1" svg:font-family="ArcadeClassic" style:font-family-generic="swiss" style:font-pitch="variable"/>
    <style:font-face style:name="Arial" svg:font-family="Arial" style:font-family-generic="swiss" style:font-pitch="variable"/>
    <style:font-face style:name="Calibri2" svg:font-family="Calibri" style:font-family-generic="swiss" style:font-pitch="variable"/>
    <style:font-face style:name="Open Sans" svg:font-family="'Ope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6.151cm" style:type="center"/>
          <style:tab-stop style:position="12.301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6.151cm" style:type="center"/>
          <style:tab-stop style:position="12.301cm" style:type="right"/>
        </style:tab-stops>
      </style:paragraph-properties>
    </style:style>
    <style:style style:name="Default" style:family="paragraph" style:parent-style-name="Standard">
      <style:paragraph-properties fo:text-align="start" style:justify-single-word="false" style:text-autospace="none"/>
      <style:text-properties fo:color="#000000" loext:opacity="100%" style:font-name="Calibri" fo:font-family="Calibri, Calibri" style:font-family-generic="swiss" fo:font-size="12pt" style:font-name-asian="Calibri" style:font-family-asian="Calibri, Calibri" style:font-family-generic-asian="swiss" style:font-size-asian="12pt" style:font-name-complex="Calibri" style:font-family-complex="Calibri, Calibri" style:font-family-generic-complex="swiss" style:font-size-complex="12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master-page-name="Index">
      <style:paragraph-properties fo:text-align="center" style:justify-single-word="false" style:page-number="auto"/>
    </style:style>
    <style:style style:name="MP2" style:family="paragraph" style:parent-style-name="Footer">
      <style:paragraph-properties fo:text-align="end" style:justify-single-word="false"/>
      <style:text-properties style:font-name="ArcadeClassic" fo:font-size="14pt" fo:language="en" fo:country="GB" style:font-size-asian="14pt" style:font-size-complex="14pt"/>
    </style:style>
    <style:style style:name="MP3" style:family="paragraph" style:parent-style-name="Header">
      <style:paragraph-properties fo:text-align="center" style:justify-single-word="false"/>
      <style:text-properties fo:language="en" fo:country="GB"/>
    </style:style>
    <style:style style:name="MP4" style:family="paragraph" style:parent-style-name="Footer">
      <style:text-properties fo:language="en" fo:country="GB"/>
    </style:style>
    <style:style style:name="MP5" style:family="paragraph" style:parent-style-name="Footer">
      <style:paragraph-properties fo:text-align="end" style:justify-single-word="false"/>
      <style:text-properties fo:language="en" fo:country="GB"/>
    </style:style>
    <style:style style:name="MP6" style:family="paragraph" style:parent-style-name="Standard" style:master-page-name="Index">
      <style:paragraph-properties fo:text-align="center" style:justify-single-word="false" style:page-number="auto"/>
      <style:text-properties officeooo:paragraph-rsid="0045ac1c"/>
    </style:style>
    <style:style style:name="MP7" style:family="paragraph" style:parent-style-name="Standard" style:master-page-name="Index">
      <style:paragraph-properties fo:text-align="center" style:justify-single-word="false" style:page-number="auto"/>
      <style:text-properties style:font-name="ArcadeClassic" fo:font-size="14pt" style:font-size-asian="14pt" style:font-size-complex="14pt"/>
    </style:style>
    <style:style style:name="MP8" style:family="paragraph" style:parent-style-name="Standard" style:master-page-name="Index">
      <style:paragraph-properties fo:text-align="center" style:justify-single-word="false" style:page-number="auto"/>
      <style:text-properties fo:font-variant="normal" fo:text-transform="none" fo:color="#000000" loext:opacity="100%" style:font-name="ArcadeClassic" fo:font-size="14pt" fo:letter-spacing="normal" fo:language="en" fo:country="GB" fo:font-style="normal" fo:font-weight="normal" officeooo:paragraph-rsid="018bdca7" style:font-size-asian="14pt" style:font-style-asian="italic" style:font-weight-asian="normal" style:font-size-complex="14pt" style:font-style-complex="italic" style:font-weight-complex="normal"/>
    </style:style>
    <style:style style:name="MP9" style:family="paragraph" style:parent-style-name="Footer">
      <style:paragraph-properties fo:text-align="start" style:justify-single-word="false"/>
      <style:text-properties style:font-name="ArcadeClassic" fo:font-size="14pt" fo:language="en" fo:country="GB" officeooo:paragraph-rsid="00ac7436" style:font-size-asian="14pt" style:font-size-complex="14pt"/>
    </style:style>
    <style:style style:name="MP10" style:family="paragraph" style:parent-style-name="Standard" style:master-page-name="Index">
      <style:paragraph-properties fo:text-align="center" style:justify-single-word="false" style:page-number="auto"/>
      <style:text-properties style:font-name="ArcadeClassic" fo:font-size="14pt" officeooo:paragraph-rsid="007c5fd5" style:font-size-asian="14pt" style:font-size-complex="14pt"/>
    </style:style>
    <style:style style:name="MP11" style:family="paragraph" style:parent-style-name="Standard" style:master-page-name="Index">
      <style:paragraph-properties fo:text-align="center" style:justify-single-word="false" style:page-number="auto"/>
      <style:text-properties fo:language="en" fo:country="GB"/>
    </style:style>
    <style:style style:name="MP12" style:family="paragraph" style:parent-style-name="Footer">
      <style:text-properties style:font-name="ArcadeClassic" fo:font-size="14pt" fo:language="en" fo:country="GB" style:font-size-asian="14pt" style:font-size-complex="14pt"/>
    </style:style>
    <style:style style:name="MP13" style:family="paragraph" style:parent-style-name="Standard" style:master-page-name="Index">
      <style:paragraph-properties fo:text-align="center" style:justify-single-word="false" style:page-number="auto"/>
      <style:text-properties fo:font-variant="normal" fo:text-transform="none" fo:color="#000000" loext:opacity="100%" style:font-name="ArcadeClassic" fo:font-size="14pt" fo:letter-spacing="normal" fo:language="en" fo:country="GB" fo:font-style="normal" fo:font-weight="normal" officeooo:paragraph-rsid="00a85ce2" style:font-size-asian="14pt" style:font-style-asian="italic" style:font-weight-asian="normal" style:font-size-complex="14pt" style:font-style-complex="italic" style:font-weight-complex="normal"/>
    </style:style>
    <style:style style:name="MP14" style:family="paragraph" style:parent-style-name="Footer">
      <style:paragraph-properties>
        <style:tab-stops>
          <style:tab-stop style:position="1.032cm"/>
          <style:tab-stop style:position="6.151cm" style:type="center"/>
          <style:tab-stop style:position="12.301cm" style:type="right"/>
        </style:tab-stops>
      </style:paragraph-properties>
      <style:text-properties style:font-name="ArcadeClassic" fo:font-size="14pt" fo:language="en" fo:country="GB" style:font-size-asian="14pt" style:font-size-complex="14pt"/>
    </style:style>
    <style:style style:name="MP15" style:family="paragraph" style:parent-style-name="Standard" style:master-page-name="Index">
      <style:paragraph-properties fo:text-align="center" style:justify-single-word="false" style:page-number="auto"/>
      <style:text-properties style:font-name="ArcadeClassic" fo:font-size="14pt" officeooo:paragraph-rsid="007288e6" style:font-size-asian="14pt" style:font-size-complex="14pt"/>
    </style:style>
    <style:style style:name="MP16" style:family="paragraph" style:parent-style-name="Footer">
      <style:paragraph-properties fo:text-align="start" style:justify-single-word="false"/>
      <style:text-properties style:font-name="ArcadeClassic" fo:font-size="14pt" fo:language="en" fo:country="GB" style:font-size-asian="14pt" style:font-size-complex="14pt"/>
    </style:style>
    <style:style style:name="MP17" style:family="paragraph" style:parent-style-name="Footer">
      <style:paragraph-properties fo:text-align="center" style:justify-single-word="false"/>
      <style:text-properties style:font-name="ArcadeClassic" fo:font-size="14pt" fo:language="en" fo:country="GB" style:font-size-asian="14pt" style:font-size-complex="14pt"/>
    </style:style>
    <style:style style:name="MP18" style:family="paragraph" style:parent-style-name="Footer">
      <style:paragraph-properties fo:text-align="end" style:justify-single-word="false"/>
      <style:text-properties officeooo:rsid="00f2b41c" officeooo:paragraph-rsid="00f2b41c"/>
    </style:style>
    <style:style style:name="MP19" style:family="paragraph" style:parent-style-name="Default">
      <style:paragraph-properties fo:text-align="center"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26c3127" officeooo:paragraph-rsid="026c3127" style:font-name-asian="Calibri" style:font-size-asian="14pt" style:font-weight-asian="normal" style:font-name-complex="Calibri" style:font-size-complex="14pt" style:font-weight-complex="normal"/>
    </style:style>
    <style:style style:name="MP20" style:family="paragraph" style:parent-style-name="Default">
      <style:paragraph-properties fo:text-align="end" style:justify-single-word="false" style:text-autospace="none"/>
      <style:text-properties fo:color="#000000" loext:opacity="100%" style:text-line-through-style="none" style:text-line-through-type="none" style:font-name="ArcadeClassic" fo:font-size="14pt" fo:language="en" fo:country="GB" style:text-underline-style="none" fo:font-weight="normal" officeooo:rsid="026c3127" officeooo:paragraph-rsid="026c3127" style:font-name-asian="Calibri" style:font-size-asian="14pt" style:font-weight-asian="normal" style:font-name-complex="Calibri" style:font-size-complex="14pt" style:font-weight-complex="normal"/>
    </style:style>
    <style:style style:name="MT1" style:family="text">
      <style:text-properties fo:font-variant="normal" fo:text-transform="none" fo:color="#000000" loext:opacity="100%" style:font-name="ArcadeClassic" fo:font-size="14pt" fo:letter-spacing="normal" fo:language="en" fo:country="GB" fo:font-style="normal" fo:font-weight="normal" style:font-size-asian="14pt" style:font-weight-asian="normal" style:font-size-complex="14pt" style:font-weight-complex="normal"/>
    </style:style>
    <style:style style:name="MT2" style:family="text">
      <style:text-properties fo:font-variant="normal" fo:text-transform="none" style:use-window-font-color="true" loext:opacity="0%" style:font-name="Times New Roman" fo:font-size="12pt" fo:letter-spacing="normal" fo:font-style="normal" fo:font-weight="normal"/>
    </style:style>
    <style:style style:name="MT3" style:family="text">
      <style:text-properties style:font-name="ArcadeClassic" fo:font-size="14pt" fo:language="en" fo:country="GB" officeooo:rsid="008da393" style:font-size-asian="14pt" style:font-size-complex="14pt"/>
    </style:style>
    <style:style style:name="MT4" style:family="text">
      <style:text-properties style:font-name="ArcadeClassic" fo:font-size="14pt" fo:language="en" fo:country="GB" style:font-size-asian="14pt" style:font-size-complex="14pt"/>
    </style:style>
    <style:style style:name="MT5" style:family="text">
      <style:text-properties fo:font-variant="normal" fo:text-transform="none" fo:color="#000000" loext:opacity="100%" fo:letter-spacing="normal" fo:language="en" fo:country="GB" fo:font-style="normal" fo:font-weight="normal" style:font-weight-asian="normal" style:font-weight-complex="normal"/>
    </style:style>
    <style:style style:name="MT6" style:family="text">
      <style:text-properties fo:font-style="normal" style:font-style-asian="normal" style:font-style-complex="normal"/>
    </style:style>
    <style:style style:name="MT7" style:family="text">
      <style:text-properties style:font-name="ArcadeClassic" fo:font-size="14pt" style:font-size-asian="14pt" style:font-size-complex="14pt"/>
    </style:style>
    <style:style style:name="MT8" style:family="text">
      <style:text-properties style:font-name="ArcadeClassic" fo:font-size="14pt" officeooo:rsid="0039292a" style:font-size-asian="14pt" style:font-size-complex="14pt"/>
    </style:style>
    <style:style style:name="MT9" style:family="text">
      <style:text-properties fo:font-style="normal" officeooo:rsid="00a85ce2" style:font-style-asian="normal" style:font-style-complex="normal"/>
    </style:style>
    <style:style style:name="MT10" style:family="text">
      <style:text-properties fo:font-style="normal" officeooo:rsid="018bdca7" style:font-style-asian="normal" style:font-style-complex="normal"/>
    </style:style>
    <style:style style:name="MT11" style:family="text">
      <style:text-properties fo:font-variant="normal" fo:text-transform="none" fo:color="#000000" loext:opacity="100%" style:font-name="ArcadeClassic" fo:font-size="14pt" fo:letter-spacing="normal" fo:language="en" fo:country="GB" fo:font-style="normal" fo:font-weight="normal" officeooo:rsid="00b85f79" style:font-size-asian="14pt" style:font-style-asian="italic" style:font-weight-asian="normal" style:font-size-complex="14pt" style:font-style-complex="italic" style:font-weight-complex="normal"/>
    </style:style>
    <style:page-layout style:name="Mpm1">
      <style:page-layout-properties fo:page-width="14.801cm" fo:page-height="21.001cm" style:num-format="1" style:print-orientation="portrait" fo:margin-top="1cm" fo:margin-bottom="1cm" fo:margin-left="1.499cm" fo:margin-right="1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14.801cm" fo:page-height="21.001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0.319cm" fo:margin-bottom="0.319cm" fo:margin-left="0.31cm" fo:margin-right="0.3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14.801cm" fo:page-height="21.001cm" style:num-format="1" style:print-orientation="portrait" fo:margin-top="1cm" fo:margin-bottom="1cm" fo:margin-left="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5" style:page-usage="right">
      <style:page-layout-properties fo:page-width="14.801cm" fo:page-height="21.001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14.801cm" fo:page-height="21.001cm" style:num-format="1" style:print-orientation="portrait"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14.801cm" fo:page-height="21.001cm" style:num-format="1" style:print-orientation="portrait" fo:margin-top="1cm" fo:margin-bottom="1cm" fo:margin-left="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14.801cm" fo:page-height="21.001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10">
      <style:page-layout-properties fo:page-width="14.801cm" fo:page-height="21.001cm" style:num-format="1" style:print-orientation="portrait" fo:margin-top="1cm" fo:margin-bottom="1cm" fo:margin-left="2cm" fo:margin-right="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11">
      <style:page-layout-properties fo:page-width="14.801cm" fo:page-height="21.001cm" style:num-format="1" style:print-orientation="portrait" fo:margin-top="1cm" fo:margin-bottom="1cm" fo:margin-left="1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12">
      <style:page-layout-properties fo:page-width="14.801cm" fo:page-height="21.001cm" style:num-format="1" style:print-orientation="portrait" fo:margin-top="1cm" fo:margin-bottom="1cm" fo:margin-left="1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13">
      <style:page-layout-properties fo:page-width="14.801cm" fo:page-height="21.001cm" style:num-format="1" style:print-orientation="portrait" fo:margin-top="1cm" fo:margin-bottom="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cfe7f5"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1.499cm" fo:margin-left="0cm" fo:margin-right="0cm" fo:margin-top="1cm" style:dynamic-spacing="false"/>
      </style:footer-style>
    </style:page-layout>
    <style:page-layout style:name="Mpm14">
      <style:page-layout-properties fo:page-width="14.801cm" fo:page-height="21.001cm" style:num-format="1" style:print-orientation="portrait" fo:margin-top="1.191cm" fo:margin-bottom="1.21cm" fo:margin-left="1.058cm" fo:margin-right="1.33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style:page-layout style:name="Mpm15">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6">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page-layout style:name="Mpm17">
      <style:page-layout-properties fo:page-width="21.001cm" fo:page-height="14.8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18">
      <style:page-layout-properties fo:page-width="21.001cm" fo:page-height="29.7cm" style:num-format="1" style:print-orientation="portrait" fo:margin-top="2cm" fo:margin-bottom="1.0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fo:column-gap="0.497cm">
          <style:column style:rel-width="32767*" fo:start-indent="0cm" fo:end-indent="0.249cm"/>
          <style:column style:rel-width="32768*" fo:start-indent="0.249cm" fo:end-indent="0cm"/>
        </style:columns>
        <style:footnote-sep style:width="0.018cm" style:distance-before-sep="0.101cm" style:distance-after-sep="0.101cm" style:line-style="solid" style:adjustment="left" style:rel-width="25%" style:color="#000000"/>
      </style:page-layout-properties>
      <style:header-style/>
      <style:footer-style>
        <style:header-footer-properties svg:height="1.111cm" fo:margin-left="0cm" fo:margin-right="0cm" fo:margin-top="0.499cm"/>
      </style:footer-style>
    </style:page-layout>
    <style:page-layout style:name="Mpm19">
      <style:page-layout-properties fo:page-width="14.801cm" fo:page-height="21.001cm" style:num-format="1" style:print-orientation="portrait" fo:margin-top="1.058cm" fo:margin-bottom="0.998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005cm" fo:margin-left="0cm" fo:margin-right="0cm" fo:margin-bottom="0.499cm"/>
      </style:header-style>
      <style:footer-style>
        <style:header-footer-properties svg:height="0.847cm" fo:margin-left="0cm" fo:margin-right="0cm" fo:margin-top="0.499cm"/>
      </style:footer-style>
    </style:page-layout>
    <style:style style:name="Mdp1" style:family="drawing-page">
      <style:drawing-page-properties draw:fill="none" draw:fill-color="#cfe7f5"/>
    </style:style>
  </office:automatic-styles>
  <office:master-styles>
    <style:master-page style:name="Standard" style:page-layout-name="Mpm1" draw:style-name="Mdp1">
      <style:header>
        <text:p text:style-name="MP1"><text:span text:style-name="Emphasis"><text:span text:style-name="MT1">Estatutos não ratificados</text:span></text:span></text:p>
      </style:header>
      <style:footer>
        <text:p text:style-name="MP2"><text:page-number text:select-page="current">0</text:page-number></text:p>
      </style:footer>
    </style:master-page>
    <style:master-page style:name="Index" style:page-layout-name="Mpm2"/>
    <style:master-page style:name="First_20_Page" style:display-name="First Page" style:page-layout-name="Mpm3" style:next-style-name="Standard"/>
    <style:master-page style:name="Left_20_Page" style:display-name="Left Page" style:page-layout-name="Mpm4">
      <style:header>
        <text:p text:style-name="MP3">Estatutos <text:span text:style-name="MT2">não</text:span> ratificados</text:p>
      </style:header>
      <style:footer>
        <text:p text:style-name="MP4"><text:page-number text:select-page="current">0</text:page-number></text:p>
      </style:footer>
    </style:master-page>
    <style:master-page style:name="Right_20_Page" style:display-name="Right Page" style:page-layout-name="Mpm5">
      <style:header>
        <text:p text:style-name="MP3"/>
      </style:header>
      <style:footer>
        <text:p text:style-name="MP5"><text:page-number text:select-page="current">0</text:page-number></text:p>
      </style:footer>
    </style:master-page>
    <style:master-page style:name="Envelope" style:page-layout-name="Mpm6"/>
    <style:master-page style:name="Cápa" style:page-layout-name="Mpm7" style:next-style-name="First_20_Page"/>
    <style:master-page style:name="Preambulo" style:page-layout-name="Mpm8" style:next-style-name="Index"/>
    <style:master-page style:name="Página_20_direita_20_Cap_20_I" style:display-name="Página direita Cap I" style:page-layout-name="Mpm9" style:next-style-name="Página_20_esquerda_20_Cap_20_I">
      <style:header>
        <text:p text:style-name="MP1"><text:span text:style-name="MT3">Un</text:span><text:span text:style-name="MT4">ratified </text:span><text:span text:style-name="MT3">STATUTES</text:span></text:p>
      </style:header>
      <style:footer>
        <text:p text:style-name="MP2"><text:page-number text:select-page="current">10</text:page-number></text:p>
      </style:footer>
    </style:master-page>
    <style:master-page style:name="Página_20_direita_20_Cap_20_II" style:display-name="Página direita Cap II" style:page-layout-name="Mpm10" draw:style-name="Mdp1" style:next-style-name="Página_20_esquerda_20_Cap_20_II">
      <style:header>
        <text:p text:style-name="MP6"><text:span text:style-name="Emphasis"><text:span text:style-name="MT1">Unratified statutes</text:span></text:span></text:p>
      </style:header>
      <style:footer>
        <text:p text:style-name="MP2"><text:page-number text:select-page="current">35</text:page-number></text:p>
      </style:footer>
    </style:master-page>
    <style:master-page style:name="Página_20_direita_20_Cap_20_III" style:display-name="Página direita Cap III" style:page-layout-name="Mpm10" draw:style-name="Mdp1" style:next-style-name="Página_20_esquerda_20_Cap_20_III">
      <style:header>
        <text:p text:style-name="MP7"><text:span text:style-name="Emphasis"><text:span text:style-name="MT5">Deliberative criteria</text:span></text:span></text:p>
      </style:header>
      <style:footer>
        <text:p text:style-name="MP2"><text:page-number text:select-page="current">42</text:page-number></text:p>
      </style:footer>
    </style:master-page>
    <style:master-page style:name="Página_20_direita_20_Cap_20_IV" style:display-name="Página direita Cap IV" style:page-layout-name="Mpm10" draw:style-name="Mdp1" style:next-style-name="Página_20_esquerda_20_Cap_20_IV">
      <style:header>
        <text:p text:style-name="MP8"><text:span text:style-name="Emphasis"><text:span text:style-name="MT6">Unratified statutes</text:span></text:span></text:p>
      </style:header>
      <style:footer>
        <text:p text:style-name="MP2"><text:page-number text:select-page="current">49</text:page-number></text:p>
      </style:footer>
    </style:master-page>
    <style:master-page style:name="Página_20_direita_20_Cap_20_V" style:display-name="Página direita Cap V" style:page-layout-name="Mpm10" draw:style-name="Mdp1" style:next-style-name="Página_20_esquerda_20_Cap_20_V">
      <style:header>
        <text:p text:style-name="MP7"><text:span text:style-name="Emphasis"><text:span text:style-name="MT5">Political positions</text:span></text:span></text:p>
      </style:header>
      <style:footer>
        <text:p text:style-name="MP9"><text:page-number text:select-page="current">44</text:page-number></text:p>
      </style:footer>
    </style:master-page>
    <style:master-page style:name="Página_20_direita_20_Cap_20_VI" style:display-name="Página direita Cap VI" style:page-layout-name="Mpm10" draw:style-name="Mdp1" style:next-style-name="Página_20_esquerda_20_Cap_20_VI">
      <style:header>
        <text:p text:style-name="MP10"><text:span text:style-name="Emphasis"><text:span text:style-name="MT5">Unratified statutes</text:span></text:span></text:p>
      </style:header>
      <style:footer>
        <text:p text:style-name="MP2"><text:page-number text:select-page="current">0</text:page-number></text:p>
      </style:footer>
    </style:master-page>
    <style:master-page style:name="Página_20_esquerda_20_Cap_20_I" style:display-name="Página esquerda Cap I" style:page-layout-name="Mpm11" style:next-style-name="Página_20_direita_20_Cap_20_I">
      <style:header>
        <text:p text:style-name="MP11"><text:span text:style-name="MT7"><text:s/></text:span><text:span text:style-name="MT8">General provisions</text:span></text:p>
      </style:header>
      <style:footer>
        <text:p text:style-name="MP12"><text:page-number text:select-page="current">11</text:page-number></text:p>
      </style:footer>
    </style:master-page>
    <style:master-page style:name="Página_20_esquerda_20_Cap_20_II" style:display-name="Página esquerda Cap II" style:page-layout-name="Mpm12" draw:style-name="Mdp1" style:next-style-name="Página_20_direita_20_Cap_20_II">
      <style:header>
        <text:p text:style-name="MP13"><text:span text:style-name="Emphasis"><text:span text:style-name="MT9">Internal organization</text:span></text:span></text:p>
      </style:header>
      <style:footer>
        <text:p text:style-name="MP14"><text:page-number text:select-page="current">34</text:page-number></text:p>
      </style:footer>
    </style:master-page>
    <style:master-page style:name="Página_20_esquerda_20_Cap_20_III" style:display-name="Página esquerda Cap III" style:page-layout-name="Mpm12" draw:style-name="Mdp1" style:next-style-name="Página_20_direita_20_Cap_20_III">
      <style:header>
        <text:p text:style-name="MP15"><text:span text:style-name="Emphasis"><text:span text:style-name="MT5">Unratified statutes</text:span></text:span></text:p>
      </style:header>
      <style:footer>
        <text:p text:style-name="MP16"><text:page-number text:select-page="current">43</text:page-number></text:p>
      </style:footer>
    </style:master-page>
    <style:master-page style:name="Página_20_esquerda_20_Cap_20_IV" style:display-name="Página esquerda Cap IV" style:page-layout-name="Mpm11" style:next-style-name="Página_20_direita_20_Cap_20_IV">
      <style:header>
        <text:p text:style-name="MP8"><text:span text:style-name="Emphasis"><text:span text:style-name="MT10">management</text:span></text:span></text:p>
      </style:header>
      <style:footer>
        <text:p text:style-name="MP16"><text:page-number text:select-page="current">50</text:page-number></text:p>
      </style:footer>
    </style:master-page>
    <style:master-page style:name="Página_20_esquerda_20_Cap_20_V" style:display-name="Página esquerda Cap V" style:page-layout-name="Mpm12" draw:style-name="Mdp1" style:next-style-name="Página_20_direita_20_Cap_20_V">
      <style:header>
        <text:p text:style-name="MP10"><text:span text:style-name="Emphasis"><text:span text:style-name="MT5">Unratified statutes</text:span></text:span></text:p>
      </style:header>
      <style:footer>
        <text:p text:style-name="MP16"><text:page-number text:select-page="current">45</text:page-number></text:p>
      </style:footer>
    </style:master-page>
    <style:master-page style:name="Página_20_esquerda_20_Cap_20_VI" style:display-name="Página esquerda Cap VI" style:page-layout-name="Mpm11" style:next-style-name="Página_20_direita_20_Cap_20_VI">
      <style:header>
        <text:p text:style-name="MP1"><text:span text:style-name="Emphasis"><text:span text:style-name="MT11">temporary</text:span></text:span><text:span text:style-name="Emphasis"><text:span text:style-name="MT1"> provisions</text:span></text:span></text:p>
      </style:header>
      <style:footer>
        <text:p text:style-name="MP16"><text:page-number text:select-page="current">0</text:page-number></text:p>
      </style:footer>
    </style:master-page>
    <style:master-page style:name="Glossário" style:page-layout-name="Mpm13" draw:style-name="Mdp1">
      <style:header>
        <text:p text:style-name="MP7"><text:span text:style-name="Emphasis"><text:span text:style-name="MT5">Glossary</text:span></text:span></text:p>
      </style:header>
      <style:footer>
        <text:p text:style-name="MP17"><text:page-number text:select-page="current">0</text:page-number></text:p>
      </style:footer>
    </style:master-page>
    <style:master-page style:name="Final" style:page-layout-name="Mpm14"/>
    <style:master-page style:name="HTML" style:page-layout-name="Mpm15"/>
    <style:master-page style:name="Footnote" style:page-layout-name="Mpm16"/>
    <style:master-page style:name="Endnote" style:page-layout-name="Mpm16"/>
    <style:master-page style:name="Landscape" style:page-layout-name="Mpm17"/>
    <style:master-page style:name="Sans_20_nom2" style:display-name="Sans nom2" style:page-layout-name="Mpm18">
      <style:footer>
        <text:p text:style-name="MP18">Annexe</text:p>
      </style:footer>
    </style:master-page>
    <style:master-page style:name="Temporary" style:page-layout-name="Mpm19">
      <style:header>
        <text:p text:style-name="MP19">TEMPORARY PROVISIONS</text:p>
      </style:header>
      <style:footer>
        <text:p text:style-name="MP20">ANNEXE A </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9-11-02T10:49:40.10</meta:creation-date>
    <dc:date>2021-08-12T23:57:07.854000000</dc:date>
    <meta:editing-duration>P3DT7H51M37S</meta:editing-duration>
    <meta:editing-cycles>985</meta:editing-cycles>
    <meta:generator>LibreOffice/7.1.3.2$Windows_X86_64 LibreOffice_project/47f78053abe362b9384784d31a6e56f8511eb1c1</meta:generator>
    <meta:document-statistic meta:table-count="1" meta:image-count="0" meta:object-count="0" meta:page-count="68" meta:paragraph-count="703" meta:word-count="11367" meta:character-count="69354" meta:non-whitespace-character-count="58313"/>
  </office:meta>
</office:document-meta>
</file>